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2.0882in"/>
    </style:style>
    <style:style style:name="co4" style:family="table-column">
      <style:table-column-properties fo:break-before="auto" style:column-width="0.9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NumReaders</text:p>
          </table:table-cell>
          <table:table-cell table:style-name="ce1" office:value-type="string">
            <text:p>NumWriters</text:p>
          </table:table-cell>
          <table:table-cell table:style-name="ce1" office:value-type="string">
            <text:p>UltraSpin #1</text:p>
          </table:table-cell>
          <table:table-cell table:style-name="ce1" office:value-type="string">
            <text:p>UltraFast #1</text:p>
          </table:table-cell>
          <table:table-cell table:style-name="ce1" office:value-type="string">
            <text:p>UltraSpin #2</text:p>
          </table:table-cell>
          <table:table-cell table:style-name="ce1" office:value-type="string">
            <text:p>UltraFast #2</text:p>
          </table:table-cell>
          <table:table-cell table:style-name="ce1" office:value-type="string">
            <text:p>UltraSpin #3</text:p>
          </table:table-cell>
          <table:table-cell table:style-name="ce1" office:value-type="string">
            <text:p>UltraFast #3</text:p>
          </table:table-cell>
          <table:table-cell table:style-name="ce1" office:value-type="string">
            <text:p>UltraSpin #4</text:p>
          </table:table-cell>
          <table:table-cell table:style-name="ce1" office:value-type="string">
            <text:p>UltraFast #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6548131">
            <text:p>76548131</text:p>
          </table:table-cell>
          <table:table-cell office:value-type="float" office:value="68126774">
            <text:p>68126774</text:p>
          </table:table-cell>
          <table:table-cell office:value-type="float" office:value="90037713">
            <text:p>90037713</text:p>
          </table:table-cell>
          <table:table-cell office:value-type="float" office:value="71797875">
            <text:p>71797875</text:p>
          </table:table-cell>
          <table:table-cell office:value-type="float" office:value="89477633">
            <text:p>89477633</text:p>
          </table:table-cell>
          <table:table-cell office:value-type="float" office:value="79115071">
            <text:p>79115071</text:p>
          </table:table-cell>
          <table:table-cell office:value-type="float" office:value="32141282">
            <text:p>32141282</text:p>
          </table:table-cell>
          <table:table-cell office:value-type="float" office:value="28028433">
            <text:p>2802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6873836">
            <text:p>136873836</text:p>
          </table:table-cell>
          <table:table-cell office:value-type="float" office:value="108067709">
            <text:p>108067709</text:p>
          </table:table-cell>
          <table:table-cell office:value-type="float" office:value="137812759">
            <text:p>137812759</text:p>
          </table:table-cell>
          <table:table-cell office:value-type="float" office:value="122579611">
            <text:p>122579611</text:p>
          </table:table-cell>
          <table:table-cell office:value-type="float" office:value="145975649">
            <text:p>145975649</text:p>
          </table:table-cell>
          <table:table-cell office:value-type="float" office:value="128030182">
            <text:p>128030182</text:p>
          </table:table-cell>
          <table:table-cell office:value-type="float" office:value="64143722">
            <text:p>64143722</text:p>
          </table:table-cell>
          <table:table-cell office:value-type="float" office:value="55147382">
            <text:p>551473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6852521">
            <text:p>126852521</text:p>
          </table:table-cell>
          <table:table-cell office:value-type="float" office:value="46017535">
            <text:p>46017535</text:p>
          </table:table-cell>
          <table:table-cell office:value-type="float" office:value="130830284">
            <text:p>130830284</text:p>
          </table:table-cell>
          <table:table-cell office:value-type="float" office:value="49290399">
            <text:p>49290399</text:p>
          </table:table-cell>
          <table:table-cell office:value-type="float" office:value="126929288">
            <text:p>126929288</text:p>
          </table:table-cell>
          <table:table-cell office:value-type="float" office:value="48375146">
            <text:p>48375146</text:p>
          </table:table-cell>
          <table:table-cell office:value-type="float" office:value="83604045">
            <text:p>83604045</text:p>
          </table:table-cell>
          <table:table-cell office:value-type="float" office:value="45869271">
            <text:p>458692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7916268">
            <text:p>187916268</text:p>
          </table:table-cell>
          <table:table-cell office:value-type="float" office:value="61050959">
            <text:p>61050959</text:p>
          </table:table-cell>
          <table:table-cell office:value-type="float" office:value="175325953">
            <text:p>175325953</text:p>
          </table:table-cell>
          <table:table-cell office:value-type="float" office:value="60748285">
            <text:p>60748285</text:p>
          </table:table-cell>
          <table:table-cell office:value-type="float" office:value="182365120">
            <text:p>182365120</text:p>
          </table:table-cell>
          <table:table-cell office:value-type="float" office:value="167548784">
            <text:p>167548784</text:p>
          </table:table-cell>
          <table:table-cell office:value-type="float" office:value="91500961">
            <text:p>91500961</text:p>
          </table:table-cell>
          <table:table-cell office:value-type="float" office:value="36333981">
            <text:p>363339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9454138">
            <text:p>209454138</text:p>
          </table:table-cell>
          <table:table-cell office:value-type="float" office:value="114717721">
            <text:p>114717721</text:p>
          </table:table-cell>
          <table:table-cell office:value-type="float" office:value="193458641">
            <text:p>193458641</text:p>
          </table:table-cell>
          <table:table-cell office:value-type="float" office:value="109316973">
            <text:p>109316973</text:p>
          </table:table-cell>
          <table:table-cell office:value-type="float" office:value="211207969">
            <text:p>211207969</text:p>
          </table:table-cell>
          <table:table-cell office:value-type="float" office:value="110473018">
            <text:p>110473018</text:p>
          </table:table-cell>
          <table:table-cell office:value-type="float" office:value="118899580">
            <text:p>118899580</text:p>
          </table:table-cell>
          <table:table-cell office:value-type="float" office:value="64526114">
            <text:p>6452611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8295080">
            <text:p>238295080</text:p>
          </table:table-cell>
          <table:table-cell office:value-type="float" office:value="154449239">
            <text:p>154449239</text:p>
          </table:table-cell>
          <table:table-cell office:value-type="float" office:value="247825160">
            <text:p>247825160</text:p>
          </table:table-cell>
          <table:table-cell office:value-type="float" office:value="134973451">
            <text:p>134973451</text:p>
          </table:table-cell>
          <table:table-cell office:value-type="float" office:value="243183972">
            <text:p>243183972</text:p>
          </table:table-cell>
          <table:table-cell office:value-type="float" office:value="167635665">
            <text:p>167635665</text:p>
          </table:table-cell>
          <table:table-cell office:value-type="float" office:value="136973952">
            <text:p>136973952</text:p>
          </table:table-cell>
          <table:table-cell office:value-type="float" office:value="68521688">
            <text:p>68521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9501986">
            <text:p>249501986</text:p>
          </table:table-cell>
          <table:table-cell office:value-type="float" office:value="142747234">
            <text:p>142747234</text:p>
          </table:table-cell>
          <table:table-cell office:value-type="float" office:value="251561591">
            <text:p>251561591</text:p>
          </table:table-cell>
          <table:table-cell office:value-type="float" office:value="149412051">
            <text:p>149412051</text:p>
          </table:table-cell>
          <table:table-cell office:value-type="float" office:value="255801246">
            <text:p>255801246</text:p>
          </table:table-cell>
          <table:table-cell office:value-type="float" office:value="184770190">
            <text:p>184770190</text:p>
          </table:table-cell>
          <table:table-cell office:value-type="float" office:value="142981767">
            <text:p>142981767</text:p>
          </table:table-cell>
          <table:table-cell office:value-type="float" office:value="83164461">
            <text:p>8316446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69058842">
            <text:p>269058842</text:p>
          </table:table-cell>
          <table:table-cell office:value-type="float" office:value="133340546">
            <text:p>133340546</text:p>
          </table:table-cell>
          <table:table-cell office:value-type="float" office:value="267277553">
            <text:p>267277553</text:p>
          </table:table-cell>
          <table:table-cell office:value-type="float" office:value="176556385">
            <text:p>176556385</text:p>
          </table:table-cell>
          <table:table-cell office:value-type="float" office:value="245942543">
            <text:p>245942543</text:p>
          </table:table-cell>
          <table:table-cell office:value-type="float" office:value="147667164">
            <text:p>147667164</text:p>
          </table:table-cell>
          <table:table-cell office:value-type="float" office:value="144071053">
            <text:p>144071053</text:p>
          </table:table-cell>
          <table:table-cell office:value-type="float" office:value="96728806">
            <text:p>96728806</text:p>
          </table:table-cell>
        </table:table-row>
        <table:table-row table:style-name="ro1">
          <table:table-cell table:number-columns-repeated="6"/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  <table:table-cell office:value-type="string">
            <text:p>m_writeRequested in own $ line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power mode = full tilt</text:p>
          </table:table-cell>
          <table:table-cell table:number-columns-repeated="2" office:value-type="string">
            <text:p>power mode = balanced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>
            <draw:frame table:end-cell-address="Sheet1.G41" table:end-x="0.45in" table:end-y="0.0244in" draw:z-index="0" draw:style-name="gr1" svg:width="4.0394in" svg:height="2.7508in" svg:x="0.8555in" svg:y="0.1185in">
              <draw:object draw:notify-on-update-of-ranges="Sheet1.G1:Sheet1.G1 Sheet1.G2:Sheet1.G9 Sheet1.H1:Sheet1.H1 Sheet1.H2:Sheet1.H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0.6476in" table:end-y="0.1311in" draw:z-index="1" draw:style-name="gr1" svg:width="3.7209in" svg:height="2.7504in" svg:x="0.4831in" svg:y="0.0476in">
              <draw:object draw:notify-on-update-of-ranges="Sheet1.I1:Sheet1.I1 Sheet1.I2:Sheet1.I9 Sheet1.J1:Sheet1.J1 Sheet1.J2:Sheet1.J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ltraSpin OSTGV w0</text:p>
          </table:table-cell>
          <table:table-cell office:value-type="float" office:value="88765124">
            <text:p>88765124</text:p>
          </table:table-cell>
          <table:table-cell office:value-type="float" office:value="155168826">
            <text:p>155168826</text:p>
          </table:table-cell>
          <table:table-cell office:value-type="float" office:value="182783488">
            <text:p>182783488</text:p>
          </table:table-cell>
          <table:table-cell office:value-type="float" office:value="233500192">
            <text:p>233500192</text:p>
          </table:table-cell>
          <table:table-cell office:value-type="float" office:value="268571475">
            <text:p>268571475</text:p>
          </table:table-cell>
          <table:table-cell office:value-type="float" office:value="281166987">
            <text:p>281166987</text:p>
          </table:table-cell>
          <table:table-cell office:value-type="float" office:value="286789251">
            <text:p>286789251</text:p>
          </table:table-cell>
          <table:table-cell office:value-type="float" office:value="321234374">
            <text:p>321234374</text:p>
          </table:table-cell>
          <table:table-cell office:value-type="float" office:value="323090209">
            <text:p>323090209</text:p>
          </table:table-cell>
          <table:table-cell office:value-type="float" office:value="265527554">
            <text:p>265527554</text:p>
          </table:table-cell>
          <table:table-cell office:value-type="float" office:value="283754718">
            <text:p>283754718</text:p>
          </table:table-cell>
          <table:table-cell office:value-type="float" office:value="287328878">
            <text:p>287328878</text:p>
          </table:table-cell>
          <table:table-cell/>
        </table:table-row>
        <table:table-row table:style-name="ro1">
          <table:table-cell office:value-type="string">
            <text:p>UltraFast OSTGV w0</text:p>
          </table:table-cell>
          <table:table-cell office:value-type="float" office:value="75405136">
            <text:p>75405136</text:p>
          </table:table-cell>
          <table:table-cell office:value-type="float" office:value="90248845">
            <text:p>90248845</text:p>
          </table:table-cell>
          <table:table-cell office:value-type="float" office:value="144958657">
            <text:p>144958657</text:p>
          </table:table-cell>
          <table:table-cell office:value-type="float" office:value="94582937">
            <text:p>94582937</text:p>
          </table:table-cell>
          <table:table-cell office:value-type="float" office:value="145267280">
            <text:p>145267280</text:p>
          </table:table-cell>
          <table:table-cell office:value-type="float" office:value="159167200">
            <text:p>159167200</text:p>
          </table:table-cell>
          <table:table-cell office:value-type="float" office:value="166619139">
            <text:p>166619139</text:p>
          </table:table-cell>
          <table:table-cell office:value-type="float" office:value="153806912">
            <text:p>153806912</text:p>
          </table:table-cell>
          <table:table-cell office:value-type="float" office:value="216221349">
            <text:p>216221349</text:p>
          </table:table-cell>
          <table:table-cell office:value-type="float" office:value="171417962">
            <text:p>171417962</text:p>
          </table:table-cell>
          <table:table-cell office:value-type="float" office:value="214534027">
            <text:p>214534027</text:p>
          </table:table-cell>
          <table:table-cell office:value-type="float" office:value="190495495">
            <text:p>190495495</text:p>
          </table:table-cell>
          <table:table-cell/>
        </table:table-row>
        <table:table-row table:style-name="ro1">
          <table:table-cell office:value-type="string">
            <text:p>UltraSpin ITGV w0</text:p>
          </table:table-cell>
          <table:table-cell office:value-type="float" office:value="110470983">
            <text:p>110470983</text:p>
          </table:table-cell>
          <table:table-cell office:value-type="float" office:value="184330835.5">
            <text:p>184330835.5</text:p>
          </table:table-cell>
          <table:table-cell office:value-type="float" office:value="239206301.5">
            <text:p>239206301.5</text:p>
          </table:table-cell>
          <table:table-cell office:value-type="float" office:value="307080880">
            <text:p>307080880</text:p>
          </table:table-cell>
          <table:table-cell office:value-type="float" office:value="361669627">
            <text:p>361669627</text:p>
          </table:table-cell>
          <table:table-cell office:value-type="float" office:value="440880314">
            <text:p>440880314</text:p>
          </table:table-cell>
          <table:table-cell office:value-type="float" office:value="496217800.5">
            <text:p>496217800.5</text:p>
          </table:table-cell>
          <table:table-cell office:value-type="float" office:value="525650250.5">
            <text:p>525650250.5</text:p>
          </table:table-cell>
          <table:table-cell office:value-type="float" office:value="537790001.5">
            <text:p>537790001.5</text:p>
          </table:table-cell>
          <table:table-cell office:value-type="float" office:value="538530512.5">
            <text:p>538530512.5</text:p>
          </table:table-cell>
          <table:table-cell office:value-type="float" office:value="545042007">
            <text:p>545042007</text:p>
          </table:table-cell>
          <table:table-cell office:value-type="float" office:value="523538090.5">
            <text:p>523538090.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0</text:p>
          </table:table-cell>
          <table:table-cell office:value-type="float" office:value="112026630">
            <text:p>112026630</text:p>
          </table:table-cell>
          <table:table-cell office:value-type="float" office:value="181382963.5">
            <text:p>181382963.5</text:p>
          </table:table-cell>
          <table:table-cell office:value-type="float" office:value="224182283.5">
            <text:p>224182283.5</text:p>
          </table:table-cell>
          <table:table-cell office:value-type="float" office:value="290768439.5">
            <text:p>290768439.5</text:p>
          </table:table-cell>
          <table:table-cell office:value-type="float" office:value="350279975">
            <text:p>350279975</text:p>
          </table:table-cell>
          <table:table-cell office:value-type="float" office:value="412066769.5">
            <text:p>412066769.5</text:p>
          </table:table-cell>
          <table:table-cell office:value-type="float" office:value="458821100.5">
            <text:p>458821100.5</text:p>
          </table:table-cell>
          <table:table-cell office:value-type="float" office:value="496774951">
            <text:p>496774951</text:p>
          </table:table-cell>
          <table:table-cell office:value-type="float" office:value="499417250">
            <text:p>499417250</text:p>
          </table:table-cell>
          <table:table-cell office:value-type="float" office:value="498361792.5">
            <text:p>498361792.5</text:p>
          </table:table-cell>
          <table:table-cell office:value-type="float" office:value="494583556">
            <text:p>494583556</text:p>
          </table:table-cell>
          <table:table-cell office:value-type="float" office:value="507436558">
            <text:p>5074365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0 ctd</text:p>
          </table:table-cell>
          <table:table-cell office:value-type="float" office:value="197078351">
            <text:p>197078351</text:p>
          </table:table-cell>
          <table:table-cell office:value-type="float" office:value="341739456">
            <text:p>341739456</text:p>
          </table:table-cell>
          <table:table-cell office:value-type="float" office:value="430066098">
            <text:p>430066098</text:p>
          </table:table-cell>
          <table:table-cell office:value-type="float" office:value="553749022">
            <text:p>553749022</text:p>
          </table:table-cell>
          <table:table-cell office:value-type="float" office:value="624935501">
            <text:p>624935501</text:p>
          </table:table-cell>
          <table:table-cell office:value-type="float" office:value="738174005">
            <text:p>738174005</text:p>
          </table:table-cell>
          <table:table-cell office:value-type="float" office:value="831684550">
            <text:p>831684550</text:p>
          </table:table-cell>
          <table:table-cell office:value-type="float" office:value="935047795">
            <text:p>935047795</text:p>
          </table:table-cell>
          <table:table-cell office:value-type="float" office:value="967807843">
            <text:p>967807843</text:p>
          </table:table-cell>
          <table:table-cell office:value-type="float" office:value="907783630">
            <text:p>907783630</text:p>
          </table:table-cell>
          <table:table-cell office:value-type="float" office:value="902415308">
            <text:p>902415308</text:p>
          </table:table-cell>
          <table:table-cell office:value-type="float" office:value="902954846">
            <text:p>902954846</text:p>
          </table:table-cell>
          <table:table-cell/>
        </table:table-row>
        <table:table-row table:style-name="ro1">
          <table:table-cell office:value-type="string">
            <text:p>UltraFast ITGV w0 ctd</text:p>
          </table:table-cell>
          <table:table-cell office:value-type="float" office:value="185592641">
            <text:p>185592641</text:p>
          </table:table-cell>
          <table:table-cell office:value-type="float" office:value="324963298">
            <text:p>324963298</text:p>
          </table:table-cell>
          <table:table-cell office:value-type="float" office:value="405911757">
            <text:p>405911757</text:p>
          </table:table-cell>
          <table:table-cell office:value-type="float" office:value="490036743">
            <text:p>490036743</text:p>
          </table:table-cell>
          <table:table-cell office:value-type="float" office:value="567379708">
            <text:p>567379708</text:p>
          </table:table-cell>
          <table:table-cell office:value-type="float" office:value="640187885">
            <text:p>640187885</text:p>
          </table:table-cell>
          <table:table-cell office:value-type="float" office:value="702871937">
            <text:p>702871937</text:p>
          </table:table-cell>
          <table:table-cell office:value-type="float" office:value="785151133">
            <text:p>785151133</text:p>
          </table:table-cell>
          <table:table-cell office:value-type="float" office:value="755706551">
            <text:p>755706551</text:p>
          </table:table-cell>
          <table:table-cell office:value-type="float" office:value="777191418">
            <text:p>777191418</text:p>
          </table:table-cell>
          <table:table-cell office:value-type="float" office:value="784935864">
            <text:p>784935864</text:p>
          </table:table-cell>
          <table:table-cell office:value-type="float" office:value="807132346">
            <text:p>807132346</text:p>
          </table:table-cell>
          <table:table-cell/>
        </table:table-row>
        <table:table-row table:style-name="ro1">
          <table:table-cell office:value-type="string">
            <text:p>UltraSpin ITGV w1</text:p>
          </table:table-cell>
          <table:table-cell office:value-type="float" office:value="134490">
            <text:p>134490</text:p>
          </table:table-cell>
          <table:table-cell office:value-type="float" office:value="495205">
            <text:p>495205</text:p>
          </table:table-cell>
          <table:table-cell office:value-type="float" office:value="568755">
            <text:p>568755</text:p>
          </table:table-cell>
          <table:table-cell office:value-type="float" office:value="1932660">
            <text:p>1932660</text:p>
          </table:table-cell>
          <table:table-cell office:value-type="float" office:value="1421360">
            <text:p>1421360</text:p>
          </table:table-cell>
          <table:table-cell office:value-type="float" office:value="36807295">
            <text:p>36807295</text:p>
          </table:table-cell>
          <table:table-cell office:value-type="float" office:value="1466460">
            <text:p>1466460</text:p>
          </table:table-cell>
          <table:table-cell office:value-type="float" office:value="6050570">
            <text:p>6050570</text:p>
          </table:table-cell>
          <table:table-cell office:value-type="float" office:value="3682870">
            <text:p>3682870</text:p>
          </table:table-cell>
          <table:table-cell office:value-type="float" office:value="3862460">
            <text:p>3862460</text:p>
          </table:table-cell>
          <table:table-cell office:value-type="float" office:value="4053610">
            <text:p>4053610</text:p>
          </table:table-cell>
          <table:table-cell office:value-type="float" office:value="48812445">
            <text:p>488124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1</text:p>
          </table:table-cell>
          <table:table-cell office:value-type="float" office:value="8749860">
            <text:p>8749860</text:p>
          </table:table-cell>
          <table:table-cell office:value-type="float" office:value="12376570">
            <text:p>12376570</text:p>
          </table:table-cell>
          <table:table-cell office:value-type="float" office:value="63794935">
            <text:p>63794935</text:p>
          </table:table-cell>
          <table:table-cell office:value-type="float" office:value="25590045">
            <text:p>25590045</text:p>
          </table:table-cell>
          <table:table-cell office:value-type="float" office:value="58616090">
            <text:p>58616090</text:p>
          </table:table-cell>
          <table:table-cell office:value-type="float" office:value="102119265">
            <text:p>102119265</text:p>
          </table:table-cell>
          <table:table-cell office:value-type="float" office:value="106399785">
            <text:p>106399785</text:p>
          </table:table-cell>
          <table:table-cell office:value-type="float" office:value="202019100">
            <text:p>202019100</text:p>
          </table:table-cell>
          <table:table-cell office:value-type="float" office:value="174983030">
            <text:p>174983030</text:p>
          </table:table-cell>
          <table:table-cell office:value-type="float" office:value="186801670">
            <text:p>186801670</text:p>
          </table:table-cell>
          <table:table-cell office:value-type="float" office:value="310780750">
            <text:p>310780750</text:p>
          </table:table-cell>
          <table:table-cell office:value-type="float" office:value="288458010">
            <text:p>28845801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</text:p>
          </table:table-cell>
          <table:table-cell office:value-type="float" office:value="2445829">
            <text:p>2445829</text:p>
          </table:table-cell>
          <table:table-cell office:value-type="float" office:value="2249826">
            <text:p>2249826</text:p>
          </table:table-cell>
          <table:table-cell office:value-type="float" office:value="1879589">
            <text:p>1879589</text:p>
          </table:table-cell>
          <table:table-cell office:value-type="float" office:value="7673389">
            <text:p>7673389</text:p>
          </table:table-cell>
          <table:table-cell office:value-type="float" office:value="25441961">
            <text:p>25441961</text:p>
          </table:table-cell>
          <table:table-cell office:value-type="float" office:value="35774196">
            <text:p>35774196</text:p>
          </table:table-cell>
          <table:table-cell office:value-type="float" office:value="64999660">
            <text:p>64999660</text:p>
          </table:table-cell>
          <table:table-cell office:value-type="float" office:value="6352483">
            <text:p>6352483</text:p>
          </table:table-cell>
          <table:table-cell office:value-type="float" office:value="165179145">
            <text:p>165179145</text:p>
          </table:table-cell>
          <table:table-cell office:value-type="float" office:value="244008374">
            <text:p>244008374</text:p>
          </table:table-cell>
          <table:table-cell office:value-type="float" office:value="128983564">
            <text:p>128983564</text:p>
          </table:table-cell>
          <table:table-cell office:value-type="float" office:value="147884272">
            <text:p>1478842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</text:p>
          </table:table-cell>
          <table:table-cell office:value-type="float" office:value="19899916">
            <text:p>19899916</text:p>
          </table:table-cell>
          <table:table-cell office:value-type="float" office:value="29232210">
            <text:p>29232210</text:p>
          </table:table-cell>
          <table:table-cell office:value-type="float" office:value="30677462">
            <text:p>30677462</text:p>
          </table:table-cell>
          <table:table-cell office:value-type="float" office:value="42848500">
            <text:p>42848500</text:p>
          </table:table-cell>
          <table:table-cell office:value-type="float" office:value="55566088">
            <text:p>55566088</text:p>
          </table:table-cell>
          <table:table-cell office:value-type="float" office:value="61846908">
            <text:p>61846908</text:p>
          </table:table-cell>
          <table:table-cell office:value-type="float" office:value="95022556">
            <text:p>95022556</text:p>
          </table:table-cell>
          <table:table-cell office:value-type="float" office:value="164252388">
            <text:p>164252388</text:p>
          </table:table-cell>
          <table:table-cell office:value-type="float" office:value="212532982">
            <text:p>212532982</text:p>
          </table:table-cell>
          <table:table-cell office:value-type="float" office:value="265805707">
            <text:p>265805707</text:p>
          </table:table-cell>
          <table:table-cell office:value-type="float" office:value="251345085">
            <text:p>251345085</text:p>
          </table:table-cell>
          <table:table-cell office:value-type="float" office:value="251273780">
            <text:p>251273780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Spin ITGV w2 ctd</text:p>
          </table:table-cell>
          <table:table-cell office:value-type="float" office:value="1406193">
            <text:p>1406193</text:p>
          </table:table-cell>
          <table:table-cell office:value-type="float" office:value="3744960">
            <text:p>3744960</text:p>
          </table:table-cell>
          <table:table-cell office:value-type="float" office:value="3471962">
            <text:p>3471962</text:p>
          </table:table-cell>
          <table:table-cell office:value-type="float" office:value="15475009">
            <text:p>15475009</text:p>
          </table:table-cell>
          <table:table-cell office:value-type="float" office:value="26923982">
            <text:p>26923982</text:p>
          </table:table-cell>
          <table:table-cell office:value-type="float" office:value="36533880">
            <text:p>36533880</text:p>
          </table:table-cell>
          <table:table-cell office:value-type="float" office:value="55905255">
            <text:p>55905255</text:p>
          </table:table-cell>
          <table:table-cell office:value-type="float" office:value="153612450">
            <text:p>153612450</text:p>
          </table:table-cell>
          <table:table-cell office:value-type="float" office:value="133728372">
            <text:p>133728372</text:p>
          </table:table-cell>
          <table:table-cell office:value-type="float" office:value="309507469">
            <text:p>309507469</text:p>
          </table:table-cell>
          <table:table-cell office:value-type="float" office:value="539147465">
            <text:p>539147465</text:p>
          </table:table-cell>
          <table:table-cell office:value-type="float" office:value="86019222">
            <text:p>860192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UltraFast ITGV w2 ctd</text:p>
          </table:table-cell>
          <table:table-cell office:value-type="float" office:value="32270229">
            <text:p>32270229</text:p>
          </table:table-cell>
          <table:table-cell office:value-type="float" office:value="25330258">
            <text:p>25330258</text:p>
          </table:table-cell>
          <table:table-cell office:value-type="float" office:value="45393643">
            <text:p>45393643</text:p>
          </table:table-cell>
          <table:table-cell office:value-type="float" office:value="56841412">
            <text:p>56841412</text:p>
          </table:table-cell>
          <table:table-cell office:value-type="float" office:value="77877432">
            <text:p>77877432</text:p>
          </table:table-cell>
          <table:table-cell office:value-type="float" office:value="89906054">
            <text:p>89906054</text:p>
          </table:table-cell>
          <table:table-cell office:value-type="float" office:value="122743353">
            <text:p>122743353</text:p>
          </table:table-cell>
          <table:table-cell office:value-type="float" office:value="293529013">
            <text:p>293529013</text:p>
          </table:table-cell>
          <table:table-cell office:value-type="float" office:value="341285598">
            <text:p>341285598</text:p>
          </table:table-cell>
          <table:table-cell office:value-type="float" office:value="403179444">
            <text:p>403179444</text:p>
          </table:table-cell>
          <table:table-cell office:value-type="float" office:value="363236670">
            <text:p>363236670</text:p>
          </table:table-cell>
          <table:table-cell office:value-type="float" office:value="435214031">
            <text:p>435214031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13"/>
          <table:table-cell office:value-type="string">
            <text:p><text:s/></text:p>
          </table:table-cell>
        </table:table-row>
        <table:table-row table:style-name="ro1">
          <table:table-cell>
            <draw:frame table:end-cell-address="Sheet2.M45" table:end-x="0.872in" table:end-y="0.1043in" draw:z-index="0" draw:style-name="gr1" svg:width="12.0567in" svg:height="5.1528in" svg:x="0.0437in" svg:y="0.1079in">
              <draw:object draw:notify-on-update-of-ranges="Sheet2.A3:Sheet2.A3 Sheet2.B3:Sheet2.M3 Sheet2.A4:Sheet2.A4 Sheet2.B4:Sheet2.M4 Sheet2.A5:Sheet2.A5 Sheet2.B5:Sheet2.M5 Sheet2.A6:Sheet2.A6 Sheet2.B6:Sheet2.M6 Sheet2.A7:Sheet2.A7 Sheet2.B7:Sheet2.M7 Sheet2.A8:Sheet2.A8 Sheet2.B8:Sheet2.M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2"/>
          <table:table-cell office:value-type="string">
            <text:p><text:s/></text:p>
          </table:table-cell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>
            <draw:frame table:end-cell-address="Sheet2.M73" table:end-x="0.8602in" table:end-y="0.1567in" draw:z-index="1" draw:style-name="gr1" svg:width="12.0339in" svg:height="4.7378in" svg:x="0.0547in" svg:y="0.0421in">
              <draw:object draw:notify-on-update-of-ranges="Sheet2.A9:Sheet2.A9 Sheet2.B9:Sheet2.M9 Sheet2.A10:Sheet2.A10 Sheet2.B10:Sheet2.M10 Sheet2.A11:Sheet2.A11 Sheet2.B11:Sheet2.M11 Sheet2.A12:Sheet2.A12 Sheet2.B12:Sheet2.M12 Sheet2.A13:Sheet2.A13 Sheet2.B13:Sheet2.M13 Sheet2.A14:Sheet2.A14 Sheet2.B14:Sheet2.M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Sheet3" table:style-name="ta1" table:print="false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UltraSpinReadWriteMutex rps</text:p>
          </table:table-cell>
          <table:table-cell office:value-type="float" office:value="200983818">
            <text:p>200983818</text:p>
          </table:table-cell>
          <table:table-cell office:value-type="float" office:value="334720194">
            <text:p>334720194</text:p>
          </table:table-cell>
          <table:table-cell office:value-type="float" office:value="424826087">
            <text:p>424826087</text:p>
          </table:table-cell>
          <table:table-cell office:value-type="float" office:value="567735863">
            <text:p>567735863</text:p>
          </table:table-cell>
          <table:table-cell office:value-type="float" office:value="657269491">
            <text:p>657269491</text:p>
          </table:table-cell>
          <table:table-cell office:value-type="float" office:value="752800572">
            <text:p>752800572</text:p>
          </table:table-cell>
          <table:table-cell office:value-type="float" office:value="839825926">
            <text:p>839825926</text:p>
          </table:table-cell>
          <table:table-cell office:value-type="float" office:value="927894029">
            <text:p>927894029</text:p>
          </table:table-cell>
          <table:table-cell office:value-type="float" office:value="62897">
            <text:p>62897</text:p>
          </table:table-cell>
          <table:table-cell office:value-type="float" office:value="223100">
            <text:p>223100</text:p>
          </table:table-cell>
          <table:table-cell office:value-type="float" office:value="20026455">
            <text:p>20026455</text:p>
          </table:table-cell>
          <table:table-cell office:value-type="float" office:value="30748213">
            <text:p>30748213</text:p>
          </table:table-cell>
          <table:table-cell office:value-type="float" office:value="41524192">
            <text:p>41524192</text:p>
          </table:table-cell>
          <table:table-cell office:value-type="float" office:value="150384644">
            <text:p>150384644</text:p>
          </table:table-cell>
          <table:table-cell office:value-type="float" office:value="230424437">
            <text:p>230424437</text:p>
          </table:table-cell>
          <table:table-cell office:value-type="float" office:value="294503132">
            <text:p>29450313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97121905">
            <text:p>197121905</text:p>
          </table:table-cell>
          <table:table-cell office:value-type="float" office:value="321232407">
            <text:p>321232407</text:p>
          </table:table-cell>
          <table:table-cell office:value-type="float" office:value="389362936">
            <text:p>389362936</text:p>
          </table:table-cell>
          <table:table-cell office:value-type="float" office:value="498343866">
            <text:p>498343866</text:p>
          </table:table-cell>
          <table:table-cell office:value-type="float" office:value="581124771">
            <text:p>581124771</text:p>
          </table:table-cell>
          <table:table-cell office:value-type="float" office:value="636807041">
            <text:p>636807041</text:p>
          </table:table-cell>
          <table:table-cell office:value-type="float" office:value="699306426">
            <text:p>699306426</text:p>
          </table:table-cell>
          <table:table-cell office:value-type="float" office:value="777020446">
            <text:p>777020446</text:p>
          </table:table-cell>
          <table:table-cell office:value-type="float" office:value="4945630">
            <text:p>4945630</text:p>
          </table:table-cell>
          <table:table-cell office:value-type="float" office:value="21844874">
            <text:p>21844874</text:p>
          </table:table-cell>
          <table:table-cell office:value-type="float" office:value="48229788">
            <text:p>48229788</text:p>
          </table:table-cell>
          <table:table-cell office:value-type="float" office:value="49775749">
            <text:p>49775749</text:p>
          </table:table-cell>
          <table:table-cell office:value-type="float" office:value="80687790">
            <text:p>80687790</text:p>
          </table:table-cell>
          <table:table-cell office:value-type="float" office:value="141842220">
            <text:p>141842220</text:p>
          </table:table-cell>
          <table:table-cell office:value-type="float" office:value="118854566">
            <text:p>118854566</text:p>
          </table:table-cell>
          <table:table-cell office:value-type="float" office:value="353012051">
            <text:p>353012051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8183117">
            <text:p>198183117</text:p>
          </table:table-cell>
          <table:table-cell office:value-type="float" office:value="315183322">
            <text:p>315183322</text:p>
          </table:table-cell>
          <table:table-cell office:value-type="float" office:value="394987358">
            <text:p>394987358</text:p>
          </table:table-cell>
          <table:table-cell office:value-type="float" office:value="521399592">
            <text:p>521399592</text:p>
          </table:table-cell>
          <table:table-cell office:value-type="float" office:value="578971621">
            <text:p>578971621</text:p>
          </table:table-cell>
          <table:table-cell office:value-type="float" office:value="658836385">
            <text:p>658836385</text:p>
          </table:table-cell>
          <table:table-cell office:value-type="float" office:value="713768066">
            <text:p>713768066</text:p>
          </table:table-cell>
          <table:table-cell office:value-type="float" office:value="793919962">
            <text:p>793919962</text:p>
          </table:table-cell>
          <table:table-cell office:value-type="float" office:value="28686616">
            <text:p>28686616</text:p>
          </table:table-cell>
          <table:table-cell office:value-type="float" office:value="59663150">
            <text:p>59663150</text:p>
          </table:table-cell>
          <table:table-cell office:value-type="float" office:value="113743018">
            <text:p>113743018</text:p>
          </table:table-cell>
          <table:table-cell office:value-type="float" office:value="144348950">
            <text:p>144348950</text:p>
          </table:table-cell>
          <table:table-cell office:value-type="float" office:value="179570538">
            <text:p>179570538</text:p>
          </table:table-cell>
          <table:table-cell office:value-type="float" office:value="201662321">
            <text:p>201662321</text:p>
          </table:table-cell>
          <table:table-cell office:value-type="float" office:value="240534119">
            <text:p>240534119</text:p>
          </table:table-cell>
          <table:table-cell office:value-type="float" office:value="799482502">
            <text:p>799482502</text:p>
          </table:table-cell>
        </table:table-row>
        <table:table-row table:style-name="ro1">
          <table:table-cell office:value-type="string">
            <text:p>FastFairReadWriteMutex rps</text:p>
          </table:table-cell>
          <table:table-cell office:value-type="float" office:value="176953529">
            <text:p>176953529</text:p>
          </table:table-cell>
          <table:table-cell office:value-type="float" office:value="292551972">
            <text:p>292551972</text:p>
          </table:table-cell>
          <table:table-cell office:value-type="float" office:value="231294352">
            <text:p>231294352</text:p>
          </table:table-cell>
          <table:table-cell office:value-type="float" office:value="462103666">
            <text:p>462103666</text:p>
          </table:table-cell>
          <table:table-cell office:value-type="float" office:value="337109704">
            <text:p>337109704</text:p>
          </table:table-cell>
          <table:table-cell office:value-type="float" office:value="552191220">
            <text:p>552191220</text:p>
          </table:table-cell>
          <table:table-cell office:value-type="float" office:value="568854266">
            <text:p>568854266</text:p>
          </table:table-cell>
          <table:table-cell office:value-type="float" office:value="455659967">
            <text:p>455659967</text:p>
          </table:table-cell>
          <table:table-cell office:value-type="float" office:value="1086413">
            <text:p>1086413</text:p>
          </table:table-cell>
          <table:table-cell office:value-type="float" office:value="1155904">
            <text:p>1155904</text:p>
          </table:table-cell>
          <table:table-cell office:value-type="float" office:value="950602">
            <text:p>950602</text:p>
          </table:table-cell>
          <table:table-cell office:value-type="float" office:value="853572">
            <text:p>853572</text:p>
          </table:table-cell>
          <table:table-cell office:value-type="float" office:value="825279">
            <text:p>825279</text:p>
          </table:table-cell>
          <table:table-cell office:value-type="float" office:value="611016">
            <text:p>611016</text:p>
          </table:table-cell>
          <table:table-cell office:value-type="float" office:value="683198">
            <text:p>683198</text:p>
          </table:table-cell>
          <table:table-cell office:value-type="float" office:value="672594">
            <text:p>672594</text:p>
          </table:table-cell>
        </table:table-row>
        <table:table-row table:style-name="ro1">
          <table:table-cell office:value-type="string">
            <text:p>UltraSpin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22665">
            <text:p>22665</text:p>
          </table:table-cell>
          <table:table-cell office:value-type="float" office:value="9475">
            <text:p>9475</text:p>
          </table:table-cell>
          <table:table-cell office:value-type="float" office:value="5082">
            <text:p>5082</text:p>
          </table:table-cell>
          <table:table-cell office:value-type="float" office:value="3569">
            <text:p>3569</text:p>
          </table:table-cell>
          <table:table-cell office:value-type="float" office:value="3683">
            <text:p>3683</text:p>
          </table:table-cell>
          <table:table-cell office:value-type="float" office:value="2544">
            <text:p>2544</text:p>
          </table:table-cell>
          <table:table-cell office:value-type="float" office:value="1433">
            <text:p>1433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1875161">
            <text:p>1875161</text:p>
          </table:table-cell>
          <table:table-cell office:value-type="float" office:value="959421">
            <text:p>959421</text:p>
          </table:table-cell>
          <table:table-cell office:value-type="float" office:value="590741">
            <text:p>590741</text:p>
          </table:table-cell>
          <table:table-cell office:value-type="float" office:value="499949">
            <text:p>499949</text:p>
          </table:table-cell>
          <table:table-cell office:value-type="float" office:value="326713">
            <text:p>326713</text:p>
          </table:table-cell>
          <table:table-cell office:value-type="float" office:value="232072">
            <text:p>232072</text:p>
          </table:table-cell>
          <table:table-cell office:value-type="float" office:value="199828">
            <text:p>199828</text:p>
          </table:table-cell>
          <table:table-cell office:value-type="float" office:value="119671">
            <text:p>11967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227535">
            <text:p>9227535</text:p>
          </table:table-cell>
          <table:table-cell office:value-type="float" office:value="8455006">
            <text:p>8455006</text:p>
          </table:table-cell>
          <table:table-cell office:value-type="float" office:value="3413942">
            <text:p>3413942</text:p>
          </table:table-cell>
          <table:table-cell office:value-type="float" office:value="3382534">
            <text:p>3382534</text:p>
          </table:table-cell>
          <table:table-cell office:value-type="float" office:value="2710216">
            <text:p>2710216</text:p>
          </table:table-cell>
          <table:table-cell office:value-type="float" office:value="2636308">
            <text:p>2636308</text:p>
          </table:table-cell>
          <table:table-cell office:value-type="float" office:value="2172227">
            <text:p>2172227</text:p>
          </table:table-cell>
          <table:table-cell office:value-type="float" office:value="4674">
            <text:p>4674</text:p>
          </table:table-cell>
        </table:table-row>
        <table:table-row table:style-name="ro1">
          <table:table-cell office:value-type="string">
            <text:p>FastFairReadWriteMutex wps</text:p>
          </table:table-cell>
          <table:table-cell table:number-columns-repeated="8" office:value-type="float" office:value="0">
            <text:p>0</text:p>
          </table:table-cell>
          <table:table-cell office:value-type="float" office:value="979074">
            <text:p>979074</text:p>
          </table:table-cell>
          <table:table-cell office:value-type="float" office:value="4330530">
            <text:p>4330530</text:p>
          </table:table-cell>
          <table:table-cell office:value-type="float" office:value="2987028">
            <text:p>2987028</text:p>
          </table:table-cell>
          <table:table-cell office:value-type="float" office:value="3037578">
            <text:p>3037578</text:p>
          </table:table-cell>
          <table:table-cell office:value-type="float" office:value="2905806">
            <text:p>2905806</text:p>
          </table:table-cell>
          <table:table-cell office:value-type="float" office:value="3007466">
            <text:p>3007466</text:p>
          </table:table-cell>
          <table:table-cell office:value-type="float" office:value="2534827">
            <text:p>2534827</text:p>
          </table:table-cell>
          <table:table-cell office:value-type="float" office:value="2217517">
            <text:p>2217517</text:p>
          </table:table-cell>
        </table:table-row>
        <table:table-row table:style-name="ro1">
          <table:table-cell office:value-type="string">
            <text:p>UltraSpinReadWriteMutex tps</text:p>
          </table:table-cell>
          <table:table-cell table:formula="of:=[.B3]+[.B7]" office:value-type="float" office:value="200983818">
            <text:p>200983818</text:p>
          </table:table-cell>
          <table:table-cell table:formula="of:=[.C3]+[.C7]" office:value-type="float" office:value="334720194">
            <text:p>334720194</text:p>
          </table:table-cell>
          <table:table-cell table:formula="of:=[.D3]+[.D7]" office:value-type="float" office:value="424826087">
            <text:p>424826087</text:p>
          </table:table-cell>
          <table:table-cell table:formula="of:=[.E3]+[.E7]" office:value-type="float" office:value="567735863">
            <text:p>567735863</text:p>
          </table:table-cell>
          <table:table-cell table:formula="of:=[.F3]+[.F7]" office:value-type="float" office:value="657269491">
            <text:p>657269491</text:p>
          </table:table-cell>
          <table:table-cell table:formula="of:=[.G3]+[.G7]" office:value-type="float" office:value="752800572">
            <text:p>752800572</text:p>
          </table:table-cell>
          <table:table-cell table:formula="of:=[.H3]+[.H7]" office:value-type="float" office:value="839825926">
            <text:p>839825926</text:p>
          </table:table-cell>
          <table:table-cell table:formula="of:=[.I3]+[.I7]" office:value-type="float" office:value="927894029">
            <text:p>927894029</text:p>
          </table:table-cell>
          <table:table-cell table:formula="of:=[.J3]+[.J7]" office:value-type="float" office:value="85562">
            <text:p>85562</text:p>
          </table:table-cell>
          <table:table-cell table:formula="of:=[.K3]+[.K7]" office:value-type="float" office:value="232575">
            <text:p>232575</text:p>
          </table:table-cell>
          <table:table-cell table:formula="of:=[.L3]+[.L7]" office:value-type="float" office:value="20031537">
            <text:p>20031537</text:p>
          </table:table-cell>
          <table:table-cell table:formula="of:=[.M3]+[.M7]" office:value-type="float" office:value="30751782">
            <text:p>30751782</text:p>
          </table:table-cell>
          <table:table-cell table:formula="of:=[.N3]+[.N7]" office:value-type="float" office:value="41527875">
            <text:p>41527875</text:p>
          </table:table-cell>
          <table:table-cell table:formula="of:=[.O3]+[.O7]" office:value-type="float" office:value="150387188">
            <text:p>150387188</text:p>
          </table:table-cell>
          <table:table-cell table:formula="of:=[.P3]+[.P7]" office:value-type="float" office:value="230425870">
            <text:p>230425870</text:p>
          </table:table-cell>
          <table:table-cell table:formula="of:=[.Q3]+[.Q7]" office:value-type="float" office:value="294505997">
            <text:p>294505997</text:p>
          </table:table-cell>
        </table:table-row>
        <table:table-row table:style-name="ro1">
          <table:table-cell office:value-type="string">
            <text:p>UltraFastReadWriteMutex tps</text:p>
          </table:table-cell>
          <table:table-cell table:formula="of:=[.B4]+[.B8]" office:value-type="float" office:value="197121905">
            <text:p>197121905</text:p>
          </table:table-cell>
          <table:table-cell table:formula="of:=[.C4]+[.C8]" office:value-type="float" office:value="321232407">
            <text:p>321232407</text:p>
          </table:table-cell>
          <table:table-cell table:formula="of:=[.D4]+[.D8]" office:value-type="float" office:value="389362936">
            <text:p>389362936</text:p>
          </table:table-cell>
          <table:table-cell table:formula="of:=[.E4]+[.E8]" office:value-type="float" office:value="498343866">
            <text:p>498343866</text:p>
          </table:table-cell>
          <table:table-cell table:formula="of:=[.F4]+[.F8]" office:value-type="float" office:value="581124771">
            <text:p>581124771</text:p>
          </table:table-cell>
          <table:table-cell table:formula="of:=[.G4]+[.G8]" office:value-type="float" office:value="636807041">
            <text:p>636807041</text:p>
          </table:table-cell>
          <table:table-cell table:formula="of:=[.H4]+[.H8]" office:value-type="float" office:value="699306426">
            <text:p>699306426</text:p>
          </table:table-cell>
          <table:table-cell table:formula="of:=[.I4]+[.I8]" office:value-type="float" office:value="777020446">
            <text:p>777020446</text:p>
          </table:table-cell>
          <table:table-cell table:formula="of:=[.J4]+[.J8]" office:value-type="float" office:value="6820791">
            <text:p>6820791</text:p>
          </table:table-cell>
          <table:table-cell table:formula="of:=[.K4]+[.K8]" office:value-type="float" office:value="22804295">
            <text:p>22804295</text:p>
          </table:table-cell>
          <table:table-cell table:formula="of:=[.L4]+[.L8]" office:value-type="float" office:value="48820529">
            <text:p>48820529</text:p>
          </table:table-cell>
          <table:table-cell table:formula="of:=[.M4]+[.M8]" office:value-type="float" office:value="50275698">
            <text:p>50275698</text:p>
          </table:table-cell>
          <table:table-cell table:formula="of:=[.N4]+[.N8]" office:value-type="float" office:value="81014503">
            <text:p>81014503</text:p>
          </table:table-cell>
          <table:table-cell table:formula="of:=[.O4]+[.O8]" office:value-type="float" office:value="142074292">
            <text:p>142074292</text:p>
          </table:table-cell>
          <table:table-cell table:formula="of:=[.P4]+[.P8]" office:value-type="float" office:value="119054394">
            <text:p>119054394</text:p>
          </table:table-cell>
          <table:table-cell table:formula="of:=[.Q4]+[.Q8]" office:value-type="float" office:value="353131722">
            <text:p>353131722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table:formula="of:=[.B5]+[.B9]" office:value-type="float" office:value="198183117">
            <text:p>198183117</text:p>
          </table:table-cell>
          <table:table-cell table:formula="of:=[.C5]+[.C9]" office:value-type="float" office:value="315183322">
            <text:p>315183322</text:p>
          </table:table-cell>
          <table:table-cell table:formula="of:=[.D5]+[.D9]" office:value-type="float" office:value="394987358">
            <text:p>394987358</text:p>
          </table:table-cell>
          <table:table-cell table:formula="of:=[.E5]+[.E9]" office:value-type="float" office:value="521399592">
            <text:p>521399592</text:p>
          </table:table-cell>
          <table:table-cell table:formula="of:=[.F5]+[.F9]" office:value-type="float" office:value="578971621">
            <text:p>578971621</text:p>
          </table:table-cell>
          <table:table-cell table:formula="of:=[.G5]+[.G9]" office:value-type="float" office:value="658836385">
            <text:p>658836385</text:p>
          </table:table-cell>
          <table:table-cell table:formula="of:=[.H5]+[.H9]" office:value-type="float" office:value="713768066">
            <text:p>713768066</text:p>
          </table:table-cell>
          <table:table-cell table:formula="of:=[.I5]+[.I9]" office:value-type="float" office:value="793919962">
            <text:p>793919962</text:p>
          </table:table-cell>
          <table:table-cell table:formula="of:=[.J5]+[.J9]" office:value-type="float" office:value="37914151">
            <text:p>37914151</text:p>
          </table:table-cell>
          <table:table-cell table:formula="of:=[.K5]+[.K9]" office:value-type="float" office:value="68118156">
            <text:p>68118156</text:p>
          </table:table-cell>
          <table:table-cell table:formula="of:=[.L5]+[.L9]" office:value-type="float" office:value="117156960">
            <text:p>117156960</text:p>
          </table:table-cell>
          <table:table-cell table:formula="of:=[.M5]+[.M9]" office:value-type="float" office:value="147731484">
            <text:p>147731484</text:p>
          </table:table-cell>
          <table:table-cell table:formula="of:=[.N5]+[.N9]" office:value-type="float" office:value="182280754">
            <text:p>182280754</text:p>
          </table:table-cell>
          <table:table-cell table:formula="of:=[.O5]+[.O9]" office:value-type="float" office:value="204298629">
            <text:p>204298629</text:p>
          </table:table-cell>
          <table:table-cell table:formula="of:=[.P5]+[.P9]" office:value-type="float" office:value="242706346">
            <text:p>242706346</text:p>
          </table:table-cell>
          <table:table-cell table:formula="of:=[.Q5]+[.Q9]" office:value-type="float" office:value="799487176">
            <text:p>799487176</text:p>
          </table:table-cell>
        </table:table-row>
        <table:table-row table:style-name="ro1">
          <table:table-cell office:value-type="string">
            <text:p>FastFairReadWriteMutex tps</text:p>
          </table:table-cell>
          <table:table-cell table:formula="of:=[.B6]+[.B10]" office:value-type="float" office:value="176953529">
            <text:p>176953529</text:p>
          </table:table-cell>
          <table:table-cell table:formula="of:=[.C6]+[.C10]" office:value-type="float" office:value="292551972">
            <text:p>292551972</text:p>
          </table:table-cell>
          <table:table-cell table:formula="of:=[.D6]+[.D10]" office:value-type="float" office:value="231294352">
            <text:p>231294352</text:p>
          </table:table-cell>
          <table:table-cell table:formula="of:=[.E6]+[.E10]" office:value-type="float" office:value="462103666">
            <text:p>462103666</text:p>
          </table:table-cell>
          <table:table-cell table:formula="of:=[.F6]+[.F10]" office:value-type="float" office:value="337109704">
            <text:p>337109704</text:p>
          </table:table-cell>
          <table:table-cell table:formula="of:=[.G6]+[.G10]" office:value-type="float" office:value="552191220">
            <text:p>552191220</text:p>
          </table:table-cell>
          <table:table-cell table:formula="of:=[.H6]+[.H10]" office:value-type="float" office:value="568854266">
            <text:p>568854266</text:p>
          </table:table-cell>
          <table:table-cell table:formula="of:=[.I6]+[.I10]" office:value-type="float" office:value="455659967">
            <text:p>455659967</text:p>
          </table:table-cell>
          <table:table-cell table:formula="of:=[.J6]+[.J10]" office:value-type="float" office:value="2065487">
            <text:p>2065487</text:p>
          </table:table-cell>
          <table:table-cell table:formula="of:=[.K6]+[.K10]" office:value-type="float" office:value="5486434">
            <text:p>5486434</text:p>
          </table:table-cell>
          <table:table-cell table:formula="of:=[.L6]+[.L10]" office:value-type="float" office:value="3937630">
            <text:p>3937630</text:p>
          </table:table-cell>
          <table:table-cell table:formula="of:=[.M6]+[.M10]" office:value-type="float" office:value="3891150">
            <text:p>3891150</text:p>
          </table:table-cell>
          <table:table-cell table:formula="of:=[.N6]+[.N10]" office:value-type="float" office:value="3731085">
            <text:p>3731085</text:p>
          </table:table-cell>
          <table:table-cell table:formula="of:=[.O6]+[.O10]" office:value-type="float" office:value="3618482">
            <text:p>3618482</text:p>
          </table:table-cell>
          <table:table-cell table:formula="of:=[.P6]+[.P10]" office:value-type="float" office:value="3218025">
            <text:p>3218025</text:p>
          </table:table-cell>
          <table:table-cell table:formula="of:=[.Q6]+[.Q10]" office:value-type="float" office:value="2890111">
            <text:p>2890111</text:p>
          </table:table-cell>
        </table:table-row>
        <table:table-row table:style-name="ro1">
          <table:table-cell office:value-type="string">
            <text:p>UltraSpin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70209">
            <text:p>1.47</text:p>
          </table:table-cell>
          <table:table-cell office:value-type="float" office:value="2.877781">
            <text:p>2.88</text:p>
          </table:table-cell>
          <table:table-cell office:value-type="float" office:value="3.998985">
            <text:p>4</text:p>
          </table:table-cell>
          <table:table-cell office:value-type="float" office:value="4.99942">
            <text:p>5</text:p>
          </table:table-cell>
          <table:table-cell office:value-type="float" office:value="5.999468">
            <text:p>6</text:p>
          </table:table-cell>
          <table:table-cell office:value-type="float" office:value="6.999882">
            <text:p>7</text:p>
          </table:table-cell>
          <table:table-cell office:value-type="float" office:value="7.99995">
            <text:p>8</text:p>
          </table:table-cell>
          <table:table-cell office:value-type="float" office:value="8.999912">
            <text:p>9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450163">
            <text:p>1.45</text:p>
          </table:table-cell>
          <table:table-cell office:value-type="float" office:value="2.873784">
            <text:p>2.87</text:p>
          </table:table-cell>
          <table:table-cell office:value-type="float" office:value="3.951599">
            <text:p>3.95</text:p>
          </table:table-cell>
          <table:table-cell office:value-type="float" office:value="4.950279">
            <text:p>4.95</text:p>
          </table:table-cell>
          <table:table-cell office:value-type="float" office:value="5.975803">
            <text:p>5.98</text:p>
          </table:table-cell>
          <table:table-cell office:value-type="float" office:value="6.988566">
            <text:p>6.99</text:p>
          </table:table-cell>
          <table:table-cell office:value-type="float" office:value="7.986572">
            <text:p>7.99</text:p>
          </table:table-cell>
          <table:table-cell office:value-type="float" office:value="8.99695">
            <text:p>9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513241">
            <text:p>1.51</text:p>
          </table:table-cell>
          <table:table-cell office:value-type="float" office:value="2.627632">
            <text:p>2.63</text:p>
          </table:table-cell>
          <table:table-cell office:value-type="float" office:value="3.88344">
            <text:p>3.88</text:p>
          </table:table-cell>
          <table:table-cell office:value-type="float" office:value="4.885517">
            <text:p>4.89</text:p>
          </table:table-cell>
          <table:table-cell office:value-type="float" office:value="5.91079">
            <text:p>5.91</text:p>
          </table:table-cell>
          <table:table-cell office:value-type="float" office:value="6.909671">
            <text:p>6.91</text:p>
          </table:table-cell>
          <table:table-cell office:value-type="float" office:value="7.9284">
            <text:p>7.93</text:p>
          </table:table-cell>
          <table:table-cell office:value-type="float" office:value="8.999947">
            <text:p>9</text:p>
          </table:table-cell>
        </table:table-row>
        <table:table-row table:style-name="ro1">
          <table:table-cell office:value-type="string">
            <text:p>FastFairReadWriteMutex 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.051968">
            <text:p>1.05</text:p>
          </table:table-cell>
          <table:table-cell office:value-type="float" office:value="0.632052">
            <text:p>0.63</text:p>
          </table:table-cell>
          <table:table-cell office:value-type="float" office:value="0.965659">
            <text:p>0.97</text:p>
          </table:table-cell>
          <table:table-cell office:value-type="float" office:value="1.096812">
            <text:p>1.1</text:p>
          </table:table-cell>
          <table:table-cell office:value-type="float" office:value="1.32714">
            <text:p>1.33</text:p>
          </table:table-cell>
          <table:table-cell office:value-type="float" office:value="1.182018">
            <text:p>1.18</text:p>
          </table:table-cell>
          <table:table-cell office:value-type="float" office:value="1.698428">
            <text:p>1.7</text:p>
          </table:table-cell>
          <table:table-cell office:value-type="float" office:value="2.094503">
            <text:p>2.09</text:p>
          </table:table-cell>
        </table:table-row>
        <table:table-row table:style-name="ro1">
          <table:table-cell office:value-type="string">
            <text:p>UltraSpin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122219">
            <text:p>0.12</text:p>
          </table:table-cell>
          <table:table-cell office:value-type="float" office:value="0.001015">
            <text:p>0</text:p>
          </table:table-cell>
          <table:table-cell office:value-type="float" office:value="0.00058">
            <text:p>0</text:p>
          </table:table-cell>
          <table:table-cell office:value-type="float" office:value="0.000532">
            <text:p>0</text:p>
          </table:table-cell>
          <table:table-cell office:value-type="float" office:value="0.000118">
            <text:p>0</text:p>
          </table:table-cell>
          <table:table-cell office:value-type="float" office:value="0.00005">
            <text:p>0</text:p>
          </table:table-cell>
          <table:table-cell office:value-type="float" office:value="0.000088">
            <text:p>0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126216">
            <text:p>0.13</text:p>
          </table:table-cell>
          <table:table-cell office:value-type="float" office:value="0.048401">
            <text:p>0.05</text:p>
          </table:table-cell>
          <table:table-cell office:value-type="float" office:value="0.049721">
            <text:p>0.05</text:p>
          </table:table-cell>
          <table:table-cell office:value-type="float" office:value="0.024197">
            <text:p>0.02</text:p>
          </table:table-cell>
          <table:table-cell office:value-type="float" office:value="0.011434">
            <text:p>0.01</text:p>
          </table:table-cell>
          <table:table-cell office:value-type="float" office:value="0.013428">
            <text:p>0.01</text:p>
          </table:table-cell>
          <table:table-cell office:value-type="float" office:value="0.00305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372368">
            <text:p>0.37</text:p>
          </table:table-cell>
          <table:table-cell office:value-type="float" office:value="0.11656">
            <text:p>0.12</text:p>
          </table:table-cell>
          <table:table-cell office:value-type="float" office:value="0.114483">
            <text:p>0.11</text:p>
          </table:table-cell>
          <table:table-cell office:value-type="float" office:value="0.08921">
            <text:p>0.09</text:p>
          </table:table-cell>
          <table:table-cell office:value-type="float" office:value="0.090329">
            <text:p>0.09</text:p>
          </table:table-cell>
          <table:table-cell office:value-type="float" office:value="0.0716">
            <text:p>0.07</text:p>
          </table:table-cell>
          <table:table-cell office:value-type="float" office:value="0.000053">
            <text:p>0</text:p>
          </table:table-cell>
        </table:table-row>
        <table:table-row table:style-name="ro1">
          <table:table-cell office:value-type="string">
            <text:p>FastFairReadWriteMutex 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2.367948">
            <text:p>2.37</text:p>
          </table:table-cell>
          <table:table-cell office:value-type="float" office:value="3.034341">
            <text:p>3.03</text:p>
          </table:table-cell>
          <table:table-cell office:value-type="float" office:value="3.903188">
            <text:p>3.9</text:p>
          </table:table-cell>
          <table:table-cell office:value-type="float" office:value="4.67286">
            <text:p>4.67</text:p>
          </table:table-cell>
          <table:table-cell office:value-type="float" office:value="5.817982">
            <text:p>5.82</text:p>
          </table:table-cell>
          <table:table-cell office:value-type="float" office:value="6.301572">
            <text:p>6.3</text:p>
          </table:table-cell>
          <table:table-cell office:value-type="float" office:value="6.905497">
            <text:p>6.91</text:p>
          </table:table-cell>
        </table:table-row>
        <table:table-row table:style-name="ro1">
          <table:table-cell office:value-type="string">
            <text:p>UltraSpin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70209">
            <text:p>1.47</text:p>
          </table:table-cell>
          <table:table-cell office:value-type="float" office:value="1.918521">
            <text:p>1.92</text:p>
          </table:table-cell>
          <table:table-cell office:value-type="float" office:value="1.999493">
            <text:p>2</text:p>
          </table:table-cell>
          <table:table-cell office:value-type="float" office:value="1.999768">
            <text:p>2</text:p>
          </table:table-cell>
          <table:table-cell office:value-type="float" office:value="1.999823">
            <text:p>2</text:p>
          </table:table-cell>
          <table:table-cell office:value-type="float" office:value="1.999966">
            <text:p>2</text:p>
          </table:table-cell>
          <table:table-cell office:value-type="float" office:value="1.999988">
            <text:p>2</text:p>
          </table:table-cell>
          <table:table-cell office:value-type="float" office:value="1.999981">
            <text:p>2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450163">
            <text:p>1.45</text:p>
          </table:table-cell>
          <table:table-cell office:value-type="float" office:value="1.915856">
            <text:p>1.92</text:p>
          </table:table-cell>
          <table:table-cell office:value-type="float" office:value="1.975799">
            <text:p>1.98</text:p>
          </table:table-cell>
          <table:table-cell office:value-type="float" office:value="1.980112">
            <text:p>1.98</text:p>
          </table:table-cell>
          <table:table-cell office:value-type="float" office:value="1.991934">
            <text:p>1.99</text:p>
          </table:table-cell>
          <table:table-cell office:value-type="float" office:value="1.996733">
            <text:p>2</text:p>
          </table:table-cell>
          <table:table-cell office:value-type="float" office:value="1.996643">
            <text:p>2</text:p>
          </table:table-cell>
          <table:table-cell office:value-type="float" office:value="1.999322">
            <text:p>2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513241">
            <text:p>1.51</text:p>
          </table:table-cell>
          <table:table-cell office:value-type="float" office:value="1.751755">
            <text:p>1.75</text:p>
          </table:table-cell>
          <table:table-cell office:value-type="float" office:value="1.94172">
            <text:p>1.94</text:p>
          </table:table-cell>
          <table:table-cell office:value-type="float" office:value="1.954207">
            <text:p>1.95</text:p>
          </table:table-cell>
          <table:table-cell office:value-type="float" office:value="1.970263">
            <text:p>1.97</text:p>
          </table:table-cell>
          <table:table-cell office:value-type="float" office:value="1.974192">
            <text:p>1.97</text:p>
          </table:table-cell>
          <table:table-cell office:value-type="float" office:value="1.9821">
            <text:p>1.98</text:p>
          </table:table-cell>
          <table:table-cell office:value-type="float" office:value="1.999988">
            <text:p>2</text:p>
          </table:table-cell>
        </table:table-row>
        <table:table-row table:style-name="ro1">
          <table:table-cell office:value-type="string">
            <text:p>FastFairReadWriteMutex r1rr</text:p>
          </table:table-cell>
          <table:table-cell table:number-columns-repeated="8" office:value-type="float" office:value="1">
            <text:p>1</text:p>
          </table:table-cell>
          <table:table-cell office:value-type="float" office:value="1.051968">
            <text:p>1.05</text:p>
          </table:table-cell>
          <table:table-cell office:value-type="float" office:value="0.421368">
            <text:p>0.42</text:p>
          </table:table-cell>
          <table:table-cell office:value-type="float" office:value="0.48283">
            <text:p>0.48</text:p>
          </table:table-cell>
          <table:table-cell office:value-type="float" office:value="0.438725">
            <text:p>0.44</text:p>
          </table:table-cell>
          <table:table-cell office:value-type="float" office:value="0.44238">
            <text:p>0.44</text:p>
          </table:table-cell>
          <table:table-cell office:value-type="float" office:value="0.33772">
            <text:p>0.34</text:p>
          </table:table-cell>
          <table:table-cell office:value-type="float" office:value="0.424607">
            <text:p>0.42</text:p>
          </table:table-cell>
          <table:table-cell office:value-type="float" office:value="0.465445">
            <text:p>0.47</text:p>
          </table:table-cell>
        </table:table-row>
        <table:table-row table:style-name="ro1">
          <table:table-cell office:value-type="string">
            <text:p>UltraSpin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29791">
            <text:p>0.53</text:p>
          </table:table-cell>
          <table:table-cell office:value-type="float" office:value="0.081479">
            <text:p>0.08</text:p>
          </table:table-cell>
          <table:table-cell office:value-type="float" office:value="0.000507">
            <text:p>0</text:p>
          </table:table-cell>
          <table:table-cell office:value-type="float" office:value="0.000232">
            <text:p>0</text:p>
          </table:table-cell>
          <table:table-cell office:value-type="float" office:value="0.000177">
            <text:p>0</text:p>
          </table:table-cell>
          <table:table-cell office:value-type="float" office:value="0.000034">
            <text:p>0</text:p>
          </table:table-cell>
          <table:table-cell office:value-type="float" office:value="0.000012">
            <text:p>0</text:p>
          </table:table-cell>
          <table:table-cell office:value-type="float" office:value="0.000019">
            <text:p>0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549837">
            <text:p>0.55</text:p>
          </table:table-cell>
          <table:table-cell office:value-type="float" office:value="0.084144">
            <text:p>0.08</text:p>
          </table:table-cell>
          <table:table-cell office:value-type="float" office:value="0.024201">
            <text:p>0.02</text:p>
          </table:table-cell>
          <table:table-cell office:value-type="float" office:value="0.019888">
            <text:p>0.02</text:p>
          </table:table-cell>
          <table:table-cell office:value-type="float" office:value="0.008066">
            <text:p>0.01</text:p>
          </table:table-cell>
          <table:table-cell office:value-type="float" office:value="0.003267">
            <text:p>0</text:p>
          </table:table-cell>
          <table:table-cell office:value-type="float" office:value="0.003357">
            <text:p>0</text:p>
          </table:table-cell>
          <table:table-cell office:value-type="float" office:value="0.00067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759">
            <text:p>0.49</text:p>
          </table:table-cell>
          <table:table-cell office:value-type="float" office:value="0.248245">
            <text:p>0.25</text:p>
          </table:table-cell>
          <table:table-cell office:value-type="float" office:value="0.05828">
            <text:p>0.06</text:p>
          </table:table-cell>
          <table:table-cell office:value-type="float" office:value="0.045793">
            <text:p>0.05</text:p>
          </table:table-cell>
          <table:table-cell office:value-type="float" office:value="0.029737">
            <text:p>0.03</text:p>
          </table:table-cell>
          <table:table-cell office:value-type="float" office:value="0.025808">
            <text:p>0.03</text:p>
          </table:table-cell>
          <table:table-cell office:value-type="float" office:value="0.0179">
            <text:p>0.02</text:p>
          </table:table-cell>
          <table:table-cell office:value-type="float" office:value="0.000012">
            <text:p>0</text:p>
          </table:table-cell>
        </table:table-row>
        <table:table-row table:style-name="ro1">
          <table:table-cell office:value-type="string">
            <text:p>FastFairReadWriteMutex r1wr</text:p>
          </table:table-cell>
          <table:table-cell table:number-columns-repeated="8" office:value-type="float" office:value="0">
            <text:p>0</text:p>
          </table:table-cell>
          <table:table-cell office:value-type="float" office:value="0.948032">
            <text:p>0.95</text:p>
          </table:table-cell>
          <table:table-cell office:value-type="float" office:value="1.578632">
            <text:p>1.58</text:p>
          </table:table-cell>
          <table:table-cell office:value-type="float" office:value="1.51717">
            <text:p>1.52</text:p>
          </table:table-cell>
          <table:table-cell office:value-type="float" office:value="1.561275">
            <text:p>1.56</text:p>
          </table:table-cell>
          <table:table-cell office:value-type="float" office:value="1.55762">
            <text:p>1.56</text:p>
          </table:table-cell>
          <table:table-cell office:value-type="float" office:value="1.66228">
            <text:p>1.66</text:p>
          </table:table-cell>
          <table:table-cell office:value-type="float" office:value="1.575393">
            <text:p>1.58</text:p>
          </table:table-cell>
          <table:table-cell office:value-type="float" office:value="1.534555">
            <text:p>1.53</text:p>
          </table:table-cell>
        </table:table-row>
      </table:table>
      <table:table table:name="Sheet4" table:style-name="ta1" table:print="false">
        <table:table-column table:style-name="co3" table:default-cell-style-name="Default"/>
        <table:table-column table:style-name="co1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office:value-type="string">
            <text:p>UltraFastReadWriteMutex tps</text:p>
          </table:table-cell>
          <table:table-cell office:value-type="float" office:value="11331241">
            <text:p>11331241</text:p>
          </table:table-cell>
          <table:table-cell office:value-type="float" office:value="23275055">
            <text:p>23275055</text:p>
          </table:table-cell>
          <table:table-cell office:value-type="float" office:value="46895511">
            <text:p>46895511</text:p>
          </table:table-cell>
          <table:table-cell office:value-type="float" office:value="59712625">
            <text:p>59712625</text:p>
          </table:table-cell>
          <table:table-cell office:value-type="float" office:value="92609660">
            <text:p>92609660</text:p>
          </table:table-cell>
          <table:table-cell office:value-type="float" office:value="138957117">
            <text:p>138957117</text:p>
          </table:table-cell>
          <table:table-cell office:value-type="float" office:value="178313943">
            <text:p>178313943</text:p>
          </table:table-cell>
          <table:table-cell office:value-type="float" office:value="313571945">
            <text:p>313571945</text:p>
          </table:table-cell>
          <table:table-cell office:value-type="float" office:value="15550537">
            <text:p>15550537</text:p>
          </table:table-cell>
          <table:table-cell office:value-type="float" office:value="47807238">
            <text:p>47807238</text:p>
          </table:table-cell>
          <table:table-cell office:value-type="float" office:value="60903308">
            <text:p>60903308</text:p>
          </table:table-cell>
          <table:table-cell office:value-type="float" office:value="84707615">
            <text:p>84707615</text:p>
          </table:table-cell>
          <table:table-cell office:value-type="float" office:value="114453250">
            <text:p>114453250</text:p>
          </table:table-cell>
          <table:table-cell office:value-type="float" office:value="117676602">
            <text:p>117676602</text:p>
          </table:table-cell>
          <table:table-cell office:value-type="float" office:value="147120636">
            <text:p>147120636</text:p>
          </table:table-cell>
          <table:table-cell office:value-type="float" office:value="328873709">
            <text:p>328873709</text:p>
          </table:table-cell>
          <table:table-cell office:value-type="float" office:value="13817518">
            <text:p>13817518</text:p>
          </table:table-cell>
          <table:table-cell office:value-type="float" office:value="55368630">
            <text:p>55368630</text:p>
          </table:table-cell>
          <table:table-cell office:value-type="float" office:value="57062203">
            <text:p>57062203</text:p>
          </table:table-cell>
          <table:table-cell office:value-type="float" office:value="72644673">
            <text:p>72644673</text:p>
          </table:table-cell>
          <table:table-cell office:value-type="float" office:value="102880576">
            <text:p>102880576</text:p>
          </table:table-cell>
          <table:table-cell office:value-type="float" office:value="116881924">
            <text:p>116881924</text:p>
          </table:table-cell>
          <table:table-cell office:value-type="float" office:value="167829943">
            <text:p>167829943</text:p>
          </table:table-cell>
          <table:table-cell office:value-type="float" office:value="370464060">
            <text:p>370464060</text:p>
          </table:table-cell>
          <table:table-cell office:value-type="float" office:value="12584272">
            <text:p>12584272</text:p>
          </table:table-cell>
          <table:table-cell office:value-type="float" office:value="47465670">
            <text:p>47465670</text:p>
          </table:table-cell>
          <table:table-cell office:value-type="float" office:value="57700813">
            <text:p>57700813</text:p>
          </table:table-cell>
          <table:table-cell office:value-type="float" office:value="81455560">
            <text:p>81455560</text:p>
          </table:table-cell>
          <table:table-cell office:value-type="float" office:value="97194478">
            <text:p>97194478</text:p>
          </table:table-cell>
          <table:table-cell office:value-type="float" office:value="140148093">
            <text:p>140148093</text:p>
          </table:table-cell>
          <table:table-cell office:value-type="float" office:value="153951632">
            <text:p>153951632</text:p>
          </table:table-cell>
          <table:table-cell office:value-type="float" office:value="304533171">
            <text:p>304533171</text:p>
          </table:table-cell>
        </table:table-row>
        <table:table-row table:style-name="ro1">
          <table:table-cell office:value-type="string">
            <text:p>UltraLightReadWriteMutex tps</text:p>
          </table:table-cell>
          <table:table-cell office:value-type="float" office:value="36787069">
            <text:p>36787069</text:p>
          </table:table-cell>
          <table:table-cell office:value-type="float" office:value="76147306">
            <text:p>76147306</text:p>
          </table:table-cell>
          <table:table-cell office:value-type="float" office:value="113954028">
            <text:p>113954028</text:p>
          </table:table-cell>
          <table:table-cell office:value-type="float" office:value="149555211">
            <text:p>149555211</text:p>
          </table:table-cell>
          <table:table-cell office:value-type="float" office:value="239944259">
            <text:p>239944259</text:p>
          </table:table-cell>
          <table:table-cell office:value-type="float" office:value="289127620">
            <text:p>289127620</text:p>
          </table:table-cell>
          <table:table-cell office:value-type="float" office:value="266179301">
            <text:p>266179301</text:p>
          </table:table-cell>
          <table:table-cell office:value-type="float" office:value="771608477">
            <text:p>771608477</text:p>
          </table:table-cell>
          <table:table-cell office:value-type="float" office:value="24414066">
            <text:p>24414066</text:p>
          </table:table-cell>
          <table:table-cell office:value-type="float" office:value="40046516">
            <text:p>40046516</text:p>
          </table:table-cell>
          <table:table-cell office:value-type="float" office:value="77322216">
            <text:p>77322216</text:p>
          </table:table-cell>
          <table:table-cell office:value-type="float" office:value="182366389">
            <text:p>182366389</text:p>
          </table:table-cell>
          <table:table-cell office:value-type="float" office:value="199153181">
            <text:p>199153181</text:p>
          </table:table-cell>
          <table:table-cell office:value-type="float" office:value="302455779">
            <text:p>302455779</text:p>
          </table:table-cell>
          <table:table-cell office:value-type="float" office:value="294403100">
            <text:p>294403100</text:p>
          </table:table-cell>
          <table:table-cell office:value-type="float" office:value="754310793">
            <text:p>754310793</text:p>
          </table:table-cell>
          <table:table-cell office:value-type="float" office:value="19922616">
            <text:p>19922616</text:p>
          </table:table-cell>
          <table:table-cell office:value-type="float" office:value="34983438">
            <text:p>34983438</text:p>
          </table:table-cell>
          <table:table-cell office:value-type="float" office:value="57760380">
            <text:p>57760380</text:p>
          </table:table-cell>
          <table:table-cell office:value-type="float" office:value="159190019">
            <text:p>159190019</text:p>
          </table:table-cell>
          <table:table-cell office:value-type="float" office:value="223316797">
            <text:p>223316797</text:p>
          </table:table-cell>
          <table:table-cell office:value-type="float" office:value="275943370">
            <text:p>275943370</text:p>
          </table:table-cell>
          <table:table-cell office:value-type="float" office:value="291635614">
            <text:p>291635614</text:p>
          </table:table-cell>
          <table:table-cell office:value-type="float" office:value="748202641">
            <text:p>748202641</text:p>
          </table:table-cell>
          <table:table-cell office:value-type="float" office:value="17459687">
            <text:p>17459687</text:p>
          </table:table-cell>
          <table:table-cell office:value-type="float" office:value="28983654">
            <text:p>28983654</text:p>
          </table:table-cell>
          <table:table-cell office:value-type="float" office:value="43112687">
            <text:p>43112687</text:p>
          </table:table-cell>
          <table:table-cell office:value-type="float" office:value="155571966">
            <text:p>155571966</text:p>
          </table:table-cell>
          <table:table-cell office:value-type="float" office:value="208226247">
            <text:p>208226247</text:p>
          </table:table-cell>
          <table:table-cell office:value-type="float" office:value="252373977">
            <text:p>252373977</text:p>
          </table:table-cell>
          <table:table-cell office:value-type="float" office:value="282294442">
            <text:p>282294442</text:p>
          </table:table-cell>
          <table:table-cell office:value-type="float" office:value="664667810">
            <text:p>664667810</text:p>
          </table:table-cell>
        </table:table-row>
        <table:table-row table:style-name="ro1">
          <table:table-cell office:value-type="string">
            <text:p>FairReadWriteMutex tps</text:p>
          </table:table-cell>
          <table:table-cell office:value-type="float" office:value="103539">
            <text:p>103539</text:p>
          </table:table-cell>
          <table:table-cell office:value-type="float" office:value="109368">
            <text:p>109368</text:p>
          </table:table-cell>
          <table:table-cell office:value-type="float" office:value="65445">
            <text:p>65445</text:p>
          </table:table-cell>
          <table:table-cell office:value-type="float" office:value="50102">
            <text:p>50102</text:p>
          </table:table-cell>
          <table:table-cell office:value-type="float" office:value="48378">
            <text:p>48378</text:p>
          </table:table-cell>
          <table:table-cell office:value-type="float" office:value="54769">
            <text:p>54769</text:p>
          </table:table-cell>
          <table:table-cell office:value-type="float" office:value="51999">
            <text:p>51999</text:p>
          </table:table-cell>
          <table:table-cell office:value-type="float" office:value="57575">
            <text:p>57575</text:p>
          </table:table-cell>
          <table:table-cell office:value-type="float" office:value="91890">
            <text:p>91890</text:p>
          </table:table-cell>
          <table:table-cell office:value-type="float" office:value="84932">
            <text:p>84932</text:p>
          </table:table-cell>
          <table:table-cell office:value-type="float" office:value="45807">
            <text:p>45807</text:p>
          </table:table-cell>
          <table:table-cell office:value-type="float" office:value="46098">
            <text:p>46098</text:p>
          </table:table-cell>
          <table:table-cell office:value-type="float" office:value="38898">
            <text:p>38898</text:p>
          </table:table-cell>
          <table:table-cell office:value-type="float" office:value="52516">
            <text:p>52516</text:p>
          </table:table-cell>
          <table:table-cell office:value-type="float" office:value="52903">
            <text:p>52903</text:p>
          </table:table-cell>
          <table:table-cell office:value-type="float" office:value="50296">
            <text:p>50296</text:p>
          </table:table-cell>
          <table:table-cell office:value-type="float" office:value="60835">
            <text:p>60835</text:p>
          </table:table-cell>
          <table:table-cell office:value-type="float" office:value="43820">
            <text:p>43820</text:p>
          </table:table-cell>
          <table:table-cell office:value-type="float" office:value="86116">
            <text:p>86116</text:p>
          </table:table-cell>
          <table:table-cell office:value-type="float" office:value="71602">
            <text:p>71602</text:p>
          </table:table-cell>
          <table:table-cell office:value-type="float" office:value="45721">
            <text:p>45721</text:p>
          </table:table-cell>
          <table:table-cell office:value-type="float" office:value="37847">
            <text:p>37847</text:p>
          </table:table-cell>
          <table:table-cell office:value-type="float" office:value="37832">
            <text:p>37832</text:p>
          </table:table-cell>
          <table:table-cell office:value-type="float" office:value="51397">
            <text:p>51397</text:p>
          </table:table-cell>
          <table:table-cell office:value-type="float" office:value="36150">
            <text:p>36150</text:p>
          </table:table-cell>
          <table:table-cell office:value-type="float" office:value="50805">
            <text:p>50805</text:p>
          </table:table-cell>
          <table:table-cell office:value-type="float" office:value="42540">
            <text:p>42540</text:p>
          </table:table-cell>
          <table:table-cell office:value-type="float" office:value="38508">
            <text:p>38508</text:p>
          </table:table-cell>
          <table:table-cell office:value-type="float" office:value="48031">
            <text:p>48031</text:p>
          </table:table-cell>
          <table:table-cell office:value-type="float" office:value="38773">
            <text:p>38773</text:p>
          </table:table-cell>
          <table:table-cell office:value-type="float" office:value="38086">
            <text:p>38086</text:p>
          </table:table-cell>
          <table:table-cell office:value-type="float" office:value="55002">
            <text:p>55002</text:p>
          </table:table-cell>
        </table:table-row>
        <table:table-row table:style-name="ro1">
          <table:table-cell office:value-type="string">
            <text:p>UltraFastReadWriteMutex rps</text:p>
          </table:table-cell>
          <table:table-cell office:value-type="float" office:value="10067789">
            <text:p>10067789</text:p>
          </table:table-cell>
          <table:table-cell office:value-type="float" office:value="22289659">
            <text:p>22289659</text:p>
          </table:table-cell>
          <table:table-cell office:value-type="float" office:value="46351466">
            <text:p>46351466</text:p>
          </table:table-cell>
          <table:table-cell office:value-type="float" office:value="59235906">
            <text:p>59235906</text:p>
          </table:table-cell>
          <table:table-cell office:value-type="float" office:value="92238356">
            <text:p>92238356</text:p>
          </table:table-cell>
          <table:table-cell office:value-type="float" office:value="138694410">
            <text:p>138694410</text:p>
          </table:table-cell>
          <table:table-cell office:value-type="float" office:value="178139470">
            <text:p>178139470</text:p>
          </table:table-cell>
          <table:table-cell office:value-type="float" office:value="313444843">
            <text:p>313444843</text:p>
          </table:table-cell>
          <table:table-cell office:value-type="float" office:value="14461350">
            <text:p>14461350</text:p>
          </table:table-cell>
          <table:table-cell office:value-type="float" office:value="47235738">
            <text:p>47235738</text:p>
          </table:table-cell>
          <table:table-cell office:value-type="float" office:value="60542672">
            <text:p>60542672</text:p>
          </table:table-cell>
          <table:table-cell office:value-type="float" office:value="84403975">
            <text:p>84403975</text:p>
          </table:table-cell>
          <table:table-cell office:value-type="float" office:value="114229658">
            <text:p>114229658</text:p>
          </table:table-cell>
          <table:table-cell office:value-type="float" office:value="117521317">
            <text:p>117521317</text:p>
          </table:table-cell>
          <table:table-cell office:value-type="float" office:value="146981418">
            <text:p>146981418</text:p>
          </table:table-cell>
          <table:table-cell office:value-type="float" office:value="328765907">
            <text:p>328765907</text:p>
          </table:table-cell>
          <table:table-cell office:value-type="float" office:value="12921128">
            <text:p>12921128</text:p>
          </table:table-cell>
          <table:table-cell office:value-type="float" office:value="54806205">
            <text:p>54806205</text:p>
          </table:table-cell>
          <table:table-cell office:value-type="float" office:value="56668026">
            <text:p>56668026</text:p>
          </table:table-cell>
          <table:table-cell office:value-type="float" office:value="72408945">
            <text:p>72408945</text:p>
          </table:table-cell>
          <table:table-cell office:value-type="float" office:value="102695673">
            <text:p>102695673</text:p>
          </table:table-cell>
          <table:table-cell office:value-type="float" office:value="116707518">
            <text:p>116707518</text:p>
          </table:table-cell>
          <table:table-cell office:value-type="float" office:value="167696754">
            <text:p>167696754</text:p>
          </table:table-cell>
          <table:table-cell office:value-type="float" office:value="370370012">
            <text:p>370370012</text:p>
          </table:table-cell>
          <table:table-cell office:value-type="float" office:value="11774426">
            <text:p>11774426</text:p>
          </table:table-cell>
          <table:table-cell office:value-type="float" office:value="46886406">
            <text:p>46886406</text:p>
          </table:table-cell>
          <table:table-cell office:value-type="float" office:value="57314929">
            <text:p>57314929</text:p>
          </table:table-cell>
          <table:table-cell office:value-type="float" office:value="81118838">
            <text:p>81118838</text:p>
          </table:table-cell>
          <table:table-cell office:value-type="float" office:value="96971086">
            <text:p>96971086</text:p>
          </table:table-cell>
          <table:table-cell office:value-type="float" office:value="139992542">
            <text:p>139992542</text:p>
          </table:table-cell>
          <table:table-cell office:value-type="float" office:value="153813435">
            <text:p>153813435</text:p>
          </table:table-cell>
          <table:table-cell office:value-type="float" office:value="304419990">
            <text:p>304419990</text:p>
          </table:table-cell>
        </table:table-row>
        <table:table-row table:style-name="ro1">
          <table:table-cell office:value-type="string">
            <text:p>UltraLightReadWriteMutex rps</text:p>
          </table:table-cell>
          <table:table-cell office:value-type="float" office:value="19959786">
            <text:p>19959786</text:p>
          </table:table-cell>
          <table:table-cell office:value-type="float" office:value="68719538">
            <text:p>68719538</text:p>
          </table:table-cell>
          <table:table-cell office:value-type="float" office:value="109308038">
            <text:p>109308038</text:p>
          </table:table-cell>
          <table:table-cell office:value-type="float" office:value="146408203">
            <text:p>146408203</text:p>
          </table:table-cell>
          <table:table-cell office:value-type="float" office:value="236766137">
            <text:p>236766137</text:p>
          </table:table-cell>
          <table:table-cell office:value-type="float" office:value="286273809">
            <text:p>286273809</text:p>
          </table:table-cell>
          <table:table-cell office:value-type="float" office:value="264003018">
            <text:p>264003018</text:p>
          </table:table-cell>
          <table:table-cell office:value-type="float" office:value="771604082">
            <text:p>771604082</text:p>
          </table:table-cell>
          <table:table-cell office:value-type="float" office:value="14658604">
            <text:p>14658604</text:p>
          </table:table-cell>
          <table:table-cell office:value-type="float" office:value="31203584">
            <text:p>31203584</text:p>
          </table:table-cell>
          <table:table-cell office:value-type="float" office:value="70553828">
            <text:p>70553828</text:p>
          </table:table-cell>
          <table:table-cell office:value-type="float" office:value="178053788">
            <text:p>178053788</text:p>
          </table:table-cell>
          <table:table-cell office:value-type="float" office:value="194971310">
            <text:p>194971310</text:p>
          </table:table-cell>
          <table:table-cell office:value-type="float" office:value="299370593">
            <text:p>299370593</text:p>
          </table:table-cell>
          <table:table-cell office:value-type="float" office:value="291828224">
            <text:p>291828224</text:p>
          </table:table-cell>
          <table:table-cell office:value-type="float" office:value="754257042">
            <text:p>754257042</text:p>
          </table:table-cell>
          <table:table-cell office:value-type="float" office:value="10315337">
            <text:p>10315337</text:p>
          </table:table-cell>
          <table:table-cell office:value-type="float" office:value="24901519">
            <text:p>24901519</text:p>
          </table:table-cell>
          <table:table-cell office:value-type="float" office:value="50093270">
            <text:p>50093270</text:p>
          </table:table-cell>
          <table:table-cell office:value-type="float" office:value="153787251">
            <text:p>153787251</text:p>
          </table:table-cell>
          <table:table-cell office:value-type="float" office:value="218483477">
            <text:p>218483477</text:p>
          </table:table-cell>
          <table:table-cell office:value-type="float" office:value="272575899">
            <text:p>272575899</text:p>
          </table:table-cell>
          <table:table-cell office:value-type="float" office:value="288780307">
            <text:p>288780307</text:p>
          </table:table-cell>
          <table:table-cell office:value-type="float" office:value="747876323">
            <text:p>747876323</text:p>
          </table:table-cell>
          <table:table-cell office:value-type="float" office:value="7535998">
            <text:p>7535998</text:p>
          </table:table-cell>
          <table:table-cell office:value-type="float" office:value="18861987">
            <text:p>18861987</text:p>
          </table:table-cell>
          <table:table-cell office:value-type="float" office:value="34768697">
            <text:p>34768697</text:p>
          </table:table-cell>
          <table:table-cell office:value-type="float" office:value="149389449">
            <text:p>149389449</text:p>
          </table:table-cell>
          <table:table-cell office:value-type="float" office:value="202662100">
            <text:p>202662100</text:p>
          </table:table-cell>
          <table:table-cell office:value-type="float" office:value="248708713">
            <text:p>248708713</text:p>
          </table:table-cell>
          <table:table-cell office:value-type="float" office:value="279152899">
            <text:p>279152899</text:p>
          </table:table-cell>
          <table:table-cell office:value-type="float" office:value="664203294">
            <text:p>664203294</text:p>
          </table:table-cell>
        </table:table-row>
        <table:table-row table:style-name="ro1">
          <table:table-cell office:value-type="string">
            <text:p>FairReadWriteMutex rps</text:p>
          </table:table-cell>
          <table:table-cell office:value-type="float" office:value="51771">
            <text:p>51771</text:p>
          </table:table-cell>
          <table:table-cell office:value-type="float" office:value="72915">
            <text:p>72915</text:p>
          </table:table-cell>
          <table:table-cell office:value-type="float" office:value="49083">
            <text:p>49083</text:p>
          </table:table-cell>
          <table:table-cell office:value-type="float" office:value="40081">
            <text:p>40081</text:p>
          </table:table-cell>
          <table:table-cell office:value-type="float" office:value="40314">
            <text:p>40314</text:p>
          </table:table-cell>
          <table:table-cell office:value-type="float" office:value="46944">
            <text:p>46944</text:p>
          </table:table-cell>
          <table:table-cell office:value-type="float" office:value="45499">
            <text:p>45499</text:p>
          </table:table-cell>
          <table:table-cell office:value-type="float" office:value="51177">
            <text:p>51177</text:p>
          </table:table-cell>
          <table:table-cell office:value-type="float" office:value="30622">
            <text:p>30622</text:p>
          </table:table-cell>
          <table:table-cell office:value-type="float" office:value="42466">
            <text:p>42466</text:p>
          </table:table-cell>
          <table:table-cell office:value-type="float" office:value="27484">
            <text:p>27484</text:p>
          </table:table-cell>
          <table:table-cell office:value-type="float" office:value="30730">
            <text:p>30730</text:p>
          </table:table-cell>
          <table:table-cell office:value-type="float" office:value="27776">
            <text:p>27776</text:p>
          </table:table-cell>
          <table:table-cell office:value-type="float" office:value="39386">
            <text:p>39386</text:p>
          </table:table-cell>
          <table:table-cell office:value-type="float" office:value="41142">
            <text:p>41142</text:p>
          </table:table-cell>
          <table:table-cell office:value-type="float" office:value="40236">
            <text:p>40236</text:p>
          </table:table-cell>
          <table:table-cell office:value-type="float" office:value="15228">
            <text:p>15228</text:p>
          </table:table-cell>
          <table:table-cell office:value-type="float" office:value="17528">
            <text:p>17528</text:p>
          </table:table-cell>
          <table:table-cell office:value-type="float" office:value="43057">
            <text:p>43057</text:p>
          </table:table-cell>
          <table:table-cell office:value-type="float" office:value="40913">
            <text:p>40913</text:p>
          </table:table-cell>
          <table:table-cell office:value-type="float" office:value="28574">
            <text:p>28574</text:p>
          </table:table-cell>
          <table:table-cell office:value-type="float" office:value="25231">
            <text:p>25231</text:p>
          </table:table-cell>
          <table:table-cell office:value-type="float" office:value="26475">
            <text:p>26475</text:p>
          </table:table-cell>
          <table:table-cell office:value-type="float" office:value="37378">
            <text:p>37378</text:p>
          </table:table-cell>
          <table:table-cell office:value-type="float" office:value="7228">
            <text:p>7228</text:p>
          </table:table-cell>
          <table:table-cell office:value-type="float" office:value="16934">
            <text:p>16934</text:p>
          </table:table-cell>
          <table:table-cell office:value-type="float" office:value="18231">
            <text:p>18231</text:p>
          </table:table-cell>
          <table:table-cell office:value-type="float" office:value="19253">
            <text:p>19253</text:p>
          </table:table-cell>
          <table:table-cell office:value-type="float" office:value="26667">
            <text:p>26667</text:p>
          </table:table-cell>
          <table:table-cell office:value-type="float" office:value="23263">
            <text:p>23263</text:p>
          </table:table-cell>
          <table:table-cell office:value-type="float" office:value="24228">
            <text:p>24228</text:p>
          </table:table-cell>
          <table:table-cell office:value-type="float" office:value="36666">
            <text:p>36666</text:p>
          </table:table-cell>
        </table:table-row>
        <table:table-row table:style-name="ro1">
          <table:table-cell office:value-type="string">
            <text:p>UltraFastReadWriteMutex wps</text:p>
          </table:table-cell>
          <table:table-cell office:value-type="float" office:value="1263452">
            <text:p>1263452</text:p>
          </table:table-cell>
          <table:table-cell office:value-type="float" office:value="985396">
            <text:p>985396</text:p>
          </table:table-cell>
          <table:table-cell office:value-type="float" office:value="544045">
            <text:p>544045</text:p>
          </table:table-cell>
          <table:table-cell office:value-type="float" office:value="476719">
            <text:p>476719</text:p>
          </table:table-cell>
          <table:table-cell office:value-type="float" office:value="371304">
            <text:p>371304</text:p>
          </table:table-cell>
          <table:table-cell office:value-type="float" office:value="262707">
            <text:p>262707</text:p>
          </table:table-cell>
          <table:table-cell office:value-type="float" office:value="174473">
            <text:p>174473</text:p>
          </table:table-cell>
          <table:table-cell office:value-type="float" office:value="127102">
            <text:p>127102</text:p>
          </table:table-cell>
          <table:table-cell office:value-type="float" office:value="1089187">
            <text:p>1089187</text:p>
          </table:table-cell>
          <table:table-cell office:value-type="float" office:value="571500">
            <text:p>571500</text:p>
          </table:table-cell>
          <table:table-cell office:value-type="float" office:value="360636">
            <text:p>360636</text:p>
          </table:table-cell>
          <table:table-cell office:value-type="float" office:value="303640">
            <text:p>303640</text:p>
          </table:table-cell>
          <table:table-cell office:value-type="float" office:value="223592">
            <text:p>223592</text:p>
          </table:table-cell>
          <table:table-cell office:value-type="float" office:value="155285">
            <text:p>155285</text:p>
          </table:table-cell>
          <table:table-cell office:value-type="float" office:value="139218">
            <text:p>139218</text:p>
          </table:table-cell>
          <table:table-cell office:value-type="float" office:value="107802">
            <text:p>107802</text:p>
          </table:table-cell>
          <table:table-cell office:value-type="float" office:value="896390">
            <text:p>896390</text:p>
          </table:table-cell>
          <table:table-cell office:value-type="float" office:value="562425">
            <text:p>562425</text:p>
          </table:table-cell>
          <table:table-cell office:value-type="float" office:value="394177">
            <text:p>394177</text:p>
          </table:table-cell>
          <table:table-cell office:value-type="float" office:value="235728">
            <text:p>235728</text:p>
          </table:table-cell>
          <table:table-cell office:value-type="float" office:value="184903">
            <text:p>184903</text:p>
          </table:table-cell>
          <table:table-cell office:value-type="float" office:value="174406">
            <text:p>174406</text:p>
          </table:table-cell>
          <table:table-cell office:value-type="float" office:value="133189">
            <text:p>133189</text:p>
          </table:table-cell>
          <table:table-cell office:value-type="float" office:value="94048">
            <text:p>94048</text:p>
          </table:table-cell>
          <table:table-cell office:value-type="float" office:value="809846">
            <text:p>809846</text:p>
          </table:table-cell>
          <table:table-cell office:value-type="float" office:value="579264">
            <text:p>579264</text:p>
          </table:table-cell>
          <table:table-cell office:value-type="float" office:value="385884">
            <text:p>385884</text:p>
          </table:table-cell>
          <table:table-cell office:value-type="float" office:value="336722">
            <text:p>336722</text:p>
          </table:table-cell>
          <table:table-cell office:value-type="float" office:value="223392">
            <text:p>223392</text:p>
          </table:table-cell>
          <table:table-cell office:value-type="float" office:value="155551">
            <text:p>155551</text:p>
          </table:table-cell>
          <table:table-cell office:value-type="float" office:value="138197">
            <text:p>138197</text:p>
          </table:table-cell>
          <table:table-cell office:value-type="float" office:value="113181">
            <text:p>113181</text:p>
          </table:table-cell>
        </table:table-row>
        <table:table-row table:style-name="ro1">
          <table:table-cell office:value-type="string">
            <text:p>UltraLightReadWriteMutex wps</text:p>
          </table:table-cell>
          <table:table-cell office:value-type="float" office:value="16827283">
            <text:p>16827283</text:p>
          </table:table-cell>
          <table:table-cell office:value-type="float" office:value="7427768">
            <text:p>7427768</text:p>
          </table:table-cell>
          <table:table-cell office:value-type="float" office:value="4645990">
            <text:p>4645990</text:p>
          </table:table-cell>
          <table:table-cell office:value-type="float" office:value="3147008">
            <text:p>3147008</text:p>
          </table:table-cell>
          <table:table-cell office:value-type="float" office:value="3178122">
            <text:p>3178122</text:p>
          </table:table-cell>
          <table:table-cell office:value-type="float" office:value="2853811">
            <text:p>2853811</text:p>
          </table:table-cell>
          <table:table-cell office:value-type="float" office:value="2176283">
            <text:p>2176283</text:p>
          </table:table-cell>
          <table:table-cell office:value-type="float" office:value="4395">
            <text:p>4395</text:p>
          </table:table-cell>
          <table:table-cell office:value-type="float" office:value="9755462">
            <text:p>9755462</text:p>
          </table:table-cell>
          <table:table-cell office:value-type="float" office:value="8842932">
            <text:p>8842932</text:p>
          </table:table-cell>
          <table:table-cell office:value-type="float" office:value="6768388">
            <text:p>6768388</text:p>
          </table:table-cell>
          <table:table-cell office:value-type="float" office:value="4312601">
            <text:p>4312601</text:p>
          </table:table-cell>
          <table:table-cell office:value-type="float" office:value="4181871">
            <text:p>4181871</text:p>
          </table:table-cell>
          <table:table-cell office:value-type="float" office:value="3085186">
            <text:p>3085186</text:p>
          </table:table-cell>
          <table:table-cell office:value-type="float" office:value="2574876">
            <text:p>2574876</text:p>
          </table:table-cell>
          <table:table-cell office:value-type="float" office:value="53751">
            <text:p>53751</text:p>
          </table:table-cell>
          <table:table-cell office:value-type="float" office:value="9607279">
            <text:p>9607279</text:p>
          </table:table-cell>
          <table:table-cell office:value-type="float" office:value="10081919">
            <text:p>10081919</text:p>
          </table:table-cell>
          <table:table-cell office:value-type="float" office:value="7667110">
            <text:p>7667110</text:p>
          </table:table-cell>
          <table:table-cell office:value-type="float" office:value="5402768">
            <text:p>5402768</text:p>
          </table:table-cell>
          <table:table-cell office:value-type="float" office:value="4833320">
            <text:p>4833320</text:p>
          </table:table-cell>
          <table:table-cell office:value-type="float" office:value="3367471">
            <text:p>3367471</text:p>
          </table:table-cell>
          <table:table-cell office:value-type="float" office:value="2855307">
            <text:p>2855307</text:p>
          </table:table-cell>
          <table:table-cell office:value-type="float" office:value="326318">
            <text:p>326318</text:p>
          </table:table-cell>
          <table:table-cell office:value-type="float" office:value="9923689">
            <text:p>9923689</text:p>
          </table:table-cell>
          <table:table-cell office:value-type="float" office:value="10121667">
            <text:p>10121667</text:p>
          </table:table-cell>
          <table:table-cell office:value-type="float" office:value="8343990">
            <text:p>8343990</text:p>
          </table:table-cell>
          <table:table-cell office:value-type="float" office:value="6182517">
            <text:p>6182517</text:p>
          </table:table-cell>
          <table:table-cell office:value-type="float" office:value="5564147">
            <text:p>5564147</text:p>
          </table:table-cell>
          <table:table-cell office:value-type="float" office:value="3665264">
            <text:p>3665264</text:p>
          </table:table-cell>
          <table:table-cell office:value-type="float" office:value="3141543">
            <text:p>3141543</text:p>
          </table:table-cell>
          <table:table-cell office:value-type="float" office:value="464516">
            <text:p>464516</text:p>
          </table:table-cell>
        </table:table-row>
        <table:table-row table:style-name="ro1">
          <table:table-cell office:value-type="string">
            <text:p>FairReadWriteMutex wps</text:p>
          </table:table-cell>
          <table:table-cell office:value-type="float" office:value="51768">
            <text:p>51768</text:p>
          </table:table-cell>
          <table:table-cell office:value-type="float" office:value="36453">
            <text:p>36453</text:p>
          </table:table-cell>
          <table:table-cell office:value-type="float" office:value="16362">
            <text:p>16362</text:p>
          </table:table-cell>
          <table:table-cell office:value-type="float" office:value="10021">
            <text:p>10021</text:p>
          </table:table-cell>
          <table:table-cell office:value-type="float" office:value="8064">
            <text:p>8064</text:p>
          </table:table-cell>
          <table:table-cell office:value-type="float" office:value="7825">
            <text:p>7825</text:p>
          </table:table-cell>
          <table:table-cell office:value-type="float" office:value="6500">
            <text:p>6500</text:p>
          </table:table-cell>
          <table:table-cell office:value-type="float" office:value="6398">
            <text:p>6398</text:p>
          </table:table-cell>
          <table:table-cell office:value-type="float" office:value="61268">
            <text:p>61268</text:p>
          </table:table-cell>
          <table:table-cell office:value-type="float" office:value="42466">
            <text:p>42466</text:p>
          </table:table-cell>
          <table:table-cell office:value-type="float" office:value="18323">
            <text:p>18323</text:p>
          </table:table-cell>
          <table:table-cell office:value-type="float" office:value="15368">
            <text:p>15368</text:p>
          </table:table-cell>
          <table:table-cell office:value-type="float" office:value="11122">
            <text:p>11122</text:p>
          </table:table-cell>
          <table:table-cell office:value-type="float" office:value="13130">
            <text:p>13130</text:p>
          </table:table-cell>
          <table:table-cell office:value-type="float" office:value="11761">
            <text:p>11761</text:p>
          </table:table-cell>
          <table:table-cell office:value-type="float" office:value="10060">
            <text:p>10060</text:p>
          </table:table-cell>
          <table:table-cell office:value-type="float" office:value="45607">
            <text:p>45607</text:p>
          </table:table-cell>
          <table:table-cell office:value-type="float" office:value="26292">
            <text:p>26292</text:p>
          </table:table-cell>
          <table:table-cell office:value-type="float" office:value="43059">
            <text:p>43059</text:p>
          </table:table-cell>
          <table:table-cell office:value-type="float" office:value="30689">
            <text:p>30689</text:p>
          </table:table-cell>
          <table:table-cell office:value-type="float" office:value="17147">
            <text:p>17147</text:p>
          </table:table-cell>
          <table:table-cell office:value-type="float" office:value="12616">
            <text:p>12616</text:p>
          </table:table-cell>
          <table:table-cell office:value-type="float" office:value="11357">
            <text:p>11357</text:p>
          </table:table-cell>
          <table:table-cell office:value-type="float" office:value="14019">
            <text:p>14019</text:p>
          </table:table-cell>
          <table:table-cell office:value-type="float" office:value="28922">
            <text:p>28922</text:p>
          </table:table-cell>
          <table:table-cell office:value-type="float" office:value="33871">
            <text:p>33871</text:p>
          </table:table-cell>
          <table:table-cell office:value-type="float" office:value="24309">
            <text:p>24309</text:p>
          </table:table-cell>
          <table:table-cell office:value-type="float" office:value="19255">
            <text:p>19255</text:p>
          </table:table-cell>
          <table:table-cell office:value-type="float" office:value="21364">
            <text:p>21364</text:p>
          </table:table-cell>
          <table:table-cell office:value-type="float" office:value="15510">
            <text:p>15510</text:p>
          </table:table-cell>
          <table:table-cell office:value-type="float" office:value="13858">
            <text:p>13858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string">
            <text:p>UltraFastReadWriteMutex rr</text:p>
          </table:table-cell>
          <table:table-cell office:value-type="float" office:value="1.776997">
            <text:p>1.78</text:p>
          </table:table-cell>
          <table:table-cell office:value-type="float" office:value="2.872989">
            <text:p>2.87</text:p>
          </table:table-cell>
          <table:table-cell office:value-type="float" office:value="3.953595">
            <text:p>3.95</text:p>
          </table:table-cell>
          <table:table-cell office:value-type="float" office:value="4.960082">
            <text:p>4.96</text:p>
          </table:table-cell>
          <table:table-cell office:value-type="float" office:value="5.975944">
            <text:p>5.98</text:p>
          </table:table-cell>
          <table:table-cell office:value-type="float" office:value="6.986766">
            <text:p>6.99</text:p>
          </table:table-cell>
          <table:table-cell office:value-type="float" office:value="7.992172">
            <text:p>7.99</text:p>
          </table:table-cell>
          <table:table-cell office:value-type="float" office:value="8.996352">
            <text:p>9</text:p>
          </table:table-cell>
          <table:table-cell office:value-type="float" office:value="2.789875">
            <text:p>2.79</text:p>
          </table:table-cell>
          <table:table-cell office:value-type="float" office:value="3.952183">
            <text:p>3.95</text:p>
          </table:table-cell>
          <table:table-cell office:value-type="float" office:value="4.970393">
            <text:p>4.97</text:p>
          </table:table-cell>
          <table:table-cell office:value-type="float" office:value="5.978493">
            <text:p>5.98</text:p>
          </table:table-cell>
          <table:table-cell office:value-type="float" office:value="6.986325">
            <text:p>6.99</text:p>
          </table:table-cell>
          <table:table-cell office:value-type="float" office:value="7.989443">
            <text:p>7.99</text:p>
          </table:table-cell>
          <table:table-cell office:value-type="float" office:value="8.991483">
            <text:p>8.99</text:p>
          </table:table-cell>
          <table:table-cell office:value-type="float" office:value="9.996722">
            <text:p>10</text:p>
          </table:table-cell>
          <table:table-cell office:value-type="float" office:value="3.740506">
            <text:p>3.74</text:p>
          </table:table-cell>
          <table:table-cell office:value-type="float" office:value="4.949211">
            <text:p>4.95</text:p>
          </table:table-cell>
          <table:table-cell office:value-type="float" office:value="5.958553">
            <text:p>5.96</text:p>
          </table:table-cell>
          <table:table-cell office:value-type="float" office:value="6.977285">
            <text:p>6.98</text:p>
          </table:table-cell>
          <table:table-cell office:value-type="float" office:value="7.985622">
            <text:p>7.99</text:p>
          </table:table-cell>
          <table:table-cell office:value-type="float" office:value="8.986571">
            <text:p>8.99</text:p>
          </table:table-cell>
          <table:table-cell office:value-type="float" office:value="9.992064">
            <text:p>9.99</text:p>
          </table:table-cell>
          <table:table-cell office:value-type="float" office:value="10.997207">
            <text:p>11</text:p>
          </table:table-cell>
          <table:table-cell office:value-type="float" office:value="4.678231">
            <text:p>4.68</text:p>
          </table:table-cell>
          <table:table-cell office:value-type="float" office:value="5.926777">
            <text:p>5.93</text:p>
          </table:table-cell>
          <table:table-cell office:value-type="float" office:value="6.953186">
            <text:p>6.95</text:p>
          </table:table-cell>
          <table:table-cell office:value-type="float" office:value="7.96693">
            <text:p>7.97</text:p>
          </table:table-cell>
          <table:table-cell office:value-type="float" office:value="8.979314">
            <text:p>8.98</text:p>
          </table:table-cell>
          <table:table-cell office:value-type="float" office:value="9.988901">
            <text:p>9.99</text:p>
          </table:table-cell>
          <table:table-cell office:value-type="float" office:value="10.990126">
            <text:p>10.99</text:p>
          </table:table-cell>
          <table:table-cell office:value-type="float" office:value="11.99554">
            <text:p>12</text:p>
          </table:table-cell>
        </table:table-row>
        <table:table-row table:style-name="ro1">
          <table:table-cell office:value-type="string">
            <text:p>UltraLightReadWriteMutex rr</text:p>
          </table:table-cell>
          <table:table-cell office:value-type="float" office:value="1.085152">
            <text:p>1.09</text:p>
          </table:table-cell>
          <table:table-cell office:value-type="float" office:value="2.707366">
            <text:p>2.71</text:p>
          </table:table-cell>
          <table:table-cell office:value-type="float" office:value="3.836917">
            <text:p>3.84</text:p>
          </table:table-cell>
          <table:table-cell office:value-type="float" office:value="4.894788">
            <text:p>4.89</text:p>
          </table:table-cell>
          <table:table-cell office:value-type="float" office:value="5.920528">
            <text:p>5.92</text:p>
          </table:table-cell>
          <table:table-cell office:value-type="float" office:value="6.930907">
            <text:p>6.93</text:p>
          </table:table-cell>
          <table:table-cell office:value-type="float" office:value="7.934592">
            <text:p>7.93</text:p>
          </table:table-cell>
          <table:table-cell office:value-type="float" office:value="8.999949">
            <text:p>9</text:p>
          </table:table-cell>
          <table:table-cell office:value-type="float" office:value="1.801249">
            <text:p>1.8</text:p>
          </table:table-cell>
          <table:table-cell office:value-type="float" office:value="3.116734">
            <text:p>3.12</text:p>
          </table:table-cell>
          <table:table-cell office:value-type="float" office:value="4.562326">
            <text:p>4.56</text:p>
          </table:table-cell>
          <table:table-cell office:value-type="float" office:value="5.858112">
            <text:p>5.86</text:p>
          </table:table-cell>
          <table:table-cell office:value-type="float" office:value="6.853012">
            <text:p>6.85</text:p>
          </table:table-cell>
          <table:table-cell office:value-type="float" office:value="7.918396">
            <text:p>7.92</text:p>
          </table:table-cell>
          <table:table-cell office:value-type="float" office:value="8.921285">
            <text:p>8.92</text:p>
          </table:table-cell>
          <table:table-cell office:value-type="float" office:value="9.999287">
            <text:p>10</text:p>
          </table:table-cell>
          <table:table-cell office:value-type="float" office:value="2.071081">
            <text:p>2.07</text:p>
          </table:table-cell>
          <table:table-cell office:value-type="float" office:value="3.559044">
            <text:p>3.56</text:p>
          </table:table-cell>
          <table:table-cell office:value-type="float" office:value="5.20356">
            <text:p>5.2</text:p>
          </table:table-cell>
          <table:table-cell office:value-type="float" office:value="6.762426">
            <text:p>6.76</text:p>
          </table:table-cell>
          <table:table-cell office:value-type="float" office:value="7.826853">
            <text:p>7.83</text:p>
          </table:table-cell>
          <table:table-cell office:value-type="float" office:value="8.890169">
            <text:p>8.89</text:p>
          </table:table-cell>
          <table:table-cell office:value-type="float" office:value="9.902093">
            <text:p>9.9</text:p>
          </table:table-cell>
          <table:table-cell office:value-type="float" office:value="10.995203">
            <text:p>11</text:p>
          </table:table-cell>
          <table:table-cell office:value-type="float" office:value="2.158114">
            <text:p>2.16</text:p>
          </table:table-cell>
          <table:table-cell office:value-type="float" office:value="3.904681">
            <text:p>3.9</text:p>
          </table:table-cell>
          <table:table-cell office:value-type="float" office:value="5.645226">
            <text:p>5.65</text:p>
          </table:table-cell>
          <table:table-cell office:value-type="float" office:value="7.682076">
            <text:p>7.68</text:p>
          </table:table-cell>
          <table:table-cell office:value-type="float" office:value="8.759505">
            <text:p>8.76</text:p>
          </table:table-cell>
          <table:table-cell office:value-type="float" office:value="9.854769">
            <text:p>9.85</text:p>
          </table:table-cell>
          <table:table-cell office:value-type="float" office:value="10.877585">
            <text:p>10.88</text:p>
          </table:table-cell>
          <table:table-cell office:value-type="float" office:value="11.991614">
            <text:p>11.99</text:p>
          </table:table-cell>
        </table:table-row>
        <table:table-row table:style-name="ro1">
          <table:table-cell office:value-type="string">
            <text:p>FairReadWriteMutex rr</text:p>
          </table:table-cell>
          <table:table-cell office:value-type="float" office:value="1.000029">
            <text:p>1</text:p>
          </table:table-cell>
          <table:table-cell office:value-type="float" office:value="2.000082">
            <text:p>2</text:p>
          </table:table-cell>
          <table:table-cell office:value-type="float" office:value="2.999954">
            <text:p>3</text:p>
          </table:table-cell>
          <table:table-cell office:value-type="float" office:value="3.99994">
            <text:p>4</text:p>
          </table:table-cell>
          <table:table-cell office:value-type="float" office:value="4.999876">
            <text:p>5</text:p>
          </table:table-cell>
          <table:table-cell office:value-type="float" office:value="5.99989">
            <text:p>6</text:p>
          </table:table-cell>
          <table:table-cell office:value-type="float" office:value="6.999981">
            <text:p>7</text:p>
          </table:table-cell>
          <table:table-cell office:value-type="float" office:value="7.999878">
            <text:p>8</text:p>
          </table:table-cell>
          <table:table-cell office:value-type="float" office:value="0.999739">
            <text:p>1</text:p>
          </table:table-cell>
          <table:table-cell office:value-type="float" office:value="2">
            <text:p>2</text:p>
          </table:table-cell>
          <table:table-cell office:value-type="float" office:value="2.999978">
            <text:p>3</text:p>
          </table:table-cell>
          <table:table-cell office:value-type="float" office:value="3.99974">
            <text:p>4</text:p>
          </table:table-cell>
          <table:table-cell office:value-type="float" office:value="4.998509">
            <text:p>5</text:p>
          </table:table-cell>
          <table:table-cell office:value-type="float" office:value="5.999848">
            <text:p>6</text:p>
          </table:table-cell>
          <table:table-cell office:value-type="float" office:value="6.999187">
            <text:p>7</text:p>
          </table:table-cell>
          <table:table-cell office:value-type="float" office:value="7.999841">
            <text:p>8</text:p>
          </table:table-cell>
          <table:table-cell office:value-type="float" office:value="1.001266">
            <text:p>1</text:p>
          </table:table-cell>
          <table:table-cell office:value-type="float" office:value="2">
            <text:p>2</text:p>
          </table:table-cell>
          <table:table-cell office:value-type="float" office:value="2.99993">
            <text:p>3</text:p>
          </table:table-cell>
          <table:table-cell office:value-type="float" office:value="3.999763">
            <text:p>4</text:p>
          </table:table-cell>
          <table:table-cell office:value-type="float" office:value="4.999716">
            <text:p>5</text:p>
          </table:table-cell>
          <table:table-cell office:value-type="float" office:value="5.999921">
            <text:p>6</text:p>
          </table:table-cell>
          <table:table-cell office:value-type="float" office:value="6.998044">
            <text:p>7</text:p>
          </table:table-cell>
          <table:table-cell office:value-type="float" office:value="7.99965">
            <text:p>8</text:p>
          </table:table-cell>
          <table:table-cell office:value-type="float" office:value="0.999723">
            <text:p>1</text:p>
          </table:table-cell>
          <table:table-cell office:value-type="float" office:value="1.999882">
            <text:p>2</text:p>
          </table:table-cell>
          <table:table-cell office:value-type="float" office:value="2.999929">
            <text:p>3</text:p>
          </table:table-cell>
          <table:table-cell office:value-type="float" office:value="3.999792">
            <text:p>4</text:p>
          </table:table-cell>
          <table:table-cell office:value-type="float" office:value="4.996835">
            <text:p>5</text:p>
          </table:table-cell>
          <table:table-cell office:value-type="float" office:value="5.999794">
            <text:p>6</text:p>
          </table:table-cell>
          <table:table-cell office:value-type="float" office:value="6.997532">
            <text:p>7</text:p>
          </table:table-cell>
          <table:table-cell office:value-type="float" office:value="7.999564">
            <text:p>8</text:p>
          </table:table-cell>
        </table:table-row>
        <table:table-row table:style-name="ro1">
          <table:table-cell office:value-type="string">
            <text:p>UltraFastReadWriteMutex wr</text:p>
          </table:table-cell>
          <table:table-cell office:value-type="float" office:value="0.223003">
            <text:p>0.22</text:p>
          </table:table-cell>
          <table:table-cell office:value-type="float" office:value="0.127011">
            <text:p>0.13</text:p>
          </table:table-cell>
          <table:table-cell office:value-type="float" office:value="0.046405">
            <text:p>0.05</text:p>
          </table:table-cell>
          <table:table-cell office:value-type="float" office:value="0.039918">
            <text:p>0.04</text:p>
          </table:table-cell>
          <table:table-cell office:value-type="float" office:value="0.024056">
            <text:p>0.02</text:p>
          </table:table-cell>
          <table:table-cell office:value-type="float" office:value="0.013234">
            <text:p>0.01</text:p>
          </table:table-cell>
          <table:table-cell office:value-type="float" office:value="0.007828">
            <text:p>0.01</text:p>
          </table:table-cell>
          <table:table-cell office:value-type="float" office:value="0.003648">
            <text:p>0</text:p>
          </table:table-cell>
          <table:table-cell office:value-type="float" office:value="0.210125">
            <text:p>0.21</text:p>
          </table:table-cell>
          <table:table-cell office:value-type="float" office:value="0.047817">
            <text:p>0.05</text:p>
          </table:table-cell>
          <table:table-cell office:value-type="float" office:value="0.029607">
            <text:p>0.03</text:p>
          </table:table-cell>
          <table:table-cell office:value-type="float" office:value="0.021507">
            <text:p>0.02</text:p>
          </table:table-cell>
          <table:table-cell office:value-type="float" office:value="0.013675">
            <text:p>0.01</text:p>
          </table:table-cell>
          <table:table-cell office:value-type="float" office:value="0.010557">
            <text:p>0.01</text:p>
          </table:table-cell>
          <table:table-cell office:value-type="float" office:value="0.008517">
            <text:p>0.01</text:p>
          </table:table-cell>
          <table:table-cell office:value-type="float" office:value="0.003278">
            <text:p>0</text:p>
          </table:table-cell>
          <table:table-cell office:value-type="float" office:value="0.259494">
            <text:p>0.26</text:p>
          </table:table-cell>
          <table:table-cell office:value-type="float" office:value="0.050789">
            <text:p>0.05</text:p>
          </table:table-cell>
          <table:table-cell office:value-type="float" office:value="0.041447">
            <text:p>0.04</text:p>
          </table:table-cell>
          <table:table-cell office:value-type="float" office:value="0.022715">
            <text:p>0.02</text:p>
          </table:table-cell>
          <table:table-cell office:value-type="float" office:value="0.014378">
            <text:p>0.01</text:p>
          </table:table-cell>
          <table:table-cell office:value-type="float" office:value="0.013429">
            <text:p>0.01</text:p>
          </table:table-cell>
          <table:table-cell office:value-type="float" office:value="0.007936">
            <text:p>0.01</text:p>
          </table:table-cell>
          <table:table-cell office:value-type="float" office:value="0.002793">
            <text:p>0</text:p>
          </table:table-cell>
          <table:table-cell office:value-type="float" office:value="0.321769">
            <text:p>0.32</text:p>
          </table:table-cell>
          <table:table-cell office:value-type="float" office:value="0.073223">
            <text:p>0.07</text:p>
          </table:table-cell>
          <table:table-cell office:value-type="float" office:value="0.046814">
            <text:p>0.05</text:p>
          </table:table-cell>
          <table:table-cell office:value-type="float" office:value="0.03307">
            <text:p>0.03</text:p>
          </table:table-cell>
          <table:table-cell office:value-type="float" office:value="0.020686">
            <text:p>0.02</text:p>
          </table:table-cell>
          <table:table-cell office:value-type="float" office:value="0.011099">
            <text:p>0.01</text:p>
          </table:table-cell>
          <table:table-cell office:value-type="float" office:value="0.009874">
            <text:p>0.01</text:p>
          </table:table-cell>
          <table:table-cell office:value-type="float" office:value="0.00446">
            <text:p>0</text:p>
          </table:table-cell>
        </table:table-row>
        <table:table-row table:style-name="ro1">
          <table:table-cell office:value-type="string">
            <text:p>UltraLightReadWriteMutex wr</text:p>
          </table:table-cell>
          <table:table-cell office:value-type="float" office:value="0.914848">
            <text:p>0.91</text:p>
          </table:table-cell>
          <table:table-cell office:value-type="float" office:value="0.292634">
            <text:p>0.29</text:p>
          </table:table-cell>
          <table:table-cell office:value-type="float" office:value="0.163083">
            <text:p>0.16</text:p>
          </table:table-cell>
          <table:table-cell office:value-type="float" office:value="0.105212">
            <text:p>0.11</text:p>
          </table:table-cell>
          <table:table-cell office:value-type="float" office:value="0.079472">
            <text:p>0.08</text:p>
          </table:table-cell>
          <table:table-cell office:value-type="float" office:value="0.069093">
            <text:p>0.07</text:p>
          </table:table-cell>
          <table:table-cell office:value-type="float" office:value="0.065408">
            <text:p>0.07</text:p>
          </table:table-cell>
          <table:table-cell office:value-type="float" office:value="0.000051">
            <text:p>0</text:p>
          </table:table-cell>
          <table:table-cell office:value-type="float" office:value="1.198751">
            <text:p>1.2</text:p>
          </table:table-cell>
          <table:table-cell office:value-type="float" office:value="0.883266">
            <text:p>0.88</text:p>
          </table:table-cell>
          <table:table-cell office:value-type="float" office:value="0.437674">
            <text:p>0.44</text:p>
          </table:table-cell>
          <table:table-cell office:value-type="float" office:value="0.141888">
            <text:p>0.14</text:p>
          </table:table-cell>
          <table:table-cell office:value-type="float" office:value="0.146988">
            <text:p>0.15</text:p>
          </table:table-cell>
          <table:table-cell office:value-type="float" office:value="0.081604">
            <text:p>0.08</text:p>
          </table:table-cell>
          <table:table-cell office:value-type="float" office:value="0.078715">
            <text:p>0.08</text:p>
          </table:table-cell>
          <table:table-cell office:value-type="float" office:value="0.000713">
            <text:p>0</text:p>
          </table:table-cell>
          <table:table-cell office:value-type="float" office:value="1.928919">
            <text:p>1.93</text:p>
          </table:table-cell>
          <table:table-cell office:value-type="float" office:value="1.440956">
            <text:p>1.44</text:p>
          </table:table-cell>
          <table:table-cell office:value-type="float" office:value="0.79644">
            <text:p>0.8</text:p>
          </table:table-cell>
          <table:table-cell office:value-type="float" office:value="0.237574">
            <text:p>0.24</text:p>
          </table:table-cell>
          <table:table-cell office:value-type="float" office:value="0.173147">
            <text:p>0.17</text:p>
          </table:table-cell>
          <table:table-cell office:value-type="float" office:value="0.109831">
            <text:p>0.11</text:p>
          </table:table-cell>
          <table:table-cell office:value-type="float" office:value="0.097907">
            <text:p>0.1</text:p>
          </table:table-cell>
          <table:table-cell office:value-type="float" office:value="0.004797">
            <text:p>0</text:p>
          </table:table-cell>
          <table:table-cell office:value-type="float" office:value="2.841886">
            <text:p>2.84</text:p>
          </table:table-cell>
          <table:table-cell office:value-type="float" office:value="2.095319">
            <text:p>2.1</text:p>
          </table:table-cell>
          <table:table-cell office:value-type="float" office:value="1.354774">
            <text:p>1.35</text:p>
          </table:table-cell>
          <table:table-cell office:value-type="float" office:value="0.317924">
            <text:p>0.32</text:p>
          </table:table-cell>
          <table:table-cell office:value-type="float" office:value="0.240495">
            <text:p>0.24</text:p>
          </table:table-cell>
          <table:table-cell office:value-type="float" office:value="0.145231">
            <text:p>0.15</text:p>
          </table:table-cell>
          <table:table-cell office:value-type="float" office:value="0.122415">
            <text:p>0.12</text:p>
          </table:table-cell>
          <table:table-cell office:value-type="float" office:value="0.008386">
            <text:p>0.01</text:p>
          </table:table-cell>
        </table:table-row>
        <table:table-row table:style-name="ro1">
          <table:table-cell office:value-type="string">
            <text:p>FairReadWriteMutex wr</text:p>
          </table:table-cell>
          <table:table-cell office:value-type="float" office:value="0.999971">
            <text:p>1</text:p>
          </table:table-cell>
          <table:table-cell office:value-type="float" office:value="0.999918">
            <text:p>1</text:p>
          </table:table-cell>
          <table:table-cell office:value-type="float" office:value="1.000046">
            <text:p>1</text:p>
          </table:table-cell>
          <table:table-cell office:value-type="float" office:value="1.00006">
            <text:p>1</text:p>
          </table:table-cell>
          <table:table-cell office:value-type="float" office:value="1.000124">
            <text:p>1</text:p>
          </table:table-cell>
          <table:table-cell office:value-type="float" office:value="1.00011">
            <text:p>1</text:p>
          </table:table-cell>
          <table:table-cell office:value-type="float" office:value="1.000019">
            <text:p>1</text:p>
          </table:table-cell>
          <table:table-cell office:value-type="float" office:value="1.000122">
            <text:p>1</text:p>
          </table:table-cell>
          <table:table-cell office:value-type="float" office:value="2.000261">
            <text:p>2</text:p>
          </table:table-cell>
          <table:table-cell office:value-type="float" office:value="2">
            <text:p>2</text:p>
          </table:table-cell>
          <table:table-cell office:value-type="float" office:value="2.000022">
            <text:p>2</text:p>
          </table:table-cell>
          <table:table-cell office:value-type="float" office:value="2.00026">
            <text:p>2</text:p>
          </table:table-cell>
          <table:table-cell office:value-type="float" office:value="2.001491">
            <text:p>2</text:p>
          </table:table-cell>
          <table:table-cell office:value-type="float" office:value="2.000152">
            <text:p>2</text:p>
          </table:table-cell>
          <table:table-cell office:value-type="float" office:value="2.000813">
            <text:p>2</text:p>
          </table:table-cell>
          <table:table-cell office:value-type="float" office:value="2.000159">
            <text:p>2</text:p>
          </table:table-cell>
          <table:table-cell office:value-type="float" office:value="2.998734">
            <text:p>3</text:p>
          </table:table-cell>
          <table:table-cell office:value-type="float" office:value="3">
            <text:p>3</text:p>
          </table:table-cell>
          <table:table-cell office:value-type="float" office:value="3.00007">
            <text:p>3</text:p>
          </table:table-cell>
          <table:table-cell office:value-type="float" office:value="3.000237">
            <text:p>3</text:p>
          </table:table-cell>
          <table:table-cell office:value-type="float" office:value="3.000284">
            <text:p>3</text:p>
          </table:table-cell>
          <table:table-cell office:value-type="float" office:value="3.000079">
            <text:p>3</text:p>
          </table:table-cell>
          <table:table-cell office:value-type="float" office:value="3.001956">
            <text:p>3</text:p>
          </table:table-cell>
          <table:table-cell office:value-type="float" office:value="3.00035">
            <text:p>3</text:p>
          </table:table-cell>
          <table:table-cell office:value-type="float" office:value="4.000277">
            <text:p>4</text:p>
          </table:table-cell>
          <table:table-cell office:value-type="float" office:value="4.000118">
            <text:p>4</text:p>
          </table:table-cell>
          <table:table-cell office:value-type="float" office:value="4.000071">
            <text:p>4</text:p>
          </table:table-cell>
          <table:table-cell office:value-type="float" office:value="4.000208">
            <text:p>4</text:p>
          </table:table-cell>
          <table:table-cell office:value-type="float" office:value="4.003165">
            <text:p>4</text:p>
          </table:table-cell>
          <table:table-cell office:value-type="float" office:value="4.000206">
            <text:p>4</text:p>
          </table:table-cell>
          <table:table-cell office:value-type="float" office:value="4.002468">
            <text:p>4</text:p>
          </table:table-cell>
          <table:table-cell office:value-type="float" office:value="4.000436">
            <text:p>4</text:p>
          </table:table-cell>
        </table:table-row>
        <table:table-row table:style-name="ro1">
          <table:table-cell office:value-type="string">
            <text:p>UltraFastReadWriteMutex r1rr</text:p>
          </table:table-cell>
          <table:table-cell office:value-type="float" office:value="1.776997">
            <text:p>1.78</text:p>
          </table:table-cell>
          <table:table-cell office:value-type="float" office:value="1.915326">
            <text:p>1.92</text:p>
          </table:table-cell>
          <table:table-cell office:value-type="float" office:value="1.976798">
            <text:p>1.98</text:p>
          </table:table-cell>
          <table:table-cell office:value-type="float" office:value="1.984033">
            <text:p>1.98</text:p>
          </table:table-cell>
          <table:table-cell office:value-type="float" office:value="1.991981">
            <text:p>1.99</text:p>
          </table:table-cell>
          <table:table-cell office:value-type="float" office:value="1.996219">
            <text:p>2</text:p>
          </table:table-cell>
          <table:table-cell office:value-type="float" office:value="1.998043">
            <text:p>2</text:p>
          </table:table-cell>
          <table:table-cell office:value-type="float" office:value="1.999189">
            <text:p>2</text:p>
          </table:table-cell>
          <table:table-cell office:value-type="float" office:value="2.789875">
            <text:p>2.79</text:p>
          </table:table-cell>
          <table:table-cell office:value-type="float" office:value="2.964137">
            <text:p>2.96</text:p>
          </table:table-cell>
          <table:table-cell office:value-type="float" office:value="2.982236">
            <text:p>2.98</text:p>
          </table:table-cell>
          <table:table-cell office:value-type="float" office:value="2.989246">
            <text:p>2.99</text:p>
          </table:table-cell>
          <table:table-cell office:value-type="float" office:value="2.994139">
            <text:p>2.99</text:p>
          </table:table-cell>
          <table:table-cell office:value-type="float" office:value="2.996041">
            <text:p>3</text:p>
          </table:table-cell>
          <table:table-cell office:value-type="float" office:value="2.997161">
            <text:p>3</text:p>
          </table:table-cell>
          <table:table-cell office:value-type="float" office:value="2.999017">
            <text:p>3</text:p>
          </table:table-cell>
          <table:table-cell office:value-type="float" office:value="3.740506">
            <text:p>3.74</text:p>
          </table:table-cell>
          <table:table-cell office:value-type="float" office:value="3.959369">
            <text:p>3.96</text:p>
          </table:table-cell>
          <table:table-cell office:value-type="float" office:value="3.972369">
            <text:p>3.97</text:p>
          </table:table-cell>
          <table:table-cell office:value-type="float" office:value="3.98702">
            <text:p>3.99</text:p>
          </table:table-cell>
          <table:table-cell office:value-type="float" office:value="3.992811">
            <text:p>3.99</text:p>
          </table:table-cell>
          <table:table-cell office:value-type="float" office:value="3.994031">
            <text:p>3.99</text:p>
          </table:table-cell>
          <table:table-cell office:value-type="float" office:value="3.996826">
            <text:p>4</text:p>
          </table:table-cell>
          <table:table-cell office:value-type="float" office:value="3.998985">
            <text:p>4</text:p>
          </table:table-cell>
          <table:table-cell office:value-type="float" office:value="4.678231">
            <text:p>4.68</text:p>
          </table:table-cell>
          <table:table-cell office:value-type="float" office:value="4.938981">
            <text:p>4.94</text:p>
          </table:table-cell>
          <table:table-cell office:value-type="float" office:value="4.966562">
            <text:p>4.97</text:p>
          </table:table-cell>
          <table:table-cell office:value-type="float" office:value="4.979331">
            <text:p>4.98</text:p>
          </table:table-cell>
          <table:table-cell office:value-type="float" office:value="4.988508">
            <text:p>4.99</text:p>
          </table:table-cell>
          <table:table-cell office:value-type="float" office:value="4.99445">
            <text:p>4.99</text:p>
          </table:table-cell>
          <table:table-cell office:value-type="float" office:value="4.995512">
            <text:p>5</text:p>
          </table:table-cell>
          <table:table-cell office:value-type="float" office:value="4.998142">
            <text:p>5</text:p>
          </table:table-cell>
        </table:table-row>
        <table:table-row table:style-name="ro1">
          <table:table-cell office:value-type="string">
            <text:p>UltraLightReadWriteMutex r1rr</text:p>
          </table:table-cell>
          <table:table-cell office:value-type="float" office:value="1.085152">
            <text:p>1.09</text:p>
          </table:table-cell>
          <table:table-cell office:value-type="float" office:value="1.804911">
            <text:p>1.8</text:p>
          </table:table-cell>
          <table:table-cell office:value-type="float" office:value="1.918459">
            <text:p>1.92</text:p>
          </table:table-cell>
          <table:table-cell office:value-type="float" office:value="1.957915">
            <text:p>1.96</text:p>
          </table:table-cell>
          <table:table-cell office:value-type="float" office:value="1.973509">
            <text:p>1.97</text:p>
          </table:table-cell>
          <table:table-cell office:value-type="float" office:value="1.980259">
            <text:p>1.98</text:p>
          </table:table-cell>
          <table:table-cell office:value-type="float" office:value="1.983648">
            <text:p>1.98</text:p>
          </table:table-cell>
          <table:table-cell office:value-type="float" office:value="1.999989">
            <text:p>2</text:p>
          </table:table-cell>
          <table:table-cell office:value-type="float" office:value="1.801249">
            <text:p>1.8</text:p>
          </table:table-cell>
          <table:table-cell office:value-type="float" office:value="2.33755">
            <text:p>2.34</text:p>
          </table:table-cell>
          <table:table-cell office:value-type="float" office:value="2.737395">
            <text:p>2.74</text:p>
          </table:table-cell>
          <table:table-cell office:value-type="float" office:value="2.929056">
            <text:p>2.93</text:p>
          </table:table-cell>
          <table:table-cell office:value-type="float" office:value="2.937005">
            <text:p>2.94</text:p>
          </table:table-cell>
          <table:table-cell office:value-type="float" office:value="2.969399">
            <text:p>2.97</text:p>
          </table:table-cell>
          <table:table-cell office:value-type="float" office:value="2.973762">
            <text:p>2.97</text:p>
          </table:table-cell>
          <table:table-cell office:value-type="float" office:value="2.999786">
            <text:p>3</text:p>
          </table:table-cell>
          <table:table-cell office:value-type="float" office:value="2.071081">
            <text:p>2.07</text:p>
          </table:table-cell>
          <table:table-cell office:value-type="float" office:value="2.847235">
            <text:p>2.85</text:p>
          </table:table-cell>
          <table:table-cell office:value-type="float" office:value="3.46904">
            <text:p>3.47</text:p>
          </table:table-cell>
          <table:table-cell office:value-type="float" office:value="3.864244">
            <text:p>3.86</text:p>
          </table:table-cell>
          <table:table-cell office:value-type="float" office:value="3.913427">
            <text:p>3.91</text:p>
          </table:table-cell>
          <table:table-cell office:value-type="float" office:value="3.951186">
            <text:p>3.95</text:p>
          </table:table-cell>
          <table:table-cell office:value-type="float" office:value="3.960837">
            <text:p>3.96</text:p>
          </table:table-cell>
          <table:table-cell office:value-type="float" office:value="3.998255">
            <text:p>4</text:p>
          </table:table-cell>
          <table:table-cell office:value-type="float" office:value="2.158114">
            <text:p>2.16</text:p>
          </table:table-cell>
          <table:table-cell office:value-type="float" office:value="3.253901">
            <text:p>3.25</text:p>
          </table:table-cell>
          <table:table-cell office:value-type="float" office:value="4.032305">
            <text:p>4.03</text:p>
          </table:table-cell>
          <table:table-cell office:value-type="float" office:value="4.801297">
            <text:p>4.8</text:p>
          </table:table-cell>
          <table:table-cell office:value-type="float" office:value="4.866392">
            <text:p>4.87</text:p>
          </table:table-cell>
          <table:table-cell office:value-type="float" office:value="4.927384">
            <text:p>4.93</text:p>
          </table:table-cell>
          <table:table-cell office:value-type="float" office:value="4.944357">
            <text:p>4.94</text:p>
          </table:table-cell>
          <table:table-cell office:value-type="float" office:value="4.996506">
            <text:p>5</text:p>
          </table:table-cell>
        </table:table-row>
        <table:table-row table:style-name="ro1">
          <table:table-cell office:value-type="string">
            <text:p>FairReadWriteMutex r1rr</text:p>
          </table:table-cell>
          <table:table-cell office:value-type="float" office:value="1.000029">
            <text:p>1</text:p>
          </table:table-cell>
          <table:table-cell office:value-type="float" office:value="1.333388">
            <text:p>1.33</text:p>
          </table:table-cell>
          <table:table-cell office:value-type="float" office:value="1.499977">
            <text:p>1.5</text:p>
          </table:table-cell>
          <table:table-cell office:value-type="float" office:value="1.599976">
            <text:p>1.6</text:p>
          </table:table-cell>
          <table:table-cell office:value-type="float" office:value="1.666625">
            <text:p>1.67</text:p>
          </table:table-cell>
          <table:table-cell office:value-type="float" office:value="1.714254">
            <text:p>1.71</text:p>
          </table:table-cell>
          <table:table-cell office:value-type="float" office:value="1.749995">
            <text:p>1.75</text:p>
          </table:table-cell>
          <table:table-cell office:value-type="float" office:value="1.777751">
            <text:p>1.78</text:p>
          </table:table-cell>
          <table:table-cell office:value-type="float" office:value="0.999739">
            <text:p>1</text:p>
          </table:table-cell>
          <table:table-cell office:value-type="float" office:value="1.5">
            <text:p>1.5</text:p>
          </table:table-cell>
          <table:table-cell office:value-type="float" office:value="1.799987">
            <text:p>1.8</text:p>
          </table:table-cell>
          <table:table-cell office:value-type="float" office:value="1.99987">
            <text:p>2</text:p>
          </table:table-cell>
          <table:table-cell office:value-type="float" office:value="2.142218">
            <text:p>2.14</text:p>
          </table:table-cell>
          <table:table-cell office:value-type="float" office:value="2.249943">
            <text:p>2.25</text:p>
          </table:table-cell>
          <table:table-cell office:value-type="float" office:value="2.333062">
            <text:p>2.33</text:p>
          </table:table-cell>
          <table:table-cell office:value-type="float" office:value="2.399952">
            <text:p>2.4</text:p>
          </table:table-cell>
          <table:table-cell office:value-type="float" office:value="1.001266">
            <text:p>1</text:p>
          </table:table-cell>
          <table:table-cell office:value-type="float" office:value="1.6">
            <text:p>1.6</text:p>
          </table:table-cell>
          <table:table-cell office:value-type="float" office:value="1.999954">
            <text:p>2</text:p>
          </table:table-cell>
          <table:table-cell office:value-type="float" office:value="2.285579">
            <text:p>2.29</text:p>
          </table:table-cell>
          <table:table-cell office:value-type="float" office:value="2.499858">
            <text:p>2.5</text:p>
          </table:table-cell>
          <table:table-cell office:value-type="float" office:value="2.666631">
            <text:p>2.67</text:p>
          </table:table-cell>
          <table:table-cell office:value-type="float" office:value="2.799218">
            <text:p>2.8</text:p>
          </table:table-cell>
          <table:table-cell office:value-type="float" office:value="2.908964">
            <text:p>2.91</text:p>
          </table:table-cell>
          <table:table-cell office:value-type="float" office:value="0.999723">
            <text:p>1</text:p>
          </table:table-cell>
          <table:table-cell office:value-type="float" office:value="1.666568">
            <text:p>1.67</text:p>
          </table:table-cell>
          <table:table-cell office:value-type="float" office:value="2.142807">
            <text:p>2.14</text:p>
          </table:table-cell>
          <table:table-cell office:value-type="float" office:value="2.49987">
            <text:p>2.5</text:p>
          </table:table-cell>
          <table:table-cell office:value-type="float" office:value="2.77602">
            <text:p>2.78</text:p>
          </table:table-cell>
          <table:table-cell office:value-type="float" office:value="2.999897">
            <text:p>3</text:p>
          </table:table-cell>
          <table:table-cell office:value-type="float" office:value="3.180696">
            <text:p>3.18</text:p>
          </table:table-cell>
          <table:table-cell office:value-type="float" office:value="3.333152">
            <text:p>3.33</text:p>
          </table:table-cell>
        </table:table-row>
        <table:table-row table:style-name="ro1">
          <table:table-cell office:value-type="string">
            <text:p>UltraFastReadWriteMutex r1wr</text:p>
          </table:table-cell>
          <table:table-cell office:value-type="float" office:value="0.223003">
            <text:p>0.22</text:p>
          </table:table-cell>
          <table:table-cell office:value-type="float" office:value="0.084674">
            <text:p>0.08</text:p>
          </table:table-cell>
          <table:table-cell office:value-type="float" office:value="0.023202">
            <text:p>0.02</text:p>
          </table:table-cell>
          <table:table-cell office:value-type="float" office:value="0.015967">
            <text:p>0.02</text:p>
          </table:table-cell>
          <table:table-cell office:value-type="float" office:value="0.008019">
            <text:p>0.01</text:p>
          </table:table-cell>
          <table:table-cell office:value-type="float" office:value="0.003781">
            <text:p>0</text:p>
          </table:table-cell>
          <table:table-cell office:value-type="float" office:value="0.001957">
            <text:p>0</text:p>
          </table:table-cell>
          <table:table-cell office:value-type="float" office:value="0.000811">
            <text:p>0</text:p>
          </table:table-cell>
          <table:table-cell office:value-type="float" office:value="0.210125">
            <text:p>0.21</text:p>
          </table:table-cell>
          <table:table-cell office:value-type="float" office:value="0.035863">
            <text:p>0.04</text:p>
          </table:table-cell>
          <table:table-cell office:value-type="float" office:value="0.017764">
            <text:p>0.02</text:p>
          </table:table-cell>
          <table:table-cell office:value-type="float" office:value="0.010754">
            <text:p>0.01</text:p>
          </table:table-cell>
          <table:table-cell office:value-type="float" office:value="0.005861">
            <text:p>0.01</text:p>
          </table:table-cell>
          <table:table-cell office:value-type="float" office:value="0.003959">
            <text:p>0</text:p>
          </table:table-cell>
          <table:table-cell office:value-type="float" office:value="0.002839">
            <text:p>0</text:p>
          </table:table-cell>
          <table:table-cell office:value-type="float" office:value="0.000983">
            <text:p>0</text:p>
          </table:table-cell>
          <table:table-cell office:value-type="float" office:value="0.259494">
            <text:p>0.26</text:p>
          </table:table-cell>
          <table:table-cell office:value-type="float" office:value="0.040631">
            <text:p>0.04</text:p>
          </table:table-cell>
          <table:table-cell office:value-type="float" office:value="0.027631">
            <text:p>0.03</text:p>
          </table:table-cell>
          <table:table-cell office:value-type="float" office:value="0.01298">
            <text:p>0.01</text:p>
          </table:table-cell>
          <table:table-cell office:value-type="float" office:value="0.007189">
            <text:p>0.01</text:p>
          </table:table-cell>
          <table:table-cell office:value-type="float" office:value="0.005969">
            <text:p>0.01</text:p>
          </table:table-cell>
          <table:table-cell office:value-type="float" office:value="0.003174">
            <text:p>0</text:p>
          </table:table-cell>
          <table:table-cell office:value-type="float" office:value="0.001015">
            <text:p>0</text:p>
          </table:table-cell>
          <table:table-cell office:value-type="float" office:value="0.321769">
            <text:p>0.32</text:p>
          </table:table-cell>
          <table:table-cell office:value-type="float" office:value="0.061019">
            <text:p>0.06</text:p>
          </table:table-cell>
          <table:table-cell office:value-type="float" office:value="0.033438">
            <text:p>0.03</text:p>
          </table:table-cell>
          <table:table-cell office:value-type="float" office:value="0.020669">
            <text:p>0.02</text:p>
          </table:table-cell>
          <table:table-cell office:value-type="float" office:value="0.011492">
            <text:p>0.01</text:p>
          </table:table-cell>
          <table:table-cell office:value-type="float" office:value="0.00555">
            <text:p>0.01</text:p>
          </table:table-cell>
          <table:table-cell office:value-type="float" office:value="0.004488">
            <text:p>0</text:p>
          </table:table-cell>
          <table:table-cell office:value-type="float" office:value="0.001858">
            <text:p>0</text:p>
          </table:table-cell>
        </table:table-row>
        <table:table-row table:style-name="ro1">
          <table:table-cell office:value-type="string">
            <text:p>UltraLightReadWriteMutex r1wr</text:p>
          </table:table-cell>
          <table:table-cell office:value-type="float" office:value="0.914848">
            <text:p>0.91</text:p>
          </table:table-cell>
          <table:table-cell office:value-type="float" office:value="0.195089">
            <text:p>0.2</text:p>
          </table:table-cell>
          <table:table-cell office:value-type="float" office:value="0.081541">
            <text:p>0.08</text:p>
          </table:table-cell>
          <table:table-cell office:value-type="float" office:value="0.042085">
            <text:p>0.04</text:p>
          </table:table-cell>
          <table:table-cell office:value-type="float" office:value="0.026491">
            <text:p>0.03</text:p>
          </table:table-cell>
          <table:table-cell office:value-type="float" office:value="0.019741">
            <text:p>0.02</text:p>
          </table:table-cell>
          <table:table-cell office:value-type="float" office:value="0.016352">
            <text:p>0.02</text:p>
          </table:table-cell>
          <table:table-cell office:value-type="float" office:value="0.000011">
            <text:p>0</text:p>
          </table:table-cell>
          <table:table-cell office:value-type="float" office:value="1.198751">
            <text:p>1.2</text:p>
          </table:table-cell>
          <table:table-cell office:value-type="float" office:value="0.66245">
            <text:p>0.66</text:p>
          </table:table-cell>
          <table:table-cell office:value-type="float" office:value="0.262605">
            <text:p>0.26</text:p>
          </table:table-cell>
          <table:table-cell office:value-type="float" office:value="0.070944">
            <text:p>0.07</text:p>
          </table:table-cell>
          <table:table-cell office:value-type="float" office:value="0.062995">
            <text:p>0.06</text:p>
          </table:table-cell>
          <table:table-cell office:value-type="float" office:value="0.030601">
            <text:p>0.03</text:p>
          </table:table-cell>
          <table:table-cell office:value-type="float" office:value="0.026238">
            <text:p>0.03</text:p>
          </table:table-cell>
          <table:table-cell office:value-type="float" office:value="0.000214">
            <text:p>0</text:p>
          </table:table-cell>
          <table:table-cell office:value-type="float" office:value="1.928919">
            <text:p>1.93</text:p>
          </table:table-cell>
          <table:table-cell office:value-type="float" office:value="1.152765">
            <text:p>1.15</text:p>
          </table:table-cell>
          <table:table-cell office:value-type="float" office:value="0.53096">
            <text:p>0.53</text:p>
          </table:table-cell>
          <table:table-cell office:value-type="float" office:value="0.135756">
            <text:p>0.14</text:p>
          </table:table-cell>
          <table:table-cell office:value-type="float" office:value="0.086573">
            <text:p>0.09</text:p>
          </table:table-cell>
          <table:table-cell office:value-type="float" office:value="0.048814">
            <text:p>0.05</text:p>
          </table:table-cell>
          <table:table-cell office:value-type="float" office:value="0.039163">
            <text:p>0.04</text:p>
          </table:table-cell>
          <table:table-cell office:value-type="float" office:value="0.001745">
            <text:p>0</text:p>
          </table:table-cell>
          <table:table-cell office:value-type="float" office:value="2.841886">
            <text:p>2.84</text:p>
          </table:table-cell>
          <table:table-cell office:value-type="float" office:value="1.746099">
            <text:p>1.75</text:p>
          </table:table-cell>
          <table:table-cell office:value-type="float" office:value="0.967695">
            <text:p>0.97</text:p>
          </table:table-cell>
          <table:table-cell office:value-type="float" office:value="0.198703">
            <text:p>0.2</text:p>
          </table:table-cell>
          <table:table-cell office:value-type="float" office:value="0.133608">
            <text:p>0.13</text:p>
          </table:table-cell>
          <table:table-cell office:value-type="float" office:value="0.072616">
            <text:p>0.07</text:p>
          </table:table-cell>
          <table:table-cell office:value-type="float" office:value="0.055643">
            <text:p>0.06</text:p>
          </table:table-cell>
          <table:table-cell office:value-type="float" office:value="0.003494">
            <text:p>0</text:p>
          </table:table-cell>
        </table:table-row>
        <table:table-row table:style-name="ro1">
          <table:table-cell office:value-type="string">
            <text:p>FairReadWriteMutex r1wr</text:p>
          </table:table-cell>
          <table:table-cell office:value-type="float" office:value="0.999971">
            <text:p>1</text:p>
          </table:table-cell>
          <table:table-cell office:value-type="float" office:value="0.666612">
            <text:p>0.67</text:p>
          </table:table-cell>
          <table:table-cell office:value-type="float" office:value="0.500023">
            <text:p>0.5</text:p>
          </table:table-cell>
          <table:table-cell office:value-type="float" office:value="0.400024">
            <text:p>0.4</text:p>
          </table:table-cell>
          <table:table-cell office:value-type="float" office:value="0.333375">
            <text:p>0.33</text:p>
          </table:table-cell>
          <table:table-cell office:value-type="float" office:value="0.285746">
            <text:p>0.29</text:p>
          </table:table-cell>
          <table:table-cell office:value-type="float" office:value="0.250005">
            <text:p>0.25</text:p>
          </table:table-cell>
          <table:table-cell office:value-type="float" office:value="0.222249">
            <text:p>0.22</text:p>
          </table:table-cell>
          <table:table-cell office:value-type="float" office:value="2.000261">
            <text:p>2</text:p>
          </table:table-cell>
          <table:table-cell office:value-type="float" office:value="1.5">
            <text:p>1.5</text:p>
          </table:table-cell>
          <table:table-cell office:value-type="float" office:value="1.200013">
            <text:p>1.2</text:p>
          </table:table-cell>
          <table:table-cell office:value-type="float" office:value="1.00013">
            <text:p>1</text:p>
          </table:table-cell>
          <table:table-cell office:value-type="float" office:value="0.857782">
            <text:p>0.86</text:p>
          </table:table-cell>
          <table:table-cell office:value-type="float" office:value="0.750057">
            <text:p>0.75</text:p>
          </table:table-cell>
          <table:table-cell office:value-type="float" office:value="0.666938">
            <text:p>0.67</text:p>
          </table:table-cell>
          <table:table-cell office:value-type="float" office:value="0.600048">
            <text:p>0.6</text:p>
          </table:table-cell>
          <table:table-cell office:value-type="float" office:value="2.998734">
            <text:p>3</text:p>
          </table:table-cell>
          <table:table-cell office:value-type="float" office:value="2.4">
            <text:p>2.4</text:p>
          </table:table-cell>
          <table:table-cell office:value-type="float" office:value="2.000046">
            <text:p>2</text:p>
          </table:table-cell>
          <table:table-cell office:value-type="float" office:value="1.714421">
            <text:p>1.71</text:p>
          </table:table-cell>
          <table:table-cell office:value-type="float" office:value="1.500142">
            <text:p>1.5</text:p>
          </table:table-cell>
          <table:table-cell office:value-type="float" office:value="1.333369">
            <text:p>1.33</text:p>
          </table:table-cell>
          <table:table-cell office:value-type="float" office:value="1.200782">
            <text:p>1.2</text:p>
          </table:table-cell>
          <table:table-cell office:value-type="float" office:value="1.091036">
            <text:p>1.09</text:p>
          </table:table-cell>
          <table:table-cell office:value-type="float" office:value="4.000277">
            <text:p>4</text:p>
          </table:table-cell>
          <table:table-cell office:value-type="float" office:value="3.333432">
            <text:p>3.33</text:p>
          </table:table-cell>
          <table:table-cell office:value-type="float" office:value="2.857193">
            <text:p>2.86</text:p>
          </table:table-cell>
          <table:table-cell office:value-type="float" office:value="2.50013">
            <text:p>2.5</text:p>
          </table:table-cell>
          <table:table-cell office:value-type="float" office:value="2.22398">
            <text:p>2.22</text:p>
          </table:table-cell>
          <table:table-cell office:value-type="float" office:value="2.000103">
            <text:p>2</text:p>
          </table:table-cell>
          <table:table-cell office:value-type="float" office:value="1.819304">
            <text:p>1.82</text:p>
          </table:table-cell>
          <table:table-cell office:value-type="float" office:value="1.666848">
            <text:p>1.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>
            <draw:frame table:end-cell-address="Sheet4.L41" table:end-x="0.8504in" table:end-y="0.1256in" draw:z-index="0" draw:style-name="gr1" svg:width="11.7878in" svg:height="2.9287in" svg:x="0.0331in" svg:y="0.0417in">
              <draw:object draw:notify-on-update-of-ranges="Sheet4.A3:Sheet4.A3 Sheet4.B3:Sheet4.AG3 Sheet4.A4:Sheet4.A4 Sheet4.B4:Sheet4.AG4 Sheet4.A5:Sheet4.A5 Sheet4.B5:Sheet4.AG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2"/>
        </table:table-row>
      </table:table>
      <table:table table:name="Sheet5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7" table:default-cell-style-name="Default"/>
        <table:table-row table:style-name="ro1" table:number-rows-repeated="2">
          <table:table-cell table:number-columns-repeated="51"/>
        </table:table-row>
        <table:table-row table:style-name="ro2">
          <table:table-cell office:value-type="string">
            <text:p>nrd</text:p>
          </table:table-cell>
          <table:table-cell office:value-type="string">
            <text:p>nwr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office:value-type="string">
            <text:p>Mutex rps</text:p>
          </table:table-cell>
          <table:table-cell office:value-type="string">
            <text:p>CriticalSection rps</text:p>
          </table:table-cell>
          <table:table-cell office:value-type="string">
            <text:p>SlimReadWriteLock rps</text:p>
          </table:table-cell>
          <table:table-cell office:value-type="string">
            <text:p>UltraSpinReadWriteMutex rps</text:p>
          </table:table-cell>
          <table:table-cell office:value-type="string">
            <text:p>UltraFastReadWriteMutex rps</text:p>
          </table:table-cell>
          <table:table-cell office:value-type="string">
            <text:p>UltraLightReadWriteMutex rps</text:p>
          </table:table-cell>
          <table:table-cell office:value-type="string">
            <text:p>FairReadWriteMutex rps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  <table:table-cell office:value-type="string">
            <text:p>Mutex rr</text:p>
          </table:table-cell>
          <table:table-cell office:value-type="string">
            <text:p>CriticalSection rr</text:p>
          </table:table-cell>
          <table:table-cell office:value-type="string">
            <text:p>SlimReadWriteLock rr</text:p>
          </table:table-cell>
          <table:table-cell office:value-type="string">
            <text:p>UltraSpinReadWriteMutex rr</text:p>
          </table:table-cell>
          <table:table-cell office:value-type="string">
            <text:p>UltraFastReadWriteMutex rr</text:p>
          </table:table-cell>
          <table:table-cell office:value-type="string">
            <text:p>UltraLightReadWriteMutex rr</text:p>
          </table:table-cell>
          <table:table-cell office:value-type="string">
            <text:p>FairReadWriteMutex rr</text:p>
          </table:table-cell>
          <table:table-cell office:value-type="string">
            <text:p>Mutex wr</text:p>
          </table:table-cell>
          <table:table-cell office:value-type="string">
            <text:p>CriticalSection wr</text:p>
          </table:table-cell>
          <table:table-cell office:value-type="string">
            <text:p>SlimReadWriteLock wr</text:p>
          </table:table-cell>
          <table:table-cell office:value-type="string">
            <text:p>UltraSpinReadWriteMutex wr</text:p>
          </table:table-cell>
          <table:table-cell office:value-type="string">
            <text:p>UltraFastReadWriteMutex wr</text:p>
          </table:table-cell>
          <table:table-cell office:value-type="string">
            <text:p>UltraLightReadWriteMutex wr</text:p>
          </table:table-cell>
          <table:table-cell office:value-type="string">
            <text:p>FairReadWriteMutex wr</text:p>
          </table:table-cell>
          <table:table-cell office:value-type="string">
            <text:p>Mutex r1rr</text:p>
          </table:table-cell>
          <table:table-cell office:value-type="string">
            <text:p>CriticalSection r1rr</text:p>
          </table:table-cell>
          <table:table-cell office:value-type="string">
            <text:p>SlimReadWriteLock r1rr</text:p>
          </table:table-cell>
          <table:table-cell office:value-type="string">
            <text:p>UltraSpinReadWriteMutex r1rr</text:p>
          </table:table-cell>
          <table:table-cell office:value-type="string">
            <text:p>UltraFastReadWriteMutex r1rr</text:p>
          </table:table-cell>
          <table:table-cell office:value-type="string">
            <text:p>UltraLightReadWriteMutex r1rr</text:p>
          </table:table-cell>
          <table:table-cell office:value-type="string">
            <text:p>FairReadWriteMutex r1rr</text:p>
          </table:table-cell>
          <table:table-cell office:value-type="string">
            <text:p>Mutex r1wr</text:p>
          </table:table-cell>
          <table:table-cell office:value-type="string">
            <text:p>CriticalSection r1wr</text:p>
          </table:table-cell>
          <table:table-cell office:value-type="string">
            <text:p>SlimReadWriteLock r1wr</text:p>
          </table:table-cell>
          <table:table-cell office:value-type="string">
            <text:p>UltraSpinReadWriteMutex r1wr</text:p>
          </table:table-cell>
          <table:table-cell office:value-type="string">
            <text:p>UltraFastReadWriteMutex r1wr</text:p>
          </table:table-cell>
          <table:table-cell office:value-type="string">
            <text:p>UltraLightReadWriteMutex r1wr</text:p>
          </table:table-cell>
          <table:table-cell office:value-type="string">
            <text:p>FairReadWriteMutex r1wr</text:p>
          </table:table-cell>
        </table:table-row>
        <table:table-row table:style-name="ro1">
          <table:table-cell table:number-columns-repeated="23" office:value-type="float" office:value="0">
            <text:p>0</text:p>
          </table:table-cell>
          <table:table-cell table:number-columns-repeated="28" office:value-type="string">
            <text:p>-1.#IND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  <table:table-cell office:value-type="float" office:value="61512">
            <text:p>61512</text:p>
          </table:table-cell>
          <table:table-cell office:value-type="float" office:value="11871728">
            <text:p>11871728</text:p>
          </table:table-cell>
          <table:table-cell office:value-type="float" office:value="14693526">
            <text:p>14693526</text:p>
          </table:table-cell>
          <table:table-cell office:value-type="float" office:value="164842">
            <text:p>164842</text:p>
          </table:table-cell>
          <table:table-cell office:value-type="float" office:value="15707378">
            <text:p>15707378</text:p>
          </table:table-cell>
          <table:table-cell office:value-type="float" office:value="62638594">
            <text:p>62638594</text:p>
          </table:table-cell>
          <table:table-cell office:value-type="float" office:value="52062">
            <text:p>52062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  <table:table-cell office:value-type="float" office:value="0.987114">
            <text:p>0.99</text:p>
          </table:table-cell>
          <table:table-cell office:value-type="float" office:value="1.318211">
            <text:p>1.32</text:p>
          </table:table-cell>
          <table:table-cell office:value-type="float" office:value="1.116263">
            <text:p>1.12</text:p>
          </table:table-cell>
          <table:table-cell office:value-type="float" office:value="1.701226">
            <text:p>1.7</text:p>
          </table:table-cell>
          <table:table-cell office:value-type="float" office:value="1.875237">
            <text:p>1.88</text:p>
          </table:table-cell>
          <table:table-cell office:value-type="float" office:value="1.785627">
            <text:p>1.79</text:p>
          </table:table-cell>
          <table:table-cell office:value-type="float" office:value="1.000442">
            <text:p>1</text:p>
          </table:table-cell>
          <table:table-cell office:value-type="float" office:value="1.012886">
            <text:p>1.01</text:p>
          </table:table-cell>
          <table:table-cell office:value-type="float" office:value="0.681789">
            <text:p>0.68</text:p>
          </table:table-cell>
          <table:table-cell office:value-type="float" office:value="0.883737">
            <text:p>0.88</text:p>
          </table:table-cell>
          <table:table-cell office:value-type="float" office:value="0.298774">
            <text:p>0.3</text:p>
          </table:table-cell>
          <table:table-cell office:value-type="float" office:value="0.124763">
            <text:p>0.12</text:p>
          </table:table-cell>
          <table:table-cell office:value-type="float" office:value="0.214373">
            <text:p>0.21</text:p>
          </table:table-cell>
          <table:table-cell office:value-type="float" office:value="0.999558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  <table:table-cell office:value-type="float" office:value="68482">
            <text:p>68482</text:p>
          </table:table-cell>
          <table:table-cell office:value-type="float" office:value="10178884">
            <text:p>10178884</text:p>
          </table:table-cell>
          <table:table-cell office:value-type="float" office:value="21280996">
            <text:p>21280996</text:p>
          </table:table-cell>
          <table:table-cell office:value-type="float" office:value="315534">
            <text:p>315534</text:p>
          </table:table-cell>
          <table:table-cell office:value-type="float" office:value="19355780">
            <text:p>19355780</text:p>
          </table:table-cell>
          <table:table-cell office:value-type="float" office:value="57727070">
            <text:p>57727070</text:p>
          </table:table-cell>
          <table:table-cell office:value-type="float" office:value="68654">
            <text:p>68654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  <table:table-cell office:value-type="float" office:value="1.999747">
            <text:p>2</text:p>
          </table:table-cell>
          <table:table-cell office:value-type="float" office:value="2.060296">
            <text:p>2.06</text:p>
          </table:table-cell>
          <table:table-cell office:value-type="float" office:value="2.558451">
            <text:p>2.56</text:p>
          </table:table-cell>
          <table:table-cell office:value-type="float" office:value="2.856338">
            <text:p>2.86</text:p>
          </table:table-cell>
          <table:table-cell office:value-type="float" office:value="2.859066">
            <text:p>2.86</text:p>
          </table:table-cell>
          <table:table-cell office:value-type="float" office:value="2.589113">
            <text:p>2.59</text:p>
          </table:table-cell>
          <table:table-cell office:value-type="float" office:value="1.999631">
            <text:p>2</text:p>
          </table:table-cell>
          <table:table-cell office:value-type="float" office:value="1.000253">
            <text:p>1</text:p>
          </table:table-cell>
          <table:table-cell office:value-type="float" office:value="0.939704">
            <text:p>0.94</text:p>
          </table:table-cell>
          <table:table-cell office:value-type="float" office:value="0.441549">
            <text:p>0.44</text:p>
          </table:table-cell>
          <table:table-cell office:value-type="float" office:value="0.143662">
            <text:p>0.14</text:p>
          </table:table-cell>
          <table:table-cell office:value-type="float" office:value="0.140934">
            <text:p>0.14</text:p>
          </table:table-cell>
          <table:table-cell office:value-type="float" office:value="0.410887">
            <text:p>0.41</text:p>
          </table:table-cell>
          <table:table-cell office:value-type="float" office:value="1.000369">
            <text:p>1</text:p>
          </table:table-cell>
          <table:table-cell office:value-type="float" office:value="1.333165">
            <text:p>1.33</text:p>
          </table:table-cell>
          <table:table-cell office:value-type="float" office:value="1.37353">
            <text:p>1.37</text:p>
          </table:table-cell>
          <table:table-cell office:value-type="float" office:value="1.705634">
            <text:p>1.71</text:p>
          </table:table-cell>
          <table:table-cell office:value-type="float" office:value="1.904226">
            <text:p>1.9</text:p>
          </table:table-cell>
          <table:table-cell office:value-type="float" office:value="1.906044">
            <text:p>1.91</text:p>
          </table:table-cell>
          <table:table-cell office:value-type="float" office:value="1.726076">
            <text:p>1.73</text:p>
          </table:table-cell>
          <table:table-cell office:value-type="float" office:value="1.333087">
            <text:p>1.33</text:p>
          </table:table-cell>
          <table:table-cell office:value-type="float" office:value="0.666835">
            <text:p>0.67</text:p>
          </table:table-cell>
          <table:table-cell office:value-type="float" office:value="0.62647">
            <text:p>0.63</text:p>
          </table:table-cell>
          <table:table-cell office:value-type="float" office:value="0.294366">
            <text:p>0.29</text:p>
          </table:table-cell>
          <table:table-cell office:value-type="float" office:value="0.095774">
            <text:p>0.1</text:p>
          </table:table-cell>
          <table:table-cell office:value-type="float" office:value="0.093956">
            <text:p>0.09</text:p>
          </table:table-cell>
          <table:table-cell office:value-type="float" office:value="0.273924">
            <text:p>0.27</text:p>
          </table:table-cell>
          <table:table-cell office:value-type="float" office:value="0.666913">
            <text:p>0.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  <table:table-cell office:value-type="float" office:value="69780">
            <text:p>69780</text:p>
          </table:table-cell>
          <table:table-cell office:value-type="float" office:value="14180804">
            <text:p>14180804</text:p>
          </table:table-cell>
          <table:table-cell office:value-type="float" office:value="17292476">
            <text:p>17292476</text:p>
          </table:table-cell>
          <table:table-cell office:value-type="float" office:value="1337500">
            <text:p>1337500</text:p>
          </table:table-cell>
          <table:table-cell office:value-type="float" office:value="50684634">
            <text:p>50684634</text:p>
          </table:table-cell>
          <table:table-cell office:value-type="float" office:value="107612956">
            <text:p>107612956</text:p>
          </table:table-cell>
          <table:table-cell office:value-type="float" office:value="83918">
            <text:p>83918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  <table:table-cell office:value-type="float" office:value="2.997165">
            <text:p>3</text:p>
          </table:table-cell>
          <table:table-cell office:value-type="float" office:value="3.051035">
            <text:p>3.05</text:p>
          </table:table-cell>
          <table:table-cell office:value-type="float" office:value="3.664908">
            <text:p>3.66</text:p>
          </table:table-cell>
          <table:table-cell office:value-type="float" office:value="3.982361">
            <text:p>3.98</text:p>
          </table:table-cell>
          <table:table-cell office:value-type="float" office:value="3.958907">
            <text:p>3.96</text:p>
          </table:table-cell>
          <table:table-cell office:value-type="float" office:value="3.851361">
            <text:p>3.85</text:p>
          </table:table-cell>
          <table:table-cell office:value-type="float" office:value="3.000018">
            <text:p>3</text:p>
          </table:table-cell>
          <table:table-cell office:value-type="float" office:value="1.002835">
            <text:p>1</text:p>
          </table:table-cell>
          <table:table-cell office:value-type="float" office:value="0.948965">
            <text:p>0.95</text:p>
          </table:table-cell>
          <table:table-cell office:value-type="float" office:value="0.335092">
            <text:p>0.34</text:p>
          </table:table-cell>
          <table:table-cell office:value-type="float" office:value="0.017639">
            <text:p>0.02</text:p>
          </table:table-cell>
          <table:table-cell office:value-type="float" office:value="0.041093">
            <text:p>0.04</text:p>
          </table:table-cell>
          <table:table-cell office:value-type="float" office:value="0.148639">
            <text:p>0.15</text:p>
          </table:table-cell>
          <table:table-cell office:value-type="float" office:value="0.999982">
            <text:p>1</text:p>
          </table:table-cell>
          <table:table-cell office:value-type="float" office:value="1.498583">
            <text:p>1.5</text:p>
          </table:table-cell>
          <table:table-cell office:value-type="float" office:value="1.525517">
            <text:p>1.53</text:p>
          </table:table-cell>
          <table:table-cell office:value-type="float" office:value="1.832454">
            <text:p>1.83</text:p>
          </table:table-cell>
          <table:table-cell office:value-type="float" office:value="1.991181">
            <text:p>1.99</text:p>
          </table:table-cell>
          <table:table-cell office:value-type="float" office:value="1.979453">
            <text:p>1.98</text:p>
          </table:table-cell>
          <table:table-cell office:value-type="float" office:value="1.925681">
            <text:p>1.93</text:p>
          </table:table-cell>
          <table:table-cell office:value-type="float" office:value="1.500009">
            <text:p>1.5</text:p>
          </table:table-cell>
          <table:table-cell office:value-type="float" office:value="0.501417">
            <text:p>0.5</text:p>
          </table:table-cell>
          <table:table-cell office:value-type="float" office:value="0.474483">
            <text:p>0.47</text:p>
          </table:table-cell>
          <table:table-cell office:value-type="float" office:value="0.167546">
            <text:p>0.17</text:p>
          </table:table-cell>
          <table:table-cell office:value-type="float" office:value="0.008819">
            <text:p>0.01</text:p>
          </table:table-cell>
          <table:table-cell office:value-type="float" office:value="0.020547">
            <text:p>0.02</text:p>
          </table:table-cell>
          <table:table-cell office:value-type="float" office:value="0.074319">
            <text:p>0.07</text:p>
          </table:table-cell>
          <table:table-cell office:value-type="float" office:value="0.499991">
            <text:p>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  <table:table-cell office:value-type="float" office:value="37494">
            <text:p>37494</text:p>
          </table:table-cell>
          <table:table-cell office:value-type="float" office:value="11103842">
            <text:p>11103842</text:p>
          </table:table-cell>
          <table:table-cell office:value-type="float" office:value="14172722">
            <text:p>14172722</text:p>
          </table:table-cell>
          <table:table-cell office:value-type="float" office:value="34082732">
            <text:p>34082732</text:p>
          </table:table-cell>
          <table:table-cell office:value-type="float" office:value="58239440">
            <text:p>58239440</text:p>
          </table:table-cell>
          <table:table-cell office:value-type="float" office:value="146849920">
            <text:p>146849920</text:p>
          </table:table-cell>
          <table:table-cell office:value-type="float" office:value="73608">
            <text:p>73608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  <table:table-cell office:value-type="float" office:value="4.000299">
            <text:p>4</text:p>
          </table:table-cell>
          <table:table-cell office:value-type="float" office:value="3.906872">
            <text:p>3.91</text:p>
          </table:table-cell>
          <table:table-cell office:value-type="float" office:value="4.783676">
            <text:p>4.78</text:p>
          </table:table-cell>
          <table:table-cell office:value-type="float" office:value="4.999255">
            <text:p>5</text:p>
          </table:table-cell>
          <table:table-cell office:value-type="float" office:value="4.960489">
            <text:p>4.96</text:p>
          </table:table-cell>
          <table:table-cell office:value-type="float" office:value="4.876741">
            <text:p>4.88</text:p>
          </table:table-cell>
          <table:table-cell office:value-type="float" office:value="4">
            <text:p>4</text:p>
          </table:table-cell>
          <table:table-cell office:value-type="float" office:value="0.999701">
            <text:p>1</text:p>
          </table:table-cell>
          <table:table-cell office:value-type="float" office:value="1.093128">
            <text:p>1.09</text:p>
          </table:table-cell>
          <table:table-cell office:value-type="float" office:value="0.216324">
            <text:p>0.22</text:p>
          </table:table-cell>
          <table:table-cell office:value-type="float" office:value="0.000745">
            <text:p>0</text:p>
          </table:table-cell>
          <table:table-cell office:value-type="float" office:value="0.039511">
            <text:p>0.04</text:p>
          </table:table-cell>
          <table:table-cell office:value-type="float" office:value="0.123259">
            <text:p>0.12</text:p>
          </table:table-cell>
          <table:table-cell office:value-type="float" office:value="1">
            <text:p>1</text:p>
          </table:table-cell>
          <table:table-cell office:value-type="float" office:value="1.600119">
            <text:p>1.6</text:p>
          </table:table-cell>
          <table:table-cell office:value-type="float" office:value="1.562749">
            <text:p>1.56</text:p>
          </table:table-cell>
          <table:table-cell office:value-type="float" office:value="1.91347">
            <text:p>1.91</text:p>
          </table:table-cell>
          <table:table-cell office:value-type="float" office:value="1.999702">
            <text:p>2</text:p>
          </table:table-cell>
          <table:table-cell office:value-type="float" office:value="1.984196">
            <text:p>1.98</text:p>
          </table:table-cell>
          <table:table-cell office:value-type="float" office:value="1.950696">
            <text:p>1.95</text:p>
          </table:table-cell>
          <table:table-cell office:value-type="float" office:value="1.6">
            <text:p>1.6</text:p>
          </table:table-cell>
          <table:table-cell office:value-type="float" office:value="0.399881">
            <text:p>0.4</text:p>
          </table:table-cell>
          <table:table-cell office:value-type="float" office:value="0.437251">
            <text:p>0.44</text:p>
          </table:table-cell>
          <table:table-cell office:value-type="float" office:value="0.08653">
            <text:p>0.09</text:p>
          </table:table-cell>
          <table:table-cell office:value-type="float" office:value="0.000298">
            <text:p>0</text:p>
          </table:table-cell>
          <table:table-cell office:value-type="float" office:value="0.015804">
            <text:p>0.02</text:p>
          </table:table-cell>
          <table:table-cell office:value-type="float" office:value="0.049304">
            <text:p>0.0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  <table:table-cell office:value-type="float" office:value="48170">
            <text:p>48170</text:p>
          </table:table-cell>
          <table:table-cell office:value-type="float" office:value="16890126">
            <text:p>16890126</text:p>
          </table:table-cell>
          <table:table-cell office:value-type="float" office:value="13083794">
            <text:p>13083794</text:p>
          </table:table-cell>
          <table:table-cell office:value-type="float" office:value="91118530">
            <text:p>91118530</text:p>
          </table:table-cell>
          <table:table-cell office:value-type="float" office:value="101358996">
            <text:p>101358996</text:p>
          </table:table-cell>
          <table:table-cell office:value-type="float" office:value="181854132">
            <text:p>181854132</text:p>
          </table:table-cell>
          <table:table-cell office:value-type="float" office:value="45116">
            <text:p>45116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  <table:table-cell office:value-type="float" office:value="4.997752">
            <text:p>5</text:p>
          </table:table-cell>
          <table:table-cell office:value-type="float" office:value="4.939488">
            <text:p>4.94</text:p>
          </table:table-cell>
          <table:table-cell office:value-type="float" office:value="5.855619">
            <text:p>5.86</text:p>
          </table:table-cell>
          <table:table-cell office:value-type="float" office:value="5.999826">
            <text:p>6</text:p>
          </table:table-cell>
          <table:table-cell office:value-type="float" office:value="5.98088">
            <text:p>5.98</text:p>
          </table:table-cell>
          <table:table-cell office:value-type="float" office:value="5.902594">
            <text:p>5.9</text:p>
          </table:table-cell>
          <table:table-cell office:value-type="float" office:value="4.999926">
            <text:p>5</text:p>
          </table:table-cell>
          <table:table-cell office:value-type="float" office:value="1.002248">
            <text:p>1</text:p>
          </table:table-cell>
          <table:table-cell office:value-type="float" office:value="1.060512">
            <text:p>1.06</text:p>
          </table:table-cell>
          <table:table-cell office:value-type="float" office:value="0.144381">
            <text:p>0.14</text:p>
          </table:table-cell>
          <table:table-cell office:value-type="float" office:value="0.000174">
            <text:p>0</text:p>
          </table:table-cell>
          <table:table-cell office:value-type="float" office:value="0.01912">
            <text:p>0.02</text:p>
          </table:table-cell>
          <table:table-cell office:value-type="float" office:value="0.097406">
            <text:p>0.1</text:p>
          </table:table-cell>
          <table:table-cell office:value-type="float" office:value="1.000074">
            <text:p>1</text:p>
          </table:table-cell>
          <table:table-cell office:value-type="float" office:value="1.665917">
            <text:p>1.67</text:p>
          </table:table-cell>
          <table:table-cell office:value-type="float" office:value="1.646496">
            <text:p>1.65</text:p>
          </table:table-cell>
          <table:table-cell office:value-type="float" office:value="1.951873">
            <text:p>1.95</text:p>
          </table:table-cell>
          <table:table-cell office:value-type="float" office:value="1.999942">
            <text:p>2</text:p>
          </table:table-cell>
          <table:table-cell office:value-type="float" office:value="1.993627">
            <text:p>1.99</text:p>
          </table:table-cell>
          <table:table-cell office:value-type="float" office:value="1.967531">
            <text:p>1.97</text:p>
          </table:table-cell>
          <table:table-cell office:value-type="float" office:value="1.666642">
            <text:p>1.67</text:p>
          </table:table-cell>
          <table:table-cell office:value-type="float" office:value="0.334083">
            <text:p>0.33</text:p>
          </table:table-cell>
          <table:table-cell office:value-type="float" office:value="0.353504">
            <text:p>0.35</text:p>
          </table:table-cell>
          <table:table-cell office:value-type="float" office:value="0.048127">
            <text:p>0.05</text:p>
          </table:table-cell>
          <table:table-cell office:value-type="float" office:value="0.000058">
            <text:p>0</text:p>
          </table:table-cell>
          <table:table-cell office:value-type="float" office:value="0.006373">
            <text:p>0.01</text:p>
          </table:table-cell>
          <table:table-cell office:value-type="float" office:value="0.032469">
            <text:p>0.03</text:p>
          </table:table-cell>
          <table:table-cell office:value-type="float" office:value="0.333358">
            <text:p>0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  <table:table-cell office:value-type="float" office:value="41686">
            <text:p>41686</text:p>
          </table:table-cell>
          <table:table-cell office:value-type="float" office:value="12080540">
            <text:p>12080540</text:p>
          </table:table-cell>
          <table:table-cell office:value-type="float" office:value="12548254">
            <text:p>12548254</text:p>
          </table:table-cell>
          <table:table-cell office:value-type="float" office:value="125951470">
            <text:p>125951470</text:p>
          </table:table-cell>
          <table:table-cell office:value-type="float" office:value="120124374">
            <text:p>120124374</text:p>
          </table:table-cell>
          <table:table-cell office:value-type="float" office:value="210715484">
            <text:p>210715484</text:p>
          </table:table-cell>
          <table:table-cell office:value-type="float" office:value="52220">
            <text:p>52220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  <table:table-cell office:value-type="float" office:value="6.000452">
            <text:p>6</text:p>
          </table:table-cell>
          <table:table-cell office:value-type="float" office:value="5.927692">
            <text:p>5.93</text:p>
          </table:table-cell>
          <table:table-cell office:value-type="float" office:value="6.86286">
            <text:p>6.86</text:p>
          </table:table-cell>
          <table:table-cell office:value-type="float" office:value="6.999841">
            <text:p>7</text:p>
          </table:table-cell>
          <table:table-cell office:value-type="float" office:value="6.987582">
            <text:p>6.99</text:p>
          </table:table-cell>
          <table:table-cell office:value-type="float" office:value="6.919057">
            <text:p>6.92</text:p>
          </table:table-cell>
          <table:table-cell office:value-type="float" office:value="5.999934">
            <text:p>6</text:p>
          </table:table-cell>
          <table:table-cell office:value-type="float" office:value="0.999548">
            <text:p>1</text:p>
          </table:table-cell>
          <table:table-cell office:value-type="float" office:value="1.072308">
            <text:p>1.07</text:p>
          </table:table-cell>
          <table:table-cell office:value-type="float" office:value="0.13714">
            <text:p>0.14</text:p>
          </table:table-cell>
          <table:table-cell office:value-type="float" office:value="0.000159">
            <text:p>0</text:p>
          </table:table-cell>
          <table:table-cell office:value-type="float" office:value="0.012418">
            <text:p>0.01</text:p>
          </table:table-cell>
          <table:table-cell office:value-type="float" office:value="0.080943">
            <text:p>0.08</text:p>
          </table:table-cell>
          <table:table-cell office:value-type="float" office:value="1.000066">
            <text:p>1</text:p>
          </table:table-cell>
          <table:table-cell office:value-type="float" office:value="1.714415">
            <text:p>1.71</text:p>
          </table:table-cell>
          <table:table-cell office:value-type="float" office:value="1.693626">
            <text:p>1.69</text:p>
          </table:table-cell>
          <table:table-cell office:value-type="float" office:value="1.960817">
            <text:p>1.96</text:p>
          </table:table-cell>
          <table:table-cell office:value-type="float" office:value="1.999955">
            <text:p>2</text:p>
          </table:table-cell>
          <table:table-cell office:value-type="float" office:value="1.996452">
            <text:p>2</text:p>
          </table:table-cell>
          <table:table-cell office:value-type="float" office:value="1.976874">
            <text:p>1.98</text:p>
          </table:table-cell>
          <table:table-cell office:value-type="float" office:value="1.714267">
            <text:p>1.71</text:p>
          </table:table-cell>
          <table:table-cell office:value-type="float" office:value="0.285585">
            <text:p>0.29</text:p>
          </table:table-cell>
          <table:table-cell office:value-type="float" office:value="0.306374">
            <text:p>0.31</text:p>
          </table:table-cell>
          <table:table-cell office:value-type="float" office:value="0.039183">
            <text:p>0.04</text:p>
          </table:table-cell>
          <table:table-cell office:value-type="float" office:value="0.000045">
            <text:p>0</text:p>
          </table:table-cell>
          <table:table-cell office:value-type="float" office:value="0.003548">
            <text:p>0</text:p>
          </table:table-cell>
          <table:table-cell office:value-type="float" office:value="0.023126">
            <text:p>0.02</text:p>
          </table:table-cell>
          <table:table-cell office:value-type="float" office:value="0.285733">
            <text:p>0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  <table:table-cell office:value-type="float" office:value="40344">
            <text:p>40344</text:p>
          </table:table-cell>
          <table:table-cell office:value-type="float" office:value="12919038">
            <text:p>12919038</text:p>
          </table:table-cell>
          <table:table-cell office:value-type="float" office:value="13483042">
            <text:p>13483042</text:p>
          </table:table-cell>
          <table:table-cell office:value-type="float" office:value="71961450">
            <text:p>71961450</text:p>
          </table:table-cell>
          <table:table-cell office:value-type="float" office:value="185762774">
            <text:p>185762774</text:p>
          </table:table-cell>
          <table:table-cell office:value-type="float" office:value="253853074">
            <text:p>253853074</text:p>
          </table:table-cell>
          <table:table-cell office:value-type="float" office:value="57348">
            <text:p>57348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  <table:table-cell office:value-type="float" office:value="6.999306">
            <text:p>7</text:p>
          </table:table-cell>
          <table:table-cell office:value-type="float" office:value="7.040323">
            <text:p>7.04</text:p>
          </table:table-cell>
          <table:table-cell office:value-type="float" office:value="7.769409">
            <text:p>7.77</text:p>
          </table:table-cell>
          <table:table-cell office:value-type="float" office:value="7.999712">
            <text:p>8</text:p>
          </table:table-cell>
          <table:table-cell office:value-type="float" office:value="7.99253">
            <text:p>7.99</text:p>
          </table:table-cell>
          <table:table-cell office:value-type="float" office:value="7.934678">
            <text:p>7.93</text:p>
          </table:table-cell>
          <table:table-cell office:value-type="float" office:value="6.999847">
            <text:p>7</text:p>
          </table:table-cell>
          <table:table-cell office:value-type="float" office:value="1.000694">
            <text:p>1</text:p>
          </table:table-cell>
          <table:table-cell office:value-type="float" office:value="0.959677">
            <text:p>0.96</text:p>
          </table:table-cell>
          <table:table-cell office:value-type="float" office:value="0.230591">
            <text:p>0.23</text:p>
          </table:table-cell>
          <table:table-cell office:value-type="float" office:value="0.000288">
            <text:p>0</text:p>
          </table:table-cell>
          <table:table-cell office:value-type="float" office:value="0.00747">
            <text:p>0.01</text:p>
          </table:table-cell>
          <table:table-cell office:value-type="float" office:value="0.065322">
            <text:p>0.07</text:p>
          </table:table-cell>
          <table:table-cell office:value-type="float" office:value="1.000153">
            <text:p>1</text:p>
          </table:table-cell>
          <table:table-cell office:value-type="float" office:value="1.749827">
            <text:p>1.75</text:p>
          </table:table-cell>
          <table:table-cell office:value-type="float" office:value="1.760081">
            <text:p>1.76</text:p>
          </table:table-cell>
          <table:table-cell office:value-type="float" office:value="1.942352">
            <text:p>1.94</text:p>
          </table:table-cell>
          <table:table-cell office:value-type="float" office:value="1.999928">
            <text:p>2</text:p>
          </table:table-cell>
          <table:table-cell office:value-type="float" office:value="1.998132">
            <text:p>2</text:p>
          </table:table-cell>
          <table:table-cell office:value-type="float" office:value="1.98367">
            <text:p>1.98</text:p>
          </table:table-cell>
          <table:table-cell office:value-type="float" office:value="1.749962">
            <text:p>1.75</text:p>
          </table:table-cell>
          <table:table-cell office:value-type="float" office:value="0.250173">
            <text:p>0.25</text:p>
          </table:table-cell>
          <table:table-cell office:value-type="float" office:value="0.239919">
            <text:p>0.24</text:p>
          </table:table-cell>
          <table:table-cell office:value-type="float" office:value="0.057648">
            <text:p>0.06</text:p>
          </table:table-cell>
          <table:table-cell office:value-type="float" office:value="0.000072">
            <text:p>0</text:p>
          </table:table-cell>
          <table:table-cell office:value-type="float" office:value="0.001868">
            <text:p>0</text:p>
          </table:table-cell>
          <table:table-cell office:value-type="float" office:value="0.01633">
            <text:p>0.02</text:p>
          </table:table-cell>
          <table:table-cell office:value-type="float" office:value="0.250038">
            <text:p>0.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  <table:table-cell office:value-type="float" office:value="41216">
            <text:p>41216</text:p>
          </table:table-cell>
          <table:table-cell office:value-type="float" office:value="12735642">
            <text:p>12735642</text:p>
          </table:table-cell>
          <table:table-cell office:value-type="float" office:value="12469698">
            <text:p>12469698</text:p>
          </table:table-cell>
          <table:table-cell office:value-type="float" office:value="24570662">
            <text:p>24570662</text:p>
          </table:table-cell>
          <table:table-cell office:value-type="float" office:value="363267494">
            <text:p>363267494</text:p>
          </table:table-cell>
          <table:table-cell office:value-type="float" office:value="763178178">
            <text:p>763178178</text:p>
          </table:table-cell>
          <table:table-cell office:value-type="float" office:value="67288">
            <text:p>6728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  <table:table-cell office:value-type="float" office:value="7.995517">
            <text:p>8</text:p>
          </table:table-cell>
          <table:table-cell office:value-type="float" office:value="8.006968">
            <text:p>8.01</text:p>
          </table:table-cell>
          <table:table-cell office:value-type="float" office:value="8.839939">
            <text:p>8.84</text:p>
          </table:table-cell>
          <table:table-cell office:value-type="float" office:value="8.998791">
            <text:p>9</text:p>
          </table:table-cell>
          <table:table-cell office:value-type="float" office:value="8.997365">
            <text:p>9</text:p>
          </table:table-cell>
          <table:table-cell office:value-type="float" office:value="8.999937">
            <text:p>9</text:p>
          </table:table-cell>
          <table:table-cell office:value-type="float" office:value="7.999894">
            <text:p>8</text:p>
          </table:table-cell>
          <table:table-cell office:value-type="float" office:value="1.004483">
            <text:p>1</text:p>
          </table:table-cell>
          <table:table-cell office:value-type="float" office:value="0.993032">
            <text:p>0.99</text:p>
          </table:table-cell>
          <table:table-cell office:value-type="float" office:value="0.160061">
            <text:p>0.16</text:p>
          </table:table-cell>
          <table:table-cell office:value-type="float" office:value="0.001209">
            <text:p>0</text:p>
          </table:table-cell>
          <table:table-cell office:value-type="float" office:value="0.002635">
            <text:p>0</text:p>
          </table:table-cell>
          <table:table-cell office:value-type="float" office:value="0.000063">
            <text:p>0</text:p>
          </table:table-cell>
          <table:table-cell office:value-type="float" office:value="1.000106">
            <text:p>1</text:p>
          </table:table-cell>
          <table:table-cell office:value-type="float" office:value="1.776781">
            <text:p>1.78</text:p>
          </table:table-cell>
          <table:table-cell office:value-type="float" office:value="1.779326">
            <text:p>1.78</text:p>
          </table:table-cell>
          <table:table-cell office:value-type="float" office:value="1.964431">
            <text:p>1.96</text:p>
          </table:table-cell>
          <table:table-cell office:value-type="float" office:value="1.999731">
            <text:p>2</text:p>
          </table:table-cell>
          <table:table-cell office:value-type="float" office:value="1.999414">
            <text:p>2</text:p>
          </table:table-cell>
          <table:table-cell office:value-type="float" office:value="1.999986">
            <text:p>2</text:p>
          </table:table-cell>
          <table:table-cell office:value-type="float" office:value="1.777754">
            <text:p>1.78</text:p>
          </table:table-cell>
          <table:table-cell office:value-type="float" office:value="0.223219">
            <text:p>0.22</text:p>
          </table:table-cell>
          <table:table-cell office:value-type="float" office:value="0.220674">
            <text:p>0.22</text:p>
          </table:table-cell>
          <table:table-cell office:value-type="float" office:value="0.035569">
            <text:p>0.04</text:p>
          </table:table-cell>
          <table:table-cell office:value-type="float" office:value="0.000269">
            <text:p>0</text:p>
          </table:table-cell>
          <table:table-cell office:value-type="float" office:value="0.000586">
            <text:p>0</text:p>
          </table:table-cell>
          <table:table-cell office:value-type="float" office:value="0.000014">
            <text:p>0</text:p>
          </table:table-cell>
          <table:table-cell office:value-type="float" office:value="0.222246">
            <text:p>0.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  <table:table-cell office:value-type="float" office:value="42444">
            <text:p>42444</text:p>
          </table:table-cell>
          <table:table-cell office:value-type="float" office:value="13357034">
            <text:p>13357034</text:p>
          </table:table-cell>
          <table:table-cell office:value-type="float" office:value="13705670">
            <text:p>13705670</text:p>
          </table:table-cell>
          <table:table-cell office:value-type="float" office:value="133279490">
            <text:p>133279490</text:p>
          </table:table-cell>
          <table:table-cell office:value-type="float" office:value="441458448">
            <text:p>441458448</text:p>
          </table:table-cell>
          <table:table-cell office:value-type="float" office:value="768780260">
            <text:p>768780260</text:p>
          </table:table-cell>
          <table:table-cell office:value-type="float" office:value="61624">
            <text:p>61624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  <table:table-cell office:value-type="float" office:value="8.998092">
            <text:p>9</text:p>
          </table:table-cell>
          <table:table-cell office:value-type="float" office:value="9.037885">
            <text:p>9.04</text:p>
          </table:table-cell>
          <table:table-cell office:value-type="float" office:value="9.476323">
            <text:p>9.48</text:p>
          </table:table-cell>
          <table:table-cell office:value-type="float" office:value="9.999767">
            <text:p>10</text:p>
          </table:table-cell>
          <table:table-cell office:value-type="float" office:value="9.998005">
            <text:p>10</text:p>
          </table:table-cell>
          <table:table-cell office:value-type="float" office:value="9.999966">
            <text:p>10</text:p>
          </table:table-cell>
          <table:table-cell office:value-type="float" office:value="8.99962">
            <text:p>9</text:p>
          </table:table-cell>
          <table:table-cell office:value-type="float" office:value="1.001908">
            <text:p>1</text:p>
          </table:table-cell>
          <table:table-cell office:value-type="float" office:value="0.962115">
            <text:p>0.96</text:p>
          </table:table-cell>
          <table:table-cell office:value-type="float" office:value="0.523677">
            <text:p>0.52</text:p>
          </table:table-cell>
          <table:table-cell office:value-type="float" office:value="0.000233">
            <text:p>0</text:p>
          </table:table-cell>
          <table:table-cell office:value-type="float" office:value="0.001995">
            <text:p>0</text:p>
          </table:table-cell>
          <table:table-cell office:value-type="float" office:value="0.000034">
            <text:p>0</text:p>
          </table:table-cell>
          <table:table-cell office:value-type="float" office:value="1.00038">
            <text:p>1</text:p>
          </table:table-cell>
          <table:table-cell office:value-type="float" office:value="1.799618">
            <text:p>1.8</text:p>
          </table:table-cell>
          <table:table-cell office:value-type="float" office:value="1.807577">
            <text:p>1.81</text:p>
          </table:table-cell>
          <table:table-cell office:value-type="float" office:value="1.895265">
            <text:p>1.9</text:p>
          </table:table-cell>
          <table:table-cell office:value-type="float" office:value="1.999953">
            <text:p>2</text:p>
          </table:table-cell>
          <table:table-cell office:value-type="float" office:value="1.999601">
            <text:p>2</text:p>
          </table:table-cell>
          <table:table-cell office:value-type="float" office:value="1.999993">
            <text:p>2</text:p>
          </table:table-cell>
          <table:table-cell office:value-type="float" office:value="1.799924">
            <text:p>1.8</text:p>
          </table:table-cell>
          <table:table-cell office:value-type="float" office:value="0.200382">
            <text:p>0.2</text:p>
          </table:table-cell>
          <table:table-cell office:value-type="float" office:value="0.192423">
            <text:p>0.19</text:p>
          </table:table-cell>
          <table:table-cell office:value-type="float" office:value="0.104735">
            <text:p>0.1</text:p>
          </table:table-cell>
          <table:table-cell office:value-type="float" office:value="0.000047">
            <text:p>0</text:p>
          </table:table-cell>
          <table:table-cell office:value-type="float" office:value="0.000399">
            <text:p>0</text:p>
          </table:table-cell>
          <table:table-cell office:value-type="float" office:value="0.000007">
            <text:p>0</text:p>
          </table:table-cell>
          <table:table-cell office:value-type="float" office:value="0.200076">
            <text:p>0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  <table:table-cell office:value-type="float" office:value="44040">
            <text:p>44040</text:p>
          </table:table-cell>
          <table:table-cell office:value-type="float" office:value="13126412">
            <text:p>13126412</text:p>
          </table:table-cell>
          <table:table-cell office:value-type="float" office:value="13555158">
            <text:p>13555158</text:p>
          </table:table-cell>
          <table:table-cell office:value-type="float" office:value="61924702">
            <text:p>61924702</text:p>
          </table:table-cell>
          <table:table-cell office:value-type="float" office:value="394319518">
            <text:p>394319518</text:p>
          </table:table-cell>
          <table:table-cell office:value-type="float" office:value="763612514">
            <text:p>763612514</text:p>
          </table:table-cell>
          <table:table-cell office:value-type="float" office:value="60744">
            <text:p>60744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  <table:table-cell office:value-type="float" office:value="9.990101">
            <text:p>9.99</text:p>
          </table:table-cell>
          <table:table-cell office:value-type="float" office:value="10.054607">
            <text:p>10.05</text:p>
          </table:table-cell>
          <table:table-cell office:value-type="float" office:value="10.569264">
            <text:p>10.57</text:p>
          </table:table-cell>
          <table:table-cell office:value-type="float" office:value="10.999305">
            <text:p>11</text:p>
          </table:table-cell>
          <table:table-cell office:value-type="float" office:value="10.997285">
            <text:p>11</text:p>
          </table:table-cell>
          <table:table-cell office:value-type="float" office:value="10.999962">
            <text:p>11</text:p>
          </table:table-cell>
          <table:table-cell office:value-type="float" office:value="9.999761">
            <text:p>10</text:p>
          </table:table-cell>
          <table:table-cell office:value-type="float" office:value="1.009899">
            <text:p>1.01</text:p>
          </table:table-cell>
          <table:table-cell office:value-type="float" office:value="0.945393">
            <text:p>0.95</text:p>
          </table:table-cell>
          <table:table-cell office:value-type="float" office:value="0.430736">
            <text:p>0.43</text:p>
          </table:table-cell>
          <table:table-cell office:value-type="float" office:value="0.000695">
            <text:p>0</text:p>
          </table:table-cell>
          <table:table-cell office:value-type="float" office:value="0.002715">
            <text:p>0</text:p>
          </table:table-cell>
          <table:table-cell office:value-type="float" office:value="0.000038">
            <text:p>0</text:p>
          </table:table-cell>
          <table:table-cell office:value-type="float" office:value="1.000239">
            <text:p>1</text:p>
          </table:table-cell>
          <table:table-cell office:value-type="float" office:value="1.816382">
            <text:p>1.82</text:p>
          </table:table-cell>
          <table:table-cell office:value-type="float" office:value="1.82811">
            <text:p>1.83</text:p>
          </table:table-cell>
          <table:table-cell office:value-type="float" office:value="1.921684">
            <text:p>1.92</text:p>
          </table:table-cell>
          <table:table-cell office:value-type="float" office:value="1.999874">
            <text:p>2</text:p>
          </table:table-cell>
          <table:table-cell office:value-type="float" office:value="1.999506">
            <text:p>2</text:p>
          </table:table-cell>
          <table:table-cell office:value-type="float" office:value="1.999993">
            <text:p>2</text:p>
          </table:table-cell>
          <table:table-cell office:value-type="float" office:value="1.818138">
            <text:p>1.82</text:p>
          </table:table-cell>
          <table:table-cell office:value-type="float" office:value="0.183618">
            <text:p>0.18</text:p>
          </table:table-cell>
          <table:table-cell office:value-type="float" office:value="0.17189">
            <text:p>0.17</text:p>
          </table:table-cell>
          <table:table-cell office:value-type="float" office:value="0.078316">
            <text:p>0.08</text:p>
          </table:table-cell>
          <table:table-cell office:value-type="float" office:value="0.000126">
            <text:p>0</text:p>
          </table:table-cell>
          <table:table-cell office:value-type="float" office:value="0.000494">
            <text:p>0</text:p>
          </table:table-cell>
          <table:table-cell office:value-type="float" office:value="0.000007">
            <text:p>0</text:p>
          </table:table-cell>
          <table:table-cell office:value-type="float" office:value="0.181862">
            <text:p>0.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  <table:table-cell office:value-type="float" office:value="41138">
            <text:p>41138</text:p>
          </table:table-cell>
          <table:table-cell office:value-type="float" office:value="13535868">
            <text:p>13535868</text:p>
          </table:table-cell>
          <table:table-cell office:value-type="float" office:value="11073856">
            <text:p>11073856</text:p>
          </table:table-cell>
          <table:table-cell office:value-type="float" office:value="158805042">
            <text:p>158805042</text:p>
          </table:table-cell>
          <table:table-cell office:value-type="float" office:value="461011406">
            <text:p>461011406</text:p>
          </table:table-cell>
          <table:table-cell office:value-type="float" office:value="757993034">
            <text:p>757993034</text:p>
          </table:table-cell>
          <table:table-cell office:value-type="float" office:value="69482">
            <text:p>69482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  <table:table-cell office:value-type="float" office:value="10.999955">
            <text:p>11</text:p>
          </table:table-cell>
          <table:table-cell office:value-type="float" office:value="11.000079">
            <text:p>11</text:p>
          </table:table-cell>
          <table:table-cell office:value-type="float" office:value="11.837516">
            <text:p>11.84</text:p>
          </table:table-cell>
          <table:table-cell office:value-type="float" office:value="11.999791">
            <text:p>12</text:p>
          </table:table-cell>
          <table:table-cell office:value-type="float" office:value="11.997712">
            <text:p>12</text:p>
          </table:table-cell>
          <table:table-cell office:value-type="float" office:value="11.999962">
            <text:p>12</text:p>
          </table:table-cell>
          <table:table-cell office:value-type="float" office:value="10.999789">
            <text:p>11</text:p>
          </table:table-cell>
          <table:table-cell office:value-type="float" office:value="1.000045">
            <text:p>1</text:p>
          </table:table-cell>
          <table:table-cell office:value-type="float" office:value="0.999921">
            <text:p>1</text:p>
          </table:table-cell>
          <table:table-cell office:value-type="float" office:value="0.162484">
            <text:p>0.16</text:p>
          </table:table-cell>
          <table:table-cell office:value-type="float" office:value="0.000209">
            <text:p>0</text:p>
          </table:table-cell>
          <table:table-cell office:value-type="float" office:value="0.002288">
            <text:p>0</text:p>
          </table:table-cell>
          <table:table-cell office:value-type="float" office:value="0.000038">
            <text:p>0</text:p>
          </table:table-cell>
          <table:table-cell office:value-type="float" office:value="1.000211">
            <text:p>1</text:p>
          </table:table-cell>
          <table:table-cell office:value-type="float" office:value="1.833326">
            <text:p>1.83</text:p>
          </table:table-cell>
          <table:table-cell office:value-type="float" office:value="1.833346">
            <text:p>1.83</text:p>
          </table:table-cell>
          <table:table-cell office:value-type="float" office:value="1.972919">
            <text:p>1.97</text:p>
          </table:table-cell>
          <table:table-cell office:value-type="float" office:value="1.999965">
            <text:p>2</text:p>
          </table:table-cell>
          <table:table-cell office:value-type="float" office:value="1.999619">
            <text:p>2</text:p>
          </table:table-cell>
          <table:table-cell office:value-type="float" office:value="1.999994">
            <text:p>2</text:p>
          </table:table-cell>
          <table:table-cell office:value-type="float" office:value="1.833298">
            <text:p>1.83</text:p>
          </table:table-cell>
          <table:table-cell office:value-type="float" office:value="0.166674">
            <text:p>0.17</text:p>
          </table:table-cell>
          <table:table-cell office:value-type="float" office:value="0.166654">
            <text:p>0.17</text:p>
          </table:table-cell>
          <table:table-cell office:value-type="float" office:value="0.027081">
            <text:p>0.03</text:p>
          </table:table-cell>
          <table:table-cell office:value-type="float" office:value="0.000035">
            <text:p>0</text:p>
          </table:table-cell>
          <table:table-cell office:value-type="float" office:value="0.000381">
            <text:p>0</text:p>
          </table:table-cell>
          <table:table-cell office:value-type="float" office:value="0.000006">
            <text:p>0</text:p>
          </table:table-cell>
          <table:table-cell office:value-type="float" office:value="0.166702">
            <text:p>0.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  <table:table-cell office:value-type="float" office:value="35304">
            <text:p>35304</text:p>
          </table:table-cell>
          <table:table-cell office:value-type="float" office:value="5835858">
            <text:p>5835858</text:p>
          </table:table-cell>
          <table:table-cell office:value-type="float" office:value="10581154">
            <text:p>10581154</text:p>
          </table:table-cell>
          <table:table-cell office:value-type="float" office:value="444994">
            <text:p>444994</text:p>
          </table:table-cell>
          <table:table-cell office:value-type="float" office:value="12728224">
            <text:p>12728224</text:p>
          </table:table-cell>
          <table:table-cell office:value-type="float" office:value="13637804">
            <text:p>13637804</text:p>
          </table:table-cell>
          <table:table-cell office:value-type="float" office:value="29110">
            <text:p>29110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  <table:table-cell office:value-type="float" office:value="0.999887">
            <text:p>1</text:p>
          </table:table-cell>
          <table:table-cell office:value-type="float" office:value="1.039721">
            <text:p>1.04</text:p>
          </table:table-cell>
          <table:table-cell office:value-type="float" office:value="1.117155">
            <text:p>1.12</text:p>
          </table:table-cell>
          <table:table-cell office:value-type="float" office:value="2.89348">
            <text:p>2.89</text:p>
          </table:table-cell>
          <table:table-cell office:value-type="float" office:value="2.773886">
            <text:p>2.77</text:p>
          </table:table-cell>
          <table:table-cell office:value-type="float" office:value="1.732633">
            <text:p>1.73</text:p>
          </table:table-cell>
          <table:table-cell office:value-type="float" office:value="0.999886">
            <text:p>1</text:p>
          </table:table-cell>
          <table:table-cell office:value-type="float" office:value="2.000113">
            <text:p>2</text:p>
          </table:table-cell>
          <table:table-cell office:value-type="float" office:value="1.960279">
            <text:p>1.96</text:p>
          </table:table-cell>
          <table:table-cell office:value-type="float" office:value="1.882845">
            <text:p>1.88</text:p>
          </table:table-cell>
          <table:table-cell office:value-type="float" office:value="0.10652">
            <text:p>0.11</text:p>
          </table:table-cell>
          <table:table-cell office:value-type="float" office:value="0.226114">
            <text:p>0.23</text:p>
          </table:table-cell>
          <table:table-cell office:value-type="float" office:value="1.267367">
            <text:p>1.27</text:p>
          </table:table-cell>
          <table:table-cell office:value-type="float" office:value="2.000114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  <table:table-cell office:value-type="float" office:value="37570">
            <text:p>37570</text:p>
          </table:table-cell>
          <table:table-cell office:value-type="float" office:value="7193020">
            <text:p>7193020</text:p>
          </table:table-cell>
          <table:table-cell office:value-type="float" office:value="16844718">
            <text:p>16844718</text:p>
          </table:table-cell>
          <table:table-cell office:value-type="float" office:value="2045944">
            <text:p>2045944</text:p>
          </table:table-cell>
          <table:table-cell office:value-type="float" office:value="46685900">
            <text:p>46685900</text:p>
          </table:table-cell>
          <table:table-cell office:value-type="float" office:value="43078778">
            <text:p>43078778</text:p>
          </table:table-cell>
          <table:table-cell office:value-type="float" office:value="34202">
            <text:p>3420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  <table:table-cell office:value-type="float" office:value="1.998032">
            <text:p>2</text:p>
          </table:table-cell>
          <table:table-cell office:value-type="float" office:value="1.988702">
            <text:p>1.99</text:p>
          </table:table-cell>
          <table:table-cell office:value-type="float" office:value="2.812259">
            <text:p>2.81</text:p>
          </table:table-cell>
          <table:table-cell office:value-type="float" office:value="3.984909">
            <text:p>3.98</text:p>
          </table:table-cell>
          <table:table-cell office:value-type="float" office:value="3.959205">
            <text:p>3.96</text:p>
          </table:table-cell>
          <table:table-cell office:value-type="float" office:value="3.343226">
            <text:p>3.34</text:p>
          </table:table-cell>
          <table:table-cell office:value-type="float" office:value="1.998364">
            <text:p>2</text:p>
          </table:table-cell>
          <table:table-cell office:value-type="float" office:value="2.001968">
            <text:p>2</text:p>
          </table:table-cell>
          <table:table-cell office:value-type="float" office:value="2.011298">
            <text:p>2.01</text:p>
          </table:table-cell>
          <table:table-cell office:value-type="float" office:value="1.187741">
            <text:p>1.19</text:p>
          </table:table-cell>
          <table:table-cell office:value-type="float" office:value="0.015091">
            <text:p>0.02</text:p>
          </table:table-cell>
          <table:table-cell office:value-type="float" office:value="0.040795">
            <text:p>0.04</text:p>
          </table:table-cell>
          <table:table-cell office:value-type="float" office:value="0.656774">
            <text:p>0.66</text:p>
          </table:table-cell>
          <table:table-cell office:value-type="float" office:value="2.001636">
            <text:p>2</text:p>
          </table:table-cell>
          <table:table-cell office:value-type="float" office:value="1.498524">
            <text:p>1.5</text:p>
          </table:table-cell>
          <table:table-cell office:value-type="float" office:value="1.491527">
            <text:p>1.49</text:p>
          </table:table-cell>
          <table:table-cell office:value-type="float" office:value="2.109195">
            <text:p>2.11</text:p>
          </table:table-cell>
          <table:table-cell office:value-type="float" office:value="2.988682">
            <text:p>2.99</text:p>
          </table:table-cell>
          <table:table-cell office:value-type="float" office:value="2.969403">
            <text:p>2.97</text:p>
          </table:table-cell>
          <table:table-cell office:value-type="float" office:value="2.507419">
            <text:p>2.51</text:p>
          </table:table-cell>
          <table:table-cell office:value-type="float" office:value="1.498773">
            <text:p>1.5</text:p>
          </table:table-cell>
          <table:table-cell office:value-type="float" office:value="1.501476">
            <text:p>1.5</text:p>
          </table:table-cell>
          <table:table-cell office:value-type="float" office:value="1.508473">
            <text:p>1.51</text:p>
          </table:table-cell>
          <table:table-cell office:value-type="float" office:value="0.890805">
            <text:p>0.89</text:p>
          </table:table-cell>
          <table:table-cell office:value-type="float" office:value="0.011318">
            <text:p>0.01</text:p>
          </table:table-cell>
          <table:table-cell office:value-type="float" office:value="0.030597">
            <text:p>0.03</text:p>
          </table:table-cell>
          <table:table-cell office:value-type="float" office:value="0.492581">
            <text:p>0.49</text:p>
          </table:table-cell>
          <table:table-cell office:value-type="float" office:value="1.501227">
            <text:p>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  <table:table-cell office:value-type="float" office:value="25928">
            <text:p>25928</text:p>
          </table:table-cell>
          <table:table-cell office:value-type="float" office:value="8788196">
            <text:p>8788196</text:p>
          </table:table-cell>
          <table:table-cell office:value-type="float" office:value="14868466">
            <text:p>14868466</text:p>
          </table:table-cell>
          <table:table-cell office:value-type="float" office:value="1713830">
            <text:p>1713830</text:p>
          </table:table-cell>
          <table:table-cell office:value-type="float" office:value="53345868">
            <text:p>53345868</text:p>
          </table:table-cell>
          <table:table-cell office:value-type="float" office:value="75624920">
            <text:p>75624920</text:p>
          </table:table-cell>
          <table:table-cell office:value-type="float" office:value="31366">
            <text:p>31366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  <table:table-cell office:value-type="float" office:value="2.996071">
            <text:p>3</text:p>
          </table:table-cell>
          <table:table-cell office:value-type="float" office:value="2.985101">
            <text:p>2.99</text:p>
          </table:table-cell>
          <table:table-cell office:value-type="float" office:value="3.307859">
            <text:p>3.31</text:p>
          </table:table-cell>
          <table:table-cell office:value-type="float" office:value="4.985194">
            <text:p>4.99</text:p>
          </table:table-cell>
          <table:table-cell office:value-type="float" office:value="4.968357">
            <text:p>4.97</text:p>
          </table:table-cell>
          <table:table-cell office:value-type="float" office:value="4.582">
            <text:p>4.58</text:p>
          </table:table-cell>
          <table:table-cell office:value-type="float" office:value="3.000153">
            <text:p>3</text:p>
          </table:table-cell>
          <table:table-cell office:value-type="float" office:value="2.003929">
            <text:p>2</text:p>
          </table:table-cell>
          <table:table-cell office:value-type="float" office:value="2.014899">
            <text:p>2.01</text:p>
          </table:table-cell>
          <table:table-cell office:value-type="float" office:value="1.692141">
            <text:p>1.69</text:p>
          </table:table-cell>
          <table:table-cell office:value-type="float" office:value="0.014806">
            <text:p>0.01</text:p>
          </table:table-cell>
          <table:table-cell office:value-type="float" office:value="0.031643">
            <text:p>0.03</text:p>
          </table:table-cell>
          <table:table-cell office:value-type="float" office:value="0.418">
            <text:p>0.42</text:p>
          </table:table-cell>
          <table:table-cell office:value-type="float" office:value="1.999847">
            <text:p>2</text:p>
          </table:table-cell>
          <table:table-cell office:value-type="float" office:value="1.797643">
            <text:p>1.8</text:p>
          </table:table-cell>
          <table:table-cell office:value-type="float" office:value="1.79106">
            <text:p>1.79</text:p>
          </table:table-cell>
          <table:table-cell office:value-type="float" office:value="1.984715">
            <text:p>1.98</text:p>
          </table:table-cell>
          <table:table-cell office:value-type="float" office:value="2.991117">
            <text:p>2.99</text:p>
          </table:table-cell>
          <table:table-cell office:value-type="float" office:value="2.981014">
            <text:p>2.98</text:p>
          </table:table-cell>
          <table:table-cell office:value-type="float" office:value="2.7492">
            <text:p>2.75</text:p>
          </table:table-cell>
          <table:table-cell office:value-type="float" office:value="1.800092">
            <text:p>1.8</text:p>
          </table:table-cell>
          <table:table-cell office:value-type="float" office:value="1.202357">
            <text:p>1.2</text:p>
          </table:table-cell>
          <table:table-cell office:value-type="float" office:value="1.20894">
            <text:p>1.21</text:p>
          </table:table-cell>
          <table:table-cell office:value-type="float" office:value="1.015285">
            <text:p>1.02</text:p>
          </table:table-cell>
          <table:table-cell office:value-type="float" office:value="0.008883">
            <text:p>0.01</text:p>
          </table:table-cell>
          <table:table-cell office:value-type="float" office:value="0.018986">
            <text:p>0.02</text:p>
          </table:table-cell>
          <table:table-cell office:value-type="float" office:value="0.2508">
            <text:p>0.25</text:p>
          </table:table-cell>
          <table:table-cell office:value-type="float" office:value="1.199908">
            <text:p>1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  <table:table-cell office:value-type="float" office:value="32522">
            <text:p>32522</text:p>
          </table:table-cell>
          <table:table-cell office:value-type="float" office:value="9492240">
            <text:p>9492240</text:p>
          </table:table-cell>
          <table:table-cell office:value-type="float" office:value="14185356">
            <text:p>14185356</text:p>
          </table:table-cell>
          <table:table-cell office:value-type="float" office:value="2279074">
            <text:p>2279074</text:p>
          </table:table-cell>
          <table:table-cell office:value-type="float" office:value="83358518">
            <text:p>83358518</text:p>
          </table:table-cell>
          <table:table-cell office:value-type="float" office:value="170285072">
            <text:p>170285072</text:p>
          </table:table-cell>
          <table:table-cell office:value-type="float" office:value="37762">
            <text:p>37762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  <table:table-cell office:value-type="float" office:value="3.99877">
            <text:p>4</text:p>
          </table:table-cell>
          <table:table-cell office:value-type="float" office:value="3.9973">
            <text:p>4</text:p>
          </table:table-cell>
          <table:table-cell office:value-type="float" office:value="3.834662">
            <text:p>3.83</text:p>
          </table:table-cell>
          <table:table-cell office:value-type="float" office:value="5.990642">
            <text:p>5.99</text:p>
          </table:table-cell>
          <table:table-cell office:value-type="float" office:value="5.978085">
            <text:p>5.98</text:p>
          </table:table-cell>
          <table:table-cell office:value-type="float" office:value="5.83635">
            <text:p>5.84</text:p>
          </table:table-cell>
          <table:table-cell office:value-type="float" office:value="3.999647">
            <text:p>4</text:p>
          </table:table-cell>
          <table:table-cell office:value-type="float" office:value="2.00123">
            <text:p>2</text:p>
          </table:table-cell>
          <table:table-cell office:value-type="float" office:value="2.0027">
            <text:p>2</text:p>
          </table:table-cell>
          <table:table-cell office:value-type="float" office:value="2.165338">
            <text:p>2.17</text:p>
          </table:table-cell>
          <table:table-cell office:value-type="float" office:value="0.009358">
            <text:p>0.01</text:p>
          </table:table-cell>
          <table:table-cell office:value-type="float" office:value="0.021915">
            <text:p>0.02</text:p>
          </table:table-cell>
          <table:table-cell office:value-type="float" office:value="0.16365">
            <text:p>0.16</text:p>
          </table:table-cell>
          <table:table-cell office:value-type="float" office:value="2.000353">
            <text:p>2</text:p>
          </table:table-cell>
          <table:table-cell office:value-type="float" office:value="1.999385">
            <text:p>2</text:p>
          </table:table-cell>
          <table:table-cell office:value-type="float" office:value="1.99865">
            <text:p>2</text:p>
          </table:table-cell>
          <table:table-cell office:value-type="float" office:value="1.917331">
            <text:p>1.92</text:p>
          </table:table-cell>
          <table:table-cell office:value-type="float" office:value="2.995321">
            <text:p>3</text:p>
          </table:table-cell>
          <table:table-cell office:value-type="float" office:value="2.989042">
            <text:p>2.99</text:p>
          </table:table-cell>
          <table:table-cell office:value-type="float" office:value="2.918175">
            <text:p>2.92</text:p>
          </table:table-cell>
          <table:table-cell office:value-type="float" office:value="1.999823">
            <text:p>2</text:p>
          </table:table-cell>
          <table:table-cell office:value-type="float" office:value="1.000615">
            <text:p>1</text:p>
          </table:table-cell>
          <table:table-cell office:value-type="float" office:value="1.00135">
            <text:p>1</text:p>
          </table:table-cell>
          <table:table-cell office:value-type="float" office:value="1.082669">
            <text:p>1.08</text:p>
          </table:table-cell>
          <table:table-cell office:value-type="float" office:value="0.004679">
            <text:p>0</text:p>
          </table:table-cell>
          <table:table-cell office:value-type="float" office:value="0.010958">
            <text:p>0.01</text:p>
          </table:table-cell>
          <table:table-cell office:value-type="float" office:value="0.081825">
            <text:p>0.08</text:p>
          </table:table-cell>
          <table:table-cell office:value-type="float" office:value="1.000177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  <table:table-cell office:value-type="float" office:value="55464">
            <text:p>55464</text:p>
          </table:table-cell>
          <table:table-cell office:value-type="float" office:value="10393274">
            <text:p>10393274</text:p>
          </table:table-cell>
          <table:table-cell office:value-type="float" office:value="14918098">
            <text:p>14918098</text:p>
          </table:table-cell>
          <table:table-cell office:value-type="float" office:value="2014694">
            <text:p>2014694</text:p>
          </table:table-cell>
          <table:table-cell office:value-type="float" office:value="101523212">
            <text:p>101523212</text:p>
          </table:table-cell>
          <table:table-cell office:value-type="float" office:value="197921872">
            <text:p>197921872</text:p>
          </table:table-cell>
          <table:table-cell office:value-type="float" office:value="56688">
            <text:p>56688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  <table:table-cell office:value-type="float" office:value="4.998815">
            <text:p>5</text:p>
          </table:table-cell>
          <table:table-cell office:value-type="float" office:value="5.055892">
            <text:p>5.06</text:p>
          </table:table-cell>
          <table:table-cell office:value-type="float" office:value="5.009921">
            <text:p>5.01</text:p>
          </table:table-cell>
          <table:table-cell office:value-type="float" office:value="6.984248">
            <text:p>6.98</text:p>
          </table:table-cell>
          <table:table-cell office:value-type="float" office:value="6.986198">
            <text:p>6.99</text:p>
          </table:table-cell>
          <table:table-cell office:value-type="float" office:value="6.856151">
            <text:p>6.86</text:p>
          </table:table-cell>
          <table:table-cell office:value-type="float" office:value="4.999824">
            <text:p>5</text:p>
          </table:table-cell>
          <table:table-cell office:value-type="float" office:value="2.001185">
            <text:p>2</text:p>
          </table:table-cell>
          <table:table-cell office:value-type="float" office:value="1.944108">
            <text:p>1.94</text:p>
          </table:table-cell>
          <table:table-cell office:value-type="float" office:value="1.990079">
            <text:p>1.99</text:p>
          </table:table-cell>
          <table:table-cell office:value-type="float" office:value="0.015752">
            <text:p>0.02</text:p>
          </table:table-cell>
          <table:table-cell office:value-type="float" office:value="0.013802">
            <text:p>0.01</text:p>
          </table:table-cell>
          <table:table-cell office:value-type="float" office:value="0.143849">
            <text:p>0.14</text:p>
          </table:table-cell>
          <table:table-cell office:value-type="float" office:value="2.000176">
            <text:p>2</text:p>
          </table:table-cell>
          <table:table-cell office:value-type="float" office:value="2.142349">
            <text:p>2.14</text:p>
          </table:table-cell>
          <table:table-cell office:value-type="float" office:value="2.166811">
            <text:p>2.17</text:p>
          </table:table-cell>
          <table:table-cell office:value-type="float" office:value="2.147109">
            <text:p>2.15</text:p>
          </table:table-cell>
          <table:table-cell office:value-type="float" office:value="2.993249">
            <text:p>2.99</text:p>
          </table:table-cell>
          <table:table-cell office:value-type="float" office:value="2.994085">
            <text:p>2.99</text:p>
          </table:table-cell>
          <table:table-cell office:value-type="float" office:value="2.938351">
            <text:p>2.94</text:p>
          </table:table-cell>
          <table:table-cell office:value-type="float" office:value="2.142782">
            <text:p>2.14</text:p>
          </table:table-cell>
          <table:table-cell office:value-type="float" office:value="0.857651">
            <text:p>0.86</text:p>
          </table:table-cell>
          <table:table-cell office:value-type="float" office:value="0.833189">
            <text:p>0.83</text:p>
          </table:table-cell>
          <table:table-cell office:value-type="float" office:value="0.852891">
            <text:p>0.85</text:p>
          </table:table-cell>
          <table:table-cell office:value-type="float" office:value="0.006751">
            <text:p>0.01</text:p>
          </table:table-cell>
          <table:table-cell office:value-type="float" office:value="0.005915">
            <text:p>0.01</text:p>
          </table:table-cell>
          <table:table-cell office:value-type="float" office:value="0.061649">
            <text:p>0.06</text:p>
          </table:table-cell>
          <table:table-cell office:value-type="float" office:value="0.857218">
            <text:p>0.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  <table:table-cell office:value-type="float" office:value="34462">
            <text:p>34462</text:p>
          </table:table-cell>
          <table:table-cell office:value-type="float" office:value="11155816">
            <text:p>11155816</text:p>
          </table:table-cell>
          <table:table-cell office:value-type="float" office:value="14424062">
            <text:p>14424062</text:p>
          </table:table-cell>
          <table:table-cell office:value-type="float" office:value="39387936">
            <text:p>39387936</text:p>
          </table:table-cell>
          <table:table-cell office:value-type="float" office:value="122092674">
            <text:p>122092674</text:p>
          </table:table-cell>
          <table:table-cell office:value-type="float" office:value="269156642">
            <text:p>269156642</text:p>
          </table:table-cell>
          <table:table-cell office:value-type="float" office:value="55348">
            <text:p>55348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  <table:table-cell office:value-type="float" office:value="5.998869">
            <text:p>6</text:p>
          </table:table-cell>
          <table:table-cell office:value-type="float" office:value="6.08112">
            <text:p>6.08</text:p>
          </table:table-cell>
          <table:table-cell office:value-type="float" office:value="7.013126">
            <text:p>7.01</text:p>
          </table:table-cell>
          <table:table-cell office:value-type="float" office:value="7.999247">
            <text:p>8</text:p>
          </table:table-cell>
          <table:table-cell office:value-type="float" office:value="7.989077">
            <text:p>7.99</text:p>
          </table:table-cell>
          <table:table-cell office:value-type="float" office:value="7.909179">
            <text:p>7.91</text:p>
          </table:table-cell>
          <table:table-cell office:value-type="float" office:value="5.999621">
            <text:p>6</text:p>
          </table:table-cell>
          <table:table-cell office:value-type="float" office:value="2.001131">
            <text:p>2</text:p>
          </table:table-cell>
          <table:table-cell office:value-type="float" office:value="1.91888">
            <text:p>1.92</text:p>
          </table:table-cell>
          <table:table-cell office:value-type="float" office:value="0.986874">
            <text:p>0.99</text:p>
          </table:table-cell>
          <table:table-cell office:value-type="float" office:value="0.000753">
            <text:p>0</text:p>
          </table:table-cell>
          <table:table-cell office:value-type="float" office:value="0.010923">
            <text:p>0.01</text:p>
          </table:table-cell>
          <table:table-cell office:value-type="float" office:value="0.090821">
            <text:p>0.09</text:p>
          </table:table-cell>
          <table:table-cell office:value-type="float" office:value="2.000379">
            <text:p>2</text:p>
          </table:table-cell>
          <table:table-cell office:value-type="float" office:value="2.249576">
            <text:p>2.25</text:p>
          </table:table-cell>
          <table:table-cell office:value-type="float" office:value="2.28042">
            <text:p>2.28</text:p>
          </table:table-cell>
          <table:table-cell office:value-type="float" office:value="2.629922">
            <text:p>2.63</text:p>
          </table:table-cell>
          <table:table-cell office:value-type="float" office:value="2.999718">
            <text:p>3</text:p>
          </table:table-cell>
          <table:table-cell office:value-type="float" office:value="2.995904">
            <text:p>3</text:p>
          </table:table-cell>
          <table:table-cell office:value-type="float" office:value="2.965942">
            <text:p>2.97</text:p>
          </table:table-cell>
          <table:table-cell office:value-type="float" office:value="2.249858">
            <text:p>2.25</text:p>
          </table:table-cell>
          <table:table-cell office:value-type="float" office:value="0.750424">
            <text:p>0.75</text:p>
          </table:table-cell>
          <table:table-cell office:value-type="float" office:value="0.71958">
            <text:p>0.72</text:p>
          </table:table-cell>
          <table:table-cell office:value-type="float" office:value="0.370078">
            <text:p>0.37</text:p>
          </table:table-cell>
          <table:table-cell office:value-type="float" office:value="0.000282">
            <text:p>0</text:p>
          </table:table-cell>
          <table:table-cell office:value-type="float" office:value="0.004096">
            <text:p>0</text:p>
          </table:table-cell>
          <table:table-cell office:value-type="float" office:value="0.034058">
            <text:p>0.03</text:p>
          </table:table-cell>
          <table:table-cell office:value-type="float" office:value="0.750142">
            <text:p>0.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  <table:table-cell office:value-type="float" office:value="37794">
            <text:p>37794</text:p>
          </table:table-cell>
          <table:table-cell office:value-type="float" office:value="11087444">
            <text:p>11087444</text:p>
          </table:table-cell>
          <table:table-cell office:value-type="float" office:value="15579332">
            <text:p>15579332</text:p>
          </table:table-cell>
          <table:table-cell office:value-type="float" office:value="1274346">
            <text:p>1274346</text:p>
          </table:table-cell>
          <table:table-cell office:value-type="float" office:value="170349648">
            <text:p>170349648</text:p>
          </table:table-cell>
          <table:table-cell office:value-type="float" office:value="316440846">
            <text:p>316440846</text:p>
          </table:table-cell>
          <table:table-cell office:value-type="float" office:value="58602">
            <text:p>58602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  <table:table-cell office:value-type="float" office:value="7.000617">
            <text:p>7</text:p>
          </table:table-cell>
          <table:table-cell office:value-type="float" office:value="6.935348">
            <text:p>6.94</text:p>
          </table:table-cell>
          <table:table-cell office:value-type="float" office:value="7.903518">
            <text:p>7.9</text:p>
          </table:table-cell>
          <table:table-cell office:value-type="float" office:value="8.966914">
            <text:p>8.97</text:p>
          </table:table-cell>
          <table:table-cell office:value-type="float" office:value="8.992818">
            <text:p>8.99</text:p>
          </table:table-cell>
          <table:table-cell office:value-type="float" office:value="8.900546">
            <text:p>8.9</text:p>
          </table:table-cell>
          <table:table-cell office:value-type="float" office:value="6.999947">
            <text:p>7</text:p>
          </table:table-cell>
          <table:table-cell office:value-type="float" office:value="1.999383">
            <text:p>2</text:p>
          </table:table-cell>
          <table:table-cell office:value-type="float" office:value="2.064652">
            <text:p>2.06</text:p>
          </table:table-cell>
          <table:table-cell office:value-type="float" office:value="1.096482">
            <text:p>1.1</text:p>
          </table:table-cell>
          <table:table-cell office:value-type="float" office:value="0.033086">
            <text:p>0.03</text:p>
          </table:table-cell>
          <table:table-cell office:value-type="float" office:value="0.007182">
            <text:p>0.01</text:p>
          </table:table-cell>
          <table:table-cell office:value-type="float" office:value="0.099454">
            <text:p>0.1</text:p>
          </table:table-cell>
          <table:table-cell office:value-type="float" office:value="2.000053">
            <text:p>2</text:p>
          </table:table-cell>
          <table:table-cell office:value-type="float" office:value="2.333539">
            <text:p>2.33</text:p>
          </table:table-cell>
          <table:table-cell office:value-type="float" office:value="2.311783">
            <text:p>2.31</text:p>
          </table:table-cell>
          <table:table-cell office:value-type="float" office:value="2.634506">
            <text:p>2.63</text:p>
          </table:table-cell>
          <table:table-cell office:value-type="float" office:value="2.988971">
            <text:p>2.99</text:p>
          </table:table-cell>
          <table:table-cell office:value-type="float" office:value="2.997606">
            <text:p>3</text:p>
          </table:table-cell>
          <table:table-cell office:value-type="float" office:value="2.966849">
            <text:p>2.97</text:p>
          </table:table-cell>
          <table:table-cell office:value-type="float" office:value="2.333316">
            <text:p>2.33</text:p>
          </table:table-cell>
          <table:table-cell office:value-type="float" office:value="0.666461">
            <text:p>0.67</text:p>
          </table:table-cell>
          <table:table-cell office:value-type="float" office:value="0.688217">
            <text:p>0.69</text:p>
          </table:table-cell>
          <table:table-cell office:value-type="float" office:value="0.365494">
            <text:p>0.37</text:p>
          </table:table-cell>
          <table:table-cell office:value-type="float" office:value="0.011029">
            <text:p>0.01</text:p>
          </table:table-cell>
          <table:table-cell office:value-type="float" office:value="0.002394">
            <text:p>0</text:p>
          </table:table-cell>
          <table:table-cell office:value-type="float" office:value="0.033151">
            <text:p>0.03</text:p>
          </table:table-cell>
          <table:table-cell office:value-type="float" office:value="0.666684">
            <text:p>0.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  <table:table-cell office:value-type="float" office:value="35582">
            <text:p>35582</text:p>
          </table:table-cell>
          <table:table-cell office:value-type="float" office:value="11633740">
            <text:p>11633740</text:p>
          </table:table-cell>
          <table:table-cell office:value-type="float" office:value="13473408">
            <text:p>13473408</text:p>
          </table:table-cell>
          <table:table-cell office:value-type="float" office:value="934648">
            <text:p>934648</text:p>
          </table:table-cell>
          <table:table-cell office:value-type="float" office:value="267264040">
            <text:p>267264040</text:p>
          </table:table-cell>
          <table:table-cell office:value-type="float" office:value="803538350">
            <text:p>803538350</text:p>
          </table:table-cell>
          <table:table-cell office:value-type="float" office:value="58554">
            <text:p>58554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  <table:table-cell office:value-type="float" office:value="7.995596">
            <text:p>8</text:p>
          </table:table-cell>
          <table:table-cell office:value-type="float" office:value="7.944184">
            <text:p>7.94</text:p>
          </table:table-cell>
          <table:table-cell office:value-type="float" office:value="9.392978">
            <text:p>9.39</text:p>
          </table:table-cell>
          <table:table-cell office:value-type="float" office:value="9.95624">
            <text:p>9.96</text:p>
          </table:table-cell>
          <table:table-cell office:value-type="float" office:value="9.99548">
            <text:p>10</text:p>
          </table:table-cell>
          <table:table-cell office:value-type="float" office:value="9.999463">
            <text:p>10</text:p>
          </table:table-cell>
          <table:table-cell office:value-type="float" office:value="7.999836">
            <text:p>8</text:p>
          </table:table-cell>
          <table:table-cell office:value-type="float" office:value="2.004404">
            <text:p>2</text:p>
          </table:table-cell>
          <table:table-cell office:value-type="float" office:value="2.055816">
            <text:p>2.06</text:p>
          </table:table-cell>
          <table:table-cell office:value-type="float" office:value="0.607022">
            <text:p>0.61</text:p>
          </table:table-cell>
          <table:table-cell office:value-type="float" office:value="0.04376">
            <text:p>0.04</text:p>
          </table:table-cell>
          <table:table-cell office:value-type="float" office:value="0.00452">
            <text:p>0</text:p>
          </table:table-cell>
          <table:table-cell office:value-type="float" office:value="0.000537">
            <text:p>0</text:p>
          </table:table-cell>
          <table:table-cell office:value-type="float" office:value="2.000164">
            <text:p>2</text:p>
          </table:table-cell>
          <table:table-cell office:value-type="float" office:value="2.398679">
            <text:p>2.4</text:p>
          </table:table-cell>
          <table:table-cell office:value-type="float" office:value="2.383255">
            <text:p>2.38</text:p>
          </table:table-cell>
          <table:table-cell office:value-type="float" office:value="2.817893">
            <text:p>2.82</text:p>
          </table:table-cell>
          <table:table-cell office:value-type="float" office:value="2.986872">
            <text:p>2.99</text:p>
          </table:table-cell>
          <table:table-cell office:value-type="float" office:value="2.998644">
            <text:p>3</text:p>
          </table:table-cell>
          <table:table-cell office:value-type="float" office:value="2.999839">
            <text:p>3</text:p>
          </table:table-cell>
          <table:table-cell office:value-type="float" office:value="2.399951">
            <text:p>2.4</text:p>
          </table:table-cell>
          <table:table-cell office:value-type="float" office:value="0.601321">
            <text:p>0.6</text:p>
          </table:table-cell>
          <table:table-cell office:value-type="float" office:value="0.616745">
            <text:p>0.62</text:p>
          </table:table-cell>
          <table:table-cell office:value-type="float" office:value="0.182107">
            <text:p>0.18</text:p>
          </table:table-cell>
          <table:table-cell office:value-type="float" office:value="0.013128">
            <text:p>0.01</text:p>
          </table:table-cell>
          <table:table-cell office:value-type="float" office:value="0.001356">
            <text:p>0</text:p>
          </table:table-cell>
          <table:table-cell office:value-type="float" office:value="0.000161">
            <text:p>0</text:p>
          </table:table-cell>
          <table:table-cell office:value-type="float" office:value="0.600049">
            <text:p>0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  <table:table-cell office:value-type="float" office:value="38660">
            <text:p>38660</text:p>
          </table:table-cell>
          <table:table-cell office:value-type="float" office:value="11724808">
            <text:p>11724808</text:p>
          </table:table-cell>
          <table:table-cell office:value-type="float" office:value="13802448">
            <text:p>13802448</text:p>
          </table:table-cell>
          <table:table-cell office:value-type="float" office:value="153564250">
            <text:p>153564250</text:p>
          </table:table-cell>
          <table:table-cell office:value-type="float" office:value="395757482">
            <text:p>395757482</text:p>
          </table:table-cell>
          <table:table-cell office:value-type="float" office:value="791710508">
            <text:p>791710508</text:p>
          </table:table-cell>
          <table:table-cell office:value-type="float" office:value="62224">
            <text:p>62224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  <table:table-cell office:value-type="float" office:value="8.994881">
            <text:p>8.99</text:p>
          </table:table-cell>
          <table:table-cell office:value-type="float" office:value="8.953747">
            <text:p>8.95</text:p>
          </table:table-cell>
          <table:table-cell office:value-type="float" office:value="10.150292">
            <text:p>10.15</text:p>
          </table:table-cell>
          <table:table-cell office:value-type="float" office:value="10.9998">
            <text:p>11</text:p>
          </table:table-cell>
          <table:table-cell office:value-type="float" office:value="10.997516">
            <text:p>11</text:p>
          </table:table-cell>
          <table:table-cell office:value-type="float" office:value="10.9998">
            <text:p>11</text:p>
          </table:table-cell>
          <table:table-cell office:value-type="float" office:value="8.999947">
            <text:p>9</text:p>
          </table:table-cell>
          <table:table-cell office:value-type="float" office:value="2.005119">
            <text:p>2.01</text:p>
          </table:table-cell>
          <table:table-cell office:value-type="float" office:value="2.046253">
            <text:p>2.05</text:p>
          </table:table-cell>
          <table:table-cell office:value-type="float" office:value="0.849708">
            <text:p>0.85</text:p>
          </table:table-cell>
          <table:table-cell office:value-type="float" office:value="0.0002">
            <text:p>0</text:p>
          </table:table-cell>
          <table:table-cell office:value-type="float" office:value="0.002484">
            <text:p>0</text:p>
          </table:table-cell>
          <table:table-cell office:value-type="float" office:value="0.0002">
            <text:p>0</text:p>
          </table:table-cell>
          <table:table-cell office:value-type="float" office:value="2.000053">
            <text:p>2</text:p>
          </table:table-cell>
          <table:table-cell office:value-type="float" office:value="2.453149">
            <text:p>2.45</text:p>
          </table:table-cell>
          <table:table-cell office:value-type="float" office:value="2.441931">
            <text:p>2.44</text:p>
          </table:table-cell>
          <table:table-cell office:value-type="float" office:value="2.768261">
            <text:p>2.77</text:p>
          </table:table-cell>
          <table:table-cell office:value-type="float" office:value="2.999945">
            <text:p>3</text:p>
          </table:table-cell>
          <table:table-cell office:value-type="float" office:value="2.999323">
            <text:p>3</text:p>
          </table:table-cell>
          <table:table-cell office:value-type="float" office:value="2.999945">
            <text:p>3</text:p>
          </table:table-cell>
          <table:table-cell office:value-type="float" office:value="2.454531">
            <text:p>2.45</text:p>
          </table:table-cell>
          <table:table-cell office:value-type="float" office:value="0.546851">
            <text:p>0.55</text:p>
          </table:table-cell>
          <table:table-cell office:value-type="float" office:value="0.558069">
            <text:p>0.56</text:p>
          </table:table-cell>
          <table:table-cell office:value-type="float" office:value="0.231739">
            <text:p>0.23</text:p>
          </table:table-cell>
          <table:table-cell office:value-type="float" office:value="0.000055">
            <text:p>0</text:p>
          </table:table-cell>
          <table:table-cell office:value-type="float" office:value="0.000677">
            <text:p>0</text:p>
          </table:table-cell>
          <table:table-cell office:value-type="float" office:value="0.000055">
            <text:p>0</text:p>
          </table:table-cell>
          <table:table-cell office:value-type="float" office:value="0.545469">
            <text:p>0.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  <table:table-cell office:value-type="float" office:value="38190">
            <text:p>38190</text:p>
          </table:table-cell>
          <table:table-cell office:value-type="float" office:value="12156028">
            <text:p>12156028</text:p>
          </table:table-cell>
          <table:table-cell office:value-type="float" office:value="12857680">
            <text:p>12857680</text:p>
          </table:table-cell>
          <table:table-cell office:value-type="float" office:value="28729968">
            <text:p>28729968</text:p>
          </table:table-cell>
          <table:table-cell office:value-type="float" office:value="457863044">
            <text:p>457863044</text:p>
          </table:table-cell>
          <table:table-cell office:value-type="float" office:value="768906864">
            <text:p>768906864</text:p>
          </table:table-cell>
          <table:table-cell office:value-type="float" office:value="52772">
            <text:p>52772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  <table:table-cell office:value-type="float" office:value="9.997382">
            <text:p>10</text:p>
          </table:table-cell>
          <table:table-cell office:value-type="float" office:value="9.917873">
            <text:p>9.92</text:p>
          </table:table-cell>
          <table:table-cell office:value-type="float" office:value="10.440696">
            <text:p>10.44</text:p>
          </table:table-cell>
          <table:table-cell office:value-type="float" office:value="11.998334">
            <text:p>12</text:p>
          </table:table-cell>
          <table:table-cell office:value-type="float" office:value="11.997953">
            <text:p>12</text:p>
          </table:table-cell>
          <table:table-cell office:value-type="float" office:value="11.999738">
            <text:p>12</text:p>
          </table:table-cell>
          <table:table-cell office:value-type="float" office:value="9.999747">
            <text:p>10</text:p>
          </table:table-cell>
          <table:table-cell office:value-type="float" office:value="2.002618">
            <text:p>2</text:p>
          </table:table-cell>
          <table:table-cell office:value-type="float" office:value="2.082127">
            <text:p>2.08</text:p>
          </table:table-cell>
          <table:table-cell office:value-type="float" office:value="1.559304">
            <text:p>1.56</text:p>
          </table:table-cell>
          <table:table-cell office:value-type="float" office:value="0.001666">
            <text:p>0</text:p>
          </table:table-cell>
          <table:table-cell office:value-type="float" office:value="0.002047">
            <text:p>0</text:p>
          </table:table-cell>
          <table:table-cell office:value-type="float" office:value="0.000262">
            <text:p>0</text:p>
          </table:table-cell>
          <table:table-cell office:value-type="float" office:value="2.000253">
            <text:p>2</text:p>
          </table:table-cell>
          <table:table-cell office:value-type="float" office:value="2.499346">
            <text:p>2.5</text:p>
          </table:table-cell>
          <table:table-cell office:value-type="float" office:value="2.479468">
            <text:p>2.48</text:p>
          </table:table-cell>
          <table:table-cell office:value-type="float" office:value="2.610174">
            <text:p>2.61</text:p>
          </table:table-cell>
          <table:table-cell office:value-type="float" office:value="2.999583">
            <text:p>3</text:p>
          </table:table-cell>
          <table:table-cell office:value-type="float" office:value="2.999488">
            <text:p>3</text:p>
          </table:table-cell>
          <table:table-cell office:value-type="float" office:value="2.999934">
            <text:p>3</text:p>
          </table:table-cell>
          <table:table-cell office:value-type="float" office:value="2.499937">
            <text:p>2.5</text:p>
          </table:table-cell>
          <table:table-cell office:value-type="float" office:value="0.500654">
            <text:p>0.5</text:p>
          </table:table-cell>
          <table:table-cell office:value-type="float" office:value="0.520532">
            <text:p>0.52</text:p>
          </table:table-cell>
          <table:table-cell office:value-type="float" office:value="0.389826">
            <text:p>0.39</text:p>
          </table:table-cell>
          <table:table-cell office:value-type="float" office:value="0.000417">
            <text:p>0</text:p>
          </table:table-cell>
          <table:table-cell office:value-type="float" office:value="0.000512">
            <text:p>0</text:p>
          </table:table-cell>
          <table:table-cell office:value-type="float" office:value="0.000066">
            <text:p>0</text:p>
          </table:table-cell>
          <table:table-cell office:value-type="float" office:value="0.500063">
            <text:p>0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  <table:table-cell office:value-type="float" office:value="40004">
            <text:p>40004</text:p>
          </table:table-cell>
          <table:table-cell office:value-type="float" office:value="12085796">
            <text:p>12085796</text:p>
          </table:table-cell>
          <table:table-cell office:value-type="float" office:value="13233138">
            <text:p>13233138</text:p>
          </table:table-cell>
          <table:table-cell office:value-type="float" office:value="2813818">
            <text:p>2813818</text:p>
          </table:table-cell>
          <table:table-cell office:value-type="float" office:value="480407372">
            <text:p>480407372</text:p>
          </table:table-cell>
          <table:table-cell office:value-type="float" office:value="774291178">
            <text:p>774291178</text:p>
          </table:table-cell>
          <table:table-cell office:value-type="float" office:value="56014">
            <text:p>56014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  <table:table-cell office:value-type="float" office:value="10.993827">
            <text:p>10.99</text:p>
          </table:table-cell>
          <table:table-cell office:value-type="float" office:value="10.95143">
            <text:p>10.95</text:p>
          </table:table-cell>
          <table:table-cell office:value-type="float" office:value="11.842681">
            <text:p>11.84</text:p>
          </table:table-cell>
          <table:table-cell office:value-type="float" office:value="12.984836">
            <text:p>12.98</text:p>
          </table:table-cell>
          <table:table-cell office:value-type="float" office:value="12.998163">
            <text:p>13</text:p>
          </table:table-cell>
          <table:table-cell office:value-type="float" office:value="12.999908">
            <text:p>13</text:p>
          </table:table-cell>
          <table:table-cell office:value-type="float" office:value="10.999396">
            <text:p>11</text:p>
          </table:table-cell>
          <table:table-cell office:value-type="float" office:value="2.006173">
            <text:p>2.01</text:p>
          </table:table-cell>
          <table:table-cell office:value-type="float" office:value="2.04857">
            <text:p>2.05</text:p>
          </table:table-cell>
          <table:table-cell office:value-type="float" office:value="1.157319">
            <text:p>1.16</text:p>
          </table:table-cell>
          <table:table-cell office:value-type="float" office:value="0.015164">
            <text:p>0.02</text:p>
          </table:table-cell>
          <table:table-cell office:value-type="float" office:value="0.001837">
            <text:p>0</text:p>
          </table:table-cell>
          <table:table-cell office:value-type="float" office:value="0.000092">
            <text:p>0</text:p>
          </table:table-cell>
          <table:table-cell office:value-type="float" office:value="2.000604">
            <text:p>2</text:p>
          </table:table-cell>
          <table:table-cell office:value-type="float" office:value="2.537037">
            <text:p>2.54</text:p>
          </table:table-cell>
          <table:table-cell office:value-type="float" office:value="2.527253">
            <text:p>2.53</text:p>
          </table:table-cell>
          <table:table-cell office:value-type="float" office:value="2.732926">
            <text:p>2.73</text:p>
          </table:table-cell>
          <table:table-cell office:value-type="float" office:value="2.996501">
            <text:p>3</text:p>
          </table:table-cell>
          <table:table-cell office:value-type="float" office:value="2.999576">
            <text:p>3</text:p>
          </table:table-cell>
          <table:table-cell office:value-type="float" office:value="2.999979">
            <text:p>3</text:p>
          </table:table-cell>
          <table:table-cell office:value-type="float" office:value="2.538322">
            <text:p>2.54</text:p>
          </table:table-cell>
          <table:table-cell office:value-type="float" office:value="0.462963">
            <text:p>0.46</text:p>
          </table:table-cell>
          <table:table-cell office:value-type="float" office:value="0.472747">
            <text:p>0.47</text:p>
          </table:table-cell>
          <table:table-cell office:value-type="float" office:value="0.267074">
            <text:p>0.27</text:p>
          </table:table-cell>
          <table:table-cell office:value-type="float" office:value="0.003499">
            <text:p>0</text:p>
          </table:table-cell>
          <table:table-cell office:value-type="float" office:value="0.000424">
            <text:p>0</text:p>
          </table:table-cell>
          <table:table-cell office:value-type="float" office:value="0.000021">
            <text:p>0</text:p>
          </table:table-cell>
          <table:table-cell office:value-type="float" office:value="0.461678">
            <text:p>0.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office:value-type="float" office:value="101998">
            <text:p>101998</text:p>
          </table:table-cell>
          <table:table-cell office:value-type="float" office:value="15284960">
            <text:p>15284960</text:p>
          </table:table-cell>
          <table:table-cell office:value-type="float" office:value="28489028">
            <text:p>28489028</text:p>
          </table:table-cell>
          <table:table-cell office:value-type="float" office:value="1172930">
            <text:p>1172930</text:p>
          </table:table-cell>
          <table:table-cell office:value-type="float" office:value="1443578">
            <text:p>1443578</text:p>
          </table:table-cell>
          <table:table-cell office:value-type="float" office:value="17119656">
            <text:p>17119656</text:p>
          </table:table-cell>
          <table:table-cell office:value-type="float" office:value="93482">
            <text:p>9348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4838">
            <text:p>84838</text:p>
          </table:table-cell>
          <table:table-cell office:value-type="float" office:value="14465386">
            <text:p>14465386</text:p>
          </table:table-cell>
          <table:table-cell office:value-type="float" office:value="26771818">
            <text:p>26771818</text:p>
          </table:table-cell>
          <table:table-cell office:value-type="float" office:value="331808">
            <text:p>331808</text:p>
          </table:table-cell>
          <table:table-cell office:value-type="float" office:value="12086012">
            <text:p>12086012</text:p>
          </table:table-cell>
          <table:table-cell office:value-type="float" office:value="18248280">
            <text:p>18248280</text:p>
          </table:table-cell>
          <table:table-cell office:value-type="float" office:value="63784">
            <text:p>63784</text:p>
          </table:table-cell>
          <table:table-cell office:value-type="float" office:value="21202">
            <text:p>21202</text:p>
          </table:table-cell>
          <table:table-cell office:value-type="float" office:value="3432444">
            <text:p>3432444</text:p>
          </table:table-cell>
          <table:table-cell office:value-type="float" office:value="6320172">
            <text:p>6320172</text:p>
          </table:table-cell>
          <table:table-cell office:value-type="float" office:value="316220">
            <text:p>316220</text:p>
          </table:table-cell>
          <table:table-cell office:value-type="float" office:value="11284724">
            <text:p>11284724</text:p>
          </table:table-cell>
          <table:table-cell office:value-type="float" office:value="8628660">
            <text:p>8628660</text:p>
          </table:table-cell>
          <table:table-cell office:value-type="float" office:value="15944">
            <text:p>15944</text:p>
          </table:table-cell>
          <table:table-cell office:value-type="float" office:value="63636">
            <text:p>63636</text:p>
          </table:table-cell>
          <table:table-cell office:value-type="float" office:value="11032942">
            <text:p>11032942</text:p>
          </table:table-cell>
          <table:table-cell office:value-type="float" office:value="20451646">
            <text:p>20451646</text:p>
          </table:table-cell>
          <table:table-cell office:value-type="float" office:value="15588">
            <text:p>15588</text:p>
          </table:table-cell>
          <table:table-cell office:value-type="float" office:value="801288">
            <text:p>801288</text:p>
          </table:table-cell>
          <table:table-cell office:value-type="float" office:value="9619620">
            <text:p>9619620</text:p>
          </table:table-cell>
          <table:table-cell office:value-type="float" office:value="47840">
            <text:p>47840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  <table:table-cell office:value-type="float" office:value="0.999646">
            <text:p>1</text:p>
          </table:table-cell>
          <table:table-cell office:value-type="float" office:value="0.949147">
            <text:p>0.95</text:p>
          </table:table-cell>
          <table:table-cell office:value-type="float" office:value="0.944302">
            <text:p>0.94</text:p>
          </table:table-cell>
          <table:table-cell office:value-type="float" office:value="3.812084">
            <text:p>3.81</text:p>
          </table:table-cell>
          <table:table-cell office:value-type="float" office:value="3.734805">
            <text:p>3.73</text:p>
          </table:table-cell>
          <table:table-cell office:value-type="float" office:value="1.891391">
            <text:p>1.89</text:p>
          </table:table-cell>
          <table:table-cell office:value-type="float" office:value="0.999875">
            <text:p>1</text:p>
          </table:table-cell>
          <table:table-cell office:value-type="float" office:value="3.000354">
            <text:p>3</text:p>
          </table:table-cell>
          <table:table-cell office:value-type="float" office:value="3.050853">
            <text:p>3.05</text:p>
          </table:table-cell>
          <table:table-cell office:value-type="float" office:value="3.055698">
            <text:p>3.06</text:p>
          </table:table-cell>
          <table:table-cell office:value-type="float" office:value="0.187916">
            <text:p>0.19</text:p>
          </table:table-cell>
          <table:table-cell office:value-type="float" office:value="0.265195">
            <text:p>0.27</text:p>
          </table:table-cell>
          <table:table-cell office:value-type="float" office:value="2.108609">
            <text:p>2.11</text:p>
          </table:table-cell>
          <table:table-cell office:value-type="float" office:value="3.000125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06">
            <text:p>44406</text:p>
          </table:table-cell>
          <table:table-cell office:value-type="float" office:value="14590364">
            <text:p>14590364</text:p>
          </table:table-cell>
          <table:table-cell office:value-type="float" office:value="24895984">
            <text:p>24895984</text:p>
          </table:table-cell>
          <table:table-cell office:value-type="float" office:value="1990204">
            <text:p>1990204</text:p>
          </table:table-cell>
          <table:table-cell office:value-type="float" office:value="52078824">
            <text:p>52078824</text:p>
          </table:table-cell>
          <table:table-cell office:value-type="float" office:value="30241354">
            <text:p>30241354</text:p>
          </table:table-cell>
          <table:table-cell office:value-type="float" office:value="82988">
            <text:p>82988</text:p>
          </table:table-cell>
          <table:table-cell office:value-type="float" office:value="17762">
            <text:p>17762</text:p>
          </table:table-cell>
          <table:table-cell office:value-type="float" office:value="5620344">
            <text:p>5620344</text:p>
          </table:table-cell>
          <table:table-cell office:value-type="float" office:value="11647140">
            <text:p>11647140</text:p>
          </table:table-cell>
          <table:table-cell office:value-type="float" office:value="1982492">
            <text:p>1982492</text:p>
          </table:table-cell>
          <table:table-cell office:value-type="float" office:value="51570298">
            <text:p>51570298</text:p>
          </table:table-cell>
          <table:table-cell office:value-type="float" office:value="22057414">
            <text:p>22057414</text:p>
          </table:table-cell>
          <table:table-cell office:value-type="float" office:value="33194">
            <text:p>33194</text:p>
          </table:table-cell>
          <table:table-cell office:value-type="float" office:value="26644">
            <text:p>26644</text:p>
          </table:table-cell>
          <table:table-cell office:value-type="float" office:value="8970020">
            <text:p>8970020</text:p>
          </table:table-cell>
          <table:table-cell office:value-type="float" office:value="13248844">
            <text:p>13248844</text:p>
          </table:table-cell>
          <table:table-cell office:value-type="float" office:value="7712">
            <text:p>7712</text:p>
          </table:table-cell>
          <table:table-cell office:value-type="float" office:value="508526">
            <text:p>508526</text:p>
          </table:table-cell>
          <table:table-cell office:value-type="float" office:value="8183940">
            <text:p>8183940</text:p>
          </table:table-cell>
          <table:table-cell office:value-type="float" office:value="49794">
            <text:p>49794</text:p>
          </table:table-cell>
          <table:table-cell office:value-type="float" office:value="1.999955">
            <text:p>2</text:p>
          </table:table-cell>
          <table:table-cell office:value-type="float" office:value="1.926047">
            <text:p>1.93</text:p>
          </table:table-cell>
          <table:table-cell office:value-type="float" office:value="2.33916">
            <text:p>2.34</text:p>
          </table:table-cell>
          <table:table-cell office:value-type="float" office:value="4.980625">
            <text:p>4.98</text:p>
          </table:table-cell>
          <table:table-cell office:value-type="float" office:value="4.951177">
            <text:p>4.95</text:p>
          </table:table-cell>
          <table:table-cell office:value-type="float" office:value="3.646896">
            <text:p>3.65</text:p>
          </table:table-cell>
          <table:table-cell office:value-type="float" office:value="1.999928">
            <text:p>2</text:p>
          </table:table-cell>
          <table:table-cell office:value-type="float" office:value="3.000045">
            <text:p>3</text:p>
          </table:table-cell>
          <table:table-cell office:value-type="float" office:value="3.073953">
            <text:p>3.07</text:p>
          </table:table-cell>
          <table:table-cell office:value-type="float" office:value="2.66084">
            <text:p>2.66</text:p>
          </table:table-cell>
          <table:table-cell office:value-type="float" office:value="0.019375">
            <text:p>0.02</text:p>
          </table:table-cell>
          <table:table-cell office:value-type="float" office:value="0.048823">
            <text:p>0.05</text:p>
          </table:table-cell>
          <table:table-cell office:value-type="float" office:value="1.353104">
            <text:p>1.35</text:p>
          </table:table-cell>
          <table:table-cell office:value-type="float" office:value="3.000072">
            <text:p>3</text:p>
          </table:table-cell>
          <table:table-cell office:value-type="float" office:value="1.599964">
            <text:p>1.6</text:p>
          </table:table-cell>
          <table:table-cell office:value-type="float" office:value="1.540837">
            <text:p>1.54</text:p>
          </table:table-cell>
          <table:table-cell office:value-type="float" office:value="1.871328">
            <text:p>1.87</text:p>
          </table:table-cell>
          <table:table-cell office:value-type="float" office:value="3.9845">
            <text:p>3.98</text:p>
          </table:table-cell>
          <table:table-cell office:value-type="float" office:value="3.960942">
            <text:p>3.96</text:p>
          </table:table-cell>
          <table:table-cell office:value-type="float" office:value="2.917517">
            <text:p>2.92</text:p>
          </table:table-cell>
          <table:table-cell office:value-type="float" office:value="1.599942">
            <text:p>1.6</text:p>
          </table:table-cell>
          <table:table-cell office:value-type="float" office:value="2.400036">
            <text:p>2.4</text:p>
          </table:table-cell>
          <table:table-cell office:value-type="float" office:value="2.459163">
            <text:p>2.46</text:p>
          </table:table-cell>
          <table:table-cell office:value-type="float" office:value="2.128672">
            <text:p>2.13</text:p>
          </table:table-cell>
          <table:table-cell office:value-type="float" office:value="0.0155">
            <text:p>0.02</text:p>
          </table:table-cell>
          <table:table-cell office:value-type="float" office:value="0.039058">
            <text:p>0.04</text:p>
          </table:table-cell>
          <table:table-cell office:value-type="float" office:value="1.082483">
            <text:p>1.08</text:p>
          </table:table-cell>
          <table:table-cell office:value-type="float" office:value="2.400058">
            <text:p>2.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6296">
            <text:p>46296</text:p>
          </table:table-cell>
          <table:table-cell office:value-type="float" office:value="14282506">
            <text:p>14282506</text:p>
          </table:table-cell>
          <table:table-cell office:value-type="float" office:value="22882404">
            <text:p>22882404</text:p>
          </table:table-cell>
          <table:table-cell office:value-type="float" office:value="1022612">
            <text:p>1022612</text:p>
          </table:table-cell>
          <table:table-cell office:value-type="float" office:value="52882712">
            <text:p>52882712</text:p>
          </table:table-cell>
          <table:table-cell office:value-type="float" office:value="61764352">
            <text:p>61764352</text:p>
          </table:table-cell>
          <table:table-cell office:value-type="float" office:value="55530">
            <text:p>55530</text:p>
          </table:table-cell>
          <table:table-cell office:value-type="float" office:value="23134">
            <text:p>23134</text:p>
          </table:table-cell>
          <table:table-cell office:value-type="float" office:value="7110198">
            <text:p>7110198</text:p>
          </table:table-cell>
          <table:table-cell office:value-type="float" office:value="12015878">
            <text:p>12015878</text:p>
          </table:table-cell>
          <table:table-cell office:value-type="float" office:value="1016146">
            <text:p>1016146</text:p>
          </table:table-cell>
          <table:table-cell office:value-type="float" office:value="52549136">
            <text:p>52549136</text:p>
          </table:table-cell>
          <table:table-cell office:value-type="float" office:value="51380408">
            <text:p>51380408</text:p>
          </table:table-cell>
          <table:table-cell office:value-type="float" office:value="27752">
            <text:p>27752</text:p>
          </table:table-cell>
          <table:table-cell office:value-type="float" office:value="23162">
            <text:p>23162</text:p>
          </table:table-cell>
          <table:table-cell office:value-type="float" office:value="7172308">
            <text:p>7172308</text:p>
          </table:table-cell>
          <table:table-cell office:value-type="float" office:value="10866526">
            <text:p>10866526</text:p>
          </table:table-cell>
          <table:table-cell office:value-type="float" office:value="6466">
            <text:p>6466</text:p>
          </table:table-cell>
          <table:table-cell office:value-type="float" office:value="333576">
            <text:p>333576</text:p>
          </table:table-cell>
          <table:table-cell office:value-type="float" office:value="10383944">
            <text:p>10383944</text:p>
          </table:table-cell>
          <table:table-cell office:value-type="float" office:value="27778">
            <text:p>27778</text:p>
          </table:table-cell>
          <table:table-cell office:value-type="float" office:value="2.998186">
            <text:p>3</text:p>
          </table:table-cell>
          <table:table-cell office:value-type="float" office:value="2.986954">
            <text:p>2.99</text:p>
          </table:table-cell>
          <table:table-cell office:value-type="float" office:value="3.150686">
            <text:p>3.15</text:p>
          </table:table-cell>
          <table:table-cell office:value-type="float" office:value="5.962062">
            <text:p>5.96</text:p>
          </table:table-cell>
          <table:table-cell office:value-type="float" office:value="5.962153">
            <text:p>5.96</text:p>
          </table:table-cell>
          <table:table-cell office:value-type="float" office:value="4.991268">
            <text:p>4.99</text:p>
          </table:table-cell>
          <table:table-cell office:value-type="float" office:value="2.998595">
            <text:p>3</text:p>
          </table:table-cell>
          <table:table-cell office:value-type="float" office:value="3.001814">
            <text:p>3</text:p>
          </table:table-cell>
          <table:table-cell office:value-type="float" office:value="3.013046">
            <text:p>3.01</text:p>
          </table:table-cell>
          <table:table-cell office:value-type="float" office:value="2.849314">
            <text:p>2.85</text:p>
          </table:table-cell>
          <table:table-cell office:value-type="float" office:value="0.037938">
            <text:p>0.04</text:p>
          </table:table-cell>
          <table:table-cell office:value-type="float" office:value="0.037847">
            <text:p>0.04</text:p>
          </table:table-cell>
          <table:table-cell office:value-type="float" office:value="1.008732">
            <text:p>1.01</text:p>
          </table:table-cell>
          <table:table-cell office:value-type="float" office:value="3.001405">
            <text:p>3</text:p>
          </table:table-cell>
          <table:table-cell office:value-type="float" office:value="1.99879">
            <text:p>2</text:p>
          </table:table-cell>
          <table:table-cell office:value-type="float" office:value="1.991303">
            <text:p>1.99</text:p>
          </table:table-cell>
          <table:table-cell office:value-type="float" office:value="2.100457">
            <text:p>2.1</text:p>
          </table:table-cell>
          <table:table-cell office:value-type="float" office:value="3.974708">
            <text:p>3.97</text:p>
          </table:table-cell>
          <table:table-cell office:value-type="float" office:value="3.974769">
            <text:p>3.97</text:p>
          </table:table-cell>
          <table:table-cell office:value-type="float" office:value="3.327512">
            <text:p>3.33</text:p>
          </table:table-cell>
          <table:table-cell office:value-type="float" office:value="1.999064">
            <text:p>2</text:p>
          </table:table-cell>
          <table:table-cell office:value-type="float" office:value="2.00121">
            <text:p>2</text:p>
          </table:table-cell>
          <table:table-cell office:value-type="float" office:value="2.008697">
            <text:p>2.01</text:p>
          </table:table-cell>
          <table:table-cell office:value-type="float" office:value="1.899543">
            <text:p>1.9</text:p>
          </table:table-cell>
          <table:table-cell office:value-type="float" office:value="0.025292">
            <text:p>0.03</text:p>
          </table:table-cell>
          <table:table-cell office:value-type="float" office:value="0.025231">
            <text:p>0.03</text:p>
          </table:table-cell>
          <table:table-cell office:value-type="float" office:value="0.672488">
            <text:p>0.67</text:p>
          </table:table-cell>
          <table:table-cell office:value-type="float" office:value="2.000936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752">
            <text:p>45752</text:p>
          </table:table-cell>
          <table:table-cell office:value-type="float" office:value="14564208">
            <text:p>14564208</text:p>
          </table:table-cell>
          <table:table-cell office:value-type="float" office:value="22506342">
            <text:p>22506342</text:p>
          </table:table-cell>
          <table:table-cell office:value-type="float" office:value="11964418">
            <text:p>11964418</text:p>
          </table:table-cell>
          <table:table-cell office:value-type="float" office:value="68858670">
            <text:p>68858670</text:p>
          </table:table-cell>
          <table:table-cell office:value-type="float" office:value="233094740">
            <text:p>233094740</text:p>
          </table:table-cell>
          <table:table-cell office:value-type="float" office:value="74128">
            <text:p>74128</text:p>
          </table:table-cell>
          <table:table-cell office:value-type="float" office:value="26142">
            <text:p>26142</text:p>
          </table:table-cell>
          <table:table-cell office:value-type="float" office:value="8205388">
            <text:p>8205388</text:p>
          </table:table-cell>
          <table:table-cell office:value-type="float" office:value="12341308">
            <text:p>12341308</text:p>
          </table:table-cell>
          <table:table-cell office:value-type="float" office:value="11958570">
            <text:p>11958570</text:p>
          </table:table-cell>
          <table:table-cell office:value-type="float" office:value="68606678">
            <text:p>68606678</text:p>
          </table:table-cell>
          <table:table-cell office:value-type="float" office:value="228391706">
            <text:p>228391706</text:p>
          </table:table-cell>
          <table:table-cell office:value-type="float" office:value="42356">
            <text:p>42356</text:p>
          </table:table-cell>
          <table:table-cell office:value-type="float" office:value="19610">
            <text:p>19610</text:p>
          </table:table-cell>
          <table:table-cell office:value-type="float" office:value="6358820">
            <text:p>6358820</text:p>
          </table:table-cell>
          <table:table-cell office:value-type="float" office:value="10165034">
            <text:p>10165034</text:p>
          </table:table-cell>
          <table:table-cell office:value-type="float" office:value="5848">
            <text:p>5848</text:p>
          </table:table-cell>
          <table:table-cell office:value-type="float" office:value="251992">
            <text:p>251992</text:p>
          </table:table-cell>
          <table:table-cell office:value-type="float" office:value="4703034">
            <text:p>4703034</text:p>
          </table:table-cell>
          <table:table-cell office:value-type="float" office:value="31772">
            <text:p>31772</text:p>
          </table:table-cell>
          <table:table-cell office:value-type="float" office:value="3.999694">
            <text:p>4</text:p>
          </table:table-cell>
          <table:table-cell office:value-type="float" office:value="3.943758">
            <text:p>3.94</text:p>
          </table:table-cell>
          <table:table-cell office:value-type="float" office:value="3.838436">
            <text:p>3.84</text:p>
          </table:table-cell>
          <table:table-cell office:value-type="float" office:value="6.996579">
            <text:p>7</text:p>
          </table:table-cell>
          <table:table-cell office:value-type="float" office:value="6.974383">
            <text:p>6.97</text:p>
          </table:table-cell>
          <table:table-cell office:value-type="float" office:value="6.858765">
            <text:p>6.86</text:p>
          </table:table-cell>
          <table:table-cell office:value-type="float" office:value="3.99973">
            <text:p>4</text:p>
          </table:table-cell>
          <table:table-cell office:value-type="float" office:value="3.000306">
            <text:p>3</text:p>
          </table:table-cell>
          <table:table-cell office:value-type="float" office:value="3.056242">
            <text:p>3.06</text:p>
          </table:table-cell>
          <table:table-cell office:value-type="float" office:value="3.161564">
            <text:p>3.16</text:p>
          </table:table-cell>
          <table:table-cell office:value-type="float" office:value="0.003421">
            <text:p>0</text:p>
          </table:table-cell>
          <table:table-cell office:value-type="float" office:value="0.025617">
            <text:p>0.03</text:p>
          </table:table-cell>
          <table:table-cell office:value-type="float" office:value="0.141235">
            <text:p>0.14</text:p>
          </table:table-cell>
          <table:table-cell office:value-type="float" office:value="3.00027">
            <text:p>3</text:p>
          </table:table-cell>
          <table:table-cell office:value-type="float" office:value="2.285539">
            <text:p>2.29</text:p>
          </table:table-cell>
          <table:table-cell office:value-type="float" office:value="2.253576">
            <text:p>2.25</text:p>
          </table:table-cell>
          <table:table-cell office:value-type="float" office:value="2.193392">
            <text:p>2.19</text:p>
          </table:table-cell>
          <table:table-cell office:value-type="float" office:value="3.998045">
            <text:p>4</text:p>
          </table:table-cell>
          <table:table-cell office:value-type="float" office:value="3.985362">
            <text:p>3.99</text:p>
          </table:table-cell>
          <table:table-cell office:value-type="float" office:value="3.919294">
            <text:p>3.92</text:p>
          </table:table-cell>
          <table:table-cell office:value-type="float" office:value="2.28556">
            <text:p>2.29</text:p>
          </table:table-cell>
          <table:table-cell office:value-type="float" office:value="1.714461">
            <text:p>1.71</text:p>
          </table:table-cell>
          <table:table-cell office:value-type="float" office:value="1.746424">
            <text:p>1.75</text:p>
          </table:table-cell>
          <table:table-cell office:value-type="float" office:value="1.806608">
            <text:p>1.81</text:p>
          </table:table-cell>
          <table:table-cell office:value-type="float" office:value="0.001955">
            <text:p>0</text:p>
          </table:table-cell>
          <table:table-cell office:value-type="float" office:value="0.014638">
            <text:p>0.01</text:p>
          </table:table-cell>
          <table:table-cell office:value-type="float" office:value="0.080706">
            <text:p>0.08</text:p>
          </table:table-cell>
          <table:table-cell office:value-type="float" office:value="1.71444">
            <text:p>1.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5822">
            <text:p>55822</text:p>
          </table:table-cell>
          <table:table-cell office:value-type="float" office:value="14414856">
            <text:p>14414856</text:p>
          </table:table-cell>
          <table:table-cell office:value-type="float" office:value="21562192">
            <text:p>21562192</text:p>
          </table:table-cell>
          <table:table-cell office:value-type="float" office:value="35905994">
            <text:p>35905994</text:p>
          </table:table-cell>
          <table:table-cell office:value-type="float" office:value="96030168">
            <text:p>96030168</text:p>
          </table:table-cell>
          <table:table-cell office:value-type="float" office:value="230320600">
            <text:p>230320600</text:p>
          </table:table-cell>
          <table:table-cell office:value-type="float" office:value="72212">
            <text:p>72212</text:p>
          </table:table-cell>
          <table:table-cell office:value-type="float" office:value="34886">
            <text:p>34886</text:p>
          </table:table-cell>
          <table:table-cell office:value-type="float" office:value="8986748">
            <text:p>8986748</text:p>
          </table:table-cell>
          <table:table-cell office:value-type="float" office:value="12725300">
            <text:p>12725300</text:p>
          </table:table-cell>
          <table:table-cell office:value-type="float" office:value="35902114">
            <text:p>35902114</text:p>
          </table:table-cell>
          <table:table-cell office:value-type="float" office:value="95834202">
            <text:p>95834202</text:p>
          </table:table-cell>
          <table:table-cell office:value-type="float" office:value="225912468">
            <text:p>225912468</text:p>
          </table:table-cell>
          <table:table-cell office:value-type="float" office:value="45130">
            <text:p>45130</text:p>
          </table:table-cell>
          <table:table-cell office:value-type="float" office:value="20936">
            <text:p>20936</text:p>
          </table:table-cell>
          <table:table-cell office:value-type="float" office:value="5428108">
            <text:p>5428108</text:p>
          </table:table-cell>
          <table:table-cell office:value-type="float" office:value="8836892">
            <text:p>8836892</text:p>
          </table:table-cell>
          <table:table-cell office:value-type="float" office:value="3880">
            <text:p>3880</text:p>
          </table:table-cell>
          <table:table-cell office:value-type="float" office:value="195966">
            <text:p>195966</text:p>
          </table:table-cell>
          <table:table-cell office:value-type="float" office:value="4408132">
            <text:p>4408132</text:p>
          </table:table-cell>
          <table:table-cell office:value-type="float" office:value="27082">
            <text:p>27082</text:p>
          </table:table-cell>
          <table:table-cell office:value-type="float" office:value="4.999606">
            <text:p>5</text:p>
          </table:table-cell>
          <table:table-cell office:value-type="float" office:value="4.987492">
            <text:p>4.99</text:p>
          </table:table-cell>
          <table:table-cell office:value-type="float" office:value="4.721338">
            <text:p>4.72</text:p>
          </table:table-cell>
          <table:table-cell office:value-type="float" office:value="7.999136">
            <text:p>8</text:p>
          </table:table-cell>
          <table:table-cell office:value-type="float" office:value="7.983675">
            <text:p>7.98</text:p>
          </table:table-cell>
          <table:table-cell office:value-type="float" office:value="7.846887">
            <text:p>7.85</text:p>
          </table:table-cell>
          <table:table-cell office:value-type="float" office:value="4.999723">
            <text:p>5</text:p>
          </table:table-cell>
          <table:table-cell office:value-type="float" office:value="3.000394">
            <text:p>3</text:p>
          </table:table-cell>
          <table:table-cell office:value-type="float" office:value="3.012508">
            <text:p>3.01</text:p>
          </table:table-cell>
          <table:table-cell office:value-type="float" office:value="3.278662">
            <text:p>3.28</text:p>
          </table:table-cell>
          <table:table-cell office:value-type="float" office:value="0.000864">
            <text:p>0</text:p>
          </table:table-cell>
          <table:table-cell office:value-type="float" office:value="0.016325">
            <text:p>0.02</text:p>
          </table:table-cell>
          <table:table-cell office:value-type="float" office:value="0.153113">
            <text:p>0.15</text:p>
          </table:table-cell>
          <table:table-cell office:value-type="float" office:value="3.000277">
            <text:p>3</text:p>
          </table:table-cell>
          <table:table-cell office:value-type="float" office:value="2.499803">
            <text:p>2.5</text:p>
          </table:table-cell>
          <table:table-cell office:value-type="float" office:value="2.493746">
            <text:p>2.49</text:p>
          </table:table-cell>
          <table:table-cell office:value-type="float" office:value="2.360669">
            <text:p>2.36</text:p>
          </table:table-cell>
          <table:table-cell office:value-type="float" office:value="3.999568">
            <text:p>4</text:p>
          </table:table-cell>
          <table:table-cell office:value-type="float" office:value="3.991837">
            <text:p>3.99</text:p>
          </table:table-cell>
          <table:table-cell office:value-type="float" office:value="3.923444">
            <text:p>3.92</text:p>
          </table:table-cell>
          <table:table-cell office:value-type="float" office:value="2.499862">
            <text:p>2.5</text:p>
          </table:table-cell>
          <table:table-cell office:value-type="float" office:value="1.500197">
            <text:p>1.5</text:p>
          </table:table-cell>
          <table:table-cell office:value-type="float" office:value="1.506254">
            <text:p>1.51</text:p>
          </table:table-cell>
          <table:table-cell office:value-type="float" office:value="1.639331">
            <text:p>1.64</text:p>
          </table:table-cell>
          <table:table-cell office:value-type="float" office:value="0.000432">
            <text:p>0</text:p>
          </table:table-cell>
          <table:table-cell office:value-type="float" office:value="0.008163">
            <text:p>0.01</text:p>
          </table:table-cell>
          <table:table-cell office:value-type="float" office:value="0.076556">
            <text:p>0.08</text:p>
          </table:table-cell>
          <table:table-cell office:value-type="float" office:value="1.500138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6962">
            <text:p>46962</text:p>
          </table:table-cell>
          <table:table-cell office:value-type="float" office:value="18311094">
            <text:p>18311094</text:p>
          </table:table-cell>
          <table:table-cell office:value-type="float" office:value="19784854">
            <text:p>19784854</text:p>
          </table:table-cell>
          <table:table-cell office:value-type="float" office:value="53256184">
            <text:p>53256184</text:p>
          </table:table-cell>
          <table:table-cell office:value-type="float" office:value="109788426">
            <text:p>109788426</text:p>
          </table:table-cell>
          <table:table-cell office:value-type="float" office:value="287662200">
            <text:p>287662200</text:p>
          </table:table-cell>
          <table:table-cell office:value-type="float" office:value="77658">
            <text:p>77658</text:p>
          </table:table-cell>
          <table:table-cell office:value-type="float" office:value="31308">
            <text:p>31308</text:p>
          </table:table-cell>
          <table:table-cell office:value-type="float" office:value="12165668">
            <text:p>12165668</text:p>
          </table:table-cell>
          <table:table-cell office:value-type="float" office:value="13379964">
            <text:p>13379964</text:p>
          </table:table-cell>
          <table:table-cell office:value-type="float" office:value="53251276">
            <text:p>53251276</text:p>
          </table:table-cell>
          <table:table-cell office:value-type="float" office:value="109611790">
            <text:p>109611790</text:p>
          </table:table-cell>
          <table:table-cell office:value-type="float" office:value="283328550">
            <text:p>283328550</text:p>
          </table:table-cell>
          <table:table-cell office:value-type="float" office:value="51770">
            <text:p>51770</text:p>
          </table:table-cell>
          <table:table-cell office:value-type="float" office:value="15654">
            <text:p>15654</text:p>
          </table:table-cell>
          <table:table-cell office:value-type="float" office:value="6145426">
            <text:p>6145426</text:p>
          </table:table-cell>
          <table:table-cell office:value-type="float" office:value="6404890">
            <text:p>6404890</text:p>
          </table:table-cell>
          <table:table-cell office:value-type="float" office:value="4908">
            <text:p>4908</text:p>
          </table:table-cell>
          <table:table-cell office:value-type="float" office:value="176636">
            <text:p>176636</text:p>
          </table:table-cell>
          <table:table-cell office:value-type="float" office:value="4333650">
            <text:p>4333650</text:p>
          </table:table-cell>
          <table:table-cell office:value-type="float" office:value="25888">
            <text:p>25888</text:p>
          </table:table-cell>
          <table:table-cell office:value-type="float" office:value="6">
            <text:p>6</text:p>
          </table:table-cell>
          <table:table-cell office:value-type="float" office:value="5.97949">
            <text:p>5.98</text:p>
          </table:table-cell>
          <table:table-cell office:value-type="float" office:value="6.086458">
            <text:p>6.09</text:p>
          </table:table-cell>
          <table:table-cell office:value-type="float" office:value="8.999171">
            <text:p>9</text:p>
          </table:table-cell>
          <table:table-cell office:value-type="float" office:value="8.98552">
            <text:p>8.99</text:p>
          </table:table-cell>
          <table:table-cell office:value-type="float" office:value="8.864414">
            <text:p>8.86</text:p>
          </table:table-cell>
          <table:table-cell office:value-type="float" office:value="5.999768">
            <text:p>6</text:p>
          </table:table-cell>
          <table:table-cell office:value-type="float" office:value="3">
            <text:p>3</text:p>
          </table:table-cell>
          <table:table-cell office:value-type="float" office:value="3.02051">
            <text:p>3.02</text:p>
          </table:table-cell>
          <table:table-cell office:value-type="float" office:value="2.913542">
            <text:p>2.91</text:p>
          </table:table-cell>
          <table:table-cell office:value-type="float" office:value="0.000829">
            <text:p>0</text:p>
          </table:table-cell>
          <table:table-cell office:value-type="float" office:value="0.01448">
            <text:p>0.01</text:p>
          </table:table-cell>
          <table:table-cell office:value-type="float" office:value="0.135586">
            <text:p>0.14</text:p>
          </table:table-cell>
          <table:table-cell office:value-type="float" office:value="3.000232">
            <text:p>3</text:p>
          </table:table-cell>
          <table:table-cell office:value-type="float" office:value="2.666667">
            <text:p>2.67</text:p>
          </table:table-cell>
          <table:table-cell office:value-type="float" office:value="2.657551">
            <text:p>2.66</text:p>
          </table:table-cell>
          <table:table-cell office:value-type="float" office:value="2.705092">
            <text:p>2.71</text:p>
          </table:table-cell>
          <table:table-cell office:value-type="float" office:value="3.999631">
            <text:p>4</text:p>
          </table:table-cell>
          <table:table-cell office:value-type="float" office:value="3.993564">
            <text:p>3.99</text:p>
          </table:table-cell>
          <table:table-cell office:value-type="float" office:value="3.93974">
            <text:p>3.94</text:p>
          </table:table-cell>
          <table:table-cell office:value-type="float" office:value="2.666564">
            <text:p>2.67</text:p>
          </table:table-cell>
          <table:table-cell office:value-type="float" office:value="1.333333">
            <text:p>1.33</text:p>
          </table:table-cell>
          <table:table-cell office:value-type="float" office:value="1.342449">
            <text:p>1.34</text:p>
          </table:table-cell>
          <table:table-cell office:value-type="float" office:value="1.294908">
            <text:p>1.29</text:p>
          </table:table-cell>
          <table:table-cell office:value-type="float" office:value="0.000369">
            <text:p>0</text:p>
          </table:table-cell>
          <table:table-cell office:value-type="float" office:value="0.006436">
            <text:p>0.01</text:p>
          </table:table-cell>
          <table:table-cell office:value-type="float" office:value="0.06026">
            <text:p>0.06</text:p>
          </table:table-cell>
          <table:table-cell office:value-type="float" office:value="1.333436">
            <text:p>1.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4720">
            <text:p>44720</text:p>
          </table:table-cell>
          <table:table-cell office:value-type="float" office:value="14700600">
            <text:p>14700600</text:p>
          </table:table-cell>
          <table:table-cell office:value-type="float" office:value="22134448">
            <text:p>22134448</text:p>
          </table:table-cell>
          <table:table-cell office:value-type="float" office:value="68771506">
            <text:p>68771506</text:p>
          </table:table-cell>
          <table:table-cell office:value-type="float" office:value="125632954">
            <text:p>125632954</text:p>
          </table:table-cell>
          <table:table-cell office:value-type="float" office:value="311756768">
            <text:p>311756768</text:p>
          </table:table-cell>
          <table:table-cell office:value-type="float" office:value="39742">
            <text:p>39742</text:p>
          </table:table-cell>
          <table:table-cell office:value-type="float" office:value="31232">
            <text:p>31232</text:p>
          </table:table-cell>
          <table:table-cell office:value-type="float" office:value="10164868">
            <text:p>10164868</text:p>
          </table:table-cell>
          <table:table-cell office:value-type="float" office:value="14302016">
            <text:p>14302016</text:p>
          </table:table-cell>
          <table:table-cell office:value-type="float" office:value="68768860">
            <text:p>68768860</text:p>
          </table:table-cell>
          <table:table-cell office:value-type="float" office:value="125490918">
            <text:p>125490918</text:p>
          </table:table-cell>
          <table:table-cell office:value-type="float" office:value="308754940">
            <text:p>308754940</text:p>
          </table:table-cell>
          <table:table-cell office:value-type="float" office:value="27814">
            <text:p>27814</text:p>
          </table:table-cell>
          <table:table-cell office:value-type="float" office:value="13488">
            <text:p>13488</text:p>
          </table:table-cell>
          <table:table-cell office:value-type="float" office:value="4535732">
            <text:p>4535732</text:p>
          </table:table-cell>
          <table:table-cell office:value-type="float" office:value="7832432">
            <text:p>7832432</text:p>
          </table:table-cell>
          <table:table-cell office:value-type="float" office:value="2646">
            <text:p>2646</text:p>
          </table:table-cell>
          <table:table-cell office:value-type="float" office:value="142036">
            <text:p>142036</text:p>
          </table:table-cell>
          <table:table-cell office:value-type="float" office:value="3001828">
            <text:p>3001828</text:p>
          </table:table-cell>
          <table:table-cell office:value-type="float" office:value="11928">
            <text:p>11928</text:p>
          </table:table-cell>
          <table:table-cell office:value-type="float" office:value="6.9839">
            <text:p>6.98</text:p>
          </table:table-cell>
          <table:table-cell office:value-type="float" office:value="6.914594">
            <text:p>6.91</text:p>
          </table:table-cell>
          <table:table-cell office:value-type="float" office:value="6.461429">
            <text:p>6.46</text:p>
          </table:table-cell>
          <table:table-cell office:value-type="float" office:value="9.999615">
            <text:p>10</text:p>
          </table:table-cell>
          <table:table-cell office:value-type="float" office:value="9.988694">
            <text:p>9.99</text:p>
          </table:table-cell>
          <table:table-cell office:value-type="float" office:value="9.903712">
            <text:p>9.9</text:p>
          </table:table-cell>
          <table:table-cell office:value-type="float" office:value="6.998641">
            <text:p>7</text:p>
          </table:table-cell>
          <table:table-cell office:value-type="float" office:value="3.0161">
            <text:p>3.02</text:p>
          </table:table-cell>
          <table:table-cell office:value-type="float" office:value="3.085406">
            <text:p>3.09</text:p>
          </table:table-cell>
          <table:table-cell office:value-type="float" office:value="3.538571">
            <text:p>3.54</text:p>
          </table:table-cell>
          <table:table-cell office:value-type="float" office:value="0.000385">
            <text:p>0</text:p>
          </table:table-cell>
          <table:table-cell office:value-type="float" office:value="0.011306">
            <text:p>0.01</text:p>
          </table:table-cell>
          <table:table-cell office:value-type="float" office:value="0.096288">
            <text:p>0.1</text:p>
          </table:table-cell>
          <table:table-cell office:value-type="float" office:value="3.001359">
            <text:p>3</text:p>
          </table:table-cell>
          <table:table-cell office:value-type="float" office:value="2.79356">
            <text:p>2.79</text:p>
          </table:table-cell>
          <table:table-cell office:value-type="float" office:value="2.765838">
            <text:p>2.77</text:p>
          </table:table-cell>
          <table:table-cell office:value-type="float" office:value="2.584572">
            <text:p>2.58</text:p>
          </table:table-cell>
          <table:table-cell office:value-type="float" office:value="3.999846">
            <text:p>4</text:p>
          </table:table-cell>
          <table:table-cell office:value-type="float" office:value="3.995478">
            <text:p>4</text:p>
          </table:table-cell>
          <table:table-cell office:value-type="float" office:value="3.961485">
            <text:p>3.96</text:p>
          </table:table-cell>
          <table:table-cell office:value-type="float" office:value="2.799456">
            <text:p>2.8</text:p>
          </table:table-cell>
          <table:table-cell office:value-type="float" office:value="1.20644">
            <text:p>1.21</text:p>
          </table:table-cell>
          <table:table-cell office:value-type="float" office:value="1.234162">
            <text:p>1.23</text:p>
          </table:table-cell>
          <table:table-cell office:value-type="float" office:value="1.415428">
            <text:p>1.42</text:p>
          </table:table-cell>
          <table:table-cell office:value-type="float" office:value="0.000154">
            <text:p>0</text:p>
          </table:table-cell>
          <table:table-cell office:value-type="float" office:value="0.004522">
            <text:p>0</text:p>
          </table:table-cell>
          <table:table-cell office:value-type="float" office:value="0.038515">
            <text:p>0.04</text:p>
          </table:table-cell>
          <table:table-cell office:value-type="float" office:value="1.200544">
            <text:p>1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8128">
            <text:p>48128</text:p>
          </table:table-cell>
          <table:table-cell office:value-type="float" office:value="14711278">
            <text:p>14711278</text:p>
          </table:table-cell>
          <table:table-cell office:value-type="float" office:value="17101982">
            <text:p>17101982</text:p>
          </table:table-cell>
          <table:table-cell office:value-type="float" office:value="92572792">
            <text:p>92572792</text:p>
          </table:table-cell>
          <table:table-cell office:value-type="float" office:value="341681504">
            <text:p>341681504</text:p>
          </table:table-cell>
          <table:table-cell office:value-type="float" office:value="745929510">
            <text:p>745929510</text:p>
          </table:table-cell>
          <table:table-cell office:value-type="float" office:value="74350">
            <text:p>74350</text:p>
          </table:table-cell>
          <table:table-cell office:value-type="float" office:value="34990">
            <text:p>34990</text:p>
          </table:table-cell>
          <table:table-cell office:value-type="float" office:value="10783098">
            <text:p>10783098</text:p>
          </table:table-cell>
          <table:table-cell office:value-type="float" office:value="13687326">
            <text:p>13687326</text:p>
          </table:table-cell>
          <table:table-cell office:value-type="float" office:value="92569978">
            <text:p>92569978</text:p>
          </table:table-cell>
          <table:table-cell office:value-type="float" office:value="341576800">
            <text:p>341576800</text:p>
          </table:table-cell>
          <table:table-cell office:value-type="float" office:value="745788866">
            <text:p>745788866</text:p>
          </table:table-cell>
          <table:table-cell office:value-type="float" office:value="54070">
            <text:p>54070</text:p>
          </table:table-cell>
          <table:table-cell office:value-type="float" office:value="13138">
            <text:p>13138</text:p>
          </table:table-cell>
          <table:table-cell office:value-type="float" office:value="3928180">
            <text:p>3928180</text:p>
          </table:table-cell>
          <table:table-cell office:value-type="float" office:value="3414656">
            <text:p>3414656</text:p>
          </table:table-cell>
          <table:table-cell office:value-type="float" office:value="2814">
            <text:p>2814</text:p>
          </table:table-cell>
          <table:table-cell office:value-type="float" office:value="104704">
            <text:p>104704</text:p>
          </table:table-cell>
          <table:table-cell office:value-type="float" office:value="140644">
            <text:p>140644</text:p>
          </table:table-cell>
          <table:table-cell office:value-type="float" office:value="20280">
            <text:p>20280</text:p>
          </table:table-cell>
          <table:table-cell office:value-type="float" office:value="7.997216">
            <text:p>8</text:p>
          </table:table-cell>
          <table:table-cell office:value-type="float" office:value="8.062799">
            <text:p>8.06</text:p>
          </table:table-cell>
          <table:table-cell office:value-type="float" office:value="8.803692">
            <text:p>8.8</text:p>
          </table:table-cell>
          <table:table-cell office:value-type="float" office:value="10.999666">
            <text:p>11</text:p>
          </table:table-cell>
          <table:table-cell office:value-type="float" office:value="10.996629">
            <text:p>11</text:p>
          </table:table-cell>
          <table:table-cell office:value-type="float" office:value="10.997926">
            <text:p>11</text:p>
          </table:table-cell>
          <table:table-cell office:value-type="float" office:value="7.999597">
            <text:p>8</text:p>
          </table:table-cell>
          <table:table-cell office:value-type="float" office:value="3.002784">
            <text:p>3</text:p>
          </table:table-cell>
          <table:table-cell office:value-type="float" office:value="2.937201">
            <text:p>2.94</text:p>
          </table:table-cell>
          <table:table-cell office:value-type="float" office:value="2.196308">
            <text:p>2.2</text:p>
          </table:table-cell>
          <table:table-cell office:value-type="float" office:value="0.000334">
            <text:p>0</text:p>
          </table:table-cell>
          <table:table-cell office:value-type="float" office:value="0.003371">
            <text:p>0</text:p>
          </table:table-cell>
          <table:table-cell office:value-type="float" office:value="0.002074">
            <text:p>0</text:p>
          </table:table-cell>
          <table:table-cell office:value-type="float" office:value="3.000403">
            <text:p>3</text:p>
          </table:table-cell>
          <table:table-cell office:value-type="float" office:value="2.908078">
            <text:p>2.91</text:p>
          </table:table-cell>
          <table:table-cell office:value-type="float" office:value="2.931927">
            <text:p>2.93</text:p>
          </table:table-cell>
          <table:table-cell office:value-type="float" office:value="3.201343">
            <text:p>3.2</text:p>
          </table:table-cell>
          <table:table-cell office:value-type="float" office:value="3.999878">
            <text:p>4</text:p>
          </table:table-cell>
          <table:table-cell office:value-type="float" office:value="3.998774">
            <text:p>4</text:p>
          </table:table-cell>
          <table:table-cell office:value-type="float" office:value="3.999246">
            <text:p>4</text:p>
          </table:table-cell>
          <table:table-cell office:value-type="float" office:value="2.908944">
            <text:p>2.91</text:p>
          </table:table-cell>
          <table:table-cell office:value-type="float" office:value="1.091922">
            <text:p>1.09</text:p>
          </table:table-cell>
          <table:table-cell office:value-type="float" office:value="1.068073">
            <text:p>1.07</text:p>
          </table:table-cell>
          <table:table-cell office:value-type="float" office:value="0.798657">
            <text:p>0.8</text:p>
          </table:table-cell>
          <table:table-cell office:value-type="float" office:value="0.000122">
            <text:p>0</text:p>
          </table:table-cell>
          <table:table-cell office:value-type="float" office:value="0.001226">
            <text:p>0</text:p>
          </table:table-cell>
          <table:table-cell office:value-type="float" office:value="0.000754">
            <text:p>0</text:p>
          </table:table-cell>
          <table:table-cell office:value-type="float" office:value="1.091056">
            <text:p>1.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978">
            <text:p>47978</text:p>
          </table:table-cell>
          <table:table-cell office:value-type="float" office:value="14501404">
            <text:p>14501404</text:p>
          </table:table-cell>
          <table:table-cell office:value-type="float" office:value="16720558">
            <text:p>16720558</text:p>
          </table:table-cell>
          <table:table-cell office:value-type="float" office:value="1436394">
            <text:p>1436394</text:p>
          </table:table-cell>
          <table:table-cell office:value-type="float" office:value="353544874">
            <text:p>353544874</text:p>
          </table:table-cell>
          <table:table-cell office:value-type="float" office:value="739047658">
            <text:p>739047658</text:p>
          </table:table-cell>
          <table:table-cell office:value-type="float" office:value="68306">
            <text:p>68306</text:p>
          </table:table-cell>
          <table:table-cell office:value-type="float" office:value="35964">
            <text:p>35964</text:p>
          </table:table-cell>
          <table:table-cell office:value-type="float" office:value="10926288">
            <text:p>10926288</text:p>
          </table:table-cell>
          <table:table-cell office:value-type="float" office:value="13366692">
            <text:p>13366692</text:p>
          </table:table-cell>
          <table:table-cell office:value-type="float" office:value="1431760">
            <text:p>1431760</text:p>
          </table:table-cell>
          <table:table-cell office:value-type="float" office:value="353439434">
            <text:p>353439434</text:p>
          </table:table-cell>
          <table:table-cell office:value-type="float" office:value="738989488">
            <text:p>738989488</text:p>
          </table:table-cell>
          <table:table-cell office:value-type="float" office:value="51228">
            <text:p>51228</text:p>
          </table:table-cell>
          <table:table-cell office:value-type="float" office:value="12014">
            <text:p>12014</text:p>
          </table:table-cell>
          <table:table-cell office:value-type="float" office:value="3575116">
            <text:p>3575116</text:p>
          </table:table-cell>
          <table:table-cell office:value-type="float" office:value="3353866">
            <text:p>3353866</text:p>
          </table:table-cell>
          <table:table-cell office:value-type="float" office:value="4634">
            <text:p>4634</text:p>
          </table:table-cell>
          <table:table-cell office:value-type="float" office:value="105440">
            <text:p>105440</text:p>
          </table:table-cell>
          <table:table-cell office:value-type="float" office:value="58170">
            <text:p>58170</text:p>
          </table:table-cell>
          <table:table-cell office:value-type="float" office:value="17078">
            <text:p>17078</text:p>
          </table:table-cell>
          <table:table-cell office:value-type="float" office:value="8.995123">
            <text:p>9</text:p>
          </table:table-cell>
          <table:table-cell office:value-type="float" office:value="9.04157">
            <text:p>9.04</text:p>
          </table:table-cell>
          <table:table-cell office:value-type="float" office:value="9.592999">
            <text:p>9.59</text:p>
          </table:table-cell>
          <table:table-cell office:value-type="float" office:value="11.961286">
            <text:p>11.96</text:p>
          </table:table-cell>
          <table:table-cell office:value-type="float" office:value="11.996421">
            <text:p>12</text:p>
          </table:table-cell>
          <table:table-cell office:value-type="float" office:value="11.999055">
            <text:p>12</text:p>
          </table:table-cell>
          <table:table-cell office:value-type="float" office:value="8.999736">
            <text:p>9</text:p>
          </table:table-cell>
          <table:table-cell office:value-type="float" office:value="3.004877">
            <text:p>3</text:p>
          </table:table-cell>
          <table:table-cell office:value-type="float" office:value="2.95843">
            <text:p>2.96</text:p>
          </table:table-cell>
          <table:table-cell office:value-type="float" office:value="2.407001">
            <text:p>2.41</text:p>
          </table:table-cell>
          <table:table-cell office:value-type="float" office:value="0.038714">
            <text:p>0.04</text:p>
          </table:table-cell>
          <table:table-cell office:value-type="float" office:value="0.003579">
            <text:p>0</text:p>
          </table:table-cell>
          <table:table-cell office:value-type="float" office:value="0.000945">
            <text:p>0</text:p>
          </table:table-cell>
          <table:table-cell office:value-type="float" office:value="3.000264">
            <text:p>3</text:p>
          </table:table-cell>
          <table:table-cell office:value-type="float" office:value="2.998374">
            <text:p>3</text:p>
          </table:table-cell>
          <table:table-cell office:value-type="float" office:value="3.013857">
            <text:p>3.01</text:p>
          </table:table-cell>
          <table:table-cell office:value-type="float" office:value="3.197666">
            <text:p>3.2</text:p>
          </table:table-cell>
          <table:table-cell office:value-type="float" office:value="3.987095">
            <text:p>3.99</text:p>
          </table:table-cell>
          <table:table-cell office:value-type="float" office:value="3.998807">
            <text:p>4</text:p>
          </table:table-cell>
          <table:table-cell office:value-type="float" office:value="3.999685">
            <text:p>4</text:p>
          </table:table-cell>
          <table:table-cell office:value-type="float" office:value="2.999912">
            <text:p>3</text:p>
          </table:table-cell>
          <table:table-cell office:value-type="float" office:value="1.001626">
            <text:p>1</text:p>
          </table:table-cell>
          <table:table-cell office:value-type="float" office:value="0.986143">
            <text:p>0.99</text:p>
          </table:table-cell>
          <table:table-cell office:value-type="float" office:value="0.802334">
            <text:p>0.8</text:p>
          </table:table-cell>
          <table:table-cell office:value-type="float" office:value="0.012905">
            <text:p>0.01</text:p>
          </table:table-cell>
          <table:table-cell office:value-type="float" office:value="0.001193">
            <text:p>0</text:p>
          </table:table-cell>
          <table:table-cell office:value-type="float" office:value="0.000315">
            <text:p>0</text:p>
          </table:table-cell>
          <table:table-cell office:value-type="float" office:value="1.000088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584">
            <text:p>47584</text:p>
          </table:table-cell>
          <table:table-cell office:value-type="float" office:value="14718164">
            <text:p>14718164</text:p>
          </table:table-cell>
          <table:table-cell office:value-type="float" office:value="19004694">
            <text:p>19004694</text:p>
          </table:table-cell>
          <table:table-cell office:value-type="float" office:value="81197894">
            <text:p>81197894</text:p>
          </table:table-cell>
          <table:table-cell office:value-type="float" office:value="377126428">
            <text:p>377126428</text:p>
          </table:table-cell>
          <table:table-cell office:value-type="float" office:value="794984180">
            <text:p>794984180</text:p>
          </table:table-cell>
          <table:table-cell office:value-type="float" office:value="78024">
            <text:p>78024</text:p>
          </table:table-cell>
          <table:table-cell office:value-type="float" office:value="36598">
            <text:p>36598</text:p>
          </table:table-cell>
          <table:table-cell office:value-type="float" office:value="11300312">
            <text:p>11300312</text:p>
          </table:table-cell>
          <table:table-cell office:value-type="float" office:value="13920302">
            <text:p>13920302</text:p>
          </table:table-cell>
          <table:table-cell office:value-type="float" office:value="81195686">
            <text:p>81195686</text:p>
          </table:table-cell>
          <table:table-cell office:value-type="float" office:value="377028366">
            <text:p>377028366</text:p>
          </table:table-cell>
          <table:table-cell office:value-type="float" office:value="794941746">
            <text:p>794941746</text:p>
          </table:table-cell>
          <table:table-cell office:value-type="float" office:value="60016">
            <text:p>60016</text:p>
          </table:table-cell>
          <table:table-cell office:value-type="float" office:value="10986">
            <text:p>10986</text:p>
          </table:table-cell>
          <table:table-cell office:value-type="float" office:value="3417852">
            <text:p>3417852</text:p>
          </table:table-cell>
          <table:table-cell office:value-type="float" office:value="5084392">
            <text:p>5084392</text:p>
          </table:table-cell>
          <table:table-cell office:value-type="float" office:value="2208">
            <text:p>2208</text:p>
          </table:table-cell>
          <table:table-cell office:value-type="float" office:value="98062">
            <text:p>98062</text:p>
          </table:table-cell>
          <table:table-cell office:value-type="float" office:value="42434">
            <text:p>42434</text:p>
          </table:table-cell>
          <table:table-cell office:value-type="float" office:value="18008">
            <text:p>18008</text:p>
          </table:table-cell>
          <table:table-cell office:value-type="float" office:value="9.998613">
            <text:p>10</text:p>
          </table:table-cell>
          <table:table-cell office:value-type="float" office:value="9.98114">
            <text:p>9.98</text:p>
          </table:table-cell>
          <table:table-cell office:value-type="float" office:value="9.522065">
            <text:p>9.52</text:p>
          </table:table-cell>
          <table:table-cell office:value-type="float" office:value="12.999646">
            <text:p>13</text:p>
          </table:table-cell>
          <table:table-cell office:value-type="float" office:value="12.99662">
            <text:p>13</text:p>
          </table:table-cell>
          <table:table-cell office:value-type="float" office:value="12.999306">
            <text:p>13</text:p>
          </table:table-cell>
          <table:table-cell office:value-type="float" office:value="9.99959">
            <text:p>10</text:p>
          </table:table-cell>
          <table:table-cell office:value-type="float" office:value="3.001387">
            <text:p>3</text:p>
          </table:table-cell>
          <table:table-cell office:value-type="float" office:value="3.01886">
            <text:p>3.02</text:p>
          </table:table-cell>
          <table:table-cell office:value-type="float" office:value="3.477935">
            <text:p>3.48</text:p>
          </table:table-cell>
          <table:table-cell office:value-type="float" office:value="0.000354">
            <text:p>0</text:p>
          </table:table-cell>
          <table:table-cell office:value-type="float" office:value="0.00338">
            <text:p>0</text:p>
          </table:table-cell>
          <table:table-cell office:value-type="float" office:value="0.000694">
            <text:p>0</text:p>
          </table:table-cell>
          <table:table-cell office:value-type="float" office:value="3.00041">
            <text:p>3</text:p>
          </table:table-cell>
          <table:table-cell office:value-type="float" office:value="3.076496">
            <text:p>3.08</text:p>
          </table:table-cell>
          <table:table-cell office:value-type="float" office:value="3.07112">
            <text:p>3.07</text:p>
          </table:table-cell>
          <table:table-cell office:value-type="float" office:value="2.929866">
            <text:p>2.93</text:p>
          </table:table-cell>
          <table:table-cell office:value-type="float" office:value="3.999891">
            <text:p>4</text:p>
          </table:table-cell>
          <table:table-cell office:value-type="float" office:value="3.99896">
            <text:p>4</text:p>
          </table:table-cell>
          <table:table-cell office:value-type="float" office:value="3.999786">
            <text:p>4</text:p>
          </table:table-cell>
          <table:table-cell office:value-type="float" office:value="3.076797">
            <text:p>3.08</text:p>
          </table:table-cell>
          <table:table-cell office:value-type="float" office:value="0.923504">
            <text:p>0.92</text:p>
          </table:table-cell>
          <table:table-cell office:value-type="float" office:value="0.92888">
            <text:p>0.93</text:p>
          </table:table-cell>
          <table:table-cell office:value-type="float" office:value="1.070134">
            <text:p>1.07</text:p>
          </table:table-cell>
          <table:table-cell office:value-type="float" office:value="0.000109">
            <text:p>0</text:p>
          </table:table-cell>
          <table:table-cell office:value-type="float" office:value="0.00104">
            <text:p>0</text:p>
          </table:table-cell>
          <table:table-cell office:value-type="float" office:value="0.000214">
            <text:p>0</text:p>
          </table:table-cell>
          <table:table-cell office:value-type="float" office:value="0.923203">
            <text:p>0.9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5784">
            <text:p>45784</text:p>
          </table:table-cell>
          <table:table-cell office:value-type="float" office:value="16394792">
            <text:p>16394792</text:p>
          </table:table-cell>
          <table:table-cell office:value-type="float" office:value="15886132">
            <text:p>15886132</text:p>
          </table:table-cell>
          <table:table-cell office:value-type="float" office:value="103535064">
            <text:p>103535064</text:p>
          </table:table-cell>
          <table:table-cell office:value-type="float" office:value="403732134">
            <text:p>403732134</text:p>
          </table:table-cell>
          <table:table-cell office:value-type="float" office:value="790659126">
            <text:p>790659126</text:p>
          </table:table-cell>
          <table:table-cell office:value-type="float" office:value="140206">
            <text:p>140206</text:p>
          </table:table-cell>
          <table:table-cell office:value-type="float" office:value="35964">
            <text:p>35964</text:p>
          </table:table-cell>
          <table:table-cell office:value-type="float" office:value="12795530">
            <text:p>12795530</text:p>
          </table:table-cell>
          <table:table-cell office:value-type="float" office:value="13071068">
            <text:p>13071068</text:p>
          </table:table-cell>
          <table:table-cell office:value-type="float" office:value="103533368">
            <text:p>103533368</text:p>
          </table:table-cell>
          <table:table-cell office:value-type="float" office:value="403635962">
            <text:p>403635962</text:p>
          </table:table-cell>
          <table:table-cell office:value-type="float" office:value="790625860">
            <text:p>790625860</text:p>
          </table:table-cell>
          <table:table-cell office:value-type="float" office:value="110158">
            <text:p>110158</text:p>
          </table:table-cell>
          <table:table-cell office:value-type="float" office:value="9820">
            <text:p>9820</text:p>
          </table:table-cell>
          <table:table-cell office:value-type="float" office:value="3599262">
            <text:p>3599262</text:p>
          </table:table-cell>
          <table:table-cell office:value-type="float" office:value="2815064">
            <text:p>2815064</text:p>
          </table:table-cell>
          <table:table-cell office:value-type="float" office:value="1696">
            <text:p>1696</text:p>
          </table:table-cell>
          <table:table-cell office:value-type="float" office:value="96172">
            <text:p>96172</text:p>
          </table:table-cell>
          <table:table-cell office:value-type="float" office:value="33266">
            <text:p>33266</text:p>
          </table:table-cell>
          <table:table-cell office:value-type="float" office:value="30048">
            <text:p>30048</text:p>
          </table:table-cell>
          <table:table-cell office:value-type="float" office:value="10.997204">
            <text:p>11</text:p>
          </table:table-cell>
          <table:table-cell office:value-type="float" office:value="10.926483">
            <text:p>10.93</text:p>
          </table:table-cell>
          <table:table-cell office:value-type="float" office:value="11.519164">
            <text:p>11.52</text:p>
          </table:table-cell>
          <table:table-cell office:value-type="float" office:value="13.999771">
            <text:p>14</text:p>
          </table:table-cell>
          <table:table-cell office:value-type="float" office:value="13.996665">
            <text:p>14</text:p>
          </table:table-cell>
          <table:table-cell office:value-type="float" office:value="13.999411">
            <text:p>14</text:p>
          </table:table-cell>
          <table:table-cell office:value-type="float" office:value="10.999615">
            <text:p>11</text:p>
          </table:table-cell>
          <table:table-cell office:value-type="float" office:value="3.002796">
            <text:p>3</text:p>
          </table:table-cell>
          <table:table-cell office:value-type="float" office:value="3.073517">
            <text:p>3.07</text:p>
          </table:table-cell>
          <table:table-cell office:value-type="float" office:value="2.480836">
            <text:p>2.48</text:p>
          </table:table-cell>
          <table:table-cell office:value-type="float" office:value="0.000229">
            <text:p>0</text:p>
          </table:table-cell>
          <table:table-cell office:value-type="float" office:value="0.003335">
            <text:p>0</text:p>
          </table:table-cell>
          <table:table-cell office:value-type="float" office:value="0.000589">
            <text:p>0</text:p>
          </table:table-cell>
          <table:table-cell office:value-type="float" office:value="3.000385">
            <text:p>3</text:p>
          </table:table-cell>
          <table:table-cell office:value-type="float" office:value="3.142058">
            <text:p>3.14</text:p>
          </table:table-cell>
          <table:table-cell office:value-type="float" office:value="3.121852">
            <text:p>3.12</text:p>
          </table:table-cell>
          <table:table-cell office:value-type="float" office:value="3.29119">
            <text:p>3.29</text:p>
          </table:table-cell>
          <table:table-cell office:value-type="float" office:value="3.999934">
            <text:p>4</text:p>
          </table:table-cell>
          <table:table-cell office:value-type="float" office:value="3.999047">
            <text:p>4</text:p>
          </table:table-cell>
          <table:table-cell office:value-type="float" office:value="3.999832">
            <text:p>4</text:p>
          </table:table-cell>
          <table:table-cell office:value-type="float" office:value="3.142747">
            <text:p>3.14</text:p>
          </table:table-cell>
          <table:table-cell office:value-type="float" office:value="0.857942">
            <text:p>0.86</text:p>
          </table:table-cell>
          <table:table-cell office:value-type="float" office:value="0.878148">
            <text:p>0.88</text:p>
          </table:table-cell>
          <table:table-cell office:value-type="float" office:value="0.70881">
            <text:p>0.71</text:p>
          </table:table-cell>
          <table:table-cell office:value-type="float" office:value="0.000066">
            <text:p>0</text:p>
          </table:table-cell>
          <table:table-cell office:value-type="float" office:value="0.000953">
            <text:p>0</text:p>
          </table:table-cell>
          <table:table-cell office:value-type="float" office:value="0.000168">
            <text:p>0</text:p>
          </table:table-cell>
          <table:table-cell office:value-type="float" office:value="0.857253">
            <text:p>0.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office:value-type="float" office:value="91218">
            <text:p>91218</text:p>
          </table:table-cell>
          <table:table-cell office:value-type="float" office:value="15936344">
            <text:p>15936344</text:p>
          </table:table-cell>
          <table:table-cell office:value-type="float" office:value="25961558">
            <text:p>25961558</text:p>
          </table:table-cell>
          <table:table-cell office:value-type="float" office:value="1280874">
            <text:p>1280874</text:p>
          </table:table-cell>
          <table:table-cell office:value-type="float" office:value="1275026">
            <text:p>1275026</text:p>
          </table:table-cell>
          <table:table-cell office:value-type="float" office:value="12266366">
            <text:p>12266366</text:p>
          </table:table-cell>
          <table:table-cell office:value-type="float" office:value="77654">
            <text:p>7765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798">
            <text:p>43798</text:p>
          </table:table-cell>
          <table:table-cell office:value-type="float" office:value="14382314">
            <text:p>14382314</text:p>
          </table:table-cell>
          <table:table-cell office:value-type="float" office:value="25109532">
            <text:p>25109532</text:p>
          </table:table-cell>
          <table:table-cell office:value-type="float" office:value="424382">
            <text:p>424382</text:p>
          </table:table-cell>
          <table:table-cell office:value-type="float" office:value="14470358">
            <text:p>14470358</text:p>
          </table:table-cell>
          <table:table-cell office:value-type="float" office:value="14305026">
            <text:p>14305026</text:p>
          </table:table-cell>
          <table:table-cell office:value-type="float" office:value="39188">
            <text:p>39188</text:p>
          </table:table-cell>
          <table:table-cell office:value-type="float" office:value="8760">
            <text:p>8760</text:p>
          </table:table-cell>
          <table:table-cell office:value-type="float" office:value="2957122">
            <text:p>2957122</text:p>
          </table:table-cell>
          <table:table-cell office:value-type="float" office:value="4679720">
            <text:p>4679720</text:p>
          </table:table-cell>
          <table:table-cell office:value-type="float" office:value="404734">
            <text:p>404734</text:p>
          </table:table-cell>
          <table:table-cell office:value-type="float" office:value="13604594">
            <text:p>13604594</text:p>
          </table:table-cell>
          <table:table-cell office:value-type="float" office:value="3850304">
            <text:p>3850304</text:p>
          </table:table-cell>
          <table:table-cell office:value-type="float" office:value="7836">
            <text:p>7836</text:p>
          </table:table-cell>
          <table:table-cell office:value-type="float" office:value="35038">
            <text:p>35038</text:p>
          </table:table-cell>
          <table:table-cell office:value-type="float" office:value="11425192">
            <text:p>11425192</text:p>
          </table:table-cell>
          <table:table-cell office:value-type="float" office:value="20429812">
            <text:p>20429812</text:p>
          </table:table-cell>
          <table:table-cell office:value-type="float" office:value="19648">
            <text:p>19648</text:p>
          </table:table-cell>
          <table:table-cell office:value-type="float" office:value="865764">
            <text:p>865764</text:p>
          </table:table-cell>
          <table:table-cell office:value-type="float" office:value="10454722">
            <text:p>10454722</text:p>
          </table:table-cell>
          <table:table-cell office:value-type="float" office:value="31352">
            <text:p>31352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  <table:table-cell office:value-type="float" office:value="1.000046">
            <text:p>1</text:p>
          </table:table-cell>
          <table:table-cell office:value-type="float" office:value="1.028041">
            <text:p>1.03</text:p>
          </table:table-cell>
          <table:table-cell office:value-type="float" office:value="0.931861">
            <text:p>0.93</text:p>
          </table:table-cell>
          <table:table-cell office:value-type="float" office:value="4.76851">
            <text:p>4.77</text:p>
          </table:table-cell>
          <table:table-cell office:value-type="float" office:value="4.700849">
            <text:p>4.7</text:p>
          </table:table-cell>
          <table:table-cell office:value-type="float" office:value="1.345787">
            <text:p>1.35</text:p>
          </table:table-cell>
          <table:table-cell office:value-type="float" office:value="0.999796">
            <text:p>1</text:p>
          </table:table-cell>
          <table:table-cell office:value-type="float" office:value="3.999954">
            <text:p>4</text:p>
          </table:table-cell>
          <table:table-cell office:value-type="float" office:value="3.971959">
            <text:p>3.97</text:p>
          </table:table-cell>
          <table:table-cell office:value-type="float" office:value="4.068139">
            <text:p>4.07</text:p>
          </table:table-cell>
          <table:table-cell office:value-type="float" office:value="0.23149">
            <text:p>0.23</text:p>
          </table:table-cell>
          <table:table-cell office:value-type="float" office:value="0.299151">
            <text:p>0.3</text:p>
          </table:table-cell>
          <table:table-cell office:value-type="float" office:value="3.654213">
            <text:p>3.65</text:p>
          </table:table-cell>
          <table:table-cell office:value-type="float" office:value="4.00020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1062">
            <text:p>51062</text:p>
          </table:table-cell>
          <table:table-cell office:value-type="float" office:value="14514972">
            <text:p>14514972</text:p>
          </table:table-cell>
          <table:table-cell office:value-type="float" office:value="25086536">
            <text:p>25086536</text:p>
          </table:table-cell>
          <table:table-cell office:value-type="float" office:value="2100834">
            <text:p>2100834</text:p>
          </table:table-cell>
          <table:table-cell office:value-type="float" office:value="41599618">
            <text:p>41599618</text:p>
          </table:table-cell>
          <table:table-cell office:value-type="float" office:value="29748022">
            <text:p>29748022</text:p>
          </table:table-cell>
          <table:table-cell office:value-type="float" office:value="60512">
            <text:p>60512</text:p>
          </table:table-cell>
          <table:table-cell office:value-type="float" office:value="17020">
            <text:p>17020</text:p>
          </table:table-cell>
          <table:table-cell office:value-type="float" office:value="4948500">
            <text:p>4948500</text:p>
          </table:table-cell>
          <table:table-cell office:value-type="float" office:value="5975200">
            <text:p>5975200</text:p>
          </table:table-cell>
          <table:table-cell office:value-type="float" office:value="2093454">
            <text:p>2093454</text:p>
          </table:table-cell>
          <table:table-cell office:value-type="float" office:value="41019074">
            <text:p>41019074</text:p>
          </table:table-cell>
          <table:table-cell office:value-type="float" office:value="20225230">
            <text:p>20225230</text:p>
          </table:table-cell>
          <table:table-cell office:value-type="float" office:value="20168">
            <text:p>20168</text:p>
          </table:table-cell>
          <table:table-cell office:value-type="float" office:value="34042">
            <text:p>34042</text:p>
          </table:table-cell>
          <table:table-cell office:value-type="float" office:value="9566472">
            <text:p>9566472</text:p>
          </table:table-cell>
          <table:table-cell office:value-type="float" office:value="19111336">
            <text:p>19111336</text:p>
          </table:table-cell>
          <table:table-cell office:value-type="float" office:value="7380">
            <text:p>7380</text:p>
          </table:table-cell>
          <table:table-cell office:value-type="float" office:value="580544">
            <text:p>580544</text:p>
          </table:table-cell>
          <table:table-cell office:value-type="float" office:value="9522792">
            <text:p>9522792</text:p>
          </table:table-cell>
          <table:table-cell office:value-type="float" office:value="40344">
            <text:p>40344</text:p>
          </table:table-cell>
          <table:table-cell office:value-type="float" office:value="1.999922">
            <text:p>2</text:p>
          </table:table-cell>
          <table:table-cell office:value-type="float" office:value="2.045543">
            <text:p>2.05</text:p>
          </table:table-cell>
          <table:table-cell office:value-type="float" office:value="1.429101">
            <text:p>1.43</text:p>
          </table:table-cell>
          <table:table-cell office:value-type="float" office:value="5.978923">
            <text:p>5.98</text:p>
          </table:table-cell>
          <table:table-cell office:value-type="float" office:value="5.916267">
            <text:p>5.92</text:p>
          </table:table-cell>
          <table:table-cell office:value-type="float" office:value="4.079309">
            <text:p>4.08</text:p>
          </table:table-cell>
          <table:table-cell office:value-type="float" office:value="1.999736">
            <text:p>2</text:p>
          </table:table-cell>
          <table:table-cell office:value-type="float" office:value="4.000078">
            <text:p>4</text:p>
          </table:table-cell>
          <table:table-cell office:value-type="float" office:value="3.954457">
            <text:p>3.95</text:p>
          </table:table-cell>
          <table:table-cell office:value-type="float" office:value="4.570899">
            <text:p>4.57</text:p>
          </table:table-cell>
          <table:table-cell office:value-type="float" office:value="0.021077">
            <text:p>0.02</text:p>
          </table:table-cell>
          <table:table-cell office:value-type="float" office:value="0.083733">
            <text:p>0.08</text:p>
          </table:table-cell>
          <table:table-cell office:value-type="float" office:value="1.920691">
            <text:p>1.92</text:p>
          </table:table-cell>
          <table:table-cell office:value-type="float" office:value="4.000264">
            <text:p>4</text:p>
          </table:table-cell>
          <table:table-cell office:value-type="float" office:value="1.666601">
            <text:p>1.67</text:p>
          </table:table-cell>
          <table:table-cell office:value-type="float" office:value="1.704619">
            <text:p>1.7</text:p>
          </table:table-cell>
          <table:table-cell office:value-type="float" office:value="1.190918">
            <text:p>1.19</text:p>
          </table:table-cell>
          <table:table-cell office:value-type="float" office:value="4.982436">
            <text:p>4.98</text:p>
          </table:table-cell>
          <table:table-cell office:value-type="float" office:value="4.930222">
            <text:p>4.93</text:p>
          </table:table-cell>
          <table:table-cell office:value-type="float" office:value="3.399424">
            <text:p>3.4</text:p>
          </table:table-cell>
          <table:table-cell office:value-type="float" office:value="1.666446">
            <text:p>1.67</text:p>
          </table:table-cell>
          <table:table-cell office:value-type="float" office:value="3.333399">
            <text:p>3.33</text:p>
          </table:table-cell>
          <table:table-cell office:value-type="float" office:value="3.295381">
            <text:p>3.3</text:p>
          </table:table-cell>
          <table:table-cell office:value-type="float" office:value="3.809082">
            <text:p>3.81</text:p>
          </table:table-cell>
          <table:table-cell office:value-type="float" office:value="0.017564">
            <text:p>0.02</text:p>
          </table:table-cell>
          <table:table-cell office:value-type="float" office:value="0.069778">
            <text:p>0.07</text:p>
          </table:table-cell>
          <table:table-cell office:value-type="float" office:value="1.600576">
            <text:p>1.6</text:p>
          </table:table-cell>
          <table:table-cell office:value-type="float" office:value="3.333554">
            <text:p>3.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682">
            <text:p>45682</text:p>
          </table:table-cell>
          <table:table-cell office:value-type="float" office:value="14402694">
            <text:p>14402694</text:p>
          </table:table-cell>
          <table:table-cell office:value-type="float" office:value="23749094">
            <text:p>23749094</text:p>
          </table:table-cell>
          <table:table-cell office:value-type="float" office:value="2327812">
            <text:p>2327812</text:p>
          </table:table-cell>
          <table:table-cell office:value-type="float" office:value="53564668">
            <text:p>53564668</text:p>
          </table:table-cell>
          <table:table-cell office:value-type="float" office:value="53441490">
            <text:p>53441490</text:p>
          </table:table-cell>
          <table:table-cell office:value-type="float" office:value="65246">
            <text:p>65246</text:p>
          </table:table-cell>
          <table:table-cell office:value-type="float" office:value="19576">
            <text:p>19576</text:p>
          </table:table-cell>
          <table:table-cell office:value-type="float" office:value="6058246">
            <text:p>6058246</text:p>
          </table:table-cell>
          <table:table-cell office:value-type="float" office:value="8536216">
            <text:p>8536216</text:p>
          </table:table-cell>
          <table:table-cell office:value-type="float" office:value="2322274">
            <text:p>2322274</text:p>
          </table:table-cell>
          <table:table-cell office:value-type="float" office:value="53238936">
            <text:p>53238936</text:p>
          </table:table-cell>
          <table:table-cell office:value-type="float" office:value="46184748">
            <text:p>46184748</text:p>
          </table:table-cell>
          <table:table-cell office:value-type="float" office:value="27960">
            <text:p>27960</text:p>
          </table:table-cell>
          <table:table-cell office:value-type="float" office:value="26106">
            <text:p>26106</text:p>
          </table:table-cell>
          <table:table-cell office:value-type="float" office:value="8344448">
            <text:p>8344448</text:p>
          </table:table-cell>
          <table:table-cell office:value-type="float" office:value="15212878">
            <text:p>15212878</text:p>
          </table:table-cell>
          <table:table-cell office:value-type="float" office:value="5538">
            <text:p>5538</text:p>
          </table:table-cell>
          <table:table-cell office:value-type="float" office:value="325732">
            <text:p>325732</text:p>
          </table:table-cell>
          <table:table-cell office:value-type="float" office:value="7256742">
            <text:p>7256742</text:p>
          </table:table-cell>
          <table:table-cell office:value-type="float" office:value="37286">
            <text:p>37286</text:p>
          </table:table-cell>
          <table:table-cell office:value-type="float" office:value="2.999694">
            <text:p>3</text:p>
          </table:table-cell>
          <table:table-cell office:value-type="float" office:value="2.94443">
            <text:p>2.94</text:p>
          </table:table-cell>
          <table:table-cell office:value-type="float" office:value="2.516033">
            <text:p>2.52</text:p>
          </table:table-cell>
          <table:table-cell office:value-type="float" office:value="6.983347">
            <text:p>6.98</text:p>
          </table:table-cell>
          <table:table-cell office:value-type="float" office:value="6.957432">
            <text:p>6.96</text:p>
          </table:table-cell>
          <table:table-cell office:value-type="float" office:value="6.04948">
            <text:p>6.05</text:p>
          </table:table-cell>
          <table:table-cell office:value-type="float" office:value="2.999724">
            <text:p>3</text:p>
          </table:table-cell>
          <table:table-cell office:value-type="float" office:value="4.000306">
            <text:p>4</text:p>
          </table:table-cell>
          <table:table-cell office:value-type="float" office:value="4.05557">
            <text:p>4.06</text:p>
          </table:table-cell>
          <table:table-cell office:value-type="float" office:value="4.483967">
            <text:p>4.48</text:p>
          </table:table-cell>
          <table:table-cell office:value-type="float" office:value="0.016653">
            <text:p>0.02</text:p>
          </table:table-cell>
          <table:table-cell office:value-type="float" office:value="0.042568">
            <text:p>0.04</text:p>
          </table:table-cell>
          <table:table-cell office:value-type="float" office:value="0.95052">
            <text:p>0.95</text:p>
          </table:table-cell>
          <table:table-cell office:value-type="float" office:value="4.000276">
            <text:p>4</text:p>
          </table:table-cell>
          <table:table-cell office:value-type="float" office:value="2.142638">
            <text:p>2.14</text:p>
          </table:table-cell>
          <table:table-cell office:value-type="float" office:value="2.103164">
            <text:p>2.1</text:p>
          </table:table-cell>
          <table:table-cell office:value-type="float" office:value="1.797167">
            <text:p>1.8</text:p>
          </table:table-cell>
          <table:table-cell office:value-type="float" office:value="4.988105">
            <text:p>4.99</text:p>
          </table:table-cell>
          <table:table-cell office:value-type="float" office:value="4.969595">
            <text:p>4.97</text:p>
          </table:table-cell>
          <table:table-cell office:value-type="float" office:value="4.321057">
            <text:p>4.32</text:p>
          </table:table-cell>
          <table:table-cell office:value-type="float" office:value="2.14266">
            <text:p>2.14</text:p>
          </table:table-cell>
          <table:table-cell office:value-type="float" office:value="2.857362">
            <text:p>2.86</text:p>
          </table:table-cell>
          <table:table-cell office:value-type="float" office:value="2.896836">
            <text:p>2.9</text:p>
          </table:table-cell>
          <table:table-cell office:value-type="float" office:value="3.202833">
            <text:p>3.2</text:p>
          </table:table-cell>
          <table:table-cell office:value-type="float" office:value="0.011895">
            <text:p>0.01</text:p>
          </table:table-cell>
          <table:table-cell office:value-type="float" office:value="0.030405">
            <text:p>0.03</text:p>
          </table:table-cell>
          <table:table-cell office:value-type="float" office:value="0.678943">
            <text:p>0.68</text:p>
          </table:table-cell>
          <table:table-cell office:value-type="float" office:value="2.85734">
            <text:p>2.8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49224">
            <text:p>49224</text:p>
          </table:table-cell>
          <table:table-cell office:value-type="float" office:value="14705314">
            <text:p>14705314</text:p>
          </table:table-cell>
          <table:table-cell office:value-type="float" office:value="24146220">
            <text:p>24146220</text:p>
          </table:table-cell>
          <table:table-cell office:value-type="float" office:value="28427864">
            <text:p>28427864</text:p>
          </table:table-cell>
          <table:table-cell office:value-type="float" office:value="65991848">
            <text:p>65991848</text:p>
          </table:table-cell>
          <table:table-cell office:value-type="float" office:value="143431524">
            <text:p>143431524</text:p>
          </table:table-cell>
          <table:table-cell office:value-type="float" office:value="58422">
            <text:p>58422</text:p>
          </table:table-cell>
          <table:table-cell office:value-type="float" office:value="24608">
            <text:p>24608</text:p>
          </table:table-cell>
          <table:table-cell office:value-type="float" office:value="7291846">
            <text:p>7291846</text:p>
          </table:table-cell>
          <table:table-cell office:value-type="float" office:value="8700696">
            <text:p>8700696</text:p>
          </table:table-cell>
          <table:table-cell office:value-type="float" office:value="28423522">
            <text:p>28423522</text:p>
          </table:table-cell>
          <table:table-cell office:value-type="float" office:value="65729884">
            <text:p>65729884</text:p>
          </table:table-cell>
          <table:table-cell office:value-type="float" office:value="136842272">
            <text:p>136842272</text:p>
          </table:table-cell>
          <table:table-cell office:value-type="float" office:value="29212">
            <text:p>29212</text:p>
          </table:table-cell>
          <table:table-cell office:value-type="float" office:value="24616">
            <text:p>24616</text:p>
          </table:table-cell>
          <table:table-cell office:value-type="float" office:value="7413468">
            <text:p>7413468</text:p>
          </table:table-cell>
          <table:table-cell office:value-type="float" office:value="15445524">
            <text:p>15445524</text:p>
          </table:table-cell>
          <table:table-cell office:value-type="float" office:value="4342">
            <text:p>4342</text:p>
          </table:table-cell>
          <table:table-cell office:value-type="float" office:value="261964">
            <text:p>261964</text:p>
          </table:table-cell>
          <table:table-cell office:value-type="float" office:value="6589252">
            <text:p>6589252</text:p>
          </table:table-cell>
          <table:table-cell office:value-type="float" office:value="29210">
            <text:p>29210</text:p>
          </table:table-cell>
          <table:table-cell office:value-type="float" office:value="3.99935">
            <text:p>4</text:p>
          </table:table-cell>
          <table:table-cell office:value-type="float" office:value="3.966918">
            <text:p>3.97</text:p>
          </table:table-cell>
          <table:table-cell office:value-type="float" office:value="2.882669">
            <text:p>2.88</text:p>
          </table:table-cell>
          <table:table-cell office:value-type="float" office:value="7.998778">
            <text:p>8</text:p>
          </table:table-cell>
          <table:table-cell office:value-type="float" office:value="7.968243">
            <text:p>7.97</text:p>
          </table:table-cell>
          <table:table-cell office:value-type="float" office:value="7.63248">
            <text:p>7.63</text:p>
          </table:table-cell>
          <table:table-cell office:value-type="float" office:value="4.000137">
            <text:p>4</text:p>
          </table:table-cell>
          <table:table-cell office:value-type="float" office:value="4.00065">
            <text:p>4</text:p>
          </table:table-cell>
          <table:table-cell office:value-type="float" office:value="4.033082">
            <text:p>4.03</text:p>
          </table:table-cell>
          <table:table-cell office:value-type="float" office:value="5.117331">
            <text:p>5.12</text:p>
          </table:table-cell>
          <table:table-cell office:value-type="float" office:value="0.001222">
            <text:p>0</text:p>
          </table:table-cell>
          <table:table-cell office:value-type="float" office:value="0.031757">
            <text:p>0.03</text:p>
          </table:table-cell>
          <table:table-cell office:value-type="float" office:value="0.36752">
            <text:p>0.37</text:p>
          </table:table-cell>
          <table:table-cell office:value-type="float" office:value="3.999863">
            <text:p>4</text:p>
          </table:table-cell>
          <table:table-cell office:value-type="float" office:value="2.499594">
            <text:p>2.5</text:p>
          </table:table-cell>
          <table:table-cell office:value-type="float" office:value="2.479323">
            <text:p>2.48</text:p>
          </table:table-cell>
          <table:table-cell office:value-type="float" office:value="1.801668">
            <text:p>1.8</text:p>
          </table:table-cell>
          <table:table-cell office:value-type="float" office:value="4.999236">
            <text:p>5</text:p>
          </table:table-cell>
          <table:table-cell office:value-type="float" office:value="4.980152">
            <text:p>4.98</text:p>
          </table:table-cell>
          <table:table-cell office:value-type="float" office:value="4.7703">
            <text:p>4.77</text:p>
          </table:table-cell>
          <table:table-cell office:value-type="float" office:value="2.500086">
            <text:p>2.5</text:p>
          </table:table-cell>
          <table:table-cell office:value-type="float" office:value="2.500406">
            <text:p>2.5</text:p>
          </table:table-cell>
          <table:table-cell office:value-type="float" office:value="2.520677">
            <text:p>2.52</text:p>
          </table:table-cell>
          <table:table-cell office:value-type="float" office:value="3.198332">
            <text:p>3.2</text:p>
          </table:table-cell>
          <table:table-cell office:value-type="float" office:value="0.000764">
            <text:p>0</text:p>
          </table:table-cell>
          <table:table-cell office:value-type="float" office:value="0.019848">
            <text:p>0.02</text:p>
          </table:table-cell>
          <table:table-cell office:value-type="float" office:value="0.2297">
            <text:p>0.23</text:p>
          </table:table-cell>
          <table:table-cell office:value-type="float" office:value="2.499914">
            <text:p>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6214">
            <text:p>46214</text:p>
          </table:table-cell>
          <table:table-cell office:value-type="float" office:value="24165872">
            <text:p>24165872</text:p>
          </table:table-cell>
          <table:table-cell office:value-type="float" office:value="22108174">
            <text:p>22108174</text:p>
          </table:table-cell>
          <table:table-cell office:value-type="float" office:value="3717644">
            <text:p>3717644</text:p>
          </table:table-cell>
          <table:table-cell office:value-type="float" office:value="107240068">
            <text:p>107240068</text:p>
          </table:table-cell>
          <table:table-cell office:value-type="float" office:value="248276888">
            <text:p>248276888</text:p>
          </table:table-cell>
          <table:table-cell office:value-type="float" office:value="74798">
            <text:p>74798</text:p>
          </table:table-cell>
          <table:table-cell office:value-type="float" office:value="25660">
            <text:p>25660</text:p>
          </table:table-cell>
          <table:table-cell office:value-type="float" office:value="13457432">
            <text:p>13457432</text:p>
          </table:table-cell>
          <table:table-cell office:value-type="float" office:value="13066416">
            <text:p>13066416</text:p>
          </table:table-cell>
          <table:table-cell office:value-type="float" office:value="3712538">
            <text:p>3712538</text:p>
          </table:table-cell>
          <table:table-cell office:value-type="float" office:value="107052780">
            <text:p>107052780</text:p>
          </table:table-cell>
          <table:table-cell office:value-type="float" office:value="243430344">
            <text:p>243430344</text:p>
          </table:table-cell>
          <table:table-cell office:value-type="float" office:value="41550">
            <text:p>41550</text:p>
          </table:table-cell>
          <table:table-cell office:value-type="float" office:value="20554">
            <text:p>20554</text:p>
          </table:table-cell>
          <table:table-cell office:value-type="float" office:value="10708440">
            <text:p>10708440</text:p>
          </table:table-cell>
          <table:table-cell office:value-type="float" office:value="9041758">
            <text:p>9041758</text:p>
          </table:table-cell>
          <table:table-cell office:value-type="float" office:value="5106">
            <text:p>5106</text:p>
          </table:table-cell>
          <table:table-cell office:value-type="float" office:value="187288">
            <text:p>187288</text:p>
          </table:table-cell>
          <table:table-cell office:value-type="float" office:value="4846544">
            <text:p>4846544</text:p>
          </table:table-cell>
          <table:table-cell office:value-type="float" office:value="33248">
            <text:p>33248</text:p>
          </table:table-cell>
          <table:table-cell office:value-type="float" office:value="4.997187">
            <text:p>5</text:p>
          </table:table-cell>
          <table:table-cell office:value-type="float" office:value="5.011898">
            <text:p>5.01</text:p>
          </table:table-cell>
          <table:table-cell office:value-type="float" office:value="5.319198">
            <text:p>5.32</text:p>
          </table:table-cell>
          <table:table-cell office:value-type="float" office:value="8.987639">
            <text:p>8.99</text:p>
          </table:table-cell>
          <table:table-cell office:value-type="float" office:value="8.984282">
            <text:p>8.98</text:p>
          </table:table-cell>
          <table:table-cell office:value-type="float" office:value="8.824314">
            <text:p>8.82</text:p>
          </table:table-cell>
          <table:table-cell office:value-type="float" office:value="4.999465">
            <text:p>5</text:p>
          </table:table-cell>
          <table:table-cell office:value-type="float" office:value="4.002813">
            <text:p>4</text:p>
          </table:table-cell>
          <table:table-cell office:value-type="float" office:value="3.988102">
            <text:p>3.99</text:p>
          </table:table-cell>
          <table:table-cell office:value-type="float" office:value="3.680802">
            <text:p>3.68</text:p>
          </table:table-cell>
          <table:table-cell office:value-type="float" office:value="0.012361">
            <text:p>0.01</text:p>
          </table:table-cell>
          <table:table-cell office:value-type="float" office:value="0.015718">
            <text:p>0.02</text:p>
          </table:table-cell>
          <table:table-cell office:value-type="float" office:value="0.175686">
            <text:p>0.18</text:p>
          </table:table-cell>
          <table:table-cell office:value-type="float" office:value="4.000535">
            <text:p>4</text:p>
          </table:table-cell>
          <table:table-cell office:value-type="float" office:value="2.776215">
            <text:p>2.78</text:p>
          </table:table-cell>
          <table:table-cell office:value-type="float" office:value="2.784388">
            <text:p>2.78</text:p>
          </table:table-cell>
          <table:table-cell office:value-type="float" office:value="2.95511">
            <text:p>2.96</text:p>
          </table:table-cell>
          <table:table-cell office:value-type="float" office:value="4.993133">
            <text:p>4.99</text:p>
          </table:table-cell>
          <table:table-cell office:value-type="float" office:value="4.991268">
            <text:p>4.99</text:p>
          </table:table-cell>
          <table:table-cell office:value-type="float" office:value="4.902396">
            <text:p>4.9</text:p>
          </table:table-cell>
          <table:table-cell office:value-type="float" office:value="2.777481">
            <text:p>2.78</text:p>
          </table:table-cell>
          <table:table-cell office:value-type="float" office:value="2.223785">
            <text:p>2.22</text:p>
          </table:table-cell>
          <table:table-cell office:value-type="float" office:value="2.215612">
            <text:p>2.22</text:p>
          </table:table-cell>
          <table:table-cell office:value-type="float" office:value="2.04489">
            <text:p>2.04</text:p>
          </table:table-cell>
          <table:table-cell office:value-type="float" office:value="0.006867">
            <text:p>0.01</text:p>
          </table:table-cell>
          <table:table-cell office:value-type="float" office:value="0.008732">
            <text:p>0.01</text:p>
          </table:table-cell>
          <table:table-cell office:value-type="float" office:value="0.097604">
            <text:p>0.1</text:p>
          </table:table-cell>
          <table:table-cell office:value-type="float" office:value="2.222519">
            <text:p>2.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7050">
            <text:p>47050</text:p>
          </table:table-cell>
          <table:table-cell office:value-type="float" office:value="14259614">
            <text:p>14259614</text:p>
          </table:table-cell>
          <table:table-cell office:value-type="float" office:value="18851142">
            <text:p>18851142</text:p>
          </table:table-cell>
          <table:table-cell office:value-type="float" office:value="19475640">
            <text:p>19475640</text:p>
          </table:table-cell>
          <table:table-cell office:value-type="float" office:value="162859560">
            <text:p>162859560</text:p>
          </table:table-cell>
          <table:table-cell office:value-type="float" office:value="284814664">
            <text:p>284814664</text:p>
          </table:table-cell>
          <table:table-cell office:value-type="float" office:value="64376">
            <text:p>64376</text:p>
          </table:table-cell>
          <table:table-cell office:value-type="float" office:value="28212">
            <text:p>28212</text:p>
          </table:table-cell>
          <table:table-cell office:value-type="float" office:value="8540688">
            <text:p>8540688</text:p>
          </table:table-cell>
          <table:table-cell office:value-type="float" office:value="13748446">
            <text:p>13748446</text:p>
          </table:table-cell>
          <table:table-cell office:value-type="float" office:value="19471140">
            <text:p>19471140</text:p>
          </table:table-cell>
          <table:table-cell office:value-type="float" office:value="162713250">
            <text:p>162713250</text:p>
          </table:table-cell>
          <table:table-cell office:value-type="float" office:value="280501248">
            <text:p>280501248</text:p>
          </table:table-cell>
          <table:table-cell office:value-type="float" office:value="38624">
            <text:p>38624</text:p>
          </table:table-cell>
          <table:table-cell office:value-type="float" office:value="18838">
            <text:p>18838</text:p>
          </table:table-cell>
          <table:table-cell office:value-type="float" office:value="5718926">
            <text:p>5718926</text:p>
          </table:table-cell>
          <table:table-cell office:value-type="float" office:value="5102696">
            <text:p>5102696</text:p>
          </table:table-cell>
          <table:table-cell office:value-type="float" office:value="4500">
            <text:p>4500</text:p>
          </table:table-cell>
          <table:table-cell office:value-type="float" office:value="146310">
            <text:p>146310</text:p>
          </table:table-cell>
          <table:table-cell office:value-type="float" office:value="4313416">
            <text:p>4313416</text:p>
          </table:table-cell>
          <table:table-cell office:value-type="float" office:value="25752">
            <text:p>25752</text:p>
          </table:table-cell>
          <table:table-cell office:value-type="float" office:value="5.996174">
            <text:p>6</text:p>
          </table:table-cell>
          <table:table-cell office:value-type="float" office:value="5.989424">
            <text:p>5.99</text:p>
          </table:table-cell>
          <table:table-cell office:value-type="float" office:value="7.293163">
            <text:p>7.29</text:p>
          </table:table-cell>
          <table:table-cell office:value-type="float" office:value="9.997689">
            <text:p>10</text:p>
          </table:table-cell>
          <table:table-cell office:value-type="float" office:value="9.991016">
            <text:p>9.99</text:p>
          </table:table-cell>
          <table:table-cell office:value-type="float" office:value="9.848554">
            <text:p>9.85</text:p>
          </table:table-cell>
          <table:table-cell office:value-type="float" office:value="5.999751">
            <text:p>6</text:p>
          </table:table-cell>
          <table:table-cell office:value-type="float" office:value="4.003826">
            <text:p>4</text:p>
          </table:table-cell>
          <table:table-cell office:value-type="float" office:value="4.010576">
            <text:p>4.01</text:p>
          </table:table-cell>
          <table:table-cell office:value-type="float" office:value="2.706837">
            <text:p>2.71</text:p>
          </table:table-cell>
          <table:table-cell office:value-type="float" office:value="0.002311">
            <text:p>0</text:p>
          </table:table-cell>
          <table:table-cell office:value-type="float" office:value="0.008984">
            <text:p>0.01</text:p>
          </table:table-cell>
          <table:table-cell office:value-type="float" office:value="0.151446">
            <text:p>0.15</text:p>
          </table:table-cell>
          <table:table-cell office:value-type="float" office:value="4.000249">
            <text:p>4</text:p>
          </table:table-cell>
          <table:table-cell office:value-type="float" office:value="2.998087">
            <text:p>3</text:p>
          </table:table-cell>
          <table:table-cell office:value-type="float" office:value="2.994712">
            <text:p>2.99</text:p>
          </table:table-cell>
          <table:table-cell office:value-type="float" office:value="3.646582">
            <text:p>3.65</text:p>
          </table:table-cell>
          <table:table-cell office:value-type="float" office:value="4.998845">
            <text:p>5</text:p>
          </table:table-cell>
          <table:table-cell office:value-type="float" office:value="4.995508">
            <text:p>5</text:p>
          </table:table-cell>
          <table:table-cell office:value-type="float" office:value="4.924277">
            <text:p>4.92</text:p>
          </table:table-cell>
          <table:table-cell office:value-type="float" office:value="2.999876">
            <text:p>3</text:p>
          </table:table-cell>
          <table:table-cell office:value-type="float" office:value="2.001913">
            <text:p>2</text:p>
          </table:table-cell>
          <table:table-cell office:value-type="float" office:value="2.005288">
            <text:p>2.01</text:p>
          </table:table-cell>
          <table:table-cell office:value-type="float" office:value="1.353418">
            <text:p>1.35</text:p>
          </table:table-cell>
          <table:table-cell office:value-type="float" office:value="0.001155">
            <text:p>0</text:p>
          </table:table-cell>
          <table:table-cell office:value-type="float" office:value="0.004492">
            <text:p>0</text:p>
          </table:table-cell>
          <table:table-cell office:value-type="float" office:value="0.075723">
            <text:p>0.08</text:p>
          </table:table-cell>
          <table:table-cell office:value-type="float" office:value="2.000124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8324">
            <text:p>48324</text:p>
          </table:table-cell>
          <table:table-cell office:value-type="float" office:value="14665632">
            <text:p>14665632</text:p>
          </table:table-cell>
          <table:table-cell office:value-type="float" office:value="19854678">
            <text:p>19854678</text:p>
          </table:table-cell>
          <table:table-cell office:value-type="float" office:value="27396610">
            <text:p>27396610</text:p>
          </table:table-cell>
          <table:table-cell office:value-type="float" office:value="162157388">
            <text:p>162157388</text:p>
          </table:table-cell>
          <table:table-cell office:value-type="float" office:value="287718776">
            <text:p>287718776</text:p>
          </table:table-cell>
          <table:table-cell office:value-type="float" office:value="39326">
            <text:p>39326</text:p>
          </table:table-cell>
          <table:table-cell office:value-type="float" office:value="30726">
            <text:p>30726</text:p>
          </table:table-cell>
          <table:table-cell office:value-type="float" office:value="9364804">
            <text:p>9364804</text:p>
          </table:table-cell>
          <table:table-cell office:value-type="float" office:value="13956712">
            <text:p>13956712</text:p>
          </table:table-cell>
          <table:table-cell office:value-type="float" office:value="27392980">
            <text:p>27392980</text:p>
          </table:table-cell>
          <table:table-cell office:value-type="float" office:value="162018104">
            <text:p>162018104</text:p>
          </table:table-cell>
          <table:table-cell office:value-type="float" office:value="284527938">
            <text:p>284527938</text:p>
          </table:table-cell>
          <table:table-cell office:value-type="float" office:value="25012">
            <text:p>25012</text:p>
          </table:table-cell>
          <table:table-cell office:value-type="float" office:value="17598">
            <text:p>17598</text:p>
          </table:table-cell>
          <table:table-cell office:value-type="float" office:value="5300828">
            <text:p>5300828</text:p>
          </table:table-cell>
          <table:table-cell office:value-type="float" office:value="5897966">
            <text:p>5897966</text:p>
          </table:table-cell>
          <table:table-cell office:value-type="float" office:value="3630">
            <text:p>3630</text:p>
          </table:table-cell>
          <table:table-cell office:value-type="float" office:value="139284">
            <text:p>139284</text:p>
          </table:table-cell>
          <table:table-cell office:value-type="float" office:value="3190838">
            <text:p>3190838</text:p>
          </table:table-cell>
          <table:table-cell office:value-type="float" office:value="14314">
            <text:p>14314</text:p>
          </table:table-cell>
          <table:table-cell office:value-type="float" office:value="6.994164">
            <text:p>6.99</text:p>
          </table:table-cell>
          <table:table-cell office:value-type="float" office:value="7.024099">
            <text:p>7.02</text:p>
          </table:table-cell>
          <table:table-cell office:value-type="float" office:value="7.732376">
            <text:p>7.73</text:p>
          </table:table-cell>
          <table:table-cell office:value-type="float" office:value="10.998543">
            <text:p>11</text:p>
          </table:table-cell>
          <table:table-cell office:value-type="float" office:value="10.990552">
            <text:p>10.99</text:p>
          </table:table-cell>
          <table:table-cell office:value-type="float" office:value="10.878009">
            <text:p>10.88</text:p>
          </table:table-cell>
          <table:table-cell office:value-type="float" office:value="6.996186">
            <text:p>7</text:p>
          </table:table-cell>
          <table:table-cell office:value-type="float" office:value="4.005836">
            <text:p>4.01</text:p>
          </table:table-cell>
          <table:table-cell office:value-type="float" office:value="3.975901">
            <text:p>3.98</text:p>
          </table:table-cell>
          <table:table-cell office:value-type="float" office:value="3.267624">
            <text:p>3.27</text:p>
          </table:table-cell>
          <table:table-cell office:value-type="float" office:value="0.001457">
            <text:p>0</text:p>
          </table:table-cell>
          <table:table-cell office:value-type="float" office:value="0.009448">
            <text:p>0.01</text:p>
          </table:table-cell>
          <table:table-cell office:value-type="float" office:value="0.121991">
            <text:p>0.12</text:p>
          </table:table-cell>
          <table:table-cell office:value-type="float" office:value="4.003814">
            <text:p>4</text:p>
          </table:table-cell>
          <table:table-cell office:value-type="float" office:value="3.179166">
            <text:p>3.18</text:p>
          </table:table-cell>
          <table:table-cell office:value-type="float" office:value="3.192772">
            <text:p>3.19</text:p>
          </table:table-cell>
          <table:table-cell office:value-type="float" office:value="3.514716">
            <text:p>3.51</text:p>
          </table:table-cell>
          <table:table-cell office:value-type="float" office:value="4.999338">
            <text:p>5</text:p>
          </table:table-cell>
          <table:table-cell office:value-type="float" office:value="4.995705">
            <text:p>5</text:p>
          </table:table-cell>
          <table:table-cell office:value-type="float" office:value="4.944549">
            <text:p>4.94</text:p>
          </table:table-cell>
          <table:table-cell office:value-type="float" office:value="3.180084">
            <text:p>3.18</text:p>
          </table:table-cell>
          <table:table-cell office:value-type="float" office:value="1.820834">
            <text:p>1.82</text:p>
          </table:table-cell>
          <table:table-cell office:value-type="float" office:value="1.807228">
            <text:p>1.81</text:p>
          </table:table-cell>
          <table:table-cell office:value-type="float" office:value="1.485284">
            <text:p>1.49</text:p>
          </table:table-cell>
          <table:table-cell office:value-type="float" office:value="0.000662">
            <text:p>0</text:p>
          </table:table-cell>
          <table:table-cell office:value-type="float" office:value="0.004295">
            <text:p>0</text:p>
          </table:table-cell>
          <table:table-cell office:value-type="float" office:value="0.055451">
            <text:p>0.06</text:p>
          </table:table-cell>
          <table:table-cell office:value-type="float" office:value="1.819916">
            <text:p>1.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1162">
            <text:p>51162</text:p>
          </table:table-cell>
          <table:table-cell office:value-type="float" office:value="14384450">
            <text:p>14384450</text:p>
          </table:table-cell>
          <table:table-cell office:value-type="float" office:value="19756736">
            <text:p>19756736</text:p>
          </table:table-cell>
          <table:table-cell office:value-type="float" office:value="3948964">
            <text:p>3948964</text:p>
          </table:table-cell>
          <table:table-cell office:value-type="float" office:value="247974838">
            <text:p>247974838</text:p>
          </table:table-cell>
          <table:table-cell office:value-type="float" office:value="734072484">
            <text:p>734072484</text:p>
          </table:table-cell>
          <table:table-cell office:value-type="float" office:value="64282">
            <text:p>64282</text:p>
          </table:table-cell>
          <table:table-cell office:value-type="float" office:value="34096">
            <text:p>34096</text:p>
          </table:table-cell>
          <table:table-cell office:value-type="float" office:value="9584732">
            <text:p>9584732</text:p>
          </table:table-cell>
          <table:table-cell office:value-type="float" office:value="13251708">
            <text:p>13251708</text:p>
          </table:table-cell>
          <table:table-cell office:value-type="float" office:value="3944766">
            <text:p>3944766</text:p>
          </table:table-cell>
          <table:table-cell office:value-type="float" office:value="247849656">
            <text:p>247849656</text:p>
          </table:table-cell>
          <table:table-cell office:value-type="float" office:value="733746920">
            <text:p>733746920</text:p>
          </table:table-cell>
          <table:table-cell office:value-type="float" office:value="42850">
            <text:p>42850</text:p>
          </table:table-cell>
          <table:table-cell office:value-type="float" office:value="17066">
            <text:p>17066</text:p>
          </table:table-cell>
          <table:table-cell office:value-type="float" office:value="4799718">
            <text:p>4799718</text:p>
          </table:table-cell>
          <table:table-cell office:value-type="float" office:value="6505028">
            <text:p>6505028</text:p>
          </table:table-cell>
          <table:table-cell office:value-type="float" office:value="4198">
            <text:p>4198</text:p>
          </table:table-cell>
          <table:table-cell office:value-type="float" office:value="125182">
            <text:p>125182</text:p>
          </table:table-cell>
          <table:table-cell office:value-type="float" office:value="325564">
            <text:p>325564</text:p>
          </table:table-cell>
          <table:table-cell office:value-type="float" office:value="21432">
            <text:p>21432</text:p>
          </table:table-cell>
          <table:table-cell office:value-type="float" office:value="7.997185">
            <text:p>8</text:p>
          </table:table-cell>
          <table:table-cell office:value-type="float" office:value="7.995911">
            <text:p>8</text:p>
          </table:table-cell>
          <table:table-cell office:value-type="float" office:value="8.048925">
            <text:p>8.05</text:p>
          </table:table-cell>
          <table:table-cell office:value-type="float" office:value="11.987243">
            <text:p>11.99</text:p>
          </table:table-cell>
          <table:table-cell office:value-type="float" office:value="11.993942">
            <text:p>11.99</text:p>
          </table:table-cell>
          <table:table-cell office:value-type="float" office:value="11.994678">
            <text:p>11.99</text:p>
          </table:table-cell>
          <table:table-cell office:value-type="float" office:value="7.999129">
            <text:p>8</text:p>
          </table:table-cell>
          <table:table-cell office:value-type="float" office:value="4.002815">
            <text:p>4</text:p>
          </table:table-cell>
          <table:table-cell office:value-type="float" office:value="4.004089">
            <text:p>4</text:p>
          </table:table-cell>
          <table:table-cell office:value-type="float" office:value="3.951075">
            <text:p>3.95</text:p>
          </table:table-cell>
          <table:table-cell office:value-type="float" office:value="0.012757">
            <text:p>0.01</text:p>
          </table:table-cell>
          <table:table-cell office:value-type="float" office:value="0.006058">
            <text:p>0.01</text:p>
          </table:table-cell>
          <table:table-cell office:value-type="float" office:value="0.005322">
            <text:p>0.01</text:p>
          </table:table-cell>
          <table:table-cell office:value-type="float" office:value="4.000871">
            <text:p>4</text:p>
          </table:table-cell>
          <table:table-cell office:value-type="float" office:value="3.332161">
            <text:p>3.33</text:p>
          </table:table-cell>
          <table:table-cell office:value-type="float" office:value="3.33163">
            <text:p>3.33</text:p>
          </table:table-cell>
          <table:table-cell office:value-type="float" office:value="3.353719">
            <text:p>3.35</text:p>
          </table:table-cell>
          <table:table-cell office:value-type="float" office:value="4.994685">
            <text:p>4.99</text:p>
          </table:table-cell>
          <table:table-cell office:value-type="float" office:value="4.997476">
            <text:p>5</text:p>
          </table:table-cell>
          <table:table-cell office:value-type="float" office:value="4.997782">
            <text:p>5</text:p>
          </table:table-cell>
          <table:table-cell office:value-type="float" office:value="3.33297">
            <text:p>3.33</text:p>
          </table:table-cell>
          <table:table-cell office:value-type="float" office:value="1.667839">
            <text:p>1.67</text:p>
          </table:table-cell>
          <table:table-cell office:value-type="float" office:value="1.66837">
            <text:p>1.67</text:p>
          </table:table-cell>
          <table:table-cell office:value-type="float" office:value="1.646281">
            <text:p>1.65</text:p>
          </table:table-cell>
          <table:table-cell office:value-type="float" office:value="0.005315">
            <text:p>0.01</text:p>
          </table:table-cell>
          <table:table-cell office:value-type="float" office:value="0.002524">
            <text:p>0</text:p>
          </table:table-cell>
          <table:table-cell office:value-type="float" office:value="0.002218">
            <text:p>0</text:p>
          </table:table-cell>
          <table:table-cell office:value-type="float" office:value="1.66703">
            <text:p>1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6576">
            <text:p>46576</text:p>
          </table:table-cell>
          <table:table-cell office:value-type="float" office:value="14900184">
            <text:p>14900184</text:p>
          </table:table-cell>
          <table:table-cell office:value-type="float" office:value="18417212">
            <text:p>18417212</text:p>
          </table:table-cell>
          <table:table-cell office:value-type="float" office:value="1429696">
            <text:p>1429696</text:p>
          </table:table-cell>
          <table:table-cell office:value-type="float" office:value="323428452">
            <text:p>323428452</text:p>
          </table:table-cell>
          <table:table-cell office:value-type="float" office:value="692590872">
            <text:p>692590872</text:p>
          </table:table-cell>
          <table:table-cell office:value-type="float" office:value="64636">
            <text:p>64636</text:p>
          </table:table-cell>
          <table:table-cell office:value-type="float" office:value="32234">
            <text:p>32234</text:p>
          </table:table-cell>
          <table:table-cell office:value-type="float" office:value="10374326">
            <text:p>10374326</text:p>
          </table:table-cell>
          <table:table-cell office:value-type="float" office:value="12119874">
            <text:p>12119874</text:p>
          </table:table-cell>
          <table:table-cell office:value-type="float" office:value="1423132">
            <text:p>1423132</text:p>
          </table:table-cell>
          <table:table-cell office:value-type="float" office:value="323312534">
            <text:p>323312534</text:p>
          </table:table-cell>
          <table:table-cell office:value-type="float" office:value="692127640">
            <text:p>692127640</text:p>
          </table:table-cell>
          <table:table-cell office:value-type="float" office:value="44748">
            <text:p>44748</text:p>
          </table:table-cell>
          <table:table-cell office:value-type="float" office:value="14342">
            <text:p>14342</text:p>
          </table:table-cell>
          <table:table-cell office:value-type="float" office:value="4525858">
            <text:p>4525858</text:p>
          </table:table-cell>
          <table:table-cell office:value-type="float" office:value="6297338">
            <text:p>6297338</text:p>
          </table:table-cell>
          <table:table-cell office:value-type="float" office:value="6564">
            <text:p>6564</text:p>
          </table:table-cell>
          <table:table-cell office:value-type="float" office:value="115918">
            <text:p>115918</text:p>
          </table:table-cell>
          <table:table-cell office:value-type="float" office:value="463232">
            <text:p>463232</text:p>
          </table:table-cell>
          <table:table-cell office:value-type="float" office:value="19888">
            <text:p>19888</text:p>
          </table:table-cell>
          <table:table-cell office:value-type="float" office:value="8.996951">
            <text:p>9</text:p>
          </table:table-cell>
          <table:table-cell office:value-type="float" office:value="9.051314">
            <text:p>9.05</text:p>
          </table:table-cell>
          <table:table-cell office:value-type="float" office:value="8.554952">
            <text:p>8.55</text:p>
          </table:table-cell>
          <table:table-cell office:value-type="float" office:value="12.940315">
            <text:p>12.94</text:p>
          </table:table-cell>
          <table:table-cell office:value-type="float" office:value="12.995341">
            <text:p>13</text:p>
          </table:table-cell>
          <table:table-cell office:value-type="float" office:value="12.991305">
            <text:p>12.99</text:p>
          </table:table-cell>
          <table:table-cell office:value-type="float" office:value="9">
            <text:p>9</text:p>
          </table:table-cell>
          <table:table-cell office:value-type="float" office:value="4.003049">
            <text:p>4</text:p>
          </table:table-cell>
          <table:table-cell office:value-type="float" office:value="3.948686">
            <text:p>3.95</text:p>
          </table:table-cell>
          <table:table-cell office:value-type="float" office:value="4.445048">
            <text:p>4.45</text:p>
          </table:table-cell>
          <table:table-cell office:value-type="float" office:value="0.059685">
            <text:p>0.06</text:p>
          </table:table-cell>
          <table:table-cell office:value-type="float" office:value="0.004659">
            <text:p>0</text:p>
          </table:table-cell>
          <table:table-cell office:value-type="float" office:value="0.008695">
            <text:p>0.01</text:p>
          </table:table-cell>
          <table:table-cell office:value-type="float" office:value="4">
            <text:p>4</text:p>
          </table:table-cell>
          <table:table-cell office:value-type="float" office:value="3.460366">
            <text:p>3.46</text:p>
          </table:table-cell>
          <table:table-cell office:value-type="float" office:value="3.481274">
            <text:p>3.48</text:p>
          </table:table-cell>
          <table:table-cell office:value-type="float" office:value="3.290366">
            <text:p>3.29</text:p>
          </table:table-cell>
          <table:table-cell office:value-type="float" office:value="4.977044">
            <text:p>4.98</text:p>
          </table:table-cell>
          <table:table-cell office:value-type="float" office:value="4.998208">
            <text:p>5</text:p>
          </table:table-cell>
          <table:table-cell office:value-type="float" office:value="4.996656">
            <text:p>5</text:p>
          </table:table-cell>
          <table:table-cell office:value-type="float" office:value="3.461538">
            <text:p>3.46</text:p>
          </table:table-cell>
          <table:table-cell office:value-type="float" office:value="1.539634">
            <text:p>1.54</text:p>
          </table:table-cell>
          <table:table-cell office:value-type="float" office:value="1.518726">
            <text:p>1.52</text:p>
          </table:table-cell>
          <table:table-cell office:value-type="float" office:value="1.709634">
            <text:p>1.71</text:p>
          </table:table-cell>
          <table:table-cell office:value-type="float" office:value="0.022956">
            <text:p>0.02</text:p>
          </table:table-cell>
          <table:table-cell office:value-type="float" office:value="0.001792">
            <text:p>0</text:p>
          </table:table-cell>
          <table:table-cell office:value-type="float" office:value="0.003344">
            <text:p>0</text:p>
          </table:table-cell>
          <table:table-cell office:value-type="float" office:value="1.538462">
            <text:p>1.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4832">
            <text:p>44832</text:p>
          </table:table-cell>
          <table:table-cell office:value-type="float" office:value="14597042">
            <text:p>14597042</text:p>
          </table:table-cell>
          <table:table-cell office:value-type="float" office:value="17541402">
            <text:p>17541402</text:p>
          </table:table-cell>
          <table:table-cell office:value-type="float" office:value="23356566">
            <text:p>23356566</text:p>
          </table:table-cell>
          <table:table-cell office:value-type="float" office:value="444614772">
            <text:p>444614772</text:p>
          </table:table-cell>
          <table:table-cell office:value-type="float" office:value="796797776">
            <text:p>796797776</text:p>
          </table:table-cell>
          <table:table-cell office:value-type="float" office:value="68408">
            <text:p>68408</text:p>
          </table:table-cell>
          <table:table-cell office:value-type="float" office:value="32024">
            <text:p>32024</text:p>
          </table:table-cell>
          <table:table-cell office:value-type="float" office:value="10394644">
            <text:p>10394644</text:p>
          </table:table-cell>
          <table:table-cell office:value-type="float" office:value="14321926">
            <text:p>14321926</text:p>
          </table:table-cell>
          <table:table-cell office:value-type="float" office:value="23353136">
            <text:p>23353136</text:p>
          </table:table-cell>
          <table:table-cell office:value-type="float" office:value="444544386">
            <text:p>444544386</text:p>
          </table:table-cell>
          <table:table-cell office:value-type="float" office:value="796681802">
            <text:p>796681802</text:p>
          </table:table-cell>
          <table:table-cell office:value-type="float" office:value="48860">
            <text:p>48860</text:p>
          </table:table-cell>
          <table:table-cell office:value-type="float" office:value="12808">
            <text:p>12808</text:p>
          </table:table-cell>
          <table:table-cell office:value-type="float" office:value="4202398">
            <text:p>4202398</text:p>
          </table:table-cell>
          <table:table-cell office:value-type="float" office:value="3219476">
            <text:p>3219476</text:p>
          </table:table-cell>
          <table:table-cell office:value-type="float" office:value="3430">
            <text:p>3430</text:p>
          </table:table-cell>
          <table:table-cell office:value-type="float" office:value="70386">
            <text:p>70386</text:p>
          </table:table-cell>
          <table:table-cell office:value-type="float" office:value="115974">
            <text:p>115974</text:p>
          </table:table-cell>
          <table:table-cell office:value-type="float" office:value="19548">
            <text:p>19548</text:p>
          </table:table-cell>
          <table:table-cell office:value-type="float" office:value="10.000357">
            <text:p>10</text:p>
          </table:table-cell>
          <table:table-cell office:value-type="float" office:value="9.969487">
            <text:p>9.97</text:p>
          </table:table-cell>
          <table:table-cell office:value-type="float" office:value="11.430498">
            <text:p>11.43</text:p>
          </table:table-cell>
          <table:table-cell office:value-type="float" office:value="13.997944">
            <text:p>14</text:p>
          </table:table-cell>
          <table:table-cell office:value-type="float" office:value="13.997784">
            <text:p>14</text:p>
          </table:table-cell>
          <table:table-cell office:value-type="float" office:value="13.997962">
            <text:p>14</text:p>
          </table:table-cell>
          <table:table-cell office:value-type="float" office:value="9.999415">
            <text:p>10</text:p>
          </table:table-cell>
          <table:table-cell office:value-type="float" office:value="3.999643">
            <text:p>4</text:p>
          </table:table-cell>
          <table:table-cell office:value-type="float" office:value="4.030513">
            <text:p>4.03</text:p>
          </table:table-cell>
          <table:table-cell office:value-type="float" office:value="2.569502">
            <text:p>2.57</text:p>
          </table:table-cell>
          <table:table-cell office:value-type="float" office:value="0.002056">
            <text:p>0</text:p>
          </table:table-cell>
          <table:table-cell office:value-type="float" office:value="0.002216">
            <text:p>0</text:p>
          </table:table-cell>
          <table:table-cell office:value-type="float" office:value="0.002038">
            <text:p>0</text:p>
          </table:table-cell>
          <table:table-cell office:value-type="float" office:value="4.000585">
            <text:p>4</text:p>
          </table:table-cell>
          <table:table-cell office:value-type="float" office:value="3.571556">
            <text:p>3.57</text:p>
          </table:table-cell>
          <table:table-cell office:value-type="float" office:value="3.560531">
            <text:p>3.56</text:p>
          </table:table-cell>
          <table:table-cell office:value-type="float" office:value="4.082321">
            <text:p>4.08</text:p>
          </table:table-cell>
          <table:table-cell office:value-type="float" office:value="4.999266">
            <text:p>5</text:p>
          </table:table-cell>
          <table:table-cell office:value-type="float" office:value="4.999208">
            <text:p>5</text:p>
          </table:table-cell>
          <table:table-cell office:value-type="float" office:value="4.999272">
            <text:p>5</text:p>
          </table:table-cell>
          <table:table-cell office:value-type="float" office:value="3.57122">
            <text:p>3.57</text:p>
          </table:table-cell>
          <table:table-cell office:value-type="float" office:value="1.428444">
            <text:p>1.43</text:p>
          </table:table-cell>
          <table:table-cell office:value-type="float" office:value="1.439469">
            <text:p>1.44</text:p>
          </table:table-cell>
          <table:table-cell office:value-type="float" office:value="0.917679">
            <text:p>0.92</text:p>
          </table:table-cell>
          <table:table-cell office:value-type="float" office:value="0.000734">
            <text:p>0</text:p>
          </table:table-cell>
          <table:table-cell office:value-type="float" office:value="0.000792">
            <text:p>0</text:p>
          </table:table-cell>
          <table:table-cell office:value-type="float" office:value="0.000728">
            <text:p>0</text:p>
          </table:table-cell>
          <table:table-cell office:value-type="float" office:value="1.42878">
            <text:p>1.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826">
            <text:p>44826</text:p>
          </table:table-cell>
          <table:table-cell office:value-type="float" office:value="14897762">
            <text:p>14897762</text:p>
          </table:table-cell>
          <table:table-cell office:value-type="float" office:value="17504328">
            <text:p>17504328</text:p>
          </table:table-cell>
          <table:table-cell office:value-type="float" office:value="124504780">
            <text:p>124504780</text:p>
          </table:table-cell>
          <table:table-cell office:value-type="float" office:value="453704950">
            <text:p>453704950</text:p>
          </table:table-cell>
          <table:table-cell office:value-type="float" office:value="794463938">
            <text:p>794463938</text:p>
          </table:table-cell>
          <table:table-cell office:value-type="float" office:value="64634">
            <text:p>64634</text:p>
          </table:table-cell>
          <table:table-cell office:value-type="float" office:value="32866">
            <text:p>32866</text:p>
          </table:table-cell>
          <table:table-cell office:value-type="float" office:value="10896678">
            <text:p>10896678</text:p>
          </table:table-cell>
          <table:table-cell office:value-type="float" office:value="12529138">
            <text:p>12529138</text:p>
          </table:table-cell>
          <table:table-cell office:value-type="float" office:value="124502850">
            <text:p>124502850</text:p>
          </table:table-cell>
          <table:table-cell office:value-type="float" office:value="453631480">
            <text:p>453631480</text:p>
          </table:table-cell>
          <table:table-cell office:value-type="float" office:value="794437946">
            <text:p>794437946</text:p>
          </table:table-cell>
          <table:table-cell office:value-type="float" office:value="47394">
            <text:p>47394</text:p>
          </table:table-cell>
          <table:table-cell office:value-type="float" office:value="11960">
            <text:p>11960</text:p>
          </table:table-cell>
          <table:table-cell office:value-type="float" office:value="4001084">
            <text:p>4001084</text:p>
          </table:table-cell>
          <table:table-cell office:value-type="float" office:value="4975190">
            <text:p>4975190</text:p>
          </table:table-cell>
          <table:table-cell office:value-type="float" office:value="1930">
            <text:p>1930</text:p>
          </table:table-cell>
          <table:table-cell office:value-type="float" office:value="73470">
            <text:p>73470</text:p>
          </table:table-cell>
          <table:table-cell office:value-type="float" office:value="25992">
            <text:p>25992</text:p>
          </table:table-cell>
          <table:table-cell office:value-type="float" office:value="17240">
            <text:p>17240</text:p>
          </table:table-cell>
          <table:table-cell office:value-type="float" office:value="10.997858">
            <text:p>11</text:p>
          </table:table-cell>
          <table:table-cell office:value-type="float" office:value="10.971458">
            <text:p>10.97</text:p>
          </table:table-cell>
          <table:table-cell office:value-type="float" office:value="10.736606">
            <text:p>10.74</text:p>
          </table:table-cell>
          <table:table-cell office:value-type="float" office:value="14.999767">
            <text:p>15</text:p>
          </table:table-cell>
          <table:table-cell office:value-type="float" office:value="14.997571">
            <text:p>15</text:p>
          </table:table-cell>
          <table:table-cell office:value-type="float" office:value="14.999509">
            <text:p>15</text:p>
          </table:table-cell>
          <table:table-cell office:value-type="float" office:value="10.99901">
            <text:p>11</text:p>
          </table:table-cell>
          <table:table-cell office:value-type="float" office:value="4.002142">
            <text:p>4</text:p>
          </table:table-cell>
          <table:table-cell office:value-type="float" office:value="4.028542">
            <text:p>4.03</text:p>
          </table:table-cell>
          <table:table-cell office:value-type="float" office:value="4.263394">
            <text:p>4.26</text:p>
          </table:table-cell>
          <table:table-cell office:value-type="float" office:value="0.000233">
            <text:p>0</text:p>
          </table:table-cell>
          <table:table-cell office:value-type="float" office:value="0.002429">
            <text:p>0</text:p>
          </table:table-cell>
          <table:table-cell office:value-type="float" office:value="0.000491">
            <text:p>0</text:p>
          </table:table-cell>
          <table:table-cell office:value-type="float" office:value="4.00099">
            <text:p>4</text:p>
          </table:table-cell>
          <table:table-cell office:value-type="float" office:value="3.665953">
            <text:p>3.67</text:p>
          </table:table-cell>
          <table:table-cell office:value-type="float" office:value="3.657153">
            <text:p>3.66</text:p>
          </table:table-cell>
          <table:table-cell office:value-type="float" office:value="3.578869">
            <text:p>3.58</text:p>
          </table:table-cell>
          <table:table-cell office:value-type="float" office:value="4.999922">
            <text:p>5</text:p>
          </table:table-cell>
          <table:table-cell office:value-type="float" office:value="4.99919">
            <text:p>5</text:p>
          </table:table-cell>
          <table:table-cell office:value-type="float" office:value="4.999836">
            <text:p>5</text:p>
          </table:table-cell>
          <table:table-cell office:value-type="float" office:value="3.666337">
            <text:p>3.67</text:p>
          </table:table-cell>
          <table:table-cell office:value-type="float" office:value="1.334047">
            <text:p>1.33</text:p>
          </table:table-cell>
          <table:table-cell office:value-type="float" office:value="1.342847">
            <text:p>1.34</text:p>
          </table:table-cell>
          <table:table-cell office:value-type="float" office:value="1.421131">
            <text:p>1.42</text:p>
          </table:table-cell>
          <table:table-cell office:value-type="float" office:value="0.000078">
            <text:p>0</text:p>
          </table:table-cell>
          <table:table-cell office:value-type="float" office:value="0.00081">
            <text:p>0</text:p>
          </table:table-cell>
          <table:table-cell office:value-type="float" office:value="0.000164">
            <text:p>0</text:p>
          </table:table-cell>
          <table:table-cell office:value-type="float" office:value="1.333663">
            <text:p>1.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office:value-type="float" office:value="47040">
            <text:p>47040</text:p>
          </table:table-cell>
          <table:table-cell office:value-type="float" office:value="14312026">
            <text:p>14312026</text:p>
          </table:table-cell>
          <table:table-cell office:value-type="float" office:value="25310568">
            <text:p>25310568</text:p>
          </table:table-cell>
          <table:table-cell office:value-type="float" office:value="1436958">
            <text:p>1436958</text:p>
          </table:table-cell>
          <table:table-cell office:value-type="float" office:value="1375092">
            <text:p>1375092</text:p>
          </table:table-cell>
          <table:table-cell office:value-type="float" office:value="16179702">
            <text:p>16179702</text:p>
          </table:table-cell>
          <table:table-cell office:value-type="float" office:value="49272">
            <text:p>4927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1920">
            <text:p>51920</text:p>
          </table:table-cell>
          <table:table-cell office:value-type="float" office:value="14677750">
            <text:p>14677750</text:p>
          </table:table-cell>
          <table:table-cell office:value-type="float" office:value="24571072">
            <text:p>24571072</text:p>
          </table:table-cell>
          <table:table-cell office:value-type="float" office:value="460854">
            <text:p>460854</text:p>
          </table:table-cell>
          <table:table-cell office:value-type="float" office:value="12587884">
            <text:p>12587884</text:p>
          </table:table-cell>
          <table:table-cell office:value-type="float" office:value="15266352">
            <text:p>15266352</text:p>
          </table:table-cell>
          <table:table-cell office:value-type="float" office:value="39810">
            <text:p>39810</text:p>
          </table:table-cell>
          <table:table-cell office:value-type="float" office:value="8660">
            <text:p>8660</text:p>
          </table:table-cell>
          <table:table-cell office:value-type="float" office:value="2585952">
            <text:p>2585952</text:p>
          </table:table-cell>
          <table:table-cell office:value-type="float" office:value="4105406">
            <text:p>4105406</text:p>
          </table:table-cell>
          <table:table-cell office:value-type="float" office:value="443988">
            <text:p>443988</text:p>
          </table:table-cell>
          <table:table-cell office:value-type="float" office:value="11863892">
            <text:p>11863892</text:p>
          </table:table-cell>
          <table:table-cell office:value-type="float" office:value="4736384">
            <text:p>4736384</text:p>
          </table:table-cell>
          <table:table-cell office:value-type="float" office:value="6634">
            <text:p>6634</text:p>
          </table:table-cell>
          <table:table-cell office:value-type="float" office:value="43260">
            <text:p>43260</text:p>
          </table:table-cell>
          <table:table-cell office:value-type="float" office:value="12091798">
            <text:p>12091798</text:p>
          </table:table-cell>
          <table:table-cell office:value-type="float" office:value="20465666">
            <text:p>20465666</text:p>
          </table:table-cell>
          <table:table-cell office:value-type="float" office:value="16866">
            <text:p>16866</text:p>
          </table:table-cell>
          <table:table-cell office:value-type="float" office:value="723992">
            <text:p>723992</text:p>
          </table:table-cell>
          <table:table-cell office:value-type="float" office:value="10529968">
            <text:p>10529968</text:p>
          </table:table-cell>
          <table:table-cell office:value-type="float" office:value="33176">
            <text:p>33176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  <table:table-cell office:value-type="float" office:value="1.00077">
            <text:p>1</text:p>
          </table:table-cell>
          <table:table-cell office:value-type="float" office:value="1.057091">
            <text:p>1.06</text:p>
          </table:table-cell>
          <table:table-cell office:value-type="float" office:value="1.002497">
            <text:p>1</text:p>
          </table:table-cell>
          <table:table-cell office:value-type="float" office:value="5.780416">
            <text:p>5.78</text:p>
          </table:table-cell>
          <table:table-cell office:value-type="float" office:value="5.65491">
            <text:p>5.65</text:p>
          </table:table-cell>
          <table:table-cell office:value-type="float" office:value="1.861499">
            <text:p>1.86</text:p>
          </table:table-cell>
          <table:table-cell office:value-type="float" office:value="0.999849">
            <text:p>1</text:p>
          </table:table-cell>
          <table:table-cell office:value-type="float" office:value="4.99923">
            <text:p>5</text:p>
          </table:table-cell>
          <table:table-cell office:value-type="float" office:value="4.942909">
            <text:p>4.94</text:p>
          </table:table-cell>
          <table:table-cell office:value-type="float" office:value="4.997503">
            <text:p>5</text:p>
          </table:table-cell>
          <table:table-cell office:value-type="float" office:value="0.219584">
            <text:p>0.22</text:p>
          </table:table-cell>
          <table:table-cell office:value-type="float" office:value="0.34509">
            <text:p>0.35</text:p>
          </table:table-cell>
          <table:table-cell office:value-type="float" office:value="4.138501">
            <text:p>4.14</text:p>
          </table:table-cell>
          <table:table-cell office:value-type="float" office:value="5.000151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7368">
            <text:p>47368</text:p>
          </table:table-cell>
          <table:table-cell office:value-type="float" office:value="14318306">
            <text:p>14318306</text:p>
          </table:table-cell>
          <table:table-cell office:value-type="float" office:value="24447316">
            <text:p>24447316</text:p>
          </table:table-cell>
          <table:table-cell office:value-type="float" office:value="1885258">
            <text:p>1885258</text:p>
          </table:table-cell>
          <table:table-cell office:value-type="float" office:value="38876302">
            <text:p>38876302</text:p>
          </table:table-cell>
          <table:table-cell office:value-type="float" office:value="26990922">
            <text:p>26990922</text:p>
          </table:table-cell>
          <table:table-cell office:value-type="float" office:value="66866">
            <text:p>66866</text:p>
          </table:table-cell>
          <table:table-cell office:value-type="float" office:value="13488">
            <text:p>13488</text:p>
          </table:table-cell>
          <table:table-cell office:value-type="float" office:value="4152372">
            <text:p>4152372</text:p>
          </table:table-cell>
          <table:table-cell office:value-type="float" office:value="3402470">
            <text:p>3402470</text:p>
          </table:table-cell>
          <table:table-cell office:value-type="float" office:value="1876860">
            <text:p>1876860</text:p>
          </table:table-cell>
          <table:table-cell office:value-type="float" office:value="38268984">
            <text:p>38268984</text:p>
          </table:table-cell>
          <table:table-cell office:value-type="float" office:value="16811820">
            <text:p>16811820</text:p>
          </table:table-cell>
          <table:table-cell office:value-type="float" office:value="19104">
            <text:p>19104</text:p>
          </table:table-cell>
          <table:table-cell office:value-type="float" office:value="33880">
            <text:p>33880</text:p>
          </table:table-cell>
          <table:table-cell office:value-type="float" office:value="10165934">
            <text:p>10165934</text:p>
          </table:table-cell>
          <table:table-cell office:value-type="float" office:value="21044846">
            <text:p>21044846</text:p>
          </table:table-cell>
          <table:table-cell office:value-type="float" office:value="8398">
            <text:p>8398</text:p>
          </table:table-cell>
          <table:table-cell office:value-type="float" office:value="607318">
            <text:p>607318</text:p>
          </table:table-cell>
          <table:table-cell office:value-type="float" office:value="10179102">
            <text:p>10179102</text:p>
          </table:table-cell>
          <table:table-cell office:value-type="float" office:value="47762">
            <text:p>47762</text:p>
          </table:table-cell>
          <table:table-cell office:value-type="float" office:value="1.993244">
            <text:p>1.99</text:p>
          </table:table-cell>
          <table:table-cell office:value-type="float" office:value="2.030031">
            <text:p>2.03</text:p>
          </table:table-cell>
          <table:table-cell office:value-type="float" office:value="0.974229">
            <text:p>0.97</text:p>
          </table:table-cell>
          <table:table-cell office:value-type="float" office:value="6.968818">
            <text:p>6.97</text:p>
          </table:table-cell>
          <table:table-cell office:value-type="float" office:value="6.890647">
            <text:p>6.89</text:p>
          </table:table-cell>
          <table:table-cell office:value-type="float" office:value="4.360086">
            <text:p>4.36</text:p>
          </table:table-cell>
          <table:table-cell office:value-type="float" office:value="1.99994">
            <text:p>2</text:p>
          </table:table-cell>
          <table:table-cell office:value-type="float" office:value="5.006756">
            <text:p>5.01</text:p>
          </table:table-cell>
          <table:table-cell office:value-type="float" office:value="4.969969">
            <text:p>4.97</text:p>
          </table:table-cell>
          <table:table-cell office:value-type="float" office:value="6.025771">
            <text:p>6.03</text:p>
          </table:table-cell>
          <table:table-cell office:value-type="float" office:value="0.031182">
            <text:p>0.03</text:p>
          </table:table-cell>
          <table:table-cell office:value-type="float" office:value="0.109353">
            <text:p>0.11</text:p>
          </table:table-cell>
          <table:table-cell office:value-type="float" office:value="2.639914">
            <text:p>2.64</text:p>
          </table:table-cell>
          <table:table-cell office:value-type="float" office:value="5.00006">
            <text:p>5</text:p>
          </table:table-cell>
          <table:table-cell office:value-type="float" office:value="1.708495">
            <text:p>1.71</text:p>
          </table:table-cell>
          <table:table-cell office:value-type="float" office:value="1.740027">
            <text:p>1.74</text:p>
          </table:table-cell>
          <table:table-cell office:value-type="float" office:value="0.835054">
            <text:p>0.84</text:p>
          </table:table-cell>
          <table:table-cell office:value-type="float" office:value="5.973273">
            <text:p>5.97</text:p>
          </table:table-cell>
          <table:table-cell office:value-type="float" office:value="5.906269">
            <text:p>5.91</text:p>
          </table:table-cell>
          <table:table-cell office:value-type="float" office:value="3.737217">
            <text:p>3.74</text:p>
          </table:table-cell>
          <table:table-cell office:value-type="float" office:value="1.714234">
            <text:p>1.71</text:p>
          </table:table-cell>
          <table:table-cell office:value-type="float" office:value="4.291505">
            <text:p>4.29</text:p>
          </table:table-cell>
          <table:table-cell office:value-type="float" office:value="4.259973">
            <text:p>4.26</text:p>
          </table:table-cell>
          <table:table-cell office:value-type="float" office:value="5.164946">
            <text:p>5.16</text:p>
          </table:table-cell>
          <table:table-cell office:value-type="float" office:value="0.026727">
            <text:p>0.03</text:p>
          </table:table-cell>
          <table:table-cell office:value-type="float" office:value="0.093731">
            <text:p>0.09</text:p>
          </table:table-cell>
          <table:table-cell office:value-type="float" office:value="2.262783">
            <text:p>2.26</text:p>
          </table:table-cell>
          <table:table-cell office:value-type="float" office:value="4.285766">
            <text:p>4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8350">
            <text:p>48350</text:p>
          </table:table-cell>
          <table:table-cell office:value-type="float" office:value="14988334">
            <text:p>14988334</text:p>
          </table:table-cell>
          <table:table-cell office:value-type="float" office:value="24616646">
            <text:p>24616646</text:p>
          </table:table-cell>
          <table:table-cell office:value-type="float" office:value="1278330">
            <text:p>1278330</text:p>
          </table:table-cell>
          <table:table-cell office:value-type="float" office:value="51587552">
            <text:p>51587552</text:p>
          </table:table-cell>
          <table:table-cell office:value-type="float" office:value="40782554">
            <text:p>40782554</text:p>
          </table:table-cell>
          <table:table-cell office:value-type="float" office:value="61454">
            <text:p>61454</text:p>
          </table:table-cell>
          <table:table-cell office:value-type="float" office:value="18128">
            <text:p>18128</text:p>
          </table:table-cell>
          <table:table-cell office:value-type="float" office:value="5540442">
            <text:p>5540442</text:p>
          </table:table-cell>
          <table:table-cell office:value-type="float" office:value="6305106">
            <text:p>6305106</text:p>
          </table:table-cell>
          <table:table-cell office:value-type="float" office:value="1268622">
            <text:p>1268622</text:p>
          </table:table-cell>
          <table:table-cell office:value-type="float" office:value="51245180">
            <text:p>51245180</text:p>
          </table:table-cell>
          <table:table-cell office:value-type="float" office:value="31742298">
            <text:p>31742298</text:p>
          </table:table-cell>
          <table:table-cell office:value-type="float" office:value="23044">
            <text:p>23044</text:p>
          </table:table-cell>
          <table:table-cell office:value-type="float" office:value="30222">
            <text:p>30222</text:p>
          </table:table-cell>
          <table:table-cell office:value-type="float" office:value="9447892">
            <text:p>9447892</text:p>
          </table:table-cell>
          <table:table-cell office:value-type="float" office:value="18311540">
            <text:p>18311540</text:p>
          </table:table-cell>
          <table:table-cell office:value-type="float" office:value="9708">
            <text:p>9708</text:p>
          </table:table-cell>
          <table:table-cell office:value-type="float" office:value="342372">
            <text:p>342372</text:p>
          </table:table-cell>
          <table:table-cell office:value-type="float" office:value="9040256">
            <text:p>9040256</text:p>
          </table:table-cell>
          <table:table-cell office:value-type="float" office:value="38410">
            <text:p>38410</text:p>
          </table:table-cell>
          <table:table-cell office:value-type="float" office:value="2.999462">
            <text:p>3</text:p>
          </table:table-cell>
          <table:table-cell office:value-type="float" office:value="2.957202">
            <text:p>2.96</text:p>
          </table:table-cell>
          <table:table-cell office:value-type="float" office:value="2.049054">
            <text:p>2.05</text:p>
          </table:table-cell>
          <table:table-cell office:value-type="float" office:value="7.939246">
            <text:p>7.94</text:p>
          </table:table-cell>
          <table:table-cell office:value-type="float" office:value="7.946906">
            <text:p>7.95</text:p>
          </table:table-cell>
          <table:table-cell office:value-type="float" office:value="6.226643">
            <text:p>6.23</text:p>
          </table:table-cell>
          <table:table-cell office:value-type="float" office:value="2.999837">
            <text:p>3</text:p>
          </table:table-cell>
          <table:table-cell office:value-type="float" office:value="5.000538">
            <text:p>5</text:p>
          </table:table-cell>
          <table:table-cell office:value-type="float" office:value="5.042798">
            <text:p>5.04</text:p>
          </table:table-cell>
          <table:table-cell office:value-type="float" office:value="5.950946">
            <text:p>5.95</text:p>
          </table:table-cell>
          <table:table-cell office:value-type="float" office:value="0.060754">
            <text:p>0.06</text:p>
          </table:table-cell>
          <table:table-cell office:value-type="float" office:value="0.053094">
            <text:p>0.05</text:p>
          </table:table-cell>
          <table:table-cell office:value-type="float" office:value="1.773357">
            <text:p>1.77</text:p>
          </table:table-cell>
          <table:table-cell office:value-type="float" office:value="5.000163">
            <text:p>5</text:p>
          </table:table-cell>
          <table:table-cell office:value-type="float" office:value="2.249597">
            <text:p>2.25</text:p>
          </table:table-cell>
          <table:table-cell office:value-type="float" office:value="2.217902">
            <text:p>2.22</text:p>
          </table:table-cell>
          <table:table-cell office:value-type="float" office:value="1.536791">
            <text:p>1.54</text:p>
          </table:table-cell>
          <table:table-cell office:value-type="float" office:value="5.954434">
            <text:p>5.95</text:p>
          </table:table-cell>
          <table:table-cell office:value-type="float" office:value="5.96018">
            <text:p>5.96</text:p>
          </table:table-cell>
          <table:table-cell office:value-type="float" office:value="4.669982">
            <text:p>4.67</text:p>
          </table:table-cell>
          <table:table-cell office:value-type="float" office:value="2.249878">
            <text:p>2.25</text:p>
          </table:table-cell>
          <table:table-cell office:value-type="float" office:value="3.750403">
            <text:p>3.75</text:p>
          </table:table-cell>
          <table:table-cell office:value-type="float" office:value="3.782098">
            <text:p>3.78</text:p>
          </table:table-cell>
          <table:table-cell office:value-type="float" office:value="4.463209">
            <text:p>4.46</text:p>
          </table:table-cell>
          <table:table-cell office:value-type="float" office:value="0.045566">
            <text:p>0.05</text:p>
          </table:table-cell>
          <table:table-cell office:value-type="float" office:value="0.03982">
            <text:p>0.04</text:p>
          </table:table-cell>
          <table:table-cell office:value-type="float" office:value="1.330018">
            <text:p>1.33</text:p>
          </table:table-cell>
          <table:table-cell office:value-type="float" office:value="3.750122">
            <text:p>3.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476">
            <text:p>46476</text:p>
          </table:table-cell>
          <table:table-cell office:value-type="float" office:value="14471734">
            <text:p>14471734</text:p>
          </table:table-cell>
          <table:table-cell office:value-type="float" office:value="24702946">
            <text:p>24702946</text:p>
          </table:table-cell>
          <table:table-cell office:value-type="float" office:value="1638232">
            <text:p>1638232</text:p>
          </table:table-cell>
          <table:table-cell office:value-type="float" office:value="78748698">
            <text:p>78748698</text:p>
          </table:table-cell>
          <table:table-cell office:value-type="float" office:value="114855036">
            <text:p>114855036</text:p>
          </table:table-cell>
          <table:table-cell office:value-type="float" office:value="46932">
            <text:p>46932</text:p>
          </table:table-cell>
          <table:table-cell office:value-type="float" office:value="20654">
            <text:p>20654</text:p>
          </table:table-cell>
          <table:table-cell office:value-type="float" office:value="6518418">
            <text:p>6518418</text:p>
          </table:table-cell>
          <table:table-cell office:value-type="float" office:value="9247016">
            <text:p>9247016</text:p>
          </table:table-cell>
          <table:table-cell office:value-type="float" office:value="1630904">
            <text:p>1630904</text:p>
          </table:table-cell>
          <table:table-cell office:value-type="float" office:value="78477732">
            <text:p>78477732</text:p>
          </table:table-cell>
          <table:table-cell office:value-type="float" office:value="107149726">
            <text:p>107149726</text:p>
          </table:table-cell>
          <table:table-cell office:value-type="float" office:value="20858">
            <text:p>20858</text:p>
          </table:table-cell>
          <table:table-cell office:value-type="float" office:value="25822">
            <text:p>25822</text:p>
          </table:table-cell>
          <table:table-cell office:value-type="float" office:value="7953316">
            <text:p>7953316</text:p>
          </table:table-cell>
          <table:table-cell office:value-type="float" office:value="15455930">
            <text:p>15455930</text:p>
          </table:table-cell>
          <table:table-cell office:value-type="float" office:value="7328">
            <text:p>7328</text:p>
          </table:table-cell>
          <table:table-cell office:value-type="float" office:value="270966">
            <text:p>270966</text:p>
          </table:table-cell>
          <table:table-cell office:value-type="float" office:value="7705310">
            <text:p>7705310</text:p>
          </table:table-cell>
          <table:table-cell office:value-type="float" office:value="26074">
            <text:p>26074</text:p>
          </table:table-cell>
          <table:table-cell office:value-type="float" office:value="3.999613">
            <text:p>4</text:p>
          </table:table-cell>
          <table:table-cell office:value-type="float" office:value="4.053817">
            <text:p>4.05</text:p>
          </table:table-cell>
          <table:table-cell office:value-type="float" office:value="3.368956">
            <text:p>3.37</text:p>
          </table:table-cell>
          <table:table-cell office:value-type="float" office:value="8.959742">
            <text:p>8.96</text:p>
          </table:table-cell>
          <table:table-cell office:value-type="float" office:value="8.969032">
            <text:p>8.97</text:p>
          </table:table-cell>
          <table:table-cell office:value-type="float" office:value="8.396215">
            <text:p>8.4</text:p>
          </table:table-cell>
          <table:table-cell office:value-type="float" office:value="3.999872">
            <text:p>4</text:p>
          </table:table-cell>
          <table:table-cell office:value-type="float" office:value="5.000387">
            <text:p>5</text:p>
          </table:table-cell>
          <table:table-cell office:value-type="float" office:value="4.946183">
            <text:p>4.95</text:p>
          </table:table-cell>
          <table:table-cell office:value-type="float" office:value="5.631044">
            <text:p>5.63</text:p>
          </table:table-cell>
          <table:table-cell office:value-type="float" office:value="0.040258">
            <text:p>0.04</text:p>
          </table:table-cell>
          <table:table-cell office:value-type="float" office:value="0.030968">
            <text:p>0.03</text:p>
          </table:table-cell>
          <table:table-cell office:value-type="float" office:value="0.603785">
            <text:p>0.6</text:p>
          </table:table-cell>
          <table:table-cell office:value-type="float" office:value="5.000128">
            <text:p>5</text:p>
          </table:table-cell>
          <table:table-cell office:value-type="float" office:value="2.666408">
            <text:p>2.67</text:p>
          </table:table-cell>
          <table:table-cell office:value-type="float" office:value="2.702545">
            <text:p>2.7</text:p>
          </table:table-cell>
          <table:table-cell office:value-type="float" office:value="2.245971">
            <text:p>2.25</text:p>
          </table:table-cell>
          <table:table-cell office:value-type="float" office:value="5.973161">
            <text:p>5.97</text:p>
          </table:table-cell>
          <table:table-cell office:value-type="float" office:value="5.979355">
            <text:p>5.98</text:p>
          </table:table-cell>
          <table:table-cell office:value-type="float" office:value="5.597476">
            <text:p>5.6</text:p>
          </table:table-cell>
          <table:table-cell office:value-type="float" office:value="2.666581">
            <text:p>2.67</text:p>
          </table:table-cell>
          <table:table-cell office:value-type="float" office:value="3.333592">
            <text:p>3.33</text:p>
          </table:table-cell>
          <table:table-cell office:value-type="float" office:value="3.297455">
            <text:p>3.3</text:p>
          </table:table-cell>
          <table:table-cell office:value-type="float" office:value="3.754029">
            <text:p>3.75</text:p>
          </table:table-cell>
          <table:table-cell office:value-type="float" office:value="0.026839">
            <text:p>0.03</text:p>
          </table:table-cell>
          <table:table-cell office:value-type="float" office:value="0.020645">
            <text:p>0.02</text:p>
          </table:table-cell>
          <table:table-cell office:value-type="float" office:value="0.402524">
            <text:p>0.4</text:p>
          </table:table-cell>
          <table:table-cell office:value-type="float" office:value="3.333419">
            <text:p>3.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7262">
            <text:p>47262</text:p>
          </table:table-cell>
          <table:table-cell office:value-type="float" office:value="14949566">
            <text:p>14949566</text:p>
          </table:table-cell>
          <table:table-cell office:value-type="float" office:value="24540160">
            <text:p>24540160</text:p>
          </table:table-cell>
          <table:table-cell office:value-type="float" office:value="3542264">
            <text:p>3542264</text:p>
          </table:table-cell>
          <table:table-cell office:value-type="float" office:value="93172906">
            <text:p>93172906</text:p>
          </table:table-cell>
          <table:table-cell office:value-type="float" office:value="200568552">
            <text:p>200568552</text:p>
          </table:table-cell>
          <table:table-cell office:value-type="float" office:value="83376">
            <text:p>83376</text:p>
          </table:table-cell>
          <table:table-cell office:value-type="float" office:value="23622">
            <text:p>23622</text:p>
          </table:table-cell>
          <table:table-cell office:value-type="float" office:value="7695470">
            <text:p>7695470</text:p>
          </table:table-cell>
          <table:table-cell office:value-type="float" office:value="9390424">
            <text:p>9390424</text:p>
          </table:table-cell>
          <table:table-cell office:value-type="float" office:value="3536474">
            <text:p>3536474</text:p>
          </table:table-cell>
          <table:table-cell office:value-type="float" office:value="92967408">
            <text:p>92967408</text:p>
          </table:table-cell>
          <table:table-cell office:value-type="float" office:value="195241714">
            <text:p>195241714</text:p>
          </table:table-cell>
          <table:table-cell office:value-type="float" office:value="41686">
            <text:p>41686</text:p>
          </table:table-cell>
          <table:table-cell office:value-type="float" office:value="23640">
            <text:p>23640</text:p>
          </table:table-cell>
          <table:table-cell office:value-type="float" office:value="7254096">
            <text:p>7254096</text:p>
          </table:table-cell>
          <table:table-cell office:value-type="float" office:value="15149736">
            <text:p>15149736</text:p>
          </table:table-cell>
          <table:table-cell office:value-type="float" office:value="5790">
            <text:p>5790</text:p>
          </table:table-cell>
          <table:table-cell office:value-type="float" office:value="205498">
            <text:p>205498</text:p>
          </table:table-cell>
          <table:table-cell office:value-type="float" office:value="5326838">
            <text:p>5326838</text:p>
          </table:table-cell>
          <table:table-cell office:value-type="float" office:value="41690">
            <text:p>41690</text:p>
          </table:table-cell>
          <table:table-cell office:value-type="float" office:value="4.998096">
            <text:p>5</text:p>
          </table:table-cell>
          <table:table-cell office:value-type="float" office:value="5.147621">
            <text:p>5.15</text:p>
          </table:table-cell>
          <table:table-cell office:value-type="float" office:value="3.826554">
            <text:p>3.83</text:p>
          </table:table-cell>
          <table:table-cell office:value-type="float" office:value="9.983655">
            <text:p>9.98</text:p>
          </table:table-cell>
          <table:table-cell office:value-type="float" office:value="9.977944">
            <text:p>9.98</text:p>
          </table:table-cell>
          <table:table-cell office:value-type="float" office:value="9.734413">
            <text:p>9.73</text:p>
          </table:table-cell>
          <table:table-cell office:value-type="float" office:value="4.99976">
            <text:p>5</text:p>
          </table:table-cell>
          <table:table-cell office:value-type="float" office:value="5.001904">
            <text:p>5</text:p>
          </table:table-cell>
          <table:table-cell office:value-type="float" office:value="4.852379">
            <text:p>4.85</text:p>
          </table:table-cell>
          <table:table-cell office:value-type="float" office:value="6.173446">
            <text:p>6.17</text:p>
          </table:table-cell>
          <table:table-cell office:value-type="float" office:value="0.016345">
            <text:p>0.02</text:p>
          </table:table-cell>
          <table:table-cell office:value-type="float" office:value="0.022056">
            <text:p>0.02</text:p>
          </table:table-cell>
          <table:table-cell office:value-type="float" office:value="0.265587">
            <text:p>0.27</text:p>
          </table:table-cell>
          <table:table-cell office:value-type="float" office:value="5.00024">
            <text:p>5</text:p>
          </table:table-cell>
          <table:table-cell office:value-type="float" office:value="2.998857">
            <text:p>3</text:p>
          </table:table-cell>
          <table:table-cell office:value-type="float" office:value="3.088573">
            <text:p>3.09</text:p>
          </table:table-cell>
          <table:table-cell office:value-type="float" office:value="2.295932">
            <text:p>2.3</text:p>
          </table:table-cell>
          <table:table-cell office:value-type="float" office:value="5.990193">
            <text:p>5.99</text:p>
          </table:table-cell>
          <table:table-cell office:value-type="float" office:value="5.986767">
            <text:p>5.99</text:p>
          </table:table-cell>
          <table:table-cell office:value-type="float" office:value="5.840648">
            <text:p>5.84</text:p>
          </table:table-cell>
          <table:table-cell office:value-type="float" office:value="2.999856">
            <text:p>3</text:p>
          </table:table-cell>
          <table:table-cell office:value-type="float" office:value="3.001143">
            <text:p>3</text:p>
          </table:table-cell>
          <table:table-cell office:value-type="float" office:value="2.911427">
            <text:p>2.91</text:p>
          </table:table-cell>
          <table:table-cell office:value-type="float" office:value="3.704068">
            <text:p>3.7</text:p>
          </table:table-cell>
          <table:table-cell office:value-type="float" office:value="0.009807">
            <text:p>0.01</text:p>
          </table:table-cell>
          <table:table-cell office:value-type="float" office:value="0.013233">
            <text:p>0.01</text:p>
          </table:table-cell>
          <table:table-cell office:value-type="float" office:value="0.159352">
            <text:p>0.16</text:p>
          </table:table-cell>
          <table:table-cell office:value-type="float" office:value="3.000144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906">
            <text:p>83906</text:p>
          </table:table-cell>
          <table:table-cell office:value-type="float" office:value="14415122">
            <text:p>14415122</text:p>
          </table:table-cell>
          <table:table-cell office:value-type="float" office:value="21609538">
            <text:p>21609538</text:p>
          </table:table-cell>
          <table:table-cell office:value-type="float" office:value="1821658">
            <text:p>1821658</text:p>
          </table:table-cell>
          <table:table-cell office:value-type="float" office:value="128092050">
            <text:p>128092050</text:p>
          </table:table-cell>
          <table:table-cell office:value-type="float" office:value="181034156">
            <text:p>181034156</text:p>
          </table:table-cell>
          <table:table-cell office:value-type="float" office:value="53010">
            <text:p>53010</text:p>
          </table:table-cell>
          <table:table-cell office:value-type="float" office:value="45764">
            <text:p>45764</text:p>
          </table:table-cell>
          <table:table-cell office:value-type="float" office:value="8039754">
            <text:p>8039754</text:p>
          </table:table-cell>
          <table:table-cell office:value-type="float" office:value="11620922">
            <text:p>11620922</text:p>
          </table:table-cell>
          <table:table-cell office:value-type="float" office:value="1817266">
            <text:p>1817266</text:p>
          </table:table-cell>
          <table:table-cell office:value-type="float" office:value="127931602">
            <text:p>127931602</text:p>
          </table:table-cell>
          <table:table-cell office:value-type="float" office:value="174780302">
            <text:p>174780302</text:p>
          </table:table-cell>
          <table:table-cell office:value-type="float" office:value="28912">
            <text:p>28912</text:p>
          </table:table-cell>
          <table:table-cell office:value-type="float" office:value="38142">
            <text:p>38142</text:p>
          </table:table-cell>
          <table:table-cell office:value-type="float" office:value="6375368">
            <text:p>6375368</text:p>
          </table:table-cell>
          <table:table-cell office:value-type="float" office:value="9988616">
            <text:p>9988616</text:p>
          </table:table-cell>
          <table:table-cell office:value-type="float" office:value="4392">
            <text:p>4392</text:p>
          </table:table-cell>
          <table:table-cell office:value-type="float" office:value="160448">
            <text:p>160448</text:p>
          </table:table-cell>
          <table:table-cell office:value-type="float" office:value="6253854">
            <text:p>6253854</text:p>
          </table:table-cell>
          <table:table-cell office:value-type="float" office:value="24098">
            <text:p>24098</text:p>
          </table:table-cell>
          <table:table-cell office:value-type="float" office:value="5.999619">
            <text:p>6</text:p>
          </table:table-cell>
          <table:table-cell office:value-type="float" office:value="6.135036">
            <text:p>6.14</text:p>
          </table:table-cell>
          <table:table-cell office:value-type="float" office:value="5.91545">
            <text:p>5.92</text:p>
          </table:table-cell>
          <table:table-cell office:value-type="float" office:value="10.973479">
            <text:p>10.97</text:p>
          </table:table-cell>
          <table:table-cell office:value-type="float" office:value="10.986221">
            <text:p>10.99</text:p>
          </table:table-cell>
          <table:table-cell office:value-type="float" office:value="10.620003">
            <text:p>10.62</text:p>
          </table:table-cell>
          <table:table-cell office:value-type="float" office:value="5.999472">
            <text:p>6</text:p>
          </table:table-cell>
          <table:table-cell office:value-type="float" office:value="5.000381">
            <text:p>5</text:p>
          </table:table-cell>
          <table:table-cell office:value-type="float" office:value="4.864964">
            <text:p>4.86</text:p>
          </table:table-cell>
          <table:table-cell office:value-type="float" office:value="5.08455">
            <text:p>5.08</text:p>
          </table:table-cell>
          <table:table-cell office:value-type="float" office:value="0.026521">
            <text:p>0.03</text:p>
          </table:table-cell>
          <table:table-cell office:value-type="float" office:value="0.013779">
            <text:p>0.01</text:p>
          </table:table-cell>
          <table:table-cell office:value-type="float" office:value="0.379997">
            <text:p>0.38</text:p>
          </table:table-cell>
          <table:table-cell office:value-type="float" office:value="5.000528">
            <text:p>5</text:p>
          </table:table-cell>
          <table:table-cell office:value-type="float" office:value="3.272519">
            <text:p>3.27</text:p>
          </table:table-cell>
          <table:table-cell office:value-type="float" office:value="3.346383">
            <text:p>3.35</text:p>
          </table:table-cell>
          <table:table-cell office:value-type="float" office:value="3.226609">
            <text:p>3.23</text:p>
          </table:table-cell>
          <table:table-cell office:value-type="float" office:value="5.985534">
            <text:p>5.99</text:p>
          </table:table-cell>
          <table:table-cell office:value-type="float" office:value="5.992484">
            <text:p>5.99</text:p>
          </table:table-cell>
          <table:table-cell office:value-type="float" office:value="5.792729">
            <text:p>5.79</text:p>
          </table:table-cell>
          <table:table-cell office:value-type="float" office:value="3.272439">
            <text:p>3.27</text:p>
          </table:table-cell>
          <table:table-cell office:value-type="float" office:value="2.727481">
            <text:p>2.73</text:p>
          </table:table-cell>
          <table:table-cell office:value-type="float" office:value="2.653617">
            <text:p>2.65</text:p>
          </table:table-cell>
          <table:table-cell office:value-type="float" office:value="2.773391">
            <text:p>2.77</text:p>
          </table:table-cell>
          <table:table-cell office:value-type="float" office:value="0.014466">
            <text:p>0.01</text:p>
          </table:table-cell>
          <table:table-cell office:value-type="float" office:value="0.007516">
            <text:p>0.01</text:p>
          </table:table-cell>
          <table:table-cell office:value-type="float" office:value="0.207271">
            <text:p>0.21</text:p>
          </table:table-cell>
          <table:table-cell office:value-type="float" office:value="2.727561">
            <text:p>2.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4044">
            <text:p>44044</text:p>
          </table:table-cell>
          <table:table-cell office:value-type="float" office:value="17561242">
            <text:p>17561242</text:p>
          </table:table-cell>
          <table:table-cell office:value-type="float" office:value="22248540">
            <text:p>22248540</text:p>
          </table:table-cell>
          <table:table-cell office:value-type="float" office:value="57628438">
            <text:p>57628438</text:p>
          </table:table-cell>
          <table:table-cell office:value-type="float" office:value="134950806">
            <text:p>134950806</text:p>
          </table:table-cell>
          <table:table-cell office:value-type="float" office:value="258819632">
            <text:p>258819632</text:p>
          </table:table-cell>
          <table:table-cell office:value-type="float" office:value="40088">
            <text:p>40088</text:p>
          </table:table-cell>
          <table:table-cell office:value-type="float" office:value="25692">
            <text:p>25692</text:p>
          </table:table-cell>
          <table:table-cell office:value-type="float" office:value="10144754">
            <text:p>10144754</text:p>
          </table:table-cell>
          <table:table-cell office:value-type="float" office:value="11685434">
            <text:p>11685434</text:p>
          </table:table-cell>
          <table:table-cell office:value-type="float" office:value="57626190">
            <text:p>57626190</text:p>
          </table:table-cell>
          <table:table-cell office:value-type="float" office:value="134816362">
            <text:p>134816362</text:p>
          </table:table-cell>
          <table:table-cell office:value-type="float" office:value="255090708">
            <text:p>255090708</text:p>
          </table:table-cell>
          <table:table-cell office:value-type="float" office:value="23380">
            <text:p>23380</text:p>
          </table:table-cell>
          <table:table-cell office:value-type="float" office:value="18352">
            <text:p>18352</text:p>
          </table:table-cell>
          <table:table-cell office:value-type="float" office:value="7416488">
            <text:p>7416488</text:p>
          </table:table-cell>
          <table:table-cell office:value-type="float" office:value="10563106">
            <text:p>10563106</text:p>
          </table:table-cell>
          <table:table-cell office:value-type="float" office:value="2248">
            <text:p>2248</text:p>
          </table:table-cell>
          <table:table-cell office:value-type="float" office:value="134444">
            <text:p>134444</text:p>
          </table:table-cell>
          <table:table-cell office:value-type="float" office:value="3728924">
            <text:p>3728924</text:p>
          </table:table-cell>
          <table:table-cell office:value-type="float" office:value="16708">
            <text:p>16708</text:p>
          </table:table-cell>
          <table:table-cell office:value-type="float" office:value="6.999909">
            <text:p>7</text:p>
          </table:table-cell>
          <table:table-cell office:value-type="float" office:value="6.932143">
            <text:p>6.93</text:p>
          </table:table-cell>
          <table:table-cell office:value-type="float" office:value="6.30267">
            <text:p>6.3</text:p>
          </table:table-cell>
          <table:table-cell office:value-type="float" office:value="11.999532">
            <text:p>12</text:p>
          </table:table-cell>
          <table:table-cell office:value-type="float" office:value="11.988045">
            <text:p>11.99</text:p>
          </table:table-cell>
          <table:table-cell office:value-type="float" office:value="11.827111">
            <text:p>11.83</text:p>
          </table:table-cell>
          <table:table-cell office:value-type="float" office:value="6.998603">
            <text:p>7</text:p>
          </table:table-cell>
          <table:table-cell office:value-type="float" office:value="5.000091">
            <text:p>5</text:p>
          </table:table-cell>
          <table:table-cell office:value-type="float" office:value="5.067857">
            <text:p>5.07</text:p>
          </table:table-cell>
          <table:table-cell office:value-type="float" office:value="5.69733">
            <text:p>5.7</text:p>
          </table:table-cell>
          <table:table-cell office:value-type="float" office:value="0.000468">
            <text:p>0</text:p>
          </table:table-cell>
          <table:table-cell office:value-type="float" office:value="0.011955">
            <text:p>0.01</text:p>
          </table:table-cell>
          <table:table-cell office:value-type="float" office:value="0.172889">
            <text:p>0.17</text:p>
          </table:table-cell>
          <table:table-cell office:value-type="float" office:value="5.001397">
            <text:p>5</text:p>
          </table:table-cell>
          <table:table-cell office:value-type="float" office:value="3.499955">
            <text:p>3.5</text:p>
          </table:table-cell>
          <table:table-cell office:value-type="float" office:value="3.466072">
            <text:p>3.47</text:p>
          </table:table-cell>
          <table:table-cell office:value-type="float" office:value="3.151335">
            <text:p>3.15</text:p>
          </table:table-cell>
          <table:table-cell office:value-type="float" office:value="5.999766">
            <text:p>6</text:p>
          </table:table-cell>
          <table:table-cell office:value-type="float" office:value="5.994023">
            <text:p>5.99</text:p>
          </table:table-cell>
          <table:table-cell office:value-type="float" office:value="5.913555">
            <text:p>5.91</text:p>
          </table:table-cell>
          <table:table-cell office:value-type="float" office:value="3.499302">
            <text:p>3.5</text:p>
          </table:table-cell>
          <table:table-cell office:value-type="float" office:value="2.500045">
            <text:p>2.5</text:p>
          </table:table-cell>
          <table:table-cell office:value-type="float" office:value="2.533928">
            <text:p>2.53</text:p>
          </table:table-cell>
          <table:table-cell office:value-type="float" office:value="2.848665">
            <text:p>2.85</text:p>
          </table:table-cell>
          <table:table-cell office:value-type="float" office:value="0.000234">
            <text:p>0</text:p>
          </table:table-cell>
          <table:table-cell office:value-type="float" office:value="0.005977">
            <text:p>0.01</text:p>
          </table:table-cell>
          <table:table-cell office:value-type="float" office:value="0.086445">
            <text:p>0.09</text:p>
          </table:table-cell>
          <table:table-cell office:value-type="float" office:value="2.500698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8842">
            <text:p>48842</text:p>
          </table:table-cell>
          <table:table-cell office:value-type="float" office:value="14394246">
            <text:p>14394246</text:p>
          </table:table-cell>
          <table:table-cell office:value-type="float" office:value="20524104">
            <text:p>20524104</text:p>
          </table:table-cell>
          <table:table-cell office:value-type="float" office:value="119648790">
            <text:p>119648790</text:p>
          </table:table-cell>
          <table:table-cell office:value-type="float" office:value="296593224">
            <text:p>296593224</text:p>
          </table:table-cell>
          <table:table-cell office:value-type="float" office:value="513748370">
            <text:p>513748370</text:p>
          </table:table-cell>
          <table:table-cell office:value-type="float" office:value="57878">
            <text:p>57878</text:p>
          </table:table-cell>
          <table:table-cell office:value-type="float" office:value="30052">
            <text:p>30052</text:p>
          </table:table-cell>
          <table:table-cell office:value-type="float" office:value="8905988">
            <text:p>8905988</text:p>
          </table:table-cell>
          <table:table-cell office:value-type="float" office:value="12048460">
            <text:p>12048460</text:p>
          </table:table-cell>
          <table:table-cell office:value-type="float" office:value="119646906">
            <text:p>119646906</text:p>
          </table:table-cell>
          <table:table-cell office:value-type="float" office:value="296484058">
            <text:p>296484058</text:p>
          </table:table-cell>
          <table:table-cell office:value-type="float" office:value="512422994">
            <text:p>512422994</text:p>
          </table:table-cell>
          <table:table-cell office:value-type="float" office:value="35616">
            <text:p>35616</text:p>
          </table:table-cell>
          <table:table-cell office:value-type="float" office:value="18790">
            <text:p>18790</text:p>
          </table:table-cell>
          <table:table-cell office:value-type="float" office:value="5488258">
            <text:p>5488258</text:p>
          </table:table-cell>
          <table:table-cell office:value-type="float" office:value="8475644">
            <text:p>8475644</text:p>
          </table:table-cell>
          <table:table-cell office:value-type="float" office:value="1884">
            <text:p>1884</text:p>
          </table:table-cell>
          <table:table-cell office:value-type="float" office:value="109166">
            <text:p>109166</text:p>
          </table:table-cell>
          <table:table-cell office:value-type="float" office:value="1325376">
            <text:p>1325376</text:p>
          </table:table-cell>
          <table:table-cell office:value-type="float" office:value="22262">
            <text:p>22262</text:p>
          </table:table-cell>
          <table:table-cell office:value-type="float" office:value="7.998772">
            <text:p>8</text:p>
          </table:table-cell>
          <table:table-cell office:value-type="float" office:value="8.043342">
            <text:p>8.04</text:p>
          </table:table-cell>
          <table:table-cell office:value-type="float" office:value="7.631514">
            <text:p>7.63</text:p>
          </table:table-cell>
          <table:table-cell office:value-type="float" office:value="12.999795">
            <text:p>13</text:p>
          </table:table-cell>
          <table:table-cell office:value-type="float" office:value="12.995215">
            <text:p>13</text:p>
          </table:table-cell>
          <table:table-cell office:value-type="float" office:value="12.966462">
            <text:p>12.97</text:p>
          </table:table-cell>
          <table:table-cell office:value-type="float" office:value="7.999724">
            <text:p>8</text:p>
          </table:table-cell>
          <table:table-cell office:value-type="float" office:value="5.001228">
            <text:p>5</text:p>
          </table:table-cell>
          <table:table-cell office:value-type="float" office:value="4.956658">
            <text:p>4.96</text:p>
          </table:table-cell>
          <table:table-cell office:value-type="float" office:value="5.368486">
            <text:p>5.37</text:p>
          </table:table-cell>
          <table:table-cell office:value-type="float" office:value="0.000205">
            <text:p>0</text:p>
          </table:table-cell>
          <table:table-cell office:value-type="float" office:value="0.004785">
            <text:p>0</text:p>
          </table:table-cell>
          <table:table-cell office:value-type="float" office:value="0.033538">
            <text:p>0.03</text:p>
          </table:table-cell>
          <table:table-cell office:value-type="float" office:value="5.000276">
            <text:p>5</text:p>
          </table:table-cell>
          <table:table-cell office:value-type="float" office:value="3.691741">
            <text:p>3.69</text:p>
          </table:table-cell>
          <table:table-cell office:value-type="float" office:value="3.712312">
            <text:p>3.71</text:p>
          </table:table-cell>
          <table:table-cell office:value-type="float" office:value="3.522237">
            <text:p>3.52</text:p>
          </table:table-cell>
          <table:table-cell office:value-type="float" office:value="5.999906">
            <text:p>6</text:p>
          </table:table-cell>
          <table:table-cell office:value-type="float" office:value="5.997792">
            <text:p>6</text:p>
          </table:table-cell>
          <table:table-cell office:value-type="float" office:value="5.984521">
            <text:p>5.98</text:p>
          </table:table-cell>
          <table:table-cell office:value-type="float" office:value="3.69218">
            <text:p>3.69</text:p>
          </table:table-cell>
          <table:table-cell office:value-type="float" office:value="2.308259">
            <text:p>2.31</text:p>
          </table:table-cell>
          <table:table-cell office:value-type="float" office:value="2.287688">
            <text:p>2.29</text:p>
          </table:table-cell>
          <table:table-cell office:value-type="float" office:value="2.477763">
            <text:p>2.48</text:p>
          </table:table-cell>
          <table:table-cell office:value-type="float" office:value="0.000094">
            <text:p>0</text:p>
          </table:table-cell>
          <table:table-cell office:value-type="float" office:value="0.002208">
            <text:p>0</text:p>
          </table:table-cell>
          <table:table-cell office:value-type="float" office:value="0.015479">
            <text:p>0.02</text:p>
          </table:table-cell>
          <table:table-cell office:value-type="float" office:value="2.30782">
            <text:p>2.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6014">
            <text:p>46014</text:p>
          </table:table-cell>
          <table:table-cell office:value-type="float" office:value="14711222">
            <text:p>14711222</text:p>
          </table:table-cell>
          <table:table-cell office:value-type="float" office:value="19682224">
            <text:p>19682224</text:p>
          </table:table-cell>
          <table:table-cell office:value-type="float" office:value="63430252">
            <text:p>63430252</text:p>
          </table:table-cell>
          <table:table-cell office:value-type="float" office:value="340391304">
            <text:p>340391304</text:p>
          </table:table-cell>
          <table:table-cell office:value-type="float" office:value="699623956">
            <text:p>699623956</text:p>
          </table:table-cell>
          <table:table-cell office:value-type="float" office:value="69102">
            <text:p>69102</text:p>
          </table:table-cell>
          <table:table-cell office:value-type="float" office:value="29532">
            <text:p>29532</text:p>
          </table:table-cell>
          <table:table-cell office:value-type="float" office:value="9505692">
            <text:p>9505692</text:p>
          </table:table-cell>
          <table:table-cell office:value-type="float" office:value="11405252">
            <text:p>11405252</text:p>
          </table:table-cell>
          <table:table-cell office:value-type="float" office:value="63426674">
            <text:p>63426674</text:p>
          </table:table-cell>
          <table:table-cell office:value-type="float" office:value="340282216">
            <text:p>340282216</text:p>
          </table:table-cell>
          <table:table-cell office:value-type="float" office:value="699110044">
            <text:p>699110044</text:p>
          </table:table-cell>
          <table:table-cell office:value-type="float" office:value="44420">
            <text:p>44420</text:p>
          </table:table-cell>
          <table:table-cell office:value-type="float" office:value="16482">
            <text:p>16482</text:p>
          </table:table-cell>
          <table:table-cell office:value-type="float" office:value="5205530">
            <text:p>5205530</text:p>
          </table:table-cell>
          <table:table-cell office:value-type="float" office:value="8276972">
            <text:p>8276972</text:p>
          </table:table-cell>
          <table:table-cell office:value-type="float" office:value="3578">
            <text:p>3578</text:p>
          </table:table-cell>
          <table:table-cell office:value-type="float" office:value="109088">
            <text:p>109088</text:p>
          </table:table-cell>
          <table:table-cell office:value-type="float" office:value="513912">
            <text:p>513912</text:p>
          </table:table-cell>
          <table:table-cell office:value-type="float" office:value="24682">
            <text:p>24682</text:p>
          </table:table-cell>
          <table:table-cell office:value-type="float" office:value="8.985265">
            <text:p>8.99</text:p>
          </table:table-cell>
          <table:table-cell office:value-type="float" office:value="9.046134">
            <text:p>9.05</text:p>
          </table:table-cell>
          <table:table-cell office:value-type="float" office:value="8.112575">
            <text:p>8.11</text:p>
          </table:table-cell>
          <table:table-cell office:value-type="float" office:value="13.99921">
            <text:p>14</text:p>
          </table:table-cell>
          <table:table-cell office:value-type="float" office:value="13.995513">
            <text:p>14</text:p>
          </table:table-cell>
          <table:table-cell office:value-type="float" office:value="13.989716">
            <text:p>13.99</text:p>
          </table:table-cell>
          <table:table-cell office:value-type="float" office:value="8.99945">
            <text:p>9</text:p>
          </table:table-cell>
          <table:table-cell office:value-type="float" office:value="5.014735">
            <text:p>5.01</text:p>
          </table:table-cell>
          <table:table-cell office:value-type="float" office:value="4.953866">
            <text:p>4.95</text:p>
          </table:table-cell>
          <table:table-cell office:value-type="float" office:value="5.887425">
            <text:p>5.89</text:p>
          </table:table-cell>
          <table:table-cell office:value-type="float" office:value="0.00079">
            <text:p>0</text:p>
          </table:table-cell>
          <table:table-cell office:value-type="float" office:value="0.004487">
            <text:p>0</text:p>
          </table:table-cell>
          <table:table-cell office:value-type="float" office:value="0.010284">
            <text:p>0.01</text:p>
          </table:table-cell>
          <table:table-cell office:value-type="float" office:value="5.00055">
            <text:p>5</text:p>
          </table:table-cell>
          <table:table-cell office:value-type="float" office:value="3.850828">
            <text:p>3.85</text:p>
          </table:table-cell>
          <table:table-cell office:value-type="float" office:value="3.876915">
            <text:p>3.88</text:p>
          </table:table-cell>
          <table:table-cell office:value-type="float" office:value="3.476818">
            <text:p>3.48</text:p>
          </table:table-cell>
          <table:table-cell office:value-type="float" office:value="5.999662">
            <text:p>6</text:p>
          </table:table-cell>
          <table:table-cell office:value-type="float" office:value="5.998077">
            <text:p>6</text:p>
          </table:table-cell>
          <table:table-cell office:value-type="float" office:value="5.995593">
            <text:p>6</text:p>
          </table:table-cell>
          <table:table-cell office:value-type="float" office:value="3.856907">
            <text:p>3.86</text:p>
          </table:table-cell>
          <table:table-cell office:value-type="float" office:value="2.149172">
            <text:p>2.15</text:p>
          </table:table-cell>
          <table:table-cell office:value-type="float" office:value="2.123085">
            <text:p>2.12</text:p>
          </table:table-cell>
          <table:table-cell office:value-type="float" office:value="2.523182">
            <text:p>2.52</text:p>
          </table:table-cell>
          <table:table-cell office:value-type="float" office:value="0.000338">
            <text:p>0</text:p>
          </table:table-cell>
          <table:table-cell office:value-type="float" office:value="0.001923">
            <text:p>0</text:p>
          </table:table-cell>
          <table:table-cell office:value-type="float" office:value="0.004407">
            <text:p>0</text:p>
          </table:table-cell>
          <table:table-cell office:value-type="float" office:value="2.143093">
            <text:p>2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054">
            <text:p>49054</text:p>
          </table:table-cell>
          <table:table-cell office:value-type="float" office:value="14755754">
            <text:p>14755754</text:p>
          </table:table-cell>
          <table:table-cell office:value-type="float" office:value="19118636">
            <text:p>19118636</text:p>
          </table:table-cell>
          <table:table-cell office:value-type="float" office:value="34036552">
            <text:p>34036552</text:p>
          </table:table-cell>
          <table:table-cell office:value-type="float" office:value="340120064">
            <text:p>340120064</text:p>
          </table:table-cell>
          <table:table-cell office:value-type="float" office:value="750771476">
            <text:p>750771476</text:p>
          </table:table-cell>
          <table:table-cell office:value-type="float" office:value="71494">
            <text:p>71494</text:p>
          </table:table-cell>
          <table:table-cell office:value-type="float" office:value="32696">
            <text:p>32696</text:p>
          </table:table-cell>
          <table:table-cell office:value-type="float" office:value="9875806">
            <text:p>9875806</text:p>
          </table:table-cell>
          <table:table-cell office:value-type="float" office:value="14121466">
            <text:p>14121466</text:p>
          </table:table-cell>
          <table:table-cell office:value-type="float" office:value="34031984">
            <text:p>34031984</text:p>
          </table:table-cell>
          <table:table-cell office:value-type="float" office:value="340010642">
            <text:p>340010642</text:p>
          </table:table-cell>
          <table:table-cell office:value-type="float" office:value="750553978">
            <text:p>750553978</text:p>
          </table:table-cell>
          <table:table-cell office:value-type="float" office:value="47660">
            <text:p>47660</text:p>
          </table:table-cell>
          <table:table-cell office:value-type="float" office:value="16358">
            <text:p>16358</text:p>
          </table:table-cell>
          <table:table-cell office:value-type="float" office:value="4879948">
            <text:p>4879948</text:p>
          </table:table-cell>
          <table:table-cell office:value-type="float" office:value="4997170">
            <text:p>4997170</text:p>
          </table:table-cell>
          <table:table-cell office:value-type="float" office:value="4568">
            <text:p>4568</text:p>
          </table:table-cell>
          <table:table-cell office:value-type="float" office:value="109422">
            <text:p>109422</text:p>
          </table:table-cell>
          <table:table-cell office:value-type="float" office:value="217498">
            <text:p>217498</text:p>
          </table:table-cell>
          <table:table-cell office:value-type="float" office:value="23834">
            <text:p>23834</text:p>
          </table:table-cell>
          <table:table-cell office:value-type="float" office:value="9.997961">
            <text:p>10</text:p>
          </table:table-cell>
          <table:table-cell office:value-type="float" office:value="10.039276">
            <text:p>10.04</text:p>
          </table:table-cell>
          <table:table-cell office:value-type="float" office:value="11.079346">
            <text:p>11.08</text:p>
          </table:table-cell>
          <table:table-cell office:value-type="float" office:value="14.997987">
            <text:p>15</text:p>
          </table:table-cell>
          <table:table-cell office:value-type="float" office:value="14.995174">
            <text:p>15</text:p>
          </table:table-cell>
          <table:table-cell office:value-type="float" office:value="14.995655">
            <text:p>15</text:p>
          </table:table-cell>
          <table:table-cell office:value-type="float" office:value="9.999441">
            <text:p>10</text:p>
          </table:table-cell>
          <table:table-cell office:value-type="float" office:value="5.002039">
            <text:p>5</text:p>
          </table:table-cell>
          <table:table-cell office:value-type="float" office:value="4.960724">
            <text:p>4.96</text:p>
          </table:table-cell>
          <table:table-cell office:value-type="float" office:value="3.920654">
            <text:p>3.92</text:p>
          </table:table-cell>
          <table:table-cell office:value-type="float" office:value="0.002013">
            <text:p>0</text:p>
          </table:table-cell>
          <table:table-cell office:value-type="float" office:value="0.004826">
            <text:p>0</text:p>
          </table:table-cell>
          <table:table-cell office:value-type="float" office:value="0.004345">
            <text:p>0</text:p>
          </table:table-cell>
          <table:table-cell office:value-type="float" office:value="5.000559">
            <text:p>5</text:p>
          </table:table-cell>
          <table:table-cell office:value-type="float" office:value="3.999185">
            <text:p>4</text:p>
          </table:table-cell>
          <table:table-cell office:value-type="float" office:value="4.01571">
            <text:p>4.02</text:p>
          </table:table-cell>
          <table:table-cell office:value-type="float" office:value="4.431739">
            <text:p>4.43</text:p>
          </table:table-cell>
          <table:table-cell office:value-type="float" office:value="5.999195">
            <text:p>6</text:p>
          </table:table-cell>
          <table:table-cell office:value-type="float" office:value="5.99807">
            <text:p>6</text:p>
          </table:table-cell>
          <table:table-cell office:value-type="float" office:value="5.998262">
            <text:p>6</text:p>
          </table:table-cell>
          <table:table-cell office:value-type="float" office:value="3.999776">
            <text:p>4</text:p>
          </table:table-cell>
          <table:table-cell office:value-type="float" office:value="2.000815">
            <text:p>2</text:p>
          </table:table-cell>
          <table:table-cell office:value-type="float" office:value="1.98429">
            <text:p>1.98</text:p>
          </table:table-cell>
          <table:table-cell office:value-type="float" office:value="1.568261">
            <text:p>1.57</text:p>
          </table:table-cell>
          <table:table-cell office:value-type="float" office:value="0.000805">
            <text:p>0</text:p>
          </table:table-cell>
          <table:table-cell office:value-type="float" office:value="0.00193">
            <text:p>0</text:p>
          </table:table-cell>
          <table:table-cell office:value-type="float" office:value="0.001738">
            <text:p>0</text:p>
          </table:table-cell>
          <table:table-cell office:value-type="float" office:value="2.000224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7700">
            <text:p>47700</text:p>
          </table:table-cell>
          <table:table-cell office:value-type="float" office:value="14970678">
            <text:p>14970678</text:p>
          </table:table-cell>
          <table:table-cell office:value-type="float" office:value="20357960">
            <text:p>20357960</text:p>
          </table:table-cell>
          <table:table-cell office:value-type="float" office:value="36749156">
            <text:p>36749156</text:p>
          </table:table-cell>
          <table:table-cell office:value-type="float" office:value="424061386">
            <text:p>424061386</text:p>
          </table:table-cell>
          <table:table-cell office:value-type="float" office:value="768348384">
            <text:p>768348384</text:p>
          </table:table-cell>
          <table:table-cell office:value-type="float" office:value="75292">
            <text:p>75292</text:p>
          </table:table-cell>
          <table:table-cell office:value-type="float" office:value="32788">
            <text:p>32788</text:p>
          </table:table-cell>
          <table:table-cell office:value-type="float" office:value="10246690">
            <text:p>10246690</text:p>
          </table:table-cell>
          <table:table-cell office:value-type="float" office:value="12996830">
            <text:p>12996830</text:p>
          </table:table-cell>
          <table:table-cell office:value-type="float" office:value="36746252">
            <text:p>36746252</text:p>
          </table:table-cell>
          <table:table-cell office:value-type="float" office:value="423972766">
            <text:p>423972766</text:p>
          </table:table-cell>
          <table:table-cell office:value-type="float" office:value="768191790">
            <text:p>768191790</text:p>
          </table:table-cell>
          <table:table-cell office:value-type="float" office:value="51762">
            <text:p>51762</text:p>
          </table:table-cell>
          <table:table-cell office:value-type="float" office:value="14912">
            <text:p>14912</text:p>
          </table:table-cell>
          <table:table-cell office:value-type="float" office:value="4723988">
            <text:p>4723988</text:p>
          </table:table-cell>
          <table:table-cell office:value-type="float" office:value="7361130">
            <text:p>7361130</text:p>
          </table:table-cell>
          <table:table-cell office:value-type="float" office:value="2904">
            <text:p>2904</text:p>
          </table:table-cell>
          <table:table-cell office:value-type="float" office:value="88620">
            <text:p>88620</text:p>
          </table:table-cell>
          <table:table-cell office:value-type="float" office:value="156594">
            <text:p>156594</text:p>
          </table:table-cell>
          <table:table-cell office:value-type="float" office:value="23530">
            <text:p>23530</text:p>
          </table:table-cell>
          <table:table-cell office:value-type="float" office:value="10.998071">
            <text:p>11</text:p>
          </table:table-cell>
          <table:table-cell office:value-type="float" office:value="10.95121">
            <text:p>10.95</text:p>
          </table:table-cell>
          <table:table-cell office:value-type="float" office:value="10.214642">
            <text:p>10.21</text:p>
          </table:table-cell>
          <table:table-cell office:value-type="float" office:value="15.998736">
            <text:p>16</text:p>
          </table:table-cell>
          <table:table-cell office:value-type="float" office:value="15.996656">
            <text:p>16</text:p>
          </table:table-cell>
          <table:table-cell office:value-type="float" office:value="15.996739">
            <text:p>16</text:p>
          </table:table-cell>
          <table:table-cell office:value-type="float" office:value="10.999734">
            <text:p>11</text:p>
          </table:table-cell>
          <table:table-cell office:value-type="float" office:value="5.001929">
            <text:p>5</text:p>
          </table:table-cell>
          <table:table-cell office:value-type="float" office:value="5.04879">
            <text:p>5.05</text:p>
          </table:table-cell>
          <table:table-cell office:value-type="float" office:value="5.785358">
            <text:p>5.79</text:p>
          </table:table-cell>
          <table:table-cell office:value-type="float" office:value="0.001264">
            <text:p>0</text:p>
          </table:table-cell>
          <table:table-cell office:value-type="float" office:value="0.003344">
            <text:p>0</text:p>
          </table:table-cell>
          <table:table-cell office:value-type="float" office:value="0.003261">
            <text:p>0</text:p>
          </table:table-cell>
          <table:table-cell office:value-type="float" office:value="5.000266">
            <text:p>5</text:p>
          </table:table-cell>
          <table:table-cell office:value-type="float" office:value="4.124277">
            <text:p>4.12</text:p>
          </table:table-cell>
          <table:table-cell office:value-type="float" office:value="4.106704">
            <text:p>4.11</text:p>
          </table:table-cell>
          <table:table-cell office:value-type="float" office:value="3.830491">
            <text:p>3.83</text:p>
          </table:table-cell>
          <table:table-cell office:value-type="float" office:value="5.999526">
            <text:p>6</text:p>
          </table:table-cell>
          <table:table-cell office:value-type="float" office:value="5.998746">
            <text:p>6</text:p>
          </table:table-cell>
          <table:table-cell office:value-type="float" office:value="5.998777">
            <text:p>6</text:p>
          </table:table-cell>
          <table:table-cell office:value-type="float" office:value="4.1249">
            <text:p>4.12</text:p>
          </table:table-cell>
          <table:table-cell office:value-type="float" office:value="1.875723">
            <text:p>1.88</text:p>
          </table:table-cell>
          <table:table-cell office:value-type="float" office:value="1.893296">
            <text:p>1.89</text:p>
          </table:table-cell>
          <table:table-cell office:value-type="float" office:value="2.169509">
            <text:p>2.17</text:p>
          </table:table-cell>
          <table:table-cell office:value-type="float" office:value="0.000474">
            <text:p>0</text:p>
          </table:table-cell>
          <table:table-cell office:value-type="float" office:value="0.001254">
            <text:p>0</text:p>
          </table:table-cell>
          <table:table-cell office:value-type="float" office:value="0.001223">
            <text:p>0</text:p>
          </table:table-cell>
          <table:table-cell office:value-type="float" office:value="1.8751">
            <text:p>1.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office:value-type="float" office:value="61272">
            <text:p>61272</text:p>
          </table:table-cell>
          <table:table-cell office:value-type="float" office:value="14245812">
            <text:p>14245812</text:p>
          </table:table-cell>
          <table:table-cell office:value-type="float" office:value="24289742">
            <text:p>24289742</text:p>
          </table:table-cell>
          <table:table-cell office:value-type="float" office:value="1302532">
            <text:p>1302532</text:p>
          </table:table-cell>
          <table:table-cell office:value-type="float" office:value="1417002">
            <text:p>1417002</text:p>
          </table:table-cell>
          <table:table-cell office:value-type="float" office:value="20235936">
            <text:p>20235936</text:p>
          </table:table-cell>
          <table:table-cell office:value-type="float" office:value="41276">
            <text:p>412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556">
            <text:p>46556</text:p>
          </table:table-cell>
          <table:table-cell office:value-type="float" office:value="14928942">
            <text:p>14928942</text:p>
          </table:table-cell>
          <table:table-cell office:value-type="float" office:value="23641800">
            <text:p>23641800</text:p>
          </table:table-cell>
          <table:table-cell office:value-type="float" office:value="375764">
            <text:p>375764</text:p>
          </table:table-cell>
          <table:table-cell office:value-type="float" office:value="10139700">
            <text:p>10139700</text:p>
          </table:table-cell>
          <table:table-cell office:value-type="float" office:value="15218924">
            <text:p>15218924</text:p>
          </table:table-cell>
          <table:table-cell office:value-type="float" office:value="38764">
            <text:p>38764</text:p>
          </table:table-cell>
          <table:table-cell office:value-type="float" office:value="6650">
            <text:p>6650</text:p>
          </table:table-cell>
          <table:table-cell office:value-type="float" office:value="2137516">
            <text:p>2137516</text:p>
          </table:table-cell>
          <table:table-cell office:value-type="float" office:value="1156630">
            <text:p>1156630</text:p>
          </table:table-cell>
          <table:table-cell office:value-type="float" office:value="358078">
            <text:p>358078</text:p>
          </table:table-cell>
          <table:table-cell office:value-type="float" office:value="9510638">
            <text:p>9510638</text:p>
          </table:table-cell>
          <table:table-cell office:value-type="float" office:value="4335330">
            <text:p>4335330</text:p>
          </table:table-cell>
          <table:table-cell office:value-type="float" office:value="5536">
            <text:p>5536</text:p>
          </table:table-cell>
          <table:table-cell office:value-type="float" office:value="39906">
            <text:p>39906</text:p>
          </table:table-cell>
          <table:table-cell office:value-type="float" office:value="12791426">
            <text:p>12791426</text:p>
          </table:table-cell>
          <table:table-cell office:value-type="float" office:value="22485170">
            <text:p>22485170</text:p>
          </table:table-cell>
          <table:table-cell office:value-type="float" office:value="17686">
            <text:p>17686</text:p>
          </table:table-cell>
          <table:table-cell office:value-type="float" office:value="629062">
            <text:p>629062</text:p>
          </table:table-cell>
          <table:table-cell office:value-type="float" office:value="10883594">
            <text:p>10883594</text:p>
          </table:table-cell>
          <table:table-cell office:value-type="float" office:value="33228">
            <text:p>33228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  <table:table-cell office:value-type="float" office:value="0.999871">
            <text:p>1</text:p>
          </table:table-cell>
          <table:table-cell office:value-type="float" office:value="1.002255">
            <text:p>1</text:p>
          </table:table-cell>
          <table:table-cell office:value-type="float" office:value="0.342462">
            <text:p>0.34</text:p>
          </table:table-cell>
          <table:table-cell office:value-type="float" office:value="6.670533">
            <text:p>6.67</text:p>
          </table:table-cell>
          <table:table-cell office:value-type="float" office:value="6.565723">
            <text:p>6.57</text:p>
          </table:table-cell>
          <table:table-cell office:value-type="float" office:value="1.994051">
            <text:p>1.99</text:p>
          </table:table-cell>
          <table:table-cell office:value-type="float" office:value="0.99969">
            <text:p>1</text:p>
          </table:table-cell>
          <table:table-cell office:value-type="float" office:value="6.000129">
            <text:p>6</text:p>
          </table:table-cell>
          <table:table-cell office:value-type="float" office:value="5.997745">
            <text:p>6</text:p>
          </table:table-cell>
          <table:table-cell office:value-type="float" office:value="6.657538">
            <text:p>6.66</text:p>
          </table:table-cell>
          <table:table-cell office:value-type="float" office:value="0.329467">
            <text:p>0.33</text:p>
          </table:table-cell>
          <table:table-cell office:value-type="float" office:value="0.434277">
            <text:p>0.43</text:p>
          </table:table-cell>
          <table:table-cell office:value-type="float" office:value="5.005949">
            <text:p>5.01</text:p>
          </table:table-cell>
          <table:table-cell office:value-type="float" office:value="6.00031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8470">
            <text:p>48470</text:p>
          </table:table-cell>
          <table:table-cell office:value-type="float" office:value="14404884">
            <text:p>14404884</text:p>
          </table:table-cell>
          <table:table-cell office:value-type="float" office:value="23868714">
            <text:p>23868714</text:p>
          </table:table-cell>
          <table:table-cell office:value-type="float" office:value="1475392">
            <text:p>1475392</text:p>
          </table:table-cell>
          <table:table-cell office:value-type="float" office:value="36099926">
            <text:p>36099926</text:p>
          </table:table-cell>
          <table:table-cell office:value-type="float" office:value="25942226">
            <text:p>25942226</text:p>
          </table:table-cell>
          <table:table-cell office:value-type="float" office:value="57616">
            <text:p>57616</text:p>
          </table:table-cell>
          <table:table-cell office:value-type="float" office:value="12102">
            <text:p>12102</text:p>
          </table:table-cell>
          <table:table-cell office:value-type="float" office:value="3504244">
            <text:p>3504244</text:p>
          </table:table-cell>
          <table:table-cell office:value-type="float" office:value="2509558">
            <text:p>2509558</text:p>
          </table:table-cell>
          <table:table-cell office:value-type="float" office:value="1466246">
            <text:p>1466246</text:p>
          </table:table-cell>
          <table:table-cell office:value-type="float" office:value="35528340">
            <text:p>35528340</text:p>
          </table:table-cell>
          <table:table-cell office:value-type="float" office:value="12192490">
            <text:p>12192490</text:p>
          </table:table-cell>
          <table:table-cell office:value-type="float" office:value="14404">
            <text:p>14404</text:p>
          </table:table-cell>
          <table:table-cell office:value-type="float" office:value="36368">
            <text:p>36368</text:p>
          </table:table-cell>
          <table:table-cell office:value-type="float" office:value="10900640">
            <text:p>10900640</text:p>
          </table:table-cell>
          <table:table-cell office:value-type="float" office:value="21359156">
            <text:p>21359156</text:p>
          </table:table-cell>
          <table:table-cell office:value-type="float" office:value="9146">
            <text:p>9146</text:p>
          </table:table-cell>
          <table:table-cell office:value-type="float" office:value="571586">
            <text:p>571586</text:p>
          </table:table-cell>
          <table:table-cell office:value-type="float" office:value="13749736">
            <text:p>13749736</text:p>
          </table:table-cell>
          <table:table-cell office:value-type="float" office:value="43212">
            <text:p>43212</text:p>
          </table:table-cell>
          <table:table-cell office:value-type="float" office:value="1.997442">
            <text:p>2</text:p>
          </table:table-cell>
          <table:table-cell office:value-type="float" office:value="1.946142">
            <text:p>1.95</text:p>
          </table:table-cell>
          <table:table-cell office:value-type="float" office:value="0.84112">
            <text:p>0.84</text:p>
          </table:table-cell>
          <table:table-cell office:value-type="float" office:value="7.950408">
            <text:p>7.95</text:p>
          </table:table-cell>
          <table:table-cell office:value-type="float" office:value="7.873332">
            <text:p>7.87</text:p>
          </table:table-cell>
          <table:table-cell office:value-type="float" office:value="3.75989">
            <text:p>3.76</text:p>
          </table:table-cell>
          <table:table-cell office:value-type="float" office:value="2">
            <text:p>2</text:p>
          </table:table-cell>
          <table:table-cell office:value-type="float" office:value="6.002558">
            <text:p>6</text:p>
          </table:table-cell>
          <table:table-cell office:value-type="float" office:value="6.053858">
            <text:p>6.05</text:p>
          </table:table-cell>
          <table:table-cell office:value-type="float" office:value="7.15888">
            <text:p>7.16</text:p>
          </table:table-cell>
          <table:table-cell office:value-type="float" office:value="0.049592">
            <text:p>0.05</text:p>
          </table:table-cell>
          <table:table-cell office:value-type="float" office:value="0.126668">
            <text:p>0.13</text:p>
          </table:table-cell>
          <table:table-cell office:value-type="float" office:value="4.24011">
            <text:p>4.24</text:p>
          </table:table-cell>
          <table:table-cell office:value-type="float" office:value="6">
            <text:p>6</text:p>
          </table:table-cell>
          <table:table-cell office:value-type="float" office:value="1.747762">
            <text:p>1.75</text:p>
          </table:table-cell>
          <table:table-cell office:value-type="float" office:value="1.702874">
            <text:p>1.7</text:p>
          </table:table-cell>
          <table:table-cell office:value-type="float" office:value="0.73598">
            <text:p>0.74</text:p>
          </table:table-cell>
          <table:table-cell office:value-type="float" office:value="6.956607">
            <text:p>6.96</text:p>
          </table:table-cell>
          <table:table-cell office:value-type="float" office:value="6.889166">
            <text:p>6.89</text:p>
          </table:table-cell>
          <table:table-cell office:value-type="float" office:value="3.289904">
            <text:p>3.29</text:p>
          </table:table-cell>
          <table:table-cell office:value-type="float" office:value="1.75">
            <text:p>1.75</text:p>
          </table:table-cell>
          <table:table-cell office:value-type="float" office:value="5.252238">
            <text:p>5.25</text:p>
          </table:table-cell>
          <table:table-cell office:value-type="float" office:value="5.297126">
            <text:p>5.3</text:p>
          </table:table-cell>
          <table:table-cell office:value-type="float" office:value="6.26402">
            <text:p>6.26</text:p>
          </table:table-cell>
          <table:table-cell office:value-type="float" office:value="0.043393">
            <text:p>0.04</text:p>
          </table:table-cell>
          <table:table-cell office:value-type="float" office:value="0.110834">
            <text:p>0.11</text:p>
          </table:table-cell>
          <table:table-cell office:value-type="float" office:value="3.710096">
            <text:p>3.71</text:p>
          </table:table-cell>
          <table:table-cell office:value-type="float" office:value="5.25">
            <text:p>5.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5128">
            <text:p>45128</text:p>
          </table:table-cell>
          <table:table-cell office:value-type="float" office:value="14801002">
            <text:p>14801002</text:p>
          </table:table-cell>
          <table:table-cell office:value-type="float" office:value="24656016">
            <text:p>24656016</text:p>
          </table:table-cell>
          <table:table-cell office:value-type="float" office:value="1982856">
            <text:p>1982856</text:p>
          </table:table-cell>
          <table:table-cell office:value-type="float" office:value="60540902">
            <text:p>60540902</text:p>
          </table:table-cell>
          <table:table-cell office:value-type="float" office:value="39074804">
            <text:p>39074804</text:p>
          </table:table-cell>
          <table:table-cell office:value-type="float" office:value="65812">
            <text:p>65812</text:p>
          </table:table-cell>
          <table:table-cell office:value-type="float" office:value="15040">
            <text:p>15040</text:p>
          </table:table-cell>
          <table:table-cell office:value-type="float" office:value="5121692">
            <text:p>5121692</text:p>
          </table:table-cell>
          <table:table-cell office:value-type="float" office:value="4495144">
            <text:p>4495144</text:p>
          </table:table-cell>
          <table:table-cell office:value-type="float" office:value="1975970">
            <text:p>1975970</text:p>
          </table:table-cell>
          <table:table-cell office:value-type="float" office:value="60231988">
            <text:p>60231988</text:p>
          </table:table-cell>
          <table:table-cell office:value-type="float" office:value="30856036">
            <text:p>30856036</text:p>
          </table:table-cell>
          <table:table-cell office:value-type="float" office:value="21936">
            <text:p>21936</text:p>
          </table:table-cell>
          <table:table-cell office:value-type="float" office:value="30088">
            <text:p>30088</text:p>
          </table:table-cell>
          <table:table-cell office:value-type="float" office:value="9679310">
            <text:p>9679310</text:p>
          </table:table-cell>
          <table:table-cell office:value-type="float" office:value="20160872">
            <text:p>20160872</text:p>
          </table:table-cell>
          <table:table-cell office:value-type="float" office:value="6886">
            <text:p>6886</text:p>
          </table:table-cell>
          <table:table-cell office:value-type="float" office:value="308914">
            <text:p>308914</text:p>
          </table:table-cell>
          <table:table-cell office:value-type="float" office:value="8218768">
            <text:p>8218768</text:p>
          </table:table-cell>
          <table:table-cell office:value-type="float" office:value="43876">
            <text:p>43876</text:p>
          </table:table-cell>
          <table:table-cell office:value-type="float" office:value="2.999468">
            <text:p>3</text:p>
          </table:table-cell>
          <table:table-cell office:value-type="float" office:value="3.114332">
            <text:p>3.11</text:p>
          </table:table-cell>
          <table:table-cell office:value-type="float" office:value="1.640829">
            <text:p>1.64</text:p>
          </table:table-cell>
          <table:table-cell office:value-type="float" office:value="8.968745">
            <text:p>8.97</text:p>
          </table:table-cell>
          <table:table-cell office:value-type="float" office:value="8.954077">
            <text:p>8.95</text:p>
          </table:table-cell>
          <table:table-cell office:value-type="float" office:value="7.106992">
            <text:p>7.11</text:p>
          </table:table-cell>
          <table:table-cell office:value-type="float" office:value="2.999818">
            <text:p>3</text:p>
          </table:table-cell>
          <table:table-cell office:value-type="float" office:value="6.000532">
            <text:p>6</text:p>
          </table:table-cell>
          <table:table-cell office:value-type="float" office:value="5.885668">
            <text:p>5.89</text:p>
          </table:table-cell>
          <table:table-cell office:value-type="float" office:value="7.359171">
            <text:p>7.36</text:p>
          </table:table-cell>
          <table:table-cell office:value-type="float" office:value="0.031255">
            <text:p>0.03</text:p>
          </table:table-cell>
          <table:table-cell office:value-type="float" office:value="0.045923">
            <text:p>0.05</text:p>
          </table:table-cell>
          <table:table-cell office:value-type="float" office:value="1.893008">
            <text:p>1.89</text:p>
          </table:table-cell>
          <table:table-cell office:value-type="float" office:value="6.000182">
            <text:p>6</text:p>
          </table:table-cell>
          <table:table-cell office:value-type="float" office:value="2.33292">
            <text:p>2.33</text:p>
          </table:table-cell>
          <table:table-cell office:value-type="float" office:value="2.422258">
            <text:p>2.42</text:p>
          </table:table-cell>
          <table:table-cell office:value-type="float" office:value="1.2762">
            <text:p>1.28</text:p>
          </table:table-cell>
          <table:table-cell office:value-type="float" office:value="6.975691">
            <text:p>6.98</text:p>
          </table:table-cell>
          <table:table-cell office:value-type="float" office:value="6.964282">
            <text:p>6.96</text:p>
          </table:table-cell>
          <table:table-cell office:value-type="float" office:value="5.527661">
            <text:p>5.53</text:p>
          </table:table-cell>
          <table:table-cell office:value-type="float" office:value="2.333192">
            <text:p>2.33</text:p>
          </table:table-cell>
          <table:table-cell office:value-type="float" office:value="4.66708">
            <text:p>4.67</text:p>
          </table:table-cell>
          <table:table-cell office:value-type="float" office:value="4.577742">
            <text:p>4.58</text:p>
          </table:table-cell>
          <table:table-cell office:value-type="float" office:value="5.7238">
            <text:p>5.72</text:p>
          </table:table-cell>
          <table:table-cell office:value-type="float" office:value="0.024309">
            <text:p>0.02</text:p>
          </table:table-cell>
          <table:table-cell office:value-type="float" office:value="0.035718">
            <text:p>0.04</text:p>
          </table:table-cell>
          <table:table-cell office:value-type="float" office:value="1.472339">
            <text:p>1.47</text:p>
          </table:table-cell>
          <table:table-cell office:value-type="float" office:value="4.666808">
            <text:p>4.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464">
            <text:p>50464</text:p>
          </table:table-cell>
          <table:table-cell office:value-type="float" office:value="14425286">
            <text:p>14425286</text:p>
          </table:table-cell>
          <table:table-cell office:value-type="float" office:value="24684878">
            <text:p>24684878</text:p>
          </table:table-cell>
          <table:table-cell office:value-type="float" office:value="23963094">
            <text:p>23963094</text:p>
          </table:table-cell>
          <table:table-cell office:value-type="float" office:value="67055460">
            <text:p>67055460</text:p>
          </table:table-cell>
          <table:table-cell office:value-type="float" office:value="111934626">
            <text:p>111934626</text:p>
          </table:table-cell>
          <table:table-cell office:value-type="float" office:value="45796">
            <text:p>45796</text:p>
          </table:table-cell>
          <table:table-cell office:value-type="float" office:value="20178">
            <text:p>20178</text:p>
          </table:table-cell>
          <table:table-cell office:value-type="float" office:value="5890632">
            <text:p>5890632</text:p>
          </table:table-cell>
          <table:table-cell office:value-type="float" office:value="7238622">
            <text:p>7238622</text:p>
          </table:table-cell>
          <table:table-cell office:value-type="float" office:value="23958240">
            <text:p>23958240</text:p>
          </table:table-cell>
          <table:table-cell office:value-type="float" office:value="66793710">
            <text:p>66793710</text:p>
          </table:table-cell>
          <table:table-cell office:value-type="float" office:value="104393152">
            <text:p>104393152</text:p>
          </table:table-cell>
          <table:table-cell office:value-type="float" office:value="18298">
            <text:p>18298</text:p>
          </table:table-cell>
          <table:table-cell office:value-type="float" office:value="30286">
            <text:p>30286</text:p>
          </table:table-cell>
          <table:table-cell office:value-type="float" office:value="8534654">
            <text:p>8534654</text:p>
          </table:table-cell>
          <table:table-cell office:value-type="float" office:value="17446256">
            <text:p>17446256</text:p>
          </table:table-cell>
          <table:table-cell office:value-type="float" office:value="4854">
            <text:p>4854</text:p>
          </table:table-cell>
          <table:table-cell office:value-type="float" office:value="261750">
            <text:p>261750</text:p>
          </table:table-cell>
          <table:table-cell office:value-type="float" office:value="7541474">
            <text:p>7541474</text:p>
          </table:table-cell>
          <table:table-cell office:value-type="float" office:value="27498">
            <text:p>27498</text:p>
          </table:table-cell>
          <table:table-cell office:value-type="float" office:value="3.998494">
            <text:p>4</text:p>
          </table:table-cell>
          <table:table-cell office:value-type="float" office:value="4.083546">
            <text:p>4.08</text:p>
          </table:table-cell>
          <table:table-cell office:value-type="float" office:value="2.932411">
            <text:p>2.93</text:p>
          </table:table-cell>
          <table:table-cell office:value-type="float" office:value="9.997974">
            <text:p>10</text:p>
          </table:table-cell>
          <table:table-cell office:value-type="float" office:value="9.960965">
            <text:p>9.96</text:p>
          </table:table-cell>
          <table:table-cell office:value-type="float" office:value="9.326261">
            <text:p>9.33</text:p>
          </table:table-cell>
          <table:table-cell office:value-type="float" office:value="3.995545">
            <text:p>4</text:p>
          </table:table-cell>
          <table:table-cell office:value-type="float" office:value="6.001506">
            <text:p>6</text:p>
          </table:table-cell>
          <table:table-cell office:value-type="float" office:value="5.916454">
            <text:p>5.92</text:p>
          </table:table-cell>
          <table:table-cell office:value-type="float" office:value="7.067589">
            <text:p>7.07</text:p>
          </table:table-cell>
          <table:table-cell office:value-type="float" office:value="0.002026">
            <text:p>0</text:p>
          </table:table-cell>
          <table:table-cell office:value-type="float" office:value="0.039035">
            <text:p>0.04</text:p>
          </table:table-cell>
          <table:table-cell office:value-type="float" office:value="0.673739">
            <text:p>0.67</text:p>
          </table:table-cell>
          <table:table-cell office:value-type="float" office:value="6.004455">
            <text:p>6</text:p>
          </table:table-cell>
          <table:table-cell office:value-type="float" office:value="2.798946">
            <text:p>2.8</text:p>
          </table:table-cell>
          <table:table-cell office:value-type="float" office:value="2.858482">
            <text:p>2.86</text:p>
          </table:table-cell>
          <table:table-cell office:value-type="float" office:value="2.052688">
            <text:p>2.05</text:p>
          </table:table-cell>
          <table:table-cell office:value-type="float" office:value="6.998582">
            <text:p>7</text:p>
          </table:table-cell>
          <table:table-cell office:value-type="float" office:value="6.972676">
            <text:p>6.97</text:p>
          </table:table-cell>
          <table:table-cell office:value-type="float" office:value="6.528383">
            <text:p>6.53</text:p>
          </table:table-cell>
          <table:table-cell office:value-type="float" office:value="2.796882">
            <text:p>2.8</text:p>
          </table:table-cell>
          <table:table-cell office:value-type="float" office:value="4.201054">
            <text:p>4.2</text:p>
          </table:table-cell>
          <table:table-cell office:value-type="float" office:value="4.141518">
            <text:p>4.14</text:p>
          </table:table-cell>
          <table:table-cell office:value-type="float" office:value="4.947312">
            <text:p>4.95</text:p>
          </table:table-cell>
          <table:table-cell office:value-type="float" office:value="0.001418">
            <text:p>0</text:p>
          </table:table-cell>
          <table:table-cell office:value-type="float" office:value="0.027324">
            <text:p>0.03</text:p>
          </table:table-cell>
          <table:table-cell office:value-type="float" office:value="0.471617">
            <text:p>0.47</text:p>
          </table:table-cell>
          <table:table-cell office:value-type="float" office:value="4.203118">
            <text:p>4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5626">
            <text:p>45626</text:p>
          </table:table-cell>
          <table:table-cell office:value-type="float" office:value="14824648">
            <text:p>14824648</text:p>
          </table:table-cell>
          <table:table-cell office:value-type="float" office:value="24705606">
            <text:p>24705606</text:p>
          </table:table-cell>
          <table:table-cell office:value-type="float" office:value="1298592">
            <text:p>1298592</text:p>
          </table:table-cell>
          <table:table-cell office:value-type="float" office:value="111681382">
            <text:p>111681382</text:p>
          </table:table-cell>
          <table:table-cell office:value-type="float" office:value="154749284">
            <text:p>154749284</text:p>
          </table:table-cell>
          <table:table-cell office:value-type="float" office:value="73816">
            <text:p>73816</text:p>
          </table:table-cell>
          <table:table-cell office:value-type="float" office:value="20714">
            <text:p>20714</text:p>
          </table:table-cell>
          <table:table-cell office:value-type="float" office:value="6794940">
            <text:p>6794940</text:p>
          </table:table-cell>
          <table:table-cell office:value-type="float" office:value="8767514">
            <text:p>8767514</text:p>
          </table:table-cell>
          <table:table-cell office:value-type="float" office:value="1292322">
            <text:p>1292322</text:p>
          </table:table-cell>
          <table:table-cell office:value-type="float" office:value="111480328">
            <text:p>111480328</text:p>
          </table:table-cell>
          <table:table-cell office:value-type="float" office:value="147956044">
            <text:p>147956044</text:p>
          </table:table-cell>
          <table:table-cell office:value-type="float" office:value="33540">
            <text:p>33540</text:p>
          </table:table-cell>
          <table:table-cell office:value-type="float" office:value="24912">
            <text:p>24912</text:p>
          </table:table-cell>
          <table:table-cell office:value-type="float" office:value="8029708">
            <text:p>8029708</text:p>
          </table:table-cell>
          <table:table-cell office:value-type="float" office:value="15938092">
            <text:p>15938092</text:p>
          </table:table-cell>
          <table:table-cell office:value-type="float" office:value="6270">
            <text:p>6270</text:p>
          </table:table-cell>
          <table:table-cell office:value-type="float" office:value="201054">
            <text:p>201054</text:p>
          </table:table-cell>
          <table:table-cell office:value-type="float" office:value="6793240">
            <text:p>6793240</text:p>
          </table:table-cell>
          <table:table-cell office:value-type="float" office:value="40276">
            <text:p>40276</text:p>
          </table:table-cell>
          <table:table-cell office:value-type="float" office:value="4.993951">
            <text:p>4.99</text:p>
          </table:table-cell>
          <table:table-cell office:value-type="float" office:value="5.041896">
            <text:p>5.04</text:p>
          </table:table-cell>
          <table:table-cell office:value-type="float" office:value="3.903675">
            <text:p>3.9</text:p>
          </table:table-cell>
          <table:table-cell office:value-type="float" office:value="10.946889">
            <text:p>10.95</text:p>
          </table:table-cell>
          <table:table-cell office:value-type="float" office:value="10.980197">
            <text:p>10.98</text:p>
          </table:table-cell>
          <table:table-cell office:value-type="float" office:value="10.517118">
            <text:p>10.52</text:p>
          </table:table-cell>
          <table:table-cell office:value-type="float" office:value="4.998103">
            <text:p>5</text:p>
          </table:table-cell>
          <table:table-cell office:value-type="float" office:value="6.006049">
            <text:p>6.01</text:p>
          </table:table-cell>
          <table:table-cell office:value-type="float" office:value="5.958104">
            <text:p>5.96</text:p>
          </table:table-cell>
          <table:table-cell office:value-type="float" office:value="7.096325">
            <text:p>7.1</text:p>
          </table:table-cell>
          <table:table-cell office:value-type="float" office:value="0.053111">
            <text:p>0.05</text:p>
          </table:table-cell>
          <table:table-cell office:value-type="float" office:value="0.019803">
            <text:p>0.02</text:p>
          </table:table-cell>
          <table:table-cell office:value-type="float" office:value="0.482882">
            <text:p>0.48</text:p>
          </table:table-cell>
          <table:table-cell office:value-type="float" office:value="6.001897">
            <text:p>6</text:p>
          </table:table-cell>
          <table:table-cell office:value-type="float" office:value="3.177969">
            <text:p>3.18</text:p>
          </table:table-cell>
          <table:table-cell office:value-type="float" office:value="3.20848">
            <text:p>3.21</text:p>
          </table:table-cell>
          <table:table-cell office:value-type="float" office:value="2.484157">
            <text:p>2.48</text:p>
          </table:table-cell>
          <table:table-cell office:value-type="float" office:value="6.966202">
            <text:p>6.97</text:p>
          </table:table-cell>
          <table:table-cell office:value-type="float" office:value="6.987398">
            <text:p>6.99</text:p>
          </table:table-cell>
          <table:table-cell office:value-type="float" office:value="6.692711">
            <text:p>6.69</text:p>
          </table:table-cell>
          <table:table-cell office:value-type="float" office:value="3.180611">
            <text:p>3.18</text:p>
          </table:table-cell>
          <table:table-cell office:value-type="float" office:value="3.822031">
            <text:p>3.82</text:p>
          </table:table-cell>
          <table:table-cell office:value-type="float" office:value="3.79152">
            <text:p>3.79</text:p>
          </table:table-cell>
          <table:table-cell office:value-type="float" office:value="4.515843">
            <text:p>4.52</text:p>
          </table:table-cell>
          <table:table-cell office:value-type="float" office:value="0.033798">
            <text:p>0.03</text:p>
          </table:table-cell>
          <table:table-cell office:value-type="float" office:value="0.012602">
            <text:p>0.01</text:p>
          </table:table-cell>
          <table:table-cell office:value-type="float" office:value="0.307289">
            <text:p>0.31</text:p>
          </table:table-cell>
          <table:table-cell office:value-type="float" office:value="3.819389">
            <text:p>3.82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float" office:value="47512">
            <text:p>47512</text:p>
          </table:table-cell>
          <table:table-cell office:value-type="float" office:value="14590650">
            <text:p>14590650</text:p>
          </table:table-cell>
          <table:table-cell office:value-type="float" office:value="21724896">
            <text:p>21724896</text:p>
          </table:table-cell>
          <table:table-cell office:value-type="float" office:value="1336824">
            <text:p>1336824</text:p>
          </table:table-cell>
          <table:table-cell office:value-type="float" office:value="116173332">
            <text:p>116173332</text:p>
          </table:table-cell>
          <table:table-cell office:value-type="float" office:value="192140954">
            <text:p>192140954</text:p>
          </table:table-cell>
          <table:table-cell office:value-type="float" office:value="39856">
            <text:p>39856</text:p>
          </table:table-cell>
          <table:table-cell office:value-type="float" office:value="23750">
            <text:p>23750</text:p>
          </table:table-cell>
          <table:table-cell office:value-type="float" office:value="7266064">
            <text:p>7266064</text:p>
          </table:table-cell>
          <table:table-cell office:value-type="float" office:value="11514064">
            <text:p>11514064</text:p>
          </table:table-cell>
          <table:table-cell office:value-type="float" office:value="1333222">
            <text:p>1333222</text:p>
          </table:table-cell>
          <table:table-cell office:value-type="float" office:value="116004268">
            <text:p>116004268</text:p>
          </table:table-cell>
          <table:table-cell office:value-type="float" office:value="187432416">
            <text:p>187432416</text:p>
          </table:table-cell>
          <table:table-cell office:value-type="float" office:value="19908">
            <text:p>19908</text:p>
          </table:table-cell>
          <table:table-cell office:value-type="float" office:value="23762">
            <text:p>23762</text:p>
          </table:table-cell>
          <table:table-cell office:value-type="float" office:value="7324586">
            <text:p>7324586</text:p>
          </table:table-cell>
          <table:table-cell office:value-type="float" office:value="10210832">
            <text:p>10210832</text:p>
          </table:table-cell>
          <table:table-cell office:value-type="float" office:value="3602">
            <text:p>3602</text:p>
          </table:table-cell>
          <table:table-cell office:value-type="float" office:value="169064">
            <text:p>169064</text:p>
          </table:table-cell>
          <table:table-cell office:value-type="float" office:value="4708538">
            <text:p>4708538</text:p>
          </table:table-cell>
          <table:table-cell office:value-type="float" office:value="19948">
            <text:p>19948</text:p>
          </table:table-cell>
          <table:table-cell office:value-type="float" office:value="5.998485">
            <text:p>6</text:p>
          </table:table-cell>
          <table:table-cell office:value-type="float" office:value="5.975934">
            <text:p>5.98</text:p>
          </table:table-cell>
          <table:table-cell office:value-type="float" office:value="6.359928">
            <text:p>6.36</text:p>
          </table:table-cell>
          <table:table-cell office:value-type="float" office:value="11.967667">
            <text:p>11.97</text:p>
          </table:table-cell>
          <table:table-cell office:value-type="float" office:value="11.982537">
            <text:p>11.98</text:p>
          </table:table-cell>
          <table:table-cell office:value-type="float" office:value="11.705932">
            <text:p>11.71</text:p>
          </table:table-cell>
          <table:table-cell office:value-type="float" office:value="5.993978">
            <text:p>5.99</text:p>
          </table:table-cell>
          <table:table-cell office:value-type="float" office:value="6.001515">
            <text:p>6</text:p>
          </table:table-cell>
          <table:table-cell office:value-type="float" office:value="6.024066">
            <text:p>6.02</text:p>
          </table:table-cell>
          <table:table-cell office:value-type="float" office:value="5.640072">
            <text:p>5.64</text:p>
          </table:table-cell>
          <table:table-cell office:value-type="float" office:value="0.032333">
            <text:p>0.03</text:p>
          </table:table-cell>
          <table:table-cell office:value-type="float" office:value="0.017463">
            <text:p>0.02</text:p>
          </table:table-cell>
          <table:table-cell office:value-type="float" office:value="0.294068">
            <text:p>0.29</text:p>
          </table:table-cell>
          <table:table-cell office:value-type="float" office:value="6.006022">
            <text:p>6.01</text:p>
          </table:table-cell>
          <table:table-cell office:value-type="float" office:value="3.499116">
            <text:p>3.5</text:p>
          </table:table-cell>
          <table:table-cell office:value-type="float" office:value="3.485962">
            <text:p>3.49</text:p>
          </table:table-cell>
          <table:table-cell office:value-type="float" office:value="3.709958">
            <text:p>3.71</text:p>
          </table:table-cell>
          <table:table-cell office:value-type="float" office:value="6.981139">
            <text:p>6.98</text:p>
          </table:table-cell>
          <table:table-cell office:value-type="float" office:value="6.989813">
            <text:p>6.99</text:p>
          </table:table-cell>
          <table:table-cell office:value-type="float" office:value="6.82846">
            <text:p>6.83</text:p>
          </table:table-cell>
          <table:table-cell office:value-type="float" office:value="3.496487">
            <text:p>3.5</text:p>
          </table:table-cell>
          <table:table-cell office:value-type="float" office:value="3.500884">
            <text:p>3.5</text:p>
          </table:table-cell>
          <table:table-cell office:value-type="float" office:value="3.514038">
            <text:p>3.51</text:p>
          </table:table-cell>
          <table:table-cell office:value-type="float" office:value="3.290042">
            <text:p>3.29</text:p>
          </table:table-cell>
          <table:table-cell office:value-type="float" office:value="0.018861">
            <text:p>0.02</text:p>
          </table:table-cell>
          <table:table-cell office:value-type="float" office:value="0.010187">
            <text:p>0.01</text:p>
          </table:table-cell>
          <table:table-cell office:value-type="float" office:value="0.17154">
            <text:p>0.17</text:p>
          </table:table-cell>
          <table:table-cell office:value-type="float" office:value="3.503513">
            <text:p>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450">
            <text:p>45450</text:p>
          </table:table-cell>
          <table:table-cell office:value-type="float" office:value="14970870">
            <text:p>14970870</text:p>
          </table:table-cell>
          <table:table-cell office:value-type="float" office:value="24637414">
            <text:p>24637414</text:p>
          </table:table-cell>
          <table:table-cell office:value-type="float" office:value="38161374">
            <text:p>38161374</text:p>
          </table:table-cell>
          <table:table-cell office:value-type="float" office:value="96235186">
            <text:p>96235186</text:p>
          </table:table-cell>
          <table:table-cell office:value-type="float" office:value="253527408">
            <text:p>253527408</text:p>
          </table:table-cell>
          <table:table-cell office:value-type="float" office:value="68320">
            <text:p>68320</text:p>
          </table:table-cell>
          <table:table-cell office:value-type="float" office:value="24464">
            <text:p>24464</text:p>
          </table:table-cell>
          <table:table-cell office:value-type="float" office:value="7969756">
            <text:p>7969756</text:p>
          </table:table-cell>
          <table:table-cell office:value-type="float" office:value="9543092">
            <text:p>9543092</text:p>
          </table:table-cell>
          <table:table-cell office:value-type="float" office:value="38158938">
            <text:p>38158938</text:p>
          </table:table-cell>
          <table:table-cell office:value-type="float" office:value="96083316">
            <text:p>96083316</text:p>
          </table:table-cell>
          <table:table-cell office:value-type="float" office:value="248345976">
            <text:p>248345976</text:p>
          </table:table-cell>
          <table:table-cell office:value-type="float" office:value="36784">
            <text:p>36784</text:p>
          </table:table-cell>
          <table:table-cell office:value-type="float" office:value="20986">
            <text:p>20986</text:p>
          </table:table-cell>
          <table:table-cell office:value-type="float" office:value="7001114">
            <text:p>7001114</text:p>
          </table:table-cell>
          <table:table-cell office:value-type="float" office:value="15094322">
            <text:p>15094322</text:p>
          </table:table-cell>
          <table:table-cell office:value-type="float" office:value="2436">
            <text:p>2436</text:p>
          </table:table-cell>
          <table:table-cell office:value-type="float" office:value="151870">
            <text:p>151870</text:p>
          </table:table-cell>
          <table:table-cell office:value-type="float" office:value="5181432">
            <text:p>5181432</text:p>
          </table:table-cell>
          <table:table-cell office:value-type="float" office:value="31536">
            <text:p>31536</text:p>
          </table:table-cell>
          <table:table-cell office:value-type="float" office:value="6.997404">
            <text:p>7</text:p>
          </table:table-cell>
          <table:table-cell office:value-type="float" office:value="6.920562">
            <text:p>6.92</text:p>
          </table:table-cell>
          <table:table-cell office:value-type="float" office:value="5.035439">
            <text:p>5.04</text:p>
          </table:table-cell>
          <table:table-cell office:value-type="float" office:value="12.99917">
            <text:p>13</text:p>
          </table:table-cell>
          <table:table-cell office:value-type="float" office:value="12.979485">
            <text:p>12.98</text:p>
          </table:table-cell>
          <table:table-cell office:value-type="float" office:value="12.734314">
            <text:p>12.73</text:p>
          </table:table-cell>
          <table:table-cell office:value-type="float" office:value="6.999297">
            <text:p>7</text:p>
          </table:table-cell>
          <table:table-cell office:value-type="float" office:value="6.002596">
            <text:p>6</text:p>
          </table:table-cell>
          <table:table-cell office:value-type="float" office:value="6.079438">
            <text:p>6.08</text:p>
          </table:table-cell>
          <table:table-cell office:value-type="float" office:value="7.964561">
            <text:p>7.96</text:p>
          </table:table-cell>
          <table:table-cell office:value-type="float" office:value="0.00083">
            <text:p>0</text:p>
          </table:table-cell>
          <table:table-cell office:value-type="float" office:value="0.020515">
            <text:p>0.02</text:p>
          </table:table-cell>
          <table:table-cell office:value-type="float" office:value="0.265686">
            <text:p>0.27</text:p>
          </table:table-cell>
          <table:table-cell office:value-type="float" office:value="6.000703">
            <text:p>6</text:p>
          </table:table-cell>
          <table:table-cell office:value-type="float" office:value="3.767833">
            <text:p>3.77</text:p>
          </table:table-cell>
          <table:table-cell office:value-type="float" office:value="3.726456">
            <text:p>3.73</text:p>
          </table:table-cell>
          <table:table-cell office:value-type="float" office:value="2.71139">
            <text:p>2.71</text:p>
          </table:table-cell>
          <table:table-cell office:value-type="float" office:value="6.999553">
            <text:p>7</text:p>
          </table:table-cell>
          <table:table-cell office:value-type="float" office:value="6.988953">
            <text:p>6.99</text:p>
          </table:table-cell>
          <table:table-cell office:value-type="float" office:value="6.856938">
            <text:p>6.86</text:p>
          </table:table-cell>
          <table:table-cell office:value-type="float" office:value="3.768852">
            <text:p>3.77</text:p>
          </table:table-cell>
          <table:table-cell office:value-type="float" office:value="3.232167">
            <text:p>3.23</text:p>
          </table:table-cell>
          <table:table-cell office:value-type="float" office:value="3.273544">
            <text:p>3.27</text:p>
          </table:table-cell>
          <table:table-cell office:value-type="float" office:value="4.28861">
            <text:p>4.29</text:p>
          </table:table-cell>
          <table:table-cell office:value-type="float" office:value="0.000447">
            <text:p>0</text:p>
          </table:table-cell>
          <table:table-cell office:value-type="float" office:value="0.011047">
            <text:p>0.01</text:p>
          </table:table-cell>
          <table:table-cell office:value-type="float" office:value="0.143062">
            <text:p>0.14</text:p>
          </table:table-cell>
          <table:table-cell office:value-type="float" office:value="3.231148">
            <text:p>3.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7974">
            <text:p>47974</text:p>
          </table:table-cell>
          <table:table-cell office:value-type="float" office:value="14601618">
            <text:p>14601618</text:p>
          </table:table-cell>
          <table:table-cell office:value-type="float" office:value="22402674">
            <text:p>22402674</text:p>
          </table:table-cell>
          <table:table-cell office:value-type="float" office:value="32580328">
            <text:p>32580328</text:p>
          </table:table-cell>
          <table:table-cell office:value-type="float" office:value="269664248">
            <text:p>269664248</text:p>
          </table:table-cell>
          <table:table-cell office:value-type="float" office:value="510066150">
            <text:p>510066150</text:p>
          </table:table-cell>
          <table:table-cell office:value-type="float" office:value="55336">
            <text:p>55336</text:p>
          </table:table-cell>
          <table:table-cell office:value-type="float" office:value="27370">
            <text:p>27370</text:p>
          </table:table-cell>
          <table:table-cell office:value-type="float" office:value="8463868">
            <text:p>8463868</text:p>
          </table:table-cell>
          <table:table-cell office:value-type="float" office:value="11324472">
            <text:p>11324472</text:p>
          </table:table-cell>
          <table:table-cell office:value-type="float" office:value="32578014">
            <text:p>32578014</text:p>
          </table:table-cell>
          <table:table-cell office:value-type="float" office:value="269547688">
            <text:p>269547688</text:p>
          </table:table-cell>
          <table:table-cell office:value-type="float" office:value="508766462">
            <text:p>508766462</text:p>
          </table:table-cell>
          <table:table-cell office:value-type="float" office:value="31616">
            <text:p>31616</text:p>
          </table:table-cell>
          <table:table-cell office:value-type="float" office:value="20604">
            <text:p>20604</text:p>
          </table:table-cell>
          <table:table-cell office:value-type="float" office:value="6137750">
            <text:p>6137750</text:p>
          </table:table-cell>
          <table:table-cell office:value-type="float" office:value="11078202">
            <text:p>11078202</text:p>
          </table:table-cell>
          <table:table-cell office:value-type="float" office:value="2314">
            <text:p>2314</text:p>
          </table:table-cell>
          <table:table-cell office:value-type="float" office:value="116560">
            <text:p>116560</text:p>
          </table:table-cell>
          <table:table-cell office:value-type="float" office:value="1299688">
            <text:p>1299688</text:p>
          </table:table-cell>
          <table:table-cell office:value-type="float" office:value="23720">
            <text:p>23720</text:p>
          </table:table-cell>
          <table:table-cell office:value-type="float" office:value="7.987243">
            <text:p>7.99</text:p>
          </table:table-cell>
          <table:table-cell office:value-type="float" office:value="8.115138">
            <text:p>8.12</text:p>
          </table:table-cell>
          <table:table-cell office:value-type="float" office:value="7.07695">
            <text:p>7.08</text:p>
          </table:table-cell>
          <table:table-cell office:value-type="float" office:value="13.999006">
            <text:p>14</text:p>
          </table:table-cell>
          <table:table-cell office:value-type="float" office:value="13.993949">
            <text:p>13.99</text:p>
          </table:table-cell>
          <table:table-cell office:value-type="float" office:value="13.964327">
            <text:p>13.96</text:p>
          </table:table-cell>
          <table:table-cell office:value-type="float" office:value="7.998843">
            <text:p>8</text:p>
          </table:table-cell>
          <table:table-cell office:value-type="float" office:value="6.012757">
            <text:p>6.01</text:p>
          </table:table-cell>
          <table:table-cell office:value-type="float" office:value="5.884862">
            <text:p>5.88</text:p>
          </table:table-cell>
          <table:table-cell office:value-type="float" office:value="6.92305">
            <text:p>6.92</text:p>
          </table:table-cell>
          <table:table-cell office:value-type="float" office:value="0.000994">
            <text:p>0</text:p>
          </table:table-cell>
          <table:table-cell office:value-type="float" office:value="0.006051">
            <text:p>0.01</text:p>
          </table:table-cell>
          <table:table-cell office:value-type="float" office:value="0.035673">
            <text:p>0.04</text:p>
          </table:table-cell>
          <table:table-cell office:value-type="float" office:value="6.001157">
            <text:p>6</text:p>
          </table:table-cell>
          <table:table-cell office:value-type="float" office:value="3.993622">
            <text:p>3.99</text:p>
          </table:table-cell>
          <table:table-cell office:value-type="float" office:value="4.057569">
            <text:p>4.06</text:p>
          </table:table-cell>
          <table:table-cell office:value-type="float" office:value="3.538475">
            <text:p>3.54</text:p>
          </table:table-cell>
          <table:table-cell office:value-type="float" office:value="6.999503">
            <text:p>7</text:p>
          </table:table-cell>
          <table:table-cell office:value-type="float" office:value="6.996974">
            <text:p>7</text:p>
          </table:table-cell>
          <table:table-cell office:value-type="float" office:value="6.982163">
            <text:p>6.98</text:p>
          </table:table-cell>
          <table:table-cell office:value-type="float" office:value="3.999422">
            <text:p>4</text:p>
          </table:table-cell>
          <table:table-cell office:value-type="float" office:value="3.006378">
            <text:p>3.01</text:p>
          </table:table-cell>
          <table:table-cell office:value-type="float" office:value="2.942431">
            <text:p>2.94</text:p>
          </table:table-cell>
          <table:table-cell office:value-type="float" office:value="3.461525">
            <text:p>3.46</text:p>
          </table:table-cell>
          <table:table-cell office:value-type="float" office:value="0.000497">
            <text:p>0</text:p>
          </table:table-cell>
          <table:table-cell office:value-type="float" office:value="0.003026">
            <text:p>0</text:p>
          </table:table-cell>
          <table:table-cell office:value-type="float" office:value="0.017837">
            <text:p>0.02</text:p>
          </table:table-cell>
          <table:table-cell office:value-type="float" office:value="3.000578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066">
            <text:p>43066</text:p>
          </table:table-cell>
          <table:table-cell office:value-type="float" office:value="14988718">
            <text:p>14988718</text:p>
          </table:table-cell>
          <table:table-cell office:value-type="float" office:value="22115652">
            <text:p>22115652</text:p>
          </table:table-cell>
          <table:table-cell office:value-type="float" office:value="1477528">
            <text:p>1477528</text:p>
          </table:table-cell>
          <table:table-cell office:value-type="float" office:value="288540550">
            <text:p>288540550</text:p>
          </table:table-cell>
          <table:table-cell office:value-type="float" office:value="612221786">
            <text:p>612221786</text:p>
          </table:table-cell>
          <table:table-cell office:value-type="float" office:value="75418">
            <text:p>75418</text:p>
          </table:table-cell>
          <table:table-cell office:value-type="float" office:value="25828">
            <text:p>25828</text:p>
          </table:table-cell>
          <table:table-cell office:value-type="float" office:value="8878574">
            <text:p>8878574</text:p>
          </table:table-cell>
          <table:table-cell office:value-type="float" office:value="12305928">
            <text:p>12305928</text:p>
          </table:table-cell>
          <table:table-cell office:value-type="float" office:value="1472470">
            <text:p>1472470</text:p>
          </table:table-cell>
          <table:table-cell office:value-type="float" office:value="288413160">
            <text:p>288413160</text:p>
          </table:table-cell>
          <table:table-cell office:value-type="float" office:value="611139922">
            <text:p>611139922</text:p>
          </table:table-cell>
          <table:table-cell office:value-type="float" office:value="45248">
            <text:p>45248</text:p>
          </table:table-cell>
          <table:table-cell office:value-type="float" office:value="17238">
            <text:p>17238</text:p>
          </table:table-cell>
          <table:table-cell office:value-type="float" office:value="6110144">
            <text:p>6110144</text:p>
          </table:table-cell>
          <table:table-cell office:value-type="float" office:value="9809724">
            <text:p>9809724</text:p>
          </table:table-cell>
          <table:table-cell office:value-type="float" office:value="5058">
            <text:p>5058</text:p>
          </table:table-cell>
          <table:table-cell office:value-type="float" office:value="127390">
            <text:p>127390</text:p>
          </table:table-cell>
          <table:table-cell office:value-type="float" office:value="1081864">
            <text:p>1081864</text:p>
          </table:table-cell>
          <table:table-cell office:value-type="float" office:value="30170">
            <text:p>30170</text:p>
          </table:table-cell>
          <table:table-cell office:value-type="float" office:value="8.99596">
            <text:p>9</text:p>
          </table:table-cell>
          <table:table-cell office:value-type="float" office:value="8.885257">
            <text:p>8.89</text:p>
          </table:table-cell>
          <table:table-cell office:value-type="float" office:value="8.346529">
            <text:p>8.35</text:p>
          </table:table-cell>
          <table:table-cell office:value-type="float" office:value="14.948651">
            <text:p>14.95</text:p>
          </table:table-cell>
          <table:table-cell office:value-type="float" office:value="14.993378">
            <text:p>14.99</text:p>
          </table:table-cell>
          <table:table-cell office:value-type="float" office:value="14.973493">
            <text:p>14.97</text:p>
          </table:table-cell>
          <table:table-cell office:value-type="float" office:value="8.999443">
            <text:p>9</text:p>
          </table:table-cell>
          <table:table-cell office:value-type="float" office:value="6.00404">
            <text:p>6</text:p>
          </table:table-cell>
          <table:table-cell office:value-type="float" office:value="6.114743">
            <text:p>6.11</text:p>
          </table:table-cell>
          <table:table-cell office:value-type="float" office:value="6.653471">
            <text:p>6.65</text:p>
          </table:table-cell>
          <table:table-cell office:value-type="float" office:value="0.051349">
            <text:p>0.05</text:p>
          </table:table-cell>
          <table:table-cell office:value-type="float" office:value="0.006622">
            <text:p>0.01</text:p>
          </table:table-cell>
          <table:table-cell office:value-type="float" office:value="0.026507">
            <text:p>0.03</text:p>
          </table:table-cell>
          <table:table-cell office:value-type="float" office:value="6.000557">
            <text:p>6</text:p>
          </table:table-cell>
          <table:table-cell office:value-type="float" office:value="4.198115">
            <text:p>4.2</text:p>
          </table:table-cell>
          <table:table-cell office:value-type="float" office:value="4.146453">
            <text:p>4.15</text:p>
          </table:table-cell>
          <table:table-cell office:value-type="float" office:value="3.895047">
            <text:p>3.9</text:p>
          </table:table-cell>
          <table:table-cell office:value-type="float" office:value="6.976037">
            <text:p>6.98</text:p>
          </table:table-cell>
          <table:table-cell office:value-type="float" office:value="6.99691">
            <text:p>7</text:p>
          </table:table-cell>
          <table:table-cell office:value-type="float" office:value="6.98763">
            <text:p>6.99</text:p>
          </table:table-cell>
          <table:table-cell office:value-type="float" office:value="4.19974">
            <text:p>4.2</text:p>
          </table:table-cell>
          <table:table-cell office:value-type="float" office:value="2.801885">
            <text:p>2.8</text:p>
          </table:table-cell>
          <table:table-cell office:value-type="float" office:value="2.853547">
            <text:p>2.85</text:p>
          </table:table-cell>
          <table:table-cell office:value-type="float" office:value="3.104953">
            <text:p>3.1</text:p>
          </table:table-cell>
          <table:table-cell office:value-type="float" office:value="0.023963">
            <text:p>0.02</text:p>
          </table:table-cell>
          <table:table-cell office:value-type="float" office:value="0.00309">
            <text:p>0</text:p>
          </table:table-cell>
          <table:table-cell office:value-type="float" office:value="0.01237">
            <text:p>0.01</text:p>
          </table:table-cell>
          <table:table-cell office:value-type="float" office:value="2.80026">
            <text:p>2.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6490">
            <text:p>46490</text:p>
          </table:table-cell>
          <table:table-cell office:value-type="float" office:value="14381266">
            <text:p>14381266</text:p>
          </table:table-cell>
          <table:table-cell office:value-type="float" office:value="20161518">
            <text:p>20161518</text:p>
          </table:table-cell>
          <table:table-cell office:value-type="float" office:value="2779806">
            <text:p>2779806</text:p>
          </table:table-cell>
          <table:table-cell office:value-type="float" office:value="422348830">
            <text:p>422348830</text:p>
          </table:table-cell>
          <table:table-cell office:value-type="float" office:value="691401284">
            <text:p>691401284</text:p>
          </table:table-cell>
          <table:table-cell office:value-type="float" office:value="66518">
            <text:p>66518</text:p>
          </table:table-cell>
          <table:table-cell office:value-type="float" office:value="29046">
            <text:p>29046</text:p>
          </table:table-cell>
          <table:table-cell office:value-type="float" office:value="8860690">
            <text:p>8860690</text:p>
          </table:table-cell>
          <table:table-cell office:value-type="float" office:value="12301316">
            <text:p>12301316</text:p>
          </table:table-cell>
          <table:table-cell office:value-type="float" office:value="2775824">
            <text:p>2775824</text:p>
          </table:table-cell>
          <table:table-cell office:value-type="float" office:value="422273212">
            <text:p>422273212</text:p>
          </table:table-cell>
          <table:table-cell office:value-type="float" office:value="690900546">
            <text:p>690900546</text:p>
          </table:table-cell>
          <table:table-cell office:value-type="float" office:value="41568">
            <text:p>41568</text:p>
          </table:table-cell>
          <table:table-cell office:value-type="float" office:value="17444">
            <text:p>17444</text:p>
          </table:table-cell>
          <table:table-cell office:value-type="float" office:value="5520576">
            <text:p>5520576</text:p>
          </table:table-cell>
          <table:table-cell office:value-type="float" office:value="7860202">
            <text:p>7860202</text:p>
          </table:table-cell>
          <table:table-cell office:value-type="float" office:value="3982">
            <text:p>3982</text:p>
          </table:table-cell>
          <table:table-cell office:value-type="float" office:value="75618">
            <text:p>75618</text:p>
          </table:table-cell>
          <table:table-cell office:value-type="float" office:value="500738">
            <text:p>500738</text:p>
          </table:table-cell>
          <table:table-cell office:value-type="float" office:value="24950">
            <text:p>24950</text:p>
          </table:table-cell>
          <table:table-cell office:value-type="float" office:value="9.996472">
            <text:p>10</text:p>
          </table:table-cell>
          <table:table-cell office:value-type="float" office:value="9.858036">
            <text:p>9.86</text:p>
          </table:table-cell>
          <table:table-cell office:value-type="float" office:value="9.762214">
            <text:p>9.76</text:p>
          </table:table-cell>
          <table:table-cell office:value-type="float" office:value="15.97708">
            <text:p>15.98</text:p>
          </table:table-cell>
          <table:table-cell office:value-type="float" office:value="15.997135">
            <text:p>16</text:p>
          </table:table-cell>
          <table:table-cell office:value-type="float" office:value="15.988412">
            <text:p>15.99</text:p>
          </table:table-cell>
          <table:table-cell office:value-type="float" office:value="9.998617">
            <text:p>10</text:p>
          </table:table-cell>
          <table:table-cell office:value-type="float" office:value="6.003528">
            <text:p>6</text:p>
          </table:table-cell>
          <table:table-cell office:value-type="float" office:value="6.141964">
            <text:p>6.14</text:p>
          </table:table-cell>
          <table:table-cell office:value-type="float" office:value="6.237786">
            <text:p>6.24</text:p>
          </table:table-cell>
          <table:table-cell office:value-type="float" office:value="0.02292">
            <text:p>0.02</text:p>
          </table:table-cell>
          <table:table-cell office:value-type="float" office:value="0.002865">
            <text:p>0</text:p>
          </table:table-cell>
          <table:table-cell office:value-type="float" office:value="0.011588">
            <text:p>0.01</text:p>
          </table:table-cell>
          <table:table-cell office:value-type="float" office:value="6.001383">
            <text:p>6</text:p>
          </table:table-cell>
          <table:table-cell office:value-type="float" office:value="4.373457">
            <text:p>4.37</text:p>
          </table:table-cell>
          <table:table-cell office:value-type="float" office:value="4.312891">
            <text:p>4.31</text:p>
          </table:table-cell>
          <table:table-cell office:value-type="float" office:value="4.270969">
            <text:p>4.27</text:p>
          </table:table-cell>
          <table:table-cell office:value-type="float" office:value="6.989973">
            <text:p>6.99</text:p>
          </table:table-cell>
          <table:table-cell office:value-type="float" office:value="6.998747">
            <text:p>7</text:p>
          </table:table-cell>
          <table:table-cell office:value-type="float" office:value="6.99493">
            <text:p>6.99</text:p>
          </table:table-cell>
          <table:table-cell office:value-type="float" office:value="4.374395">
            <text:p>4.37</text:p>
          </table:table-cell>
          <table:table-cell office:value-type="float" office:value="2.626543">
            <text:p>2.63</text:p>
          </table:table-cell>
          <table:table-cell office:value-type="float" office:value="2.687109">
            <text:p>2.69</text:p>
          </table:table-cell>
          <table:table-cell office:value-type="float" office:value="2.729031">
            <text:p>2.73</text:p>
          </table:table-cell>
          <table:table-cell office:value-type="float" office:value="0.010027">
            <text:p>0.01</text:p>
          </table:table-cell>
          <table:table-cell office:value-type="float" office:value="0.001253">
            <text:p>0</text:p>
          </table:table-cell>
          <table:table-cell office:value-type="float" office:value="0.00507">
            <text:p>0.01</text:p>
          </table:table-cell>
          <table:table-cell office:value-type="float" office:value="2.625605">
            <text:p>2.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442">
            <text:p>46442</text:p>
          </table:table-cell>
          <table:table-cell office:value-type="float" office:value="14989786">
            <text:p>14989786</text:p>
          </table:table-cell>
          <table:table-cell office:value-type="float" office:value="21504630">
            <text:p>21504630</text:p>
          </table:table-cell>
          <table:table-cell office:value-type="float" office:value="27405432">
            <text:p>27405432</text:p>
          </table:table-cell>
          <table:table-cell office:value-type="float" office:value="364235332">
            <text:p>364235332</text:p>
          </table:table-cell>
          <table:table-cell office:value-type="float" office:value="741730788">
            <text:p>741730788</text:p>
          </table:table-cell>
          <table:table-cell office:value-type="float" office:value="67576">
            <text:p>67576</text:p>
          </table:table-cell>
          <table:table-cell office:value-type="float" office:value="30048">
            <text:p>30048</text:p>
          </table:table-cell>
          <table:table-cell office:value-type="float" office:value="9659522">
            <text:p>9659522</text:p>
          </table:table-cell>
          <table:table-cell office:value-type="float" office:value="11337020">
            <text:p>11337020</text:p>
          </table:table-cell>
          <table:table-cell office:value-type="float" office:value="27401692">
            <text:p>27401692</text:p>
          </table:table-cell>
          <table:table-cell office:value-type="float" office:value="364130122">
            <text:p>364130122</text:p>
          </table:table-cell>
          <table:table-cell office:value-type="float" office:value="741397546">
            <text:p>741397546</text:p>
          </table:table-cell>
          <table:table-cell office:value-type="float" office:value="43720">
            <text:p>43720</text:p>
          </table:table-cell>
          <table:table-cell office:value-type="float" office:value="16394">
            <text:p>16394</text:p>
          </table:table-cell>
          <table:table-cell office:value-type="float" office:value="5330264">
            <text:p>5330264</text:p>
          </table:table-cell>
          <table:table-cell office:value-type="float" office:value="10167610">
            <text:p>10167610</text:p>
          </table:table-cell>
          <table:table-cell office:value-type="float" office:value="3740">
            <text:p>3740</text:p>
          </table:table-cell>
          <table:table-cell office:value-type="float" office:value="105210">
            <text:p>105210</text:p>
          </table:table-cell>
          <table:table-cell office:value-type="float" office:value="333242">
            <text:p>333242</text:p>
          </table:table-cell>
          <table:table-cell office:value-type="float" office:value="23856">
            <text:p>23856</text:p>
          </table:table-cell>
          <table:table-cell office:value-type="float" office:value="10.99901">
            <text:p>11</text:p>
          </table:table-cell>
          <table:table-cell office:value-type="float" office:value="10.954918">
            <text:p>10.95</text:p>
          </table:table-cell>
          <table:table-cell office:value-type="float" office:value="8.962225">
            <text:p>8.96</text:p>
          </table:table-cell>
          <table:table-cell office:value-type="float" office:value="16.99768">
            <text:p>17</text:p>
          </table:table-cell>
          <table:table-cell office:value-type="float" office:value="16.99509">
            <text:p>17</text:p>
          </table:table-cell>
          <table:table-cell office:value-type="float" office:value="16.992362">
            <text:p>16.99</text:p>
          </table:table-cell>
          <table:table-cell office:value-type="float" office:value="10.998579">
            <text:p>11</text:p>
          </table:table-cell>
          <table:table-cell office:value-type="float" office:value="6.00099">
            <text:p>6</text:p>
          </table:table-cell>
          <table:table-cell office:value-type="float" office:value="6.045082">
            <text:p>6.05</text:p>
          </table:table-cell>
          <table:table-cell office:value-type="float" office:value="8.037775">
            <text:p>8.04</text:p>
          </table:table-cell>
          <table:table-cell office:value-type="float" office:value="0.00232">
            <text:p>0</text:p>
          </table:table-cell>
          <table:table-cell office:value-type="float" office:value="0.00491">
            <text:p>0</text:p>
          </table:table-cell>
          <table:table-cell office:value-type="float" office:value="0.007638">
            <text:p>0.01</text:p>
          </table:table-cell>
          <table:table-cell office:value-type="float" office:value="6.001421">
            <text:p>6</text:p>
          </table:table-cell>
          <table:table-cell office:value-type="float" office:value="4.529004">
            <text:p>4.53</text:p>
          </table:table-cell>
          <table:table-cell office:value-type="float" office:value="4.510849">
            <text:p>4.51</text:p>
          </table:table-cell>
          <table:table-cell office:value-type="float" office:value="3.690328">
            <text:p>3.69</text:p>
          </table:table-cell>
          <table:table-cell office:value-type="float" office:value="6.999045">
            <text:p>7</text:p>
          </table:table-cell>
          <table:table-cell office:value-type="float" office:value="6.997978">
            <text:p>7</text:p>
          </table:table-cell>
          <table:table-cell office:value-type="float" office:value="6.996855">
            <text:p>7</text:p>
          </table:table-cell>
          <table:table-cell office:value-type="float" office:value="4.528827">
            <text:p>4.53</text:p>
          </table:table-cell>
          <table:table-cell office:value-type="float" office:value="2.470996">
            <text:p>2.47</text:p>
          </table:table-cell>
          <table:table-cell office:value-type="float" office:value="2.489151">
            <text:p>2.49</text:p>
          </table:table-cell>
          <table:table-cell office:value-type="float" office:value="3.309672">
            <text:p>3.31</text:p>
          </table:table-cell>
          <table:table-cell office:value-type="float" office:value="0.000955">
            <text:p>0</text:p>
          </table:table-cell>
          <table:table-cell office:value-type="float" office:value="0.002022">
            <text:p>0</text:p>
          </table:table-cell>
          <table:table-cell office:value-type="float" office:value="0.003145">
            <text:p>0</text:p>
          </table:table-cell>
          <table:table-cell office:value-type="float" office:value="2.471173">
            <text:p>2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office:value-type="float" office:value="47492">
            <text:p>47492</text:p>
          </table:table-cell>
          <table:table-cell office:value-type="float" office:value="14670886">
            <text:p>14670886</text:p>
          </table:table-cell>
          <table:table-cell office:value-type="float" office:value="23037868">
            <text:p>23037868</text:p>
          </table:table-cell>
          <table:table-cell office:value-type="float" office:value="1186556">
            <text:p>1186556</text:p>
          </table:table-cell>
          <table:table-cell office:value-type="float" office:value="1237080">
            <text:p>1237080</text:p>
          </table:table-cell>
          <table:table-cell office:value-type="float" office:value="17749136">
            <text:p>17749136</text:p>
          </table:table-cell>
          <table:table-cell office:value-type="float" office:value="77212">
            <text:p>77212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856">
            <text:p>45856</text:p>
          </table:table-cell>
          <table:table-cell office:value-type="float" office:value="15171574">
            <text:p>15171574</text:p>
          </table:table-cell>
          <table:table-cell office:value-type="float" office:value="23602534">
            <text:p>23602534</text:p>
          </table:table-cell>
          <table:table-cell office:value-type="float" office:value="428100">
            <text:p>428100</text:p>
          </table:table-cell>
          <table:table-cell office:value-type="float" office:value="17440558">
            <text:p>17440558</text:p>
          </table:table-cell>
          <table:table-cell office:value-type="float" office:value="22464346">
            <text:p>22464346</text:p>
          </table:table-cell>
          <table:table-cell office:value-type="float" office:value="77732">
            <text:p>77732</text:p>
          </table:table-cell>
          <table:table-cell office:value-type="float" office:value="5732">
            <text:p>5732</text:p>
          </table:table-cell>
          <table:table-cell office:value-type="float" office:value="2015632">
            <text:p>2015632</text:p>
          </table:table-cell>
          <table:table-cell office:value-type="float" office:value="2486800">
            <text:p>2486800</text:p>
          </table:table-cell>
          <table:table-cell office:value-type="float" office:value="409826">
            <text:p>409826</text:p>
          </table:table-cell>
          <table:table-cell office:value-type="float" office:value="16682982">
            <text:p>16682982</text:p>
          </table:table-cell>
          <table:table-cell office:value-type="float" office:value="6603312">
            <text:p>6603312</text:p>
          </table:table-cell>
          <table:table-cell office:value-type="float" office:value="9710">
            <text:p>9710</text:p>
          </table:table-cell>
          <table:table-cell office:value-type="float" office:value="40124">
            <text:p>40124</text:p>
          </table:table-cell>
          <table:table-cell office:value-type="float" office:value="13155942">
            <text:p>13155942</text:p>
          </table:table-cell>
          <table:table-cell office:value-type="float" office:value="21115734">
            <text:p>21115734</text:p>
          </table:table-cell>
          <table:table-cell office:value-type="float" office:value="18274">
            <text:p>18274</text:p>
          </table:table-cell>
          <table:table-cell office:value-type="float" office:value="757576">
            <text:p>757576</text:p>
          </table:table-cell>
          <table:table-cell office:value-type="float" office:value="15861034">
            <text:p>15861034</text:p>
          </table:table-cell>
          <table:table-cell office:value-type="float" office:value="68022">
            <text:p>68022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  <table:table-cell office:value-type="float" office:value="1">
            <text:p>1</text:p>
          </table:table-cell>
          <table:table-cell office:value-type="float" office:value="1.062847">
            <text:p>1.06</text:p>
          </table:table-cell>
          <table:table-cell office:value-type="float" office:value="0.842893">
            <text:p>0.84</text:p>
          </table:table-cell>
          <table:table-cell office:value-type="float" office:value="7.65851">
            <text:p>7.66</text:p>
          </table:table-cell>
          <table:table-cell office:value-type="float" office:value="7.652499">
            <text:p>7.65</text:p>
          </table:table-cell>
          <table:table-cell office:value-type="float" office:value="2.351571">
            <text:p>2.35</text:p>
          </table:table-cell>
          <table:table-cell office:value-type="float" office:value="0.999331">
            <text:p>1</text:p>
          </table:table-cell>
          <table:table-cell office:value-type="float" office:value="7">
            <text:p>7</text:p>
          </table:table-cell>
          <table:table-cell office:value-type="float" office:value="6.937153">
            <text:p>6.94</text:p>
          </table:table-cell>
          <table:table-cell office:value-type="float" office:value="7.157107">
            <text:p>7.16</text:p>
          </table:table-cell>
          <table:table-cell office:value-type="float" office:value="0.34149">
            <text:p>0.34</text:p>
          </table:table-cell>
          <table:table-cell office:value-type="float" office:value="0.347501">
            <text:p>0.35</text:p>
          </table:table-cell>
          <table:table-cell office:value-type="float" office:value="5.648429">
            <text:p>5.65</text:p>
          </table:table-cell>
          <table:table-cell office:value-type="float" office:value="7.000669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6310">
            <text:p>46310</text:p>
          </table:table-cell>
          <table:table-cell office:value-type="float" office:value="14714936">
            <text:p>14714936</text:p>
          </table:table-cell>
          <table:table-cell office:value-type="float" office:value="23287518">
            <text:p>23287518</text:p>
          </table:table-cell>
          <table:table-cell office:value-type="float" office:value="1624642">
            <text:p>1624642</text:p>
          </table:table-cell>
          <table:table-cell office:value-type="float" office:value="51939940">
            <text:p>51939940</text:p>
          </table:table-cell>
          <table:table-cell office:value-type="float" office:value="21228912">
            <text:p>21228912</text:p>
          </table:table-cell>
          <table:table-cell office:value-type="float" office:value="54036">
            <text:p>54036</text:p>
          </table:table-cell>
          <table:table-cell office:value-type="float" office:value="10290">
            <text:p>10290</text:p>
          </table:table-cell>
          <table:table-cell office:value-type="float" office:value="3170358">
            <text:p>3170358</text:p>
          </table:table-cell>
          <table:table-cell office:value-type="float" office:value="4778164">
            <text:p>4778164</text:p>
          </table:table-cell>
          <table:table-cell office:value-type="float" office:value="1616490">
            <text:p>1616490</text:p>
          </table:table-cell>
          <table:table-cell office:value-type="float" office:value="51395668">
            <text:p>51395668</text:p>
          </table:table-cell>
          <table:table-cell office:value-type="float" office:value="8313552">
            <text:p>8313552</text:p>
          </table:table-cell>
          <table:table-cell office:value-type="float" office:value="12006">
            <text:p>12006</text:p>
          </table:table-cell>
          <table:table-cell office:value-type="float" office:value="36020">
            <text:p>36020</text:p>
          </table:table-cell>
          <table:table-cell office:value-type="float" office:value="11544578">
            <text:p>11544578</text:p>
          </table:table-cell>
          <table:table-cell office:value-type="float" office:value="18509354">
            <text:p>18509354</text:p>
          </table:table-cell>
          <table:table-cell office:value-type="float" office:value="8152">
            <text:p>8152</text:p>
          </table:table-cell>
          <table:table-cell office:value-type="float" office:value="544272">
            <text:p>544272</text:p>
          </table:table-cell>
          <table:table-cell office:value-type="float" office:value="12915360">
            <text:p>12915360</text:p>
          </table:table-cell>
          <table:table-cell office:value-type="float" office:value="42030">
            <text:p>42030</text:p>
          </table:table-cell>
          <table:table-cell office:value-type="float" office:value="1.999784">
            <text:p>2</text:p>
          </table:table-cell>
          <table:table-cell office:value-type="float" office:value="1.939065">
            <text:p>1.94</text:p>
          </table:table-cell>
          <table:table-cell office:value-type="float" office:value="1.846632">
            <text:p>1.85</text:p>
          </table:table-cell>
          <table:table-cell office:value-type="float" office:value="8.954841">
            <text:p>8.95</text:p>
          </table:table-cell>
          <table:table-cell office:value-type="float" office:value="8.90569">
            <text:p>8.91</text:p>
          </table:table-cell>
          <table:table-cell office:value-type="float" office:value="3.524531">
            <text:p>3.52</text:p>
          </table:table-cell>
          <table:table-cell office:value-type="float" office:value="1.999667">
            <text:p>2</text:p>
          </table:table-cell>
          <table:table-cell office:value-type="float" office:value="7.000216">
            <text:p>7</text:p>
          </table:table-cell>
          <table:table-cell office:value-type="float" office:value="7.060935">
            <text:p>7.06</text:p>
          </table:table-cell>
          <table:table-cell office:value-type="float" office:value="7.153368">
            <text:p>7.15</text:p>
          </table:table-cell>
          <table:table-cell office:value-type="float" office:value="0.045159">
            <text:p>0.05</text:p>
          </table:table-cell>
          <table:table-cell office:value-type="float" office:value="0.09431">
            <text:p>0.09</text:p>
          </table:table-cell>
          <table:table-cell office:value-type="float" office:value="5.475469">
            <text:p>5.48</text:p>
          </table:table-cell>
          <table:table-cell office:value-type="float" office:value="7.000333">
            <text:p>7</text:p>
          </table:table-cell>
          <table:table-cell office:value-type="float" office:value="1.777586">
            <text:p>1.78</text:p>
          </table:table-cell>
          <table:table-cell office:value-type="float" office:value="1.723614">
            <text:p>1.72</text:p>
          </table:table-cell>
          <table:table-cell office:value-type="float" office:value="1.641451">
            <text:p>1.64</text:p>
          </table:table-cell>
          <table:table-cell office:value-type="float" office:value="7.959858">
            <text:p>7.96</text:p>
          </table:table-cell>
          <table:table-cell office:value-type="float" office:value="7.916169">
            <text:p>7.92</text:p>
          </table:table-cell>
          <table:table-cell office:value-type="float" office:value="3.132917">
            <text:p>3.13</text:p>
          </table:table-cell>
          <table:table-cell office:value-type="float" office:value="1.777482">
            <text:p>1.78</text:p>
          </table:table-cell>
          <table:table-cell office:value-type="float" office:value="6.222414">
            <text:p>6.22</text:p>
          </table:table-cell>
          <table:table-cell office:value-type="float" office:value="6.276386">
            <text:p>6.28</text:p>
          </table:table-cell>
          <table:table-cell office:value-type="float" office:value="6.358549">
            <text:p>6.36</text:p>
          </table:table-cell>
          <table:table-cell office:value-type="float" office:value="0.040142">
            <text:p>0.04</text:p>
          </table:table-cell>
          <table:table-cell office:value-type="float" office:value="0.083831">
            <text:p>0.08</text:p>
          </table:table-cell>
          <table:table-cell office:value-type="float" office:value="4.867083">
            <text:p>4.87</text:p>
          </table:table-cell>
          <table:table-cell office:value-type="float" office:value="6.222518">
            <text:p>6.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710">
            <text:p>49710</text:p>
          </table:table-cell>
          <table:table-cell office:value-type="float" office:value="14792688">
            <text:p>14792688</text:p>
          </table:table-cell>
          <table:table-cell office:value-type="float" office:value="24517230">
            <text:p>24517230</text:p>
          </table:table-cell>
          <table:table-cell office:value-type="float" office:value="1298886">
            <text:p>1298886</text:p>
          </table:table-cell>
          <table:table-cell office:value-type="float" office:value="56258250">
            <text:p>56258250</text:p>
          </table:table-cell>
          <table:table-cell office:value-type="float" office:value="42357698">
            <text:p>42357698</text:p>
          </table:table-cell>
          <table:table-cell office:value-type="float" office:value="51284">
            <text:p>51284</text:p>
          </table:table-cell>
          <table:table-cell office:value-type="float" office:value="14878">
            <text:p>14878</text:p>
          </table:table-cell>
          <table:table-cell office:value-type="float" office:value="4402774">
            <text:p>4402774</text:p>
          </table:table-cell>
          <table:table-cell office:value-type="float" office:value="3781606">
            <text:p>3781606</text:p>
          </table:table-cell>
          <table:table-cell office:value-type="float" office:value="1291380">
            <text:p>1291380</text:p>
          </table:table-cell>
          <table:table-cell office:value-type="float" office:value="55907988">
            <text:p>55907988</text:p>
          </table:table-cell>
          <table:table-cell office:value-type="float" office:value="30404462">
            <text:p>30404462</text:p>
          </table:table-cell>
          <table:table-cell office:value-type="float" office:value="15386">
            <text:p>15386</text:p>
          </table:table-cell>
          <table:table-cell office:value-type="float" office:value="34832">
            <text:p>34832</text:p>
          </table:table-cell>
          <table:table-cell office:value-type="float" office:value="10389914">
            <text:p>10389914</text:p>
          </table:table-cell>
          <table:table-cell office:value-type="float" office:value="20735624">
            <text:p>20735624</text:p>
          </table:table-cell>
          <table:table-cell office:value-type="float" office:value="7506">
            <text:p>7506</text:p>
          </table:table-cell>
          <table:table-cell office:value-type="float" office:value="350262">
            <text:p>350262</text:p>
          </table:table-cell>
          <table:table-cell office:value-type="float" office:value="11953236">
            <text:p>11953236</text:p>
          </table:table-cell>
          <table:table-cell office:value-type="float" office:value="35898">
            <text:p>35898</text:p>
          </table:table-cell>
          <table:table-cell office:value-type="float" office:value="2.992959">
            <text:p>2.99</text:p>
          </table:table-cell>
          <table:table-cell office:value-type="float" office:value="2.976318">
            <text:p>2.98</text:p>
          </table:table-cell>
          <table:table-cell office:value-type="float" office:value="1.542428">
            <text:p>1.54</text:p>
          </table:table-cell>
          <table:table-cell office:value-type="float" office:value="9.942212">
            <text:p>9.94</text:p>
          </table:table-cell>
          <table:table-cell office:value-type="float" office:value="9.93774">
            <text:p>9.94</text:p>
          </table:table-cell>
          <table:table-cell office:value-type="float" office:value="7.178025">
            <text:p>7.18</text:p>
          </table:table-cell>
          <table:table-cell office:value-type="float" office:value="3.000156">
            <text:p>3</text:p>
          </table:table-cell>
          <table:table-cell office:value-type="float" office:value="7.007041">
            <text:p>7.01</text:p>
          </table:table-cell>
          <table:table-cell office:value-type="float" office:value="7.023682">
            <text:p>7.02</text:p>
          </table:table-cell>
          <table:table-cell office:value-type="float" office:value="8.457572">
            <text:p>8.46</text:p>
          </table:table-cell>
          <table:table-cell office:value-type="float" office:value="0.057788">
            <text:p>0.06</text:p>
          </table:table-cell>
          <table:table-cell office:value-type="float" office:value="0.06226">
            <text:p>0.06</text:p>
          </table:table-cell>
          <table:table-cell office:value-type="float" office:value="2.821975">
            <text:p>2.82</text:p>
          </table:table-cell>
          <table:table-cell office:value-type="float" office:value="6.999844">
            <text:p>7</text:p>
          </table:table-cell>
          <table:table-cell office:value-type="float" office:value="2.394367">
            <text:p>2.39</text:p>
          </table:table-cell>
          <table:table-cell office:value-type="float" office:value="2.381054">
            <text:p>2.38</text:p>
          </table:table-cell>
          <table:table-cell office:value-type="float" office:value="1.233942">
            <text:p>1.23</text:p>
          </table:table-cell>
          <table:table-cell office:value-type="float" office:value="7.95377">
            <text:p>7.95</text:p>
          </table:table-cell>
          <table:table-cell office:value-type="float" office:value="7.950192">
            <text:p>7.95</text:p>
          </table:table-cell>
          <table:table-cell office:value-type="float" office:value="5.74242">
            <text:p>5.74</text:p>
          </table:table-cell>
          <table:table-cell office:value-type="float" office:value="2.400125">
            <text:p>2.4</text:p>
          </table:table-cell>
          <table:table-cell office:value-type="float" office:value="5.605633">
            <text:p>5.61</text:p>
          </table:table-cell>
          <table:table-cell office:value-type="float" office:value="5.618946">
            <text:p>5.62</text:p>
          </table:table-cell>
          <table:table-cell office:value-type="float" office:value="6.766058">
            <text:p>6.77</text:p>
          </table:table-cell>
          <table:table-cell office:value-type="float" office:value="0.04623">
            <text:p>0.05</text:p>
          </table:table-cell>
          <table:table-cell office:value-type="float" office:value="0.049808">
            <text:p>0.05</text:p>
          </table:table-cell>
          <table:table-cell office:value-type="float" office:value="2.25758">
            <text:p>2.26</text:p>
          </table:table-cell>
          <table:table-cell office:value-type="float" office:value="5.599875">
            <text:p>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6984">
            <text:p>46984</text:p>
          </table:table-cell>
          <table:table-cell office:value-type="float" office:value="15069180">
            <text:p>15069180</text:p>
          </table:table-cell>
          <table:table-cell office:value-type="float" office:value="24375394">
            <text:p>24375394</text:p>
          </table:table-cell>
          <table:table-cell office:value-type="float" office:value="3338142">
            <text:p>3338142</text:p>
          </table:table-cell>
          <table:table-cell office:value-type="float" office:value="79980586">
            <text:p>79980586</text:p>
          </table:table-cell>
          <table:table-cell office:value-type="float" office:value="71312628">
            <text:p>71312628</text:p>
          </table:table-cell>
          <table:table-cell office:value-type="float" office:value="45126">
            <text:p>45126</text:p>
          </table:table-cell>
          <table:table-cell office:value-type="float" office:value="17084">
            <text:p>17084</text:p>
          </table:table-cell>
          <table:table-cell office:value-type="float" office:value="5661974">
            <text:p>5661974</text:p>
          </table:table-cell>
          <table:table-cell office:value-type="float" office:value="6947214">
            <text:p>6947214</text:p>
          </table:table-cell>
          <table:table-cell office:value-type="float" office:value="3331324">
            <text:p>3331324</text:p>
          </table:table-cell>
          <table:table-cell office:value-type="float" office:value="79725196">
            <text:p>79725196</text:p>
          </table:table-cell>
          <table:table-cell office:value-type="float" office:value="61493598">
            <text:p>61493598</text:p>
          </table:table-cell>
          <table:table-cell office:value-type="float" office:value="16408">
            <text:p>16408</text:p>
          </table:table-cell>
          <table:table-cell office:value-type="float" office:value="29900">
            <text:p>29900</text:p>
          </table:table-cell>
          <table:table-cell office:value-type="float" office:value="9407206">
            <text:p>9407206</text:p>
          </table:table-cell>
          <table:table-cell office:value-type="float" office:value="17428180">
            <text:p>17428180</text:p>
          </table:table-cell>
          <table:table-cell office:value-type="float" office:value="6818">
            <text:p>6818</text:p>
          </table:table-cell>
          <table:table-cell office:value-type="float" office:value="255390">
            <text:p>255390</text:p>
          </table:table-cell>
          <table:table-cell office:value-type="float" office:value="9819030">
            <text:p>9819030</text:p>
          </table:table-cell>
          <table:table-cell office:value-type="float" office:value="28718">
            <text:p>28718</text:p>
          </table:table-cell>
          <table:table-cell office:value-type="float" office:value="3.999745">
            <text:p>4</text:p>
          </table:table-cell>
          <table:table-cell office:value-type="float" office:value="4.133053">
            <text:p>4.13</text:p>
          </table:table-cell>
          <table:table-cell office:value-type="float" office:value="3.135102">
            <text:p>3.14</text:p>
          </table:table-cell>
          <table:table-cell office:value-type="float" office:value="10.977533">
            <text:p>10.98</text:p>
          </table:table-cell>
          <table:table-cell office:value-type="float" office:value="10.964875">
            <text:p>10.96</text:p>
          </table:table-cell>
          <table:table-cell office:value-type="float" office:value="9.485411">
            <text:p>9.49</text:p>
          </table:table-cell>
          <table:table-cell office:value-type="float" office:value="3.999645">
            <text:p>4</text:p>
          </table:table-cell>
          <table:table-cell office:value-type="float" office:value="7.000255">
            <text:p>7</text:p>
          </table:table-cell>
          <table:table-cell office:value-type="float" office:value="6.866947">
            <text:p>6.87</text:p>
          </table:table-cell>
          <table:table-cell office:value-type="float" office:value="7.864898">
            <text:p>7.86</text:p>
          </table:table-cell>
          <table:table-cell office:value-type="float" office:value="0.022467">
            <text:p>0.02</text:p>
          </table:table-cell>
          <table:table-cell office:value-type="float" office:value="0.035125">
            <text:p>0.04</text:p>
          </table:table-cell>
          <table:table-cell office:value-type="float" office:value="1.514589">
            <text:p>1.51</text:p>
          </table:table-cell>
          <table:table-cell office:value-type="float" office:value="7.000355">
            <text:p>7</text:p>
          </table:table-cell>
          <table:table-cell office:value-type="float" office:value="2.908905">
            <text:p>2.91</text:p>
          </table:table-cell>
          <table:table-cell office:value-type="float" office:value="3.005856">
            <text:p>3.01</text:p>
          </table:table-cell>
          <table:table-cell office:value-type="float" office:value="2.280074">
            <text:p>2.28</text:p>
          </table:table-cell>
          <table:table-cell office:value-type="float" office:value="7.98366">
            <text:p>7.98</text:p>
          </table:table-cell>
          <table:table-cell office:value-type="float" office:value="7.974455">
            <text:p>7.97</text:p>
          </table:table-cell>
          <table:table-cell office:value-type="float" office:value="6.898481">
            <text:p>6.9</text:p>
          </table:table-cell>
          <table:table-cell office:value-type="float" office:value="2.908833">
            <text:p>2.91</text:p>
          </table:table-cell>
          <table:table-cell office:value-type="float" office:value="5.091095">
            <text:p>5.09</text:p>
          </table:table-cell>
          <table:table-cell office:value-type="float" office:value="4.994144">
            <text:p>4.99</text:p>
          </table:table-cell>
          <table:table-cell office:value-type="float" office:value="5.719926">
            <text:p>5.72</text:p>
          </table:table-cell>
          <table:table-cell office:value-type="float" office:value="0.01634">
            <text:p>0.02</text:p>
          </table:table-cell>
          <table:table-cell office:value-type="float" office:value="0.025545">
            <text:p>0.03</text:p>
          </table:table-cell>
          <table:table-cell office:value-type="float" office:value="1.101519">
            <text:p>1.1</text:p>
          </table:table-cell>
          <table:table-cell office:value-type="float" office:value="5.091167">
            <text:p>5.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9406">
            <text:p>49406</text:p>
          </table:table-cell>
          <table:table-cell office:value-type="float" office:value="14749080">
            <text:p>14749080</text:p>
          </table:table-cell>
          <table:table-cell office:value-type="float" office:value="24295098">
            <text:p>24295098</text:p>
          </table:table-cell>
          <table:table-cell office:value-type="float" office:value="4758792">
            <text:p>4758792</text:p>
          </table:table-cell>
          <table:table-cell office:value-type="float" office:value="122686674">
            <text:p>122686674</text:p>
          </table:table-cell>
          <table:table-cell office:value-type="float" office:value="171727094">
            <text:p>171727094</text:p>
          </table:table-cell>
          <table:table-cell office:value-type="float" office:value="131930">
            <text:p>131930</text:p>
          </table:table-cell>
          <table:table-cell office:value-type="float" office:value="20580">
            <text:p>20580</text:p>
          </table:table-cell>
          <table:table-cell office:value-type="float" office:value="6145254">
            <text:p>6145254</text:p>
          </table:table-cell>
          <table:table-cell office:value-type="float" office:value="8143892">
            <text:p>8143892</text:p>
          </table:table-cell>
          <table:table-cell office:value-type="float" office:value="4754454">
            <text:p>4754454</text:p>
          </table:table-cell>
          <table:table-cell office:value-type="float" office:value="122502232">
            <text:p>122502232</text:p>
          </table:table-cell>
          <table:table-cell office:value-type="float" office:value="165482478">
            <text:p>165482478</text:p>
          </table:table-cell>
          <table:table-cell office:value-type="float" office:value="54970">
            <text:p>54970</text:p>
          </table:table-cell>
          <table:table-cell office:value-type="float" office:value="28826">
            <text:p>28826</text:p>
          </table:table-cell>
          <table:table-cell office:value-type="float" office:value="8603826">
            <text:p>8603826</text:p>
          </table:table-cell>
          <table:table-cell office:value-type="float" office:value="16151206">
            <text:p>16151206</text:p>
          </table:table-cell>
          <table:table-cell office:value-type="float" office:value="4338">
            <text:p>4338</text:p>
          </table:table-cell>
          <table:table-cell office:value-type="float" office:value="184442">
            <text:p>184442</text:p>
          </table:table-cell>
          <table:table-cell office:value-type="float" office:value="6244616">
            <text:p>6244616</text:p>
          </table:table-cell>
          <table:table-cell office:value-type="float" office:value="76960">
            <text:p>76960</text:p>
          </table:table-cell>
          <table:table-cell office:value-type="float" office:value="4.998583">
            <text:p>5</text:p>
          </table:table-cell>
          <table:table-cell office:value-type="float" office:value="4.999841">
            <text:p>5</text:p>
          </table:table-cell>
          <table:table-cell office:value-type="float" office:value="4.022487">
            <text:p>4.02</text:p>
          </table:table-cell>
          <table:table-cell office:value-type="float" office:value="11.989061">
            <text:p>11.99</text:p>
          </table:table-cell>
          <table:table-cell office:value-type="float" office:value="11.98196">
            <text:p>11.98</text:p>
          </table:table-cell>
          <table:table-cell office:value-type="float" office:value="11.563637">
            <text:p>11.56</text:p>
          </table:table-cell>
          <table:table-cell office:value-type="float" office:value="4.999924">
            <text:p>5</text:p>
          </table:table-cell>
          <table:table-cell office:value-type="float" office:value="7.001417">
            <text:p>7</text:p>
          </table:table-cell>
          <table:table-cell office:value-type="float" office:value="7.000159">
            <text:p>7</text:p>
          </table:table-cell>
          <table:table-cell office:value-type="float" office:value="7.977513">
            <text:p>7.98</text:p>
          </table:table-cell>
          <table:table-cell office:value-type="float" office:value="0.010939">
            <text:p>0.01</text:p>
          </table:table-cell>
          <table:table-cell office:value-type="float" office:value="0.01804">
            <text:p>0.02</text:p>
          </table:table-cell>
          <table:table-cell office:value-type="float" office:value="0.436363">
            <text:p>0.44</text:p>
          </table:table-cell>
          <table:table-cell office:value-type="float" office:value="7.000076">
            <text:p>7</text:p>
          </table:table-cell>
          <table:table-cell office:value-type="float" office:value="3.332389">
            <text:p>3.33</text:p>
          </table:table-cell>
          <table:table-cell office:value-type="float" office:value="3.333227">
            <text:p>3.33</text:p>
          </table:table-cell>
          <table:table-cell office:value-type="float" office:value="2.681658">
            <text:p>2.68</text:p>
          </table:table-cell>
          <table:table-cell office:value-type="float" office:value="7.992707">
            <text:p>7.99</text:p>
          </table:table-cell>
          <table:table-cell office:value-type="float" office:value="7.987973">
            <text:p>7.99</text:p>
          </table:table-cell>
          <table:table-cell office:value-type="float" office:value="7.709091">
            <text:p>7.71</text:p>
          </table:table-cell>
          <table:table-cell office:value-type="float" office:value="3.333283">
            <text:p>3.33</text:p>
          </table:table-cell>
          <table:table-cell office:value-type="float" office:value="4.667611">
            <text:p>4.67</text:p>
          </table:table-cell>
          <table:table-cell office:value-type="float" office:value="4.666773">
            <text:p>4.67</text:p>
          </table:table-cell>
          <table:table-cell office:value-type="float" office:value="5.318342">
            <text:p>5.32</text:p>
          </table:table-cell>
          <table:table-cell office:value-type="float" office:value="0.007293">
            <text:p>0.01</text:p>
          </table:table-cell>
          <table:table-cell office:value-type="float" office:value="0.012027">
            <text:p>0.01</text:p>
          </table:table-cell>
          <table:table-cell office:value-type="float" office:value="0.290909">
            <text:p>0.29</text:p>
          </table:table-cell>
          <table:table-cell office:value-type="float" office:value="4.666717">
            <text:p>4.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3446">
            <text:p>123446</text:p>
          </table:table-cell>
          <table:table-cell office:value-type="float" office:value="19851578">
            <text:p>19851578</text:p>
          </table:table-cell>
          <table:table-cell office:value-type="float" office:value="23983146">
            <text:p>23983146</text:p>
          </table:table-cell>
          <table:table-cell office:value-type="float" office:value="809112">
            <text:p>809112</text:p>
          </table:table-cell>
          <table:table-cell office:value-type="float" office:value="130289686">
            <text:p>130289686</text:p>
          </table:table-cell>
          <table:table-cell office:value-type="float" office:value="227513434">
            <text:p>227513434</text:p>
          </table:table-cell>
          <table:table-cell office:value-type="float" office:value="39508">
            <text:p>39508</text:p>
          </table:table-cell>
          <table:table-cell office:value-type="float" office:value="56976">
            <text:p>56976</text:p>
          </table:table-cell>
          <table:table-cell office:value-type="float" office:value="9646652">
            <text:p>9646652</text:p>
          </table:table-cell>
          <table:table-cell office:value-type="float" office:value="6769984">
            <text:p>6769984</text:p>
          </table:table-cell>
          <table:table-cell office:value-type="float" office:value="802952">
            <text:p>802952</text:p>
          </table:table-cell>
          <table:table-cell office:value-type="float" office:value="130131200">
            <text:p>130131200</text:p>
          </table:table-cell>
          <table:table-cell office:value-type="float" office:value="221958118">
            <text:p>221958118</text:p>
          </table:table-cell>
          <table:table-cell office:value-type="float" office:value="18230">
            <text:p>18230</text:p>
          </table:table-cell>
          <table:table-cell office:value-type="float" office:value="66470">
            <text:p>66470</text:p>
          </table:table-cell>
          <table:table-cell office:value-type="float" office:value="10204926">
            <text:p>10204926</text:p>
          </table:table-cell>
          <table:table-cell office:value-type="float" office:value="17213162">
            <text:p>17213162</text:p>
          </table:table-cell>
          <table:table-cell office:value-type="float" office:value="6160">
            <text:p>6160</text:p>
          </table:table-cell>
          <table:table-cell office:value-type="float" office:value="158486">
            <text:p>158486</text:p>
          </table:table-cell>
          <table:table-cell office:value-type="float" office:value="5555316">
            <text:p>5555316</text:p>
          </table:table-cell>
          <table:table-cell office:value-type="float" office:value="21278">
            <text:p>21278</text:p>
          </table:table-cell>
          <table:table-cell office:value-type="float" office:value="6.000097">
            <text:p>6</text:p>
          </table:table-cell>
          <table:table-cell office:value-type="float" office:value="6.317204">
            <text:p>6.32</text:p>
          </table:table-cell>
          <table:table-cell office:value-type="float" office:value="3.669652">
            <text:p>3.67</text:p>
          </table:table-cell>
          <table:table-cell office:value-type="float" office:value="12.901027">
            <text:p>12.9</text:p>
          </table:table-cell>
          <table:table-cell office:value-type="float" office:value="12.984187">
            <text:p>12.98</text:p>
          </table:table-cell>
          <table:table-cell office:value-type="float" office:value="12.682572">
            <text:p>12.68</text:p>
          </table:table-cell>
          <table:table-cell office:value-type="float" office:value="5.998532">
            <text:p>6</text:p>
          </table:table-cell>
          <table:table-cell office:value-type="float" office:value="6.999903">
            <text:p>7</text:p>
          </table:table-cell>
          <table:table-cell office:value-type="float" office:value="6.682796">
            <text:p>6.68</text:p>
          </table:table-cell>
          <table:table-cell office:value-type="float" office:value="9.330348">
            <text:p>9.33</text:p>
          </table:table-cell>
          <table:table-cell office:value-type="float" office:value="0.098973">
            <text:p>0.1</text:p>
          </table:table-cell>
          <table:table-cell office:value-type="float" office:value="0.015813">
            <text:p>0.02</text:p>
          </table:table-cell>
          <table:table-cell office:value-type="float" office:value="0.317428">
            <text:p>0.32</text:p>
          </table:table-cell>
          <table:table-cell office:value-type="float" office:value="7.001468">
            <text:p>7</text:p>
          </table:table-cell>
          <table:table-cell office:value-type="float" office:value="3.692368">
            <text:p>3.69</text:p>
          </table:table-cell>
          <table:table-cell office:value-type="float" office:value="3.88751">
            <text:p>3.89</text:p>
          </table:table-cell>
          <table:table-cell office:value-type="float" office:value="2.258247">
            <text:p>2.26</text:p>
          </table:table-cell>
          <table:table-cell office:value-type="float" office:value="7.939094">
            <text:p>7.94</text:p>
          </table:table-cell>
          <table:table-cell office:value-type="float" office:value="7.990269">
            <text:p>7.99</text:p>
          </table:table-cell>
          <table:table-cell office:value-type="float" office:value="7.80466">
            <text:p>7.8</text:p>
          </table:table-cell>
          <table:table-cell office:value-type="float" office:value="3.691404">
            <text:p>3.69</text:p>
          </table:table-cell>
          <table:table-cell office:value-type="float" office:value="4.307632">
            <text:p>4.31</text:p>
          </table:table-cell>
          <table:table-cell office:value-type="float" office:value="4.11249">
            <text:p>4.11</text:p>
          </table:table-cell>
          <table:table-cell office:value-type="float" office:value="5.741753">
            <text:p>5.74</text:p>
          </table:table-cell>
          <table:table-cell office:value-type="float" office:value="0.060906">
            <text:p>0.06</text:p>
          </table:table-cell>
          <table:table-cell office:value-type="float" office:value="0.009731">
            <text:p>0.01</text:p>
          </table:table-cell>
          <table:table-cell office:value-type="float" office:value="0.19534">
            <text:p>0.2</text:p>
          </table:table-cell>
          <table:table-cell office:value-type="float" office:value="4.308596">
            <text:p>4.31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47744">
            <text:p>47744</text:p>
          </table:table-cell>
          <table:table-cell office:value-type="float" office:value="14539352">
            <text:p>14539352</text:p>
          </table:table-cell>
          <table:table-cell office:value-type="float" office:value="22722192">
            <text:p>22722192</text:p>
          </table:table-cell>
          <table:table-cell office:value-type="float" office:value="3174034">
            <text:p>3174034</text:p>
          </table:table-cell>
          <table:table-cell office:value-type="float" office:value="163570710">
            <text:p>163570710</text:p>
          </table:table-cell>
          <table:table-cell office:value-type="float" office:value="236857598">
            <text:p>236857598</text:p>
          </table:table-cell>
          <table:table-cell office:value-type="float" office:value="41004">
            <text:p>41004</text:p>
          </table:table-cell>
          <table:table-cell office:value-type="float" office:value="23866">
            <text:p>23866</text:p>
          </table:table-cell>
          <table:table-cell office:value-type="float" office:value="7313848">
            <text:p>7313848</text:p>
          </table:table-cell>
          <table:table-cell office:value-type="float" office:value="9368052">
            <text:p>9368052</text:p>
          </table:table-cell>
          <table:table-cell office:value-type="float" office:value="3168194">
            <text:p>3168194</text:p>
          </table:table-cell>
          <table:table-cell office:value-type="float" office:value="163421036">
            <text:p>163421036</text:p>
          </table:table-cell>
          <table:table-cell office:value-type="float" office:value="232933256">
            <text:p>232933256</text:p>
          </table:table-cell>
          <table:table-cell office:value-type="float" office:value="20486">
            <text:p>20486</text:p>
          </table:table-cell>
          <table:table-cell office:value-type="float" office:value="23878">
            <text:p>23878</text:p>
          </table:table-cell>
          <table:table-cell office:value-type="float" office:value="7225504">
            <text:p>7225504</text:p>
          </table:table-cell>
          <table:table-cell office:value-type="float" office:value="13354140">
            <text:p>13354140</text:p>
          </table:table-cell>
          <table:table-cell office:value-type="float" office:value="5840">
            <text:p>5840</text:p>
          </table:table-cell>
          <table:table-cell office:value-type="float" office:value="149674">
            <text:p>149674</text:p>
          </table:table-cell>
          <table:table-cell office:value-type="float" office:value="3924342">
            <text:p>3924342</text:p>
          </table:table-cell>
          <table:table-cell office:value-type="float" office:value="20518">
            <text:p>20518</text:p>
          </table:table-cell>
          <table:table-cell office:value-type="float" office:value="6.998241">
            <text:p>7</text:p>
          </table:table-cell>
          <table:table-cell office:value-type="float" office:value="7.042533">
            <text:p>7.04</text:p>
          </table:table-cell>
          <table:table-cell office:value-type="float" office:value="5.77201">
            <text:p>5.77</text:p>
          </table:table-cell>
          <table:table-cell office:value-type="float" office:value="13.974241">
            <text:p>13.97</text:p>
          </table:table-cell>
          <table:table-cell office:value-type="float" office:value="13.987189">
            <text:p>13.99</text:p>
          </table:table-cell>
          <table:table-cell office:value-type="float" office:value="13.768043">
            <text:p>13.77</text:p>
          </table:table-cell>
          <table:table-cell office:value-type="float" office:value="6.994537">
            <text:p>6.99</text:p>
          </table:table-cell>
          <table:table-cell office:value-type="float" office:value="7.001759">
            <text:p>7</text:p>
          </table:table-cell>
          <table:table-cell office:value-type="float" office:value="6.957467">
            <text:p>6.96</text:p>
          </table:table-cell>
          <table:table-cell office:value-type="float" office:value="8.22799">
            <text:p>8.23</text:p>
          </table:table-cell>
          <table:table-cell office:value-type="float" office:value="0.025759">
            <text:p>0.03</text:p>
          </table:table-cell>
          <table:table-cell office:value-type="float" office:value="0.012811">
            <text:p>0.01</text:p>
          </table:table-cell>
          <table:table-cell office:value-type="float" office:value="0.231957">
            <text:p>0.23</text:p>
          </table:table-cell>
          <table:table-cell office:value-type="float" office:value="7.005463">
            <text:p>7.01</text:p>
          </table:table-cell>
          <table:table-cell office:value-type="float" office:value="3.998995">
            <text:p>4</text:p>
          </table:table-cell>
          <table:table-cell office:value-type="float" office:value="4.024305">
            <text:p>4.02</text:p>
          </table:table-cell>
          <table:table-cell office:value-type="float" office:value="3.298292">
            <text:p>3.3</text:p>
          </table:table-cell>
          <table:table-cell office:value-type="float" office:value="7.985281">
            <text:p>7.99</text:p>
          </table:table-cell>
          <table:table-cell office:value-type="float" office:value="7.99268">
            <text:p>7.99</text:p>
          </table:table-cell>
          <table:table-cell office:value-type="float" office:value="7.867453">
            <text:p>7.87</text:p>
          </table:table-cell>
          <table:table-cell office:value-type="float" office:value="3.996878">
            <text:p>4</text:p>
          </table:table-cell>
          <table:table-cell office:value-type="float" office:value="4.001005">
            <text:p>4</text:p>
          </table:table-cell>
          <table:table-cell office:value-type="float" office:value="3.975695">
            <text:p>3.98</text:p>
          </table:table-cell>
          <table:table-cell office:value-type="float" office:value="4.701708">
            <text:p>4.7</text:p>
          </table:table-cell>
          <table:table-cell office:value-type="float" office:value="0.014719">
            <text:p>0.01</text:p>
          </table:table-cell>
          <table:table-cell office:value-type="float" office:value="0.00732">
            <text:p>0.01</text:p>
          </table:table-cell>
          <table:table-cell office:value-type="float" office:value="0.132547">
            <text:p>0.13</text:p>
          </table:table-cell>
          <table:table-cell office:value-type="float" office:value="4.003122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6050">
            <text:p>46050</text:p>
          </table:table-cell>
          <table:table-cell office:value-type="float" office:value="14870302">
            <text:p>14870302</text:p>
          </table:table-cell>
          <table:table-cell office:value-type="float" office:value="22907090">
            <text:p>22907090</text:p>
          </table:table-cell>
          <table:table-cell office:value-type="float" office:value="25251886">
            <text:p>25251886</text:p>
          </table:table-cell>
          <table:table-cell office:value-type="float" office:value="268908910">
            <text:p>268908910</text:p>
          </table:table-cell>
          <table:table-cell office:value-type="float" office:value="262625782">
            <text:p>262625782</text:p>
          </table:table-cell>
          <table:table-cell office:value-type="float" office:value="39320">
            <text:p>39320</text:p>
          </table:table-cell>
          <table:table-cell office:value-type="float" office:value="24554">
            <text:p>24554</text:p>
          </table:table-cell>
          <table:table-cell office:value-type="float" office:value="7892592">
            <text:p>7892592</text:p>
          </table:table-cell>
          <table:table-cell office:value-type="float" office:value="9399884">
            <text:p>9399884</text:p>
          </table:table-cell>
          <table:table-cell office:value-type="float" office:value="25242284">
            <text:p>25242284</text:p>
          </table:table-cell>
          <table:table-cell office:value-type="float" office:value="268787052">
            <text:p>268787052</text:p>
          </table:table-cell>
          <table:table-cell office:value-type="float" office:value="259007746">
            <text:p>259007746</text:p>
          </table:table-cell>
          <table:table-cell office:value-type="float" office:value="20958">
            <text:p>20958</text:p>
          </table:table-cell>
          <table:table-cell office:value-type="float" office:value="21496">
            <text:p>21496</text:p>
          </table:table-cell>
          <table:table-cell office:value-type="float" office:value="6977710">
            <text:p>6977710</text:p>
          </table:table-cell>
          <table:table-cell office:value-type="float" office:value="13507206">
            <text:p>13507206</text:p>
          </table:table-cell>
          <table:table-cell office:value-type="float" office:value="9602">
            <text:p>9602</text:p>
          </table:table-cell>
          <table:table-cell office:value-type="float" office:value="121858">
            <text:p>121858</text:p>
          </table:table-cell>
          <table:table-cell office:value-type="float" office:value="3618036">
            <text:p>3618036</text:p>
          </table:table-cell>
          <table:table-cell office:value-type="float" office:value="18362">
            <text:p>18362</text:p>
          </table:table-cell>
          <table:table-cell office:value-type="float" office:value="7.998046">
            <text:p>8</text:p>
          </table:table-cell>
          <table:table-cell office:value-type="float" office:value="7.961431">
            <text:p>7.96</text:p>
          </table:table-cell>
          <table:table-cell office:value-type="float" office:value="6.155224">
            <text:p>6.16</text:p>
          </table:table-cell>
          <table:table-cell office:value-type="float" office:value="14.994296">
            <text:p>14.99</text:p>
          </table:table-cell>
          <table:table-cell office:value-type="float" office:value="14.993203">
            <text:p>14.99</text:p>
          </table:table-cell>
          <table:table-cell office:value-type="float" office:value="14.793354">
            <text:p>14.79</text:p>
          </table:table-cell>
          <table:table-cell office:value-type="float" office:value="7.995168">
            <text:p>8</text:p>
          </table:table-cell>
          <table:table-cell office:value-type="float" office:value="7.001954">
            <text:p>7</text:p>
          </table:table-cell>
          <table:table-cell office:value-type="float" office:value="7.038569">
            <text:p>7.04</text:p>
          </table:table-cell>
          <table:table-cell office:value-type="float" office:value="8.844776">
            <text:p>8.84</text:p>
          </table:table-cell>
          <table:table-cell office:value-type="float" office:value="0.005704">
            <text:p>0.01</text:p>
          </table:table-cell>
          <table:table-cell office:value-type="float" office:value="0.006797">
            <text:p>0.01</text:p>
          </table:table-cell>
          <table:table-cell office:value-type="float" office:value="0.206646">
            <text:p>0.21</text:p>
          </table:table-cell>
          <table:table-cell office:value-type="float" office:value="7.004832">
            <text:p>7</text:p>
          </table:table-cell>
          <table:table-cell office:value-type="float" office:value="4.265624">
            <text:p>4.27</text:p>
          </table:table-cell>
          <table:table-cell office:value-type="float" office:value="4.246096">
            <text:p>4.25</text:p>
          </table:table-cell>
          <table:table-cell office:value-type="float" office:value="3.282786">
            <text:p>3.28</text:p>
          </table:table-cell>
          <table:table-cell office:value-type="float" office:value="7.996958">
            <text:p>8</text:p>
          </table:table-cell>
          <table:table-cell office:value-type="float" office:value="7.996375">
            <text:p>8</text:p>
          </table:table-cell>
          <table:table-cell office:value-type="float" office:value="7.889789">
            <text:p>7.89</text:p>
          </table:table-cell>
          <table:table-cell office:value-type="float" office:value="4.26409">
            <text:p>4.26</text:p>
          </table:table-cell>
          <table:table-cell office:value-type="float" office:value="3.734376">
            <text:p>3.73</text:p>
          </table:table-cell>
          <table:table-cell office:value-type="float" office:value="3.753904">
            <text:p>3.75</text:p>
          </table:table-cell>
          <table:table-cell office:value-type="float" office:value="4.717214">
            <text:p>4.72</text:p>
          </table:table-cell>
          <table:table-cell office:value-type="float" office:value="0.003042">
            <text:p>0</text:p>
          </table:table-cell>
          <table:table-cell office:value-type="float" office:value="0.003625">
            <text:p>0</text:p>
          </table:table-cell>
          <table:table-cell office:value-type="float" office:value="0.110211">
            <text:p>0.11</text:p>
          </table:table-cell>
          <table:table-cell office:value-type="float" office:value="3.73591">
            <text:p>3.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9216">
            <text:p>49216</text:p>
          </table:table-cell>
          <table:table-cell office:value-type="float" office:value="14509418">
            <text:p>14509418</text:p>
          </table:table-cell>
          <table:table-cell office:value-type="float" office:value="21518782">
            <text:p>21518782</text:p>
          </table:table-cell>
          <table:table-cell office:value-type="float" office:value="27779110">
            <text:p>27779110</text:p>
          </table:table-cell>
          <table:table-cell office:value-type="float" office:value="268580414">
            <text:p>268580414</text:p>
          </table:table-cell>
          <table:table-cell office:value-type="float" office:value="399957504">
            <text:p>399957504</text:p>
          </table:table-cell>
          <table:table-cell office:value-type="float" office:value="44320">
            <text:p>44320</text:p>
          </table:table-cell>
          <table:table-cell office:value-type="float" office:value="27674">
            <text:p>27674</text:p>
          </table:table-cell>
          <table:table-cell office:value-type="float" office:value="8228428">
            <text:p>8228428</text:p>
          </table:table-cell>
          <table:table-cell office:value-type="float" office:value="11810448">
            <text:p>11810448</text:p>
          </table:table-cell>
          <table:table-cell office:value-type="float" office:value="27775046">
            <text:p>27775046</text:p>
          </table:table-cell>
          <table:table-cell office:value-type="float" office:value="268457974">
            <text:p>268457974</text:p>
          </table:table-cell>
          <table:table-cell office:value-type="float" office:value="397552730">
            <text:p>397552730</text:p>
          </table:table-cell>
          <table:table-cell office:value-type="float" office:value="24926">
            <text:p>24926</text:p>
          </table:table-cell>
          <table:table-cell office:value-type="float" office:value="21542">
            <text:p>21542</text:p>
          </table:table-cell>
          <table:table-cell office:value-type="float" office:value="6280990">
            <text:p>6280990</text:p>
          </table:table-cell>
          <table:table-cell office:value-type="float" office:value="9708334">
            <text:p>9708334</text:p>
          </table:table-cell>
          <table:table-cell office:value-type="float" office:value="4064">
            <text:p>4064</text:p>
          </table:table-cell>
          <table:table-cell office:value-type="float" office:value="122440">
            <text:p>122440</text:p>
          </table:table-cell>
          <table:table-cell office:value-type="float" office:value="2404774">
            <text:p>2404774</text:p>
          </table:table-cell>
          <table:table-cell office:value-type="float" office:value="19394">
            <text:p>19394</text:p>
          </table:table-cell>
          <table:table-cell office:value-type="float" office:value="8.996749">
            <text:p>9</text:p>
          </table:table-cell>
          <table:table-cell office:value-type="float" office:value="9.073751">
            <text:p>9.07</text:p>
          </table:table-cell>
          <table:table-cell office:value-type="float" office:value="8.781499">
            <text:p>8.78</text:p>
          </table:table-cell>
          <table:table-cell office:value-type="float" office:value="15.997659">
            <text:p>16</text:p>
          </table:table-cell>
          <table:table-cell office:value-type="float" office:value="15.992706">
            <text:p>15.99</text:p>
          </table:table-cell>
          <table:table-cell office:value-type="float" office:value="15.903799">
            <text:p>15.9</text:p>
          </table:table-cell>
          <table:table-cell office:value-type="float" office:value="8.998556">
            <text:p>9</text:p>
          </table:table-cell>
          <table:table-cell office:value-type="float" office:value="7.003251">
            <text:p>7</text:p>
          </table:table-cell>
          <table:table-cell office:value-type="float" office:value="6.926249">
            <text:p>6.93</text:p>
          </table:table-cell>
          <table:table-cell office:value-type="float" office:value="7.218501">
            <text:p>7.22</text:p>
          </table:table-cell>
          <table:table-cell office:value-type="float" office:value="0.002341">
            <text:p>0</text:p>
          </table:table-cell>
          <table:table-cell office:value-type="float" office:value="0.007294">
            <text:p>0.01</text:p>
          </table:table-cell>
          <table:table-cell office:value-type="float" office:value="0.096201">
            <text:p>0.1</text:p>
          </table:table-cell>
          <table:table-cell office:value-type="float" office:value="7.001444">
            <text:p>7</text:p>
          </table:table-cell>
          <table:table-cell office:value-type="float" office:value="4.498375">
            <text:p>4.5</text:p>
          </table:table-cell>
          <table:table-cell office:value-type="float" office:value="4.536876">
            <text:p>4.54</text:p>
          </table:table-cell>
          <table:table-cell office:value-type="float" office:value="4.39075">
            <text:p>4.39</text:p>
          </table:table-cell>
          <table:table-cell office:value-type="float" office:value="7.99883">
            <text:p>8</text:p>
          </table:table-cell>
          <table:table-cell office:value-type="float" office:value="7.996353">
            <text:p>8</text:p>
          </table:table-cell>
          <table:table-cell office:value-type="float" office:value="7.951899">
            <text:p>7.95</text:p>
          </table:table-cell>
          <table:table-cell office:value-type="float" office:value="4.499278">
            <text:p>4.5</text:p>
          </table:table-cell>
          <table:table-cell office:value-type="float" office:value="3.501625">
            <text:p>3.5</text:p>
          </table:table-cell>
          <table:table-cell office:value-type="float" office:value="3.463124">
            <text:p>3.46</text:p>
          </table:table-cell>
          <table:table-cell office:value-type="float" office:value="3.60925">
            <text:p>3.61</text:p>
          </table:table-cell>
          <table:table-cell office:value-type="float" office:value="0.00117">
            <text:p>0</text:p>
          </table:table-cell>
          <table:table-cell office:value-type="float" office:value="0.003647">
            <text:p>0</text:p>
          </table:table-cell>
          <table:table-cell office:value-type="float" office:value="0.048101">
            <text:p>0.05</text:p>
          </table:table-cell>
          <table:table-cell office:value-type="float" office:value="3.500722">
            <text:p>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216">
            <text:p>51216</text:p>
          </table:table-cell>
          <table:table-cell office:value-type="float" office:value="14717678">
            <text:p>14717678</text:p>
          </table:table-cell>
          <table:table-cell office:value-type="float" office:value="22165148">
            <text:p>22165148</text:p>
          </table:table-cell>
          <table:table-cell office:value-type="float" office:value="22264062">
            <text:p>22264062</text:p>
          </table:table-cell>
          <table:table-cell office:value-type="float" office:value="459890838">
            <text:p>459890838</text:p>
          </table:table-cell>
          <table:table-cell office:value-type="float" office:value="577826788">
            <text:p>577826788</text:p>
          </table:table-cell>
          <table:table-cell office:value-type="float" office:value="73180">
            <text:p>73180</text:p>
          </table:table-cell>
          <table:table-cell office:value-type="float" office:value="30108">
            <text:p>30108</text:p>
          </table:table-cell>
          <table:table-cell office:value-type="float" office:value="8679848">
            <text:p>8679848</text:p>
          </table:table-cell>
          <table:table-cell office:value-type="float" office:value="10252012">
            <text:p>10252012</text:p>
          </table:table-cell>
          <table:table-cell office:value-type="float" office:value="22261666">
            <text:p>22261666</text:p>
          </table:table-cell>
          <table:table-cell office:value-type="float" office:value="459809544">
            <text:p>459809544</text:p>
          </table:table-cell>
          <table:table-cell office:value-type="float" office:value="576628238">
            <text:p>576628238</text:p>
          </table:table-cell>
          <table:table-cell office:value-type="float" office:value="43072">
            <text:p>43072</text:p>
          </table:table-cell>
          <table:table-cell office:value-type="float" office:value="21108">
            <text:p>21108</text:p>
          </table:table-cell>
          <table:table-cell office:value-type="float" office:value="6037830">
            <text:p>6037830</text:p>
          </table:table-cell>
          <table:table-cell office:value-type="float" office:value="11913136">
            <text:p>11913136</text:p>
          </table:table-cell>
          <table:table-cell office:value-type="float" office:value="2396">
            <text:p>2396</text:p>
          </table:table-cell>
          <table:table-cell office:value-type="float" office:value="81294">
            <text:p>81294</text:p>
          </table:table-cell>
          <table:table-cell office:value-type="float" office:value="1198550">
            <text:p>1198550</text:p>
          </table:table-cell>
          <table:table-cell office:value-type="float" office:value="30108">
            <text:p>30108</text:p>
          </table:table-cell>
          <table:table-cell office:value-type="float" office:value="9.993674">
            <text:p>9.99</text:p>
          </table:table-cell>
          <table:table-cell office:value-type="float" office:value="10.025863">
            <text:p>10.03</text:p>
          </table:table-cell>
          <table:table-cell office:value-type="float" office:value="7.862984">
            <text:p>7.86</text:p>
          </table:table-cell>
          <table:table-cell office:value-type="float" office:value="16.998171">
            <text:p>17</text:p>
          </table:table-cell>
          <table:table-cell office:value-type="float" office:value="16.996995">
            <text:p>17</text:p>
          </table:table-cell>
          <table:table-cell office:value-type="float" office:value="16.964738">
            <text:p>16.96</text:p>
          </table:table-cell>
          <table:table-cell office:value-type="float" office:value="10.005794">
            <text:p>10.01</text:p>
          </table:table-cell>
          <table:table-cell office:value-type="float" office:value="7.006326">
            <text:p>7.01</text:p>
          </table:table-cell>
          <table:table-cell office:value-type="float" office:value="6.974137">
            <text:p>6.97</text:p>
          </table:table-cell>
          <table:table-cell office:value-type="float" office:value="9.137016">
            <text:p>9.14</text:p>
          </table:table-cell>
          <table:table-cell office:value-type="float" office:value="0.001829">
            <text:p>0</text:p>
          </table:table-cell>
          <table:table-cell office:value-type="float" office:value="0.003005">
            <text:p>0</text:p>
          </table:table-cell>
          <table:table-cell office:value-type="float" office:value="0.035262">
            <text:p>0.04</text:p>
          </table:table-cell>
          <table:table-cell office:value-type="float" office:value="6.994206">
            <text:p>6.99</text:p>
          </table:table-cell>
          <table:table-cell office:value-type="float" office:value="4.702905">
            <text:p>4.7</text:p>
          </table:table-cell>
          <table:table-cell office:value-type="float" office:value="4.718053">
            <text:p>4.72</text:p>
          </table:table-cell>
          <table:table-cell office:value-type="float" office:value="3.700228">
            <text:p>3.7</text:p>
          </table:table-cell>
          <table:table-cell office:value-type="float" office:value="7.999139">
            <text:p>8</text:p>
          </table:table-cell>
          <table:table-cell office:value-type="float" office:value="7.998586">
            <text:p>8</text:p>
          </table:table-cell>
          <table:table-cell office:value-type="float" office:value="7.983406">
            <text:p>7.98</text:p>
          </table:table-cell>
          <table:table-cell office:value-type="float" office:value="4.708609">
            <text:p>4.71</text:p>
          </table:table-cell>
          <table:table-cell office:value-type="float" office:value="3.297095">
            <text:p>3.3</text:p>
          </table:table-cell>
          <table:table-cell office:value-type="float" office:value="3.281947">
            <text:p>3.28</text:p>
          </table:table-cell>
          <table:table-cell office:value-type="float" office:value="4.299772">
            <text:p>4.3</text:p>
          </table:table-cell>
          <table:table-cell office:value-type="float" office:value="0.000861">
            <text:p>0</text:p>
          </table:table-cell>
          <table:table-cell office:value-type="float" office:value="0.001414">
            <text:p>0</text:p>
          </table:table-cell>
          <table:table-cell office:value-type="float" office:value="0.016594">
            <text:p>0.02</text:p>
          </table:table-cell>
          <table:table-cell office:value-type="float" office:value="3.291391">
            <text:p>3.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8010">
            <text:p>48010</text:p>
          </table:table-cell>
          <table:table-cell office:value-type="float" office:value="14579654">
            <text:p>14579654</text:p>
          </table:table-cell>
          <table:table-cell office:value-type="float" office:value="21427296">
            <text:p>21427296</text:p>
          </table:table-cell>
          <table:table-cell office:value-type="float" office:value="66713644">
            <text:p>66713644</text:p>
          </table:table-cell>
          <table:table-cell office:value-type="float" office:value="434104592">
            <text:p>434104592</text:p>
          </table:table-cell>
          <table:table-cell office:value-type="float" office:value="623465650">
            <text:p>623465650</text:p>
          </table:table-cell>
          <table:table-cell office:value-type="float" office:value="64330">
            <text:p>64330</text:p>
          </table:table-cell>
          <table:table-cell office:value-type="float" office:value="29322">
            <text:p>29322</text:p>
          </table:table-cell>
          <table:table-cell office:value-type="float" office:value="8812506">
            <text:p>8812506</text:p>
          </table:table-cell>
          <table:table-cell office:value-type="float" office:value="11392722">
            <text:p>11392722</text:p>
          </table:table-cell>
          <table:table-cell office:value-type="float" office:value="66710728">
            <text:p>66710728</text:p>
          </table:table-cell>
          <table:table-cell office:value-type="float" office:value="434016682">
            <text:p>434016682</text:p>
          </table:table-cell>
          <table:table-cell office:value-type="float" office:value="622784386">
            <text:p>622784386</text:p>
          </table:table-cell>
          <table:table-cell office:value-type="float" office:value="39312">
            <text:p>39312</text:p>
          </table:table-cell>
          <table:table-cell office:value-type="float" office:value="18688">
            <text:p>18688</text:p>
          </table:table-cell>
          <table:table-cell office:value-type="float" office:value="5767148">
            <text:p>5767148</text:p>
          </table:table-cell>
          <table:table-cell office:value-type="float" office:value="10034574">
            <text:p>10034574</text:p>
          </table:table-cell>
          <table:table-cell office:value-type="float" office:value="2916">
            <text:p>2916</text:p>
          </table:table-cell>
          <table:table-cell office:value-type="float" office:value="87910">
            <text:p>87910</text:p>
          </table:table-cell>
          <table:table-cell office:value-type="float" office:value="681264">
            <text:p>681264</text:p>
          </table:table-cell>
          <table:table-cell office:value-type="float" office:value="25018">
            <text:p>25018</text:p>
          </table:table-cell>
          <table:table-cell office:value-type="float" office:value="10.99346">
            <text:p>10.99</text:p>
          </table:table-cell>
          <table:table-cell office:value-type="float" office:value="10.879895">
            <text:p>10.88</text:p>
          </table:table-cell>
          <table:table-cell office:value-type="float" office:value="9.570456">
            <text:p>9.57</text:p>
          </table:table-cell>
          <table:table-cell office:value-type="float" office:value="17.999213">
            <text:p>18</text:p>
          </table:table-cell>
          <table:table-cell office:value-type="float" office:value="17.996355">
            <text:p>18</text:p>
          </table:table-cell>
          <table:table-cell office:value-type="float" office:value="17.980331">
            <text:p>17.98</text:p>
          </table:table-cell>
          <table:table-cell office:value-type="float" office:value="10.999782">
            <text:p>11</text:p>
          </table:table-cell>
          <table:table-cell office:value-type="float" office:value="7.00654">
            <text:p>7.01</text:p>
          </table:table-cell>
          <table:table-cell office:value-type="float" office:value="7.120105">
            <text:p>7.12</text:p>
          </table:table-cell>
          <table:table-cell office:value-type="float" office:value="8.429544">
            <text:p>8.43</text:p>
          </table:table-cell>
          <table:table-cell office:value-type="float" office:value="0.000787">
            <text:p>0</text:p>
          </table:table-cell>
          <table:table-cell office:value-type="float" office:value="0.003645">
            <text:p>0</text:p>
          </table:table-cell>
          <table:table-cell office:value-type="float" office:value="0.019669">
            <text:p>0.02</text:p>
          </table:table-cell>
          <table:table-cell office:value-type="float" office:value="7.000218">
            <text:p>7</text:p>
          </table:table-cell>
          <table:table-cell office:value-type="float" office:value="4.885982">
            <text:p>4.89</text:p>
          </table:table-cell>
          <table:table-cell office:value-type="float" office:value="4.835509">
            <text:p>4.84</text:p>
          </table:table-cell>
          <table:table-cell office:value-type="float" office:value="4.253536">
            <text:p>4.25</text:p>
          </table:table-cell>
          <table:table-cell office:value-type="float" office:value="7.99965">
            <text:p>8</text:p>
          </table:table-cell>
          <table:table-cell office:value-type="float" office:value="7.99838">
            <text:p>8</text:p>
          </table:table-cell>
          <table:table-cell office:value-type="float" office:value="7.991258">
            <text:p>7.99</text:p>
          </table:table-cell>
          <table:table-cell office:value-type="float" office:value="4.888792">
            <text:p>4.89</text:p>
          </table:table-cell>
          <table:table-cell office:value-type="float" office:value="3.114018">
            <text:p>3.11</text:p>
          </table:table-cell>
          <table:table-cell office:value-type="float" office:value="3.164491">
            <text:p>3.16</text:p>
          </table:table-cell>
          <table:table-cell office:value-type="float" office:value="3.746464">
            <text:p>3.75</text:p>
          </table:table-cell>
          <table:table-cell office:value-type="float" office:value="0.00035">
            <text:p>0</text:p>
          </table:table-cell>
          <table:table-cell office:value-type="float" office:value="0.00162">
            <text:p>0</text:p>
          </table:table-cell>
          <table:table-cell office:value-type="float" office:value="0.008742">
            <text:p>0.01</text:p>
          </table:table-cell>
          <table:table-cell office:value-type="float" office:value="3.111208">
            <text:p>3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  <table:table-cell office:value-type="float" office:value="0.999136">
            <text:p>1</text:p>
          </table:table-cell>
          <table:table-cell office:value-type="float" office:value="1.0104">
            <text:p>1.01</text:p>
          </table:table-cell>
          <table:table-cell office:value-type="float" office:value="0.537571">
            <text:p>0.54</text:p>
          </table:table-cell>
          <table:table-cell office:value-type="float" office:value="8.63403">
            <text:p>8.63</text:p>
          </table:table-cell>
          <table:table-cell office:value-type="float" office:value="8.395142">
            <text:p>8.4</text:p>
          </table:table-cell>
          <table:table-cell office:value-type="float" office:value="2.118735">
            <text:p>2.12</text:p>
          </table:table-cell>
          <table:table-cell office:value-type="float" office:value="0.999448">
            <text:p>1</text:p>
          </table:table-cell>
          <table:table-cell office:value-type="float" office:value="8.000864">
            <text:p>8</text:p>
          </table:table-cell>
          <table:table-cell office:value-type="float" office:value="7.9896">
            <text:p>7.99</text:p>
          </table:table-cell>
          <table:table-cell office:value-type="float" office:value="8.462429">
            <text:p>8.46</text:p>
          </table:table-cell>
          <table:table-cell office:value-type="float" office:value="0.36597">
            <text:p>0.37</text:p>
          </table:table-cell>
          <table:table-cell office:value-type="float" office:value="0.604858">
            <text:p>0.6</text:p>
          </table:table-cell>
          <table:table-cell office:value-type="float" office:value="6.881265">
            <text:p>6.88</text:p>
          </table:table-cell>
          <table:table-cell office:value-type="float" office:value="8.000552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  <table:table-cell office:value-type="float" office:value="2">
            <text:p>2</text:p>
          </table:table-cell>
          <table:table-cell office:value-type="float" office:value="2.043853">
            <text:p>2.04</text:p>
          </table:table-cell>
          <table:table-cell office:value-type="float" office:value="0.590207">
            <text:p>0.59</text:p>
          </table:table-cell>
          <table:table-cell office:value-type="float" office:value="9.955051">
            <text:p>9.96</text:p>
          </table:table-cell>
          <table:table-cell office:value-type="float" office:value="9.860897">
            <text:p>9.86</text:p>
          </table:table-cell>
          <table:table-cell office:value-type="float" office:value="4.324566">
            <text:p>4.32</text:p>
          </table:table-cell>
          <table:table-cell office:value-type="float" office:value="1.999416">
            <text:p>2</text:p>
          </table:table-cell>
          <table:table-cell office:value-type="float" office:value="8">
            <text:p>8</text:p>
          </table:table-cell>
          <table:table-cell office:value-type="float" office:value="7.956147">
            <text:p>7.96</text:p>
          </table:table-cell>
          <table:table-cell office:value-type="float" office:value="9.409793">
            <text:p>9.41</text:p>
          </table:table-cell>
          <table:table-cell office:value-type="float" office:value="0.044949">
            <text:p>0.04</text:p>
          </table:table-cell>
          <table:table-cell office:value-type="float" office:value="0.139103">
            <text:p>0.14</text:p>
          </table:table-cell>
          <table:table-cell office:value-type="float" office:value="5.675434">
            <text:p>5.68</text:p>
          </table:table-cell>
          <table:table-cell office:value-type="float" office:value="8.000584">
            <text:p>8</text:p>
          </table:table-cell>
          <table:table-cell office:value-type="float" office:value="1.8">
            <text:p>1.8</text:p>
          </table:table-cell>
          <table:table-cell office:value-type="float" office:value="1.839468">
            <text:p>1.84</text:p>
          </table:table-cell>
          <table:table-cell office:value-type="float" office:value="0.531187">
            <text:p>0.53</text:p>
          </table:table-cell>
          <table:table-cell office:value-type="float" office:value="8.959546">
            <text:p>8.96</text:p>
          </table:table-cell>
          <table:table-cell office:value-type="float" office:value="8.874807">
            <text:p>8.87</text:p>
          </table:table-cell>
          <table:table-cell office:value-type="float" office:value="3.892109">
            <text:p>3.89</text:p>
          </table:table-cell>
          <table:table-cell office:value-type="float" office:value="1.799475">
            <text:p>1.8</text:p>
          </table:table-cell>
          <table:table-cell office:value-type="float" office:value="7.2">
            <text:p>7.2</text:p>
          </table:table-cell>
          <table:table-cell office:value-type="float" office:value="7.160532">
            <text:p>7.16</text:p>
          </table:table-cell>
          <table:table-cell office:value-type="float" office:value="8.468813">
            <text:p>8.47</text:p>
          </table:table-cell>
          <table:table-cell office:value-type="float" office:value="0.040454">
            <text:p>0.04</text:p>
          </table:table-cell>
          <table:table-cell office:value-type="float" office:value="0.125193">
            <text:p>0.13</text:p>
          </table:table-cell>
          <table:table-cell office:value-type="float" office:value="5.107891">
            <text:p>5.11</text:p>
          </table:table-cell>
          <table:table-cell office:value-type="float" office:value="7.200525">
            <text:p>7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  <table:table-cell office:value-type="float" office:value="2.998067">
            <text:p>3</text:p>
          </table:table-cell>
          <table:table-cell office:value-type="float" office:value="2.969899">
            <text:p>2.97</text:p>
          </table:table-cell>
          <table:table-cell office:value-type="float" office:value="1.362958">
            <text:p>1.36</text:p>
          </table:table-cell>
          <table:table-cell office:value-type="float" office:value="10.947035">
            <text:p>10.95</text:p>
          </table:table-cell>
          <table:table-cell office:value-type="float" office:value="10.939329">
            <text:p>10.94</text:p>
          </table:table-cell>
          <table:table-cell office:value-type="float" office:value="6.041036">
            <text:p>6.04</text:p>
          </table:table-cell>
          <table:table-cell office:value-type="float" office:value="2.999683">
            <text:p>3</text:p>
          </table:table-cell>
          <table:table-cell office:value-type="float" office:value="8.001933">
            <text:p>8</text:p>
          </table:table-cell>
          <table:table-cell office:value-type="float" office:value="8.030101">
            <text:p>8.03</text:p>
          </table:table-cell>
          <table:table-cell office:value-type="float" office:value="9.637042">
            <text:p>9.64</text:p>
          </table:table-cell>
          <table:table-cell office:value-type="float" office:value="0.052965">
            <text:p>0.05</text:p>
          </table:table-cell>
          <table:table-cell office:value-type="float" office:value="0.060671">
            <text:p>0.06</text:p>
          </table:table-cell>
          <table:table-cell office:value-type="float" office:value="4.958964">
            <text:p>4.96</text:p>
          </table:table-cell>
          <table:table-cell office:value-type="float" office:value="8.000317">
            <text:p>8</text:p>
          </table:table-cell>
          <table:table-cell office:value-type="float" office:value="2.452964">
            <text:p>2.45</text:p>
          </table:table-cell>
          <table:table-cell office:value-type="float" office:value="2.429917">
            <text:p>2.43</text:p>
          </table:table-cell>
          <table:table-cell office:value-type="float" office:value="1.115148">
            <text:p>1.12</text:p>
          </table:table-cell>
          <table:table-cell office:value-type="float" office:value="8.956665">
            <text:p>8.96</text:p>
          </table:table-cell>
          <table:table-cell office:value-type="float" office:value="8.95036">
            <text:p>8.95</text:p>
          </table:table-cell>
          <table:table-cell office:value-type="float" office:value="4.942666">
            <text:p>4.94</text:p>
          </table:table-cell>
          <table:table-cell office:value-type="float" office:value="2.454286">
            <text:p>2.45</text:p>
          </table:table-cell>
          <table:table-cell office:value-type="float" office:value="6.547036">
            <text:p>6.55</text:p>
          </table:table-cell>
          <table:table-cell office:value-type="float" office:value="6.570083">
            <text:p>6.57</text:p>
          </table:table-cell>
          <table:table-cell office:value-type="float" office:value="7.884852">
            <text:p>7.88</text:p>
          </table:table-cell>
          <table:table-cell office:value-type="float" office:value="0.043335">
            <text:p>0.04</text:p>
          </table:table-cell>
          <table:table-cell office:value-type="float" office:value="0.04964">
            <text:p>0.05</text:p>
          </table:table-cell>
          <table:table-cell office:value-type="float" office:value="4.057334">
            <text:p>4.06</text:p>
          </table:table-cell>
          <table:table-cell office:value-type="float" office:value="6.545714">
            <text:p>6.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  <table:table-cell office:value-type="float" office:value="3.999493">
            <text:p>4</text:p>
          </table:table-cell>
          <table:table-cell office:value-type="float" office:value="4.093587">
            <text:p>4.09</text:p>
          </table:table-cell>
          <table:table-cell office:value-type="float" office:value="1.871863">
            <text:p>1.87</text:p>
          </table:table-cell>
          <table:table-cell office:value-type="float" office:value="11.965339">
            <text:p>11.97</text:p>
          </table:table-cell>
          <table:table-cell office:value-type="float" office:value="11.956494">
            <text:p>11.96</text:p>
          </table:table-cell>
          <table:table-cell office:value-type="float" office:value="11.531631">
            <text:p>11.53</text:p>
          </table:table-cell>
          <table:table-cell office:value-type="float" office:value="3.999706">
            <text:p>4</text:p>
          </table:table-cell>
          <table:table-cell office:value-type="float" office:value="8.000507">
            <text:p>8</text:p>
          </table:table-cell>
          <table:table-cell office:value-type="float" office:value="7.906413">
            <text:p>7.91</text:p>
          </table:table-cell>
          <table:table-cell office:value-type="float" office:value="10.128137">
            <text:p>10.13</text:p>
          </table:table-cell>
          <table:table-cell office:value-type="float" office:value="0.034661">
            <text:p>0.03</text:p>
          </table:table-cell>
          <table:table-cell office:value-type="float" office:value="0.043506">
            <text:p>0.04</text:p>
          </table:table-cell>
          <table:table-cell office:value-type="float" office:value="0.468369">
            <text:p>0.47</text:p>
          </table:table-cell>
          <table:table-cell office:value-type="float" office:value="8.000294">
            <text:p>8</text:p>
          </table:table-cell>
          <table:table-cell office:value-type="float" office:value="2.99962">
            <text:p>3</text:p>
          </table:table-cell>
          <table:table-cell office:value-type="float" office:value="3.07019">
            <text:p>3.07</text:p>
          </table:table-cell>
          <table:table-cell office:value-type="float" office:value="1.403897">
            <text:p>1.4</text:p>
          </table:table-cell>
          <table:table-cell office:value-type="float" office:value="8.974004">
            <text:p>8.97</text:p>
          </table:table-cell>
          <table:table-cell office:value-type="float" office:value="8.967371">
            <text:p>8.97</text:p>
          </table:table-cell>
          <table:table-cell office:value-type="float" office:value="8.648724">
            <text:p>8.65</text:p>
          </table:table-cell>
          <table:table-cell office:value-type="float" office:value="2.99978">
            <text:p>3</text:p>
          </table:table-cell>
          <table:table-cell office:value-type="float" office:value="6.00038">
            <text:p>6</text:p>
          </table:table-cell>
          <table:table-cell office:value-type="float" office:value="5.92981">
            <text:p>5.93</text:p>
          </table:table-cell>
          <table:table-cell office:value-type="float" office:value="7.596103">
            <text:p>7.6</text:p>
          </table:table-cell>
          <table:table-cell office:value-type="float" office:value="0.025996">
            <text:p>0.03</text:p>
          </table:table-cell>
          <table:table-cell office:value-type="float" office:value="0.032629">
            <text:p>0.03</text:p>
          </table:table-cell>
          <table:table-cell office:value-type="float" office:value="0.351276">
            <text:p>0.35</text:p>
          </table:table-cell>
          <table:table-cell office:value-type="float" office:value="6.00022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  <table:table-cell office:value-type="float" office:value="4.999471">
            <text:p>5</text:p>
          </table:table-cell>
          <table:table-cell office:value-type="float" office:value="5.097983">
            <text:p>5.1</text:p>
          </table:table-cell>
          <table:table-cell office:value-type="float" office:value="3.051336">
            <text:p>3.05</text:p>
          </table:table-cell>
          <table:table-cell office:value-type="float" office:value="12.991653">
            <text:p>12.99</text:p>
          </table:table-cell>
          <table:table-cell office:value-type="float" office:value="12.96969">
            <text:p>12.97</text:p>
          </table:table-cell>
          <table:table-cell office:value-type="float" office:value="12.504228">
            <text:p>12.5</text:p>
          </table:table-cell>
          <table:table-cell office:value-type="float" office:value="4.999573">
            <text:p>5</text:p>
          </table:table-cell>
          <table:table-cell office:value-type="float" office:value="8.000529">
            <text:p>8</text:p>
          </table:table-cell>
          <table:table-cell office:value-type="float" office:value="7.902017">
            <text:p>7.9</text:p>
          </table:table-cell>
          <table:table-cell office:value-type="float" office:value="9.948664">
            <text:p>9.95</text:p>
          </table:table-cell>
          <table:table-cell office:value-type="float" office:value="0.008347">
            <text:p>0.01</text:p>
          </table:table-cell>
          <table:table-cell office:value-type="float" office:value="0.03031">
            <text:p>0.03</text:p>
          </table:table-cell>
          <table:table-cell office:value-type="float" office:value="0.495772">
            <text:p>0.5</text:p>
          </table:table-cell>
          <table:table-cell office:value-type="float" office:value="8.000427">
            <text:p>8</text:p>
          </table:table-cell>
          <table:table-cell office:value-type="float" office:value="3.461173">
            <text:p>3.46</text:p>
          </table:table-cell>
          <table:table-cell office:value-type="float" office:value="3.529373">
            <text:p>3.53</text:p>
          </table:table-cell>
          <table:table-cell office:value-type="float" office:value="2.112463">
            <text:p>2.11</text:p>
          </table:table-cell>
          <table:table-cell office:value-type="float" office:value="8.994221">
            <text:p>8.99</text:p>
          </table:table-cell>
          <table:table-cell office:value-type="float" office:value="8.979016">
            <text:p>8.98</text:p>
          </table:table-cell>
          <table:table-cell office:value-type="float" office:value="8.656773">
            <text:p>8.66</text:p>
          </table:table-cell>
          <table:table-cell office:value-type="float" office:value="3.461243">
            <text:p>3.46</text:p>
          </table:table-cell>
          <table:table-cell office:value-type="float" office:value="5.538827">
            <text:p>5.54</text:p>
          </table:table-cell>
          <table:table-cell office:value-type="float" office:value="5.470627">
            <text:p>5.47</text:p>
          </table:table-cell>
          <table:table-cell office:value-type="float" office:value="6.887537">
            <text:p>6.89</text:p>
          </table:table-cell>
          <table:table-cell office:value-type="float" office:value="0.005779">
            <text:p>0.01</text:p>
          </table:table-cell>
          <table:table-cell office:value-type="float" office:value="0.020984">
            <text:p>0.02</text:p>
          </table:table-cell>
          <table:table-cell office:value-type="float" office:value="0.343227">
            <text:p>0.34</text:p>
          </table:table-cell>
          <table:table-cell office:value-type="float" office:value="5.538757">
            <text:p>5.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  <table:table-cell office:value-type="float" office:value="5.991591">
            <text:p>5.99</text:p>
          </table:table-cell>
          <table:table-cell office:value-type="float" office:value="6.030125">
            <text:p>6.03</text:p>
          </table:table-cell>
          <table:table-cell office:value-type="float" office:value="4.484153">
            <text:p>4.48</text:p>
          </table:table-cell>
          <table:table-cell office:value-type="float" office:value="13.998344">
            <text:p>14</text:p>
          </table:table-cell>
          <table:table-cell office:value-type="float" office:value="13.984211">
            <text:p>13.98</text:p>
          </table:table-cell>
          <table:table-cell office:value-type="float" office:value="13.693276">
            <text:p>13.69</text:p>
          </table:table-cell>
          <table:table-cell office:value-type="float" office:value="5.989975">
            <text:p>5.99</text:p>
          </table:table-cell>
          <table:table-cell office:value-type="float" office:value="8.008409">
            <text:p>8.01</text:p>
          </table:table-cell>
          <table:table-cell office:value-type="float" office:value="7.969875">
            <text:p>7.97</text:p>
          </table:table-cell>
          <table:table-cell office:value-type="float" office:value="9.515847">
            <text:p>9.52</text:p>
          </table:table-cell>
          <table:table-cell office:value-type="float" office:value="0.001656">
            <text:p>0</text:p>
          </table:table-cell>
          <table:table-cell office:value-type="float" office:value="0.015789">
            <text:p>0.02</text:p>
          </table:table-cell>
          <table:table-cell office:value-type="float" office:value="0.306724">
            <text:p>0.31</text:p>
          </table:table-cell>
          <table:table-cell office:value-type="float" office:value="8.010025">
            <text:p>8.01</text:p>
          </table:table-cell>
          <table:table-cell office:value-type="float" office:value="3.851737">
            <text:p>3.85</text:p>
          </table:table-cell>
          <table:table-cell office:value-type="float" office:value="3.876509">
            <text:p>3.88</text:p>
          </table:table-cell>
          <table:table-cell office:value-type="float" office:value="2.88267">
            <text:p>2.88</text:p>
          </table:table-cell>
          <table:table-cell office:value-type="float" office:value="8.998935">
            <text:p>9</text:p>
          </table:table-cell>
          <table:table-cell office:value-type="float" office:value="8.98985">
            <text:p>8.99</text:p>
          </table:table-cell>
          <table:table-cell office:value-type="float" office:value="8.802821">
            <text:p>8.8</text:p>
          </table:table-cell>
          <table:table-cell office:value-type="float" office:value="3.850698">
            <text:p>3.85</text:p>
          </table:table-cell>
          <table:table-cell office:value-type="float" office:value="5.148263">
            <text:p>5.15</text:p>
          </table:table-cell>
          <table:table-cell office:value-type="float" office:value="5.123491">
            <text:p>5.12</text:p>
          </table:table-cell>
          <table:table-cell office:value-type="float" office:value="6.11733">
            <text:p>6.12</text:p>
          </table:table-cell>
          <table:table-cell office:value-type="float" office:value="0.001065">
            <text:p>0</text:p>
          </table:table-cell>
          <table:table-cell office:value-type="float" office:value="0.01015">
            <text:p>0.01</text:p>
          </table:table-cell>
          <table:table-cell office:value-type="float" office:value="0.197179">
            <text:p>0.2</text:p>
          </table:table-cell>
          <table:table-cell office:value-type="float" office:value="5.149302">
            <text:p>5.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  <table:table-cell office:value-type="float" office:value="6.999177">
            <text:p>7</text:p>
          </table:table-cell>
          <table:table-cell office:value-type="float" office:value="6.993014">
            <text:p>6.99</text:p>
          </table:table-cell>
          <table:table-cell office:value-type="float" office:value="5.971647">
            <text:p>5.97</text:p>
          </table:table-cell>
          <table:table-cell office:value-type="float" office:value="14.998873">
            <text:p>15</text:p>
          </table:table-cell>
          <table:table-cell office:value-type="float" office:value="14.989969">
            <text:p>14.99</text:p>
          </table:table-cell>
          <table:table-cell office:value-type="float" office:value="14.63192">
            <text:p>14.63</text:p>
          </table:table-cell>
          <table:table-cell office:value-type="float" office:value="6.99555">
            <text:p>7</text:p>
          </table:table-cell>
          <table:table-cell office:value-type="float" office:value="8.000823">
            <text:p>8</text:p>
          </table:table-cell>
          <table:table-cell office:value-type="float" office:value="8.006986">
            <text:p>8.01</text:p>
          </table:table-cell>
          <table:table-cell office:value-type="float" office:value="9.028353">
            <text:p>9.03</text:p>
          </table:table-cell>
          <table:table-cell office:value-type="float" office:value="0.001127">
            <text:p>0</text:p>
          </table:table-cell>
          <table:table-cell office:value-type="float" office:value="0.010031">
            <text:p>0.01</text:p>
          </table:table-cell>
          <table:table-cell office:value-type="float" office:value="0.36808">
            <text:p>0.37</text:p>
          </table:table-cell>
          <table:table-cell office:value-type="float" office:value="8.00445">
            <text:p>8</text:p>
          </table:table-cell>
          <table:table-cell office:value-type="float" office:value="4.199506">
            <text:p>4.2</text:p>
          </table:table-cell>
          <table:table-cell office:value-type="float" office:value="4.195809">
            <text:p>4.2</text:p>
          </table:table-cell>
          <table:table-cell office:value-type="float" office:value="3.582988">
            <text:p>3.58</text:p>
          </table:table-cell>
          <table:table-cell office:value-type="float" office:value="8.999324">
            <text:p>9</text:p>
          </table:table-cell>
          <table:table-cell office:value-type="float" office:value="8.993982">
            <text:p>8.99</text:p>
          </table:table-cell>
          <table:table-cell office:value-type="float" office:value="8.779152">
            <text:p>8.78</text:p>
          </table:table-cell>
          <table:table-cell office:value-type="float" office:value="4.19733">
            <text:p>4.2</text:p>
          </table:table-cell>
          <table:table-cell office:value-type="float" office:value="4.800494">
            <text:p>4.8</text:p>
          </table:table-cell>
          <table:table-cell office:value-type="float" office:value="4.804191">
            <text:p>4.8</text:p>
          </table:table-cell>
          <table:table-cell office:value-type="float" office:value="5.417012">
            <text:p>5.42</text:p>
          </table:table-cell>
          <table:table-cell office:value-type="float" office:value="0.000676">
            <text:p>0</text:p>
          </table:table-cell>
          <table:table-cell office:value-type="float" office:value="0.006018">
            <text:p>0.01</text:p>
          </table:table-cell>
          <table:table-cell office:value-type="float" office:value="0.220848">
            <text:p>0.22</text:p>
          </table:table-cell>
          <table:table-cell office:value-type="float" office:value="4.80267">
            <text:p>4.8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  <table:table-cell office:value-type="float" office:value="7.993113">
            <text:p>7.99</text:p>
          </table:table-cell>
          <table:table-cell office:value-type="float" office:value="7.915233">
            <text:p>7.92</text:p>
          </table:table-cell>
          <table:table-cell office:value-type="float" office:value="5.918796">
            <text:p>5.92</text:p>
          </table:table-cell>
          <table:table-cell office:value-type="float" office:value="15.932091">
            <text:p>15.93</text:p>
          </table:table-cell>
          <table:table-cell office:value-type="float" office:value="15.991927">
            <text:p>15.99</text:p>
          </table:table-cell>
          <table:table-cell office:value-type="float" office:value="15.874763">
            <text:p>15.87</text:p>
          </table:table-cell>
          <table:table-cell office:value-type="float" office:value="7.994277">
            <text:p>7.99</text:p>
          </table:table-cell>
          <table:table-cell office:value-type="float" office:value="8.006887">
            <text:p>8.01</text:p>
          </table:table-cell>
          <table:table-cell office:value-type="float" office:value="8.084767">
            <text:p>8.08</text:p>
          </table:table-cell>
          <table:table-cell office:value-type="float" office:value="10.081204">
            <text:p>10.08</text:p>
          </table:table-cell>
          <table:table-cell office:value-type="float" office:value="0.067909">
            <text:p>0.07</text:p>
          </table:table-cell>
          <table:table-cell office:value-type="float" office:value="0.008073">
            <text:p>0.01</text:p>
          </table:table-cell>
          <table:table-cell office:value-type="float" office:value="0.125237">
            <text:p>0.13</text:p>
          </table:table-cell>
          <table:table-cell office:value-type="float" office:value="8.005723">
            <text:p>8.01</text:p>
          </table:table-cell>
          <table:table-cell office:value-type="float" office:value="4.496126">
            <text:p>4.5</text:p>
          </table:table-cell>
          <table:table-cell office:value-type="float" office:value="4.452318">
            <text:p>4.45</text:p>
          </table:table-cell>
          <table:table-cell office:value-type="float" office:value="3.329323">
            <text:p>3.33</text:p>
          </table:table-cell>
          <table:table-cell office:value-type="float" office:value="8.961801">
            <text:p>8.96</text:p>
          </table:table-cell>
          <table:table-cell office:value-type="float" office:value="8.995459">
            <text:p>9</text:p>
          </table:table-cell>
          <table:table-cell office:value-type="float" office:value="8.929554">
            <text:p>8.93</text:p>
          </table:table-cell>
          <table:table-cell office:value-type="float" office:value="4.496781">
            <text:p>4.5</text:p>
          </table:table-cell>
          <table:table-cell office:value-type="float" office:value="4.503874">
            <text:p>4.5</text:p>
          </table:table-cell>
          <table:table-cell office:value-type="float" office:value="4.547682">
            <text:p>4.55</text:p>
          </table:table-cell>
          <table:table-cell office:value-type="float" office:value="5.670677">
            <text:p>5.67</text:p>
          </table:table-cell>
          <table:table-cell office:value-type="float" office:value="0.038199">
            <text:p>0.04</text:p>
          </table:table-cell>
          <table:table-cell office:value-type="float" office:value="0.004541">
            <text:p>0</text:p>
          </table:table-cell>
          <table:table-cell office:value-type="float" office:value="0.070446">
            <text:p>0.07</text:p>
          </table:table-cell>
          <table:table-cell office:value-type="float" office:value="4.503219">
            <text:p>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  <table:table-cell office:value-type="float" office:value="8.998483">
            <text:p>9</text:p>
          </table:table-cell>
          <table:table-cell office:value-type="float" office:value="9.044309">
            <text:p>9.04</text:p>
          </table:table-cell>
          <table:table-cell office:value-type="float" office:value="8.757596">
            <text:p>8.76</text:p>
          </table:table-cell>
          <table:table-cell office:value-type="float" office:value="16.93788">
            <text:p>16.94</text:p>
          </table:table-cell>
          <table:table-cell office:value-type="float" office:value="16.995633">
            <text:p>17</text:p>
          </table:table-cell>
          <table:table-cell office:value-type="float" office:value="16.89686">
            <text:p>16.9</text:p>
          </table:table-cell>
          <table:table-cell office:value-type="float" office:value="8.985861">
            <text:p>8.99</text:p>
          </table:table-cell>
          <table:table-cell office:value-type="float" office:value="8.001517">
            <text:p>8</text:p>
          </table:table-cell>
          <table:table-cell office:value-type="float" office:value="7.955691">
            <text:p>7.96</text:p>
          </table:table-cell>
          <table:table-cell office:value-type="float" office:value="8.242404">
            <text:p>8.24</text:p>
          </table:table-cell>
          <table:table-cell office:value-type="float" office:value="0.06212">
            <text:p>0.06</text:p>
          </table:table-cell>
          <table:table-cell office:value-type="float" office:value="0.004367">
            <text:p>0</text:p>
          </table:table-cell>
          <table:table-cell office:value-type="float" office:value="0.10314">
            <text:p>0.1</text:p>
          </table:table-cell>
          <table:table-cell office:value-type="float" office:value="8.014139">
            <text:p>8.01</text:p>
          </table:table-cell>
          <table:table-cell office:value-type="float" office:value="4.763903">
            <text:p>4.76</text:p>
          </table:table-cell>
          <table:table-cell office:value-type="float" office:value="4.788163">
            <text:p>4.79</text:p>
          </table:table-cell>
          <table:table-cell office:value-type="float" office:value="4.636374">
            <text:p>4.64</text:p>
          </table:table-cell>
          <table:table-cell office:value-type="float" office:value="8.967113">
            <text:p>8.97</text:p>
          </table:table-cell>
          <table:table-cell office:value-type="float" office:value="8.997688">
            <text:p>9</text:p>
          </table:table-cell>
          <table:table-cell office:value-type="float" office:value="8.945397">
            <text:p>8.95</text:p>
          </table:table-cell>
          <table:table-cell office:value-type="float" office:value="4.757221">
            <text:p>4.76</text:p>
          </table:table-cell>
          <table:table-cell office:value-type="float" office:value="4.236097">
            <text:p>4.24</text:p>
          </table:table-cell>
          <table:table-cell office:value-type="float" office:value="4.211837">
            <text:p>4.21</text:p>
          </table:table-cell>
          <table:table-cell office:value-type="float" office:value="4.363626">
            <text:p>4.36</text:p>
          </table:table-cell>
          <table:table-cell office:value-type="float" office:value="0.032887">
            <text:p>0.03</text:p>
          </table:table-cell>
          <table:table-cell office:value-type="float" office:value="0.002312">
            <text:p>0</text:p>
          </table:table-cell>
          <table:table-cell office:value-type="float" office:value="0.054603">
            <text:p>0.05</text:p>
          </table:table-cell>
          <table:table-cell office:value-type="float" office:value="4.242779">
            <text:p>4.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  <table:table-cell office:value-type="float" office:value="9.999822">
            <text:p>10</text:p>
          </table:table-cell>
          <table:table-cell office:value-type="float" office:value="9.945812">
            <text:p>9.95</text:p>
          </table:table-cell>
          <table:table-cell office:value-type="float" office:value="8.197289">
            <text:p>8.2</text:p>
          </table:table-cell>
          <table:table-cell office:value-type="float" office:value="17.996877">
            <text:p>18</text:p>
          </table:table-cell>
          <table:table-cell office:value-type="float" office:value="17.995783">
            <text:p>18</text:p>
          </table:table-cell>
          <table:table-cell office:value-type="float" office:value="17.95538">
            <text:p>17.96</text:p>
          </table:table-cell>
          <table:table-cell office:value-type="float" office:value="9.997408">
            <text:p>10</text:p>
          </table:table-cell>
          <table:table-cell office:value-type="float" office:value="8.000178">
            <text:p>8</text:p>
          </table:table-cell>
          <table:table-cell office:value-type="float" office:value="8.054188">
            <text:p>8.05</text:p>
          </table:table-cell>
          <table:table-cell office:value-type="float" office:value="9.802711">
            <text:p>9.8</text:p>
          </table:table-cell>
          <table:table-cell office:value-type="float" office:value="0.003123">
            <text:p>0</text:p>
          </table:table-cell>
          <table:table-cell office:value-type="float" office:value="0.004217">
            <text:p>0</text:p>
          </table:table-cell>
          <table:table-cell office:value-type="float" office:value="0.04462">
            <text:p>0.04</text:p>
          </table:table-cell>
          <table:table-cell office:value-type="float" office:value="8.002592">
            <text:p>8</text:p>
          </table:table-cell>
          <table:table-cell office:value-type="float" office:value="4.999911">
            <text:p>5</text:p>
          </table:table-cell>
          <table:table-cell office:value-type="float" office:value="4.972906">
            <text:p>4.97</text:p>
          </table:table-cell>
          <table:table-cell office:value-type="float" office:value="4.098645">
            <text:p>4.1</text:p>
          </table:table-cell>
          <table:table-cell office:value-type="float" office:value="8.998439">
            <text:p>9</text:p>
          </table:table-cell>
          <table:table-cell office:value-type="float" office:value="8.997892">
            <text:p>9</text:p>
          </table:table-cell>
          <table:table-cell office:value-type="float" office:value="8.97769">
            <text:p>8.98</text:p>
          </table:table-cell>
          <table:table-cell office:value-type="float" office:value="4.998704">
            <text:p>5</text:p>
          </table:table-cell>
          <table:table-cell office:value-type="float" office:value="4.000089">
            <text:p>4</text:p>
          </table:table-cell>
          <table:table-cell office:value-type="float" office:value="4.027094">
            <text:p>4.03</text:p>
          </table:table-cell>
          <table:table-cell office:value-type="float" office:value="4.901355">
            <text:p>4.9</text:p>
          </table:table-cell>
          <table:table-cell office:value-type="float" office:value="0.001561">
            <text:p>0</text:p>
          </table:table-cell>
          <table:table-cell office:value-type="float" office:value="0.002108">
            <text:p>0</text:p>
          </table:table-cell>
          <table:table-cell office:value-type="float" office:value="0.02231">
            <text:p>0.02</text:p>
          </table:table-cell>
          <table:table-cell office:value-type="float" office:value="4.001296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  <table:table-cell office:value-type="float" office:value="10.998149">
            <text:p>11</text:p>
          </table:table-cell>
          <table:table-cell office:value-type="float" office:value="11.112103">
            <text:p>11.11</text:p>
          </table:table-cell>
          <table:table-cell office:value-type="float" office:value="8.71575">
            <text:p>8.72</text:p>
          </table:table-cell>
          <table:table-cell office:value-type="float" office:value="18.999672">
            <text:p>19</text:p>
          </table:table-cell>
          <table:table-cell office:value-type="float" office:value="18.996151">
            <text:p>19</text:p>
          </table:table-cell>
          <table:table-cell office:value-type="float" office:value="18.981989">
            <text:p>18.98</text:p>
          </table:table-cell>
          <table:table-cell office:value-type="float" office:value="10.998222">
            <text:p>11</text:p>
          </table:table-cell>
          <table:table-cell office:value-type="float" office:value="8.001851">
            <text:p>8</text:p>
          </table:table-cell>
          <table:table-cell office:value-type="float" office:value="7.887897">
            <text:p>7.89</text:p>
          </table:table-cell>
          <table:table-cell office:value-type="float" office:value="10.28425">
            <text:p>10.28</text:p>
          </table:table-cell>
          <table:table-cell office:value-type="float" office:value="0.000328">
            <text:p>0</text:p>
          </table:table-cell>
          <table:table-cell office:value-type="float" office:value="0.003849">
            <text:p>0</text:p>
          </table:table-cell>
          <table:table-cell office:value-type="float" office:value="0.018011">
            <text:p>0.02</text:p>
          </table:table-cell>
          <table:table-cell office:value-type="float" office:value="8.001778">
            <text:p>8</text:p>
          </table:table-cell>
          <table:table-cell office:value-type="float" office:value="5.20965">
            <text:p>5.21</text:p>
          </table:table-cell>
          <table:table-cell office:value-type="float" office:value="5.263628">
            <text:p>5.26</text:p>
          </table:table-cell>
          <table:table-cell office:value-type="float" office:value="4.128513">
            <text:p>4.13</text:p>
          </table:table-cell>
          <table:table-cell office:value-type="float" office:value="8.999844">
            <text:p>9</text:p>
          </table:table-cell>
          <table:table-cell office:value-type="float" office:value="8.998177">
            <text:p>9</text:p>
          </table:table-cell>
          <table:table-cell office:value-type="float" office:value="8.991468">
            <text:p>8.99</text:p>
          </table:table-cell>
          <table:table-cell office:value-type="float" office:value="5.209684">
            <text:p>5.21</text:p>
          </table:table-cell>
          <table:table-cell office:value-type="float" office:value="3.79035">
            <text:p>3.79</text:p>
          </table:table-cell>
          <table:table-cell office:value-type="float" office:value="3.736372">
            <text:p>3.74</text:p>
          </table:table-cell>
          <table:table-cell office:value-type="float" office:value="4.871487">
            <text:p>4.87</text:p>
          </table:table-cell>
          <table:table-cell office:value-type="float" office:value="0.000156">
            <text:p>0</text:p>
          </table:table-cell>
          <table:table-cell office:value-type="float" office:value="0.001823">
            <text:p>0</text:p>
          </table:table-cell>
          <table:table-cell office:value-type="float" office:value="0.008532">
            <text:p>0.01</text:p>
          </table:table-cell>
          <table:table-cell office:value-type="float" office:value="3.790316">
            <text:p>3.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office:value-type="float" office:value="46260">
            <text:p>46260</text:p>
          </table:table-cell>
          <table:table-cell office:value-type="float" office:value="14899586">
            <text:p>14899586</text:p>
          </table:table-cell>
          <table:table-cell office:value-type="float" office:value="22967266">
            <text:p>22967266</text:p>
          </table:table-cell>
          <table:table-cell office:value-type="float" office:value="1484162">
            <text:p>1484162</text:p>
          </table:table-cell>
          <table:table-cell office:value-type="float" office:value="1607118">
            <text:p>1607118</text:p>
          </table:table-cell>
          <table:table-cell office:value-type="float" office:value="21625384">
            <text:p>21625384</text:p>
          </table:table-cell>
          <table:table-cell office:value-type="float" office:value="42680">
            <text:p>4268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4776">
            <text:p>124776</text:p>
          </table:table-cell>
          <table:table-cell office:value-type="float" office:value="21562314">
            <text:p>21562314</text:p>
          </table:table-cell>
          <table:table-cell office:value-type="float" office:value="22384332">
            <text:p>22384332</text:p>
          </table:table-cell>
          <table:table-cell office:value-type="float" office:value="582474">
            <text:p>582474</text:p>
          </table:table-cell>
          <table:table-cell office:value-type="float" office:value="11195488">
            <text:p>11195488</text:p>
          </table:table-cell>
          <table:table-cell office:value-type="float" office:value="13915080">
            <text:p>13915080</text:p>
          </table:table-cell>
          <table:table-cell office:value-type="float" office:value="41042">
            <text:p>41042</text:p>
          </table:table-cell>
          <table:table-cell office:value-type="float" office:value="12478">
            <text:p>12478</text:p>
          </table:table-cell>
          <table:table-cell office:value-type="float" office:value="2524758">
            <text:p>2524758</text:p>
          </table:table-cell>
          <table:table-cell office:value-type="float" office:value="801722">
            <text:p>801722</text:p>
          </table:table-cell>
          <table:table-cell office:value-type="float" office:value="558934">
            <text:p>558934</text:p>
          </table:table-cell>
          <table:table-cell office:value-type="float" office:value="10519020">
            <text:p>10519020</text:p>
          </table:table-cell>
          <table:table-cell office:value-type="float" office:value="3012162">
            <text:p>3012162</text:p>
          </table:table-cell>
          <table:table-cell office:value-type="float" office:value="4102">
            <text:p>4102</text:p>
          </table:table-cell>
          <table:table-cell office:value-type="float" office:value="112298">
            <text:p>112298</text:p>
          </table:table-cell>
          <table:table-cell office:value-type="float" office:value="19037556">
            <text:p>19037556</text:p>
          </table:table-cell>
          <table:table-cell office:value-type="float" office:value="21582610">
            <text:p>21582610</text:p>
          </table:table-cell>
          <table:table-cell office:value-type="float" office:value="23540">
            <text:p>23540</text:p>
          </table:table-cell>
          <table:table-cell office:value-type="float" office:value="676468">
            <text:p>676468</text:p>
          </table:table-cell>
          <table:table-cell office:value-type="float" office:value="10902918">
            <text:p>10902918</text:p>
          </table:table-cell>
          <table:table-cell office:value-type="float" office:value="36940">
            <text:p>36940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  <table:table-cell office:value-type="float" office:value="1.000032">
            <text:p>1</text:p>
          </table:table-cell>
          <table:table-cell office:value-type="float" office:value="1.170912">
            <text:p>1.17</text:p>
          </table:table-cell>
          <table:table-cell office:value-type="float" office:value="0.358162">
            <text:p>0.36</text:p>
          </table:table-cell>
          <table:table-cell office:value-type="float" office:value="9.595862">
            <text:p>9.6</text:p>
          </table:table-cell>
          <table:table-cell office:value-type="float" office:value="9.395767">
            <text:p>9.4</text:p>
          </table:table-cell>
          <table:table-cell office:value-type="float" office:value="2.164675">
            <text:p>2.16</text:p>
          </table:table-cell>
          <table:table-cell office:value-type="float" office:value="0.999464">
            <text:p>1</text:p>
          </table:table-cell>
          <table:table-cell office:value-type="float" office:value="8.999968">
            <text:p>9</text:p>
          </table:table-cell>
          <table:table-cell office:value-type="float" office:value="8.829088">
            <text:p>8.83</text:p>
          </table:table-cell>
          <table:table-cell office:value-type="float" office:value="9.641838">
            <text:p>9.64</text:p>
          </table:table-cell>
          <table:table-cell office:value-type="float" office:value="0.404138">
            <text:p>0.4</text:p>
          </table:table-cell>
          <table:table-cell office:value-type="float" office:value="0.604233">
            <text:p>0.6</text:p>
          </table:table-cell>
          <table:table-cell office:value-type="float" office:value="7.835325">
            <text:p>7.84</text:p>
          </table:table-cell>
          <table:table-cell office:value-type="float" office:value="9.000536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9448">
            <text:p>49448</text:p>
          </table:table-cell>
          <table:table-cell office:value-type="float" office:value="15942388">
            <text:p>15942388</text:p>
          </table:table-cell>
          <table:table-cell office:value-type="float" office:value="25145346">
            <text:p>25145346</text:p>
          </table:table-cell>
          <table:table-cell office:value-type="float" office:value="1274316">
            <text:p>1274316</text:p>
          </table:table-cell>
          <table:table-cell office:value-type="float" office:value="46377182">
            <text:p>46377182</text:p>
          </table:table-cell>
          <table:table-cell office:value-type="float" office:value="20505692">
            <text:p>20505692</text:p>
          </table:table-cell>
          <table:table-cell office:value-type="float" office:value="62468">
            <text:p>62468</text:p>
          </table:table-cell>
          <table:table-cell office:value-type="float" office:value="8988">
            <text:p>8988</text:p>
          </table:table-cell>
          <table:table-cell office:value-type="float" office:value="3037920">
            <text:p>3037920</text:p>
          </table:table-cell>
          <table:table-cell office:value-type="float" office:value="3160692">
            <text:p>3160692</text:p>
          </table:table-cell>
          <table:table-cell office:value-type="float" office:value="1265506">
            <text:p>1265506</text:p>
          </table:table-cell>
          <table:table-cell office:value-type="float" office:value="45807398">
            <text:p>45807398</text:p>
          </table:table-cell>
          <table:table-cell office:value-type="float" office:value="8485374">
            <text:p>8485374</text:p>
          </table:table-cell>
          <table:table-cell office:value-type="float" office:value="11356">
            <text:p>11356</text:p>
          </table:table-cell>
          <table:table-cell office:value-type="float" office:value="40460">
            <text:p>40460</text:p>
          </table:table-cell>
          <table:table-cell office:value-type="float" office:value="12904468">
            <text:p>12904468</text:p>
          </table:table-cell>
          <table:table-cell office:value-type="float" office:value="21984654">
            <text:p>21984654</text:p>
          </table:table-cell>
          <table:table-cell office:value-type="float" office:value="8810">
            <text:p>8810</text:p>
          </table:table-cell>
          <table:table-cell office:value-type="float" office:value="569784">
            <text:p>569784</text:p>
          </table:table-cell>
          <table:table-cell office:value-type="float" office:value="12020318">
            <text:p>12020318</text:p>
          </table:table-cell>
          <table:table-cell office:value-type="float" office:value="51112">
            <text:p>51112</text:p>
          </table:table-cell>
          <table:table-cell office:value-type="float" office:value="1.999434">
            <text:p>2</text:p>
          </table:table-cell>
          <table:table-cell office:value-type="float" office:value="2.096118">
            <text:p>2.1</text:p>
          </table:table-cell>
          <table:table-cell office:value-type="float" office:value="1.382666">
            <text:p>1.38</text:p>
          </table:table-cell>
          <table:table-cell office:value-type="float" office:value="10.923951">
            <text:p>10.92</text:p>
          </table:table-cell>
          <table:table-cell office:value-type="float" office:value="10.864855">
            <text:p>10.86</text:p>
          </table:table-cell>
          <table:table-cell office:value-type="float" office:value="4.551864">
            <text:p>4.55</text:p>
          </table:table-cell>
          <table:table-cell office:value-type="float" office:value="1.99968">
            <text:p>2</text:p>
          </table:table-cell>
          <table:table-cell office:value-type="float" office:value="9.000566">
            <text:p>9</text:p>
          </table:table-cell>
          <table:table-cell office:value-type="float" office:value="8.903882">
            <text:p>8.9</text:p>
          </table:table-cell>
          <table:table-cell office:value-type="float" office:value="9.617334">
            <text:p>9.62</text:p>
          </table:table-cell>
          <table:table-cell office:value-type="float" office:value="0.076049">
            <text:p>0.08</text:p>
          </table:table-cell>
          <table:table-cell office:value-type="float" office:value="0.135145">
            <text:p>0.14</text:p>
          </table:table-cell>
          <table:table-cell office:value-type="float" office:value="6.448136">
            <text:p>6.45</text:p>
          </table:table-cell>
          <table:table-cell office:value-type="float" office:value="9.00032">
            <text:p>9</text:p>
          </table:table-cell>
          <table:table-cell office:value-type="float" office:value="1.817667">
            <text:p>1.82</text:p>
          </table:table-cell>
          <table:table-cell office:value-type="float" office:value="1.905561">
            <text:p>1.91</text:p>
          </table:table-cell>
          <table:table-cell office:value-type="float" office:value="1.256969">
            <text:p>1.26</text:p>
          </table:table-cell>
          <table:table-cell office:value-type="float" office:value="9.930865">
            <text:p>9.93</text:p>
          </table:table-cell>
          <table:table-cell office:value-type="float" office:value="9.877141">
            <text:p>9.88</text:p>
          </table:table-cell>
          <table:table-cell office:value-type="float" office:value="4.138058">
            <text:p>4.14</text:p>
          </table:table-cell>
          <table:table-cell office:value-type="float" office:value="1.817891">
            <text:p>1.82</text:p>
          </table:table-cell>
          <table:table-cell office:value-type="float" office:value="8.182333">
            <text:p>8.18</text:p>
          </table:table-cell>
          <table:table-cell office:value-type="float" office:value="8.094439">
            <text:p>8.09</text:p>
          </table:table-cell>
          <table:table-cell office:value-type="float" office:value="8.743031">
            <text:p>8.74</text:p>
          </table:table-cell>
          <table:table-cell office:value-type="float" office:value="0.069135">
            <text:p>0.07</text:p>
          </table:table-cell>
          <table:table-cell office:value-type="float" office:value="0.122859">
            <text:p>0.12</text:p>
          </table:table-cell>
          <table:table-cell office:value-type="float" office:value="5.861942">
            <text:p>5.86</text:p>
          </table:table-cell>
          <table:table-cell office:value-type="float" office:value="8.182109">
            <text:p>8.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8238">
            <text:p>48238</text:p>
          </table:table-cell>
          <table:table-cell office:value-type="float" office:value="14618326">
            <text:p>14618326</text:p>
          </table:table-cell>
          <table:table-cell office:value-type="float" office:value="23856778">
            <text:p>23856778</text:p>
          </table:table-cell>
          <table:table-cell office:value-type="float" office:value="1750018">
            <text:p>1750018</text:p>
          </table:table-cell>
          <table:table-cell office:value-type="float" office:value="58538174">
            <text:p>58538174</text:p>
          </table:table-cell>
          <table:table-cell office:value-type="float" office:value="23506400">
            <text:p>23506400</text:p>
          </table:table-cell>
          <table:table-cell office:value-type="float" office:value="50988">
            <text:p>50988</text:p>
          </table:table-cell>
          <table:table-cell office:value-type="float" office:value="12050">
            <text:p>12050</text:p>
          </table:table-cell>
          <table:table-cell office:value-type="float" office:value="3732410">
            <text:p>3732410</text:p>
          </table:table-cell>
          <table:table-cell office:value-type="float" office:value="3116294">
            <text:p>3116294</text:p>
          </table:table-cell>
          <table:table-cell office:value-type="float" office:value="1741970">
            <text:p>1741970</text:p>
          </table:table-cell>
          <table:table-cell office:value-type="float" office:value="58205344">
            <text:p>58205344</text:p>
          </table:table-cell>
          <table:table-cell office:value-type="float" office:value="10216712">
            <text:p>10216712</text:p>
          </table:table-cell>
          <table:table-cell office:value-type="float" office:value="12744">
            <text:p>12744</text:p>
          </table:table-cell>
          <table:table-cell office:value-type="float" office:value="36188">
            <text:p>36188</text:p>
          </table:table-cell>
          <table:table-cell office:value-type="float" office:value="10885916">
            <text:p>10885916</text:p>
          </table:table-cell>
          <table:table-cell office:value-type="float" office:value="20740484">
            <text:p>20740484</text:p>
          </table:table-cell>
          <table:table-cell office:value-type="float" office:value="8048">
            <text:p>8048</text:p>
          </table:table-cell>
          <table:table-cell office:value-type="float" office:value="332830">
            <text:p>332830</text:p>
          </table:table-cell>
          <table:table-cell office:value-type="float" office:value="13289688">
            <text:p>13289688</text:p>
          </table:table-cell>
          <table:table-cell office:value-type="float" office:value="38244">
            <text:p>38244</text:p>
          </table:table-cell>
          <table:table-cell office:value-type="float" office:value="2.997637">
            <text:p>3</text:p>
          </table:table-cell>
          <table:table-cell office:value-type="float" office:value="3.063888">
            <text:p>3.06</text:p>
          </table:table-cell>
          <table:table-cell office:value-type="float" office:value="1.567501">
            <text:p>1.57</text:p>
          </table:table-cell>
          <table:table-cell office:value-type="float" office:value="11.944814">
            <text:p>11.94</text:p>
          </table:table-cell>
          <table:table-cell office:value-type="float" office:value="11.931772">
            <text:p>11.93</text:p>
          </table:table-cell>
          <table:table-cell office:value-type="float" office:value="5.215624">
            <text:p>5.22</text:p>
          </table:table-cell>
          <table:table-cell office:value-type="float" office:value="2.999294">
            <text:p>3</text:p>
          </table:table-cell>
          <table:table-cell office:value-type="float" office:value="9.002363">
            <text:p>9</text:p>
          </table:table-cell>
          <table:table-cell office:value-type="float" office:value="8.936112">
            <text:p>8.94</text:p>
          </table:table-cell>
          <table:table-cell office:value-type="float" office:value="10.432499">
            <text:p>10.43</text:p>
          </table:table-cell>
          <table:table-cell office:value-type="float" office:value="0.055186">
            <text:p>0.06</text:p>
          </table:table-cell>
          <table:table-cell office:value-type="float" office:value="0.068228">
            <text:p>0.07</text:p>
          </table:table-cell>
          <table:table-cell office:value-type="float" office:value="6.784376">
            <text:p>6.78</text:p>
          </table:table-cell>
          <table:table-cell office:value-type="float" office:value="9.000706">
            <text:p>9</text:p>
          </table:table-cell>
          <table:table-cell office:value-type="float" office:value="2.498031">
            <text:p>2.5</text:p>
          </table:table-cell>
          <table:table-cell office:value-type="float" office:value="2.55324">
            <text:p>2.55</text:p>
          </table:table-cell>
          <table:table-cell office:value-type="float" office:value="1.306251">
            <text:p>1.31</text:p>
          </table:table-cell>
          <table:table-cell office:value-type="float" office:value="9.954012">
            <text:p>9.95</text:p>
          </table:table-cell>
          <table:table-cell office:value-type="float" office:value="9.943143">
            <text:p>9.94</text:p>
          </table:table-cell>
          <table:table-cell office:value-type="float" office:value="4.346353">
            <text:p>4.35</text:p>
          </table:table-cell>
          <table:table-cell office:value-type="float" office:value="2.499412">
            <text:p>2.5</text:p>
          </table:table-cell>
          <table:table-cell office:value-type="float" office:value="7.501969">
            <text:p>7.5</text:p>
          </table:table-cell>
          <table:table-cell office:value-type="float" office:value="7.44676">
            <text:p>7.45</text:p>
          </table:table-cell>
          <table:table-cell office:value-type="float" office:value="8.693749">
            <text:p>8.69</text:p>
          </table:table-cell>
          <table:table-cell office:value-type="float" office:value="0.045988">
            <text:p>0.05</text:p>
          </table:table-cell>
          <table:table-cell office:value-type="float" office:value="0.056857">
            <text:p>0.06</text:p>
          </table:table-cell>
          <table:table-cell office:value-type="float" office:value="5.653647">
            <text:p>5.65</text:p>
          </table:table-cell>
          <table:table-cell office:value-type="float" office:value="7.500588">
            <text:p>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9824">
            <text:p>49824</text:p>
          </table:table-cell>
          <table:table-cell office:value-type="float" office:value="14776494">
            <text:p>14776494</text:p>
          </table:table-cell>
          <table:table-cell office:value-type="float" office:value="26166802">
            <text:p>26166802</text:p>
          </table:table-cell>
          <table:table-cell office:value-type="float" office:value="1955682">
            <text:p>1955682</text:p>
          </table:table-cell>
          <table:table-cell office:value-type="float" office:value="69712416">
            <text:p>69712416</text:p>
          </table:table-cell>
          <table:table-cell office:value-type="float" office:value="183318656">
            <text:p>183318656</text:p>
          </table:table-cell>
          <table:table-cell office:value-type="float" office:value="70206">
            <text:p>70206</text:p>
          </table:table-cell>
          <table:table-cell office:value-type="float" office:value="15326">
            <text:p>15326</text:p>
          </table:table-cell>
          <table:table-cell office:value-type="float" office:value="4589208">
            <text:p>4589208</text:p>
          </table:table-cell>
          <table:table-cell office:value-type="float" office:value="4386010">
            <text:p>4386010</text:p>
          </table:table-cell>
          <table:table-cell office:value-type="float" office:value="1948470">
            <text:p>1948470</text:p>
          </table:table-cell>
          <table:table-cell office:value-type="float" office:value="69459148">
            <text:p>69459148</text:p>
          </table:table-cell>
          <table:table-cell office:value-type="float" office:value="177133240">
            <text:p>177133240</text:p>
          </table:table-cell>
          <table:table-cell office:value-type="float" office:value="21600">
            <text:p>21600</text:p>
          </table:table-cell>
          <table:table-cell office:value-type="float" office:value="34498">
            <text:p>34498</text:p>
          </table:table-cell>
          <table:table-cell office:value-type="float" office:value="10187286">
            <text:p>10187286</text:p>
          </table:table-cell>
          <table:table-cell office:value-type="float" office:value="21780792">
            <text:p>21780792</text:p>
          </table:table-cell>
          <table:table-cell office:value-type="float" office:value="7212">
            <text:p>7212</text:p>
          </table:table-cell>
          <table:table-cell office:value-type="float" office:value="253268">
            <text:p>253268</text:p>
          </table:table-cell>
          <table:table-cell office:value-type="float" office:value="6185416">
            <text:p>6185416</text:p>
          </table:table-cell>
          <table:table-cell office:value-type="float" office:value="48606">
            <text:p>48606</text:p>
          </table:table-cell>
          <table:table-cell office:value-type="float" office:value="3.998836">
            <text:p>4</text:p>
          </table:table-cell>
          <table:table-cell office:value-type="float" office:value="4.037474">
            <text:p>4.04</text:p>
          </table:table-cell>
          <table:table-cell office:value-type="float" office:value="2.179026">
            <text:p>2.18</text:p>
          </table:table-cell>
          <table:table-cell office:value-type="float" office:value="12.95206">
            <text:p>12.95</text:p>
          </table:table-cell>
          <table:table-cell office:value-type="float" office:value="12.95277">
            <text:p>12.95</text:p>
          </table:table-cell>
          <table:table-cell office:value-type="float" office:value="12.561363">
            <text:p>12.56</text:p>
          </table:table-cell>
          <table:table-cell office:value-type="float" office:value="3.999658">
            <text:p>4</text:p>
          </table:table-cell>
          <table:table-cell office:value-type="float" office:value="9.001164">
            <text:p>9</text:p>
          </table:table-cell>
          <table:table-cell office:value-type="float" office:value="8.962526">
            <text:p>8.96</text:p>
          </table:table-cell>
          <table:table-cell office:value-type="float" office:value="10.820974">
            <text:p>10.82</text:p>
          </table:table-cell>
          <table:table-cell office:value-type="float" office:value="0.04794">
            <text:p>0.05</text:p>
          </table:table-cell>
          <table:table-cell office:value-type="float" office:value="0.04723">
            <text:p>0.05</text:p>
          </table:table-cell>
          <table:table-cell office:value-type="float" office:value="0.438637">
            <text:p>0.44</text:p>
          </table:table-cell>
          <table:table-cell office:value-type="float" office:value="9.000342">
            <text:p>9</text:p>
          </table:table-cell>
          <table:table-cell office:value-type="float" office:value="3.076028">
            <text:p>3.08</text:p>
          </table:table-cell>
          <table:table-cell office:value-type="float" office:value="3.105749">
            <text:p>3.11</text:p>
          </table:table-cell>
          <table:table-cell office:value-type="float" office:value="1.676173">
            <text:p>1.68</text:p>
          </table:table-cell>
          <table:table-cell office:value-type="float" office:value="9.963123">
            <text:p>9.96</text:p>
          </table:table-cell>
          <table:table-cell office:value-type="float" office:value="9.96367">
            <text:p>9.96</text:p>
          </table:table-cell>
          <table:table-cell office:value-type="float" office:value="9.662587">
            <text:p>9.66</text:p>
          </table:table-cell>
          <table:table-cell office:value-type="float" office:value="3.07666">
            <text:p>3.08</text:p>
          </table:table-cell>
          <table:table-cell office:value-type="float" office:value="6.923972">
            <text:p>6.92</text:p>
          </table:table-cell>
          <table:table-cell office:value-type="float" office:value="6.894251">
            <text:p>6.89</text:p>
          </table:table-cell>
          <table:table-cell office:value-type="float" office:value="8.323827">
            <text:p>8.32</text:p>
          </table:table-cell>
          <table:table-cell office:value-type="float" office:value="0.036877">
            <text:p>0.04</text:p>
          </table:table-cell>
          <table:table-cell office:value-type="float" office:value="0.03633">
            <text:p>0.04</text:p>
          </table:table-cell>
          <table:table-cell office:value-type="float" office:value="0.337413">
            <text:p>0.34</text:p>
          </table:table-cell>
          <table:table-cell office:value-type="float" office:value="6.92334">
            <text:p>6.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058">
            <text:p>46058</text:p>
          </table:table-cell>
          <table:table-cell office:value-type="float" office:value="14611534">
            <text:p>14611534</text:p>
          </table:table-cell>
          <table:table-cell office:value-type="float" office:value="23956154">
            <text:p>23956154</text:p>
          </table:table-cell>
          <table:table-cell office:value-type="float" office:value="27614726">
            <text:p>27614726</text:p>
          </table:table-cell>
          <table:table-cell office:value-type="float" office:value="102770832">
            <text:p>102770832</text:p>
          </table:table-cell>
          <table:table-cell office:value-type="float" office:value="181863792">
            <text:p>181863792</text:p>
          </table:table-cell>
          <table:table-cell office:value-type="float" office:value="39814">
            <text:p>39814</text:p>
          </table:table-cell>
          <table:table-cell office:value-type="float" office:value="16434">
            <text:p>16434</text:p>
          </table:table-cell>
          <table:table-cell office:value-type="float" office:value="5338598">
            <text:p>5338598</text:p>
          </table:table-cell>
          <table:table-cell office:value-type="float" office:value="4647470">
            <text:p>4647470</text:p>
          </table:table-cell>
          <table:table-cell office:value-type="float" office:value="27611158">
            <text:p>27611158</text:p>
          </table:table-cell>
          <table:table-cell office:value-type="float" office:value="102575848">
            <text:p>102575848</text:p>
          </table:table-cell>
          <table:table-cell office:value-type="float" office:value="175640234">
            <text:p>175640234</text:p>
          </table:table-cell>
          <table:table-cell office:value-type="float" office:value="14216">
            <text:p>14216</text:p>
          </table:table-cell>
          <table:table-cell office:value-type="float" office:value="29624">
            <text:p>29624</text:p>
          </table:table-cell>
          <table:table-cell office:value-type="float" office:value="9272936">
            <text:p>9272936</text:p>
          </table:table-cell>
          <table:table-cell office:value-type="float" office:value="19308684">
            <text:p>19308684</text:p>
          </table:table-cell>
          <table:table-cell office:value-type="float" office:value="3568">
            <text:p>3568</text:p>
          </table:table-cell>
          <table:table-cell office:value-type="float" office:value="194984">
            <text:p>194984</text:p>
          </table:table-cell>
          <table:table-cell office:value-type="float" office:value="6223558">
            <text:p>6223558</text:p>
          </table:table-cell>
          <table:table-cell office:value-type="float" office:value="25598">
            <text:p>25598</text:p>
          </table:table-cell>
          <table:table-cell office:value-type="float" office:value="4.995354">
            <text:p>5</text:p>
          </table:table-cell>
          <table:table-cell office:value-type="float" office:value="5.115163">
            <text:p>5.12</text:p>
          </table:table-cell>
          <table:table-cell office:value-type="float" office:value="2.715986">
            <text:p>2.72</text:p>
          </table:table-cell>
          <table:table-cell office:value-type="float" office:value="13.998191">
            <text:p>14</text:p>
          </table:table-cell>
          <table:table-cell office:value-type="float" office:value="13.973438">
            <text:p>13.97</text:p>
          </table:table-cell>
          <table:table-cell office:value-type="float" office:value="13.520906">
            <text:p>13.52</text:p>
          </table:table-cell>
          <table:table-cell office:value-type="float" office:value="4.998845">
            <text:p>5</text:p>
          </table:table-cell>
          <table:table-cell office:value-type="float" office:value="9.004646">
            <text:p>9</text:p>
          </table:table-cell>
          <table:table-cell office:value-type="float" office:value="8.884837">
            <text:p>8.88</text:p>
          </table:table-cell>
          <table:table-cell office:value-type="float" office:value="11.284014">
            <text:p>11.28</text:p>
          </table:table-cell>
          <table:table-cell office:value-type="float" office:value="0.001809">
            <text:p>0</text:p>
          </table:table-cell>
          <table:table-cell office:value-type="float" office:value="0.026562">
            <text:p>0.03</text:p>
          </table:table-cell>
          <table:table-cell office:value-type="float" office:value="0.479094">
            <text:p>0.48</text:p>
          </table:table-cell>
          <table:table-cell office:value-type="float" office:value="9.001155">
            <text:p>9</text:p>
          </table:table-cell>
          <table:table-cell office:value-type="float" office:value="3.56811">
            <text:p>3.57</text:p>
          </table:table-cell>
          <table:table-cell office:value-type="float" office:value="3.653688">
            <text:p>3.65</text:p>
          </table:table-cell>
          <table:table-cell office:value-type="float" office:value="1.93999">
            <text:p>1.94</text:p>
          </table:table-cell>
          <table:table-cell office:value-type="float" office:value="9.998708">
            <text:p>10</text:p>
          </table:table-cell>
          <table:table-cell office:value-type="float" office:value="9.981027">
            <text:p>9.98</text:p>
          </table:table-cell>
          <table:table-cell office:value-type="float" office:value="9.65779">
            <text:p>9.66</text:p>
          </table:table-cell>
          <table:table-cell office:value-type="float" office:value="3.570603">
            <text:p>3.57</text:p>
          </table:table-cell>
          <table:table-cell office:value-type="float" office:value="6.43189">
            <text:p>6.43</text:p>
          </table:table-cell>
          <table:table-cell office:value-type="float" office:value="6.346312">
            <text:p>6.35</text:p>
          </table:table-cell>
          <table:table-cell office:value-type="float" office:value="8.06001">
            <text:p>8.06</text:p>
          </table:table-cell>
          <table:table-cell office:value-type="float" office:value="0.001292">
            <text:p>0</text:p>
          </table:table-cell>
          <table:table-cell office:value-type="float" office:value="0.018973">
            <text:p>0.02</text:p>
          </table:table-cell>
          <table:table-cell office:value-type="float" office:value="0.34221">
            <text:p>0.34</text:p>
          </table:table-cell>
          <table:table-cell office:value-type="float" office:value="6.429397">
            <text:p>6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8164">
            <text:p>48164</text:p>
          </table:table-cell>
          <table:table-cell office:value-type="float" office:value="14900054">
            <text:p>14900054</text:p>
          </table:table-cell>
          <table:table-cell office:value-type="float" office:value="23805298">
            <text:p>23805298</text:p>
          </table:table-cell>
          <table:table-cell office:value-type="float" office:value="24493466">
            <text:p>24493466</text:p>
          </table:table-cell>
          <table:table-cell office:value-type="float" office:value="137867248">
            <text:p>137867248</text:p>
          </table:table-cell>
          <table:table-cell office:value-type="float" office:value="139965554">
            <text:p>139965554</text:p>
          </table:table-cell>
          <table:table-cell office:value-type="float" office:value="41026">
            <text:p>41026</text:p>
          </table:table-cell>
          <table:table-cell office:value-type="float" office:value="19252">
            <text:p>19252</text:p>
          </table:table-cell>
          <table:table-cell office:value-type="float" office:value="5916764">
            <text:p>5916764</text:p>
          </table:table-cell>
          <table:table-cell office:value-type="float" office:value="6759926">
            <text:p>6759926</text:p>
          </table:table-cell>
          <table:table-cell office:value-type="float" office:value="24488936">
            <text:p>24488936</text:p>
          </table:table-cell>
          <table:table-cell office:value-type="float" office:value="137713334">
            <text:p>137713334</text:p>
          </table:table-cell>
          <table:table-cell office:value-type="float" office:value="133522444">
            <text:p>133522444</text:p>
          </table:table-cell>
          <table:table-cell office:value-type="float" office:value="16406">
            <text:p>16406</text:p>
          </table:table-cell>
          <table:table-cell office:value-type="float" office:value="28912">
            <text:p>28912</text:p>
          </table:table-cell>
          <table:table-cell office:value-type="float" office:value="8983290">
            <text:p>8983290</text:p>
          </table:table-cell>
          <table:table-cell office:value-type="float" office:value="17045372">
            <text:p>17045372</text:p>
          </table:table-cell>
          <table:table-cell office:value-type="float" office:value="4530">
            <text:p>4530</text:p>
          </table:table-cell>
          <table:table-cell office:value-type="float" office:value="153914">
            <text:p>153914</text:p>
          </table:table-cell>
          <table:table-cell office:value-type="float" office:value="6443110">
            <text:p>6443110</text:p>
          </table:table-cell>
          <table:table-cell office:value-type="float" office:value="24620">
            <text:p>24620</text:p>
          </table:table-cell>
          <table:table-cell office:value-type="float" office:value="5.995764">
            <text:p>6</text:p>
          </table:table-cell>
          <table:table-cell office:value-type="float" office:value="5.956452">
            <text:p>5.96</text:p>
          </table:table-cell>
          <table:table-cell office:value-type="float" office:value="4.259509">
            <text:p>4.26</text:p>
          </table:table-cell>
          <table:table-cell office:value-type="float" office:value="14.997226">
            <text:p>15</text:p>
          </table:table-cell>
          <table:table-cell office:value-type="float" office:value="14.983254">
            <text:p>14.98</text:p>
          </table:table-cell>
          <table:table-cell office:value-type="float" office:value="14.309497">
            <text:p>14.31</text:p>
          </table:table-cell>
          <table:table-cell office:value-type="float" office:value="5.998391">
            <text:p>6</text:p>
          </table:table-cell>
          <table:table-cell office:value-type="float" office:value="9.004236">
            <text:p>9</text:p>
          </table:table-cell>
          <table:table-cell office:value-type="float" office:value="9.043548">
            <text:p>9.04</text:p>
          </table:table-cell>
          <table:table-cell office:value-type="float" office:value="10.740491">
            <text:p>10.74</text:p>
          </table:table-cell>
          <table:table-cell office:value-type="float" office:value="0.002774">
            <text:p>0</text:p>
          </table:table-cell>
          <table:table-cell office:value-type="float" office:value="0.016746">
            <text:p>0.02</text:p>
          </table:table-cell>
          <table:table-cell office:value-type="float" office:value="0.690503">
            <text:p>0.69</text:p>
          </table:table-cell>
          <table:table-cell office:value-type="float" office:value="9.001609">
            <text:p>9</text:p>
          </table:table-cell>
          <table:table-cell office:value-type="float" office:value="3.997176">
            <text:p>4</text:p>
          </table:table-cell>
          <table:table-cell office:value-type="float" office:value="3.970968">
            <text:p>3.97</text:p>
          </table:table-cell>
          <table:table-cell office:value-type="float" office:value="2.839673">
            <text:p>2.84</text:p>
          </table:table-cell>
          <table:table-cell office:value-type="float" office:value="9.998151">
            <text:p>10</text:p>
          </table:table-cell>
          <table:table-cell office:value-type="float" office:value="9.988836">
            <text:p>9.99</text:p>
          </table:table-cell>
          <table:table-cell office:value-type="float" office:value="9.539665">
            <text:p>9.54</text:p>
          </table:table-cell>
          <table:table-cell office:value-type="float" office:value="3.998928">
            <text:p>4</text:p>
          </table:table-cell>
          <table:table-cell office:value-type="float" office:value="6.002824">
            <text:p>6</text:p>
          </table:table-cell>
          <table:table-cell office:value-type="float" office:value="6.029032">
            <text:p>6.03</text:p>
          </table:table-cell>
          <table:table-cell office:value-type="float" office:value="7.160327">
            <text:p>7.16</text:p>
          </table:table-cell>
          <table:table-cell office:value-type="float" office:value="0.001849">
            <text:p>0</text:p>
          </table:table-cell>
          <table:table-cell office:value-type="float" office:value="0.011164">
            <text:p>0.01</text:p>
          </table:table-cell>
          <table:table-cell office:value-type="float" office:value="0.460335">
            <text:p>0.46</text:p>
          </table:table-cell>
          <table:table-cell office:value-type="float" office:value="6.001072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958">
            <text:p>44958</text:p>
          </table:table-cell>
          <table:table-cell office:value-type="float" office:value="14542866">
            <text:p>14542866</text:p>
          </table:table-cell>
          <table:table-cell office:value-type="float" office:value="25270640">
            <text:p>25270640</text:p>
          </table:table-cell>
          <table:table-cell office:value-type="float" office:value="68533300">
            <text:p>68533300</text:p>
          </table:table-cell>
          <table:table-cell office:value-type="float" office:value="208115914">
            <text:p>208115914</text:p>
          </table:table-cell>
          <table:table-cell office:value-type="float" office:value="311454324">
            <text:p>311454324</text:p>
          </table:table-cell>
          <table:table-cell office:value-type="float" office:value="39620">
            <text:p>39620</text:p>
          </table:table-cell>
          <table:table-cell office:value-type="float" office:value="19660">
            <text:p>19660</text:p>
          </table:table-cell>
          <table:table-cell office:value-type="float" office:value="6493006">
            <text:p>6493006</text:p>
          </table:table-cell>
          <table:table-cell office:value-type="float" office:value="7274040">
            <text:p>7274040</text:p>
          </table:table-cell>
          <table:table-cell office:value-type="float" office:value="68530486">
            <text:p>68530486</text:p>
          </table:table-cell>
          <table:table-cell office:value-type="float" office:value="207993874">
            <text:p>207993874</text:p>
          </table:table-cell>
          <table:table-cell office:value-type="float" office:value="308531116">
            <text:p>308531116</text:p>
          </table:table-cell>
          <table:table-cell office:value-type="float" office:value="17330">
            <text:p>17330</text:p>
          </table:table-cell>
          <table:table-cell office:value-type="float" office:value="25298">
            <text:p>25298</text:p>
          </table:table-cell>
          <table:table-cell office:value-type="float" office:value="8049860">
            <text:p>8049860</text:p>
          </table:table-cell>
          <table:table-cell office:value-type="float" office:value="17996600">
            <text:p>17996600</text:p>
          </table:table-cell>
          <table:table-cell office:value-type="float" office:value="2814">
            <text:p>2814</text:p>
          </table:table-cell>
          <table:table-cell office:value-type="float" office:value="122040">
            <text:p>122040</text:p>
          </table:table-cell>
          <table:table-cell office:value-type="float" office:value="2923208">
            <text:p>2923208</text:p>
          </table:table-cell>
          <table:table-cell office:value-type="float" office:value="22290">
            <text:p>22290</text:p>
          </table:table-cell>
          <table:table-cell office:value-type="float" office:value="6.996753">
            <text:p>7</text:p>
          </table:table-cell>
          <table:table-cell office:value-type="float" office:value="7.143578">
            <text:p>7.14</text:p>
          </table:table-cell>
          <table:table-cell office:value-type="float" office:value="4.605528">
            <text:p>4.61</text:p>
          </table:table-cell>
          <table:table-cell office:value-type="float" office:value="15.999343">
            <text:p>16</text:p>
          </table:table-cell>
          <table:table-cell office:value-type="float" office:value="15.990618">
            <text:p>15.99</text:p>
          </table:table-cell>
          <table:table-cell office:value-type="float" office:value="15.849829">
            <text:p>15.85</text:p>
          </table:table-cell>
          <table:table-cell office:value-type="float" office:value="6.998486">
            <text:p>7</text:p>
          </table:table-cell>
          <table:table-cell office:value-type="float" office:value="9.003247">
            <text:p>9</text:p>
          </table:table-cell>
          <table:table-cell office:value-type="float" office:value="8.856422">
            <text:p>8.86</text:p>
          </table:table-cell>
          <table:table-cell office:value-type="float" office:value="11.394472">
            <text:p>11.39</text:p>
          </table:table-cell>
          <table:table-cell office:value-type="float" office:value="0.000657">
            <text:p>0</text:p>
          </table:table-cell>
          <table:table-cell office:value-type="float" office:value="0.009382">
            <text:p>0.01</text:p>
          </table:table-cell>
          <table:table-cell office:value-type="float" office:value="0.150171">
            <text:p>0.15</text:p>
          </table:table-cell>
          <table:table-cell office:value-type="float" office:value="9.001514">
            <text:p>9</text:p>
          </table:table-cell>
          <table:table-cell office:value-type="float" office:value="4.37297">
            <text:p>4.37</text:p>
          </table:table-cell>
          <table:table-cell office:value-type="float" office:value="4.464736">
            <text:p>4.46</text:p>
          </table:table-cell>
          <table:table-cell office:value-type="float" office:value="2.878455">
            <text:p>2.88</text:p>
          </table:table-cell>
          <table:table-cell office:value-type="float" office:value="9.999589">
            <text:p>10</text:p>
          </table:table-cell>
          <table:table-cell office:value-type="float" office:value="9.994136">
            <text:p>9.99</text:p>
          </table:table-cell>
          <table:table-cell office:value-type="float" office:value="9.906143">
            <text:p>9.91</text:p>
          </table:table-cell>
          <table:table-cell office:value-type="float" office:value="4.374054">
            <text:p>4.37</text:p>
          </table:table-cell>
          <table:table-cell office:value-type="float" office:value="5.62703">
            <text:p>5.63</text:p>
          </table:table-cell>
          <table:table-cell office:value-type="float" office:value="5.535264">
            <text:p>5.54</text:p>
          </table:table-cell>
          <table:table-cell office:value-type="float" office:value="7.121545">
            <text:p>7.12</text:p>
          </table:table-cell>
          <table:table-cell office:value-type="float" office:value="0.000411">
            <text:p>0</text:p>
          </table:table-cell>
          <table:table-cell office:value-type="float" office:value="0.005864">
            <text:p>0.01</text:p>
          </table:table-cell>
          <table:table-cell office:value-type="float" office:value="0.093857">
            <text:p>0.09</text:p>
          </table:table-cell>
          <table:table-cell office:value-type="float" office:value="5.625946">
            <text:p>5.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7108">
            <text:p>47108</text:p>
          </table:table-cell>
          <table:table-cell office:value-type="float" office:value="14973528">
            <text:p>14973528</text:p>
          </table:table-cell>
          <table:table-cell office:value-type="float" office:value="22887092">
            <text:p>22887092</text:p>
          </table:table-cell>
          <table:table-cell office:value-type="float" office:value="26153706">
            <text:p>26153706</text:p>
          </table:table-cell>
          <table:table-cell office:value-type="float" office:value="247161856">
            <text:p>247161856</text:p>
          </table:table-cell>
          <table:table-cell office:value-type="float" office:value="319003602">
            <text:p>319003602</text:p>
          </table:table-cell>
          <table:table-cell office:value-type="float" office:value="41230">
            <text:p>41230</text:p>
          </table:table-cell>
          <table:table-cell office:value-type="float" office:value="22158">
            <text:p>22158</text:p>
          </table:table-cell>
          <table:table-cell office:value-type="float" office:value="7222352">
            <text:p>7222352</text:p>
          </table:table-cell>
          <table:table-cell office:value-type="float" office:value="8647092">
            <text:p>8647092</text:p>
          </table:table-cell>
          <table:table-cell office:value-type="float" office:value="26150200">
            <text:p>26150200</text:p>
          </table:table-cell>
          <table:table-cell office:value-type="float" office:value="247042310">
            <text:p>247042310</text:p>
          </table:table-cell>
          <table:table-cell office:value-type="float" office:value="316233282">
            <text:p>316233282</text:p>
          </table:table-cell>
          <table:table-cell office:value-type="float" office:value="19398">
            <text:p>19398</text:p>
          </table:table-cell>
          <table:table-cell office:value-type="float" office:value="24950">
            <text:p>24950</text:p>
          </table:table-cell>
          <table:table-cell office:value-type="float" office:value="7751176">
            <text:p>7751176</text:p>
          </table:table-cell>
          <table:table-cell office:value-type="float" office:value="14240000">
            <text:p>14240000</text:p>
          </table:table-cell>
          <table:table-cell office:value-type="float" office:value="3506">
            <text:p>3506</text:p>
          </table:table-cell>
          <table:table-cell office:value-type="float" office:value="119546">
            <text:p>119546</text:p>
          </table:table-cell>
          <table:table-cell office:value-type="float" office:value="2770320">
            <text:p>2770320</text:p>
          </table:table-cell>
          <table:table-cell office:value-type="float" office:value="21832">
            <text:p>21832</text:p>
          </table:table-cell>
          <table:table-cell office:value-type="float" office:value="7.996221">
            <text:p>8</text:p>
          </table:table-cell>
          <table:table-cell office:value-type="float" office:value="8.199803">
            <text:p>8.2</text:p>
          </table:table-cell>
          <table:table-cell office:value-type="float" office:value="6.422859">
            <text:p>6.42</text:p>
          </table:table-cell>
          <table:table-cell office:value-type="float" office:value="16.997721">
            <text:p>17</text:p>
          </table:table-cell>
          <table:table-cell office:value-type="float" office:value="16.991778">
            <text:p>16.99</text:p>
          </table:table-cell>
          <table:table-cell office:value-type="float" office:value="16.852367">
            <text:p>16.85</text:p>
          </table:table-cell>
          <table:table-cell office:value-type="float" office:value="7.998205">
            <text:p>8</text:p>
          </table:table-cell>
          <table:table-cell office:value-type="float" office:value="9.003779">
            <text:p>9</text:p>
          </table:table-cell>
          <table:table-cell office:value-type="float" office:value="8.800197">
            <text:p>8.8</text:p>
          </table:table-cell>
          <table:table-cell office:value-type="float" office:value="10.577141">
            <text:p>10.58</text:p>
          </table:table-cell>
          <table:table-cell office:value-type="float" office:value="0.002279">
            <text:p>0</text:p>
          </table:table-cell>
          <table:table-cell office:value-type="float" office:value="0.008222">
            <text:p>0.01</text:p>
          </table:table-cell>
          <table:table-cell office:value-type="float" office:value="0.147633">
            <text:p>0.15</text:p>
          </table:table-cell>
          <table:table-cell office:value-type="float" office:value="9.001795">
            <text:p>9</text:p>
          </table:table-cell>
          <table:table-cell office:value-type="float" office:value="4.70366">
            <text:p>4.7</text:p>
          </table:table-cell>
          <table:table-cell office:value-type="float" office:value="4.823414">
            <text:p>4.82</text:p>
          </table:table-cell>
          <table:table-cell office:value-type="float" office:value="3.778152">
            <text:p>3.78</text:p>
          </table:table-cell>
          <table:table-cell office:value-type="float" office:value="9.998659">
            <text:p>10</text:p>
          </table:table-cell>
          <table:table-cell office:value-type="float" office:value="9.995163">
            <text:p>10</text:p>
          </table:table-cell>
          <table:table-cell office:value-type="float" office:value="9.913157">
            <text:p>9.91</text:p>
          </table:table-cell>
          <table:table-cell office:value-type="float" office:value="4.704827">
            <text:p>4.7</text:p>
          </table:table-cell>
          <table:table-cell office:value-type="float" office:value="5.29634">
            <text:p>5.3</text:p>
          </table:table-cell>
          <table:table-cell office:value-type="float" office:value="5.176586">
            <text:p>5.18</text:p>
          </table:table-cell>
          <table:table-cell office:value-type="float" office:value="6.221848">
            <text:p>6.22</text:p>
          </table:table-cell>
          <table:table-cell office:value-type="float" office:value="0.001341">
            <text:p>0</text:p>
          </table:table-cell>
          <table:table-cell office:value-type="float" office:value="0.004837">
            <text:p>0</text:p>
          </table:table-cell>
          <table:table-cell office:value-type="float" office:value="0.086843">
            <text:p>0.09</text:p>
          </table:table-cell>
          <table:table-cell office:value-type="float" office:value="5.295173">
            <text:p>5.3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45924">
            <text:p>45924</text:p>
          </table:table-cell>
          <table:table-cell office:value-type="float" office:value="14622358">
            <text:p>14622358</text:p>
          </table:table-cell>
          <table:table-cell office:value-type="float" office:value="21295840">
            <text:p>21295840</text:p>
          </table:table-cell>
          <table:table-cell office:value-type="float" office:value="55075862">
            <text:p>55075862</text:p>
          </table:table-cell>
          <table:table-cell office:value-type="float" office:value="300804940">
            <text:p>300804940</text:p>
          </table:table-cell>
          <table:table-cell office:value-type="float" office:value="318253892">
            <text:p>318253892</text:p>
          </table:table-cell>
          <table:table-cell office:value-type="float" office:value="41016">
            <text:p>41016</text:p>
          </table:table-cell>
          <table:table-cell office:value-type="float" office:value="22950">
            <text:p>22950</text:p>
          </table:table-cell>
          <table:table-cell office:value-type="float" office:value="7399534">
            <text:p>7399534</text:p>
          </table:table-cell>
          <table:table-cell office:value-type="float" office:value="9700718">
            <text:p>9700718</text:p>
          </table:table-cell>
          <table:table-cell office:value-type="float" office:value="55072988">
            <text:p>55072988</text:p>
          </table:table-cell>
          <table:table-cell office:value-type="float" office:value="300686938">
            <text:p>300686938</text:p>
          </table:table-cell>
          <table:table-cell office:value-type="float" office:value="315060754">
            <text:p>315060754</text:p>
          </table:table-cell>
          <table:table-cell office:value-type="float" office:value="20488">
            <text:p>20488</text:p>
          </table:table-cell>
          <table:table-cell office:value-type="float" office:value="22974">
            <text:p>22974</text:p>
          </table:table-cell>
          <table:table-cell office:value-type="float" office:value="7222824">
            <text:p>7222824</text:p>
          </table:table-cell>
          <table:table-cell office:value-type="float" office:value="11595122">
            <text:p>11595122</text:p>
          </table:table-cell>
          <table:table-cell office:value-type="float" office:value="2874">
            <text:p>2874</text:p>
          </table:table-cell>
          <table:table-cell office:value-type="float" office:value="118002">
            <text:p>118002</text:p>
          </table:table-cell>
          <table:table-cell office:value-type="float" office:value="3193138">
            <text:p>3193138</text:p>
          </table:table-cell>
          <table:table-cell office:value-type="float" office:value="20528">
            <text:p>20528</text:p>
          </table:table-cell>
          <table:table-cell office:value-type="float" office:value="8.995297">
            <text:p>9</text:p>
          </table:table-cell>
          <table:table-cell office:value-type="float" office:value="9.108764">
            <text:p>9.11</text:p>
          </table:table-cell>
          <table:table-cell office:value-type="float" office:value="8.199391">
            <text:p>8.2</text:p>
          </table:table-cell>
          <table:table-cell office:value-type="float" office:value="17.999061">
            <text:p>18</text:p>
          </table:table-cell>
          <table:table-cell office:value-type="float" office:value="17.992939">
            <text:p>17.99</text:p>
          </table:table-cell>
          <table:table-cell office:value-type="float" office:value="17.819401">
            <text:p>17.82</text:p>
          </table:table-cell>
          <table:table-cell office:value-type="float" office:value="8.991223">
            <text:p>8.99</text:p>
          </table:table-cell>
          <table:table-cell office:value-type="float" office:value="9.004703">
            <text:p>9</text:p>
          </table:table-cell>
          <table:table-cell office:value-type="float" office:value="8.891236">
            <text:p>8.89</text:p>
          </table:table-cell>
          <table:table-cell office:value-type="float" office:value="9.800609">
            <text:p>9.8</text:p>
          </table:table-cell>
          <table:table-cell office:value-type="float" office:value="0.000939">
            <text:p>0</text:p>
          </table:table-cell>
          <table:table-cell office:value-type="float" office:value="0.007061">
            <text:p>0.01</text:p>
          </table:table-cell>
          <table:table-cell office:value-type="float" office:value="0.180599">
            <text:p>0.18</text:p>
          </table:table-cell>
          <table:table-cell office:value-type="float" office:value="9.008777">
            <text:p>9.01</text:p>
          </table:table-cell>
          <table:table-cell office:value-type="float" office:value="4.997387">
            <text:p>5</text:p>
          </table:table-cell>
          <table:table-cell office:value-type="float" office:value="5.060425">
            <text:p>5.06</text:p>
          </table:table-cell>
          <table:table-cell office:value-type="float" office:value="4.555217">
            <text:p>4.56</text:p>
          </table:table-cell>
          <table:table-cell office:value-type="float" office:value="9.999478">
            <text:p>10</text:p>
          </table:table-cell>
          <table:table-cell office:value-type="float" office:value="9.996077">
            <text:p>10</text:p>
          </table:table-cell>
          <table:table-cell office:value-type="float" office:value="9.899667">
            <text:p>9.9</text:p>
          </table:table-cell>
          <table:table-cell office:value-type="float" office:value="4.995124">
            <text:p>5</text:p>
          </table:table-cell>
          <table:table-cell office:value-type="float" office:value="5.002613">
            <text:p>5</text:p>
          </table:table-cell>
          <table:table-cell office:value-type="float" office:value="4.939575">
            <text:p>4.94</text:p>
          </table:table-cell>
          <table:table-cell office:value-type="float" office:value="5.444783">
            <text:p>5.44</text:p>
          </table:table-cell>
          <table:table-cell office:value-type="float" office:value="0.000522">
            <text:p>0</text:p>
          </table:table-cell>
          <table:table-cell office:value-type="float" office:value="0.003923">
            <text:p>0</text:p>
          </table:table-cell>
          <table:table-cell office:value-type="float" office:value="0.100333">
            <text:p>0.1</text:p>
          </table:table-cell>
          <table:table-cell office:value-type="float" office:value="5.004876">
            <text:p>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8304">
            <text:p>48304</text:p>
          </table:table-cell>
          <table:table-cell office:value-type="float" office:value="14887382">
            <text:p>14887382</text:p>
          </table:table-cell>
          <table:table-cell office:value-type="float" office:value="22189752">
            <text:p>22189752</text:p>
          </table:table-cell>
          <table:table-cell office:value-type="float" office:value="26830636">
            <text:p>26830636</text:p>
          </table:table-cell>
          <table:table-cell office:value-type="float" office:value="421501368">
            <text:p>421501368</text:p>
          </table:table-cell>
          <table:table-cell office:value-type="float" office:value="592394304">
            <text:p>592394304</text:p>
          </table:table-cell>
          <table:table-cell office:value-type="float" office:value="64346">
            <text:p>64346</text:p>
          </table:table-cell>
          <table:table-cell office:value-type="float" office:value="25406">
            <text:p>25406</text:p>
          </table:table-cell>
          <table:table-cell office:value-type="float" office:value="7735018">
            <text:p>7735018</text:p>
          </table:table-cell>
          <table:table-cell office:value-type="float" office:value="9315176">
            <text:p>9315176</text:p>
          </table:table-cell>
          <table:table-cell office:value-type="float" office:value="26826320">
            <text:p>26826320</text:p>
          </table:table-cell>
          <table:table-cell office:value-type="float" office:value="421406138">
            <text:p>421406138</text:p>
          </table:table-cell>
          <table:table-cell office:value-type="float" office:value="591762512">
            <text:p>591762512</text:p>
          </table:table-cell>
          <table:table-cell office:value-type="float" office:value="33860">
            <text:p>33860</text:p>
          </table:table-cell>
          <table:table-cell office:value-type="float" office:value="22898">
            <text:p>22898</text:p>
          </table:table-cell>
          <table:table-cell office:value-type="float" office:value="7152364">
            <text:p>7152364</text:p>
          </table:table-cell>
          <table:table-cell office:value-type="float" office:value="12874576">
            <text:p>12874576</text:p>
          </table:table-cell>
          <table:table-cell office:value-type="float" office:value="4316">
            <text:p>4316</text:p>
          </table:table-cell>
          <table:table-cell office:value-type="float" office:value="95230">
            <text:p>95230</text:p>
          </table:table-cell>
          <table:table-cell office:value-type="float" office:value="631792">
            <text:p>631792</text:p>
          </table:table-cell>
          <table:table-cell office:value-type="float" office:value="30486">
            <text:p>30486</text:p>
          </table:table-cell>
          <table:table-cell office:value-type="float" office:value="9.993251">
            <text:p>9.99</text:p>
          </table:table-cell>
          <table:table-cell office:value-type="float" office:value="9.871806">
            <text:p>9.87</text:p>
          </table:table-cell>
          <table:table-cell office:value-type="float" office:value="7.97613">
            <text:p>7.98</text:p>
          </table:table-cell>
          <table:table-cell office:value-type="float" office:value="18.996944">
            <text:p>19</text:p>
          </table:table-cell>
          <table:table-cell office:value-type="float" office:value="18.995707">
            <text:p>19</text:p>
          </table:table-cell>
          <table:table-cell office:value-type="float" office:value="18.979736">
            <text:p>18.98</text:p>
          </table:table-cell>
          <table:table-cell office:value-type="float" office:value="9.998135">
            <text:p>10</text:p>
          </table:table-cell>
          <table:table-cell office:value-type="float" office:value="9.006749">
            <text:p>9.01</text:p>
          </table:table-cell>
          <table:table-cell office:value-type="float" office:value="9.128194">
            <text:p>9.13</text:p>
          </table:table-cell>
          <table:table-cell office:value-type="float" office:value="11.02387">
            <text:p>11.02</text:p>
          </table:table-cell>
          <table:table-cell office:value-type="float" office:value="0.003056">
            <text:p>0</text:p>
          </table:table-cell>
          <table:table-cell office:value-type="float" office:value="0.004293">
            <text:p>0</text:p>
          </table:table-cell>
          <table:table-cell office:value-type="float" office:value="0.020264">
            <text:p>0.02</text:p>
          </table:table-cell>
          <table:table-cell office:value-type="float" office:value="9.001865">
            <text:p>9</text:p>
          </table:table-cell>
          <table:table-cell office:value-type="float" office:value="5.259606">
            <text:p>5.26</text:p>
          </table:table-cell>
          <table:table-cell office:value-type="float" office:value="5.195687">
            <text:p>5.2</text:p>
          </table:table-cell>
          <table:table-cell office:value-type="float" office:value="4.197963">
            <text:p>4.2</text:p>
          </table:table-cell>
          <table:table-cell office:value-type="float" office:value="9.998391">
            <text:p>10</text:p>
          </table:table-cell>
          <table:table-cell office:value-type="float" office:value="9.997741">
            <text:p>10</text:p>
          </table:table-cell>
          <table:table-cell office:value-type="float" office:value="9.989335">
            <text:p>9.99</text:p>
          </table:table-cell>
          <table:table-cell office:value-type="float" office:value="5.262176">
            <text:p>5.26</text:p>
          </table:table-cell>
          <table:table-cell office:value-type="float" office:value="4.740394">
            <text:p>4.74</text:p>
          </table:table-cell>
          <table:table-cell office:value-type="float" office:value="4.804313">
            <text:p>4.8</text:p>
          </table:table-cell>
          <table:table-cell office:value-type="float" office:value="5.802037">
            <text:p>5.8</text:p>
          </table:table-cell>
          <table:table-cell office:value-type="float" office:value="0.001609">
            <text:p>0</text:p>
          </table:table-cell>
          <table:table-cell office:value-type="float" office:value="0.002259">
            <text:p>0</text:p>
          </table:table-cell>
          <table:table-cell office:value-type="float" office:value="0.010665">
            <text:p>0.01</text:p>
          </table:table-cell>
          <table:table-cell office:value-type="float" office:value="4.737824">
            <text:p>4.7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4724">
            <text:p>44724</text:p>
          </table:table-cell>
          <table:table-cell office:value-type="float" office:value="14843056">
            <text:p>14843056</text:p>
          </table:table-cell>
          <table:table-cell office:value-type="float" office:value="22844040">
            <text:p>22844040</text:p>
          </table:table-cell>
          <table:table-cell office:value-type="float" office:value="76193860">
            <text:p>76193860</text:p>
          </table:table-cell>
          <table:table-cell office:value-type="float" office:value="387355648">
            <text:p>387355648</text:p>
          </table:table-cell>
          <table:table-cell office:value-type="float" office:value="567142476">
            <text:p>567142476</text:p>
          </table:table-cell>
          <table:table-cell office:value-type="float" office:value="67090">
            <text:p>67090</text:p>
          </table:table-cell>
          <table:table-cell office:value-type="float" office:value="24596">
            <text:p>24596</text:p>
          </table:table-cell>
          <table:table-cell office:value-type="float" office:value="8141096">
            <text:p>8141096</text:p>
          </table:table-cell>
          <table:table-cell office:value-type="float" office:value="9722080">
            <text:p>9722080</text:p>
          </table:table-cell>
          <table:table-cell office:value-type="float" office:value="76190690">
            <text:p>76190690</text:p>
          </table:table-cell>
          <table:table-cell office:value-type="float" office:value="387253838">
            <text:p>387253838</text:p>
          </table:table-cell>
          <table:table-cell office:value-type="float" office:value="566308448">
            <text:p>566308448</text:p>
          </table:table-cell>
          <table:table-cell office:value-type="float" office:value="36894">
            <text:p>36894</text:p>
          </table:table-cell>
          <table:table-cell office:value-type="float" office:value="20128">
            <text:p>20128</text:p>
          </table:table-cell>
          <table:table-cell office:value-type="float" office:value="6701960">
            <text:p>6701960</text:p>
          </table:table-cell>
          <table:table-cell office:value-type="float" office:value="13121960">
            <text:p>13121960</text:p>
          </table:table-cell>
          <table:table-cell office:value-type="float" office:value="3170">
            <text:p>3170</text:p>
          </table:table-cell>
          <table:table-cell office:value-type="float" office:value="101810">
            <text:p>101810</text:p>
          </table:table-cell>
          <table:table-cell office:value-type="float" office:value="834028">
            <text:p>834028</text:p>
          </table:table-cell>
          <table:table-cell office:value-type="float" office:value="30196">
            <text:p>30196</text:p>
          </table:table-cell>
          <table:table-cell office:value-type="float" office:value="10.999016">
            <text:p>11</text:p>
          </table:table-cell>
          <table:table-cell office:value-type="float" office:value="10.969569">
            <text:p>10.97</text:p>
          </table:table-cell>
          <table:table-cell office:value-type="float" office:value="8.511699">
            <text:p>8.51</text:p>
          </table:table-cell>
          <table:table-cell office:value-type="float" office:value="19.999168">
            <text:p>20</text:p>
          </table:table-cell>
          <table:table-cell office:value-type="float" office:value="19.994743">
            <text:p>19.99</text:p>
          </table:table-cell>
          <table:table-cell office:value-type="float" office:value="19.970588">
            <text:p>19.97</text:p>
          </table:table-cell>
          <table:table-cell office:value-type="float" office:value="10.99836">
            <text:p>11</text:p>
          </table:table-cell>
          <table:table-cell office:value-type="float" office:value="9.000984">
            <text:p>9</text:p>
          </table:table-cell>
          <table:table-cell office:value-type="float" office:value="9.030431">
            <text:p>9.03</text:p>
          </table:table-cell>
          <table:table-cell office:value-type="float" office:value="11.488301">
            <text:p>11.49</text:p>
          </table:table-cell>
          <table:table-cell office:value-type="float" office:value="0.000832">
            <text:p>0</text:p>
          </table:table-cell>
          <table:table-cell office:value-type="float" office:value="0.005257">
            <text:p>0.01</text:p>
          </table:table-cell>
          <table:table-cell office:value-type="float" office:value="0.029412">
            <text:p>0.03</text:p>
          </table:table-cell>
          <table:table-cell office:value-type="float" office:value="9.00164">
            <text:p>9</text:p>
          </table:table-cell>
          <table:table-cell office:value-type="float" office:value="5.499508">
            <text:p>5.5</text:p>
          </table:table-cell>
          <table:table-cell office:value-type="float" office:value="5.484784">
            <text:p>5.48</text:p>
          </table:table-cell>
          <table:table-cell office:value-type="float" office:value="4.25585">
            <text:p>4.26</text:p>
          </table:table-cell>
          <table:table-cell office:value-type="float" office:value="9.999584">
            <text:p>10</text:p>
          </table:table-cell>
          <table:table-cell office:value-type="float" office:value="9.997372">
            <text:p>10</text:p>
          </table:table-cell>
          <table:table-cell office:value-type="float" office:value="9.985294">
            <text:p>9.99</text:p>
          </table:table-cell>
          <table:table-cell office:value-type="float" office:value="5.49918">
            <text:p>5.5</text:p>
          </table:table-cell>
          <table:table-cell office:value-type="float" office:value="4.500492">
            <text:p>4.5</text:p>
          </table:table-cell>
          <table:table-cell office:value-type="float" office:value="4.515216">
            <text:p>4.52</text:p>
          </table:table-cell>
          <table:table-cell office:value-type="float" office:value="5.74415">
            <text:p>5.74</text:p>
          </table:table-cell>
          <table:table-cell office:value-type="float" office:value="0.000416">
            <text:p>0</text:p>
          </table:table-cell>
          <table:table-cell office:value-type="float" office:value="0.002628">
            <text:p>0</text:p>
          </table:table-cell>
          <table:table-cell office:value-type="float" office:value="0.014706">
            <text:p>0.01</text:p>
          </table:table-cell>
          <table:table-cell office:value-type="float" office:value="4.50082">
            <text:p>4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office:value-type="float" office:value="49630">
            <text:p>49630</text:p>
          </table:table-cell>
          <table:table-cell office:value-type="float" office:value="14796724">
            <text:p>14796724</text:p>
          </table:table-cell>
          <table:table-cell office:value-type="float" office:value="23161850">
            <text:p>23161850</text:p>
          </table:table-cell>
          <table:table-cell office:value-type="float" office:value="1444012">
            <text:p>1444012</text:p>
          </table:table-cell>
          <table:table-cell office:value-type="float" office:value="1557428">
            <text:p>1557428</text:p>
          </table:table-cell>
          <table:table-cell office:value-type="float" office:value="21690380">
            <text:p>21690380</text:p>
          </table:table-cell>
          <table:table-cell office:value-type="float" office:value="46576">
            <text:p>46576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888">
            <text:p>45888</text:p>
          </table:table-cell>
          <table:table-cell office:value-type="float" office:value="14871254">
            <text:p>14871254</text:p>
          </table:table-cell>
          <table:table-cell office:value-type="float" office:value="23004684">
            <text:p>23004684</text:p>
          </table:table-cell>
          <table:table-cell office:value-type="float" office:value="433418">
            <text:p>433418</text:p>
          </table:table-cell>
          <table:table-cell office:value-type="float" office:value="11524238">
            <text:p>11524238</text:p>
          </table:table-cell>
          <table:table-cell office:value-type="float" office:value="24392030">
            <text:p>24392030</text:p>
          </table:table-cell>
          <table:table-cell office:value-type="float" office:value="71602">
            <text:p>71602</text:p>
          </table:table-cell>
          <table:table-cell office:value-type="float" office:value="4172">
            <text:p>4172</text:p>
          </table:table-cell>
          <table:table-cell office:value-type="float" office:value="1410070">
            <text:p>1410070</text:p>
          </table:table-cell>
          <table:table-cell office:value-type="float" office:value="422434">
            <text:p>422434</text:p>
          </table:table-cell>
          <table:table-cell office:value-type="float" office:value="411276">
            <text:p>411276</text:p>
          </table:table-cell>
          <table:table-cell office:value-type="float" office:value="10852344">
            <text:p>10852344</text:p>
          </table:table-cell>
          <table:table-cell office:value-type="float" office:value="4712354">
            <text:p>4712354</text:p>
          </table:table-cell>
          <table:table-cell office:value-type="float" office:value="6508">
            <text:p>6508</text:p>
          </table:table-cell>
          <table:table-cell office:value-type="float" office:value="41716">
            <text:p>41716</text:p>
          </table:table-cell>
          <table:table-cell office:value-type="float" office:value="13461184">
            <text:p>13461184</text:p>
          </table:table-cell>
          <table:table-cell office:value-type="float" office:value="22582250">
            <text:p>22582250</text:p>
          </table:table-cell>
          <table:table-cell office:value-type="float" office:value="22142">
            <text:p>22142</text:p>
          </table:table-cell>
          <table:table-cell office:value-type="float" office:value="671894">
            <text:p>671894</text:p>
          </table:table-cell>
          <table:table-cell office:value-type="float" office:value="19679676">
            <text:p>19679676</text:p>
          </table:table-cell>
          <table:table-cell office:value-type="float" office:value="65094">
            <text:p>65094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  <table:table-cell office:value-type="float" office:value="1.000087">
            <text:p>1</text:p>
          </table:table-cell>
          <table:table-cell office:value-type="float" office:value="1.043004">
            <text:p>1.04</text:p>
          </table:table-cell>
          <table:table-cell office:value-type="float" office:value="0.201993">
            <text:p>0.2</text:p>
          </table:table-cell>
          <table:table-cell office:value-type="float" office:value="10.438044">
            <text:p>10.44</text:p>
          </table:table-cell>
          <table:table-cell office:value-type="float" office:value="10.35867">
            <text:p>10.36</text:p>
          </table:table-cell>
          <table:table-cell office:value-type="float" office:value="2.125116">
            <text:p>2.13</text:p>
          </table:table-cell>
          <table:table-cell office:value-type="float" office:value="0.999804">
            <text:p>1</text:p>
          </table:table-cell>
          <table:table-cell office:value-type="float" office:value="9.999913">
            <text:p>10</text:p>
          </table:table-cell>
          <table:table-cell office:value-type="float" office:value="9.956996">
            <text:p>9.96</text:p>
          </table:table-cell>
          <table:table-cell office:value-type="float" office:value="10.798007">
            <text:p>10.8</text:p>
          </table:table-cell>
          <table:table-cell office:value-type="float" office:value="0.561956">
            <text:p>0.56</text:p>
          </table:table-cell>
          <table:table-cell office:value-type="float" office:value="0.64133">
            <text:p>0.64</text:p>
          </table:table-cell>
          <table:table-cell office:value-type="float" office:value="8.874884">
            <text:p>8.87</text:p>
          </table:table-cell>
          <table:table-cell office:value-type="float" office:value="10.000196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6572">
            <text:p>46572</text:p>
          </table:table-cell>
          <table:table-cell office:value-type="float" office:value="17435658">
            <text:p>17435658</text:p>
          </table:table-cell>
          <table:table-cell office:value-type="float" office:value="22788298">
            <text:p>22788298</text:p>
          </table:table-cell>
          <table:table-cell office:value-type="float" office:value="1293848">
            <text:p>1293848</text:p>
          </table:table-cell>
          <table:table-cell office:value-type="float" office:value="38004748">
            <text:p>38004748</text:p>
          </table:table-cell>
          <table:table-cell office:value-type="float" office:value="19805890">
            <text:p>19805890</text:p>
          </table:table-cell>
          <table:table-cell office:value-type="float" office:value="125294">
            <text:p>125294</text:p>
          </table:table-cell>
          <table:table-cell office:value-type="float" office:value="7760">
            <text:p>7760</text:p>
          </table:table-cell>
          <table:table-cell office:value-type="float" office:value="2873616">
            <text:p>2873616</text:p>
          </table:table-cell>
          <table:table-cell office:value-type="float" office:value="912546">
            <text:p>912546</text:p>
          </table:table-cell>
          <table:table-cell office:value-type="float" office:value="1286164">
            <text:p>1286164</text:p>
          </table:table-cell>
          <table:table-cell office:value-type="float" office:value="37615806">
            <text:p>37615806</text:p>
          </table:table-cell>
          <table:table-cell office:value-type="float" office:value="7443606">
            <text:p>7443606</text:p>
          </table:table-cell>
          <table:table-cell office:value-type="float" office:value="20880">
            <text:p>20880</text:p>
          </table:table-cell>
          <table:table-cell office:value-type="float" office:value="38812">
            <text:p>38812</text:p>
          </table:table-cell>
          <table:table-cell office:value-type="float" office:value="14562042">
            <text:p>14562042</text:p>
          </table:table-cell>
          <table:table-cell office:value-type="float" office:value="21875752">
            <text:p>21875752</text:p>
          </table:table-cell>
          <table:table-cell office:value-type="float" office:value="7684">
            <text:p>7684</text:p>
          </table:table-cell>
          <table:table-cell office:value-type="float" office:value="388942">
            <text:p>388942</text:p>
          </table:table-cell>
          <table:table-cell office:value-type="float" office:value="12362284">
            <text:p>12362284</text:p>
          </table:table-cell>
          <table:table-cell office:value-type="float" office:value="104414">
            <text:p>104414</text:p>
          </table:table-cell>
          <table:table-cell office:value-type="float" office:value="1.999485">
            <text:p>2</text:p>
          </table:table-cell>
          <table:table-cell office:value-type="float" office:value="1.977751">
            <text:p>1.98</text:p>
          </table:table-cell>
          <table:table-cell office:value-type="float" office:value="0.480534">
            <text:p>0.48</text:p>
          </table:table-cell>
          <table:table-cell office:value-type="float" office:value="11.928734">
            <text:p>11.93</text:p>
          </table:table-cell>
          <table:table-cell office:value-type="float" office:value="11.877192">
            <text:p>11.88</text:p>
          </table:table-cell>
          <table:table-cell office:value-type="float" office:value="4.509935">
            <text:p>4.51</text:p>
          </table:table-cell>
          <table:table-cell office:value-type="float" office:value="1.999777">
            <text:p>2</text:p>
          </table:table-cell>
          <table:table-cell office:value-type="float" office:value="10.000515">
            <text:p>10</text:p>
          </table:table-cell>
          <table:table-cell office:value-type="float" office:value="10.022249">
            <text:p>10.02</text:p>
          </table:table-cell>
          <table:table-cell office:value-type="float" office:value="11.519466">
            <text:p>11.52</text:p>
          </table:table-cell>
          <table:table-cell office:value-type="float" office:value="0.071266">
            <text:p>0.07</text:p>
          </table:table-cell>
          <table:table-cell office:value-type="float" office:value="0.122808">
            <text:p>0.12</text:p>
          </table:table-cell>
          <table:table-cell office:value-type="float" office:value="7.490065">
            <text:p>7.49</text:p>
          </table:table-cell>
          <table:table-cell office:value-type="float" office:value="10.000223">
            <text:p>10</text:p>
          </table:table-cell>
          <table:table-cell office:value-type="float" office:value="1.832861">
            <text:p>1.83</text:p>
          </table:table-cell>
          <table:table-cell office:value-type="float" office:value="1.812939">
            <text:p>1.81</text:p>
          </table:table-cell>
          <table:table-cell office:value-type="float" office:value="0.44049">
            <text:p>0.44</text:p>
          </table:table-cell>
          <table:table-cell office:value-type="float" office:value="10.934672">
            <text:p>10.93</text:p>
          </table:table-cell>
          <table:table-cell office:value-type="float" office:value="10.887426">
            <text:p>10.89</text:p>
          </table:table-cell>
          <table:table-cell office:value-type="float" office:value="4.134107">
            <text:p>4.13</text:p>
          </table:table-cell>
          <table:table-cell office:value-type="float" office:value="1.833128">
            <text:p>1.83</text:p>
          </table:table-cell>
          <table:table-cell office:value-type="float" office:value="9.167139">
            <text:p>9.17</text:p>
          </table:table-cell>
          <table:table-cell office:value-type="float" office:value="9.187061">
            <text:p>9.19</text:p>
          </table:table-cell>
          <table:table-cell office:value-type="float" office:value="10.55951">
            <text:p>10.56</text:p>
          </table:table-cell>
          <table:table-cell office:value-type="float" office:value="0.065328">
            <text:p>0.07</text:p>
          </table:table-cell>
          <table:table-cell office:value-type="float" office:value="0.112574">
            <text:p>0.11</text:p>
          </table:table-cell>
          <table:table-cell office:value-type="float" office:value="6.865893">
            <text:p>6.87</text:p>
          </table:table-cell>
          <table:table-cell office:value-type="float" office:value="9.166872">
            <text:p>9.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8106">
            <text:p>48106</text:p>
          </table:table-cell>
          <table:table-cell office:value-type="float" office:value="17705832">
            <text:p>17705832</text:p>
          </table:table-cell>
          <table:table-cell office:value-type="float" office:value="24613704">
            <text:p>24613704</text:p>
          </table:table-cell>
          <table:table-cell office:value-type="float" office:value="5844622">
            <text:p>5844622</text:p>
          </table:table-cell>
          <table:table-cell office:value-type="float" office:value="55130110">
            <text:p>55130110</text:p>
          </table:table-cell>
          <table:table-cell office:value-type="float" office:value="36020634">
            <text:p>36020634</text:p>
          </table:table-cell>
          <table:table-cell office:value-type="float" office:value="59752">
            <text:p>59752</text:p>
          </table:table-cell>
          <table:table-cell office:value-type="float" office:value="11094">
            <text:p>11094</text:p>
          </table:table-cell>
          <table:table-cell office:value-type="float" office:value="4157852">
            <text:p>4157852</text:p>
          </table:table-cell>
          <table:table-cell office:value-type="float" office:value="4623334">
            <text:p>4623334</text:p>
          </table:table-cell>
          <table:table-cell office:value-type="float" office:value="5838438">
            <text:p>5838438</text:p>
          </table:table-cell>
          <table:table-cell office:value-type="float" office:value="54742812">
            <text:p>54742812</text:p>
          </table:table-cell>
          <table:table-cell office:value-type="float" office:value="26811878">
            <text:p>26811878</text:p>
          </table:table-cell>
          <table:table-cell office:value-type="float" office:value="13788">
            <text:p>13788</text:p>
          </table:table-cell>
          <table:table-cell office:value-type="float" office:value="37012">
            <text:p>37012</text:p>
          </table:table-cell>
          <table:table-cell office:value-type="float" office:value="13547980">
            <text:p>13547980</text:p>
          </table:table-cell>
          <table:table-cell office:value-type="float" office:value="19990370">
            <text:p>19990370</text:p>
          </table:table-cell>
          <table:table-cell office:value-type="float" office:value="6184">
            <text:p>6184</text:p>
          </table:table-cell>
          <table:table-cell office:value-type="float" office:value="387298">
            <text:p>387298</text:p>
          </table:table-cell>
          <table:table-cell office:value-type="float" office:value="9208756">
            <text:p>9208756</text:p>
          </table:table-cell>
          <table:table-cell office:value-type="float" office:value="45964">
            <text:p>45964</text:p>
          </table:table-cell>
          <table:table-cell office:value-type="float" office:value="2.998004">
            <text:p>3</text:p>
          </table:table-cell>
          <table:table-cell office:value-type="float" office:value="3.052784">
            <text:p>3.05</text:p>
          </table:table-cell>
          <table:table-cell office:value-type="float" office:value="2.441865">
            <text:p>2.44</text:p>
          </table:table-cell>
          <table:table-cell office:value-type="float" office:value="12.986245">
            <text:p>12.99</text:p>
          </table:table-cell>
          <table:table-cell office:value-type="float" office:value="12.908673">
            <text:p>12.91</text:p>
          </table:table-cell>
          <table:table-cell office:value-type="float" office:value="9.676521">
            <text:p>9.68</text:p>
          </table:table-cell>
          <table:table-cell office:value-type="float" office:value="2.999799">
            <text:p>3</text:p>
          </table:table-cell>
          <table:table-cell office:value-type="float" office:value="10.001996">
            <text:p>10</text:p>
          </table:table-cell>
          <table:table-cell office:value-type="float" office:value="9.947216">
            <text:p>9.95</text:p>
          </table:table-cell>
          <table:table-cell office:value-type="float" office:value="10.558135">
            <text:p>10.56</text:p>
          </table:table-cell>
          <table:table-cell office:value-type="float" office:value="0.013755">
            <text:p>0.01</text:p>
          </table:table-cell>
          <table:table-cell office:value-type="float" office:value="0.091327">
            <text:p>0.09</text:p>
          </table:table-cell>
          <table:table-cell office:value-type="float" office:value="3.323479">
            <text:p>3.32</text:p>
          </table:table-cell>
          <table:table-cell office:value-type="float" office:value="10.000201">
            <text:p>10</text:p>
          </table:table-cell>
          <table:table-cell office:value-type="float" office:value="2.536773">
            <text:p>2.54</text:p>
          </table:table-cell>
          <table:table-cell office:value-type="float" office:value="2.583125">
            <text:p>2.58</text:p>
          </table:table-cell>
          <table:table-cell office:value-type="float" office:value="2.066193">
            <text:p>2.07</text:p>
          </table:table-cell>
          <table:table-cell office:value-type="float" office:value="10.988361">
            <text:p>10.99</text:p>
          </table:table-cell>
          <table:table-cell office:value-type="float" office:value="10.922723">
            <text:p>10.92</text:p>
          </table:table-cell>
          <table:table-cell office:value-type="float" office:value="8.187825">
            <text:p>8.19</text:p>
          </table:table-cell>
          <table:table-cell office:value-type="float" office:value="2.538292">
            <text:p>2.54</text:p>
          </table:table-cell>
          <table:table-cell office:value-type="float" office:value="8.463227">
            <text:p>8.46</text:p>
          </table:table-cell>
          <table:table-cell office:value-type="float" office:value="8.416875">
            <text:p>8.42</text:p>
          </table:table-cell>
          <table:table-cell office:value-type="float" office:value="8.933807">
            <text:p>8.93</text:p>
          </table:table-cell>
          <table:table-cell office:value-type="float" office:value="0.011639">
            <text:p>0.01</text:p>
          </table:table-cell>
          <table:table-cell office:value-type="float" office:value="0.077277">
            <text:p>0.08</text:p>
          </table:table-cell>
          <table:table-cell office:value-type="float" office:value="2.812175">
            <text:p>2.81</text:p>
          </table:table-cell>
          <table:table-cell office:value-type="float" office:value="8.461708">
            <text:p>8.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558">
            <text:p>47558</text:p>
          </table:table-cell>
          <table:table-cell office:value-type="float" office:value="14332930">
            <text:p>14332930</text:p>
          </table:table-cell>
          <table:table-cell office:value-type="float" office:value="24572418">
            <text:p>24572418</text:p>
          </table:table-cell>
          <table:table-cell office:value-type="float" office:value="1866524">
            <text:p>1866524</text:p>
          </table:table-cell>
          <table:table-cell office:value-type="float" office:value="76399380">
            <text:p>76399380</text:p>
          </table:table-cell>
          <table:table-cell office:value-type="float" office:value="58181506">
            <text:p>58181506</text:p>
          </table:table-cell>
          <table:table-cell office:value-type="float" office:value="46902">
            <text:p>46902</text:p>
          </table:table-cell>
          <table:table-cell office:value-type="float" office:value="13584">
            <text:p>13584</text:p>
          </table:table-cell>
          <table:table-cell office:value-type="float" office:value="4074492">
            <text:p>4074492</text:p>
          </table:table-cell>
          <table:table-cell office:value-type="float" office:value="5298978">
            <text:p>5298978</text:p>
          </table:table-cell>
          <table:table-cell office:value-type="float" office:value="1857960">
            <text:p>1857960</text:p>
          </table:table-cell>
          <table:table-cell office:value-type="float" office:value="76118584">
            <text:p>76118584</text:p>
          </table:table-cell>
          <table:table-cell office:value-type="float" office:value="46191750">
            <text:p>46191750</text:p>
          </table:table-cell>
          <table:table-cell office:value-type="float" office:value="13396">
            <text:p>13396</text:p>
          </table:table-cell>
          <table:table-cell office:value-type="float" office:value="33974">
            <text:p>33974</text:p>
          </table:table-cell>
          <table:table-cell office:value-type="float" office:value="10258438">
            <text:p>10258438</text:p>
          </table:table-cell>
          <table:table-cell office:value-type="float" office:value="19273440">
            <text:p>19273440</text:p>
          </table:table-cell>
          <table:table-cell office:value-type="float" office:value="8564">
            <text:p>8564</text:p>
          </table:table-cell>
          <table:table-cell office:value-type="float" office:value="280796">
            <text:p>280796</text:p>
          </table:table-cell>
          <table:table-cell office:value-type="float" office:value="11989756">
            <text:p>11989756</text:p>
          </table:table-cell>
          <table:table-cell office:value-type="float" office:value="33506">
            <text:p>33506</text:p>
          </table:table-cell>
          <table:table-cell office:value-type="float" office:value="3.998822">
            <text:p>4</text:p>
          </table:table-cell>
          <table:table-cell office:value-type="float" office:value="3.979848">
            <text:p>3.98</text:p>
          </table:table-cell>
          <table:table-cell office:value-type="float" office:value="3.019064">
            <text:p>3.02</text:p>
          </table:table-cell>
          <table:table-cell office:value-type="float" office:value="13.935765">
            <text:p>13.94</text:p>
          </table:table-cell>
          <table:table-cell office:value-type="float" office:value="13.948545">
            <text:p>13.95</text:p>
          </table:table-cell>
          <table:table-cell office:value-type="float" office:value="11.114949">
            <text:p>11.11</text:p>
          </table:table-cell>
          <table:table-cell office:value-type="float" office:value="3.998635">
            <text:p>4</text:p>
          </table:table-cell>
          <table:table-cell office:value-type="float" office:value="10.001178">
            <text:p>10</text:p>
          </table:table-cell>
          <table:table-cell office:value-type="float" office:value="10.020152">
            <text:p>10.02</text:p>
          </table:table-cell>
          <table:table-cell office:value-type="float" office:value="10.980936">
            <text:p>10.98</text:p>
          </table:table-cell>
          <table:table-cell office:value-type="float" office:value="0.064235">
            <text:p>0.06</text:p>
          </table:table-cell>
          <table:table-cell office:value-type="float" office:value="0.051455">
            <text:p>0.05</text:p>
          </table:table-cell>
          <table:table-cell office:value-type="float" office:value="2.885051">
            <text:p>2.89</text:p>
          </table:table-cell>
          <table:table-cell office:value-type="float" office:value="10.001365">
            <text:p>10</text:p>
          </table:table-cell>
          <table:table-cell office:value-type="float" office:value="3.141932">
            <text:p>3.14</text:p>
          </table:table-cell>
          <table:table-cell office:value-type="float" office:value="3.127024">
            <text:p>3.13</text:p>
          </table:table-cell>
          <table:table-cell office:value-type="float" office:value="2.372121">
            <text:p>2.37</text:p>
          </table:table-cell>
          <table:table-cell office:value-type="float" office:value="10.94953">
            <text:p>10.95</text:p>
          </table:table-cell>
          <table:table-cell office:value-type="float" office:value="10.959571">
            <text:p>10.96</text:p>
          </table:table-cell>
          <table:table-cell office:value-type="float" office:value="8.733175">
            <text:p>8.73</text:p>
          </table:table-cell>
          <table:table-cell office:value-type="float" office:value="3.141785">
            <text:p>3.14</text:p>
          </table:table-cell>
          <table:table-cell office:value-type="float" office:value="7.858068">
            <text:p>7.86</text:p>
          </table:table-cell>
          <table:table-cell office:value-type="float" office:value="7.872976">
            <text:p>7.87</text:p>
          </table:table-cell>
          <table:table-cell office:value-type="float" office:value="8.627879">
            <text:p>8.63</text:p>
          </table:table-cell>
          <table:table-cell office:value-type="float" office:value="0.05047">
            <text:p>0.05</text:p>
          </table:table-cell>
          <table:table-cell office:value-type="float" office:value="0.040429">
            <text:p>0.04</text:p>
          </table:table-cell>
          <table:table-cell office:value-type="float" office:value="2.266825">
            <text:p>2.27</text:p>
          </table:table-cell>
          <table:table-cell office:value-type="float" office:value="7.858215">
            <text:p>7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3892">
            <text:p>43892</text:p>
          </table:table-cell>
          <table:table-cell office:value-type="float" office:value="14849918">
            <text:p>14849918</text:p>
          </table:table-cell>
          <table:table-cell office:value-type="float" office:value="25283744">
            <text:p>25283744</text:p>
          </table:table-cell>
          <table:table-cell office:value-type="float" office:value="31156086">
            <text:p>31156086</text:p>
          </table:table-cell>
          <table:table-cell office:value-type="float" office:value="88227926">
            <text:p>88227926</text:p>
          </table:table-cell>
          <table:table-cell office:value-type="float" office:value="154863492">
            <text:p>154863492</text:p>
          </table:table-cell>
          <table:table-cell office:value-type="float" office:value="82620">
            <text:p>82620</text:p>
          </table:table-cell>
          <table:table-cell office:value-type="float" office:value="14606">
            <text:p>14606</text:p>
          </table:table-cell>
          <table:table-cell office:value-type="float" office:value="5066494">
            <text:p>5066494</text:p>
          </table:table-cell>
          <table:table-cell office:value-type="float" office:value="4653066">
            <text:p>4653066</text:p>
          </table:table-cell>
          <table:table-cell office:value-type="float" office:value="31152228">
            <text:p>31152228</text:p>
          </table:table-cell>
          <table:table-cell office:value-type="float" office:value="88029130">
            <text:p>88029130</text:p>
          </table:table-cell>
          <table:table-cell office:value-type="float" office:value="147852582">
            <text:p>147852582</text:p>
          </table:table-cell>
          <table:table-cell office:value-type="float" office:value="27538">
            <text:p>27538</text:p>
          </table:table-cell>
          <table:table-cell office:value-type="float" office:value="29286">
            <text:p>29286</text:p>
          </table:table-cell>
          <table:table-cell office:value-type="float" office:value="9783424">
            <text:p>9783424</text:p>
          </table:table-cell>
          <table:table-cell office:value-type="float" office:value="20630678">
            <text:p>20630678</text:p>
          </table:table-cell>
          <table:table-cell office:value-type="float" office:value="3858">
            <text:p>3858</text:p>
          </table:table-cell>
          <table:table-cell office:value-type="float" office:value="198796">
            <text:p>198796</text:p>
          </table:table-cell>
          <table:table-cell office:value-type="float" office:value="7010910">
            <text:p>7010910</text:p>
          </table:table-cell>
          <table:table-cell office:value-type="float" office:value="55082">
            <text:p>55082</text:p>
          </table:table-cell>
          <table:table-cell office:value-type="float" office:value="4.99157">
            <text:p>4.99</text:p>
          </table:table-cell>
          <table:table-cell office:value-type="float" office:value="5.117699">
            <text:p>5.12</text:p>
          </table:table-cell>
          <table:table-cell office:value-type="float" office:value="2.760508">
            <text:p>2.76</text:p>
          </table:table-cell>
          <table:table-cell office:value-type="float" office:value="14.998143">
            <text:p>15</text:p>
          </table:table-cell>
          <table:table-cell office:value-type="float" office:value="14.966202">
            <text:p>14.97</text:p>
          </table:table-cell>
          <table:table-cell office:value-type="float" office:value="14.320927">
            <text:p>14.32</text:p>
          </table:table-cell>
          <table:table-cell office:value-type="float" office:value="4.999637">
            <text:p>5</text:p>
          </table:table-cell>
          <table:table-cell office:value-type="float" office:value="10.00843">
            <text:p>10.01</text:p>
          </table:table-cell>
          <table:table-cell office:value-type="float" office:value="9.882301">
            <text:p>9.88</text:p>
          </table:table-cell>
          <table:table-cell office:value-type="float" office:value="12.239492">
            <text:p>12.24</text:p>
          </table:table-cell>
          <table:table-cell office:value-type="float" office:value="0.001857">
            <text:p>0</text:p>
          </table:table-cell>
          <table:table-cell office:value-type="float" office:value="0.033798">
            <text:p>0.03</text:p>
          </table:table-cell>
          <table:table-cell office:value-type="float" office:value="0.679073">
            <text:p>0.68</text:p>
          </table:table-cell>
          <table:table-cell office:value-type="float" office:value="10.000363">
            <text:p>10</text:p>
          </table:table-cell>
          <table:table-cell office:value-type="float" office:value="3.660485">
            <text:p>3.66</text:p>
          </table:table-cell>
          <table:table-cell office:value-type="float" office:value="3.752979">
            <text:p>3.75</text:p>
          </table:table-cell>
          <table:table-cell office:value-type="float" office:value="2.024373">
            <text:p>2.02</text:p>
          </table:table-cell>
          <table:table-cell office:value-type="float" office:value="10.998638">
            <text:p>11</text:p>
          </table:table-cell>
          <table:table-cell office:value-type="float" office:value="10.975215">
            <text:p>10.98</text:p>
          </table:table-cell>
          <table:table-cell office:value-type="float" office:value="10.502013">
            <text:p>10.5</text:p>
          </table:table-cell>
          <table:table-cell office:value-type="float" office:value="3.6664">
            <text:p>3.67</text:p>
          </table:table-cell>
          <table:table-cell office:value-type="float" office:value="7.339515">
            <text:p>7.34</text:p>
          </table:table-cell>
          <table:table-cell office:value-type="float" office:value="7.247021">
            <text:p>7.25</text:p>
          </table:table-cell>
          <table:table-cell office:value-type="float" office:value="8.975627">
            <text:p>8.98</text:p>
          </table:table-cell>
          <table:table-cell office:value-type="float" office:value="0.001362">
            <text:p>0</text:p>
          </table:table-cell>
          <table:table-cell office:value-type="float" office:value="0.024785">
            <text:p>0.02</text:p>
          </table:table-cell>
          <table:table-cell office:value-type="float" office:value="0.497987">
            <text:p>0.5</text:p>
          </table:table-cell>
          <table:table-cell office:value-type="float" office:value="7.3336">
            <text:p>7.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586">
            <text:p>47586</text:p>
          </table:table-cell>
          <table:table-cell office:value-type="float" office:value="14409982">
            <text:p>14409982</text:p>
          </table:table-cell>
          <table:table-cell office:value-type="float" office:value="26713160">
            <text:p>26713160</text:p>
          </table:table-cell>
          <table:table-cell office:value-type="float" office:value="22952848">
            <text:p>22952848</text:p>
          </table:table-cell>
          <table:table-cell office:value-type="float" office:value="149187718">
            <text:p>149187718</text:p>
          </table:table-cell>
          <table:table-cell office:value-type="float" office:value="218348790">
            <text:p>218348790</text:p>
          </table:table-cell>
          <table:table-cell office:value-type="float" office:value="78944">
            <text:p>78944</text:p>
          </table:table-cell>
          <table:table-cell office:value-type="float" office:value="17840">
            <text:p>17840</text:p>
          </table:table-cell>
          <table:table-cell office:value-type="float" office:value="5443082">
            <text:p>5443082</text:p>
          </table:table-cell>
          <table:table-cell office:value-type="float" office:value="7333982">
            <text:p>7333982</text:p>
          </table:table-cell>
          <table:table-cell office:value-type="float" office:value="22946282">
            <text:p>22946282</text:p>
          </table:table-cell>
          <table:table-cell office:value-type="float" office:value="149034152">
            <text:p>149034152</text:p>
          </table:table-cell>
          <table:table-cell office:value-type="float" office:value="212779536">
            <text:p>212779536</text:p>
          </table:table-cell>
          <table:table-cell office:value-type="float" office:value="29604">
            <text:p>29604</text:p>
          </table:table-cell>
          <table:table-cell office:value-type="float" office:value="29746">
            <text:p>29746</text:p>
          </table:table-cell>
          <table:table-cell office:value-type="float" office:value="8966900">
            <text:p>8966900</text:p>
          </table:table-cell>
          <table:table-cell office:value-type="float" office:value="19379178">
            <text:p>19379178</text:p>
          </table:table-cell>
          <table:table-cell office:value-type="float" office:value="6566">
            <text:p>6566</text:p>
          </table:table-cell>
          <table:table-cell office:value-type="float" office:value="153566">
            <text:p>153566</text:p>
          </table:table-cell>
          <table:table-cell office:value-type="float" office:value="5569254">
            <text:p>5569254</text:p>
          </table:table-cell>
          <table:table-cell office:value-type="float" office:value="49340">
            <text:p>49340</text:p>
          </table:table-cell>
          <table:table-cell office:value-type="float" office:value="5.998403">
            <text:p>6</text:p>
          </table:table-cell>
          <table:table-cell office:value-type="float" office:value="6.043679">
            <text:p>6.04</text:p>
          </table:table-cell>
          <table:table-cell office:value-type="float" office:value="4.39273">
            <text:p>4.39</text:p>
          </table:table-cell>
          <table:table-cell office:value-type="float" office:value="15.995423">
            <text:p>16</text:p>
          </table:table-cell>
          <table:table-cell office:value-type="float" office:value="15.98353">
            <text:p>15.98</text:p>
          </table:table-cell>
          <table:table-cell office:value-type="float" office:value="15.5919">
            <text:p>15.59</text:p>
          </table:table-cell>
          <table:table-cell office:value-type="float" office:value="6">
            <text:p>6</text:p>
          </table:table-cell>
          <table:table-cell office:value-type="float" office:value="10.001597">
            <text:p>10</text:p>
          </table:table-cell>
          <table:table-cell office:value-type="float" office:value="9.956321">
            <text:p>9.96</text:p>
          </table:table-cell>
          <table:table-cell office:value-type="float" office:value="11.60727">
            <text:p>11.61</text:p>
          </table:table-cell>
          <table:table-cell office:value-type="float" office:value="0.004577">
            <text:p>0</text:p>
          </table:table-cell>
          <table:table-cell office:value-type="float" office:value="0.01647">
            <text:p>0.02</text:p>
          </table:table-cell>
          <table:table-cell office:value-type="float" office:value="0.4081">
            <text:p>0.41</text:p>
          </table:table-cell>
          <table:table-cell office:value-type="float" office:value="10">
            <text:p>10</text:p>
          </table:table-cell>
          <table:table-cell office:value-type="float" office:value="4.123902">
            <text:p>4.12</text:p>
          </table:table-cell>
          <table:table-cell office:value-type="float" office:value="4.15503">
            <text:p>4.16</text:p>
          </table:table-cell>
          <table:table-cell office:value-type="float" office:value="3.020002">
            <text:p>3.02</text:p>
          </table:table-cell>
          <table:table-cell office:value-type="float" office:value="10.996853">
            <text:p>11</text:p>
          </table:table-cell>
          <table:table-cell office:value-type="float" office:value="10.988677">
            <text:p>10.99</text:p>
          </table:table-cell>
          <table:table-cell office:value-type="float" office:value="10.719431">
            <text:p>10.72</text:p>
          </table:table-cell>
          <table:table-cell office:value-type="float" office:value="4.125">
            <text:p>4.13</text:p>
          </table:table-cell>
          <table:table-cell office:value-type="float" office:value="6.876098">
            <text:p>6.88</text:p>
          </table:table-cell>
          <table:table-cell office:value-type="float" office:value="6.84497">
            <text:p>6.84</text:p>
          </table:table-cell>
          <table:table-cell office:value-type="float" office:value="7.979998">
            <text:p>7.98</text:p>
          </table:table-cell>
          <table:table-cell office:value-type="float" office:value="0.003147">
            <text:p>0</text:p>
          </table:table-cell>
          <table:table-cell office:value-type="float" office:value="0.011323">
            <text:p>0.01</text:p>
          </table:table-cell>
          <table:table-cell office:value-type="float" office:value="0.280569">
            <text:p>0.28</text:p>
          </table:table-cell>
          <table:table-cell office:value-type="float" office:value="6.875">
            <text:p>6.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5922">
            <text:p>45922</text:p>
          </table:table-cell>
          <table:table-cell office:value-type="float" office:value="14868790">
            <text:p>14868790</text:p>
          </table:table-cell>
          <table:table-cell office:value-type="float" office:value="23803908">
            <text:p>23803908</text:p>
          </table:table-cell>
          <table:table-cell office:value-type="float" office:value="30839524">
            <text:p>30839524</text:p>
          </table:table-cell>
          <table:table-cell office:value-type="float" office:value="183503422">
            <text:p>183503422</text:p>
          </table:table-cell>
          <table:table-cell office:value-type="float" office:value="229314466">
            <text:p>229314466</text:p>
          </table:table-cell>
          <table:table-cell office:value-type="float" office:value="38140">
            <text:p>38140</text:p>
          </table:table-cell>
          <table:table-cell office:value-type="float" office:value="18900">
            <text:p>18900</text:p>
          </table:table-cell>
          <table:table-cell office:value-type="float" office:value="6312990">
            <text:p>6312990</text:p>
          </table:table-cell>
          <table:table-cell office:value-type="float" office:value="7175728">
            <text:p>7175728</text:p>
          </table:table-cell>
          <table:table-cell office:value-type="float" office:value="30835956">
            <text:p>30835956</text:p>
          </table:table-cell>
          <table:table-cell office:value-type="float" office:value="183374812">
            <text:p>183374812</text:p>
          </table:table-cell>
          <table:table-cell office:value-type="float" office:value="224882088">
            <text:p>224882088</text:p>
          </table:table-cell>
          <table:table-cell office:value-type="float" office:value="15694">
            <text:p>15694</text:p>
          </table:table-cell>
          <table:table-cell office:value-type="float" office:value="27022">
            <text:p>27022</text:p>
          </table:table-cell>
          <table:table-cell office:value-type="float" office:value="8555800">
            <text:p>8555800</text:p>
          </table:table-cell>
          <table:table-cell office:value-type="float" office:value="16628180">
            <text:p>16628180</text:p>
          </table:table-cell>
          <table:table-cell office:value-type="float" office:value="3568">
            <text:p>3568</text:p>
          </table:table-cell>
          <table:table-cell office:value-type="float" office:value="128610">
            <text:p>128610</text:p>
          </table:table-cell>
          <table:table-cell office:value-type="float" office:value="4432378">
            <text:p>4432378</text:p>
          </table:table-cell>
          <table:table-cell office:value-type="float" office:value="22446">
            <text:p>22446</text:p>
          </table:table-cell>
          <table:table-cell office:value-type="float" office:value="6.996646">
            <text:p>7</text:p>
          </table:table-cell>
          <table:table-cell office:value-type="float" office:value="7.217859">
            <text:p>7.22</text:p>
          </table:table-cell>
          <table:table-cell office:value-type="float" office:value="5.124679">
            <text:p>5.12</text:p>
          </table:table-cell>
          <table:table-cell office:value-type="float" office:value="16.998033">
            <text:p>17</text:p>
          </table:table-cell>
          <table:table-cell office:value-type="float" office:value="16.988085">
            <text:p>16.99</text:p>
          </table:table-cell>
          <table:table-cell office:value-type="float" office:value="16.67141">
            <text:p>16.67</text:p>
          </table:table-cell>
          <table:table-cell office:value-type="float" office:value="6.995228">
            <text:p>7</text:p>
          </table:table-cell>
          <table:table-cell office:value-type="float" office:value="10.003354">
            <text:p>10</text:p>
          </table:table-cell>
          <table:table-cell office:value-type="float" office:value="9.782141">
            <text:p>9.78</text:p>
          </table:table-cell>
          <table:table-cell office:value-type="float" office:value="11.875321">
            <text:p>11.88</text:p>
          </table:table-cell>
          <table:table-cell office:value-type="float" office:value="0.001967">
            <text:p>0</text:p>
          </table:table-cell>
          <table:table-cell office:value-type="float" office:value="0.011915">
            <text:p>0.01</text:p>
          </table:table-cell>
          <table:table-cell office:value-type="float" office:value="0.32859">
            <text:p>0.33</text:p>
          </table:table-cell>
          <table:table-cell office:value-type="float" office:value="10.004772">
            <text:p>10</text:p>
          </table:table-cell>
          <table:table-cell office:value-type="float" office:value="4.527242">
            <text:p>4.53</text:p>
          </table:table-cell>
          <table:table-cell office:value-type="float" office:value="4.670379">
            <text:p>4.67</text:p>
          </table:table-cell>
          <table:table-cell office:value-type="float" office:value="3.315968">
            <text:p>3.32</text:p>
          </table:table-cell>
          <table:table-cell office:value-type="float" office:value="10.998727">
            <text:p>11</text:p>
          </table:table-cell>
          <table:table-cell office:value-type="float" office:value="10.992291">
            <text:p>10.99</text:p>
          </table:table-cell>
          <table:table-cell office:value-type="float" office:value="10.787383">
            <text:p>10.79</text:p>
          </table:table-cell>
          <table:table-cell office:value-type="float" office:value="4.526324">
            <text:p>4.53</text:p>
          </table:table-cell>
          <table:table-cell office:value-type="float" office:value="6.472758">
            <text:p>6.47</text:p>
          </table:table-cell>
          <table:table-cell office:value-type="float" office:value="6.329621">
            <text:p>6.33</text:p>
          </table:table-cell>
          <table:table-cell office:value-type="float" office:value="7.684032">
            <text:p>7.68</text:p>
          </table:table-cell>
          <table:table-cell office:value-type="float" office:value="0.001273">
            <text:p>0</text:p>
          </table:table-cell>
          <table:table-cell office:value-type="float" office:value="0.007709">
            <text:p>0.01</text:p>
          </table:table-cell>
          <table:table-cell office:value-type="float" office:value="0.212617">
            <text:p>0.21</text:p>
          </table:table-cell>
          <table:table-cell office:value-type="float" office:value="6.473676">
            <text:p>6.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6168">
            <text:p>46168</text:p>
          </table:table-cell>
          <table:table-cell office:value-type="float" office:value="14392376">
            <text:p>14392376</text:p>
          </table:table-cell>
          <table:table-cell office:value-type="float" office:value="25306872">
            <text:p>25306872</text:p>
          </table:table-cell>
          <table:table-cell office:value-type="float" office:value="1426080">
            <text:p>1426080</text:p>
          </table:table-cell>
          <table:table-cell office:value-type="float" office:value="281870128">
            <text:p>281870128</text:p>
          </table:table-cell>
          <table:table-cell office:value-type="float" office:value="172815664">
            <text:p>172815664</text:p>
          </table:table-cell>
          <table:table-cell office:value-type="float" office:value="46070">
            <text:p>46070</text:p>
          </table:table-cell>
          <table:table-cell office:value-type="float" office:value="20506">
            <text:p>20506</text:p>
          </table:table-cell>
          <table:table-cell office:value-type="float" office:value="6415980">
            <text:p>6415980</text:p>
          </table:table-cell>
          <table:table-cell office:value-type="float" office:value="8136482">
            <text:p>8136482</text:p>
          </table:table-cell>
          <table:table-cell office:value-type="float" office:value="1420906">
            <text:p>1420906</text:p>
          </table:table-cell>
          <table:table-cell office:value-type="float" office:value="281756386">
            <text:p>281756386</text:p>
          </table:table-cell>
          <table:table-cell office:value-type="float" office:value="167135840">
            <text:p>167135840</text:p>
          </table:table-cell>
          <table:table-cell office:value-type="float" office:value="20470">
            <text:p>20470</text:p>
          </table:table-cell>
          <table:table-cell office:value-type="float" office:value="25662">
            <text:p>25662</text:p>
          </table:table-cell>
          <table:table-cell office:value-type="float" office:value="7976396">
            <text:p>7976396</text:p>
          </table:table-cell>
          <table:table-cell office:value-type="float" office:value="17170390">
            <text:p>17170390</text:p>
          </table:table-cell>
          <table:table-cell office:value-type="float" office:value="5174">
            <text:p>5174</text:p>
          </table:table-cell>
          <table:table-cell office:value-type="float" office:value="113742">
            <text:p>113742</text:p>
          </table:table-cell>
          <table:table-cell office:value-type="float" office:value="5679824">
            <text:p>5679824</text:p>
          </table:table-cell>
          <table:table-cell office:value-type="float" office:value="25600">
            <text:p>25600</text:p>
          </table:table-cell>
          <table:table-cell office:value-type="float" office:value="7.994888">
            <text:p>7.99</text:p>
          </table:table-cell>
          <table:table-cell office:value-type="float" office:value="8.024223">
            <text:p>8.02</text:p>
          </table:table-cell>
          <table:table-cell office:value-type="float" office:value="5.787229">
            <text:p>5.79</text:p>
          </table:table-cell>
          <table:table-cell office:value-type="float" office:value="17.934694">
            <text:p>17.93</text:p>
          </table:table-cell>
          <table:table-cell office:value-type="float" office:value="17.992737">
            <text:p>17.99</text:p>
          </table:table-cell>
          <table:table-cell office:value-type="float" office:value="17.408405">
            <text:p>17.41</text:p>
          </table:table-cell>
          <table:table-cell office:value-type="float" office:value="7.997829">
            <text:p>8</text:p>
          </table:table-cell>
          <table:table-cell office:value-type="float" office:value="10.005112">
            <text:p>10.01</text:p>
          </table:table-cell>
          <table:table-cell office:value-type="float" office:value="9.975777">
            <text:p>9.98</text:p>
          </table:table-cell>
          <table:table-cell office:value-type="float" office:value="12.212771">
            <text:p>12.21</text:p>
          </table:table-cell>
          <table:table-cell office:value-type="float" office:value="0.065306">
            <text:p>0.07</text:p>
          </table:table-cell>
          <table:table-cell office:value-type="float" office:value="0.007263">
            <text:p>0.01</text:p>
          </table:table-cell>
          <table:table-cell office:value-type="float" office:value="0.591595">
            <text:p>0.59</text:p>
          </table:table-cell>
          <table:table-cell office:value-type="float" office:value="10.002171">
            <text:p>10</text:p>
          </table:table-cell>
          <table:table-cell office:value-type="float" office:value="4.885765">
            <text:p>4.89</text:p>
          </table:table-cell>
          <table:table-cell office:value-type="float" office:value="4.903692">
            <text:p>4.9</text:p>
          </table:table-cell>
          <table:table-cell office:value-type="float" office:value="3.53664">
            <text:p>3.54</text:p>
          </table:table-cell>
          <table:table-cell office:value-type="float" office:value="10.960091">
            <text:p>10.96</text:p>
          </table:table-cell>
          <table:table-cell office:value-type="float" office:value="10.995561">
            <text:p>11</text:p>
          </table:table-cell>
          <table:table-cell office:value-type="float" office:value="10.63847">
            <text:p>10.64</text:p>
          </table:table-cell>
          <table:table-cell office:value-type="float" office:value="4.887562">
            <text:p>4.89</text:p>
          </table:table-cell>
          <table:table-cell office:value-type="float" office:value="6.114235">
            <text:p>6.11</text:p>
          </table:table-cell>
          <table:table-cell office:value-type="float" office:value="6.096308">
            <text:p>6.1</text:p>
          </table:table-cell>
          <table:table-cell office:value-type="float" office:value="7.46336">
            <text:p>7.46</text:p>
          </table:table-cell>
          <table:table-cell office:value-type="float" office:value="0.039909">
            <text:p>0.04</text:p>
          </table:table-cell>
          <table:table-cell office:value-type="float" office:value="0.004439">
            <text:p>0</text:p>
          </table:table-cell>
          <table:table-cell office:value-type="float" office:value="0.36153">
            <text:p>0.36</text:p>
          </table:table-cell>
          <table:table-cell office:value-type="float" office:value="6.112438">
            <text:p>6.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5216">
            <text:p>45216</text:p>
          </table:table-cell>
          <table:table-cell office:value-type="float" office:value="14771240">
            <text:p>14771240</text:p>
          </table:table-cell>
          <table:table-cell office:value-type="float" office:value="24541872">
            <text:p>24541872</text:p>
          </table:table-cell>
          <table:table-cell office:value-type="float" office:value="23658302">
            <text:p>23658302</text:p>
          </table:table-cell>
          <table:table-cell office:value-type="float" office:value="329685198">
            <text:p>329685198</text:p>
          </table:table-cell>
          <table:table-cell office:value-type="float" office:value="292213754">
            <text:p>292213754</text:p>
          </table:table-cell>
          <table:table-cell office:value-type="float" office:value="41216">
            <text:p>41216</text:p>
          </table:table-cell>
          <table:table-cell office:value-type="float" office:value="21416">
            <text:p>21416</text:p>
          </table:table-cell>
          <table:table-cell office:value-type="float" office:value="7032844">
            <text:p>7032844</text:p>
          </table:table-cell>
          <table:table-cell office:value-type="float" office:value="9302268">
            <text:p>9302268</text:p>
          </table:table-cell>
          <table:table-cell office:value-type="float" office:value="23655060">
            <text:p>23655060</text:p>
          </table:table-cell>
          <table:table-cell office:value-type="float" office:value="329575974">
            <text:p>329575974</text:p>
          </table:table-cell>
          <table:table-cell office:value-type="float" office:value="289112374">
            <text:p>289112374</text:p>
          </table:table-cell>
          <table:table-cell office:value-type="float" office:value="19512">
            <text:p>19512</text:p>
          </table:table-cell>
          <table:table-cell office:value-type="float" office:value="23800">
            <text:p>23800</text:p>
          </table:table-cell>
          <table:table-cell office:value-type="float" office:value="7738396">
            <text:p>7738396</text:p>
          </table:table-cell>
          <table:table-cell office:value-type="float" office:value="15239604">
            <text:p>15239604</text:p>
          </table:table-cell>
          <table:table-cell office:value-type="float" office:value="3242">
            <text:p>3242</text:p>
          </table:table-cell>
          <table:table-cell office:value-type="float" office:value="109224">
            <text:p>109224</text:p>
          </table:table-cell>
          <table:table-cell office:value-type="float" office:value="3101380">
            <text:p>3101380</text:p>
          </table:table-cell>
          <table:table-cell office:value-type="float" office:value="21704">
            <text:p>21704</text:p>
          </table:table-cell>
          <table:table-cell office:value-type="float" office:value="8.999115">
            <text:p>9</text:p>
          </table:table-cell>
          <table:table-cell office:value-type="float" office:value="9.04623">
            <text:p>9.05</text:p>
          </table:table-cell>
          <table:table-cell office:value-type="float" office:value="7.201696">
            <text:p>7.2</text:p>
          </table:table-cell>
          <table:table-cell office:value-type="float" office:value="18.997396">
            <text:p>19</text:p>
          </table:table-cell>
          <table:table-cell office:value-type="float" office:value="18.993705">
            <text:p>18.99</text:p>
          </table:table-cell>
          <table:table-cell office:value-type="float" office:value="18.798345">
            <text:p>18.8</text:p>
          </table:table-cell>
          <table:table-cell office:value-type="float" office:value="8.994759">
            <text:p>8.99</text:p>
          </table:table-cell>
          <table:table-cell office:value-type="float" office:value="10.000885">
            <text:p>10</text:p>
          </table:table-cell>
          <table:table-cell office:value-type="float" office:value="9.95377">
            <text:p>9.95</text:p>
          </table:table-cell>
          <table:table-cell office:value-type="float" office:value="11.798304">
            <text:p>11.8</text:p>
          </table:table-cell>
          <table:table-cell office:value-type="float" office:value="0.002604">
            <text:p>0</text:p>
          </table:table-cell>
          <table:table-cell office:value-type="float" office:value="0.006295">
            <text:p>0.01</text:p>
          </table:table-cell>
          <table:table-cell office:value-type="float" office:value="0.201655">
            <text:p>0.2</text:p>
          </table:table-cell>
          <table:table-cell office:value-type="float" office:value="10.005241">
            <text:p>10.01</text:p>
          </table:table-cell>
          <table:table-cell office:value-type="float" office:value="5.210014">
            <text:p>5.21</text:p>
          </table:table-cell>
          <table:table-cell office:value-type="float" office:value="5.237291">
            <text:p>5.24</text:p>
          </table:table-cell>
          <table:table-cell office:value-type="float" office:value="4.169403">
            <text:p>4.17</text:p>
          </table:table-cell>
          <table:table-cell office:value-type="float" office:value="10.998493">
            <text:p>11</text:p>
          </table:table-cell>
          <table:table-cell office:value-type="float" office:value="10.996356">
            <text:p>11</text:p>
          </table:table-cell>
          <table:table-cell office:value-type="float" office:value="10.883253">
            <text:p>10.88</text:p>
          </table:table-cell>
          <table:table-cell office:value-type="float" office:value="5.207492">
            <text:p>5.21</text:p>
          </table:table-cell>
          <table:table-cell office:value-type="float" office:value="5.789986">
            <text:p>5.79</text:p>
          </table:table-cell>
          <table:table-cell office:value-type="float" office:value="5.762709">
            <text:p>5.76</text:p>
          </table:table-cell>
          <table:table-cell office:value-type="float" office:value="6.830597">
            <text:p>6.83</text:p>
          </table:table-cell>
          <table:table-cell office:value-type="float" office:value="0.001507">
            <text:p>0</text:p>
          </table:table-cell>
          <table:table-cell office:value-type="float" office:value="0.003644">
            <text:p>0</text:p>
          </table:table-cell>
          <table:table-cell office:value-type="float" office:value="0.116747">
            <text:p>0.12</text:p>
          </table:table-cell>
          <table:table-cell office:value-type="float" office:value="5.792508">
            <text:p>5.79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9274">
            <text:p>49274</text:p>
          </table:table-cell>
          <table:table-cell office:value-type="float" office:value="14702534">
            <text:p>14702534</text:p>
          </table:table-cell>
          <table:table-cell office:value-type="float" office:value="24683590">
            <text:p>24683590</text:p>
          </table:table-cell>
          <table:table-cell office:value-type="float" office:value="1785504">
            <text:p>1785504</text:p>
          </table:table-cell>
          <table:table-cell office:value-type="float" office:value="356352128">
            <text:p>356352128</text:p>
          </table:table-cell>
          <table:table-cell office:value-type="float" office:value="447855230">
            <text:p>447855230</text:p>
          </table:table-cell>
          <table:table-cell office:value-type="float" office:value="44130">
            <text:p>44130</text:p>
          </table:table-cell>
          <table:table-cell office:value-type="float" office:value="24620">
            <text:p>24620</text:p>
          </table:table-cell>
          <table:table-cell office:value-type="float" office:value="7562326">
            <text:p>7562326</text:p>
          </table:table-cell>
          <table:table-cell office:value-type="float" office:value="9664726">
            <text:p>9664726</text:p>
          </table:table-cell>
          <table:table-cell office:value-type="float" office:value="1781000">
            <text:p>1781000</text:p>
          </table:table-cell>
          <table:table-cell office:value-type="float" office:value="356210924">
            <text:p>356210924</text:p>
          </table:table-cell>
          <table:table-cell office:value-type="float" office:value="445687746">
            <text:p>445687746</text:p>
          </table:table-cell>
          <table:table-cell office:value-type="float" office:value="22062">
            <text:p>22062</text:p>
          </table:table-cell>
          <table:table-cell office:value-type="float" office:value="24654">
            <text:p>24654</text:p>
          </table:table-cell>
          <table:table-cell office:value-type="float" office:value="7140208">
            <text:p>7140208</text:p>
          </table:table-cell>
          <table:table-cell office:value-type="float" office:value="15018864">
            <text:p>15018864</text:p>
          </table:table-cell>
          <table:table-cell office:value-type="float" office:value="4504">
            <text:p>4504</text:p>
          </table:table-cell>
          <table:table-cell office:value-type="float" office:value="141204">
            <text:p>141204</text:p>
          </table:table-cell>
          <table:table-cell office:value-type="float" office:value="2167484">
            <text:p>2167484</text:p>
          </table:table-cell>
          <table:table-cell office:value-type="float" office:value="22068">
            <text:p>22068</text:p>
          </table:table-cell>
          <table:table-cell office:value-type="float" office:value="9.9931">
            <text:p>9.99</text:p>
          </table:table-cell>
          <table:table-cell office:value-type="float" office:value="10.287106">
            <text:p>10.29</text:p>
          </table:table-cell>
          <table:table-cell office:value-type="float" office:value="7.830892">
            <text:p>7.83</text:p>
          </table:table-cell>
          <table:table-cell office:value-type="float" office:value="19.949549">
            <text:p>19.95</text:p>
          </table:table-cell>
          <table:table-cell office:value-type="float" office:value="19.992075">
            <text:p>19.99</text:p>
          </table:table-cell>
          <table:table-cell office:value-type="float" office:value="19.903206">
            <text:p>19.9</text:p>
          </table:table-cell>
          <table:table-cell office:value-type="float" office:value="9.99864">
            <text:p>10</text:p>
          </table:table-cell>
          <table:table-cell office:value-type="float" office:value="10.0069">
            <text:p>10.01</text:p>
          </table:table-cell>
          <table:table-cell office:value-type="float" office:value="9.712894">
            <text:p>9.71</text:p>
          </table:table-cell>
          <table:table-cell office:value-type="float" office:value="12.169108">
            <text:p>12.17</text:p>
          </table:table-cell>
          <table:table-cell office:value-type="float" office:value="0.050451">
            <text:p>0.05</text:p>
          </table:table-cell>
          <table:table-cell office:value-type="float" office:value="0.007925">
            <text:p>0.01</text:p>
          </table:table-cell>
          <table:table-cell office:value-type="float" office:value="0.096794">
            <text:p>0.1</text:p>
          </table:table-cell>
          <table:table-cell office:value-type="float" office:value="10.00136">
            <text:p>10</text:p>
          </table:table-cell>
          <table:table-cell office:value-type="float" office:value="5.496205">
            <text:p>5.5</text:p>
          </table:table-cell>
          <table:table-cell office:value-type="float" office:value="5.657908">
            <text:p>5.66</text:p>
          </table:table-cell>
          <table:table-cell office:value-type="float" office:value="4.30699">
            <text:p>4.31</text:p>
          </table:table-cell>
          <table:table-cell office:value-type="float" office:value="10.972252">
            <text:p>10.97</text:p>
          </table:table-cell>
          <table:table-cell office:value-type="float" office:value="10.995641">
            <text:p>11</text:p>
          </table:table-cell>
          <table:table-cell office:value-type="float" office:value="10.946763">
            <text:p>10.95</text:p>
          </table:table-cell>
          <table:table-cell office:value-type="float" office:value="5.499252">
            <text:p>5.5</text:p>
          </table:table-cell>
          <table:table-cell office:value-type="float" office:value="5.503795">
            <text:p>5.5</text:p>
          </table:table-cell>
          <table:table-cell office:value-type="float" office:value="5.342092">
            <text:p>5.34</text:p>
          </table:table-cell>
          <table:table-cell office:value-type="float" office:value="6.69301">
            <text:p>6.69</text:p>
          </table:table-cell>
          <table:table-cell office:value-type="float" office:value="0.027748">
            <text:p>0.03</text:p>
          </table:table-cell>
          <table:table-cell office:value-type="float" office:value="0.004359">
            <text:p>0</text:p>
          </table:table-cell>
          <table:table-cell office:value-type="float" office:value="0.053237">
            <text:p>0.05</text:p>
          </table:table-cell>
          <table:table-cell office:value-type="float" office:value="5.500748">
            <text:p>5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072">
            <text:p>48072</text:p>
          </table:table-cell>
          <table:table-cell office:value-type="float" office:value="14629814">
            <text:p>14629814</text:p>
          </table:table-cell>
          <table:table-cell office:value-type="float" office:value="26484662">
            <text:p>26484662</text:p>
          </table:table-cell>
          <table:table-cell office:value-type="float" office:value="80348158">
            <text:p>80348158</text:p>
          </table:table-cell>
          <table:table-cell office:value-type="float" office:value="373355828">
            <text:p>373355828</text:p>
          </table:table-cell>
          <table:table-cell office:value-type="float" office:value="293190274">
            <text:p>293190274</text:p>
          </table:table-cell>
          <table:table-cell office:value-type="float" office:value="41374">
            <text:p>41374</text:p>
          </table:table-cell>
          <table:table-cell office:value-type="float" office:value="25170">
            <text:p>25170</text:p>
          </table:table-cell>
          <table:table-cell office:value-type="float" office:value="7754092">
            <text:p>7754092</text:p>
          </table:table-cell>
          <table:table-cell office:value-type="float" office:value="10329458">
            <text:p>10329458</text:p>
          </table:table-cell>
          <table:table-cell office:value-type="float" office:value="80345416">
            <text:p>80345416</text:p>
          </table:table-cell>
          <table:table-cell office:value-type="float" office:value="373259136">
            <text:p>373259136</text:p>
          </table:table-cell>
          <table:table-cell office:value-type="float" office:value="290468986">
            <text:p>290468986</text:p>
          </table:table-cell>
          <table:table-cell office:value-type="float" office:value="21662">
            <text:p>21662</text:p>
          </table:table-cell>
          <table:table-cell office:value-type="float" office:value="22902">
            <text:p>22902</text:p>
          </table:table-cell>
          <table:table-cell office:value-type="float" office:value="6875722">
            <text:p>6875722</text:p>
          </table:table-cell>
          <table:table-cell office:value-type="float" office:value="16155204">
            <text:p>16155204</text:p>
          </table:table-cell>
          <table:table-cell office:value-type="float" office:value="2742">
            <text:p>2742</text:p>
          </table:table-cell>
          <table:table-cell office:value-type="float" office:value="96692">
            <text:p>96692</text:p>
          </table:table-cell>
          <table:table-cell office:value-type="float" office:value="2721288">
            <text:p>2721288</text:p>
          </table:table-cell>
          <table:table-cell office:value-type="float" office:value="19712">
            <text:p>19712</text:p>
          </table:table-cell>
          <table:table-cell office:value-type="float" office:value="10.995382">
            <text:p>11</text:p>
          </table:table-cell>
          <table:table-cell office:value-type="float" office:value="11.130417">
            <text:p>11.13</text:p>
          </table:table-cell>
          <table:table-cell office:value-type="float" office:value="8.190349">
            <text:p>8.19</text:p>
          </table:table-cell>
          <table:table-cell office:value-type="float" office:value="20.999283">
            <text:p>21</text:p>
          </table:table-cell>
          <table:table-cell office:value-type="float" office:value="20.994561">
            <text:p>20.99</text:p>
          </table:table-cell>
          <table:table-cell office:value-type="float" office:value="20.805085">
            <text:p>20.81</text:p>
          </table:table-cell>
          <table:table-cell office:value-type="float" office:value="10.994876">
            <text:p>10.99</text:p>
          </table:table-cell>
          <table:table-cell office:value-type="float" office:value="10.004618">
            <text:p>10</text:p>
          </table:table-cell>
          <table:table-cell office:value-type="float" office:value="9.869583">
            <text:p>9.87</text:p>
          </table:table-cell>
          <table:table-cell office:value-type="float" office:value="12.809651">
            <text:p>12.81</text:p>
          </table:table-cell>
          <table:table-cell office:value-type="float" office:value="0.000717">
            <text:p>0</text:p>
          </table:table-cell>
          <table:table-cell office:value-type="float" office:value="0.005439">
            <text:p>0.01</text:p>
          </table:table-cell>
          <table:table-cell office:value-type="float" office:value="0.194915">
            <text:p>0.19</text:p>
          </table:table-cell>
          <table:table-cell office:value-type="float" office:value="10.005124">
            <text:p>10.01</text:p>
          </table:table-cell>
          <table:table-cell office:value-type="float" office:value="5.759486">
            <text:p>5.76</text:p>
          </table:table-cell>
          <table:table-cell office:value-type="float" office:value="5.830218">
            <text:p>5.83</text:p>
          </table:table-cell>
          <table:table-cell office:value-type="float" office:value="4.290183">
            <text:p>4.29</text:p>
          </table:table-cell>
          <table:table-cell office:value-type="float" office:value="10.999625">
            <text:p>11</text:p>
          </table:table-cell>
          <table:table-cell office:value-type="float" office:value="10.997151">
            <text:p>11</text:p>
          </table:table-cell>
          <table:table-cell office:value-type="float" office:value="10.897902">
            <text:p>10.9</text:p>
          </table:table-cell>
          <table:table-cell office:value-type="float" office:value="5.759221">
            <text:p>5.76</text:p>
          </table:table-cell>
          <table:table-cell office:value-type="float" office:value="5.240514">
            <text:p>5.24</text:p>
          </table:table-cell>
          <table:table-cell office:value-type="float" office:value="5.169782">
            <text:p>5.17</text:p>
          </table:table-cell>
          <table:table-cell office:value-type="float" office:value="6.709817">
            <text:p>6.71</text:p>
          </table:table-cell>
          <table:table-cell office:value-type="float" office:value="0.000375">
            <text:p>0</text:p>
          </table:table-cell>
          <table:table-cell office:value-type="float" office:value="0.002849">
            <text:p>0</text:p>
          </table:table-cell>
          <table:table-cell office:value-type="float" office:value="0.102098">
            <text:p>0.1</text:p>
          </table:table-cell>
          <table:table-cell office:value-type="float" office:value="5.240779">
            <text:p>5.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office:value-type="float" office:value="48936">
            <text:p>48936</text:p>
          </table:table-cell>
          <table:table-cell office:value-type="float" office:value="16845036">
            <text:p>16845036</text:p>
          </table:table-cell>
          <table:table-cell office:value-type="float" office:value="22507432">
            <text:p>22507432</text:p>
          </table:table-cell>
          <table:table-cell office:value-type="float" office:value="1619402">
            <text:p>1619402</text:p>
          </table:table-cell>
          <table:table-cell office:value-type="float" office:value="1654902">
            <text:p>1654902</text:p>
          </table:table-cell>
          <table:table-cell office:value-type="float" office:value="21845904">
            <text:p>21845904</text:p>
          </table:table-cell>
          <table:table-cell office:value-type="float" office:value="39940">
            <text:p>39940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274">
            <text:p>50274</text:p>
          </table:table-cell>
          <table:table-cell office:value-type="float" office:value="14614358">
            <text:p>14614358</text:p>
          </table:table-cell>
          <table:table-cell office:value-type="float" office:value="22688880">
            <text:p>22688880</text:p>
          </table:table-cell>
          <table:table-cell office:value-type="float" office:value="478534">
            <text:p>478534</text:p>
          </table:table-cell>
          <table:table-cell office:value-type="float" office:value="10620702">
            <text:p>10620702</text:p>
          </table:table-cell>
          <table:table-cell office:value-type="float" office:value="12415766">
            <text:p>12415766</text:p>
          </table:table-cell>
          <table:table-cell office:value-type="float" office:value="41938">
            <text:p>41938</text:p>
          </table:table-cell>
          <table:table-cell office:value-type="float" office:value="4186">
            <text:p>4186</text:p>
          </table:table-cell>
          <table:table-cell office:value-type="float" office:value="1282290">
            <text:p>1282290</text:p>
          </table:table-cell>
          <table:table-cell office:value-type="float" office:value="646010">
            <text:p>646010</text:p>
          </table:table-cell>
          <table:table-cell office:value-type="float" office:value="458468">
            <text:p>458468</text:p>
          </table:table-cell>
          <table:table-cell office:value-type="float" office:value="9993352">
            <text:p>9993352</text:p>
          </table:table-cell>
          <table:table-cell office:value-type="float" office:value="1330654">
            <text:p>1330654</text:p>
          </table:table-cell>
          <table:table-cell office:value-type="float" office:value="3492">
            <text:p>3492</text:p>
          </table:table-cell>
          <table:table-cell office:value-type="float" office:value="46088">
            <text:p>46088</text:p>
          </table:table-cell>
          <table:table-cell office:value-type="float" office:value="13332068">
            <text:p>13332068</text:p>
          </table:table-cell>
          <table:table-cell office:value-type="float" office:value="22042870">
            <text:p>22042870</text:p>
          </table:table-cell>
          <table:table-cell office:value-type="float" office:value="20066">
            <text:p>20066</text:p>
          </table:table-cell>
          <table:table-cell office:value-type="float" office:value="627350">
            <text:p>627350</text:p>
          </table:table-cell>
          <table:table-cell office:value-type="float" office:value="11085112">
            <text:p>11085112</text:p>
          </table:table-cell>
          <table:table-cell office:value-type="float" office:value="38446">
            <text:p>38446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  <table:table-cell office:value-type="float" office:value="0.999165">
            <text:p>1</text:p>
          </table:table-cell>
          <table:table-cell office:value-type="float" office:value="1.052902">
            <text:p>1.05</text:p>
          </table:table-cell>
          <table:table-cell office:value-type="float" office:value="0.34167">
            <text:p>0.34</text:p>
          </table:table-cell>
          <table:table-cell office:value-type="float" office:value="11.496813">
            <text:p>11.5</text:p>
          </table:table-cell>
          <table:table-cell office:value-type="float" office:value="11.291177">
            <text:p>11.29</text:p>
          </table:table-cell>
          <table:table-cell office:value-type="float" office:value="1.286094">
            <text:p>1.29</text:p>
          </table:table-cell>
          <table:table-cell office:value-type="float" office:value="0.999189">
            <text:p>1</text:p>
          </table:table-cell>
          <table:table-cell office:value-type="float" office:value="11.000835">
            <text:p>11</text:p>
          </table:table-cell>
          <table:table-cell office:value-type="float" office:value="10.947098">
            <text:p>10.95</text:p>
          </table:table-cell>
          <table:table-cell office:value-type="float" office:value="11.65833">
            <text:p>11.66</text:p>
          </table:table-cell>
          <table:table-cell office:value-type="float" office:value="0.503187">
            <text:p>0.5</text:p>
          </table:table-cell>
          <table:table-cell office:value-type="float" office:value="0.708823">
            <text:p>0.71</text:p>
          </table:table-cell>
          <table:table-cell office:value-type="float" office:value="10.713906">
            <text:p>10.71</text:p>
          </table:table-cell>
          <table:table-cell office:value-type="float" office:value="11.0008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6640">
            <text:p>46640</text:p>
          </table:table-cell>
          <table:table-cell office:value-type="float" office:value="15024678">
            <text:p>15024678</text:p>
          </table:table-cell>
          <table:table-cell office:value-type="float" office:value="24401512">
            <text:p>24401512</text:p>
          </table:table-cell>
          <table:table-cell office:value-type="float" office:value="1932120">
            <text:p>1932120</text:p>
          </table:table-cell>
          <table:table-cell office:value-type="float" office:value="43748668">
            <text:p>43748668</text:p>
          </table:table-cell>
          <table:table-cell office:value-type="float" office:value="22434072">
            <text:p>22434072</text:p>
          </table:table-cell>
          <table:table-cell office:value-type="float" office:value="48450">
            <text:p>48450</text:p>
          </table:table-cell>
          <table:table-cell office:value-type="float" office:value="7168">
            <text:p>7168</text:p>
          </table:table-cell>
          <table:table-cell office:value-type="float" office:value="2335000">
            <text:p>2335000</text:p>
          </table:table-cell>
          <table:table-cell office:value-type="float" office:value="2600160">
            <text:p>2600160</text:p>
          </table:table-cell>
          <table:table-cell office:value-type="float" office:value="1923016">
            <text:p>1923016</text:p>
          </table:table-cell>
          <table:table-cell office:value-type="float" office:value="43161698">
            <text:p>43161698</text:p>
          </table:table-cell>
          <table:table-cell office:value-type="float" office:value="7694608">
            <text:p>7694608</text:p>
          </table:table-cell>
          <table:table-cell office:value-type="float" office:value="7452">
            <text:p>7452</text:p>
          </table:table-cell>
          <table:table-cell office:value-type="float" office:value="39472">
            <text:p>39472</text:p>
          </table:table-cell>
          <table:table-cell office:value-type="float" office:value="12689678">
            <text:p>12689678</text:p>
          </table:table-cell>
          <table:table-cell office:value-type="float" office:value="21801352">
            <text:p>21801352</text:p>
          </table:table-cell>
          <table:table-cell office:value-type="float" office:value="9104">
            <text:p>9104</text:p>
          </table:table-cell>
          <table:table-cell office:value-type="float" office:value="586970">
            <text:p>586970</text:p>
          </table:table-cell>
          <table:table-cell office:value-type="float" office:value="14739464">
            <text:p>14739464</text:p>
          </table:table-cell>
          <table:table-cell office:value-type="float" office:value="40998">
            <text:p>40998</text:p>
          </table:table-cell>
          <table:table-cell office:value-type="float" office:value="1.997942">
            <text:p>2</text:p>
          </table:table-cell>
          <table:table-cell office:value-type="float" office:value="2.020343">
            <text:p>2.02</text:p>
          </table:table-cell>
          <table:table-cell office:value-type="float" office:value="1.385245">
            <text:p>1.39</text:p>
          </table:table-cell>
          <table:table-cell office:value-type="float" office:value="12.938745">
            <text:p>12.94</text:p>
          </table:table-cell>
          <table:table-cell office:value-type="float" office:value="12.825581">
            <text:p>12.83</text:p>
          </table:table-cell>
          <table:table-cell office:value-type="float" office:value="4.458839">
            <text:p>4.46</text:p>
          </table:table-cell>
          <table:table-cell office:value-type="float" office:value="1.999505">
            <text:p>2</text:p>
          </table:table-cell>
          <table:table-cell office:value-type="float" office:value="11.002058">
            <text:p>11</text:p>
          </table:table-cell>
          <table:table-cell office:value-type="float" office:value="10.979657">
            <text:p>10.98</text:p>
          </table:table-cell>
          <table:table-cell office:value-type="float" office:value="11.614755">
            <text:p>11.61</text:p>
          </table:table-cell>
          <table:table-cell office:value-type="float" office:value="0.061255">
            <text:p>0.06</text:p>
          </table:table-cell>
          <table:table-cell office:value-type="float" office:value="0.174419">
            <text:p>0.17</text:p>
          </table:table-cell>
          <table:table-cell office:value-type="float" office:value="8.541161">
            <text:p>8.54</text:p>
          </table:table-cell>
          <table:table-cell office:value-type="float" office:value="11.000495">
            <text:p>11</text:p>
          </table:table-cell>
          <table:table-cell office:value-type="float" office:value="1.844254">
            <text:p>1.84</text:p>
          </table:table-cell>
          <table:table-cell office:value-type="float" office:value="1.864932">
            <text:p>1.86</text:p>
          </table:table-cell>
          <table:table-cell office:value-type="float" office:value="1.278688">
            <text:p>1.28</text:p>
          </table:table-cell>
          <table:table-cell office:value-type="float" office:value="11.943457">
            <text:p>11.94</text:p>
          </table:table-cell>
          <table:table-cell office:value-type="float" office:value="11.838998">
            <text:p>11.84</text:p>
          </table:table-cell>
          <table:table-cell office:value-type="float" office:value="4.115851">
            <text:p>4.12</text:p>
          </table:table-cell>
          <table:table-cell office:value-type="float" office:value="1.845697">
            <text:p>1.85</text:p>
          </table:table-cell>
          <table:table-cell office:value-type="float" office:value="10.155746">
            <text:p>10.16</text:p>
          </table:table-cell>
          <table:table-cell office:value-type="float" office:value="10.135068">
            <text:p>10.14</text:p>
          </table:table-cell>
          <table:table-cell office:value-type="float" office:value="10.721312">
            <text:p>10.72</text:p>
          </table:table-cell>
          <table:table-cell office:value-type="float" office:value="0.056543">
            <text:p>0.06</text:p>
          </table:table-cell>
          <table:table-cell office:value-type="float" office:value="0.161002">
            <text:p>0.16</text:p>
          </table:table-cell>
          <table:table-cell office:value-type="float" office:value="7.884149">
            <text:p>7.88</text:p>
          </table:table-cell>
          <table:table-cell office:value-type="float" office:value="10.154303">
            <text:p>10.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8020">
            <text:p>48020</text:p>
          </table:table-cell>
          <table:table-cell office:value-type="float" office:value="14801146">
            <text:p>14801146</text:p>
          </table:table-cell>
          <table:table-cell office:value-type="float" office:value="23375828">
            <text:p>23375828</text:p>
          </table:table-cell>
          <table:table-cell office:value-type="float" office:value="584022">
            <text:p>584022</text:p>
          </table:table-cell>
          <table:table-cell office:value-type="float" office:value="54027166">
            <text:p>54027166</text:p>
          </table:table-cell>
          <table:table-cell office:value-type="float" office:value="23344380">
            <text:p>23344380</text:p>
          </table:table-cell>
          <table:table-cell office:value-type="float" office:value="48348">
            <text:p>48348</text:p>
          </table:table-cell>
          <table:table-cell office:value-type="float" office:value="10278">
            <text:p>10278</text:p>
          </table:table-cell>
          <table:table-cell office:value-type="float" office:value="3114054">
            <text:p>3114054</text:p>
          </table:table-cell>
          <table:table-cell office:value-type="float" office:value="2516862">
            <text:p>2516862</text:p>
          </table:table-cell>
          <table:table-cell office:value-type="float" office:value="564598">
            <text:p>564598</text:p>
          </table:table-cell>
          <table:table-cell office:value-type="float" office:value="53682098">
            <text:p>53682098</text:p>
          </table:table-cell>
          <table:table-cell office:value-type="float" office:value="10036748">
            <text:p>10036748</text:p>
          </table:table-cell>
          <table:table-cell office:value-type="float" office:value="10356">
            <text:p>10356</text:p>
          </table:table-cell>
          <table:table-cell office:value-type="float" office:value="37742">
            <text:p>37742</text:p>
          </table:table-cell>
          <table:table-cell office:value-type="float" office:value="11687092">
            <text:p>11687092</text:p>
          </table:table-cell>
          <table:table-cell office:value-type="float" office:value="20858966">
            <text:p>20858966</text:p>
          </table:table-cell>
          <table:table-cell office:value-type="float" office:value="19424">
            <text:p>19424</text:p>
          </table:table-cell>
          <table:table-cell office:value-type="float" office:value="345068">
            <text:p>345068</text:p>
          </table:table-cell>
          <table:table-cell office:value-type="float" office:value="13307632">
            <text:p>13307632</text:p>
          </table:table-cell>
          <table:table-cell office:value-type="float" office:value="37992">
            <text:p>37992</text:p>
          </table:table-cell>
          <table:table-cell office:value-type="float" office:value="2.996501">
            <text:p>3</text:p>
          </table:table-cell>
          <table:table-cell office:value-type="float" office:value="2.945499">
            <text:p>2.95</text:p>
          </table:table-cell>
          <table:table-cell office:value-type="float" office:value="1.507372">
            <text:p>1.51</text:p>
          </table:table-cell>
          <table:table-cell office:value-type="float" office:value="13.534374">
            <text:p>13.53</text:p>
          </table:table-cell>
          <table:table-cell office:value-type="float" office:value="13.910583">
            <text:p>13.91</text:p>
          </table:table-cell>
          <table:table-cell office:value-type="float" office:value="6.019199">
            <text:p>6.02</text:p>
          </table:table-cell>
          <table:table-cell office:value-type="float" office:value="2.998759">
            <text:p>3</text:p>
          </table:table-cell>
          <table:table-cell office:value-type="float" office:value="11.003499">
            <text:p>11</text:p>
          </table:table-cell>
          <table:table-cell office:value-type="float" office:value="11.054501">
            <text:p>11.05</text:p>
          </table:table-cell>
          <table:table-cell office:value-type="float" office:value="12.492628">
            <text:p>12.49</text:p>
          </table:table-cell>
          <table:table-cell office:value-type="float" office:value="0.465626">
            <text:p>0.47</text:p>
          </table:table-cell>
          <table:table-cell office:value-type="float" office:value="0.089417">
            <text:p>0.09</text:p>
          </table:table-cell>
          <table:table-cell office:value-type="float" office:value="7.980801">
            <text:p>7.98</text:p>
          </table:table-cell>
          <table:table-cell office:value-type="float" office:value="11.001241">
            <text:p>11</text:p>
          </table:table-cell>
          <table:table-cell office:value-type="float" office:value="2.56843">
            <text:p>2.57</text:p>
          </table:table-cell>
          <table:table-cell office:value-type="float" office:value="2.524713">
            <text:p>2.52</text:p>
          </table:table-cell>
          <table:table-cell office:value-type="float" office:value="1.292033">
            <text:p>1.29</text:p>
          </table:table-cell>
          <table:table-cell office:value-type="float" office:value="11.600892">
            <text:p>11.6</text:p>
          </table:table-cell>
          <table:table-cell office:value-type="float" office:value="11.923357">
            <text:p>11.92</text:p>
          </table:table-cell>
          <table:table-cell office:value-type="float" office:value="5.159314">
            <text:p>5.16</text:p>
          </table:table-cell>
          <table:table-cell office:value-type="float" office:value="2.570365">
            <text:p>2.57</text:p>
          </table:table-cell>
          <table:table-cell office:value-type="float" office:value="9.43157">
            <text:p>9.43</text:p>
          </table:table-cell>
          <table:table-cell office:value-type="float" office:value="9.475287">
            <text:p>9.48</text:p>
          </table:table-cell>
          <table:table-cell office:value-type="float" office:value="10.707967">
            <text:p>10.71</text:p>
          </table:table-cell>
          <table:table-cell office:value-type="float" office:value="0.399108">
            <text:p>0.4</text:p>
          </table:table-cell>
          <table:table-cell office:value-type="float" office:value="0.076643">
            <text:p>0.08</text:p>
          </table:table-cell>
          <table:table-cell office:value-type="float" office:value="6.840686">
            <text:p>6.84</text:p>
          </table:table-cell>
          <table:table-cell office:value-type="float" office:value="9.429635">
            <text:p>9.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7132">
            <text:p>47132</text:p>
          </table:table-cell>
          <table:table-cell office:value-type="float" office:value="14679700">
            <text:p>14679700</text:p>
          </table:table-cell>
          <table:table-cell office:value-type="float" office:value="25741564">
            <text:p>25741564</text:p>
          </table:table-cell>
          <table:table-cell office:value-type="float" office:value="2690534">
            <text:p>2690534</text:p>
          </table:table-cell>
          <table:table-cell office:value-type="float" office:value="77306656">
            <text:p>77306656</text:p>
          </table:table-cell>
          <table:table-cell office:value-type="float" office:value="157086848">
            <text:p>157086848</text:p>
          </table:table-cell>
          <table:table-cell office:value-type="float" office:value="39282">
            <text:p>39282</text:p>
          </table:table-cell>
          <table:table-cell office:value-type="float" office:value="12566">
            <text:p>12566</text:p>
          </table:table-cell>
          <table:table-cell office:value-type="float" office:value="3888258">
            <text:p>3888258</text:p>
          </table:table-cell>
          <table:table-cell office:value-type="float" office:value="4295864">
            <text:p>4295864</text:p>
          </table:table-cell>
          <table:table-cell office:value-type="float" office:value="2685208">
            <text:p>2685208</text:p>
          </table:table-cell>
          <table:table-cell office:value-type="float" office:value="77048910">
            <text:p>77048910</text:p>
          </table:table-cell>
          <table:table-cell office:value-type="float" office:value="149220366">
            <text:p>149220366</text:p>
          </table:table-cell>
          <table:table-cell office:value-type="float" office:value="10472">
            <text:p>10472</text:p>
          </table:table-cell>
          <table:table-cell office:value-type="float" office:value="34566">
            <text:p>34566</text:p>
          </table:table-cell>
          <table:table-cell office:value-type="float" office:value="10791442">
            <text:p>10791442</text:p>
          </table:table-cell>
          <table:table-cell office:value-type="float" office:value="21445700">
            <text:p>21445700</text:p>
          </table:table-cell>
          <table:table-cell office:value-type="float" office:value="5326">
            <text:p>5326</text:p>
          </table:table-cell>
          <table:table-cell office:value-type="float" office:value="257746">
            <text:p>257746</text:p>
          </table:table-cell>
          <table:table-cell office:value-type="float" office:value="7866482">
            <text:p>7866482</text:p>
          </table:table-cell>
          <table:table-cell office:value-type="float" office:value="28810">
            <text:p>28810</text:p>
          </table:table-cell>
          <table:table-cell office:value-type="float" office:value="3.999194">
            <text:p>4</text:p>
          </table:table-cell>
          <table:table-cell office:value-type="float" office:value="3.973097">
            <text:p>3.97</text:p>
          </table:table-cell>
          <table:table-cell office:value-type="float" office:value="2.503265">
            <text:p>2.5</text:p>
          </table:table-cell>
          <table:table-cell office:value-type="float" office:value="14.970307">
            <text:p>14.97</text:p>
          </table:table-cell>
          <table:table-cell office:value-type="float" office:value="14.949989">
            <text:p>14.95</text:p>
          </table:table-cell>
          <table:table-cell office:value-type="float" office:value="14.248841">
            <text:p>14.25</text:p>
          </table:table-cell>
          <table:table-cell office:value-type="float" office:value="3.998778">
            <text:p>4</text:p>
          </table:table-cell>
          <table:table-cell office:value-type="float" office:value="11.000806">
            <text:p>11</text:p>
          </table:table-cell>
          <table:table-cell office:value-type="float" office:value="11.026903">
            <text:p>11.03</text:p>
          </table:table-cell>
          <table:table-cell office:value-type="float" office:value="12.496735">
            <text:p>12.5</text:p>
          </table:table-cell>
          <table:table-cell office:value-type="float" office:value="0.029693">
            <text:p>0.03</text:p>
          </table:table-cell>
          <table:table-cell office:value-type="float" office:value="0.050011">
            <text:p>0.05</text:p>
          </table:table-cell>
          <table:table-cell office:value-type="float" office:value="0.751159">
            <text:p>0.75</text:p>
          </table:table-cell>
          <table:table-cell office:value-type="float" office:value="11.001222">
            <text:p>11</text:p>
          </table:table-cell>
          <table:table-cell office:value-type="float" office:value="3.199355">
            <text:p>3.2</text:p>
          </table:table-cell>
          <table:table-cell office:value-type="float" office:value="3.178477">
            <text:p>3.18</text:p>
          </table:table-cell>
          <table:table-cell office:value-type="float" office:value="2.002612">
            <text:p>2</text:p>
          </table:table-cell>
          <table:table-cell office:value-type="float" office:value="11.976246">
            <text:p>11.98</text:p>
          </table:table-cell>
          <table:table-cell office:value-type="float" office:value="11.959991">
            <text:p>11.96</text:p>
          </table:table-cell>
          <table:table-cell office:value-type="float" office:value="11.399073">
            <text:p>11.4</text:p>
          </table:table-cell>
          <table:table-cell office:value-type="float" office:value="3.199022">
            <text:p>3.2</text:p>
          </table:table-cell>
          <table:table-cell office:value-type="float" office:value="8.800645">
            <text:p>8.8</text:p>
          </table:table-cell>
          <table:table-cell office:value-type="float" office:value="8.821523">
            <text:p>8.82</text:p>
          </table:table-cell>
          <table:table-cell office:value-type="float" office:value="9.997388">
            <text:p>10</text:p>
          </table:table-cell>
          <table:table-cell office:value-type="float" office:value="0.023754">
            <text:p>0.02</text:p>
          </table:table-cell>
          <table:table-cell office:value-type="float" office:value="0.040009">
            <text:p>0.04</text:p>
          </table:table-cell>
          <table:table-cell office:value-type="float" office:value="0.600927">
            <text:p>0.6</text:p>
          </table:table-cell>
          <table:table-cell office:value-type="float" office:value="8.800978">
            <text:p>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6542">
            <text:p>46542</text:p>
          </table:table-cell>
          <table:table-cell office:value-type="float" office:value="14663904">
            <text:p>14663904</text:p>
          </table:table-cell>
          <table:table-cell office:value-type="float" office:value="23622388">
            <text:p>23622388</text:p>
          </table:table-cell>
          <table:table-cell office:value-type="float" office:value="25099860">
            <text:p>25099860</text:p>
          </table:table-cell>
          <table:table-cell office:value-type="float" office:value="73891690">
            <text:p>73891690</text:p>
          </table:table-cell>
          <table:table-cell office:value-type="float" office:value="187000424">
            <text:p>187000424</text:p>
          </table:table-cell>
          <table:table-cell office:value-type="float" office:value="65534">
            <text:p>65534</text:p>
          </table:table-cell>
          <table:table-cell office:value-type="float" office:value="14532">
            <text:p>14532</text:p>
          </table:table-cell>
          <table:table-cell office:value-type="float" office:value="4521078">
            <text:p>4521078</text:p>
          </table:table-cell>
          <table:table-cell office:value-type="float" office:value="4045466">
            <text:p>4045466</text:p>
          </table:table-cell>
          <table:table-cell office:value-type="float" office:value="25092330">
            <text:p>25092330</text:p>
          </table:table-cell>
          <table:table-cell office:value-type="float" office:value="73674100">
            <text:p>73674100</text:p>
          </table:table-cell>
          <table:table-cell office:value-type="float" office:value="179758310">
            <text:p>179758310</text:p>
          </table:table-cell>
          <table:table-cell office:value-type="float" office:value="20476">
            <text:p>20476</text:p>
          </table:table-cell>
          <table:table-cell office:value-type="float" office:value="32010">
            <text:p>32010</text:p>
          </table:table-cell>
          <table:table-cell office:value-type="float" office:value="10142826">
            <text:p>10142826</text:p>
          </table:table-cell>
          <table:table-cell office:value-type="float" office:value="19576922">
            <text:p>19576922</text:p>
          </table:table-cell>
          <table:table-cell office:value-type="float" office:value="7530">
            <text:p>7530</text:p>
          </table:table-cell>
          <table:table-cell office:value-type="float" office:value="217590">
            <text:p>217590</text:p>
          </table:table-cell>
          <table:table-cell office:value-type="float" office:value="7242114">
            <text:p>7242114</text:p>
          </table:table-cell>
          <table:table-cell office:value-type="float" office:value="45058">
            <text:p>45058</text:p>
          </table:table-cell>
          <table:table-cell office:value-type="float" office:value="4.995746">
            <text:p>5</text:p>
          </table:table-cell>
          <table:table-cell office:value-type="float" office:value="4.933014">
            <text:p>4.93</text:p>
          </table:table-cell>
          <table:table-cell office:value-type="float" office:value="2.740089">
            <text:p>2.74</text:p>
          </table:table-cell>
          <table:table-cell office:value-type="float" office:value="15.9952">
            <text:p>16</text:p>
          </table:table-cell>
          <table:table-cell office:value-type="float" office:value="15.952885">
            <text:p>15.95</text:p>
          </table:table-cell>
          <table:table-cell office:value-type="float" office:value="15.380355">
            <text:p>15.38</text:p>
          </table:table-cell>
          <table:table-cell office:value-type="float" office:value="4.999176">
            <text:p>5</text:p>
          </table:table-cell>
          <table:table-cell office:value-type="float" office:value="11.004254">
            <text:p>11</text:p>
          </table:table-cell>
          <table:table-cell office:value-type="float" office:value="11.066986">
            <text:p>11.07</text:p>
          </table:table-cell>
          <table:table-cell office:value-type="float" office:value="13.259911">
            <text:p>13.26</text:p>
          </table:table-cell>
          <table:table-cell office:value-type="float" office:value="0.0048">
            <text:p>0</text:p>
          </table:table-cell>
          <table:table-cell office:value-type="float" office:value="0.047115">
            <text:p>0.05</text:p>
          </table:table-cell>
          <table:table-cell office:value-type="float" office:value="0.619645">
            <text:p>0.62</text:p>
          </table:table-cell>
          <table:table-cell office:value-type="float" office:value="11.000824">
            <text:p>11</text:p>
          </table:table-cell>
          <table:table-cell office:value-type="float" office:value="3.746809">
            <text:p>3.75</text:p>
          </table:table-cell>
          <table:table-cell office:value-type="float" office:value="3.699761">
            <text:p>3.7</text:p>
          </table:table-cell>
          <table:table-cell office:value-type="float" office:value="2.055067">
            <text:p>2.06</text:p>
          </table:table-cell>
          <table:table-cell office:value-type="float" office:value="11.9964">
            <text:p>12</text:p>
          </table:table-cell>
          <table:table-cell office:value-type="float" office:value="11.964663">
            <text:p>11.96</text:p>
          </table:table-cell>
          <table:table-cell office:value-type="float" office:value="11.535266">
            <text:p>11.54</text:p>
          </table:table-cell>
          <table:table-cell office:value-type="float" office:value="3.749382">
            <text:p>3.75</text:p>
          </table:table-cell>
          <table:table-cell office:value-type="float" office:value="8.253191">
            <text:p>8.25</text:p>
          </table:table-cell>
          <table:table-cell office:value-type="float" office:value="8.300239">
            <text:p>8.3</text:p>
          </table:table-cell>
          <table:table-cell office:value-type="float" office:value="9.944933">
            <text:p>9.94</text:p>
          </table:table-cell>
          <table:table-cell office:value-type="float" office:value="0.0036">
            <text:p>0</text:p>
          </table:table-cell>
          <table:table-cell office:value-type="float" office:value="0.035337">
            <text:p>0.04</text:p>
          </table:table-cell>
          <table:table-cell office:value-type="float" office:value="0.464734">
            <text:p>0.46</text:p>
          </table:table-cell>
          <table:table-cell office:value-type="float" office:value="8.250618">
            <text:p>8.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212">
            <text:p>47212</text:p>
          </table:table-cell>
          <table:table-cell office:value-type="float" office:value="14865092">
            <text:p>14865092</text:p>
          </table:table-cell>
          <table:table-cell office:value-type="float" office:value="27316720">
            <text:p>27316720</text:p>
          </table:table-cell>
          <table:table-cell office:value-type="float" office:value="2886714">
            <text:p>2886714</text:p>
          </table:table-cell>
          <table:table-cell office:value-type="float" office:value="148730806">
            <text:p>148730806</text:p>
          </table:table-cell>
          <table:table-cell office:value-type="float" office:value="212090346">
            <text:p>212090346</text:p>
          </table:table-cell>
          <table:table-cell office:value-type="float" office:value="41490">
            <text:p>41490</text:p>
          </table:table-cell>
          <table:table-cell office:value-type="float" office:value="16660">
            <text:p>16660</text:p>
          </table:table-cell>
          <table:table-cell office:value-type="float" office:value="5298684">
            <text:p>5298684</text:p>
          </table:table-cell>
          <table:table-cell office:value-type="float" office:value="5366830">
            <text:p>5366830</text:p>
          </table:table-cell>
          <table:table-cell office:value-type="float" office:value="2882106">
            <text:p>2882106</text:p>
          </table:table-cell>
          <table:table-cell office:value-type="float" office:value="148566566">
            <text:p>148566566</text:p>
          </table:table-cell>
          <table:table-cell office:value-type="float" office:value="206154268">
            <text:p>206154268</text:p>
          </table:table-cell>
          <table:table-cell office:value-type="float" office:value="14618">
            <text:p>14618</text:p>
          </table:table-cell>
          <table:table-cell office:value-type="float" office:value="30552">
            <text:p>30552</text:p>
          </table:table-cell>
          <table:table-cell office:value-type="float" office:value="9566408">
            <text:p>9566408</text:p>
          </table:table-cell>
          <table:table-cell office:value-type="float" office:value="21949890">
            <text:p>21949890</text:p>
          </table:table-cell>
          <table:table-cell office:value-type="float" office:value="4608">
            <text:p>4608</text:p>
          </table:table-cell>
          <table:table-cell office:value-type="float" office:value="164240">
            <text:p>164240</text:p>
          </table:table-cell>
          <table:table-cell office:value-type="float" office:value="5936078">
            <text:p>5936078</text:p>
          </table:table-cell>
          <table:table-cell office:value-type="float" office:value="26872">
            <text:p>26872</text:p>
          </table:table-cell>
          <table:table-cell office:value-type="float" office:value="5.998899">
            <text:p>6</text:p>
          </table:table-cell>
          <table:table-cell office:value-type="float" office:value="6.059675">
            <text:p>6.06</text:p>
          </table:table-cell>
          <table:table-cell office:value-type="float" office:value="3.339936">
            <text:p>3.34</text:p>
          </table:table-cell>
          <table:table-cell office:value-type="float" office:value="16.972863">
            <text:p>16.97</text:p>
          </table:table-cell>
          <table:table-cell office:value-type="float" office:value="16.981227">
            <text:p>16.98</text:p>
          </table:table-cell>
          <table:table-cell office:value-type="float" office:value="16.524197">
            <text:p>16.52</text:p>
          </table:table-cell>
          <table:table-cell office:value-type="float" office:value="5.98954">
            <text:p>5.99</text:p>
          </table:table-cell>
          <table:table-cell office:value-type="float" office:value="11.001101">
            <text:p>11</text:p>
          </table:table-cell>
          <table:table-cell office:value-type="float" office:value="10.940325">
            <text:p>10.94</text:p>
          </table:table-cell>
          <table:table-cell office:value-type="float" office:value="13.660064">
            <text:p>13.66</text:p>
          </table:table-cell>
          <table:table-cell office:value-type="float" office:value="0.027137">
            <text:p>0.03</text:p>
          </table:table-cell>
          <table:table-cell office:value-type="float" office:value="0.018773">
            <text:p>0.02</text:p>
          </table:table-cell>
          <table:table-cell office:value-type="float" office:value="0.475803">
            <text:p>0.48</text:p>
          </table:table-cell>
          <table:table-cell office:value-type="float" office:value="11.01046">
            <text:p>11.01</text:p>
          </table:table-cell>
          <table:table-cell office:value-type="float" office:value="4.234517">
            <text:p>4.23</text:p>
          </table:table-cell>
          <table:table-cell office:value-type="float" office:value="4.277418">
            <text:p>4.28</text:p>
          </table:table-cell>
          <table:table-cell office:value-type="float" office:value="2.357602">
            <text:p>2.36</text:p>
          </table:table-cell>
          <table:table-cell office:value-type="float" office:value="11.980845">
            <text:p>11.98</text:p>
          </table:table-cell>
          <table:table-cell office:value-type="float" office:value="11.986749">
            <text:p>11.99</text:p>
          </table:table-cell>
          <table:table-cell office:value-type="float" office:value="11.664139">
            <text:p>11.66</text:p>
          </table:table-cell>
          <table:table-cell office:value-type="float" office:value="4.22791">
            <text:p>4.23</text:p>
          </table:table-cell>
          <table:table-cell office:value-type="float" office:value="7.765483">
            <text:p>7.77</text:p>
          </table:table-cell>
          <table:table-cell office:value-type="float" office:value="7.722582">
            <text:p>7.72</text:p>
          </table:table-cell>
          <table:table-cell office:value-type="float" office:value="9.642398">
            <text:p>9.64</text:p>
          </table:table-cell>
          <table:table-cell office:value-type="float" office:value="0.019155">
            <text:p>0.02</text:p>
          </table:table-cell>
          <table:table-cell office:value-type="float" office:value="0.013251">
            <text:p>0.01</text:p>
          </table:table-cell>
          <table:table-cell office:value-type="float" office:value="0.335861">
            <text:p>0.34</text:p>
          </table:table-cell>
          <table:table-cell office:value-type="float" office:value="7.77209">
            <text:p>7.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144">
            <text:p>47144</text:p>
          </table:table-cell>
          <table:table-cell office:value-type="float" office:value="14564462">
            <text:p>14564462</text:p>
          </table:table-cell>
          <table:table-cell office:value-type="float" office:value="23609698">
            <text:p>23609698</text:p>
          </table:table-cell>
          <table:table-cell office:value-type="float" office:value="28653366">
            <text:p>28653366</text:p>
          </table:table-cell>
          <table:table-cell office:value-type="float" office:value="221136974">
            <text:p>221136974</text:p>
          </table:table-cell>
          <table:table-cell office:value-type="float" office:value="169710774">
            <text:p>169710774</text:p>
          </table:table-cell>
          <table:table-cell office:value-type="float" office:value="42582">
            <text:p>42582</text:p>
          </table:table-cell>
          <table:table-cell office:value-type="float" office:value="18306">
            <text:p>18306</text:p>
          </table:table-cell>
          <table:table-cell office:value-type="float" office:value="5792228">
            <text:p>5792228</text:p>
          </table:table-cell>
          <table:table-cell office:value-type="float" office:value="6322592">
            <text:p>6322592</text:p>
          </table:table-cell>
          <table:table-cell office:value-type="float" office:value="28649200">
            <text:p>28649200</text:p>
          </table:table-cell>
          <table:table-cell office:value-type="float" office:value="221013900">
            <text:p>221013900</text:p>
          </table:table-cell>
          <table:table-cell office:value-type="float" office:value="162619144">
            <text:p>162619144</text:p>
          </table:table-cell>
          <table:table-cell office:value-type="float" office:value="16554">
            <text:p>16554</text:p>
          </table:table-cell>
          <table:table-cell office:value-type="float" office:value="28838">
            <text:p>28838</text:p>
          </table:table-cell>
          <table:table-cell office:value-type="float" office:value="8772234">
            <text:p>8772234</text:p>
          </table:table-cell>
          <table:table-cell office:value-type="float" office:value="17287106">
            <text:p>17287106</text:p>
          </table:table-cell>
          <table:table-cell office:value-type="float" office:value="4166">
            <text:p>4166</text:p>
          </table:table-cell>
          <table:table-cell office:value-type="float" office:value="123074">
            <text:p>123074</text:p>
          </table:table-cell>
          <table:table-cell office:value-type="float" office:value="7091630">
            <text:p>7091630</text:p>
          </table:table-cell>
          <table:table-cell office:value-type="float" office:value="26028">
            <text:p>26028</text:p>
          </table:table-cell>
          <table:table-cell office:value-type="float" office:value="6.989394">
            <text:p>6.99</text:p>
          </table:table-cell>
          <table:table-cell office:value-type="float" office:value="7.158528">
            <text:p>7.16</text:p>
          </table:table-cell>
          <table:table-cell office:value-type="float" office:value="4.820335">
            <text:p>4.82</text:p>
          </table:table-cell>
          <table:table-cell office:value-type="float" office:value="17.997383">
            <text:p>18</text:p>
          </table:table-cell>
          <table:table-cell office:value-type="float" office:value="17.989982">
            <text:p>17.99</text:p>
          </table:table-cell>
          <table:table-cell office:value-type="float" office:value="17.247842">
            <text:p>17.25</text:p>
          </table:table-cell>
          <table:table-cell office:value-type="float" office:value="6.997605">
            <text:p>7</text:p>
          </table:table-cell>
          <table:table-cell office:value-type="float" office:value="11.010606">
            <text:p>11.01</text:p>
          </table:table-cell>
          <table:table-cell office:value-type="float" office:value="10.841472">
            <text:p>10.84</text:p>
          </table:table-cell>
          <table:table-cell office:value-type="float" office:value="13.179665">
            <text:p>13.18</text:p>
          </table:table-cell>
          <table:table-cell office:value-type="float" office:value="0.002617">
            <text:p>0</text:p>
          </table:table-cell>
          <table:table-cell office:value-type="float" office:value="0.010018">
            <text:p>0.01</text:p>
          </table:table-cell>
          <table:table-cell office:value-type="float" office:value="0.752158">
            <text:p>0.75</text:p>
          </table:table-cell>
          <table:table-cell office:value-type="float" office:value="11.002395">
            <text:p>11</text:p>
          </table:table-cell>
          <table:table-cell office:value-type="float" office:value="4.659596">
            <text:p>4.66</text:p>
          </table:table-cell>
          <table:table-cell office:value-type="float" office:value="4.772352">
            <text:p>4.77</text:p>
          </table:table-cell>
          <table:table-cell office:value-type="float" office:value="3.213557">
            <text:p>3.21</text:p>
          </table:table-cell>
          <table:table-cell office:value-type="float" office:value="11.998255">
            <text:p>12</text:p>
          </table:table-cell>
          <table:table-cell office:value-type="float" office:value="11.993321">
            <text:p>11.99</text:p>
          </table:table-cell>
          <table:table-cell office:value-type="float" office:value="11.498561">
            <text:p>11.5</text:p>
          </table:table-cell>
          <table:table-cell office:value-type="float" office:value="4.66507">
            <text:p>4.67</text:p>
          </table:table-cell>
          <table:table-cell office:value-type="float" office:value="7.340404">
            <text:p>7.34</text:p>
          </table:table-cell>
          <table:table-cell office:value-type="float" office:value="7.227648">
            <text:p>7.23</text:p>
          </table:table-cell>
          <table:table-cell office:value-type="float" office:value="8.786443">
            <text:p>8.79</text:p>
          </table:table-cell>
          <table:table-cell office:value-type="float" office:value="0.001745">
            <text:p>0</text:p>
          </table:table-cell>
          <table:table-cell office:value-type="float" office:value="0.006679">
            <text:p>0.01</text:p>
          </table:table-cell>
          <table:table-cell office:value-type="float" office:value="0.501439">
            <text:p>0.5</text:p>
          </table:table-cell>
          <table:table-cell office:value-type="float" office:value="7.33493">
            <text:p>7.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138">
            <text:p>46138</text:p>
          </table:table-cell>
          <table:table-cell office:value-type="float" office:value="16170684">
            <text:p>16170684</text:p>
          </table:table-cell>
          <table:table-cell office:value-type="float" office:value="23335428">
            <text:p>23335428</text:p>
          </table:table-cell>
          <table:table-cell office:value-type="float" office:value="38007312">
            <text:p>38007312</text:p>
          </table:table-cell>
          <table:table-cell office:value-type="float" office:value="236176492">
            <text:p>236176492</text:p>
          </table:table-cell>
          <table:table-cell office:value-type="float" office:value="107578746">
            <text:p>107578746</text:p>
          </table:table-cell>
          <table:table-cell office:value-type="float" office:value="89998">
            <text:p>89998</text:p>
          </table:table-cell>
          <table:table-cell office:value-type="float" office:value="19408">
            <text:p>19408</text:p>
          </table:table-cell>
          <table:table-cell office:value-type="float" office:value="6798628">
            <text:p>6798628</text:p>
          </table:table-cell>
          <table:table-cell office:value-type="float" office:value="6811516">
            <text:p>6811516</text:p>
          </table:table-cell>
          <table:table-cell office:value-type="float" office:value="38003098">
            <text:p>38003098</text:p>
          </table:table-cell>
          <table:table-cell office:value-type="float" office:value="236047644">
            <text:p>236047644</text:p>
          </table:table-cell>
          <table:table-cell office:value-type="float" office:value="101375742">
            <text:p>101375742</text:p>
          </table:table-cell>
          <table:table-cell office:value-type="float" office:value="37888">
            <text:p>37888</text:p>
          </table:table-cell>
          <table:table-cell office:value-type="float" office:value="26730">
            <text:p>26730</text:p>
          </table:table-cell>
          <table:table-cell office:value-type="float" office:value="9372056">
            <text:p>9372056</text:p>
          </table:table-cell>
          <table:table-cell office:value-type="float" office:value="16523912">
            <text:p>16523912</text:p>
          </table:table-cell>
          <table:table-cell office:value-type="float" office:value="4214">
            <text:p>4214</text:p>
          </table:table-cell>
          <table:table-cell office:value-type="float" office:value="128848">
            <text:p>128848</text:p>
          </table:table-cell>
          <table:table-cell office:value-type="float" office:value="6203004">
            <text:p>6203004</text:p>
          </table:table-cell>
          <table:table-cell office:value-type="float" office:value="52110">
            <text:p>52110</text:p>
          </table:table-cell>
          <table:table-cell office:value-type="float" office:value="7.992371">
            <text:p>7.99</text:p>
          </table:table-cell>
          <table:table-cell office:value-type="float" office:value="7.988155">
            <text:p>7.99</text:p>
          </table:table-cell>
          <table:table-cell office:value-type="float" office:value="5.546022">
            <text:p>5.55</text:p>
          </table:table-cell>
          <table:table-cell office:value-type="float" office:value="18.997893">
            <text:p>19</text:p>
          </table:table-cell>
          <table:table-cell office:value-type="float" office:value="18.989634">
            <text:p>18.99</text:p>
          </table:table-cell>
          <table:table-cell office:value-type="float" office:value="17.904458">
            <text:p>17.9</text:p>
          </table:table-cell>
          <table:table-cell office:value-type="float" office:value="7.998756">
            <text:p>8</text:p>
          </table:table-cell>
          <table:table-cell office:value-type="float" office:value="11.007629">
            <text:p>11.01</text:p>
          </table:table-cell>
          <table:table-cell office:value-type="float" office:value="11.011845">
            <text:p>11.01</text:p>
          </table:table-cell>
          <table:table-cell office:value-type="float" office:value="13.453978">
            <text:p>13.45</text:p>
          </table:table-cell>
          <table:table-cell office:value-type="float" office:value="0.002107">
            <text:p>0</text:p>
          </table:table-cell>
          <table:table-cell office:value-type="float" office:value="0.010366">
            <text:p>0.01</text:p>
          </table:table-cell>
          <table:table-cell office:value-type="float" office:value="1.095542">
            <text:p>1.1</text:p>
          </table:table-cell>
          <table:table-cell office:value-type="float" office:value="11.001244">
            <text:p>11</text:p>
          </table:table-cell>
          <table:table-cell office:value-type="float" office:value="5.047813">
            <text:p>5.05</text:p>
          </table:table-cell>
          <table:table-cell office:value-type="float" office:value="5.045151">
            <text:p>5.05</text:p>
          </table:table-cell>
          <table:table-cell office:value-type="float" office:value="3.502751">
            <text:p>3.5</text:p>
          </table:table-cell>
          <table:table-cell office:value-type="float" office:value="11.99867">
            <text:p>12</text:p>
          </table:table-cell>
          <table:table-cell office:value-type="float" office:value="11.993453">
            <text:p>11.99</text:p>
          </table:table-cell>
          <table:table-cell office:value-type="float" office:value="11.308078">
            <text:p>11.31</text:p>
          </table:table-cell>
          <table:table-cell office:value-type="float" office:value="5.051846">
            <text:p>5.05</text:p>
          </table:table-cell>
          <table:table-cell office:value-type="float" office:value="6.952187">
            <text:p>6.95</text:p>
          </table:table-cell>
          <table:table-cell office:value-type="float" office:value="6.954849">
            <text:p>6.95</text:p>
          </table:table-cell>
          <table:table-cell office:value-type="float" office:value="8.497249">
            <text:p>8.5</text:p>
          </table:table-cell>
          <table:table-cell office:value-type="float" office:value="0.00133">
            <text:p>0</text:p>
          </table:table-cell>
          <table:table-cell office:value-type="float" office:value="0.006547">
            <text:p>0.01</text:p>
          </table:table-cell>
          <table:table-cell office:value-type="float" office:value="0.691922">
            <text:p>0.69</text:p>
          </table:table-cell>
          <table:table-cell office:value-type="float" office:value="6.948154">
            <text:p>6.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0534">
            <text:p>70534</text:p>
          </table:table-cell>
          <table:table-cell office:value-type="float" office:value="14778792">
            <text:p>14778792</text:p>
          </table:table-cell>
          <table:table-cell office:value-type="float" office:value="22754272">
            <text:p>22754272</text:p>
          </table:table-cell>
          <table:table-cell office:value-type="float" office:value="2739058">
            <text:p>2739058</text:p>
          </table:table-cell>
          <table:table-cell office:value-type="float" office:value="298803576">
            <text:p>298803576</text:p>
          </table:table-cell>
          <table:table-cell office:value-type="float" office:value="229133190">
            <text:p>229133190</text:p>
          </table:table-cell>
          <table:table-cell office:value-type="float" office:value="39568">
            <text:p>39568</text:p>
          </table:table-cell>
          <table:table-cell office:value-type="float" office:value="31734">
            <text:p>31734</text:p>
          </table:table-cell>
          <table:table-cell office:value-type="float" office:value="6636570">
            <text:p>6636570</text:p>
          </table:table-cell>
          <table:table-cell office:value-type="float" office:value="7287788">
            <text:p>7287788</text:p>
          </table:table-cell>
          <table:table-cell office:value-type="float" office:value="2735162">
            <text:p>2735162</text:p>
          </table:table-cell>
          <table:table-cell office:value-type="float" office:value="298689730">
            <text:p>298689730</text:p>
          </table:table-cell>
          <table:table-cell office:value-type="float" office:value="225634946">
            <text:p>225634946</text:p>
          </table:table-cell>
          <table:table-cell office:value-type="float" office:value="17802">
            <text:p>17802</text:p>
          </table:table-cell>
          <table:table-cell office:value-type="float" office:value="38800">
            <text:p>38800</text:p>
          </table:table-cell>
          <table:table-cell office:value-type="float" office:value="8142222">
            <text:p>8142222</text:p>
          </table:table-cell>
          <table:table-cell office:value-type="float" office:value="15466484">
            <text:p>15466484</text:p>
          </table:table-cell>
          <table:table-cell office:value-type="float" office:value="3896">
            <text:p>3896</text:p>
          </table:table-cell>
          <table:table-cell office:value-type="float" office:value="113846">
            <text:p>113846</text:p>
          </table:table-cell>
          <table:table-cell office:value-type="float" office:value="3498244">
            <text:p>3498244</text:p>
          </table:table-cell>
          <table:table-cell office:value-type="float" office:value="21766">
            <text:p>21766</text:p>
          </table:table-cell>
          <table:table-cell office:value-type="float" office:value="8.998214">
            <text:p>9</text:p>
          </table:table-cell>
          <table:table-cell office:value-type="float" office:value="8.981208">
            <text:p>8.98</text:p>
          </table:table-cell>
          <table:table-cell office:value-type="float" office:value="6.405644">
            <text:p>6.41</text:p>
          </table:table-cell>
          <table:table-cell office:value-type="float" office:value="19.971552">
            <text:p>19.97</text:p>
          </table:table-cell>
          <table:table-cell office:value-type="float" office:value="19.99238">
            <text:p>19.99</text:p>
          </table:table-cell>
          <table:table-cell office:value-type="float" office:value="19.694654">
            <text:p>19.69</text:p>
          </table:table-cell>
          <table:table-cell office:value-type="float" office:value="8.99818">
            <text:p>9</text:p>
          </table:table-cell>
          <table:table-cell office:value-type="float" office:value="11.001786">
            <text:p>11</text:p>
          </table:table-cell>
          <table:table-cell office:value-type="float" office:value="11.018792">
            <text:p>11.02</text:p>
          </table:table-cell>
          <table:table-cell office:value-type="float" office:value="13.594356">
            <text:p>13.59</text:p>
          </table:table-cell>
          <table:table-cell office:value-type="float" office:value="0.028448">
            <text:p>0.03</text:p>
          </table:table-cell>
          <table:table-cell office:value-type="float" office:value="0.00762">
            <text:p>0.01</text:p>
          </table:table-cell>
          <table:table-cell office:value-type="float" office:value="0.305346">
            <text:p>0.31</text:p>
          </table:table-cell>
          <table:table-cell office:value-type="float" office:value="11.00182">
            <text:p>11</text:p>
          </table:table-cell>
          <table:table-cell office:value-type="float" office:value="5.398928">
            <text:p>5.4</text:p>
          </table:table-cell>
          <table:table-cell office:value-type="float" office:value="5.388725">
            <text:p>5.39</text:p>
          </table:table-cell>
          <table:table-cell office:value-type="float" office:value="3.843386">
            <text:p>3.84</text:p>
          </table:table-cell>
          <table:table-cell office:value-type="float" office:value="11.982931">
            <text:p>11.98</text:p>
          </table:table-cell>
          <table:table-cell office:value-type="float" office:value="11.995428">
            <text:p>12</text:p>
          </table:table-cell>
          <table:table-cell office:value-type="float" office:value="11.816792">
            <text:p>11.82</text:p>
          </table:table-cell>
          <table:table-cell office:value-type="float" office:value="5.398908">
            <text:p>5.4</text:p>
          </table:table-cell>
          <table:table-cell office:value-type="float" office:value="6.601072">
            <text:p>6.6</text:p>
          </table:table-cell>
          <table:table-cell office:value-type="float" office:value="6.611275">
            <text:p>6.61</text:p>
          </table:table-cell>
          <table:table-cell office:value-type="float" office:value="8.156614">
            <text:p>8.16</text:p>
          </table:table-cell>
          <table:table-cell office:value-type="float" office:value="0.017069">
            <text:p>0.02</text:p>
          </table:table-cell>
          <table:table-cell office:value-type="float" office:value="0.004572">
            <text:p>0</text:p>
          </table:table-cell>
          <table:table-cell office:value-type="float" office:value="0.183208">
            <text:p>0.18</text:p>
          </table:table-cell>
          <table:table-cell office:value-type="float" office:value="6.601092">
            <text:p>6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7246">
            <text:p>47246</text:p>
          </table:table-cell>
          <table:table-cell office:value-type="float" office:value="14886574">
            <text:p>14886574</text:p>
          </table:table-cell>
          <table:table-cell office:value-type="float" office:value="22870882">
            <text:p>22870882</text:p>
          </table:table-cell>
          <table:table-cell office:value-type="float" office:value="2577390">
            <text:p>2577390</text:p>
          </table:table-cell>
          <table:table-cell office:value-type="float" office:value="438539516">
            <text:p>438539516</text:p>
          </table:table-cell>
          <table:table-cell office:value-type="float" office:value="424081842">
            <text:p>424081842</text:p>
          </table:table-cell>
          <table:table-cell office:value-type="float" office:value="43146">
            <text:p>43146</text:p>
          </table:table-cell>
          <table:table-cell office:value-type="float" office:value="22494">
            <text:p>22494</text:p>
          </table:table-cell>
          <table:table-cell office:value-type="float" office:value="7051052">
            <text:p>7051052</text:p>
          </table:table-cell>
          <table:table-cell office:value-type="float" office:value="8358312">
            <text:p>8358312</text:p>
          </table:table-cell>
          <table:table-cell office:value-type="float" office:value="2572308">
            <text:p>2572308</text:p>
          </table:table-cell>
          <table:table-cell office:value-type="float" office:value="438467302">
            <text:p>438467302</text:p>
          </table:table-cell>
          <table:table-cell office:value-type="float" office:value="422304466">
            <text:p>422304466</text:p>
          </table:table-cell>
          <table:table-cell office:value-type="float" office:value="20522">
            <text:p>20522</text:p>
          </table:table-cell>
          <table:table-cell office:value-type="float" office:value="24752">
            <text:p>24752</text:p>
          </table:table-cell>
          <table:table-cell office:value-type="float" office:value="7835522">
            <text:p>7835522</text:p>
          </table:table-cell>
          <table:table-cell office:value-type="float" office:value="14512570">
            <text:p>14512570</text:p>
          </table:table-cell>
          <table:table-cell office:value-type="float" office:value="5082">
            <text:p>5082</text:p>
          </table:table-cell>
          <table:table-cell office:value-type="float" office:value="72214">
            <text:p>72214</text:p>
          </table:table-cell>
          <table:table-cell office:value-type="float" office:value="1777376">
            <text:p>1777376</text:p>
          </table:table-cell>
          <table:table-cell office:value-type="float" office:value="22624">
            <text:p>22624</text:p>
          </table:table-cell>
          <table:table-cell office:value-type="float" office:value="9.99818">
            <text:p>10</text:p>
          </table:table-cell>
          <table:table-cell office:value-type="float" office:value="9.946687">
            <text:p>9.95</text:p>
          </table:table-cell>
          <table:table-cell office:value-type="float" office:value="7.674586">
            <text:p>7.67</text:p>
          </table:table-cell>
          <table:table-cell office:value-type="float" office:value="20.958593">
            <text:p>20.96</text:p>
          </table:table-cell>
          <table:table-cell office:value-type="float" office:value="20.996542">
            <text:p>21</text:p>
          </table:table-cell>
          <table:table-cell office:value-type="float" office:value="20.911987">
            <text:p>20.91</text:p>
          </table:table-cell>
          <table:table-cell office:value-type="float" office:value="9.988458">
            <text:p>9.99</text:p>
          </table:table-cell>
          <table:table-cell office:value-type="float" office:value="11.00182">
            <text:p>11</text:p>
          </table:table-cell>
          <table:table-cell office:value-type="float" office:value="11.053313">
            <text:p>11.05</text:p>
          </table:table-cell>
          <table:table-cell office:value-type="float" office:value="13.325414">
            <text:p>13.33</text:p>
          </table:table-cell>
          <table:table-cell office:value-type="float" office:value="0.041407">
            <text:p>0.04</text:p>
          </table:table-cell>
          <table:table-cell office:value-type="float" office:value="0.003458">
            <text:p>0</text:p>
          </table:table-cell>
          <table:table-cell office:value-type="float" office:value="0.088013">
            <text:p>0.09</text:p>
          </table:table-cell>
          <table:table-cell office:value-type="float" office:value="11.011542">
            <text:p>11.01</text:p>
          </table:table-cell>
          <table:table-cell office:value-type="float" office:value="5.713246">
            <text:p>5.71</text:p>
          </table:table-cell>
          <table:table-cell office:value-type="float" office:value="5.683821">
            <text:p>5.68</text:p>
          </table:table-cell>
          <table:table-cell office:value-type="float" office:value="4.385478">
            <text:p>4.39</text:p>
          </table:table-cell>
          <table:table-cell office:value-type="float" office:value="11.976339">
            <text:p>11.98</text:p>
          </table:table-cell>
          <table:table-cell office:value-type="float" office:value="11.998024">
            <text:p>12</text:p>
          </table:table-cell>
          <table:table-cell office:value-type="float" office:value="11.949707">
            <text:p>11.95</text:p>
          </table:table-cell>
          <table:table-cell office:value-type="float" office:value="5.70769">
            <text:p>5.71</text:p>
          </table:table-cell>
          <table:table-cell office:value-type="float" office:value="6.286754">
            <text:p>6.29</text:p>
          </table:table-cell>
          <table:table-cell office:value-type="float" office:value="6.316179">
            <text:p>6.32</text:p>
          </table:table-cell>
          <table:table-cell office:value-type="float" office:value="7.614522">
            <text:p>7.61</text:p>
          </table:table-cell>
          <table:table-cell office:value-type="float" office:value="0.023661">
            <text:p>0.02</text:p>
          </table:table-cell>
          <table:table-cell office:value-type="float" office:value="0.001976">
            <text:p>0</text:p>
          </table:table-cell>
          <table:table-cell office:value-type="float" office:value="0.050293">
            <text:p>0.05</text:p>
          </table:table-cell>
          <table:table-cell office:value-type="float" office:value="6.29231">
            <text:p>6.29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6932">
            <text:p>46932</text:p>
          </table:table-cell>
          <table:table-cell office:value-type="float" office:value="14603134">
            <text:p>14603134</text:p>
          </table:table-cell>
          <table:table-cell office:value-type="float" office:value="23667906">
            <text:p>23667906</text:p>
          </table:table-cell>
          <table:table-cell office:value-type="float" office:value="71981040">
            <text:p>71981040</text:p>
          </table:table-cell>
          <table:table-cell office:value-type="float" office:value="365437956">
            <text:p>365437956</text:p>
          </table:table-cell>
          <table:table-cell office:value-type="float" office:value="449367656">
            <text:p>449367656</text:p>
          </table:table-cell>
          <table:table-cell office:value-type="float" office:value="66534">
            <text:p>66534</text:p>
          </table:table-cell>
          <table:table-cell office:value-type="float" office:value="23452">
            <text:p>23452</text:p>
          </table:table-cell>
          <table:table-cell office:value-type="float" office:value="7365784">
            <text:p>7365784</text:p>
          </table:table-cell>
          <table:table-cell office:value-type="float" office:value="8614484">
            <text:p>8614484</text:p>
          </table:table-cell>
          <table:table-cell office:value-type="float" office:value="71978902">
            <text:p>71978902</text:p>
          </table:table-cell>
          <table:table-cell office:value-type="float" office:value="365332966">
            <text:p>365332966</text:p>
          </table:table-cell>
          <table:table-cell office:value-type="float" office:value="447372252">
            <text:p>447372252</text:p>
          </table:table-cell>
          <table:table-cell office:value-type="float" office:value="33264">
            <text:p>33264</text:p>
          </table:table-cell>
          <table:table-cell office:value-type="float" office:value="23480">
            <text:p>23480</text:p>
          </table:table-cell>
          <table:table-cell office:value-type="float" office:value="7237350">
            <text:p>7237350</text:p>
          </table:table-cell>
          <table:table-cell office:value-type="float" office:value="15053422">
            <text:p>15053422</text:p>
          </table:table-cell>
          <table:table-cell office:value-type="float" office:value="2138">
            <text:p>2138</text:p>
          </table:table-cell>
          <table:table-cell office:value-type="float" office:value="104990">
            <text:p>104990</text:p>
          </table:table-cell>
          <table:table-cell office:value-type="float" office:value="1995404">
            <text:p>1995404</text:p>
          </table:table-cell>
          <table:table-cell office:value-type="float" office:value="33270">
            <text:p>33270</text:p>
          </table:table-cell>
          <table:table-cell office:value-type="float" office:value="10.993437">
            <text:p>10.99</text:p>
          </table:table-cell>
          <table:table-cell office:value-type="float" office:value="11.096745">
            <text:p>11.1</text:p>
          </table:table-cell>
          <table:table-cell office:value-type="float" office:value="8.007411">
            <text:p>8.01</text:p>
          </table:table-cell>
          <table:table-cell office:value-type="float" office:value="21.999347">
            <text:p>22</text:p>
          </table:table-cell>
          <table:table-cell office:value-type="float" office:value="21.993679">
            <text:p>21.99</text:p>
          </table:table-cell>
          <table:table-cell office:value-type="float" office:value="21.90231">
            <text:p>21.9</text:p>
          </table:table-cell>
          <table:table-cell office:value-type="float" office:value="10.999008">
            <text:p>11</text:p>
          </table:table-cell>
          <table:table-cell office:value-type="float" office:value="11.006563">
            <text:p>11.01</text:p>
          </table:table-cell>
          <table:table-cell office:value-type="float" office:value="10.903255">
            <text:p>10.9</text:p>
          </table:table-cell>
          <table:table-cell office:value-type="float" office:value="13.992589">
            <text:p>13.99</text:p>
          </table:table-cell>
          <table:table-cell office:value-type="float" office:value="0.000653">
            <text:p>0</text:p>
          </table:table-cell>
          <table:table-cell office:value-type="float" office:value="0.006321">
            <text:p>0.01</text:p>
          </table:table-cell>
          <table:table-cell office:value-type="float" office:value="0.09769">
            <text:p>0.1</text:p>
          </table:table-cell>
          <table:table-cell office:value-type="float" office:value="11.000992">
            <text:p>11</text:p>
          </table:table-cell>
          <table:table-cell office:value-type="float" office:value="5.99642">
            <text:p>6</text:p>
          </table:table-cell>
          <table:table-cell office:value-type="float" office:value="6.05277">
            <text:p>6.05</text:p>
          </table:table-cell>
          <table:table-cell office:value-type="float" office:value="4.367679">
            <text:p>4.37</text:p>
          </table:table-cell>
          <table:table-cell office:value-type="float" office:value="11.999644">
            <text:p>12</text:p>
          </table:table-cell>
          <table:table-cell office:value-type="float" office:value="11.996552">
            <text:p>12</text:p>
          </table:table-cell>
          <table:table-cell office:value-type="float" office:value="11.946714">
            <text:p>11.95</text:p>
          </table:table-cell>
          <table:table-cell office:value-type="float" office:value="5.999459">
            <text:p>6</text:p>
          </table:table-cell>
          <table:table-cell office:value-type="float" office:value="6.00358">
            <text:p>6</text:p>
          </table:table-cell>
          <table:table-cell office:value-type="float" office:value="5.94723">
            <text:p>5.95</text:p>
          </table:table-cell>
          <table:table-cell office:value-type="float" office:value="7.632321">
            <text:p>7.63</text:p>
          </table:table-cell>
          <table:table-cell office:value-type="float" office:value="0.000356">
            <text:p>0</text:p>
          </table:table-cell>
          <table:table-cell office:value-type="float" office:value="0.003448">
            <text:p>0</text:p>
          </table:table-cell>
          <table:table-cell office:value-type="float" office:value="0.053286">
            <text:p>0.05</text:p>
          </table:table-cell>
          <table:table-cell office:value-type="float" office:value="6.000541">
            <text:p>6</text:p>
          </table:table-cell>
        </table:table-row>
      </table:table>
      <table:table table:name="Sheet6" table:style-name="ta1" table:print="false">
        <table:table-column table:style-name="co1" table:number-columns-repeated="27" table:default-cell-style-name="Default"/>
        <table:table-row table:style-name="ro1">
          <table:table-cell>
            <draw:frame table:end-cell-address="Sheet6.H26" table:end-x="0.8894in" table:end-y="0.1276in" draw:z-index="4" draw:style-name="gr1" svg:width="7.1122in" svg:height="4.4177in" svg:x="0in" svg:y="0.1622in">
              <draw:object draw:notify-on-update-of-ranges="Sheet6.A30:Sheet6.A30 Sheet6.A31:Sheet6.A42 Sheet6.B30:Sheet6.B30 Sheet6.B31:Sheet6.B42 Sheet6.C30:Sheet6.C30 Sheet6.C31:Sheet6.C42 Sheet6.D30:Sheet6.D30 Sheet6.D31:Sheet6.D42 Sheet6.E30:Sheet6.E30 Sheet6.E31:Sheet6.E42 Sheet6.F30:Sheet6.F30 Sheet6.F31:Sheet6.F42 Sheet6.G30:Sheet6.G30 Sheet6.G31:Sheet6.G42 Sheet6.H30:Sheet6.H30 Sheet6.H31:Sheet6.H4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6.S26" table:end-x="0.022in" table:end-y="0.1232in" draw:z-index="1" draw:style-name="gr1" svg:width="8.0343in" svg:height="4.4083in" svg:x="0.878in" svg:y="0.1673in">
              <draw:object draw:notify-on-update-of-ranges="Sheet6.T5:Sheet6.T5 Sheet6.T6:Sheet6.T17 Sheet6.U5:Sheet6.U5 Sheet6.U6:Sheet6.U17 Sheet6.V5:Sheet6.V5 Sheet6.V6:Sheet6.V17 Sheet6.W5:Sheet6.W5 Sheet6.W6:Sheet6.W17 Sheet6.X5:Sheet6.X5 Sheet6.X6:Sheet6.X17 Sheet6.Y5:Sheet6.Y5 Sheet6.Y6:Sheet6.Y17 Sheet6.Z5:Sheet6.Z5 Sheet6.Z6:Sheet6.Z17 Sheet6.AA5:Sheet6.AA5 Sheet6.AA6:Sheet6.AA17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2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24630">
            <text:p>124630</text:p>
          </table:table-cell>
          <table:table-cell office:value-type="float" office:value="18011878">
            <text:p>18011878</text:p>
          </table:table-cell>
          <table:table-cell office:value-type="float" office:value="26326284">
            <text:p>26326284</text:p>
          </table:table-cell>
          <table:table-cell office:value-type="float" office:value="193792">
            <text:p>193792</text:p>
          </table:table-cell>
          <table:table-cell office:value-type="float" office:value="16752418">
            <text:p>16752418</text:p>
          </table:table-cell>
          <table:table-cell office:value-type="float" office:value="70158636">
            <text:p>70158636</text:p>
          </table:table-cell>
          <table:table-cell office:value-type="float" office:value="104078">
            <text:p>10407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02736">
            <text:p>102736</text:p>
          </table:table-cell>
          <table:table-cell office:value-type="float" office:value="14821490">
            <text:p>14821490</text:p>
          </table:table-cell>
          <table:table-cell office:value-type="float" office:value="24953770">
            <text:p>24953770</text:p>
          </table:table-cell>
          <table:table-cell office:value-type="float" office:value="331404">
            <text:p>331404</text:p>
          </table:table-cell>
          <table:table-cell office:value-type="float" office:value="20309900">
            <text:p>20309900</text:p>
          </table:table-cell>
          <table:table-cell office:value-type="float" office:value="66888232">
            <text:p>66888232</text:p>
          </table:table-cell>
          <table:table-cell office:value-type="float" office:value="103000">
            <text:p>10300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93128">
            <text:p>93128</text:p>
          </table:table-cell>
          <table:table-cell office:value-type="float" office:value="18591468">
            <text:p>18591468</text:p>
          </table:table-cell>
          <table:table-cell office:value-type="float" office:value="18873574">
            <text:p>18873574</text:p>
          </table:table-cell>
          <table:table-cell office:value-type="float" office:value="1343424">
            <text:p>1343424</text:p>
          </table:table-cell>
          <table:table-cell office:value-type="float" office:value="51210736">
            <text:p>51210736</text:p>
          </table:table-cell>
          <table:table-cell office:value-type="float" office:value="111766154">
            <text:p>111766154</text:p>
          </table:table-cell>
          <table:table-cell office:value-type="float" office:value="111890">
            <text:p>111890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6864">
            <text:p>46864</text:p>
          </table:table-cell>
          <table:table-cell office:value-type="float" office:value="14210656">
            <text:p>14210656</text:p>
          </table:table-cell>
          <table:table-cell office:value-type="float" office:value="14813630">
            <text:p>14813630</text:p>
          </table:table-cell>
          <table:table-cell office:value-type="float" office:value="34087814">
            <text:p>34087814</text:p>
          </table:table-cell>
          <table:table-cell office:value-type="float" office:value="58703328">
            <text:p>58703328</text:p>
          </table:table-cell>
          <table:table-cell office:value-type="float" office:value="150561544">
            <text:p>150561544</text:p>
          </table:table-cell>
          <table:table-cell office:value-type="float" office:value="92010">
            <text:p>9201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57830">
            <text:p>57830</text:p>
          </table:table-cell>
          <table:table-cell office:value-type="float" office:value="20516450">
            <text:p>20516450</text:p>
          </table:table-cell>
          <table:table-cell office:value-type="float" office:value="13406398">
            <text:p>13406398</text:p>
          </table:table-cell>
          <table:table-cell office:value-type="float" office:value="91121178">
            <text:p>91121178</text:p>
          </table:table-cell>
          <table:table-cell office:value-type="float" office:value="101683022">
            <text:p>101683022</text:p>
          </table:table-cell>
          <table:table-cell office:value-type="float" office:value="184855136">
            <text:p>184855136</text:p>
          </table:table-cell>
          <table:table-cell office:value-type="float" office:value="54140">
            <text:p>5414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630">
            <text:p>48630</text:p>
          </table:table-cell>
          <table:table-cell office:value-type="float" office:value="14265886">
            <text:p>14265886</text:p>
          </table:table-cell>
          <table:table-cell office:value-type="float" office:value="12799004">
            <text:p>12799004</text:p>
          </table:table-cell>
          <table:table-cell office:value-type="float" office:value="125954324">
            <text:p>125954324</text:p>
          </table:table-cell>
          <table:table-cell office:value-type="float" office:value="120337860">
            <text:p>120337860</text:p>
          </table:table-cell>
          <table:table-cell office:value-type="float" office:value="213180538">
            <text:p>213180538</text:p>
          </table:table-cell>
          <table:table-cell office:value-type="float" office:value="60924">
            <text:p>6092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12">
            <text:p>46112</text:p>
          </table:table-cell>
          <table:table-cell office:value-type="float" office:value="14680052">
            <text:p>14680052</text:p>
          </table:table-cell>
          <table:table-cell office:value-type="float" office:value="13883210">
            <text:p>13883210</text:p>
          </table:table-cell>
          <table:table-cell office:value-type="float" office:value="71964044">
            <text:p>71964044</text:p>
          </table:table-cell>
          <table:table-cell office:value-type="float" office:value="185936394">
            <text:p>185936394</text:p>
          </table:table-cell>
          <table:table-cell office:value-type="float" office:value="255942910">
            <text:p>255942910</text:p>
          </table:table-cell>
          <table:table-cell office:value-type="float" office:value="65542">
            <text:p>6554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6394">
            <text:p>46394</text:p>
          </table:table-cell>
          <table:table-cell office:value-type="float" office:value="14315128">
            <text:p>14315128</text:p>
          </table:table-cell>
          <table:table-cell office:value-type="float" office:value="12695482">
            <text:p>12695482</text:p>
          </table:table-cell>
          <table:table-cell office:value-type="float" office:value="24573964">
            <text:p>24573964</text:p>
          </table:table-cell>
          <table:table-cell office:value-type="float" office:value="363373882">
            <text:p>363373882</text:p>
          </table:table-cell>
          <table:table-cell office:value-type="float" office:value="763183536">
            <text:p>763183536</text:p>
          </table:table-cell>
          <table:table-cell office:value-type="float" office:value="75700">
            <text:p>7570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170">
            <text:p>47170</text:p>
          </table:table-cell>
          <table:table-cell office:value-type="float" office:value="14778938">
            <text:p>14778938</text:p>
          </table:table-cell>
          <table:table-cell office:value-type="float" office:value="14463068">
            <text:p>14463068</text:p>
          </table:table-cell>
          <table:table-cell office:value-type="float" office:value="133282594">
            <text:p>133282594</text:p>
          </table:table-cell>
          <table:table-cell office:value-type="float" office:value="441546552">
            <text:p>441546552</text:p>
          </table:table-cell>
          <table:table-cell office:value-type="float" office:value="768782880">
            <text:p>768782880</text:p>
          </table:table-cell>
          <table:table-cell office:value-type="float" office:value="68474">
            <text:p>68474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8492">
            <text:p>48492</text:p>
          </table:table-cell>
          <table:table-cell office:value-type="float" office:value="14360634">
            <text:p>14360634</text:p>
          </table:table-cell>
          <table:table-cell office:value-type="float" office:value="14107580">
            <text:p>14107580</text:p>
          </table:table-cell>
          <table:table-cell office:value-type="float" office:value="61928612">
            <text:p>61928612</text:p>
          </table:table-cell>
          <table:table-cell office:value-type="float" office:value="394416868">
            <text:p>394416868</text:p>
          </table:table-cell>
          <table:table-cell office:value-type="float" office:value="763615144">
            <text:p>763615144</text:p>
          </table:table-cell>
          <table:table-cell office:value-type="float" office:value="66820">
            <text:p>66820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4878">
            <text:p>44878</text:p>
          </table:table-cell>
          <table:table-cell office:value-type="float" office:value="14766296">
            <text:p>14766296</text:p>
          </table:table-cell>
          <table:table-cell office:value-type="float" office:value="11225858">
            <text:p>11225858</text:p>
          </table:table-cell>
          <table:table-cell office:value-type="float" office:value="158807802">
            <text:p>158807802</text:p>
          </table:table-cell>
          <table:table-cell office:value-type="float" office:value="461099326">
            <text:p>461099326</text:p>
          </table:table-cell>
          <table:table-cell office:value-type="float" office:value="757995434">
            <text:p>757995434</text:p>
          </table:table-cell>
          <table:table-cell office:value-type="float" office:value="75800">
            <text:p>75800</text:p>
          </table:table-cell>
        </table:table-row>
        <table:table-row table:style-name="ro1" table:number-rows-repeated="10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47" table:end-x="0.8673in" table:end-y="0.1165in" draw:z-index="0" draw:style-name="gr1" svg:width="7.9906in" svg:height="3.4657in" svg:x="0.878in" svg:y="0.0366in">
              <draw:object draw:notify-on-update-of-ranges="Sheet6.T30:Sheet6.T30 Sheet6.T31:Sheet6.T42 Sheet6.U30:Sheet6.U30 Sheet6.U31:Sheet6.U42 Sheet6.V30:Sheet6.V30 Sheet6.V31:Sheet6.V42 Sheet6.W30:Sheet6.W30 Sheet6.W31:Sheet6.W42 Sheet6.X30:Sheet6.X30 Sheet6.X31:Sheet6.X42 Sheet6.Y30:Sheet6.Y30 Sheet6.Y31:Sheet6.Y42 Sheet6.Z30:Sheet6.Z30 Sheet6.Z31:Sheet6.Z42 Sheet6.AA30:Sheet6.AA30 Sheet6.AA31:Sheet6.AA4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nrd</text:p>
          </table:table-cell>
          <table:table-cell office:value-type="string">
            <text:p>Mutex tps</text:p>
          </table:table-cell>
          <table:table-cell office:value-type="string">
            <text:p>CriticalSection tps</text:p>
          </table:table-cell>
          <table:table-cell office:value-type="string">
            <text:p>SlimReadWriteLock tps</text:p>
          </table:table-cell>
          <table:table-cell office:value-type="string">
            <text:p>UltraSpinReadWriteMutex tps</text:p>
          </table:table-cell>
          <table:table-cell office:value-type="string">
            <text:p>UltraFastReadWriteMutex tps</text:p>
          </table:table-cell>
          <table:table-cell office:value-type="string">
            <text:p>UltraLightReadWriteMutex tps</text:p>
          </table:table-cell>
          <table:table-cell office:value-type="string">
            <text:p>FairReadWriteMutex tps</text:p>
          </table:table-cell>
          <table:table-cell table:number-columns-repeated="11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2031726">
            <text:p>2031726</text:p>
          </table:table-cell>
          <table:table-cell office:value-type="float" office:value="44848154">
            <text:p>44848154</text:p>
          </table:table-cell>
          <table:table-cell office:value-type="float" office:value="50351944">
            <text:p>50351944</text:p>
          </table:table-cell>
          <table:table-cell office:value-type="float" office:value="2686456">
            <text:p>2686456</text:p>
          </table:table-cell>
          <table:table-cell office:value-type="float" office:value="2688032">
            <text:p>2688032</text:p>
          </table:table-cell>
          <table:table-cell office:value-type="float" office:value="38005724">
            <text:p>38005724</text:p>
          </table:table-cell>
          <table:table-cell office:value-type="float" office:value="1019358">
            <text:p>10193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7642">
            <text:p>2147642</text:p>
          </table:table-cell>
          <table:table-cell office:value-type="float" office:value="46061594">
            <text:p>46061594</text:p>
          </table:table-cell>
          <table:table-cell office:value-type="float" office:value="52245146">
            <text:p>52245146</text:p>
          </table:table-cell>
          <table:table-cell office:value-type="float" office:value="207619994">
            <text:p>207619994</text:p>
          </table:table-cell>
          <table:table-cell office:value-type="float" office:value="199534462">
            <text:p>199534462</text:p>
          </table:table-cell>
          <table:table-cell office:value-type="float" office:value="198704172">
            <text:p>198704172</text:p>
          </table:table-cell>
          <table:table-cell office:value-type="float" office:value="1077614">
            <text:p>1077614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63118">
            <text:p>63118</text:p>
          </table:table-cell>
          <table:table-cell office:value-type="float" office:value="6140150">
            <text:p>6140150</text:p>
          </table:table-cell>
          <table:table-cell office:value-type="float" office:value="11632758">
            <text:p>11632758</text:p>
          </table:table-cell>
          <table:table-cell office:value-type="float" office:value="28950">
            <text:p>28950</text:p>
          </table:table-cell>
          <table:table-cell office:value-type="float" office:value="1045040">
            <text:p>1045040</text:p>
          </table:table-cell>
          <table:table-cell office:value-type="float" office:value="7520042">
            <text:p>7520042</text:p>
          </table:table-cell>
          <table:table-cell office:value-type="float" office:value="52016">
            <text:p>52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34">
            <text:p>111734</text:p>
          </table:table-cell>
          <table:table-cell office:value-type="float" office:value="17266042">
            <text:p>17266042</text:p>
          </table:table-cell>
          <table:table-cell office:value-type="float" office:value="24042618">
            <text:p>24042618</text:p>
          </table:table-cell>
          <table:table-cell office:value-type="float" office:value="319366614">
            <text:p>319366614</text:p>
          </table:table-cell>
          <table:table-cell office:value-type="float" office:value="316462952">
            <text:p>316462952</text:p>
          </table:table-cell>
          <table:table-cell office:value-type="float" office:value="312794690">
            <text:p>312794690</text:p>
          </table:table-cell>
          <table:table-cell office:value-type="float" office:value="108812">
            <text:p>108812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4254">
            <text:p>34254</text:p>
          </table:table-cell>
          <table:table-cell office:value-type="float" office:value="4642606">
            <text:p>4642606</text:p>
          </table:table-cell>
          <table:table-cell office:value-type="float" office:value="3672774">
            <text:p>3672774</text:p>
          </table:table-cell>
          <table:table-cell office:value-type="float" office:value="15870">
            <text:p>15870</text:p>
          </table:table-cell>
          <table:table-cell office:value-type="float" office:value="954120">
            <text:p>954120</text:p>
          </table:table-cell>
          <table:table-cell office:value-type="float" office:value="9161162">
            <text:p>9161162</text:p>
          </table:table-cell>
          <table:table-cell office:value-type="float" office:value="34346">
            <text:p>343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360">
            <text:p>108360</text:p>
          </table:table-cell>
          <table:table-cell office:value-type="float" office:value="15123056">
            <text:p>15123056</text:p>
          </table:table-cell>
          <table:table-cell office:value-type="float" office:value="16743094">
            <text:p>16743094</text:p>
          </table:table-cell>
          <table:table-cell office:value-type="float" office:value="427108140">
            <text:p>427108140</text:p>
          </table:table-cell>
          <table:table-cell office:value-type="float" office:value="395340530">
            <text:p>395340530</text:p>
          </table:table-cell>
          <table:table-cell office:value-type="float" office:value="383275576">
            <text:p>383275576</text:p>
          </table:table-cell>
          <table:table-cell office:value-type="float" office:value="99958">
            <text:p>99958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3348">
            <text:p>23348</text:p>
          </table:table-cell>
          <table:table-cell office:value-type="float" office:value="4410664">
            <text:p>4410664</text:p>
          </table:table-cell>
          <table:table-cell office:value-type="float" office:value="1581098">
            <text:p>1581098</text:p>
          </table:table-cell>
          <table:table-cell office:value-type="float" office:value="5924">
            <text:p>5924</text:p>
          </table:table-cell>
          <table:table-cell office:value-type="float" office:value="526102">
            <text:p>526102</text:p>
          </table:table-cell>
          <table:table-cell office:value-type="float" office:value="4153198">
            <text:p>4153198</text:p>
          </table:table-cell>
          <table:table-cell office:value-type="float" office:value="27972">
            <text:p>27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7802">
            <text:p>87802</text:p>
          </table:table-cell>
          <table:table-cell office:value-type="float" office:value="14612888">
            <text:p>14612888</text:p>
          </table:table-cell>
          <table:table-cell office:value-type="float" office:value="13289100">
            <text:p>13289100</text:p>
          </table:table-cell>
          <table:table-cell office:value-type="float" office:value="558901116">
            <text:p>558901116</text:p>
          </table:table-cell>
          <table:table-cell office:value-type="float" office:value="491809978">
            <text:p>491809978</text:p>
          </table:table-cell>
          <table:table-cell office:value-type="float" office:value="499543750">
            <text:p>499543750</text:p>
          </table:table-cell>
          <table:table-cell office:value-type="float" office:value="82966">
            <text:p>82966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9370">
            <text:p>9370</text:p>
          </table:table-cell>
          <table:table-cell office:value-type="float" office:value="3106814">
            <text:p>3106814</text:p>
          </table:table-cell>
          <table:table-cell office:value-type="float" office:value="640908">
            <text:p>640908</text:p>
          </table:table-cell>
          <table:table-cell office:value-type="float" office:value="5082">
            <text:p>5082</text:p>
          </table:table-cell>
          <table:table-cell office:value-type="float" office:value="463888">
            <text:p>463888</text:p>
          </table:table-cell>
          <table:table-cell office:value-type="float" office:value="3711624">
            <text:p>3711624</text:p>
          </table:table-cell>
          <table:table-cell office:value-type="float" office:value="18402">
            <text:p>184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342">
            <text:p>42342</text:p>
          </table:table-cell>
          <table:table-cell office:value-type="float" office:value="14567408">
            <text:p>14567408</text:p>
          </table:table-cell>
          <table:table-cell office:value-type="float" office:value="11739516">
            <text:p>11739516</text:p>
          </table:table-cell>
          <table:table-cell office:value-type="float" office:value="646769176">
            <text:p>646769176</text:p>
          </table:table-cell>
          <table:table-cell office:value-type="float" office:value="570127050">
            <text:p>570127050</text:p>
          </table:table-cell>
          <table:table-cell office:value-type="float" office:value="585693782">
            <text:p>585693782</text:p>
          </table:table-cell>
          <table:table-cell office:value-type="float" office:value="58104">
            <text:p>58104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9660">
            <text:p>9660</text:p>
          </table:table-cell>
          <table:table-cell office:value-type="float" office:value="3626324">
            <text:p>3626324</text:p>
          </table:table-cell>
          <table:table-cell office:value-type="float" office:value="322604">
            <text:p>322604</text:p>
          </table:table-cell>
          <table:table-cell office:value-type="float" office:value="2648">
            <text:p>2648</text:p>
          </table:table-cell>
          <table:table-cell office:value-type="float" office:value="324026">
            <text:p>324026</text:p>
          </table:table-cell>
          <table:table-cell office:value-type="float" office:value="3001004">
            <text:p>3001004</text:p>
          </table:table-cell>
          <table:table-cell office:value-type="float" office:value="9024">
            <text:p>90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976">
            <text:p>50976</text:p>
          </table:table-cell>
          <table:table-cell office:value-type="float" office:value="15019334">
            <text:p>15019334</text:p>
          </table:table-cell>
          <table:table-cell office:value-type="float" office:value="11328560">
            <text:p>11328560</text:p>
          </table:table-cell>
          <table:table-cell office:value-type="float" office:value="749797052">
            <text:p>749797052</text:p>
          </table:table-cell>
          <table:table-cell office:value-type="float" office:value="646501590">
            <text:p>646501590</text:p>
          </table:table-cell>
          <table:table-cell office:value-type="float" office:value="659692500">
            <text:p>659692500</text:p>
          </table:table-cell>
          <table:table-cell office:value-type="float" office:value="81772">
            <text:p>81772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6944">
            <text:p>6944</text:p>
          </table:table-cell>
          <table:table-cell office:value-type="float" office:value="2185346">
            <text:p>2185346</text:p>
          </table:table-cell>
          <table:table-cell office:value-type="float" office:value="250750">
            <text:p>250750</text:p>
          </table:table-cell>
          <table:table-cell office:value-type="float" office:value="2854">
            <text:p>2854</text:p>
          </table:table-cell>
          <table:table-cell office:value-type="float" office:value="213486">
            <text:p>213486</text:p>
          </table:table-cell>
          <table:table-cell office:value-type="float" office:value="2465054">
            <text:p>2465054</text:p>
          </table:table-cell>
          <table:table-cell office:value-type="float" office:value="8704">
            <text:p>87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270">
            <text:p>43270</text:p>
          </table:table-cell>
          <table:table-cell office:value-type="float" office:value="15363144">
            <text:p>15363144</text:p>
          </table:table-cell>
          <table:table-cell office:value-type="float" office:value="11158066">
            <text:p>11158066</text:p>
          </table:table-cell>
          <table:table-cell office:value-type="float" office:value="831379004">
            <text:p>831379004</text:p>
          </table:table-cell>
          <table:table-cell office:value-type="float" office:value="703928044">
            <text:p>703928044</text:p>
          </table:table-cell>
          <table:table-cell office:value-type="float" office:value="717828210">
            <text:p>717828210</text:p>
          </table:table-cell>
          <table:table-cell office:value-type="float" office:value="71338">
            <text:p>71338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5768">
            <text:p>5768</text:p>
          </table:table-cell>
          <table:table-cell office:value-type="float" office:value="1761014">
            <text:p>1761014</text:p>
          </table:table-cell>
          <table:table-cell office:value-type="float" office:value="400168">
            <text:p>400168</text:p>
          </table:table-cell>
          <table:table-cell office:value-type="float" office:value="2594">
            <text:p>2594</text:p>
          </table:table-cell>
          <table:table-cell office:value-type="float" office:value="173620">
            <text:p>173620</text:p>
          </table:table-cell>
          <table:table-cell office:value-type="float" office:value="2089836">
            <text:p>2089836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4976">
            <text:p>44976</text:p>
          </table:table-cell>
          <table:table-cell office:value-type="float" office:value="14399546">
            <text:p>14399546</text:p>
          </table:table-cell>
          <table:table-cell office:value-type="float" office:value="11129888">
            <text:p>11129888</text:p>
          </table:table-cell>
          <table:table-cell office:value-type="float" office:value="932771106">
            <text:p>932771106</text:p>
          </table:table-cell>
          <table:table-cell office:value-type="float" office:value="783362428">
            <text:p>783362428</text:p>
          </table:table-cell>
          <table:table-cell office:value-type="float" office:value="800883590">
            <text:p>800883590</text:p>
          </table:table-cell>
          <table:table-cell office:value-type="float" office:value="66102">
            <text:p>66102</text:p>
          </table:table-cell>
          <table:table-cell table:number-columns-repeated="11"/>
          <table:table-cell office:value-type="float" office:value="8">
            <text:p>8</text:p>
          </table:table-cell>
          <table:table-cell office:value-type="float" office:value="5178">
            <text:p>5178</text:p>
          </table:table-cell>
          <table:table-cell office:value-type="float" office:value="1579486">
            <text:p>1579486</text:p>
          </table:table-cell>
          <table:table-cell office:value-type="float" office:value="225784">
            <text:p>225784</text:p>
          </table:table-cell>
          <table:table-cell office:value-type="float" office:value="3302">
            <text:p>3302</text:p>
          </table:table-cell>
          <table:table-cell office:value-type="float" office:value="106388">
            <text:p>106388</text:p>
          </table:table-cell>
          <table:table-cell office:value-type="float" office:value="5358">
            <text:p>5358</text:p>
          </table:table-cell>
          <table:table-cell office:value-type="float" office:value="8412">
            <text:p>84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54">
            <text:p>41854</text:p>
          </table:table-cell>
          <table:table-cell office:value-type="float" office:value="14757300">
            <text:p>14757300</text:p>
          </table:table-cell>
          <table:table-cell office:value-type="float" office:value="11239334">
            <text:p>11239334</text:p>
          </table:table-cell>
          <table:table-cell office:value-type="float" office:value="921500368">
            <text:p>921500368</text:p>
          </table:table-cell>
          <table:table-cell office:value-type="float" office:value="782833800">
            <text:p>782833800</text:p>
          </table:table-cell>
          <table:table-cell office:value-type="float" office:value="789465348">
            <text:p>789465348</text:p>
          </table:table-cell>
          <table:table-cell office:value-type="float" office:value="90676">
            <text:p>90676</text:p>
          </table:table-cell>
          <table:table-cell table:number-columns-repeated="11"/>
          <table:table-cell office:value-type="float" office:value="9">
            <text:p>9</text:p>
          </table:table-cell>
          <table:table-cell office:value-type="float" office:value="4726">
            <text:p>4726</text:p>
          </table:table-cell>
          <table:table-cell office:value-type="float" office:value="1421904">
            <text:p>1421904</text:p>
          </table:table-cell>
          <table:table-cell office:value-type="float" office:value="757398">
            <text:p>757398</text:p>
          </table:table-cell>
          <table:table-cell office:value-type="float" office:value="3104">
            <text:p>3104</text:p>
          </table:table-cell>
          <table:table-cell office:value-type="float" office:value="88104">
            <text:p>88104</text:p>
          </table:table-cell>
          <table:table-cell office:value-type="float" office:value="2620">
            <text:p>2620</text:p>
          </table:table-cell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34">
            <text:p>48334</text:p>
          </table:table-cell>
          <table:table-cell office:value-type="float" office:value="15142034">
            <text:p>15142034</text:p>
          </table:table-cell>
          <table:table-cell office:value-type="float" office:value="10654406">
            <text:p>10654406</text:p>
          </table:table-cell>
          <table:table-cell office:value-type="float" office:value="1020420218">
            <text:p>1020420218</text:p>
          </table:table-cell>
          <table:table-cell office:value-type="float" office:value="820796128">
            <text:p>820796128</text:p>
          </table:table-cell>
          <table:table-cell office:value-type="float" office:value="793827158">
            <text:p>793827158</text:p>
          </table:table-cell>
          <table:table-cell office:value-type="float" office:value="90654">
            <text:p>90654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4452">
            <text:p>4452</text:p>
          </table:table-cell>
          <table:table-cell office:value-type="float" office:value="1234222">
            <text:p>1234222</text:p>
          </table:table-cell>
          <table:table-cell office:value-type="float" office:value="552422">
            <text:p>552422</text:p>
          </table:table-cell>
          <table:table-cell office:value-type="float" office:value="3910">
            <text:p>3910</text:p>
          </table:table-cell>
          <table:table-cell office:value-type="float" office:value="97350">
            <text:p>97350</text:p>
          </table:table-cell>
          <table:table-cell office:value-type="float" office:value="2630">
            <text:p>2630</text:p>
          </table:table-cell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200">
            <text:p>49200</text:p>
          </table:table-cell>
          <table:table-cell office:value-type="float" office:value="14541152">
            <text:p>14541152</text:p>
          </table:table-cell>
          <table:table-cell office:value-type="float" office:value="10634968">
            <text:p>10634968</text:p>
          </table:table-cell>
          <table:table-cell office:value-type="float" office:value="953125830">
            <text:p>953125830</text:p>
          </table:table-cell>
          <table:table-cell office:value-type="float" office:value="785232526">
            <text:p>785232526</text:p>
          </table:table-cell>
          <table:table-cell office:value-type="float" office:value="773115806">
            <text:p>773115806</text:p>
          </table:table-cell>
          <table:table-cell office:value-type="float" office:value="66048">
            <text:p>66048</text:p>
          </table:table-cell>
          <table:table-cell table:number-columns-repeated="11"/>
          <table:table-cell office:value-type="float" office:value="11">
            <text:p>11</text:p>
          </table:table-cell>
          <table:table-cell office:value-type="float" office:value="3740">
            <text:p>3740</text:p>
          </table:table-cell>
          <table:table-cell office:value-type="float" office:value="1230428">
            <text:p>1230428</text:p>
          </table:table-cell>
          <table:table-cell office:value-type="float" office:value="152002">
            <text:p>152002</text:p>
          </table:table-cell>
          <table:table-cell office:value-type="float" office:value="2760">
            <text:p>2760</text:p>
          </table:table-cell>
          <table:table-cell office:value-type="float" office:value="87920">
            <text:p>87920</text:p>
          </table:table-cell>
          <table:table-cell office:value-type="float" office:value="2400">
            <text:p>2400</text:p>
          </table:table-cell>
          <table:table-cell office:value-type="float" office:value="6318">
            <text:p>6318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9"/>
          <table:table-cell>
            <draw:frame table:end-cell-address="Sheet6.R70" table:end-x="0.8783in" table:end-y="0.1634in" draw:z-index="2" draw:style-name="gr1" svg:width="7.9854in" svg:height="3.7925in" svg:x="0.0051in" svg:y="0.1126in">
              <draw:object draw:notify-on-update-of-ranges="Sheet6.T50:Sheet6.T50 Sheet6.T51:Sheet6.T62 Sheet6.U50:Sheet6.U50 Sheet6.U51:Sheet6.U62 Sheet6.V50:Sheet6.V50 Sheet6.V51:Sheet6.V62 Sheet6.W50:Sheet6.W50 Sheet6.W51:Sheet6.W62 Sheet6.X50:Sheet6.X50 Sheet6.X51:Sheet6.X62 Sheet6.Y50:Sheet6.Y50 Sheet6.Y51:Sheet6.Y62 Sheet6.Z50:Sheet6.Z50 Sheet6.Z51:Sheet6.Z62 Sheet6.AA50:Sheet6.AA50 Sheet6.AA51:Sheet6.AA6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2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105924">
            <text:p>105924</text:p>
          </table:table-cell>
          <table:table-cell office:value-type="float" office:value="16838730">
            <text:p>16838730</text:p>
          </table:table-cell>
          <table:table-cell office:value-type="float" office:value="28414554">
            <text:p>28414554</text:p>
          </table:table-cell>
          <table:table-cell office:value-type="float" office:value="461376">
            <text:p>461376</text:p>
          </table:table-cell>
          <table:table-cell office:value-type="float" office:value="13765770">
            <text:p>13765770</text:p>
          </table:table-cell>
          <table:table-cell office:value-type="float" office:value="23613432">
            <text:p>23613432</text:p>
          </table:table-cell>
          <table:table-cell office:value-type="float" office:value="87340">
            <text:p>8734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75214">
            <text:p>75214</text:p>
          </table:table-cell>
          <table:table-cell office:value-type="float" office:value="14467768">
            <text:p>14467768</text:p>
          </table:table-cell>
          <table:table-cell office:value-type="float" office:value="23958982">
            <text:p>23958982</text:p>
          </table:table-cell>
          <table:table-cell office:value-type="float" office:value="2053692">
            <text:p>2053692</text:p>
          </table:table-cell>
          <table:table-cell office:value-type="float" office:value="47166948">
            <text:p>47166948</text:p>
          </table:table-cell>
          <table:table-cell office:value-type="float" office:value="51541574">
            <text:p>51541574</text:p>
          </table:table-cell>
          <table:table-cell office:value-type="float" office:value="68460">
            <text:p>68460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43270">
            <text:p>43270</text:p>
          </table:table-cell>
          <table:table-cell office:value-type="float" office:value="14720100">
            <text:p>14720100</text:p>
          </table:table-cell>
          <table:table-cell office:value-type="float" office:value="22474458">
            <text:p>22474458</text:p>
          </table:table-cell>
          <table:table-cell office:value-type="float" office:value="1718920">
            <text:p>1718920</text:p>
          </table:table-cell>
          <table:table-cell office:value-type="float" office:value="53685622">
            <text:p>53685622</text:p>
          </table:table-cell>
          <table:table-cell office:value-type="float" office:value="82523914">
            <text:p>82523914</text:p>
          </table:table-cell>
          <table:table-cell office:value-type="float" office:value="52274">
            <text:p>5227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8798">
            <text:p>48798</text:p>
          </table:table-cell>
          <table:table-cell office:value-type="float" office:value="14247978">
            <text:p>14247978</text:p>
          </table:table-cell>
          <table:table-cell office:value-type="float" office:value="22195472">
            <text:p>22195472</text:p>
          </table:table-cell>
          <table:table-cell office:value-type="float" office:value="2282634">
            <text:p>2282634</text:p>
          </table:table-cell>
          <table:table-cell office:value-type="float" office:value="83664106">
            <text:p>83664106</text:p>
          </table:table-cell>
          <table:table-cell office:value-type="float" office:value="175059826">
            <text:p>175059826</text:p>
          </table:table-cell>
          <table:table-cell office:value-type="float" office:value="56648">
            <text:p>56648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77668">
            <text:p>77668</text:p>
          </table:table-cell>
          <table:table-cell office:value-type="float" office:value="14389730">
            <text:p>14389730</text:p>
          </table:table-cell>
          <table:table-cell office:value-type="float" office:value="20843980">
            <text:p>20843980</text:p>
          </table:table-cell>
          <table:table-cell office:value-type="float" office:value="2019238">
            <text:p>2019238</text:p>
          </table:table-cell>
          <table:table-cell office:value-type="float" office:value="101723776">
            <text:p>101723776</text:p>
          </table:table-cell>
          <table:table-cell office:value-type="float" office:value="202074466">
            <text:p>202074466</text:p>
          </table:table-cell>
          <table:table-cell office:value-type="float" office:value="79366">
            <text:p>7936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5958">
            <text:p>45958</text:p>
          </table:table-cell>
          <table:table-cell office:value-type="float" office:value="14676002">
            <text:p>14676002</text:p>
          </table:table-cell>
          <table:table-cell office:value-type="float" office:value="16453788">
            <text:p>16453788</text:p>
          </table:table-cell>
          <table:table-cell office:value-type="float" office:value="39391642">
            <text:p>39391642</text:p>
          </table:table-cell>
          <table:table-cell office:value-type="float" office:value="122259606">
            <text:p>122259606</text:p>
          </table:table-cell>
          <table:table-cell office:value-type="float" office:value="272247370">
            <text:p>272247370</text:p>
          </table:table-cell>
          <table:table-cell office:value-type="float" office:value="73802">
            <text:p>738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8588">
            <text:p>48588</text:p>
          </table:table-cell>
          <table:table-cell office:value-type="float" office:value="14388174">
            <text:p>14388174</text:p>
          </table:table-cell>
          <table:table-cell office:value-type="float" office:value="17740706">
            <text:p>17740706</text:p>
          </table:table-cell>
          <table:table-cell office:value-type="float" office:value="1279048">
            <text:p>1279048</text:p>
          </table:table-cell>
          <table:table-cell office:value-type="float" office:value="170485696">
            <text:p>170485696</text:p>
          </table:table-cell>
          <table:table-cell office:value-type="float" office:value="319976728">
            <text:p>319976728</text:p>
          </table:table-cell>
          <table:table-cell office:value-type="float" office:value="75346">
            <text:p>753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44502">
            <text:p>44502</text:p>
          </table:table-cell>
          <table:table-cell office:value-type="float" office:value="14644348">
            <text:p>14644348</text:p>
          </table:table-cell>
          <table:table-cell office:value-type="float" office:value="14344128">
            <text:p>14344128</text:p>
          </table:table-cell>
          <table:table-cell office:value-type="float" office:value="938756">
            <text:p>938756</text:p>
          </table:table-cell>
          <table:table-cell office:value-type="float" office:value="267384896">
            <text:p>267384896</text:p>
          </table:table-cell>
          <table:table-cell office:value-type="float" office:value="803581466">
            <text:p>803581466</text:p>
          </table:table-cell>
          <table:table-cell office:value-type="float" office:value="73194">
            <text:p>7319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7278">
            <text:p>47278</text:p>
          </table:table-cell>
          <table:table-cell office:value-type="float" office:value="14404348">
            <text:p>14404348</text:p>
          </table:table-cell>
          <table:table-cell office:value-type="float" office:value="14957888">
            <text:p>14957888</text:p>
          </table:table-cell>
          <table:table-cell office:value-type="float" office:value="153567040">
            <text:p>153567040</text:p>
          </table:table-cell>
          <table:table-cell office:value-type="float" office:value="395846862">
            <text:p>395846862</text:p>
          </table:table-cell>
          <table:table-cell office:value-type="float" office:value="791724932">
            <text:p>791724932</text:p>
          </table:table-cell>
          <table:table-cell office:value-type="float" office:value="76052">
            <text:p>7605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840">
            <text:p>45840</text:p>
          </table:table-cell>
          <table:table-cell office:value-type="float" office:value="14708026">
            <text:p>14708026</text:p>
          </table:table-cell>
          <table:table-cell office:value-type="float" office:value="14777958">
            <text:p>14777958</text:p>
          </table:table-cell>
          <table:table-cell office:value-type="float" office:value="28733958">
            <text:p>28733958</text:p>
          </table:table-cell>
          <table:table-cell office:value-type="float" office:value="457941150">
            <text:p>457941150</text:p>
          </table:table-cell>
          <table:table-cell office:value-type="float" office:value="768923680">
            <text:p>768923680</text:p>
          </table:table-cell>
          <table:table-cell office:value-type="float" office:value="63328">
            <text:p>633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7304">
            <text:p>47304</text:p>
          </table:table-cell>
          <table:table-cell office:value-type="float" office:value="14346560">
            <text:p>14346560</text:p>
          </table:table-cell>
          <table:table-cell office:value-type="float" office:value="14526338">
            <text:p>14526338</text:p>
          </table:table-cell>
          <table:table-cell office:value-type="float" office:value="2817104">
            <text:p>2817104</text:p>
          </table:table-cell>
          <table:table-cell office:value-type="float" office:value="480475256">
            <text:p>480475256</text:p>
          </table:table-cell>
          <table:table-cell office:value-type="float" office:value="774296644">
            <text:p>774296644</text:p>
          </table:table-cell>
          <table:table-cell office:value-type="float" office:value="66202">
            <text:p>66202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93" table:end-x="0.8894in" table:end-y="0.0043in" draw:z-index="3" draw:style-name="gr1" svg:width="8.0189in" svg:height="3.6024in" svg:x="0.8717in" svg:y="0.1433in">
              <draw:object draw:notify-on-update-of-ranges="Sheet6.T75:Sheet6.T75 Sheet6.T76:Sheet6.T87 Sheet6.U75:Sheet6.U75 Sheet6.U76:Sheet6.U87 Sheet6.V75:Sheet6.V75 Sheet6.V76:Sheet6.V87 Sheet6.W75:Sheet6.W75 Sheet6.W76:Sheet6.W87 Sheet6.X75:Sheet6.X75 Sheet6.X76:Sheet6.X87 Sheet6.Y75:Sheet6.Y75 Sheet6.Y76:Sheet6.Y87 Sheet6.Z75:Sheet6.Z75 Sheet6.Z76:Sheet6.Z87 Sheet6.AA75:Sheet6.AA75 Sheet6.AA76:Sheet6.AA8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2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03926">
            <text:p>103926</text:p>
          </table:table-cell>
          <table:table-cell office:value-type="float" office:value="19593680">
            <text:p>19593680</text:p>
          </table:table-cell>
          <table:table-cell office:value-type="float" office:value="31090894">
            <text:p>31090894</text:p>
          </table:table-cell>
          <table:table-cell office:value-type="float" office:value="990236">
            <text:p>990236</text:p>
          </table:table-cell>
          <table:table-cell office:value-type="float" office:value="1265582">
            <text:p>1265582</text:p>
          </table:table-cell>
          <table:table-cell office:value-type="float" office:value="20353874">
            <text:p>20353874</text:p>
          </table:table-cell>
          <table:table-cell office:value-type="float" office:value="123514">
            <text:p>12351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70620">
            <text:p>70620</text:p>
          </table:table-cell>
          <table:table-cell office:value-type="float" office:value="11002872">
            <text:p>11002872</text:p>
          </table:table-cell>
          <table:table-cell office:value-type="float" office:value="17833400">
            <text:p>17833400</text:p>
          </table:table-cell>
          <table:table-cell office:value-type="float" office:value="16382">
            <text:p>16382</text:p>
          </table:table-cell>
          <table:table-cell office:value-type="float" office:value="1037546">
            <text:p>1037546</text:p>
          </table:table-cell>
          <table:table-cell office:value-type="float" office:value="9975628">
            <text:p>9975628</text:p>
          </table:table-cell>
          <table:table-cell office:value-type="float" office:value="58230">
            <text:p>58230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7644">
            <text:p>37644</text:p>
          </table:table-cell>
          <table:table-cell office:value-type="float" office:value="7274748">
            <text:p>7274748</text:p>
          </table:table-cell>
          <table:table-cell office:value-type="float" office:value="7114264">
            <text:p>7114264</text:p>
          </table:table-cell>
          <table:table-cell office:value-type="float" office:value="7748">
            <text:p>7748</text:p>
          </table:table-cell>
          <table:table-cell office:value-type="float" office:value="481048">
            <text:p>481048</text:p>
          </table:table-cell>
          <table:table-cell office:value-type="float" office:value="8462796">
            <text:p>8462796</text:p>
          </table:table-cell>
          <table:table-cell office:value-type="float" office:value="34258">
            <text:p>3425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7342">
            <text:p>17342</text:p>
          </table:table-cell>
          <table:table-cell office:value-type="float" office:value="5931904">
            <text:p>5931904</text:p>
          </table:table-cell>
          <table:table-cell office:value-type="float" office:value="7605992">
            <text:p>7605992</text:p>
          </table:table-cell>
          <table:table-cell office:value-type="float" office:value="5090">
            <text:p>5090</text:p>
          </table:table-cell>
          <table:table-cell office:value-type="float" office:value="339754">
            <text:p>339754</text:p>
          </table:table-cell>
          <table:table-cell office:value-type="float" office:value="6898994">
            <text:p>6898994</text:p>
          </table:table-cell>
          <table:table-cell office:value-type="float" office:value="20908">
            <text:p>2090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6276">
            <text:p>16276</text:p>
          </table:table-cell>
          <table:table-cell office:value-type="float" office:value="4755738">
            <text:p>4755738</text:p>
          </table:table-cell>
          <table:table-cell office:value-type="float" office:value="8010116">
            <text:p>8010116</text:p>
          </table:table-cell>
          <table:table-cell office:value-type="float" office:value="3560">
            <text:p>3560</text:p>
          </table:table-cell>
          <table:table-cell office:value-type="float" office:value="305588">
            <text:p>305588</text:p>
          </table:table-cell>
          <table:table-cell office:value-type="float" office:value="4774754">
            <text:p>4774754</text:p>
          </table:table-cell>
          <table:table-cell office:value-type="float" office:value="18886">
            <text:p>18886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2204">
            <text:p>22204</text:p>
          </table:table-cell>
          <table:table-cell office:value-type="float" office:value="3996456">
            <text:p>3996456</text:p>
          </table:table-cell>
          <table:table-cell office:value-type="float" office:value="5925882">
            <text:p>5925882</text:p>
          </table:table-cell>
          <table:table-cell office:value-type="float" office:value="4544">
            <text:p>4544</text:p>
          </table:table-cell>
          <table:table-cell office:value-type="float" office:value="200564">
            <text:p>200564</text:p>
          </table:table-cell>
          <table:table-cell office:value-type="float" office:value="4152594">
            <text:p>4152594</text:p>
          </table:table-cell>
          <table:table-cell office:value-type="float" office:value="22678">
            <text:p>22678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11496">
            <text:p>11496</text:p>
          </table:table-cell>
          <table:table-cell office:value-type="float" office:value="3520186">
            <text:p>3520186</text:p>
          </table:table-cell>
          <table:table-cell office:value-type="float" office:value="2029726">
            <text:p>2029726</text:p>
          </table:table-cell>
          <table:table-cell office:value-type="float" office:value="3706">
            <text:p>3706</text:p>
          </table:table-cell>
          <table:table-cell office:value-type="float" office:value="166932">
            <text:p>166932</text:p>
          </table:table-cell>
          <table:table-cell office:value-type="float" office:value="3090728">
            <text:p>3090728</text:p>
          </table:table-cell>
          <table:table-cell office:value-type="float" office:value="18454">
            <text:p>18454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794">
            <text:p>10794</text:p>
          </table:table-cell>
          <table:table-cell office:value-type="float" office:value="3300730">
            <text:p>3300730</text:p>
          </table:table-cell>
          <table:table-cell office:value-type="float" office:value="2161374">
            <text:p>2161374</text:p>
          </table:table-cell>
          <table:table-cell office:value-type="float" office:value="4702">
            <text:p>4702</text:p>
          </table:table-cell>
          <table:table-cell office:value-type="float" office:value="136048">
            <text:p>136048</text:p>
          </table:table-cell>
          <table:table-cell office:value-type="float" office:value="3535882">
            <text:p>3535882</text:p>
          </table:table-cell>
          <table:table-cell office:value-type="float" office:value="16744">
            <text:p>1674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8920">
            <text:p>8920</text:p>
          </table:table-cell>
          <table:table-cell office:value-type="float" office:value="3010608">
            <text:p>3010608</text:p>
          </table:table-cell>
          <table:table-cell office:value-type="float" office:value="870720">
            <text:p>870720</text:p>
          </table:table-cell>
          <table:table-cell office:value-type="float" office:value="4108">
            <text:p>4108</text:p>
          </table:table-cell>
          <table:table-cell office:value-type="float" office:value="120856">
            <text:p>120856</text:p>
          </table:table-cell>
          <table:table-cell office:value-type="float" office:value="43116">
            <text:p>43116</text:p>
          </table:table-cell>
          <table:table-cell office:value-type="float" office:value="14640">
            <text:p>14640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8618">
            <text:p>8618</text:p>
          </table:table-cell>
          <table:table-cell office:value-type="float" office:value="2679540">
            <text:p>2679540</text:p>
          </table:table-cell>
          <table:table-cell office:value-type="float" office:value="1155440">
            <text:p>1155440</text:p>
          </table:table-cell>
          <table:table-cell office:value-type="float" office:value="2790">
            <text:p>2790</text:p>
          </table:table-cell>
          <table:table-cell office:value-type="float" office:value="89380">
            <text:p>89380</text:p>
          </table:table-cell>
          <table:table-cell office:value-type="float" office:value="14424">
            <text:p>14424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7650">
            <text:p>7650</text:p>
          </table:table-cell>
          <table:table-cell office:value-type="float" office:value="2551998">
            <text:p>2551998</text:p>
          </table:table-cell>
          <table:table-cell office:value-type="float" office:value="1920278">
            <text:p>1920278</text:p>
          </table:table-cell>
          <table:table-cell office:value-type="float" office:value="3990">
            <text:p>3990</text:p>
          </table:table-cell>
          <table:table-cell office:value-type="float" office:value="78106">
            <text:p>78106</text:p>
          </table:table-cell>
          <table:table-cell office:value-type="float" office:value="16816">
            <text:p>16816</text:p>
          </table:table-cell>
          <table:table-cell office:value-type="float" office:value="10556">
            <text:p>1055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7300">
            <text:p>7300</text:p>
          </table:table-cell>
          <table:table-cell office:value-type="float" office:value="2260764">
            <text:p>2260764</text:p>
          </table:table-cell>
          <table:table-cell office:value-type="float" office:value="1293200">
            <text:p>1293200</text:p>
          </table:table-cell>
          <table:table-cell office:value-type="float" office:value="3286">
            <text:p>3286</text:p>
          </table:table-cell>
          <table:table-cell office:value-type="float" office:value="67884">
            <text:p>67884</text:p>
          </table:table-cell>
          <table:table-cell office:value-type="float" office:value="5466">
            <text:p>5466</text:p>
          </table:table-cell>
          <table:table-cell office:value-type="float" office:value="10188">
            <text:p>10188</text:p>
          </table:table-cell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R115" table:end-x="0.8783in" table:end-y="0.1705in" draw:z-index="5" draw:style-name="gr1" svg:width="8.0079in" svg:height="3.5591in" svg:x="0.8717in" svg:y="0.1748in">
              <draw:object draw:notify-on-update-of-ranges="Sheet6.T97:Sheet6.T108 Sheet6.U96:Sheet6.U96 Sheet6.U97:Sheet6.U108 Sheet6.V96:Sheet6.V96 Sheet6.V97:Sheet6.V108 Sheet6.W96:Sheet6.W96 Sheet6.W97:Sheet6.W108 Sheet6.X96:Sheet6.X96 Sheet6.X97:Sheet6.X108 Sheet6.Y96:Sheet6.Y96 Sheet6.Y97:Sheet6.Y108 Sheet6.Z96:Sheet6.Z96 Sheet6.Z97:Sheet6.Z108 Sheet6.AA96:Sheet6.AA96 Sheet6.AA97:Sheet6.AA10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8"/>
        </table:table-row>
        <table:table-row table:style-name="ro2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6282">
            <text:p>46282</text:p>
          </table:table-cell>
          <table:table-cell office:value-type="float" office:value="14654674">
            <text:p>14654674</text:p>
          </table:table-cell>
          <table:table-cell office:value-type="float" office:value="23064252">
            <text:p>23064252</text:p>
          </table:table-cell>
          <table:table-cell office:value-type="float" office:value="609050">
            <text:p>609050</text:p>
          </table:table-cell>
          <table:table-cell office:value-type="float" office:value="10987672">
            <text:p>10987672</text:p>
          </table:table-cell>
          <table:table-cell office:value-type="float" office:value="15512172">
            <text:p>15512172</text:p>
          </table:table-cell>
          <table:table-cell office:value-type="float" office:value="39874">
            <text:p>39874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47540">
            <text:p>47540</text:p>
          </table:table-cell>
          <table:table-cell office:value-type="float" office:value="15083708">
            <text:p>15083708</text:p>
          </table:table-cell>
          <table:table-cell office:value-type="float" office:value="24128304">
            <text:p>24128304</text:p>
          </table:table-cell>
          <table:table-cell office:value-type="float" office:value="1733524">
            <text:p>1733524</text:p>
          </table:table-cell>
          <table:table-cell office:value-type="float" office:value="40591106">
            <text:p>40591106</text:p>
          </table:table-cell>
          <table:table-cell office:value-type="float" office:value="21267188">
            <text:p>21267188</text:p>
          </table:table-cell>
          <table:table-cell office:value-type="float" office:value="61678">
            <text:p>61678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52768">
            <text:p>52768</text:p>
          </table:table-cell>
          <table:table-cell office:value-type="float" office:value="14529318">
            <text:p>14529318</text:p>
          </table:table-cell>
          <table:table-cell office:value-type="float" office:value="24185532">
            <text:p>24185532</text:p>
          </table:table-cell>
          <table:table-cell office:value-type="float" office:value="1689724">
            <text:p>1689724</text:p>
          </table:table-cell>
          <table:table-cell office:value-type="float" office:value="58149644">
            <text:p>58149644</text:p>
          </table:table-cell>
          <table:table-cell office:value-type="float" office:value="28398852">
            <text:p>28398852</text:p>
          </table:table-cell>
          <table:table-cell office:value-type="float" office:value="56832">
            <text:p>56832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47370">
            <text:p>47370</text:p>
          </table:table-cell>
          <table:table-cell office:value-type="float" office:value="18225702">
            <text:p>18225702</text:p>
          </table:table-cell>
          <table:table-cell office:value-type="float" office:value="24725118">
            <text:p>24725118</text:p>
          </table:table-cell>
          <table:table-cell office:value-type="float" office:value="2163110">
            <text:p>2163110</text:p>
          </table:table-cell>
          <table:table-cell office:value-type="float" office:value="80303744">
            <text:p>80303744</text:p>
          </table:table-cell>
          <table:table-cell office:value-type="float" office:value="187642918">
            <text:p>187642918</text:p>
          </table:table-cell>
          <table:table-cell office:value-type="float" office:value="81732">
            <text:p>8173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45406">
            <text:p>45406</text:p>
          </table:table-cell>
          <table:table-cell office:value-type="float" office:value="14582082">
            <text:p>14582082</text:p>
          </table:table-cell>
          <table:table-cell office:value-type="float" office:value="23797656">
            <text:p>23797656</text:p>
          </table:table-cell>
          <table:table-cell office:value-type="float" office:value="4824784">
            <text:p>4824784</text:p>
          </table:table-cell>
          <table:table-cell office:value-type="float" office:value="92378086">
            <text:p>92378086</text:p>
          </table:table-cell>
          <table:table-cell office:value-type="float" office:value="174482522">
            <text:p>174482522</text:p>
          </table:table-cell>
          <table:table-cell office:value-type="float" office:value="51500">
            <text:p>51500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48522">
            <text:p>48522</text:p>
          </table:table-cell>
          <table:table-cell office:value-type="float" office:value="14789276">
            <text:p>14789276</text:p>
          </table:table-cell>
          <table:table-cell office:value-type="float" office:value="23406672">
            <text:p>23406672</text:p>
          </table:table-cell>
          <table:table-cell office:value-type="float" office:value="24361558">
            <text:p>24361558</text:p>
          </table:table-cell>
          <table:table-cell office:value-type="float" office:value="152278330">
            <text:p>152278330</text:p>
          </table:table-cell>
          <table:table-cell office:value-type="float" office:value="209194210">
            <text:p>209194210</text:p>
          </table:table-cell>
          <table:table-cell office:value-type="float" office:value="39102">
            <text:p>3910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46154">
            <text:p>46154</text:p>
          </table:table-cell>
          <table:table-cell office:value-type="float" office:value="14590112">
            <text:p>14590112</text:p>
          </table:table-cell>
          <table:table-cell office:value-type="float" office:value="22867562">
            <text:p>22867562</text:p>
          </table:table-cell>
          <table:table-cell office:value-type="float" office:value="46533518">
            <text:p>46533518</text:p>
          </table:table-cell>
          <table:table-cell office:value-type="float" office:value="197217882">
            <text:p>197217882</text:p>
          </table:table-cell>
          <table:table-cell office:value-type="float" office:value="194775548">
            <text:p>194775548</text:p>
          </table:table-cell>
          <table:table-cell office:value-type="float" office:value="43146">
            <text:p>43146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67378">
            <text:p>67378</text:p>
          </table:table-cell>
          <table:table-cell office:value-type="float" office:value="18948412">
            <text:p>18948412</text:p>
          </table:table-cell>
          <table:table-cell office:value-type="float" office:value="24960558">
            <text:p>24960558</text:p>
          </table:table-cell>
          <table:table-cell office:value-type="float" office:value="1362766">
            <text:p>1362766</text:p>
          </table:table-cell>
          <table:table-cell office:value-type="float" office:value="250649548">
            <text:p>250649548</text:p>
          </table:table-cell>
          <table:table-cell office:value-type="float" office:value="329169926">
            <text:p>329169926</text:p>
          </table:table-cell>
          <table:table-cell office:value-type="float" office:value="41938">
            <text:p>41938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46142">
            <text:p>46142</text:p>
          </table:table-cell>
          <table:table-cell office:value-type="float" office:value="14509456">
            <text:p>14509456</text:p>
          </table:table-cell>
          <table:table-cell office:value-type="float" office:value="22288700">
            <text:p>22288700</text:p>
          </table:table-cell>
          <table:table-cell office:value-type="float" office:value="1912904">
            <text:p>1912904</text:p>
          </table:table-cell>
          <table:table-cell office:value-type="float" office:value="363618366">
            <text:p>363618366</text:p>
          </table:table-cell>
          <table:table-cell office:value-type="float" office:value="371738760">
            <text:p>371738760</text:p>
          </table:table-cell>
          <table:table-cell office:value-type="float" office:value="39608">
            <text:p>3960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45026">
            <text:p>45026</text:p>
          </table:table-cell>
          <table:table-cell office:value-type="float" office:value="14694442">
            <text:p>14694442</text:p>
          </table:table-cell>
          <table:table-cell office:value-type="float" office:value="22234400">
            <text:p>22234400</text:p>
          </table:table-cell>
          <table:table-cell office:value-type="float" office:value="27412318">
            <text:p>27412318</text:p>
          </table:table-cell>
          <table:table-cell office:value-type="float" office:value="378566704">
            <text:p>378566704</text:p>
          </table:table-cell>
          <table:table-cell office:value-type="float" office:value="488861878">
            <text:p>488861878</text:p>
          </table:table-cell>
          <table:table-cell office:value-type="float" office:value="50928">
            <text:p>50928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48624">
            <text:p>48624</text:p>
          </table:table-cell>
          <table:table-cell office:value-type="float" office:value="14666664">
            <text:p>14666664</text:p>
          </table:table-cell>
          <table:table-cell office:value-type="float" office:value="23212280">
            <text:p>23212280</text:p>
          </table:table-cell>
          <table:table-cell office:value-type="float" office:value="111336166">
            <text:p>111336166</text:p>
          </table:table-cell>
          <table:table-cell office:value-type="float" office:value="398240380">
            <text:p>398240380</text:p>
          </table:table-cell>
          <table:table-cell office:value-type="float" office:value="627660648">
            <text:p>627660648</text:p>
          </table:table-cell>
          <table:table-cell office:value-type="float" office:value="65260">
            <text:p>65260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2">
          <table:table-cell table:number-columns-repeated="8"/>
          <table:table-cell>
            <draw:frame table:end-cell-address="Sheet6.R139" table:end-x="0.8343in" table:end-y="0.1189in" draw:z-index="6" draw:style-name="gr1" svg:width="7.9744in" svg:height="3.8319in" svg:x="0.861in" svg:y="0.0287in">
              <draw:object draw:notify-on-update-of-ranges="Sheet6.T119:Sheet6.T130 Sheet6.U118:Sheet6.U118 Sheet6.U119:Sheet6.U130 Sheet6.V118:Sheet6.V118 Sheet6.V119:Sheet6.V130 Sheet6.W118:Sheet6.W118 Sheet6.W119:Sheet6.W130 Sheet6.X118:Sheet6.X118 Sheet6.X119:Sheet6.X130 Sheet6.Y118:Sheet6.Y118 Sheet6.Y119:Sheet6.Y130 Sheet6.Z118:Sheet6.Z118 Sheet6.Z119:Sheet6.Z130 Sheet6.AA118:Sheet6.AA118 Sheet6.AA119:Sheet6.AA1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47756">
            <text:p>47756</text:p>
          </table:table-cell>
          <table:table-cell office:value-type="float" office:value="14678956">
            <text:p>14678956</text:p>
          </table:table-cell>
          <table:table-cell office:value-type="float" office:value="22296604">
            <text:p>22296604</text:p>
          </table:table-cell>
          <table:table-cell office:value-type="float" office:value="1400452">
            <text:p>1400452</text:p>
          </table:table-cell>
          <table:table-cell office:value-type="float" office:value="1461820">
            <text:p>1461820</text:p>
          </table:table-cell>
          <table:table-cell office:value-type="float" office:value="18177176">
            <text:p>18177176</text:p>
          </table:table-cell>
          <table:table-cell office:value-type="float" office:value="56604">
            <text:p>56604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1144">
            <text:p>41144</text:p>
          </table:table-cell>
          <table:table-cell office:value-type="float" office:value="13009442">
            <text:p>13009442</text:p>
          </table:table-cell>
          <table:table-cell office:value-type="float" office:value="21686622">
            <text:p>21686622</text:p>
          </table:table-cell>
          <table:table-cell office:value-type="float" office:value="24766">
            <text:p>24766</text:p>
          </table:table-cell>
          <table:table-cell office:value-type="float" office:value="738442">
            <text:p>738442</text:p>
          </table:table-cell>
          <table:table-cell office:value-type="float" office:value="11860374">
            <text:p>11860374</text:p>
          </table:table-cell>
          <table:table-cell office:value-type="float" office:value="35446">
            <text:p>35446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38032">
            <text:p>38032</text:p>
          </table:table-cell>
          <table:table-cell office:value-type="float" office:value="12000820">
            <text:p>12000820</text:p>
          </table:table-cell>
          <table:table-cell office:value-type="float" office:value="22704234">
            <text:p>22704234</text:p>
          </table:table-cell>
          <table:table-cell office:value-type="float" office:value="7792">
            <text:p>7792</text:p>
          </table:table-cell>
          <table:table-cell office:value-type="float" office:value="564636">
            <text:p>564636</text:p>
          </table:table-cell>
          <table:table-cell office:value-type="float" office:value="12070052">
            <text:p>12070052</text:p>
          </table:table-cell>
          <table:table-cell office:value-type="float" office:value="49346">
            <text:p>49346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38386">
            <text:p>38386</text:p>
          </table:table-cell>
          <table:table-cell office:value-type="float" office:value="10606536">
            <text:p>10606536</text:p>
          </table:table-cell>
          <table:table-cell office:value-type="float" office:value="21188816">
            <text:p>21188816</text:p>
          </table:table-cell>
          <table:table-cell office:value-type="float" office:value="8136">
            <text:p>8136</text:p>
          </table:table-cell>
          <table:table-cell office:value-type="float" office:value="320728">
            <text:p>320728</text:p>
          </table:table-cell>
          <table:table-cell office:value-type="float" office:value="12802626">
            <text:p>12802626</text:p>
          </table:table-cell>
          <table:table-cell office:value-type="float" office:value="41334">
            <text:p>41334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31582">
            <text:p>31582</text:p>
          </table:table-cell>
          <table:table-cell office:value-type="float" office:value="12008328">
            <text:p>12008328</text:p>
          </table:table-cell>
          <table:table-cell office:value-type="float" office:value="20868282">
            <text:p>20868282</text:p>
          </table:table-cell>
          <table:table-cell office:value-type="float" office:value="6248">
            <text:p>6248</text:p>
          </table:table-cell>
          <table:table-cell office:value-type="float" office:value="291140">
            <text:p>291140</text:p>
          </table:table-cell>
          <table:table-cell office:value-type="float" office:value="7323838">
            <text:p>7323838</text:p>
          </table:table-cell>
          <table:table-cell office:value-type="float" office:value="54490">
            <text:p>54490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27944">
            <text:p>27944</text:p>
          </table:table-cell>
          <table:table-cell office:value-type="float" office:value="8863682">
            <text:p>8863682</text:p>
          </table:table-cell>
          <table:table-cell office:value-type="float" office:value="18211914">
            <text:p>18211914</text:p>
          </table:table-cell>
          <table:table-cell office:value-type="float" office:value="3098">
            <text:p>3098</text:p>
          </table:table-cell>
          <table:table-cell office:value-type="float" office:value="215384">
            <text:p>215384</text:p>
          </table:table-cell>
          <table:table-cell office:value-type="float" office:value="6654116">
            <text:p>6654116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7756">
            <text:p>27756</text:p>
          </table:table-cell>
          <table:table-cell office:value-type="float" office:value="8419192">
            <text:p>8419192</text:p>
          </table:table-cell>
          <table:table-cell office:value-type="float" office:value="15909594">
            <text:p>15909594</text:p>
          </table:table-cell>
          <table:table-cell office:value-type="float" office:value="2882">
            <text:p>2882</text:p>
          </table:table-cell>
          <table:table-cell office:value-type="float" office:value="171732">
            <text:p>171732</text:p>
          </table:table-cell>
          <table:table-cell office:value-type="float" office:value="4583200">
            <text:p>4583200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4618">
            <text:p>24618</text:p>
          </table:table-cell>
          <table:table-cell office:value-type="float" office:value="7788188">
            <text:p>7788188</text:p>
          </table:table-cell>
          <table:table-cell office:value-type="float" office:value="13763762">
            <text:p>13763762</text:p>
          </table:table-cell>
          <table:table-cell office:value-type="float" office:value="3496">
            <text:p>3496</text:p>
          </table:table-cell>
          <table:table-cell office:value-type="float" office:value="131882">
            <text:p>131882</text:p>
          </table:table-cell>
          <table:table-cell office:value-type="float" office:value="4779538">
            <text:p>4779538</text:p>
          </table:table-cell>
          <table:table-cell office:value-type="float" office:value="23024">
            <text:p>23024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718">
            <text:p>33718</text:p>
          </table:table-cell>
          <table:table-cell office:value-type="float" office:value="9574594">
            <text:p>9574594</text:p>
          </table:table-cell>
          <table:table-cell office:value-type="float" office:value="15727030">
            <text:p>15727030</text:p>
          </table:table-cell>
          <table:table-cell office:value-type="float" office:value="5784">
            <text:p>5784</text:p>
          </table:table-cell>
          <table:table-cell office:value-type="float" office:value="126476">
            <text:p>126476</text:p>
          </table:table-cell>
          <table:table-cell office:value-type="float" office:value="2576516">
            <text:p>2576516</text:p>
          </table:table-cell>
          <table:table-cell office:value-type="float" office:value="20984">
            <text:p>2098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1718">
            <text:p>21718</text:p>
          </table:table-cell>
          <table:table-cell office:value-type="float" office:value="6790162">
            <text:p>6790162</text:p>
          </table:table-cell>
          <table:table-cell office:value-type="float" office:value="10806616">
            <text:p>10806616</text:p>
          </table:table-cell>
          <table:table-cell office:value-type="float" office:value="6990">
            <text:p>6990</text:p>
          </table:table-cell>
          <table:table-cell office:value-type="float" office:value="93406">
            <text:p>93406</text:p>
          </table:table-cell>
          <table:table-cell office:value-type="float" office:value="2255350">
            <text:p>2255350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0012">
            <text:p>20012</text:p>
          </table:table-cell>
          <table:table-cell office:value-type="float" office:value="6575100">
            <text:p>6575100</text:p>
          </table:table-cell>
          <table:table-cell office:value-type="float" office:value="12108744">
            <text:p>12108744</text:p>
          </table:table-cell>
          <table:table-cell office:value-type="float" office:value="4756">
            <text:p>4756</text:p>
          </table:table-cell>
          <table:table-cell office:value-type="float" office:value="88688">
            <text:p>88688</text:p>
          </table:table-cell>
          <table:table-cell office:value-type="float" office:value="1211836">
            <text:p>1211836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0478">
            <text:p>20478</text:p>
          </table:table-cell>
          <table:table-cell office:value-type="float" office:value="6088902">
            <text:p>6088902</text:p>
          </table:table-cell>
          <table:table-cell office:value-type="float" office:value="12564258">
            <text:p>12564258</text:p>
          </table:table-cell>
          <table:table-cell office:value-type="float" office:value="1924">
            <text:p>1924</text:p>
          </table:table-cell>
          <table:table-cell office:value-type="float" office:value="80680">
            <text:p>80680</text:p>
          </table:table-cell>
          <table:table-cell office:value-type="float" office:value="594990">
            <text:p>594990</text:p>
          </table:table-cell>
          <table:table-cell office:value-type="float" office:value="27484">
            <text:p>27484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8"/>
          <table:table-cell>
            <draw:frame table:end-cell-address="Sheet6.S160" table:end-x="0.0114in" table:end-y="0.1713in" draw:z-index="7" draw:style-name="gr1" svg:width="8.0409in" svg:height="3.6016in" svg:x="0.8606in" svg:y="0.1335in">
              <draw:object draw:notify-on-update-of-ranges="Sheet6.T142:Sheet6.T153 Sheet6.U141:Sheet6.U141 Sheet6.U142:Sheet6.U153 Sheet6.V141:Sheet6.V141 Sheet6.V142:Sheet6.V153 Sheet6.W141:Sheet6.W141 Sheet6.W142:Sheet6.W153 Sheet6.X141:Sheet6.X141 Sheet6.X142:Sheet6.X153 Sheet6.Y141:Sheet6.Y141 Sheet6.Y142:Sheet6.Y153 Sheet6.Z141:Sheet6.Z141 Sheet6.Z142:Sheet6.Z153 Sheet6.AA141:Sheet6.AA141 Sheet6.AA142:Sheet6.AA15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8"/>
        </table:table-row>
        <table:table-row table:style-name="ro2">
          <table:table-cell table:number-columns-repeated="19"/>
          <table:table-cell office:value-type="string">
            <text:p>nrd</text:p>
          </table:table-cell>
          <table:table-cell office:value-type="string">
            <text:p>Mutex wps</text:p>
          </table:table-cell>
          <table:table-cell office:value-type="string">
            <text:p>CriticalSection wps</text:p>
          </table:table-cell>
          <table:table-cell office:value-type="string">
            <text:p>SlimReadWriteLock wps</text:p>
          </table:table-cell>
          <table:table-cell office:value-type="string">
            <text:p>UltraSpinReadWriteMutex wps</text:p>
          </table:table-cell>
          <table:table-cell office:value-type="string">
            <text:p>UltraFastReadWriteMutex wps</text:p>
          </table:table-cell>
          <table:table-cell office:value-type="string">
            <text:p>UltraLightReadWriteMutex wps</text:p>
          </table:table-cell>
          <table:table-cell office:value-type="string">
            <text:p>FairReadWriteMutex wps</text:p>
          </table:table-cell>
        </table:table-row>
        <table:table-row table:style-name="ro1">
          <table:table-cell table:number-columns-repeated="19"/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5138">
            <text:p>5138</text:p>
          </table:table-cell>
          <table:table-cell office:value-type="float" office:value="1645232">
            <text:p>1645232</text:p>
          </table:table-cell>
          <table:table-cell office:value-type="float" office:value="1377630">
            <text:p>1377630</text:p>
          </table:table-cell>
          <table:table-cell office:value-type="float" office:value="584284">
            <text:p>584284</text:p>
          </table:table-cell>
          <table:table-cell office:value-type="float" office:value="10249230">
            <text:p>10249230</text:p>
          </table:table-cell>
          <table:table-cell office:value-type="float" office:value="3651798">
            <text:p>3651798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9508">
            <text:p>9508</text:p>
          </table:table-cell>
          <table:table-cell office:value-type="float" office:value="3082888">
            <text:p>3082888</text:p>
          </table:table-cell>
          <table:table-cell office:value-type="float" office:value="1424070">
            <text:p>1424070</text:p>
          </table:table-cell>
          <table:table-cell office:value-type="float" office:value="1725732">
            <text:p>1725732</text:p>
          </table:table-cell>
          <table:table-cell office:value-type="float" office:value="40026470">
            <text:p>40026470</text:p>
          </table:table-cell>
          <table:table-cell office:value-type="float" office:value="9197136">
            <text:p>9197136</text:p>
          </table:table-cell>
          <table:table-cell office:value-type="float" office:value="12332">
            <text:p>12332</text:p>
          </table:table-cell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14382">
            <text:p>14382</text:p>
          </table:table-cell>
          <table:table-cell office:value-type="float" office:value="3922782">
            <text:p>3922782</text:p>
          </table:table-cell>
          <table:table-cell office:value-type="float" office:value="2996716">
            <text:p>2996716</text:p>
          </table:table-cell>
          <table:table-cell office:value-type="float" office:value="1681588">
            <text:p>1681588</text:p>
          </table:table-cell>
          <table:table-cell office:value-type="float" office:value="57828916">
            <text:p>57828916</text:p>
          </table:table-cell>
          <table:table-cell office:value-type="float" office:value="15596226">
            <text:p>15596226</text:p>
          </table:table-cell>
          <table:table-cell office:value-type="float" office:value="15498">
            <text:p>15498</text:p>
          </table:table-cell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15788">
            <text:p>15788</text:p>
          </table:table-cell>
          <table:table-cell office:value-type="float" office:value="6217374">
            <text:p>6217374</text:p>
          </table:table-cell>
          <table:table-cell office:value-type="float" office:value="3856836">
            <text:p>3856836</text:p>
          </table:table-cell>
          <table:table-cell office:value-type="float" office:value="2156862">
            <text:p>2156862</text:p>
          </table:table-cell>
          <table:table-cell office:value-type="float" office:value="80012604">
            <text:p>80012604</text:p>
          </table:table-cell>
          <table:table-cell office:value-type="float" office:value="180319080">
            <text:p>180319080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office:value-type="float" office:value="17462">
            <text:p>17462</text:p>
          </table:table-cell>
          <table:table-cell office:value-type="float" office:value="5718400">
            <text:p>5718400</text:p>
          </table:table-cell>
          <table:table-cell office:value-type="float" office:value="5585742">
            <text:p>5585742</text:p>
          </table:table-cell>
          <table:table-cell office:value-type="float" office:value="4821686">
            <text:p>4821686</text:p>
          </table:table-cell>
          <table:table-cell office:value-type="float" office:value="92162702">
            <text:p>92162702</text:p>
          </table:table-cell>
          <table:table-cell office:value-type="float" office:value="167828406">
            <text:p>167828406</text:p>
          </table:table-cell>
          <table:table-cell office:value-type="float" office:value="19806">
            <text:p>19806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20766">
            <text:p>20766</text:p>
          </table:table-cell>
          <table:table-cell office:value-type="float" office:value="6370084">
            <text:p>6370084</text:p>
          </table:table-cell>
          <table:table-cell office:value-type="float" office:value="7497078">
            <text:p>7497078</text:p>
          </table:table-cell>
          <table:table-cell office:value-type="float" office:value="24358676">
            <text:p>24358676</text:p>
          </table:table-cell>
          <table:table-cell office:value-type="float" office:value="152106598">
            <text:p>152106598</text:p>
          </table:table-cell>
          <table:table-cell office:value-type="float" office:value="204611010">
            <text:p>204611010</text:p>
          </table:table-cell>
          <table:table-cell office:value-type="float" office:value="16730">
            <text:p>1673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21536">
            <text:p>21536</text:p>
          </table:table-cell>
          <table:table-cell office:value-type="float" office:value="6801924">
            <text:p>6801924</text:p>
          </table:table-cell>
          <table:table-cell office:value-type="float" office:value="9103800">
            <text:p>9103800</text:p>
          </table:table-cell>
          <table:table-cell office:value-type="float" office:value="46530022">
            <text:p>46530022</text:p>
          </table:table-cell>
          <table:table-cell office:value-type="float" office:value="197086000">
            <text:p>197086000</text:p>
          </table:table-cell>
          <table:table-cell office:value-type="float" office:value="189996010">
            <text:p>189996010</text:p>
          </table:table-cell>
          <table:table-cell office:value-type="float" office:value="20122">
            <text:p>2012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33660">
            <text:p>33660</text:p>
          </table:table-cell>
          <table:table-cell office:value-type="float" office:value="9373818">
            <text:p>9373818</text:p>
          </table:table-cell>
          <table:table-cell office:value-type="float" office:value="9233528">
            <text:p>9233528</text:p>
          </table:table-cell>
          <table:table-cell office:value-type="float" office:value="1356982">
            <text:p>1356982</text:p>
          </table:table-cell>
          <table:table-cell office:value-type="float" office:value="250523072">
            <text:p>250523072</text:p>
          </table:table-cell>
          <table:table-cell office:value-type="float" office:value="326593410">
            <text:p>326593410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24424">
            <text:p>24424</text:p>
          </table:table-cell>
          <table:table-cell office:value-type="float" office:value="7719294">
            <text:p>7719294</text:p>
          </table:table-cell>
          <table:table-cell office:value-type="float" office:value="11482084">
            <text:p>11482084</text:p>
          </table:table-cell>
          <table:table-cell office:value-type="float" office:value="1905914">
            <text:p>1905914</text:p>
          </table:table-cell>
          <table:table-cell office:value-type="float" office:value="363524960">
            <text:p>363524960</text:p>
          </table:table-cell>
          <table:table-cell office:value-type="float" office:value="369483410">
            <text:p>369483410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25014">
            <text:p>25014</text:p>
          </table:table-cell>
          <table:table-cell office:value-type="float" office:value="8119342">
            <text:p>8119342</text:p>
          </table:table-cell>
          <table:table-cell office:value-type="float" office:value="10125656">
            <text:p>10125656</text:p>
          </table:table-cell>
          <table:table-cell office:value-type="float" office:value="27407562">
            <text:p>27407562</text:p>
          </table:table-cell>
          <table:table-cell office:value-type="float" office:value="378478016">
            <text:p>378478016</text:p>
          </table:table-cell>
          <table:table-cell office:value-type="float" office:value="487650042">
            <text:p>487650042</text:p>
          </table:table-cell>
          <table:table-cell office:value-type="float" office:value="28286">
            <text:p>28286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28146">
            <text:p>28146</text:p>
          </table:table-cell>
          <table:table-cell office:value-type="float" office:value="8577762">
            <text:p>8577762</text:p>
          </table:table-cell>
          <table:table-cell office:value-type="float" office:value="10648022">
            <text:p>10648022</text:p>
          </table:table-cell>
          <table:table-cell office:value-type="float" office:value="111334242">
            <text:p>111334242</text:p>
          </table:table-cell>
          <table:table-cell office:value-type="float" office:value="398159700">
            <text:p>398159700</text:p>
          </table:table-cell>
          <table:table-cell office:value-type="float" office:value="627065658">
            <text:p>627065658</text:p>
          </table:table-cell>
          <table:table-cell office:value-type="float" office:value="37776">
            <text:p>377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00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00:18:40.35</meta:creation-date>
    <dc:date>2012-02-05T00:38:07.46</dc:date>
    <meta:editing-duration>PT36H12M35S</meta:editing-duration>
    <meta:editing-cycles>75</meta:editing-cycles>
    <meta:generator>OpenOffice.org/3.2$Win32 OpenOffice.org_project/320m12$Build-9483</meta:generator>
    <meta:document-statistic meta:table-count="6" meta:cell-count="966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1cm" svg:height="6.988cm" xlink:href=".." chart:class="chart:line" chart:style-name="ch1">
        <chart:legend chart:legend-position="end" svg:x="7.871cm" svg:y="2.973cm" chart:style-name="ch2"/>
        <chart:plot-area chart:style-name="ch3" table:cell-range-address="Sheet1.G1:Sheet1.H9" chart:data-source-has-labels="row" svg:x="0.205cm" svg:y="0.139cm" svg:width="7.462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" chart:label-cell-address="Sheet1.G1:Sheet1.G1" chart:class="chart:line">
            <chart:data-point chart:repeated="8"/>
          </chart:series>
          <chart:series chart:style-name="ch7" chart:values-cell-range-address="Sheet1.H2:Sheet1.H9" chart:label-cell-address="Sheet1.H1:Sheet1.H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1:Sheet1.G1">UltraSpin #3</text:p>
              </table:table-cell>
              <table:table-cell office:value-type="string">
                <text:p text:id="Sheet1.H1:Sheet1.H1">UltraFast #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477633">
                <text:p text:id="Sheet1.G2:Sheet1.G9">89477633</text:p>
              </table:table-cell>
              <table:table-cell office:value-type="float" office:value="79115071">
                <text:p text:id="Sheet1.H2:Sheet1.H9">791150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975649">
                <text:p>145975649</text:p>
              </table:table-cell>
              <table:table-cell office:value-type="float" office:value="128030182">
                <text:p>128030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929288">
                <text:p>126929288</text:p>
              </table:table-cell>
              <table:table-cell office:value-type="float" office:value="48375146">
                <text:p>48375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365120">
                <text:p>182365120</text:p>
              </table:table-cell>
              <table:table-cell office:value-type="float" office:value="167548784">
                <text:p>167548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207969">
                <text:p>211207969</text:p>
              </table:table-cell>
              <table:table-cell office:value-type="float" office:value="110473018">
                <text:p>110473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183972">
                <text:p>243183972</text:p>
              </table:table-cell>
              <table:table-cell office:value-type="float" office:value="167635665">
                <text:p>16763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01246">
                <text:p>255801246</text:p>
              </table:table-cell>
              <table:table-cell office:value-type="float" office:value="184770190">
                <text:p>184770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942543">
                <text:p>245942543</text:p>
              </table:table-cell>
              <table:table-cell office:value-type="float" office:value="147667164">
                <text:p>147667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69cm" svg:height="9.151cm" xlink:href=".." chart:class="chart:line" chart:style-name="ch1">
        <chart:title svg:x="7.922cm" svg:y="0.184cm" chart:style-name="ch2">
          <text:p>Writes/sec, #Writers=2</text:p>
        </chart:title>
        <chart:legend chart:legend-position="end" svg:x="15.37cm" svg:y="2.986cm" chart:style-name="ch3"/>
        <chart:plot-area chart:style-name="ch4" table:cell-range-address="Sheet6.T75:Sheet6.AA87" chart:data-source-has-labels="both" svg:x="0.613cm" svg:y="0.87cm" svg:width="14.351cm" svg:height="7.933cm">
          <chart:axis chart:dimension="x" chart:name="primary-x" chart:style-name="ch5">
            <chart:title svg:x="6.738cm" svg:y="8.388cm" chart:style-name="ch6">
              <text:p>number of readers</text:p>
            </chart:title>
            <chart:categories table:cell-range-address="Sheet6.T76:Sheet6.T87"/>
          </chart:axis>
          <chart:axis chart:dimension="y" chart:name="primary-y" chart:style-name="ch7">
            <chart:title svg:x="0.408cm" svg:y="5.80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76:Sheet6.U87" chart:label-cell-address="Sheet6.U75:Sheet6.U75" chart:class="chart:line">
            <chart:data-point chart:repeated="12"/>
          </chart:series>
          <chart:series chart:style-name="ch11" chart:values-cell-range-address="Sheet6.V76:Sheet6.V87" chart:label-cell-address="Sheet6.V75:Sheet6.V75" chart:class="chart:line">
            <chart:data-point chart:repeated="12"/>
          </chart:series>
          <chart:series chart:style-name="ch12" chart:values-cell-range-address="Sheet6.W76:Sheet6.W87" chart:label-cell-address="Sheet6.W75:Sheet6.W75" chart:class="chart:line">
            <chart:data-point chart:repeated="12"/>
          </chart:series>
          <chart:series chart:style-name="ch13" chart:values-cell-range-address="Sheet6.X76:Sheet6.X87" chart:label-cell-address="Sheet6.X75:Sheet6.X75" chart:class="chart:line">
            <chart:data-point chart:repeated="12"/>
          </chart:series>
          <chart:series chart:style-name="ch14" chart:values-cell-range-address="Sheet6.Y76:Sheet6.Y87" chart:label-cell-address="Sheet6.Y75:Sheet6.Y75" chart:class="chart:line">
            <chart:data-point chart:repeated="12"/>
          </chart:series>
          <chart:series chart:style-name="ch15" chart:values-cell-range-address="Sheet6.Z76:Sheet6.Z87" chart:label-cell-address="Sheet6.Z75:Sheet6.Z75" chart:class="chart:line">
            <chart:data-point chart:repeated="12"/>
          </chart:series>
          <chart:series chart:style-name="ch16" chart:values-cell-range-address="Sheet6.AA76:Sheet6.AA87" chart:label-cell-address="Sheet6.AA75:Sheet6.AA7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75:Sheet6.U75">Mutex wps</text:p>
              </table:table-cell>
              <table:table-cell office:value-type="string">
                <text:p text:id="Sheet6.V75:Sheet6.V75">CriticalSection wps</text:p>
              </table:table-cell>
              <table:table-cell office:value-type="string">
                <text:p text:id="Sheet6.W75:Sheet6.W75">SlimReadWriteLock wps</text:p>
              </table:table-cell>
              <table:table-cell office:value-type="string">
                <text:p text:id="Sheet6.X75:Sheet6.X75">UltraSpinReadWriteMutex wps</text:p>
              </table:table-cell>
              <table:table-cell office:value-type="string">
                <text:p text:id="Sheet6.Y75:Sheet6.Y75">UltraFastReadWriteMutex wps</text:p>
              </table:table-cell>
              <table:table-cell office:value-type="string">
                <text:p text:id="Sheet6.Z75:Sheet6.Z75">UltraLightReadWriteMutex wps</text:p>
              </table:table-cell>
              <table:table-cell office:value-type="string">
                <text:p text:id="Sheet6.AA75:Sheet6.AA7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76:Sheet6.T87">0</text:p>
              </table:table-cell>
              <table:table-cell office:value-type="float" office:value="103926">
                <text:p text:id="Sheet6.U76:Sheet6.U87">103926</text:p>
              </table:table-cell>
              <table:table-cell office:value-type="float" office:value="19593680">
                <text:p text:id="Sheet6.V76:Sheet6.V87">19593680</text:p>
              </table:table-cell>
              <table:table-cell office:value-type="float" office:value="31090894">
                <text:p text:id="Sheet6.W76:Sheet6.W87">31090894</text:p>
              </table:table-cell>
              <table:table-cell office:value-type="float" office:value="990236">
                <text:p text:id="Sheet6.X76:Sheet6.X87">990236</text:p>
              </table:table-cell>
              <table:table-cell office:value-type="float" office:value="1265582">
                <text:p text:id="Sheet6.Y76:Sheet6.Y87">1265582</text:p>
              </table:table-cell>
              <table:table-cell office:value-type="float" office:value="20353874">
                <text:p text:id="Sheet6.Z76:Sheet6.Z87">20353874</text:p>
              </table:table-cell>
              <table:table-cell office:value-type="float" office:value="123514">
                <text:p text:id="Sheet6.AA76:Sheet6.AA87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620">
                <text:p>70620</text:p>
              </table:table-cell>
              <table:table-cell office:value-type="float" office:value="11002872">
                <text:p>11002872</text:p>
              </table:table-cell>
              <table:table-cell office:value-type="float" office:value="17833400">
                <text:p>17833400</text:p>
              </table:table-cell>
              <table:table-cell office:value-type="float" office:value="16382">
                <text:p>16382</text:p>
              </table:table-cell>
              <table:table-cell office:value-type="float" office:value="1037546">
                <text:p>1037546</text:p>
              </table:table-cell>
              <table:table-cell office:value-type="float" office:value="9975628">
                <text:p>9975628</text:p>
              </table:table-cell>
              <table:table-cell office:value-type="float" office:value="58230">
                <text:p>58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644">
                <text:p>37644</text:p>
              </table:table-cell>
              <table:table-cell office:value-type="float" office:value="7274748">
                <text:p>7274748</text:p>
              </table:table-cell>
              <table:table-cell office:value-type="float" office:value="7114264">
                <text:p>7114264</text:p>
              </table:table-cell>
              <table:table-cell office:value-type="float" office:value="7748">
                <text:p>7748</text:p>
              </table:table-cell>
              <table:table-cell office:value-type="float" office:value="481048">
                <text:p>481048</text:p>
              </table:table-cell>
              <table:table-cell office:value-type="float" office:value="8462796">
                <text:p>8462796</text:p>
              </table:table-cell>
              <table:table-cell office:value-type="float" office:value="34258">
                <text:p>34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42">
                <text:p>17342</text:p>
              </table:table-cell>
              <table:table-cell office:value-type="float" office:value="5931904">
                <text:p>5931904</text:p>
              </table:table-cell>
              <table:table-cell office:value-type="float" office:value="7605992">
                <text:p>7605992</text:p>
              </table:table-cell>
              <table:table-cell office:value-type="float" office:value="5090">
                <text:p>5090</text:p>
              </table:table-cell>
              <table:table-cell office:value-type="float" office:value="339754">
                <text:p>339754</text:p>
              </table:table-cell>
              <table:table-cell office:value-type="float" office:value="6898994">
                <text:p>6898994</text:p>
              </table:table-cell>
              <table:table-cell office:value-type="float" office:value="20908">
                <text:p>2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76">
                <text:p>16276</text:p>
              </table:table-cell>
              <table:table-cell office:value-type="float" office:value="4755738">
                <text:p>4755738</text:p>
              </table:table-cell>
              <table:table-cell office:value-type="float" office:value="8010116">
                <text:p>8010116</text:p>
              </table:table-cell>
              <table:table-cell office:value-type="float" office:value="3560">
                <text:p>3560</text:p>
              </table:table-cell>
              <table:table-cell office:value-type="float" office:value="305588">
                <text:p>305588</text:p>
              </table:table-cell>
              <table:table-cell office:value-type="float" office:value="4774754">
                <text:p>477475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04">
                <text:p>22204</text:p>
              </table:table-cell>
              <table:table-cell office:value-type="float" office:value="3996456">
                <text:p>3996456</text:p>
              </table:table-cell>
              <table:table-cell office:value-type="float" office:value="5925882">
                <text:p>5925882</text:p>
              </table:table-cell>
              <table:table-cell office:value-type="float" office:value="4544">
                <text:p>4544</text:p>
              </table:table-cell>
              <table:table-cell office:value-type="float" office:value="200564">
                <text:p>200564</text:p>
              </table:table-cell>
              <table:table-cell office:value-type="float" office:value="4152594">
                <text:p>4152594</text:p>
              </table:table-cell>
              <table:table-cell office:value-type="float" office:value="22678">
                <text:p>2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96">
                <text:p>11496</text:p>
              </table:table-cell>
              <table:table-cell office:value-type="float" office:value="3520186">
                <text:p>3520186</text:p>
              </table:table-cell>
              <table:table-cell office:value-type="float" office:value="2029726">
                <text:p>2029726</text:p>
              </table:table-cell>
              <table:table-cell office:value-type="float" office:value="3706">
                <text:p>3706</text:p>
              </table:table-cell>
              <table:table-cell office:value-type="float" office:value="166932">
                <text:p>166932</text:p>
              </table:table-cell>
              <table:table-cell office:value-type="float" office:value="3090728">
                <text:p>3090728</text:p>
              </table:table-cell>
              <table:table-cell office:value-type="float" office:value="18454">
                <text:p>18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94">
                <text:p>10794</text:p>
              </table:table-cell>
              <table:table-cell office:value-type="float" office:value="3300730">
                <text:p>3300730</text:p>
              </table:table-cell>
              <table:table-cell office:value-type="float" office:value="2161374">
                <text:p>2161374</text:p>
              </table:table-cell>
              <table:table-cell office:value-type="float" office:value="4702">
                <text:p>4702</text:p>
              </table:table-cell>
              <table:table-cell office:value-type="float" office:value="136048">
                <text:p>136048</text:p>
              </table:table-cell>
              <table:table-cell office:value-type="float" office:value="3535882">
                <text:p>3535882</text:p>
              </table:table-cell>
              <table:table-cell office:value-type="float" office:value="16744">
                <text:p>1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20">
                <text:p>8920</text:p>
              </table:table-cell>
              <table:table-cell office:value-type="float" office:value="3010608">
                <text:p>3010608</text:p>
              </table:table-cell>
              <table:table-cell office:value-type="float" office:value="870720">
                <text:p>870720</text:p>
              </table:table-cell>
              <table:table-cell office:value-type="float" office:value="4108">
                <text:p>4108</text:p>
              </table:table-cell>
              <table:table-cell office:value-type="float" office:value="120856">
                <text:p>120856</text:p>
              </table:table-cell>
              <table:table-cell office:value-type="float" office:value="43116">
                <text:p>43116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8">
                <text:p>8618</text:p>
              </table:table-cell>
              <table:table-cell office:value-type="float" office:value="2679540">
                <text:p>2679540</text:p>
              </table:table-cell>
              <table:table-cell office:value-type="float" office:value="1155440">
                <text:p>1155440</text:p>
              </table:table-cell>
              <table:table-cell office:value-type="float" office:value="2790">
                <text:p>2790</text:p>
              </table:table-cell>
              <table:table-cell office:value-type="float" office:value="89380">
                <text:p>89380</text:p>
              </table:table-cell>
              <table:table-cell office:value-type="float" office:value="14424">
                <text:p>14424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0">
                <text:p>7650</text:p>
              </table:table-cell>
              <table:table-cell office:value-type="float" office:value="2551998">
                <text:p>2551998</text:p>
              </table:table-cell>
              <table:table-cell office:value-type="float" office:value="1920278">
                <text:p>1920278</text:p>
              </table:table-cell>
              <table:table-cell office:value-type="float" office:value="3990">
                <text:p>3990</text:p>
              </table:table-cell>
              <table:table-cell office:value-type="float" office:value="78106">
                <text:p>78106</text:p>
              </table:table-cell>
              <table:table-cell office:value-type="float" office:value="16816">
                <text:p>16816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0">
                <text:p>7300</text:p>
              </table:table-cell>
              <table:table-cell office:value-type="float" office:value="2260764">
                <text:p>2260764</text:p>
              </table:table-cell>
              <table:table-cell office:value-type="float" office:value="1293200">
                <text:p>1293200</text:p>
              </table:table-cell>
              <table:table-cell office:value-type="float" office:value="3286">
                <text:p>3286</text:p>
              </table:table-cell>
              <table:table-cell office:value-type="float" office:value="67884">
                <text:p>67884</text:p>
              </table:table-cell>
              <table:table-cell office:value-type="float" office:value="5466">
                <text:p>5466</text:p>
              </table:table-cell>
              <table:table-cell office:value-type="float" office:value="10188">
                <text:p>101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41cm" svg:height="9.041cm" xlink:href=".." chart:class="chart:line" chart:style-name="ch1">
        <chart:title svg:x="7.339cm" svg:y="0.181cm" chart:style-name="ch2">
          <text:p>Total access/sec, #Writers=8</text:p>
        </chart:title>
        <chart:legend chart:legend-position="end" svg:x="15.343cm" svg:y="2.931cm" chart:style-name="ch3"/>
        <chart:plot-area chart:style-name="ch4" table:cell-range-address="Sheet6.T96:Sheet6.AA108" chart:data-source-has-labels="both" svg:x="0.611cm" svg:y="0.864cm" svg:width="14.327cm" svg:height="7.838cm">
          <chart:axis chart:dimension="x" chart:name="primary-x" chart:style-name="ch5">
            <chart:title svg:x="6.724cm" svg:y="8.284cm" chart:style-name="ch6">
              <text:p>number of readers</text:p>
            </chart:title>
            <chart:categories table:cell-range-address="Sheet6.T97:Sheet6.T108"/>
          </chart:axis>
          <chart:axis chart:dimension="y" chart:name="primary-y" chart:style-name="ch7">
            <chart:title svg:x="0.407cm" svg:y="6.322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97:Sheet6.U108" chart:label-cell-address="Sheet6.U96:Sheet6.U96" chart:class="chart:line">
            <chart:data-point chart:repeated="12"/>
          </chart:series>
          <chart:series chart:style-name="ch11" chart:values-cell-range-address="Sheet6.V97:Sheet6.V108" chart:label-cell-address="Sheet6.V96:Sheet6.V96" chart:class="chart:line">
            <chart:data-point chart:repeated="12"/>
          </chart:series>
          <chart:series chart:style-name="ch12" chart:values-cell-range-address="Sheet6.W97:Sheet6.W108" chart:label-cell-address="Sheet6.W96:Sheet6.W96" chart:class="chart:line">
            <chart:data-point chart:repeated="12"/>
          </chart:series>
          <chart:series chart:style-name="ch13" chart:values-cell-range-address="Sheet6.X97:Sheet6.X108" chart:label-cell-address="Sheet6.X96:Sheet6.X96" chart:class="chart:line">
            <chart:data-point chart:repeated="12"/>
          </chart:series>
          <chart:series chart:style-name="ch14" chart:values-cell-range-address="Sheet6.Y97:Sheet6.Y108" chart:label-cell-address="Sheet6.Y96:Sheet6.Y96" chart:class="chart:line">
            <chart:data-point chart:repeated="12"/>
          </chart:series>
          <chart:series chart:style-name="ch15" chart:values-cell-range-address="Sheet6.Z97:Sheet6.Z108" chart:label-cell-address="Sheet6.Z96:Sheet6.Z96" chart:class="chart:line">
            <chart:data-point chart:repeated="12"/>
          </chart:series>
          <chart:series chart:style-name="ch16" chart:values-cell-range-address="Sheet6.AA97:Sheet6.AA108" chart:label-cell-address="Sheet6.AA96:Sheet6.AA96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96:Sheet6.U96">Mutex wps</text:p>
              </table:table-cell>
              <table:table-cell office:value-type="string">
                <text:p text:id="Sheet6.V96:Sheet6.V96">CriticalSection wps</text:p>
              </table:table-cell>
              <table:table-cell office:value-type="string">
                <text:p text:id="Sheet6.W96:Sheet6.W96">SlimReadWriteLock wps</text:p>
              </table:table-cell>
              <table:table-cell office:value-type="string">
                <text:p text:id="Sheet6.X96:Sheet6.X96">UltraSpinReadWriteMutex wps</text:p>
              </table:table-cell>
              <table:table-cell office:value-type="string">
                <text:p text:id="Sheet6.Y96:Sheet6.Y96">UltraFastReadWriteMutex wps</text:p>
              </table:table-cell>
              <table:table-cell office:value-type="string">
                <text:p text:id="Sheet6.Z96:Sheet6.Z96">UltraLightReadWriteMutex wps</text:p>
              </table:table-cell>
              <table:table-cell office:value-type="string">
                <text:p text:id="Sheet6.AA96:Sheet6.AA96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97:Sheet6.T108">0</text:p>
              </table:table-cell>
              <table:table-cell office:value-type="float" office:value="47756">
                <text:p text:id="Sheet6.U97:Sheet6.U108">47756</text:p>
              </table:table-cell>
              <table:table-cell office:value-type="float" office:value="14678956">
                <text:p text:id="Sheet6.V97:Sheet6.V108">14678956</text:p>
              </table:table-cell>
              <table:table-cell office:value-type="float" office:value="22296604">
                <text:p text:id="Sheet6.W97:Sheet6.W108">22296604</text:p>
              </table:table-cell>
              <table:table-cell office:value-type="float" office:value="1400452">
                <text:p text:id="Sheet6.X97:Sheet6.X108">1400452</text:p>
              </table:table-cell>
              <table:table-cell office:value-type="float" office:value="1461820">
                <text:p text:id="Sheet6.Y97:Sheet6.Y108">1461820</text:p>
              </table:table-cell>
              <table:table-cell office:value-type="float" office:value="18177176">
                <text:p text:id="Sheet6.Z97:Sheet6.Z108">18177176</text:p>
              </table:table-cell>
              <table:table-cell office:value-type="float" office:value="56604">
                <text:p text:id="Sheet6.AA97:Sheet6.AA108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6282">
                <text:p>46282</text:p>
              </table:table-cell>
              <table:table-cell office:value-type="float" office:value="14654674">
                <text:p>14654674</text:p>
              </table:table-cell>
              <table:table-cell office:value-type="float" office:value="23064252">
                <text:p>23064252</text:p>
              </table:table-cell>
              <table:table-cell office:value-type="float" office:value="609050">
                <text:p>609050</text:p>
              </table:table-cell>
              <table:table-cell office:value-type="float" office:value="10987672">
                <text:p>10987672</text:p>
              </table:table-cell>
              <table:table-cell office:value-type="float" office:value="15512172">
                <text:p>15512172</text:p>
              </table:table-cell>
              <table:table-cell office:value-type="float" office:value="39874">
                <text:p>398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40">
                <text:p>47540</text:p>
              </table:table-cell>
              <table:table-cell office:value-type="float" office:value="15083708">
                <text:p>15083708</text:p>
              </table:table-cell>
              <table:table-cell office:value-type="float" office:value="24128304">
                <text:p>24128304</text:p>
              </table:table-cell>
              <table:table-cell office:value-type="float" office:value="1733524">
                <text:p>1733524</text:p>
              </table:table-cell>
              <table:table-cell office:value-type="float" office:value="40591106">
                <text:p>40591106</text:p>
              </table:table-cell>
              <table:table-cell office:value-type="float" office:value="21267188">
                <text:p>212671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68">
                <text:p>52768</text:p>
              </table:table-cell>
              <table:table-cell office:value-type="float" office:value="14529318">
                <text:p>14529318</text:p>
              </table:table-cell>
              <table:table-cell office:value-type="float" office:value="24185532">
                <text:p>24185532</text:p>
              </table:table-cell>
              <table:table-cell office:value-type="float" office:value="1689724">
                <text:p>1689724</text:p>
              </table:table-cell>
              <table:table-cell office:value-type="float" office:value="58149644">
                <text:p>58149644</text:p>
              </table:table-cell>
              <table:table-cell office:value-type="float" office:value="28398852">
                <text:p>28398852</text:p>
              </table:table-cell>
              <table:table-cell office:value-type="float" office:value="56832">
                <text:p>5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370">
                <text:p>47370</text:p>
              </table:table-cell>
              <table:table-cell office:value-type="float" office:value="18225702">
                <text:p>18225702</text:p>
              </table:table-cell>
              <table:table-cell office:value-type="float" office:value="24725118">
                <text:p>24725118</text:p>
              </table:table-cell>
              <table:table-cell office:value-type="float" office:value="2163110">
                <text:p>2163110</text:p>
              </table:table-cell>
              <table:table-cell office:value-type="float" office:value="80303744">
                <text:p>80303744</text:p>
              </table:table-cell>
              <table:table-cell office:value-type="float" office:value="187642918">
                <text:p>187642918</text:p>
              </table:table-cell>
              <table:table-cell office:value-type="float" office:value="81732">
                <text:p>81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406">
                <text:p>45406</text:p>
              </table:table-cell>
              <table:table-cell office:value-type="float" office:value="14582082">
                <text:p>14582082</text:p>
              </table:table-cell>
              <table:table-cell office:value-type="float" office:value="23797656">
                <text:p>23797656</text:p>
              </table:table-cell>
              <table:table-cell office:value-type="float" office:value="4824784">
                <text:p>4824784</text:p>
              </table:table-cell>
              <table:table-cell office:value-type="float" office:value="92378086">
                <text:p>92378086</text:p>
              </table:table-cell>
              <table:table-cell office:value-type="float" office:value="174482522">
                <text:p>174482522</text:p>
              </table:table-cell>
              <table:table-cell office:value-type="float" office:value="51500">
                <text:p>5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22">
                <text:p>48522</text:p>
              </table:table-cell>
              <table:table-cell office:value-type="float" office:value="14789276">
                <text:p>14789276</text:p>
              </table:table-cell>
              <table:table-cell office:value-type="float" office:value="23406672">
                <text:p>23406672</text:p>
              </table:table-cell>
              <table:table-cell office:value-type="float" office:value="24361558">
                <text:p>24361558</text:p>
              </table:table-cell>
              <table:table-cell office:value-type="float" office:value="152278330">
                <text:p>152278330</text:p>
              </table:table-cell>
              <table:table-cell office:value-type="float" office:value="209194210">
                <text:p>209194210</text:p>
              </table:table-cell>
              <table:table-cell office:value-type="float" office:value="39102">
                <text:p>39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54">
                <text:p>46154</text:p>
              </table:table-cell>
              <table:table-cell office:value-type="float" office:value="14590112">
                <text:p>14590112</text:p>
              </table:table-cell>
              <table:table-cell office:value-type="float" office:value="22867562">
                <text:p>22867562</text:p>
              </table:table-cell>
              <table:table-cell office:value-type="float" office:value="46533518">
                <text:p>46533518</text:p>
              </table:table-cell>
              <table:table-cell office:value-type="float" office:value="197217882">
                <text:p>197217882</text:p>
              </table:table-cell>
              <table:table-cell office:value-type="float" office:value="194775548">
                <text:p>194775548</text:p>
              </table:table-cell>
              <table:table-cell office:value-type="float" office:value="43146">
                <text:p>43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78">
                <text:p>67378</text:p>
              </table:table-cell>
              <table:table-cell office:value-type="float" office:value="18948412">
                <text:p>18948412</text:p>
              </table:table-cell>
              <table:table-cell office:value-type="float" office:value="24960558">
                <text:p>24960558</text:p>
              </table:table-cell>
              <table:table-cell office:value-type="float" office:value="1362766">
                <text:p>1362766</text:p>
              </table:table-cell>
              <table:table-cell office:value-type="float" office:value="250649548">
                <text:p>250649548</text:p>
              </table:table-cell>
              <table:table-cell office:value-type="float" office:value="329169926">
                <text:p>329169926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42">
                <text:p>46142</text:p>
              </table:table-cell>
              <table:table-cell office:value-type="float" office:value="14509456">
                <text:p>14509456</text:p>
              </table:table-cell>
              <table:table-cell office:value-type="float" office:value="22288700">
                <text:p>22288700</text:p>
              </table:table-cell>
              <table:table-cell office:value-type="float" office:value="1912904">
                <text:p>1912904</text:p>
              </table:table-cell>
              <table:table-cell office:value-type="float" office:value="363618366">
                <text:p>363618366</text:p>
              </table:table-cell>
              <table:table-cell office:value-type="float" office:value="371738760">
                <text:p>371738760</text:p>
              </table:table-cell>
              <table:table-cell office:value-type="float" office:value="39608">
                <text:p>39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26">
                <text:p>45026</text:p>
              </table:table-cell>
              <table:table-cell office:value-type="float" office:value="14694442">
                <text:p>14694442</text:p>
              </table:table-cell>
              <table:table-cell office:value-type="float" office:value="22234400">
                <text:p>22234400</text:p>
              </table:table-cell>
              <table:table-cell office:value-type="float" office:value="27412318">
                <text:p>27412318</text:p>
              </table:table-cell>
              <table:table-cell office:value-type="float" office:value="378566704">
                <text:p>378566704</text:p>
              </table:table-cell>
              <table:table-cell office:value-type="float" office:value="488861878">
                <text:p>488861878</text:p>
              </table:table-cell>
              <table:table-cell office:value-type="float" office:value="50928">
                <text:p>50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624">
                <text:p>48624</text:p>
              </table:table-cell>
              <table:table-cell office:value-type="float" office:value="14666664">
                <text:p>14666664</text:p>
              </table:table-cell>
              <table:table-cell office:value-type="float" office:value="23212280">
                <text:p>23212280</text:p>
              </table:table-cell>
              <table:table-cell office:value-type="float" office:value="111336166">
                <text:p>111336166</text:p>
              </table:table-cell>
              <table:table-cell office:value-type="float" office:value="398240380">
                <text:p>398240380</text:p>
              </table:table-cell>
              <table:table-cell office:value-type="float" office:value="627660648">
                <text:p>627660648</text:p>
              </table:table-cell>
              <table:table-cell office:value-type="float" office:value="65260">
                <text:p>652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56cm" svg:height="9.734cm" xlink:href=".." chart:class="chart:line" chart:style-name="ch1">
        <chart:title svg:x="7.866cm" svg:y="0.195cm" chart:style-name="ch2">
          <text:p>Writes/sec, #Writers=8</text:p>
        </chart:title>
        <chart:legend chart:legend-position="end" svg:x="15.259cm" svg:y="3.278cm" chart:style-name="ch3"/>
        <chart:plot-area chart:style-name="ch4" table:cell-range-address="Sheet6.T118:Sheet6.AA130" chart:data-source-has-labels="both" svg:x="0.609cm" svg:y="0.892cm" svg:width="14.246cm" svg:height="8.461cm">
          <chart:axis chart:dimension="x" chart:name="primary-x" chart:style-name="ch5">
            <chart:title svg:x="6.681cm" svg:y="8.949cm" chart:style-name="ch6">
              <text:p>number of readers</text:p>
            </chart:title>
            <chart:categories table:cell-range-address="Sheet6.T119:Sheet6.T130"/>
          </chart:axis>
          <chart:axis chart:dimension="y" chart:name="primary-y" chart:style-name="ch7">
            <chart:title svg:x="0.406cm" svg:y="6.093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119:Sheet6.U130" chart:label-cell-address="Sheet6.U118:Sheet6.U118" chart:class="chart:line">
            <chart:data-point chart:repeated="12"/>
          </chart:series>
          <chart:series chart:style-name="ch11" chart:values-cell-range-address="Sheet6.V119:Sheet6.V130" chart:label-cell-address="Sheet6.V118:Sheet6.V118" chart:class="chart:line">
            <chart:data-point chart:repeated="12"/>
          </chart:series>
          <chart:series chart:style-name="ch12" chart:values-cell-range-address="Sheet6.W119:Sheet6.W130" chart:label-cell-address="Sheet6.W118:Sheet6.W118" chart:class="chart:line">
            <chart:data-point chart:repeated="12"/>
          </chart:series>
          <chart:series chart:style-name="ch13" chart:values-cell-range-address="Sheet6.X119:Sheet6.X130" chart:label-cell-address="Sheet6.X118:Sheet6.X118" chart:class="chart:line">
            <chart:data-point chart:repeated="12"/>
          </chart:series>
          <chart:series chart:style-name="ch14" chart:values-cell-range-address="Sheet6.Y119:Sheet6.Y130" chart:label-cell-address="Sheet6.Y118:Sheet6.Y118" chart:class="chart:line">
            <chart:data-point chart:repeated="12"/>
          </chart:series>
          <chart:series chart:style-name="ch15" chart:values-cell-range-address="Sheet6.Z119:Sheet6.Z130" chart:label-cell-address="Sheet6.Z118:Sheet6.Z118" chart:class="chart:line">
            <chart:data-point chart:repeated="12"/>
          </chart:series>
          <chart:series chart:style-name="ch16" chart:values-cell-range-address="Sheet6.AA119:Sheet6.AA130" chart:label-cell-address="Sheet6.AA118:Sheet6.AA118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18:Sheet6.U118">Mutex wps</text:p>
              </table:table-cell>
              <table:table-cell office:value-type="string">
                <text:p text:id="Sheet6.V118:Sheet6.V118">CriticalSection wps</text:p>
              </table:table-cell>
              <table:table-cell office:value-type="string">
                <text:p text:id="Sheet6.W118:Sheet6.W118">SlimReadWriteLock wps</text:p>
              </table:table-cell>
              <table:table-cell office:value-type="string">
                <text:p text:id="Sheet6.X118:Sheet6.X118">UltraSpinReadWriteMutex wps</text:p>
              </table:table-cell>
              <table:table-cell office:value-type="string">
                <text:p text:id="Sheet6.Y118:Sheet6.Y118">UltraFastReadWriteMutex wps</text:p>
              </table:table-cell>
              <table:table-cell office:value-type="string">
                <text:p text:id="Sheet6.Z118:Sheet6.Z118">UltraLightReadWriteMutex wps</text:p>
              </table:table-cell>
              <table:table-cell office:value-type="string">
                <text:p text:id="Sheet6.AA118:Sheet6.AA118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19:Sheet6.T130">0</text:p>
              </table:table-cell>
              <table:table-cell office:value-type="float" office:value="47756">
                <text:p text:id="Sheet6.U119:Sheet6.U130">47756</text:p>
              </table:table-cell>
              <table:table-cell office:value-type="float" office:value="14678956">
                <text:p text:id="Sheet6.V119:Sheet6.V130">14678956</text:p>
              </table:table-cell>
              <table:table-cell office:value-type="float" office:value="22296604">
                <text:p text:id="Sheet6.W119:Sheet6.W130">22296604</text:p>
              </table:table-cell>
              <table:table-cell office:value-type="float" office:value="1400452">
                <text:p text:id="Sheet6.X119:Sheet6.X130">1400452</text:p>
              </table:table-cell>
              <table:table-cell office:value-type="float" office:value="1461820">
                <text:p text:id="Sheet6.Y119:Sheet6.Y130">1461820</text:p>
              </table:table-cell>
              <table:table-cell office:value-type="float" office:value="18177176">
                <text:p text:id="Sheet6.Z119:Sheet6.Z130">18177176</text:p>
              </table:table-cell>
              <table:table-cell office:value-type="float" office:value="56604">
                <text:p text:id="Sheet6.AA119:Sheet6.AA130">5660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1144">
                <text:p>41144</text:p>
              </table:table-cell>
              <table:table-cell office:value-type="float" office:value="13009442">
                <text:p>13009442</text:p>
              </table:table-cell>
              <table:table-cell office:value-type="float" office:value="21686622">
                <text:p>21686622</text:p>
              </table:table-cell>
              <table:table-cell office:value-type="float" office:value="24766">
                <text:p>24766</text:p>
              </table:table-cell>
              <table:table-cell office:value-type="float" office:value="738442">
                <text:p>738442</text:p>
              </table:table-cell>
              <table:table-cell office:value-type="float" office:value="11860374">
                <text:p>11860374</text:p>
              </table:table-cell>
              <table:table-cell office:value-type="float" office:value="35446">
                <text:p>354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32">
                <text:p>38032</text:p>
              </table:table-cell>
              <table:table-cell office:value-type="float" office:value="12000820">
                <text:p>12000820</text:p>
              </table:table-cell>
              <table:table-cell office:value-type="float" office:value="22704234">
                <text:p>22704234</text:p>
              </table:table-cell>
              <table:table-cell office:value-type="float" office:value="7792">
                <text:p>7792</text:p>
              </table:table-cell>
              <table:table-cell office:value-type="float" office:value="564636">
                <text:p>564636</text:p>
              </table:table-cell>
              <table:table-cell office:value-type="float" office:value="12070052">
                <text:p>12070052</text:p>
              </table:table-cell>
              <table:table-cell office:value-type="float" office:value="49346">
                <text:p>49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86">
                <text:p>38386</text:p>
              </table:table-cell>
              <table:table-cell office:value-type="float" office:value="10606536">
                <text:p>10606536</text:p>
              </table:table-cell>
              <table:table-cell office:value-type="float" office:value="21188816">
                <text:p>21188816</text:p>
              </table:table-cell>
              <table:table-cell office:value-type="float" office:value="8136">
                <text:p>8136</text:p>
              </table:table-cell>
              <table:table-cell office:value-type="float" office:value="320728">
                <text:p>320728</text:p>
              </table:table-cell>
              <table:table-cell office:value-type="float" office:value="12802626">
                <text:p>12802626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82">
                <text:p>31582</text:p>
              </table:table-cell>
              <table:table-cell office:value-type="float" office:value="12008328">
                <text:p>12008328</text:p>
              </table:table-cell>
              <table:table-cell office:value-type="float" office:value="20868282">
                <text:p>20868282</text:p>
              </table:table-cell>
              <table:table-cell office:value-type="float" office:value="6248">
                <text:p>6248</text:p>
              </table:table-cell>
              <table:table-cell office:value-type="float" office:value="291140">
                <text:p>291140</text:p>
              </table:table-cell>
              <table:table-cell office:value-type="float" office:value="7323838">
                <text:p>7323838</text:p>
              </table:table-cell>
              <table:table-cell office:value-type="float" office:value="54490">
                <text:p>54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944">
                <text:p>27944</text:p>
              </table:table-cell>
              <table:table-cell office:value-type="float" office:value="8863682">
                <text:p>8863682</text:p>
              </table:table-cell>
              <table:table-cell office:value-type="float" office:value="18211914">
                <text:p>18211914</text:p>
              </table:table-cell>
              <table:table-cell office:value-type="float" office:value="3098">
                <text:p>3098</text:p>
              </table:table-cell>
              <table:table-cell office:value-type="float" office:value="215384">
                <text:p>215384</text:p>
              </table:table-cell>
              <table:table-cell office:value-type="float" office:value="6654116">
                <text:p>6654116</text:p>
              </table:table-cell>
              <table:table-cell office:value-type="float" office:value="31694">
                <text:p>31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56">
                <text:p>27756</text:p>
              </table:table-cell>
              <table:table-cell office:value-type="float" office:value="8419192">
                <text:p>8419192</text:p>
              </table:table-cell>
              <table:table-cell office:value-type="float" office:value="15909594">
                <text:p>15909594</text:p>
              </table:table-cell>
              <table:table-cell office:value-type="float" office:value="2882">
                <text:p>2882</text:p>
              </table:table-cell>
              <table:table-cell office:value-type="float" office:value="171732">
                <text:p>171732</text:p>
              </table:table-cell>
              <table:table-cell office:value-type="float" office:value="4583200">
                <text:p>4583200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18">
                <text:p>24618</text:p>
              </table:table-cell>
              <table:table-cell office:value-type="float" office:value="7788188">
                <text:p>7788188</text:p>
              </table:table-cell>
              <table:table-cell office:value-type="float" office:value="13763762">
                <text:p>13763762</text:p>
              </table:table-cell>
              <table:table-cell office:value-type="float" office:value="3496">
                <text:p>3496</text:p>
              </table:table-cell>
              <table:table-cell office:value-type="float" office:value="131882">
                <text:p>131882</text:p>
              </table:table-cell>
              <table:table-cell office:value-type="float" office:value="4779538">
                <text:p>4779538</text:p>
              </table:table-cell>
              <table:table-cell office:value-type="float" office:value="23024">
                <text:p>2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18">
                <text:p>33718</text:p>
              </table:table-cell>
              <table:table-cell office:value-type="float" office:value="9574594">
                <text:p>9574594</text:p>
              </table:table-cell>
              <table:table-cell office:value-type="float" office:value="15727030">
                <text:p>15727030</text:p>
              </table:table-cell>
              <table:table-cell office:value-type="float" office:value="5784">
                <text:p>5784</text:p>
              </table:table-cell>
              <table:table-cell office:value-type="float" office:value="126476">
                <text:p>126476</text:p>
              </table:table-cell>
              <table:table-cell office:value-type="float" office:value="2576516">
                <text:p>2576516</text:p>
              </table:table-cell>
              <table:table-cell office:value-type="float" office:value="20984">
                <text:p>20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18">
                <text:p>21718</text:p>
              </table:table-cell>
              <table:table-cell office:value-type="float" office:value="6790162">
                <text:p>6790162</text:p>
              </table:table-cell>
              <table:table-cell office:value-type="float" office:value="10806616">
                <text:p>10806616</text:p>
              </table:table-cell>
              <table:table-cell office:value-type="float" office:value="6990">
                <text:p>6990</text:p>
              </table:table-cell>
              <table:table-cell office:value-type="float" office:value="93406">
                <text:p>93406</text:p>
              </table:table-cell>
              <table:table-cell office:value-type="float" office:value="2255350">
                <text:p>2255350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2">
                <text:p>20012</text:p>
              </table:table-cell>
              <table:table-cell office:value-type="float" office:value="6575100">
                <text:p>6575100</text:p>
              </table:table-cell>
              <table:table-cell office:value-type="float" office:value="12108744">
                <text:p>12108744</text:p>
              </table:table-cell>
              <table:table-cell office:value-type="float" office:value="4756">
                <text:p>4756</text:p>
              </table:table-cell>
              <table:table-cell office:value-type="float" office:value="88688">
                <text:p>88688</text:p>
              </table:table-cell>
              <table:table-cell office:value-type="float" office:value="1211836">
                <text:p>1211836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8">
                <text:p>20478</text:p>
              </table:table-cell>
              <table:table-cell office:value-type="float" office:value="6088902">
                <text:p>6088902</text:p>
              </table:table-cell>
              <table:table-cell office:value-type="float" office:value="12564258">
                <text:p>12564258</text:p>
              </table:table-cell>
              <table:table-cell office:value-type="float" office:value="1924">
                <text:p>1924</text:p>
              </table:table-cell>
              <table:table-cell office:value-type="float" office:value="80680">
                <text:p>80680</text:p>
              </table:table-cell>
              <table:table-cell office:value-type="float" office:value="594990">
                <text:p>594990</text:p>
              </table:table-cell>
              <table:table-cell office:value-type="float" office:value="27484">
                <text:p>274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25cm" svg:height="9.149cm" xlink:href=".." chart:class="chart:line" chart:style-name="ch1">
        <chart:title svg:x="7.976cm" svg:y="0.183cm" chart:style-name="ch2">
          <text:p>Reads/sec, #Writers=8</text:p>
        </chart:title>
        <chart:legend chart:legend-position="end" svg:x="15.425cm" svg:y="2.985cm" chart:style-name="ch3"/>
        <chart:plot-area chart:style-name="ch4" table:cell-range-address="Sheet6.T141:Sheet6.AA153" chart:data-source-has-labels="both" svg:x="0.615cm" svg:y="0.868cm" svg:width="14.403cm" svg:height="7.936cm">
          <chart:axis chart:dimension="x" chart:name="primary-x" chart:style-name="ch5">
            <chart:title svg:x="6.766cm" svg:y="8.388cm" chart:style-name="ch6">
              <text:p>number of readers</text:p>
            </chart:title>
            <chart:categories table:cell-range-address="Sheet6.T142:Sheet6.T153"/>
          </chart:axis>
          <chart:axis chart:dimension="y" chart:name="primary-y" chart:style-name="ch7">
            <chart:title svg:x="0.409cm" svg:y="5.886cm" chart:style-name="ch8">
              <text:p>reader access/sec</text:p>
            </chart:title>
            <chart:grid chart:style-name="ch9" chart:class="major"/>
          </chart:axis>
          <chart:series chart:style-name="ch10" chart:values-cell-range-address="Sheet6.U142:Sheet6.U153" chart:label-cell-address="Sheet6.U141:Sheet6.U141" chart:class="chart:line">
            <chart:data-point chart:repeated="12"/>
          </chart:series>
          <chart:series chart:style-name="ch11" chart:values-cell-range-address="Sheet6.V142:Sheet6.V153" chart:label-cell-address="Sheet6.V141:Sheet6.V141" chart:class="chart:line">
            <chart:data-point chart:repeated="12"/>
          </chart:series>
          <chart:series chart:style-name="ch12" chart:values-cell-range-address="Sheet6.W142:Sheet6.W153" chart:label-cell-address="Sheet6.W141:Sheet6.W141" chart:class="chart:line">
            <chart:data-point chart:repeated="12"/>
          </chart:series>
          <chart:series chart:style-name="ch13" chart:values-cell-range-address="Sheet6.X142:Sheet6.X153" chart:label-cell-address="Sheet6.X141:Sheet6.X141" chart:class="chart:line">
            <chart:data-point chart:repeated="12"/>
          </chart:series>
          <chart:series chart:style-name="ch14" chart:values-cell-range-address="Sheet6.Y142:Sheet6.Y153" chart:label-cell-address="Sheet6.Y141:Sheet6.Y141" chart:class="chart:line">
            <chart:data-point chart:repeated="12"/>
          </chart:series>
          <chart:series chart:style-name="ch15" chart:values-cell-range-address="Sheet6.Z142:Sheet6.Z153" chart:label-cell-address="Sheet6.Z141:Sheet6.Z141" chart:class="chart:line">
            <chart:data-point chart:repeated="12"/>
          </chart:series>
          <chart:series chart:style-name="ch16" chart:values-cell-range-address="Sheet6.AA142:Sheet6.AA153" chart:label-cell-address="Sheet6.AA141:Sheet6.AA141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141:Sheet6.U141">Mutex wps</text:p>
              </table:table-cell>
              <table:table-cell office:value-type="string">
                <text:p text:id="Sheet6.V141:Sheet6.V141">CriticalSection wps</text:p>
              </table:table-cell>
              <table:table-cell office:value-type="string">
                <text:p text:id="Sheet6.W141:Sheet6.W141">SlimReadWriteLock wps</text:p>
              </table:table-cell>
              <table:table-cell office:value-type="string">
                <text:p text:id="Sheet6.X141:Sheet6.X141">UltraSpinReadWriteMutex wps</text:p>
              </table:table-cell>
              <table:table-cell office:value-type="string">
                <text:p text:id="Sheet6.Y141:Sheet6.Y141">UltraFastReadWriteMutex wps</text:p>
              </table:table-cell>
              <table:table-cell office:value-type="string">
                <text:p text:id="Sheet6.Z141:Sheet6.Z141">UltraLightReadWriteMutex wps</text:p>
              </table:table-cell>
              <table:table-cell office:value-type="string">
                <text:p text:id="Sheet6.AA141:Sheet6.AA141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142:Sheet6.T153">0</text:p>
              </table:table-cell>
              <table:table-cell office:value-type="float" office:value="0">
                <text:p text:id="Sheet6.U142:Sheet6.U153">0</text:p>
              </table:table-cell>
              <table:table-cell office:value-type="float" office:value="0">
                <text:p text:id="Sheet6.V142:Sheet6.V153">0</text:p>
              </table:table-cell>
              <table:table-cell office:value-type="float" office:value="0">
                <text:p text:id="Sheet6.W142:Sheet6.W153">0</text:p>
              </table:table-cell>
              <table:table-cell office:value-type="float" office:value="0">
                <text:p text:id="Sheet6.X142:Sheet6.X153">0</text:p>
              </table:table-cell>
              <table:table-cell office:value-type="float" office:value="0">
                <text:p text:id="Sheet6.Y142:Sheet6.Y153">0</text:p>
              </table:table-cell>
              <table:table-cell office:value-type="float" office:value="0">
                <text:p text:id="Sheet6.Z142:Sheet6.Z153">0</text:p>
              </table:table-cell>
              <table:table-cell office:value-type="float" office:value="0">
                <text:p text:id="Sheet6.AA142:Sheet6.AA153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138">
                <text:p>5138</text:p>
              </table:table-cell>
              <table:table-cell office:value-type="float" office:value="1645232">
                <text:p>1645232</text:p>
              </table:table-cell>
              <table:table-cell office:value-type="float" office:value="1377630">
                <text:p>1377630</text:p>
              </table:table-cell>
              <table:table-cell office:value-type="float" office:value="584284">
                <text:p>584284</text:p>
              </table:table-cell>
              <table:table-cell office:value-type="float" office:value="10249230">
                <text:p>10249230</text:p>
              </table:table-cell>
              <table:table-cell office:value-type="float" office:value="3651798">
                <text:p>365179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8">
                <text:p>9508</text:p>
              </table:table-cell>
              <table:table-cell office:value-type="float" office:value="3082888">
                <text:p>3082888</text:p>
              </table:table-cell>
              <table:table-cell office:value-type="float" office:value="1424070">
                <text:p>1424070</text:p>
              </table:table-cell>
              <table:table-cell office:value-type="float" office:value="1725732">
                <text:p>1725732</text:p>
              </table:table-cell>
              <table:table-cell office:value-type="float" office:value="40026470">
                <text:p>40026470</text:p>
              </table:table-cell>
              <table:table-cell office:value-type="float" office:value="9197136">
                <text:p>9197136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82">
                <text:p>14382</text:p>
              </table:table-cell>
              <table:table-cell office:value-type="float" office:value="3922782">
                <text:p>3922782</text:p>
              </table:table-cell>
              <table:table-cell office:value-type="float" office:value="2996716">
                <text:p>2996716</text:p>
              </table:table-cell>
              <table:table-cell office:value-type="float" office:value="1681588">
                <text:p>1681588</text:p>
              </table:table-cell>
              <table:table-cell office:value-type="float" office:value="57828916">
                <text:p>57828916</text:p>
              </table:table-cell>
              <table:table-cell office:value-type="float" office:value="15596226">
                <text:p>15596226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88">
                <text:p>15788</text:p>
              </table:table-cell>
              <table:table-cell office:value-type="float" office:value="6217374">
                <text:p>6217374</text:p>
              </table:table-cell>
              <table:table-cell office:value-type="float" office:value="3856836">
                <text:p>3856836</text:p>
              </table:table-cell>
              <table:table-cell office:value-type="float" office:value="2156862">
                <text:p>2156862</text:p>
              </table:table-cell>
              <table:table-cell office:value-type="float" office:value="80012604">
                <text:p>80012604</text:p>
              </table:table-cell>
              <table:table-cell office:value-type="float" office:value="180319080">
                <text:p>180319080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62">
                <text:p>17462</text:p>
              </table:table-cell>
              <table:table-cell office:value-type="float" office:value="5718400">
                <text:p>5718400</text:p>
              </table:table-cell>
              <table:table-cell office:value-type="float" office:value="5585742">
                <text:p>5585742</text:p>
              </table:table-cell>
              <table:table-cell office:value-type="float" office:value="4821686">
                <text:p>4821686</text:p>
              </table:table-cell>
              <table:table-cell office:value-type="float" office:value="92162702">
                <text:p>92162702</text:p>
              </table:table-cell>
              <table:table-cell office:value-type="float" office:value="167828406">
                <text:p>167828406</text:p>
              </table:table-cell>
              <table:table-cell office:value-type="float" office:value="19806">
                <text:p>19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66">
                <text:p>20766</text:p>
              </table:table-cell>
              <table:table-cell office:value-type="float" office:value="6370084">
                <text:p>6370084</text:p>
              </table:table-cell>
              <table:table-cell office:value-type="float" office:value="7497078">
                <text:p>7497078</text:p>
              </table:table-cell>
              <table:table-cell office:value-type="float" office:value="24358676">
                <text:p>24358676</text:p>
              </table:table-cell>
              <table:table-cell office:value-type="float" office:value="152106598">
                <text:p>152106598</text:p>
              </table:table-cell>
              <table:table-cell office:value-type="float" office:value="204611010">
                <text:p>204611010</text:p>
              </table:table-cell>
              <table:table-cell office:value-type="float" office:value="16730">
                <text:p>167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36">
                <text:p>21536</text:p>
              </table:table-cell>
              <table:table-cell office:value-type="float" office:value="6801924">
                <text:p>6801924</text:p>
              </table:table-cell>
              <table:table-cell office:value-type="float" office:value="9103800">
                <text:p>9103800</text:p>
              </table:table-cell>
              <table:table-cell office:value-type="float" office:value="46530022">
                <text:p>46530022</text:p>
              </table:table-cell>
              <table:table-cell office:value-type="float" office:value="197086000">
                <text:p>197086000</text:p>
              </table:table-cell>
              <table:table-cell office:value-type="float" office:value="189996010">
                <text:p>189996010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60">
                <text:p>33660</text:p>
              </table:table-cell>
              <table:table-cell office:value-type="float" office:value="9373818">
                <text:p>9373818</text:p>
              </table:table-cell>
              <table:table-cell office:value-type="float" office:value="9233528">
                <text:p>9233528</text:p>
              </table:table-cell>
              <table:table-cell office:value-type="float" office:value="1356982">
                <text:p>1356982</text:p>
              </table:table-cell>
              <table:table-cell office:value-type="float" office:value="250523072">
                <text:p>250523072</text:p>
              </table:table-cell>
              <table:table-cell office:value-type="float" office:value="326593410">
                <text:p>326593410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24">
                <text:p>24424</text:p>
              </table:table-cell>
              <table:table-cell office:value-type="float" office:value="7719294">
                <text:p>7719294</text:p>
              </table:table-cell>
              <table:table-cell office:value-type="float" office:value="11482084">
                <text:p>11482084</text:p>
              </table:table-cell>
              <table:table-cell office:value-type="float" office:value="1905914">
                <text:p>1905914</text:p>
              </table:table-cell>
              <table:table-cell office:value-type="float" office:value="363524960">
                <text:p>363524960</text:p>
              </table:table-cell>
              <table:table-cell office:value-type="float" office:value="369483410">
                <text:p>369483410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14">
                <text:p>25014</text:p>
              </table:table-cell>
              <table:table-cell office:value-type="float" office:value="8119342">
                <text:p>8119342</text:p>
              </table:table-cell>
              <table:table-cell office:value-type="float" office:value="10125656">
                <text:p>10125656</text:p>
              </table:table-cell>
              <table:table-cell office:value-type="float" office:value="27407562">
                <text:p>27407562</text:p>
              </table:table-cell>
              <table:table-cell office:value-type="float" office:value="378478016">
                <text:p>378478016</text:p>
              </table:table-cell>
              <table:table-cell office:value-type="float" office:value="487650042">
                <text:p>487650042</text:p>
              </table:table-cell>
              <table:table-cell office:value-type="float" office:value="28286">
                <text:p>28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146">
                <text:p>28146</text:p>
              </table:table-cell>
              <table:table-cell office:value-type="float" office:value="8577762">
                <text:p>8577762</text:p>
              </table:table-cell>
              <table:table-cell office:value-type="float" office:value="10648022">
                <text:p>10648022</text:p>
              </table:table-cell>
              <table:table-cell office:value-type="float" office:value="111334242">
                <text:p>111334242</text:p>
              </table:table-cell>
              <table:table-cell office:value-type="float" office:value="398159700">
                <text:p>398159700</text:p>
              </table:table-cell>
              <table:table-cell office:value-type="float" office:value="627065658">
                <text:p>627065658</text:p>
              </table:table-cell>
              <table:table-cell office:value-type="float" office:value="37776">
                <text:p>377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52cm" svg:height="6.988cm" xlink:href=".." chart:class="chart:line" chart:style-name="ch1">
        <chart:legend chart:legend-position="end" svg:x="7.078cm" svg:y="2.973cm" chart:style-name="ch2"/>
        <chart:plot-area chart:style-name="ch3" table:cell-range-address="Sheet1.I1:Sheet1.J9" chart:data-source-has-labels="row" svg:x="0.189cm" svg:y="0.139cm" svg:width="6.701cm" svg:height="6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9" chart:label-cell-address="Sheet1.I1:Sheet1.I1" chart:class="chart:line">
            <chart:data-point chart:repeated="8"/>
          </chart:series>
          <chart:series chart:style-name="ch7" chart:values-cell-range-address="Sheet1.J2:Sheet1.J9" chart:label-cell-address="Sheet1.J1:Sheet1.J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UltraSpin #4</text:p>
              </table:table-cell>
              <table:table-cell office:value-type="string">
                <text:p text:id="Sheet1.J1:Sheet1.J1">UltraFast #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41282">
                <text:p text:id="Sheet1.I2:Sheet1.I9">32141282</text:p>
              </table:table-cell>
              <table:table-cell office:value-type="float" office:value="28028433">
                <text:p text:id="Sheet1.J2:Sheet1.J9">280284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43722">
                <text:p>64143722</text:p>
              </table:table-cell>
              <table:table-cell office:value-type="float" office:value="55147382">
                <text:p>55147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604045">
                <text:p>83604045</text:p>
              </table:table-cell>
              <table:table-cell office:value-type="float" office:value="45869271">
                <text:p>45869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500961">
                <text:p>91500961</text:p>
              </table:table-cell>
              <table:table-cell office:value-type="float" office:value="36333981">
                <text:p>3633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899580">
                <text:p>118899580</text:p>
              </table:table-cell>
              <table:table-cell office:value-type="float" office:value="64526114">
                <text:p>64526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73952">
                <text:p>136973952</text:p>
              </table:table-cell>
              <table:table-cell office:value-type="float" office:value="68521688">
                <text:p>6852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981767">
                <text:p>142981767</text:p>
              </table:table-cell>
              <table:table-cell office:value-type="float" office:value="83164461">
                <text:p>8316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71053">
                <text:p>144071053</text:p>
              </table:table-cell>
              <table:table-cell office:value-type="float" office:value="96728806">
                <text:p>9672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5cm" svg:height="13.089cm" xlink:href=".." chart:class="chart:line" chart:style-name="ch1">
        <chart:legend chart:legend-position="end" svg:x="26.532cm" svg:y="5.169cm" chart:style-name="ch2"/>
        <chart:plot-area chart:style-name="ch3" table:cell-range-address="Sheet2.A3:Sheet2.M8" chart:data-source-has-labels="column" svg:x="0.612cm" svg:y="0.261cm" svg:width="25.309cm" svg:height="12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M3" chart:label-cell-address="Sheet2.A3:Sheet2.A3" chart:class="chart:line">
            <chart:data-point chart:repeated="12"/>
          </chart:series>
          <chart:series chart:style-name="ch7" chart:values-cell-range-address="Sheet2.B4:Sheet2.M4" chart:label-cell-address="Sheet2.A4:Sheet2.A4" chart:class="chart:line">
            <chart:data-point chart:repeated="12"/>
          </chart:series>
          <chart:series chart:style-name="ch8" chart:values-cell-range-address="Sheet2.B5:Sheet2.M5" chart:label-cell-address="Sheet2.A5:Sheet2.A5" chart:class="chart:line">
            <chart:data-point chart:repeated="12"/>
          </chart:series>
          <chart:series chart:style-name="ch9" chart:values-cell-range-address="Sheet2.B6:Sheet2.M6" chart:label-cell-address="Sheet2.A6:Sheet2.A6" chart:class="chart:line">
            <chart:data-point chart:repeated="12"/>
          </chart:series>
          <chart:series chart:style-name="ch10" chart:values-cell-range-address="Sheet2.B7:Sheet2.M7" chart:label-cell-address="Sheet2.A7:Sheet2.A7" chart:class="chart:line">
            <chart:data-point chart:repeated="12"/>
          </chart:series>
          <chart:series chart:style-name="ch11" chart:values-cell-range-address="Sheet2.B8:Sheet2.M8" chart:label-cell-address="Sheet2.A8:Sheet2.A8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UltraSpin OSTGV w0</text:p>
              </table:table-cell>
              <table:table-cell office:value-type="float" office:value="88765124">
                <text:p text:id="Sheet2.B3:Sheet2.M3">88765124</text:p>
              </table:table-cell>
              <table:table-cell office:value-type="float" office:value="155168826">
                <text:p>155168826</text:p>
              </table:table-cell>
              <table:table-cell office:value-type="float" office:value="182783488">
                <text:p>182783488</text:p>
              </table:table-cell>
              <table:table-cell office:value-type="float" office:value="233500192">
                <text:p>233500192</text:p>
              </table:table-cell>
              <table:table-cell office:value-type="float" office:value="268571475">
                <text:p>268571475</text:p>
              </table:table-cell>
              <table:table-cell office:value-type="float" office:value="281166987">
                <text:p>281166987</text:p>
              </table:table-cell>
              <table:table-cell office:value-type="float" office:value="286789251">
                <text:p>286789251</text:p>
              </table:table-cell>
              <table:table-cell office:value-type="float" office:value="321234374">
                <text:p>321234374</text:p>
              </table:table-cell>
              <table:table-cell office:value-type="float" office:value="323090209">
                <text:p>323090209</text:p>
              </table:table-cell>
              <table:table-cell office:value-type="float" office:value="265527554">
                <text:p>265527554</text:p>
              </table:table-cell>
              <table:table-cell office:value-type="float" office:value="283754718">
                <text:p>283754718</text:p>
              </table:table-cell>
              <table:table-cell office:value-type="float" office:value="287328878">
                <text:p>287328878</text:p>
              </table:table-cell>
            </table:table-row>
            <table:table-row>
              <table:table-cell office:value-type="string">
                <text:p text:id="Sheet2.A4:Sheet2.A4">UltraFast OSTGV w0</text:p>
              </table:table-cell>
              <table:table-cell office:value-type="float" office:value="75405136">
                <text:p text:id="Sheet2.B4:Sheet2.M4">75405136</text:p>
              </table:table-cell>
              <table:table-cell office:value-type="float" office:value="90248845">
                <text:p>90248845</text:p>
              </table:table-cell>
              <table:table-cell office:value-type="float" office:value="144958657">
                <text:p>144958657</text:p>
              </table:table-cell>
              <table:table-cell office:value-type="float" office:value="94582937">
                <text:p>94582937</text:p>
              </table:table-cell>
              <table:table-cell office:value-type="float" office:value="145267280">
                <text:p>145267280</text:p>
              </table:table-cell>
              <table:table-cell office:value-type="float" office:value="159167200">
                <text:p>159167200</text:p>
              </table:table-cell>
              <table:table-cell office:value-type="float" office:value="166619139">
                <text:p>166619139</text:p>
              </table:table-cell>
              <table:table-cell office:value-type="float" office:value="153806912">
                <text:p>153806912</text:p>
              </table:table-cell>
              <table:table-cell office:value-type="float" office:value="216221349">
                <text:p>216221349</text:p>
              </table:table-cell>
              <table:table-cell office:value-type="float" office:value="171417962">
                <text:p>171417962</text:p>
              </table:table-cell>
              <table:table-cell office:value-type="float" office:value="214534027">
                <text:p>214534027</text:p>
              </table:table-cell>
              <table:table-cell office:value-type="float" office:value="190495495">
                <text:p>190495495</text:p>
              </table:table-cell>
            </table:table-row>
            <table:table-row>
              <table:table-cell office:value-type="string">
                <text:p text:id="Sheet2.A5:Sheet2.A5">UltraSpin ITGV w0</text:p>
              </table:table-cell>
              <table:table-cell office:value-type="float" office:value="110470983">
                <text:p text:id="Sheet2.B5:Sheet2.M5">110470983</text:p>
              </table:table-cell>
              <table:table-cell office:value-type="float" office:value="184330835.5">
                <text:p>184330835.5</text:p>
              </table:table-cell>
              <table:table-cell office:value-type="float" office:value="239206301.5">
                <text:p>239206301.5</text:p>
              </table:table-cell>
              <table:table-cell office:value-type="float" office:value="307080880">
                <text:p>307080880</text:p>
              </table:table-cell>
              <table:table-cell office:value-type="float" office:value="361669627">
                <text:p>361669627</text:p>
              </table:table-cell>
              <table:table-cell office:value-type="float" office:value="440880314">
                <text:p>440880314</text:p>
              </table:table-cell>
              <table:table-cell office:value-type="float" office:value="496217800.5">
                <text:p>496217800.5</text:p>
              </table:table-cell>
              <table:table-cell office:value-type="float" office:value="525650250.5">
                <text:p>525650250.5</text:p>
              </table:table-cell>
              <table:table-cell office:value-type="float" office:value="537790001.5">
                <text:p>537790001.5</text:p>
              </table:table-cell>
              <table:table-cell office:value-type="float" office:value="538530512.5">
                <text:p>538530512.5</text:p>
              </table:table-cell>
              <table:table-cell office:value-type="float" office:value="545042007">
                <text:p>545042007</text:p>
              </table:table-cell>
              <table:table-cell office:value-type="float" office:value="523538090.5">
                <text:p>523538090.5</text:p>
              </table:table-cell>
            </table:table-row>
            <table:table-row>
              <table:table-cell office:value-type="string">
                <text:p text:id="Sheet2.A6:Sheet2.A6">UltraFast ITGV w0</text:p>
              </table:table-cell>
              <table:table-cell office:value-type="float" office:value="112026630">
                <text:p text:id="Sheet2.B6:Sheet2.M6">112026630</text:p>
              </table:table-cell>
              <table:table-cell office:value-type="float" office:value="181382963.5">
                <text:p>181382963.5</text:p>
              </table:table-cell>
              <table:table-cell office:value-type="float" office:value="224182283.5">
                <text:p>224182283.5</text:p>
              </table:table-cell>
              <table:table-cell office:value-type="float" office:value="290768439.5">
                <text:p>290768439.5</text:p>
              </table:table-cell>
              <table:table-cell office:value-type="float" office:value="350279975">
                <text:p>350279975</text:p>
              </table:table-cell>
              <table:table-cell office:value-type="float" office:value="412066769.5">
                <text:p>412066769.5</text:p>
              </table:table-cell>
              <table:table-cell office:value-type="float" office:value="458821100.5">
                <text:p>458821100.5</text:p>
              </table:table-cell>
              <table:table-cell office:value-type="float" office:value="496774951">
                <text:p>496774951</text:p>
              </table:table-cell>
              <table:table-cell office:value-type="float" office:value="499417250">
                <text:p>499417250</text:p>
              </table:table-cell>
              <table:table-cell office:value-type="float" office:value="498361792.5">
                <text:p>498361792.5</text:p>
              </table:table-cell>
              <table:table-cell office:value-type="float" office:value="494583556">
                <text:p>494583556</text:p>
              </table:table-cell>
              <table:table-cell office:value-type="float" office:value="507436558">
                <text:p>507436558</text:p>
              </table:table-cell>
            </table:table-row>
            <table:table-row>
              <table:table-cell office:value-type="string">
                <text:p text:id="Sheet2.A7:Sheet2.A7">UltraSpin ITGV w0 ctd</text:p>
              </table:table-cell>
              <table:table-cell office:value-type="float" office:value="197078351">
                <text:p text:id="Sheet2.B7:Sheet2.M7">197078351</text:p>
              </table:table-cell>
              <table:table-cell office:value-type="float" office:value="341739456">
                <text:p>341739456</text:p>
              </table:table-cell>
              <table:table-cell office:value-type="float" office:value="430066098">
                <text:p>430066098</text:p>
              </table:table-cell>
              <table:table-cell office:value-type="float" office:value="553749022">
                <text:p>553749022</text:p>
              </table:table-cell>
              <table:table-cell office:value-type="float" office:value="624935501">
                <text:p>624935501</text:p>
              </table:table-cell>
              <table:table-cell office:value-type="float" office:value="738174005">
                <text:p>738174005</text:p>
              </table:table-cell>
              <table:table-cell office:value-type="float" office:value="831684550">
                <text:p>831684550</text:p>
              </table:table-cell>
              <table:table-cell office:value-type="float" office:value="935047795">
                <text:p>935047795</text:p>
              </table:table-cell>
              <table:table-cell office:value-type="float" office:value="967807843">
                <text:p>967807843</text:p>
              </table:table-cell>
              <table:table-cell office:value-type="float" office:value="907783630">
                <text:p>907783630</text:p>
              </table:table-cell>
              <table:table-cell office:value-type="float" office:value="902415308">
                <text:p>902415308</text:p>
              </table:table-cell>
              <table:table-cell office:value-type="float" office:value="902954846">
                <text:p>902954846</text:p>
              </table:table-cell>
            </table:table-row>
            <table:table-row>
              <table:table-cell office:value-type="string">
                <text:p text:id="Sheet2.A8:Sheet2.A8">UltraFast ITGV w0 ctd</text:p>
              </table:table-cell>
              <table:table-cell office:value-type="float" office:value="185592641">
                <text:p text:id="Sheet2.B8:Sheet2.M8">185592641</text:p>
              </table:table-cell>
              <table:table-cell office:value-type="float" office:value="324963298">
                <text:p>324963298</text:p>
              </table:table-cell>
              <table:table-cell office:value-type="float" office:value="405911757">
                <text:p>405911757</text:p>
              </table:table-cell>
              <table:table-cell office:value-type="float" office:value="490036743">
                <text:p>490036743</text:p>
              </table:table-cell>
              <table:table-cell office:value-type="float" office:value="567379708">
                <text:p>567379708</text:p>
              </table:table-cell>
              <table:table-cell office:value-type="float" office:value="640187885">
                <text:p>640187885</text:p>
              </table:table-cell>
              <table:table-cell office:value-type="float" office:value="702871937">
                <text:p>702871937</text:p>
              </table:table-cell>
              <table:table-cell office:value-type="float" office:value="785151133">
                <text:p>785151133</text:p>
              </table:table-cell>
              <table:table-cell office:value-type="float" office:value="755706551">
                <text:p>755706551</text:p>
              </table:table-cell>
              <table:table-cell office:value-type="float" office:value="777191418">
                <text:p>777191418</text:p>
              </table:table-cell>
              <table:table-cell office:value-type="float" office:value="784935864">
                <text:p>784935864</text:p>
              </table:table-cell>
              <table:table-cell office:value-type="float" office:value="807132346">
                <text:p>8071323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67cm" svg:height="12.035cm" xlink:href=".." chart:class="chart:line" chart:style-name="ch1">
        <chart:legend chart:legend-position="end" svg:x="26.475cm" svg:y="4.642cm" chart:style-name="ch2"/>
        <chart:plot-area chart:style-name="ch3" table:cell-range-address="Sheet2.A9:Sheet2.M14" chart:data-source-has-labels="column" svg:x="0.611cm" svg:y="0.24cm" svg:width="25.254cm" svg:height="11.3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9:Sheet2.M9" chart:label-cell-address="Sheet2.A9:Sheet2.A9" chart:class="chart:line">
            <chart:data-point chart:repeated="12"/>
          </chart:series>
          <chart:series chart:style-name="ch7" chart:values-cell-range-address="Sheet2.B10:Sheet2.M10" chart:label-cell-address="Sheet2.A10:Sheet2.A10" chart:class="chart:line">
            <chart:data-point chart:repeated="12"/>
          </chart:series>
          <chart:series chart:style-name="ch8" chart:values-cell-range-address="Sheet2.B11:Sheet2.M11" chart:label-cell-address="Sheet2.A11:Sheet2.A11" chart:class="chart:line">
            <chart:data-point chart:repeated="12"/>
          </chart:series>
          <chart:series chart:style-name="ch9" chart:values-cell-range-address="Sheet2.B12:Sheet2.M12" chart:label-cell-address="Sheet2.A12:Sheet2.A12" chart:class="chart:line">
            <chart:data-point chart:repeated="12"/>
          </chart:series>
          <chart:series chart:style-name="ch10" chart:values-cell-range-address="Sheet2.B13:Sheet2.M13" chart:label-cell-address="Sheet2.A13:Sheet2.A13" chart:class="chart:line">
            <chart:data-point chart:repeated="12"/>
          </chart:series>
          <chart:series chart:style-name="ch11" chart:values-cell-range-address="Sheet2.B14:Sheet2.M14" chart:label-cell-address="Sheet2.A14:Sheet2.A14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Sheet2.A9:Sheet2.A9">UltraSpin ITGV w1</text:p>
              </table:table-cell>
              <table:table-cell office:value-type="float" office:value="134490">
                <text:p text:id="Sheet2.B9:Sheet2.M9">134490</text:p>
              </table:table-cell>
              <table:table-cell office:value-type="float" office:value="495205">
                <text:p>495205</text:p>
              </table:table-cell>
              <table:table-cell office:value-type="float" office:value="568755">
                <text:p>568755</text:p>
              </table:table-cell>
              <table:table-cell office:value-type="float" office:value="1932660">
                <text:p>1932660</text:p>
              </table:table-cell>
              <table:table-cell office:value-type="float" office:value="1421360">
                <text:p>1421360</text:p>
              </table:table-cell>
              <table:table-cell office:value-type="float" office:value="36807295">
                <text:p>36807295</text:p>
              </table:table-cell>
              <table:table-cell office:value-type="float" office:value="1466460">
                <text:p>1466460</text:p>
              </table:table-cell>
              <table:table-cell office:value-type="float" office:value="6050570">
                <text:p>6050570</text:p>
              </table:table-cell>
              <table:table-cell office:value-type="float" office:value="3682870">
                <text:p>3682870</text:p>
              </table:table-cell>
              <table:table-cell office:value-type="float" office:value="3862460">
                <text:p>3862460</text:p>
              </table:table-cell>
              <table:table-cell office:value-type="float" office:value="4053610">
                <text:p>4053610</text:p>
              </table:table-cell>
              <table:table-cell office:value-type="float" office:value="48812445">
                <text:p>48812445</text:p>
              </table:table-cell>
            </table:table-row>
            <table:table-row>
              <table:table-cell office:value-type="string">
                <text:p text:id="Sheet2.A10:Sheet2.A10">UltraFast ITGV w1</text:p>
              </table:table-cell>
              <table:table-cell office:value-type="float" office:value="8749860">
                <text:p text:id="Sheet2.B10:Sheet2.M10">8749860</text:p>
              </table:table-cell>
              <table:table-cell office:value-type="float" office:value="12376570">
                <text:p>12376570</text:p>
              </table:table-cell>
              <table:table-cell office:value-type="float" office:value="63794935">
                <text:p>63794935</text:p>
              </table:table-cell>
              <table:table-cell office:value-type="float" office:value="25590045">
                <text:p>25590045</text:p>
              </table:table-cell>
              <table:table-cell office:value-type="float" office:value="58616090">
                <text:p>58616090</text:p>
              </table:table-cell>
              <table:table-cell office:value-type="float" office:value="102119265">
                <text:p>102119265</text:p>
              </table:table-cell>
              <table:table-cell office:value-type="float" office:value="106399785">
                <text:p>106399785</text:p>
              </table:table-cell>
              <table:table-cell office:value-type="float" office:value="202019100">
                <text:p>202019100</text:p>
              </table:table-cell>
              <table:table-cell office:value-type="float" office:value="174983030">
                <text:p>174983030</text:p>
              </table:table-cell>
              <table:table-cell office:value-type="float" office:value="186801670">
                <text:p>186801670</text:p>
              </table:table-cell>
              <table:table-cell office:value-type="float" office:value="310780750">
                <text:p>310780750</text:p>
              </table:table-cell>
              <table:table-cell office:value-type="float" office:value="288458010">
                <text:p>288458010</text:p>
              </table:table-cell>
            </table:table-row>
            <table:table-row>
              <table:table-cell office:value-type="string">
                <text:p text:id="Sheet2.A11:Sheet2.A11">UltraSpin ITGV w2</text:p>
              </table:table-cell>
              <table:table-cell office:value-type="float" office:value="2445829">
                <text:p text:id="Sheet2.B11:Sheet2.M11">2445829</text:p>
              </table:table-cell>
              <table:table-cell office:value-type="float" office:value="2249826">
                <text:p>2249826</text:p>
              </table:table-cell>
              <table:table-cell office:value-type="float" office:value="1879589">
                <text:p>1879589</text:p>
              </table:table-cell>
              <table:table-cell office:value-type="float" office:value="7673389">
                <text:p>7673389</text:p>
              </table:table-cell>
              <table:table-cell office:value-type="float" office:value="25441961">
                <text:p>25441961</text:p>
              </table:table-cell>
              <table:table-cell office:value-type="float" office:value="35774196">
                <text:p>35774196</text:p>
              </table:table-cell>
              <table:table-cell office:value-type="float" office:value="64999660">
                <text:p>64999660</text:p>
              </table:table-cell>
              <table:table-cell office:value-type="float" office:value="6352483">
                <text:p>6352483</text:p>
              </table:table-cell>
              <table:table-cell office:value-type="float" office:value="165179145">
                <text:p>165179145</text:p>
              </table:table-cell>
              <table:table-cell office:value-type="float" office:value="244008374">
                <text:p>244008374</text:p>
              </table:table-cell>
              <table:table-cell office:value-type="float" office:value="128983564">
                <text:p>128983564</text:p>
              </table:table-cell>
              <table:table-cell office:value-type="float" office:value="147884272">
                <text:p>147884272</text:p>
              </table:table-cell>
            </table:table-row>
            <table:table-row>
              <table:table-cell office:value-type="string">
                <text:p text:id="Sheet2.A12:Sheet2.A12">UltraFast ITGV w2</text:p>
              </table:table-cell>
              <table:table-cell office:value-type="float" office:value="19899916">
                <text:p text:id="Sheet2.B12:Sheet2.M12">19899916</text:p>
              </table:table-cell>
              <table:table-cell office:value-type="float" office:value="29232210">
                <text:p>29232210</text:p>
              </table:table-cell>
              <table:table-cell office:value-type="float" office:value="30677462">
                <text:p>30677462</text:p>
              </table:table-cell>
              <table:table-cell office:value-type="float" office:value="42848500">
                <text:p>42848500</text:p>
              </table:table-cell>
              <table:table-cell office:value-type="float" office:value="55566088">
                <text:p>55566088</text:p>
              </table:table-cell>
              <table:table-cell office:value-type="float" office:value="61846908">
                <text:p>61846908</text:p>
              </table:table-cell>
              <table:table-cell office:value-type="float" office:value="95022556">
                <text:p>95022556</text:p>
              </table:table-cell>
              <table:table-cell office:value-type="float" office:value="164252388">
                <text:p>164252388</text:p>
              </table:table-cell>
              <table:table-cell office:value-type="float" office:value="212532982">
                <text:p>212532982</text:p>
              </table:table-cell>
              <table:table-cell office:value-type="float" office:value="265805707">
                <text:p>265805707</text:p>
              </table:table-cell>
              <table:table-cell office:value-type="float" office:value="251345085">
                <text:p>251345085</text:p>
              </table:table-cell>
              <table:table-cell office:value-type="float" office:value="251273780">
                <text:p>251273780</text:p>
              </table:table-cell>
            </table:table-row>
            <table:table-row>
              <table:table-cell office:value-type="string">
                <text:p text:id="Sheet2.A13:Sheet2.A13">UltraSpin ITGV w2 ctd</text:p>
              </table:table-cell>
              <table:table-cell office:value-type="float" office:value="1406193">
                <text:p text:id="Sheet2.B13:Sheet2.M13">1406193</text:p>
              </table:table-cell>
              <table:table-cell office:value-type="float" office:value="3744960">
                <text:p>3744960</text:p>
              </table:table-cell>
              <table:table-cell office:value-type="float" office:value="3471962">
                <text:p>3471962</text:p>
              </table:table-cell>
              <table:table-cell office:value-type="float" office:value="15475009">
                <text:p>15475009</text:p>
              </table:table-cell>
              <table:table-cell office:value-type="float" office:value="26923982">
                <text:p>26923982</text:p>
              </table:table-cell>
              <table:table-cell office:value-type="float" office:value="36533880">
                <text:p>36533880</text:p>
              </table:table-cell>
              <table:table-cell office:value-type="float" office:value="55905255">
                <text:p>55905255</text:p>
              </table:table-cell>
              <table:table-cell office:value-type="float" office:value="153612450">
                <text:p>153612450</text:p>
              </table:table-cell>
              <table:table-cell office:value-type="float" office:value="133728372">
                <text:p>133728372</text:p>
              </table:table-cell>
              <table:table-cell office:value-type="float" office:value="309507469">
                <text:p>309507469</text:p>
              </table:table-cell>
              <table:table-cell office:value-type="float" office:value="539147465">
                <text:p>539147465</text:p>
              </table:table-cell>
              <table:table-cell office:value-type="float" office:value="86019222">
                <text:p>86019222</text:p>
              </table:table-cell>
            </table:table-row>
            <table:table-row>
              <table:table-cell office:value-type="string">
                <text:p text:id="Sheet2.A14:Sheet2.A14">UltraFast ITGV w2 ctd</text:p>
              </table:table-cell>
              <table:table-cell office:value-type="float" office:value="32270229">
                <text:p text:id="Sheet2.B14:Sheet2.M14">32270229</text:p>
              </table:table-cell>
              <table:table-cell office:value-type="float" office:value="25330258">
                <text:p>25330258</text:p>
              </table:table-cell>
              <table:table-cell office:value-type="float" office:value="45393643">
                <text:p>45393643</text:p>
              </table:table-cell>
              <table:table-cell office:value-type="float" office:value="56841412">
                <text:p>56841412</text:p>
              </table:table-cell>
              <table:table-cell office:value-type="float" office:value="77877432">
                <text:p>77877432</text:p>
              </table:table-cell>
              <table:table-cell office:value-type="float" office:value="89906054">
                <text:p>89906054</text:p>
              </table:table-cell>
              <table:table-cell office:value-type="float" office:value="122743353">
                <text:p>122743353</text:p>
              </table:table-cell>
              <table:table-cell office:value-type="float" office:value="293529013">
                <text:p>293529013</text:p>
              </table:table-cell>
              <table:table-cell office:value-type="float" office:value="341285598">
                <text:p>341285598</text:p>
              </table:table-cell>
              <table:table-cell office:value-type="float" office:value="403179444">
                <text:p>403179444</text:p>
              </table:table-cell>
              <table:table-cell office:value-type="float" office:value="363236670">
                <text:p>363236670</text:p>
              </table:table-cell>
              <table:table-cell office:value-type="float" office:value="435214031">
                <text:p>435214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42cm" svg:height="7.44cm" xlink:href=".." chart:class="chart:line" chart:style-name="ch1">
        <chart:legend chart:legend-position="end" svg:x="24.937cm" svg:y="2.985cm" chart:style-name="ch2"/>
        <chart:plot-area chart:style-name="ch3" table:cell-range-address="Sheet4.A3:Sheet4.AG5" chart:data-source-has-labels="column" svg:x="0.598cm" svg:y="0.148cm" svg:width="23.742cm" svg:height="6.9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3:Sheet4.AG3" chart:label-cell-address="Sheet4.A3:Sheet4.A3" chart:class="chart:line">
            <chart:data-point chart:repeated="32"/>
          </chart:series>
          <chart:series chart:style-name="ch7" chart:values-cell-range-address="Sheet4.B4:Sheet4.AG4" chart:label-cell-address="Sheet4.A4:Sheet4.A4" chart:class="chart:line">
            <chart:data-point chart:repeated="32"/>
          </chart:series>
          <chart:series chart:style-name="ch8" chart:values-cell-range-address="Sheet4.B5:Sheet4.AG5" chart:label-cell-address="Sheet4.A5:Sheet4.A5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 text:id="Sheet4.A3:Sheet4.A3">UltraFastReadWriteMutex tps</text:p>
              </table:table-cell>
              <table:table-cell office:value-type="float" office:value="11331241">
                <text:p text:id="Sheet4.B3:Sheet4.AG3">11331241</text:p>
              </table:table-cell>
              <table:table-cell office:value-type="float" office:value="23275055">
                <text:p>23275055</text:p>
              </table:table-cell>
              <table:table-cell office:value-type="float" office:value="46895511">
                <text:p>46895511</text:p>
              </table:table-cell>
              <table:table-cell office:value-type="float" office:value="59712625">
                <text:p>59712625</text:p>
              </table:table-cell>
              <table:table-cell office:value-type="float" office:value="92609660">
                <text:p>92609660</text:p>
              </table:table-cell>
              <table:table-cell office:value-type="float" office:value="138957117">
                <text:p>138957117</text:p>
              </table:table-cell>
              <table:table-cell office:value-type="float" office:value="178313943">
                <text:p>178313943</text:p>
              </table:table-cell>
              <table:table-cell office:value-type="float" office:value="313571945">
                <text:p>313571945</text:p>
              </table:table-cell>
              <table:table-cell office:value-type="float" office:value="15550537">
                <text:p>15550537</text:p>
              </table:table-cell>
              <table:table-cell office:value-type="float" office:value="47807238">
                <text:p>47807238</text:p>
              </table:table-cell>
              <table:table-cell office:value-type="float" office:value="60903308">
                <text:p>60903308</text:p>
              </table:table-cell>
              <table:table-cell office:value-type="float" office:value="84707615">
                <text:p>84707615</text:p>
              </table:table-cell>
              <table:table-cell office:value-type="float" office:value="114453250">
                <text:p>114453250</text:p>
              </table:table-cell>
              <table:table-cell office:value-type="float" office:value="117676602">
                <text:p>117676602</text:p>
              </table:table-cell>
              <table:table-cell office:value-type="float" office:value="147120636">
                <text:p>147120636</text:p>
              </table:table-cell>
              <table:table-cell office:value-type="float" office:value="328873709">
                <text:p>328873709</text:p>
              </table:table-cell>
              <table:table-cell office:value-type="float" office:value="13817518">
                <text:p>13817518</text:p>
              </table:table-cell>
              <table:table-cell office:value-type="float" office:value="55368630">
                <text:p>55368630</text:p>
              </table:table-cell>
              <table:table-cell office:value-type="float" office:value="57062203">
                <text:p>57062203</text:p>
              </table:table-cell>
              <table:table-cell office:value-type="float" office:value="72644673">
                <text:p>72644673</text:p>
              </table:table-cell>
              <table:table-cell office:value-type="float" office:value="102880576">
                <text:p>102880576</text:p>
              </table:table-cell>
              <table:table-cell office:value-type="float" office:value="116881924">
                <text:p>116881924</text:p>
              </table:table-cell>
              <table:table-cell office:value-type="float" office:value="167829943">
                <text:p>167829943</text:p>
              </table:table-cell>
              <table:table-cell office:value-type="float" office:value="370464060">
                <text:p>370464060</text:p>
              </table:table-cell>
              <table:table-cell office:value-type="float" office:value="12584272">
                <text:p>12584272</text:p>
              </table:table-cell>
              <table:table-cell office:value-type="float" office:value="47465670">
                <text:p>47465670</text:p>
              </table:table-cell>
              <table:table-cell office:value-type="float" office:value="57700813">
                <text:p>57700813</text:p>
              </table:table-cell>
              <table:table-cell office:value-type="float" office:value="81455560">
                <text:p>81455560</text:p>
              </table:table-cell>
              <table:table-cell office:value-type="float" office:value="97194478">
                <text:p>97194478</text:p>
              </table:table-cell>
              <table:table-cell office:value-type="float" office:value="140148093">
                <text:p>140148093</text:p>
              </table:table-cell>
              <table:table-cell office:value-type="float" office:value="153951632">
                <text:p>153951632</text:p>
              </table:table-cell>
              <table:table-cell office:value-type="float" office:value="304533171">
                <text:p>304533171</text:p>
              </table:table-cell>
            </table:table-row>
            <table:table-row>
              <table:table-cell office:value-type="string">
                <text:p text:id="Sheet4.A4:Sheet4.A4">UltraLightReadWriteMutex tps</text:p>
              </table:table-cell>
              <table:table-cell office:value-type="float" office:value="36787069">
                <text:p text:id="Sheet4.B4:Sheet4.AG4">36787069</text:p>
              </table:table-cell>
              <table:table-cell office:value-type="float" office:value="76147306">
                <text:p>76147306</text:p>
              </table:table-cell>
              <table:table-cell office:value-type="float" office:value="113954028">
                <text:p>113954028</text:p>
              </table:table-cell>
              <table:table-cell office:value-type="float" office:value="149555211">
                <text:p>149555211</text:p>
              </table:table-cell>
              <table:table-cell office:value-type="float" office:value="239944259">
                <text:p>239944259</text:p>
              </table:table-cell>
              <table:table-cell office:value-type="float" office:value="289127620">
                <text:p>289127620</text:p>
              </table:table-cell>
              <table:table-cell office:value-type="float" office:value="266179301">
                <text:p>266179301</text:p>
              </table:table-cell>
              <table:table-cell office:value-type="float" office:value="771608477">
                <text:p>771608477</text:p>
              </table:table-cell>
              <table:table-cell office:value-type="float" office:value="24414066">
                <text:p>24414066</text:p>
              </table:table-cell>
              <table:table-cell office:value-type="float" office:value="40046516">
                <text:p>40046516</text:p>
              </table:table-cell>
              <table:table-cell office:value-type="float" office:value="77322216">
                <text:p>77322216</text:p>
              </table:table-cell>
              <table:table-cell office:value-type="float" office:value="182366389">
                <text:p>182366389</text:p>
              </table:table-cell>
              <table:table-cell office:value-type="float" office:value="199153181">
                <text:p>199153181</text:p>
              </table:table-cell>
              <table:table-cell office:value-type="float" office:value="302455779">
                <text:p>302455779</text:p>
              </table:table-cell>
              <table:table-cell office:value-type="float" office:value="294403100">
                <text:p>294403100</text:p>
              </table:table-cell>
              <table:table-cell office:value-type="float" office:value="754310793">
                <text:p>754310793</text:p>
              </table:table-cell>
              <table:table-cell office:value-type="float" office:value="19922616">
                <text:p>19922616</text:p>
              </table:table-cell>
              <table:table-cell office:value-type="float" office:value="34983438">
                <text:p>34983438</text:p>
              </table:table-cell>
              <table:table-cell office:value-type="float" office:value="57760380">
                <text:p>57760380</text:p>
              </table:table-cell>
              <table:table-cell office:value-type="float" office:value="159190019">
                <text:p>159190019</text:p>
              </table:table-cell>
              <table:table-cell office:value-type="float" office:value="223316797">
                <text:p>223316797</text:p>
              </table:table-cell>
              <table:table-cell office:value-type="float" office:value="275943370">
                <text:p>275943370</text:p>
              </table:table-cell>
              <table:table-cell office:value-type="float" office:value="291635614">
                <text:p>291635614</text:p>
              </table:table-cell>
              <table:table-cell office:value-type="float" office:value="748202641">
                <text:p>748202641</text:p>
              </table:table-cell>
              <table:table-cell office:value-type="float" office:value="17459687">
                <text:p>17459687</text:p>
              </table:table-cell>
              <table:table-cell office:value-type="float" office:value="28983654">
                <text:p>28983654</text:p>
              </table:table-cell>
              <table:table-cell office:value-type="float" office:value="43112687">
                <text:p>43112687</text:p>
              </table:table-cell>
              <table:table-cell office:value-type="float" office:value="155571966">
                <text:p>155571966</text:p>
              </table:table-cell>
              <table:table-cell office:value-type="float" office:value="208226247">
                <text:p>208226247</text:p>
              </table:table-cell>
              <table:table-cell office:value-type="float" office:value="252373977">
                <text:p>252373977</text:p>
              </table:table-cell>
              <table:table-cell office:value-type="float" office:value="282294442">
                <text:p>282294442</text:p>
              </table:table-cell>
              <table:table-cell office:value-type="float" office:value="664667810">
                <text:p>664667810</text:p>
              </table:table-cell>
            </table:table-row>
            <table:table-row>
              <table:table-cell office:value-type="string">
                <text:p text:id="Sheet4.A5:Sheet4.A5">FairReadWriteMutex tps</text:p>
              </table:table-cell>
              <table:table-cell office:value-type="float" office:value="103539">
                <text:p text:id="Sheet4.B5:Sheet4.AG5">103539</text:p>
              </table:table-cell>
              <table:table-cell office:value-type="float" office:value="109368">
                <text:p>109368</text:p>
              </table:table-cell>
              <table:table-cell office:value-type="float" office:value="65445">
                <text:p>65445</text:p>
              </table:table-cell>
              <table:table-cell office:value-type="float" office:value="50102">
                <text:p>50102</text:p>
              </table:table-cell>
              <table:table-cell office:value-type="float" office:value="48378">
                <text:p>48378</text:p>
              </table:table-cell>
              <table:table-cell office:value-type="float" office:value="54769">
                <text:p>54769</text:p>
              </table:table-cell>
              <table:table-cell office:value-type="float" office:value="51999">
                <text:p>51999</text:p>
              </table:table-cell>
              <table:table-cell office:value-type="float" office:value="57575">
                <text:p>57575</text:p>
              </table:table-cell>
              <table:table-cell office:value-type="float" office:value="91890">
                <text:p>91890</text:p>
              </table:table-cell>
              <table:table-cell office:value-type="float" office:value="84932">
                <text:p>84932</text:p>
              </table:table-cell>
              <table:table-cell office:value-type="float" office:value="45807">
                <text:p>45807</text:p>
              </table:table-cell>
              <table:table-cell office:value-type="float" office:value="46098">
                <text:p>46098</text:p>
              </table:table-cell>
              <table:table-cell office:value-type="float" office:value="38898">
                <text:p>38898</text:p>
              </table:table-cell>
              <table:table-cell office:value-type="float" office:value="52516">
                <text:p>52516</text:p>
              </table:table-cell>
              <table:table-cell office:value-type="float" office:value="52903">
                <text:p>52903</text:p>
              </table:table-cell>
              <table:table-cell office:value-type="float" office:value="50296">
                <text:p>50296</text:p>
              </table:table-cell>
              <table:table-cell office:value-type="float" office:value="60835">
                <text:p>60835</text:p>
              </table:table-cell>
              <table:table-cell office:value-type="float" office:value="43820">
                <text:p>43820</text:p>
              </table:table-cell>
              <table:table-cell office:value-type="float" office:value="86116">
                <text:p>86116</text:p>
              </table:table-cell>
              <table:table-cell office:value-type="float" office:value="71602">
                <text:p>71602</text:p>
              </table:table-cell>
              <table:table-cell office:value-type="float" office:value="45721">
                <text:p>45721</text:p>
              </table:table-cell>
              <table:table-cell office:value-type="float" office:value="37847">
                <text:p>37847</text:p>
              </table:table-cell>
              <table:table-cell office:value-type="float" office:value="37832">
                <text:p>37832</text:p>
              </table:table-cell>
              <table:table-cell office:value-type="float" office:value="51397">
                <text:p>51397</text:p>
              </table:table-cell>
              <table:table-cell office:value-type="float" office:value="36150">
                <text:p>36150</text:p>
              </table:table-cell>
              <table:table-cell office:value-type="float" office:value="50805">
                <text:p>50805</text:p>
              </table:table-cell>
              <table:table-cell office:value-type="float" office:value="42540">
                <text:p>42540</text:p>
              </table:table-cell>
              <table:table-cell office:value-type="float" office:value="38508">
                <text:p>38508</text:p>
              </table:table-cell>
              <table:table-cell office:value-type="float" office:value="48031">
                <text:p>48031</text:p>
              </table:table-cell>
              <table:table-cell office:value-type="float" office:value="38773">
                <text:p>38773</text:p>
              </table:table-cell>
              <table:table-cell office:value-type="float" office:value="38086">
                <text:p>38086</text:p>
              </table:table-cell>
              <table:table-cell office:value-type="float" office:value="55002">
                <text:p>55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66cm" svg:height="11.222cm" xlink:href=".." chart:class="chart:line" chart:style-name="ch1">
        <chart:title svg:x="6.202cm" svg:y="0.225cm" chart:style-name="ch2">
          <text:p>Total access/sec, #Writers=0</text:p>
        </chart:title>
        <chart:legend chart:legend-position="end" svg:x="13.774cm" svg:y="3.467cm" chart:style-name="ch3"/>
        <chart:plot-area chart:style-name="ch4" table:cell-range-address="Sheet6.A30:Sheet6.H42" chart:data-source-has-labels="both" svg:x="0.521cm" svg:y="0.952cm" svg:width="12.893cm" svg:height="9.799cm">
          <chart:axis chart:dimension="x" chart:name="primary-x" chart:style-name="ch5">
            <chart:title svg:x="5.917cm" svg:y="10.377cm" chart:style-name="ch6">
              <text:p>number of readers</text:p>
            </chart:title>
            <chart:categories table:cell-range-address="Sheet6.A31:Sheet6.A42"/>
            <chart:grid chart:style-name="ch7" chart:class="major"/>
          </chart:axis>
          <chart:axis chart:dimension="y" chart:name="primary-y" chart:style-name="ch8">
            <chart:title svg:x="0.362cm" svg:y="7.391cm" chart:style-name="ch9">
              <text:p>reader+writer access/sec</text:p>
            </chart:title>
            <chart:grid chart:style-name="ch7" chart:class="major"/>
          </chart:axis>
          <chart:series chart:style-name="ch10" chart:values-cell-range-address="Sheet6.B31:Sheet6.B42" chart:label-cell-address="Sheet6.B30:Sheet6.B30" chart:class="chart:line">
            <chart:data-point chart:repeated="12"/>
          </chart:series>
          <chart:series chart:style-name="ch11" chart:values-cell-range-address="Sheet6.C31:Sheet6.C42" chart:label-cell-address="Sheet6.C30:Sheet6.C30" chart:class="chart:line">
            <chart:data-point chart:repeated="12"/>
          </chart:series>
          <chart:series chart:style-name="ch12" chart:values-cell-range-address="Sheet6.D31:Sheet6.D42" chart:label-cell-address="Sheet6.D30:Sheet6.D30" chart:class="chart:line">
            <chart:data-point chart:repeated="12"/>
          </chart:series>
          <chart:series chart:style-name="ch13" chart:values-cell-range-address="Sheet6.E31:Sheet6.E42" chart:label-cell-address="Sheet6.E30:Sheet6.E30" chart:class="chart:line">
            <chart:data-point chart:repeated="12"/>
          </chart:series>
          <chart:series chart:style-name="ch14" chart:values-cell-range-address="Sheet6.F31:Sheet6.F42" chart:label-cell-address="Sheet6.F30:Sheet6.F30" chart:class="chart:line">
            <chart:data-point chart:repeated="12"/>
          </chart:series>
          <chart:series chart:style-name="ch15" chart:values-cell-range-address="Sheet6.G31:Sheet6.G42" chart:label-cell-address="Sheet6.G30:Sheet6.G30" chart:class="chart:line">
            <chart:data-point chart:repeated="12"/>
          </chart:series>
          <chart:series chart:style-name="ch16" chart:values-cell-range-address="Sheet6.H31:Sheet6.H42" chart:label-cell-address="Sheet6.H30:Sheet6.H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B30:Sheet6.B30">Mutex tps</text:p>
              </table:table-cell>
              <table:table-cell office:value-type="string">
                <text:p text:id="Sheet6.C30:Sheet6.C30">CriticalSection tps</text:p>
              </table:table-cell>
              <table:table-cell office:value-type="string">
                <text:p text:id="Sheet6.D30:Sheet6.D30">SlimReadWriteLock tps</text:p>
              </table:table-cell>
              <table:table-cell office:value-type="string">
                <text:p text:id="Sheet6.E30:Sheet6.E30">UltraSpinReadWriteMutex tps</text:p>
              </table:table-cell>
              <table:table-cell office:value-type="string">
                <text:p text:id="Sheet6.F30:Sheet6.F30">UltraFastReadWriteMutex tps</text:p>
              </table:table-cell>
              <table:table-cell office:value-type="string">
                <text:p text:id="Sheet6.G30:Sheet6.G30">UltraLightReadWriteMutex tps</text:p>
              </table:table-cell>
              <table:table-cell office:value-type="string">
                <text:p text:id="Sheet6.H30:Sheet6.H30">FairReadWriteMutex tps</text:p>
              </table:table-cell>
            </table:table-row>
          </table:table-header-rows>
          <table:table-rows>
            <table:table-row>
              <table:table-cell office:value-type="string">
                <text:p text:id="Sheet6.A31:Sheet6.A42">0</text:p>
              </table:table-cell>
              <table:table-cell office:value-type="float" office:value="0">
                <text:p text:id="Sheet6.B31:Sheet6.B42">0</text:p>
              </table:table-cell>
              <table:table-cell office:value-type="float" office:value="0">
                <text:p text:id="Sheet6.C31:Sheet6.C42">0</text:p>
              </table:table-cell>
              <table:table-cell office:value-type="float" office:value="0">
                <text:p text:id="Sheet6.D31:Sheet6.D42">0</text:p>
              </table:table-cell>
              <table:table-cell office:value-type="float" office:value="0">
                <text:p text:id="Sheet6.E31:Sheet6.E42">0</text:p>
              </table:table-cell>
              <table:table-cell office:value-type="float" office:value="0">
                <text:p text:id="Sheet6.F31:Sheet6.F42">0</text:p>
              </table:table-cell>
              <table:table-cell office:value-type="float" office:value="0">
                <text:p text:id="Sheet6.G31:Sheet6.G42">0</text:p>
              </table:table-cell>
              <table:table-cell office:value-type="float" office:value="0">
                <text:p text:id="Sheet6.H31:Sheet6.H42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147642">
                <text:p>2147642</text:p>
              </table:table-cell>
              <table:table-cell office:value-type="float" office:value="46061594">
                <text:p>46061594</text:p>
              </table:table-cell>
              <table:table-cell office:value-type="float" office:value="52245146">
                <text:p>52245146</text:p>
              </table:table-cell>
              <table:table-cell office:value-type="float" office:value="207619994">
                <text:p>207619994</text:p>
              </table:table-cell>
              <table:table-cell office:value-type="float" office:value="199534462">
                <text:p>199534462</text:p>
              </table:table-cell>
              <table:table-cell office:value-type="float" office:value="198704172">
                <text:p>198704172</text:p>
              </table:table-cell>
              <table:table-cell office:value-type="float" office:value="1077614">
                <text:p>10776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34">
                <text:p>111734</text:p>
              </table:table-cell>
              <table:table-cell office:value-type="float" office:value="17266042">
                <text:p>17266042</text:p>
              </table:table-cell>
              <table:table-cell office:value-type="float" office:value="24042618">
                <text:p>24042618</text:p>
              </table:table-cell>
              <table:table-cell office:value-type="float" office:value="319366614">
                <text:p>319366614</text:p>
              </table:table-cell>
              <table:table-cell office:value-type="float" office:value="316462952">
                <text:p>316462952</text:p>
              </table:table-cell>
              <table:table-cell office:value-type="float" office:value="312794690">
                <text:p>312794690</text:p>
              </table:table-cell>
              <table:table-cell office:value-type="float" office:value="108812">
                <text:p>108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360">
                <text:p>108360</text:p>
              </table:table-cell>
              <table:table-cell office:value-type="float" office:value="15123056">
                <text:p>15123056</text:p>
              </table:table-cell>
              <table:table-cell office:value-type="float" office:value="16743094">
                <text:p>16743094</text:p>
              </table:table-cell>
              <table:table-cell office:value-type="float" office:value="427108140">
                <text:p>427108140</text:p>
              </table:table-cell>
              <table:table-cell office:value-type="float" office:value="395340530">
                <text:p>395340530</text:p>
              </table:table-cell>
              <table:table-cell office:value-type="float" office:value="383275576">
                <text:p>383275576</text:p>
              </table:table-cell>
              <table:table-cell office:value-type="float" office:value="99958">
                <text:p>9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802">
                <text:p>87802</text:p>
              </table:table-cell>
              <table:table-cell office:value-type="float" office:value="14612888">
                <text:p>14612888</text:p>
              </table:table-cell>
              <table:table-cell office:value-type="float" office:value="13289100">
                <text:p>13289100</text:p>
              </table:table-cell>
              <table:table-cell office:value-type="float" office:value="558901116">
                <text:p>558901116</text:p>
              </table:table-cell>
              <table:table-cell office:value-type="float" office:value="491809978">
                <text:p>491809978</text:p>
              </table:table-cell>
              <table:table-cell office:value-type="float" office:value="499543750">
                <text:p>499543750</text:p>
              </table:table-cell>
              <table:table-cell office:value-type="float" office:value="82966">
                <text:p>8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42">
                <text:p>42342</text:p>
              </table:table-cell>
              <table:table-cell office:value-type="float" office:value="14567408">
                <text:p>14567408</text:p>
              </table:table-cell>
              <table:table-cell office:value-type="float" office:value="11739516">
                <text:p>11739516</text:p>
              </table:table-cell>
              <table:table-cell office:value-type="float" office:value="646769176">
                <text:p>646769176</text:p>
              </table:table-cell>
              <table:table-cell office:value-type="float" office:value="570127050">
                <text:p>570127050</text:p>
              </table:table-cell>
              <table:table-cell office:value-type="float" office:value="585693782">
                <text:p>585693782</text:p>
              </table:table-cell>
              <table:table-cell office:value-type="float" office:value="58104">
                <text:p>58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76">
                <text:p>50976</text:p>
              </table:table-cell>
              <table:table-cell office:value-type="float" office:value="15019334">
                <text:p>15019334</text:p>
              </table:table-cell>
              <table:table-cell office:value-type="float" office:value="11328560">
                <text:p>11328560</text:p>
              </table:table-cell>
              <table:table-cell office:value-type="float" office:value="749797052">
                <text:p>749797052</text:p>
              </table:table-cell>
              <table:table-cell office:value-type="float" office:value="646501590">
                <text:p>646501590</text:p>
              </table:table-cell>
              <table:table-cell office:value-type="float" office:value="659692500">
                <text:p>659692500</text:p>
              </table:table-cell>
              <table:table-cell office:value-type="float" office:value="81772">
                <text:p>8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70">
                <text:p>43270</text:p>
              </table:table-cell>
              <table:table-cell office:value-type="float" office:value="15363144">
                <text:p>15363144</text:p>
              </table:table-cell>
              <table:table-cell office:value-type="float" office:value="11158066">
                <text:p>11158066</text:p>
              </table:table-cell>
              <table:table-cell office:value-type="float" office:value="831379004">
                <text:p>831379004</text:p>
              </table:table-cell>
              <table:table-cell office:value-type="float" office:value="703928044">
                <text:p>703928044</text:p>
              </table:table-cell>
              <table:table-cell office:value-type="float" office:value="717828210">
                <text:p>717828210</text:p>
              </table:table-cell>
              <table:table-cell office:value-type="float" office:value="71338">
                <text:p>71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76">
                <text:p>44976</text:p>
              </table:table-cell>
              <table:table-cell office:value-type="float" office:value="14399546">
                <text:p>14399546</text:p>
              </table:table-cell>
              <table:table-cell office:value-type="float" office:value="11129888">
                <text:p>11129888</text:p>
              </table:table-cell>
              <table:table-cell office:value-type="float" office:value="932771106">
                <text:p>932771106</text:p>
              </table:table-cell>
              <table:table-cell office:value-type="float" office:value="783362428">
                <text:p>783362428</text:p>
              </table:table-cell>
              <table:table-cell office:value-type="float" office:value="800883590">
                <text:p>800883590</text:p>
              </table:table-cell>
              <table:table-cell office:value-type="float" office:value="66102">
                <text:p>66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854">
                <text:p>41854</text:p>
              </table:table-cell>
              <table:table-cell office:value-type="float" office:value="14757300">
                <text:p>14757300</text:p>
              </table:table-cell>
              <table:table-cell office:value-type="float" office:value="11239334">
                <text:p>11239334</text:p>
              </table:table-cell>
              <table:table-cell office:value-type="float" office:value="921500368">
                <text:p>921500368</text:p>
              </table:table-cell>
              <table:table-cell office:value-type="float" office:value="782833800">
                <text:p>782833800</text:p>
              </table:table-cell>
              <table:table-cell office:value-type="float" office:value="789465348">
                <text:p>789465348</text:p>
              </table:table-cell>
              <table:table-cell office:value-type="float" office:value="90676">
                <text:p>9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34">
                <text:p>48334</text:p>
              </table:table-cell>
              <table:table-cell office:value-type="float" office:value="15142034">
                <text:p>15142034</text:p>
              </table:table-cell>
              <table:table-cell office:value-type="float" office:value="10654406">
                <text:p>10654406</text:p>
              </table:table-cell>
              <table:table-cell office:value-type="float" office:value="1020420218">
                <text:p>1020420218</text:p>
              </table:table-cell>
              <table:table-cell office:value-type="float" office:value="820796128">
                <text:p>820796128</text:p>
              </table:table-cell>
              <table:table-cell office:value-type="float" office:value="793827158">
                <text:p>793827158</text:p>
              </table:table-cell>
              <table:table-cell office:value-type="float" office:value="90654">
                <text:p>9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200">
                <text:p>49200</text:p>
              </table:table-cell>
              <table:table-cell office:value-type="float" office:value="14541152">
                <text:p>14541152</text:p>
              </table:table-cell>
              <table:table-cell office:value-type="float" office:value="10634968">
                <text:p>10634968</text:p>
              </table:table-cell>
              <table:table-cell office:value-type="float" office:value="953125830">
                <text:p>953125830</text:p>
              </table:table-cell>
              <table:table-cell office:value-type="float" office:value="785232526">
                <text:p>785232526</text:p>
              </table:table-cell>
              <table:table-cell office:value-type="float" office:value="773115806">
                <text:p>773115806</text:p>
              </table:table-cell>
              <table:table-cell office:value-type="float" office:value="66048">
                <text:p>66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84cm" svg:height="9.634cm" xlink:href=".." chart:class="chart:line" chart:style-name="ch1">
        <chart:title svg:x="7.311cm" svg:y="0.193cm" chart:style-name="ch2">
          <text:p>Total access/sec, #Writers=2</text:p>
        </chart:title>
        <chart:legend chart:legend-position="end" svg:x="15.287cm" svg:y="3.228cm" chart:style-name="ch3"/>
        <chart:plot-area chart:style-name="ch4" table:cell-range-address="Sheet6.T50:Sheet6.AA62" chart:data-source-has-labels="both" svg:x="0.609cm" svg:y="0.888cm" svg:width="14.274cm" svg:height="8.371cm">
          <chart:axis chart:dimension="x" chart:name="primary-x" chart:style-name="ch5">
            <chart:title svg:x="6.695cm" svg:y="8.853cm" chart:style-name="ch6">
              <text:p>number of readers</text:p>
            </chart:title>
            <chart:categories table:cell-range-address="Sheet6.T51:Sheet6.T62"/>
          </chart:axis>
          <chart:axis chart:dimension="y" chart:name="primary-y" chart:style-name="ch7">
            <chart:title svg:x="0.406cm" svg:y="6.613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51:Sheet6.U62" chart:label-cell-address="Sheet6.U50:Sheet6.U50" chart:class="chart:line">
            <chart:data-point chart:repeated="12"/>
          </chart:series>
          <chart:series chart:style-name="ch11" chart:values-cell-range-address="Sheet6.V51:Sheet6.V62" chart:label-cell-address="Sheet6.V50:Sheet6.V50" chart:class="chart:line">
            <chart:data-point chart:repeated="12"/>
          </chart:series>
          <chart:series chart:style-name="ch12" chart:values-cell-range-address="Sheet6.W51:Sheet6.W62" chart:label-cell-address="Sheet6.W50:Sheet6.W50" chart:class="chart:line">
            <chart:data-point chart:repeated="12"/>
          </chart:series>
          <chart:series chart:style-name="ch13" chart:values-cell-range-address="Sheet6.X51:Sheet6.X62" chart:label-cell-address="Sheet6.X50:Sheet6.X50" chart:class="chart:line">
            <chart:data-point chart:repeated="12"/>
          </chart:series>
          <chart:series chart:style-name="ch14" chart:values-cell-range-address="Sheet6.Y51:Sheet6.Y62" chart:label-cell-address="Sheet6.Y50:Sheet6.Y50" chart:class="chart:line">
            <chart:data-point chart:repeated="12"/>
          </chart:series>
          <chart:series chart:style-name="ch15" chart:values-cell-range-address="Sheet6.Z51:Sheet6.Z62" chart:label-cell-address="Sheet6.Z50:Sheet6.Z50" chart:class="chart:line">
            <chart:data-point chart:repeated="12"/>
          </chart:series>
          <chart:series chart:style-name="ch16" chart:values-cell-range-address="Sheet6.AA51:Sheet6.AA62" chart:label-cell-address="Sheet6.AA50:Sheet6.AA5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0:Sheet6.U50">Mutex wps</text:p>
              </table:table-cell>
              <table:table-cell office:value-type="string">
                <text:p text:id="Sheet6.V50:Sheet6.V50">CriticalSection wps</text:p>
              </table:table-cell>
              <table:table-cell office:value-type="string">
                <text:p text:id="Sheet6.W50:Sheet6.W50">SlimReadWriteLock wps</text:p>
              </table:table-cell>
              <table:table-cell office:value-type="string">
                <text:p text:id="Sheet6.X50:Sheet6.X50">UltraSpinReadWriteMutex wps</text:p>
              </table:table-cell>
              <table:table-cell office:value-type="string">
                <text:p text:id="Sheet6.Y50:Sheet6.Y50">UltraFastReadWriteMutex wps</text:p>
              </table:table-cell>
              <table:table-cell office:value-type="string">
                <text:p text:id="Sheet6.Z50:Sheet6.Z50">UltraLightReadWriteMutex wps</text:p>
              </table:table-cell>
              <table:table-cell office:value-type="string">
                <text:p text:id="Sheet6.AA50:Sheet6.AA5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51:Sheet6.T62">0</text:p>
              </table:table-cell>
              <table:table-cell office:value-type="float" office:value="103926">
                <text:p text:id="Sheet6.U51:Sheet6.U62">103926</text:p>
              </table:table-cell>
              <table:table-cell office:value-type="float" office:value="19593680">
                <text:p text:id="Sheet6.V51:Sheet6.V62">19593680</text:p>
              </table:table-cell>
              <table:table-cell office:value-type="float" office:value="31090894">
                <text:p text:id="Sheet6.W51:Sheet6.W62">31090894</text:p>
              </table:table-cell>
              <table:table-cell office:value-type="float" office:value="990236">
                <text:p text:id="Sheet6.X51:Sheet6.X62">990236</text:p>
              </table:table-cell>
              <table:table-cell office:value-type="float" office:value="1265582">
                <text:p text:id="Sheet6.Y51:Sheet6.Y62">1265582</text:p>
              </table:table-cell>
              <table:table-cell office:value-type="float" office:value="20353874">
                <text:p text:id="Sheet6.Z51:Sheet6.Z62">20353874</text:p>
              </table:table-cell>
              <table:table-cell office:value-type="float" office:value="123514">
                <text:p text:id="Sheet6.AA51:Sheet6.AA62">1235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5924">
                <text:p>105924</text:p>
              </table:table-cell>
              <table:table-cell office:value-type="float" office:value="16838730">
                <text:p>16838730</text:p>
              </table:table-cell>
              <table:table-cell office:value-type="float" office:value="28414554">
                <text:p>28414554</text:p>
              </table:table-cell>
              <table:table-cell office:value-type="float" office:value="461376">
                <text:p>461376</text:p>
              </table:table-cell>
              <table:table-cell office:value-type="float" office:value="13765770">
                <text:p>13765770</text:p>
              </table:table-cell>
              <table:table-cell office:value-type="float" office:value="23613432">
                <text:p>23613432</text:p>
              </table:table-cell>
              <table:table-cell office:value-type="float" office:value="87340">
                <text:p>873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214">
                <text:p>75214</text:p>
              </table:table-cell>
              <table:table-cell office:value-type="float" office:value="14467768">
                <text:p>14467768</text:p>
              </table:table-cell>
              <table:table-cell office:value-type="float" office:value="23958982">
                <text:p>23958982</text:p>
              </table:table-cell>
              <table:table-cell office:value-type="float" office:value="2053692">
                <text:p>2053692</text:p>
              </table:table-cell>
              <table:table-cell office:value-type="float" office:value="47166948">
                <text:p>47166948</text:p>
              </table:table-cell>
              <table:table-cell office:value-type="float" office:value="51541574">
                <text:p>51541574</text:p>
              </table:table-cell>
              <table:table-cell office:value-type="float" office:value="68460">
                <text:p>68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70">
                <text:p>43270</text:p>
              </table:table-cell>
              <table:table-cell office:value-type="float" office:value="14720100">
                <text:p>14720100</text:p>
              </table:table-cell>
              <table:table-cell office:value-type="float" office:value="22474458">
                <text:p>22474458</text:p>
              </table:table-cell>
              <table:table-cell office:value-type="float" office:value="1718920">
                <text:p>1718920</text:p>
              </table:table-cell>
              <table:table-cell office:value-type="float" office:value="53685622">
                <text:p>53685622</text:p>
              </table:table-cell>
              <table:table-cell office:value-type="float" office:value="82523914">
                <text:p>82523914</text:p>
              </table:table-cell>
              <table:table-cell office:value-type="float" office:value="52274">
                <text:p>5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98">
                <text:p>48798</text:p>
              </table:table-cell>
              <table:table-cell office:value-type="float" office:value="14247978">
                <text:p>14247978</text:p>
              </table:table-cell>
              <table:table-cell office:value-type="float" office:value="22195472">
                <text:p>22195472</text:p>
              </table:table-cell>
              <table:table-cell office:value-type="float" office:value="2282634">
                <text:p>2282634</text:p>
              </table:table-cell>
              <table:table-cell office:value-type="float" office:value="83664106">
                <text:p>83664106</text:p>
              </table:table-cell>
              <table:table-cell office:value-type="float" office:value="175059826">
                <text:p>175059826</text:p>
              </table:table-cell>
              <table:table-cell office:value-type="float" office:value="56648">
                <text:p>56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68">
                <text:p>77668</text:p>
              </table:table-cell>
              <table:table-cell office:value-type="float" office:value="14389730">
                <text:p>14389730</text:p>
              </table:table-cell>
              <table:table-cell office:value-type="float" office:value="20843980">
                <text:p>20843980</text:p>
              </table:table-cell>
              <table:table-cell office:value-type="float" office:value="2019238">
                <text:p>2019238</text:p>
              </table:table-cell>
              <table:table-cell office:value-type="float" office:value="101723776">
                <text:p>101723776</text:p>
              </table:table-cell>
              <table:table-cell office:value-type="float" office:value="202074466">
                <text:p>202074466</text:p>
              </table:table-cell>
              <table:table-cell office:value-type="float" office:value="79366">
                <text:p>7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58">
                <text:p>45958</text:p>
              </table:table-cell>
              <table:table-cell office:value-type="float" office:value="14676002">
                <text:p>14676002</text:p>
              </table:table-cell>
              <table:table-cell office:value-type="float" office:value="16453788">
                <text:p>16453788</text:p>
              </table:table-cell>
              <table:table-cell office:value-type="float" office:value="39391642">
                <text:p>39391642</text:p>
              </table:table-cell>
              <table:table-cell office:value-type="float" office:value="122259606">
                <text:p>122259606</text:p>
              </table:table-cell>
              <table:table-cell office:value-type="float" office:value="272247370">
                <text:p>272247370</text:p>
              </table:table-cell>
              <table:table-cell office:value-type="float" office:value="73802">
                <text:p>73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88">
                <text:p>48588</text:p>
              </table:table-cell>
              <table:table-cell office:value-type="float" office:value="14388174">
                <text:p>14388174</text:p>
              </table:table-cell>
              <table:table-cell office:value-type="float" office:value="17740706">
                <text:p>17740706</text:p>
              </table:table-cell>
              <table:table-cell office:value-type="float" office:value="1279048">
                <text:p>1279048</text:p>
              </table:table-cell>
              <table:table-cell office:value-type="float" office:value="170485696">
                <text:p>170485696</text:p>
              </table:table-cell>
              <table:table-cell office:value-type="float" office:value="319976728">
                <text:p>319976728</text:p>
              </table:table-cell>
              <table:table-cell office:value-type="float" office:value="75346">
                <text:p>75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502">
                <text:p>44502</text:p>
              </table:table-cell>
              <table:table-cell office:value-type="float" office:value="14644348">
                <text:p>14644348</text:p>
              </table:table-cell>
              <table:table-cell office:value-type="float" office:value="14344128">
                <text:p>14344128</text:p>
              </table:table-cell>
              <table:table-cell office:value-type="float" office:value="938756">
                <text:p>938756</text:p>
              </table:table-cell>
              <table:table-cell office:value-type="float" office:value="267384896">
                <text:p>267384896</text:p>
              </table:table-cell>
              <table:table-cell office:value-type="float" office:value="803581466">
                <text:p>803581466</text:p>
              </table:table-cell>
              <table:table-cell office:value-type="float" office:value="73194">
                <text:p>731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78">
                <text:p>47278</text:p>
              </table:table-cell>
              <table:table-cell office:value-type="float" office:value="14404348">
                <text:p>14404348</text:p>
              </table:table-cell>
              <table:table-cell office:value-type="float" office:value="14957888">
                <text:p>14957888</text:p>
              </table:table-cell>
              <table:table-cell office:value-type="float" office:value="153567040">
                <text:p>153567040</text:p>
              </table:table-cell>
              <table:table-cell office:value-type="float" office:value="395846862">
                <text:p>395846862</text:p>
              </table:table-cell>
              <table:table-cell office:value-type="float" office:value="791724932">
                <text:p>791724932</text:p>
              </table:table-cell>
              <table:table-cell office:value-type="float" office:value="76052">
                <text:p>7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840">
                <text:p>45840</text:p>
              </table:table-cell>
              <table:table-cell office:value-type="float" office:value="14708026">
                <text:p>14708026</text:p>
              </table:table-cell>
              <table:table-cell office:value-type="float" office:value="14777958">
                <text:p>14777958</text:p>
              </table:table-cell>
              <table:table-cell office:value-type="float" office:value="28733958">
                <text:p>28733958</text:p>
              </table:table-cell>
              <table:table-cell office:value-type="float" office:value="457941150">
                <text:p>457941150</text:p>
              </table:table-cell>
              <table:table-cell office:value-type="float" office:value="768923680">
                <text:p>768923680</text:p>
              </table:table-cell>
              <table:table-cell office:value-type="float" office:value="63328">
                <text:p>633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304">
                <text:p>47304</text:p>
              </table:table-cell>
              <table:table-cell office:value-type="float" office:value="14346560">
                <text:p>14346560</text:p>
              </table:table-cell>
              <table:table-cell office:value-type="float" office:value="14526338">
                <text:p>14526338</text:p>
              </table:table-cell>
              <table:table-cell office:value-type="float" office:value="2817104">
                <text:p>2817104</text:p>
              </table:table-cell>
              <table:table-cell office:value-type="float" office:value="480475256">
                <text:p>480475256</text:p>
              </table:table-cell>
              <table:table-cell office:value-type="float" office:value="774296644">
                <text:p>774296644</text:p>
              </table:table-cell>
              <table:table-cell office:value-type="float" office:value="66202">
                <text:p>662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97cm" svg:height="8.804cm" xlink:href=".." chart:class="chart:line" chart:style-name="ch1">
        <chart:title svg:x="7.886cm" svg:y="0.177cm" chart:style-name="ch2">
          <text:p>Writes/sec, #Writers=1</text:p>
        </chart:title>
        <chart:legend chart:legend-position="end" svg:x="15.3cm" svg:y="2.813cm" chart:style-name="ch3"/>
        <chart:plot-area chart:style-name="ch4" table:cell-range-address="Sheet6.T30:Sheet6.AA42" chart:data-source-has-labels="both" svg:x="0.609cm" svg:y="0.856cm" svg:width="14.287cm" svg:height="7.621cm">
          <chart:axis chart:dimension="x" chart:name="primary-x" chart:style-name="ch5">
            <chart:title svg:x="6.702cm" svg:y="8.055cm" chart:style-name="ch6">
              <text:p>number of readers</text:p>
            </chart:title>
            <chart:categories table:cell-range-address="Sheet6.T31:Sheet6.T42"/>
          </chart:axis>
          <chart:axis chart:dimension="y" chart:name="primary-y" chart:style-name="ch7">
            <chart:title svg:x="0.406cm" svg:y="5.637cm" chart:style-name="ch8">
              <text:p>writer access/sec</text:p>
            </chart:title>
            <chart:grid chart:style-name="ch9" chart:class="major"/>
          </chart:axis>
          <chart:series chart:style-name="ch10" chart:values-cell-range-address="Sheet6.U31:Sheet6.U42" chart:label-cell-address="Sheet6.U30:Sheet6.U30" chart:class="chart:line">
            <chart:data-point chart:repeated="12"/>
          </chart:series>
          <chart:series chart:style-name="ch11" chart:values-cell-range-address="Sheet6.V31:Sheet6.V42" chart:label-cell-address="Sheet6.V30:Sheet6.V30" chart:class="chart:line">
            <chart:data-point chart:repeated="12"/>
          </chart:series>
          <chart:series chart:style-name="ch12" chart:values-cell-range-address="Sheet6.W31:Sheet6.W42" chart:label-cell-address="Sheet6.W30:Sheet6.W30" chart:class="chart:line">
            <chart:data-point chart:repeated="12"/>
          </chart:series>
          <chart:series chart:style-name="ch13" chart:values-cell-range-address="Sheet6.X31:Sheet6.X42" chart:label-cell-address="Sheet6.X30:Sheet6.X30" chart:class="chart:line">
            <chart:data-point chart:repeated="12"/>
          </chart:series>
          <chart:series chart:style-name="ch14" chart:values-cell-range-address="Sheet6.Y31:Sheet6.Y42" chart:label-cell-address="Sheet6.Y30:Sheet6.Y30" chart:class="chart:line">
            <chart:data-point chart:repeated="12"/>
          </chart:series>
          <chart:series chart:style-name="ch15" chart:values-cell-range-address="Sheet6.Z31:Sheet6.Z42" chart:label-cell-address="Sheet6.Z30:Sheet6.Z30" chart:class="chart:line">
            <chart:data-point chart:repeated="12"/>
          </chart:series>
          <chart:series chart:style-name="ch16" chart:values-cell-range-address="Sheet6.AA31:Sheet6.AA42" chart:label-cell-address="Sheet6.AA30:Sheet6.AA30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30:Sheet6.U30">Mutex wps</text:p>
              </table:table-cell>
              <table:table-cell office:value-type="string">
                <text:p text:id="Sheet6.V30:Sheet6.V30">CriticalSection wps</text:p>
              </table:table-cell>
              <table:table-cell office:value-type="string">
                <text:p text:id="Sheet6.W30:Sheet6.W30">SlimReadWriteLock wps</text:p>
              </table:table-cell>
              <table:table-cell office:value-type="string">
                <text:p text:id="Sheet6.X30:Sheet6.X30">UltraSpinReadWriteMutex wps</text:p>
              </table:table-cell>
              <table:table-cell office:value-type="string">
                <text:p text:id="Sheet6.Y30:Sheet6.Y30">UltraFastReadWriteMutex wps</text:p>
              </table:table-cell>
              <table:table-cell office:value-type="string">
                <text:p text:id="Sheet6.Z30:Sheet6.Z30">UltraLightReadWriteMutex wps</text:p>
              </table:table-cell>
              <table:table-cell office:value-type="string">
                <text:p text:id="Sheet6.AA30:Sheet6.AA30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31:Sheet6.T42">0</text:p>
              </table:table-cell>
              <table:table-cell office:value-type="float" office:value="2031726">
                <text:p text:id="Sheet6.U31:Sheet6.U42">2031726</text:p>
              </table:table-cell>
              <table:table-cell office:value-type="float" office:value="44848154">
                <text:p text:id="Sheet6.V31:Sheet6.V42">44848154</text:p>
              </table:table-cell>
              <table:table-cell office:value-type="float" office:value="50351944">
                <text:p text:id="Sheet6.W31:Sheet6.W42">50351944</text:p>
              </table:table-cell>
              <table:table-cell office:value-type="float" office:value="2686456">
                <text:p text:id="Sheet6.X31:Sheet6.X42">2686456</text:p>
              </table:table-cell>
              <table:table-cell office:value-type="float" office:value="2688032">
                <text:p text:id="Sheet6.Y31:Sheet6.Y42">2688032</text:p>
              </table:table-cell>
              <table:table-cell office:value-type="float" office:value="38005724">
                <text:p text:id="Sheet6.Z31:Sheet6.Z42">38005724</text:p>
              </table:table-cell>
              <table:table-cell office:value-type="float" office:value="1019358">
                <text:p text:id="Sheet6.AA31:Sheet6.AA42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118">
                <text:p>63118</text:p>
              </table:table-cell>
              <table:table-cell office:value-type="float" office:value="6140150">
                <text:p>6140150</text:p>
              </table:table-cell>
              <table:table-cell office:value-type="float" office:value="11632758">
                <text:p>11632758</text:p>
              </table:table-cell>
              <table:table-cell office:value-type="float" office:value="28950">
                <text:p>28950</text:p>
              </table:table-cell>
              <table:table-cell office:value-type="float" office:value="1045040">
                <text:p>1045040</text:p>
              </table:table-cell>
              <table:table-cell office:value-type="float" office:value="7520042">
                <text:p>7520042</text:p>
              </table:table-cell>
              <table:table-cell office:value-type="float" office:value="52016">
                <text:p>52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54">
                <text:p>34254</text:p>
              </table:table-cell>
              <table:table-cell office:value-type="float" office:value="4642606">
                <text:p>4642606</text:p>
              </table:table-cell>
              <table:table-cell office:value-type="float" office:value="3672774">
                <text:p>3672774</text:p>
              </table:table-cell>
              <table:table-cell office:value-type="float" office:value="15870">
                <text:p>15870</text:p>
              </table:table-cell>
              <table:table-cell office:value-type="float" office:value="954120">
                <text:p>954120</text:p>
              </table:table-cell>
              <table:table-cell office:value-type="float" office:value="9161162">
                <text:p>9161162</text:p>
              </table:table-cell>
              <table:table-cell office:value-type="float" office:value="34346">
                <text:p>34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48">
                <text:p>23348</text:p>
              </table:table-cell>
              <table:table-cell office:value-type="float" office:value="4410664">
                <text:p>4410664</text:p>
              </table:table-cell>
              <table:table-cell office:value-type="float" office:value="1581098">
                <text:p>1581098</text:p>
              </table:table-cell>
              <table:table-cell office:value-type="float" office:value="5924">
                <text:p>5924</text:p>
              </table:table-cell>
              <table:table-cell office:value-type="float" office:value="526102">
                <text:p>526102</text:p>
              </table:table-cell>
              <table:table-cell office:value-type="float" office:value="4153198">
                <text:p>4153198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70">
                <text:p>9370</text:p>
              </table:table-cell>
              <table:table-cell office:value-type="float" office:value="3106814">
                <text:p>3106814</text:p>
              </table:table-cell>
              <table:table-cell office:value-type="float" office:value="640908">
                <text:p>640908</text:p>
              </table:table-cell>
              <table:table-cell office:value-type="float" office:value="5082">
                <text:p>5082</text:p>
              </table:table-cell>
              <table:table-cell office:value-type="float" office:value="463888">
                <text:p>463888</text:p>
              </table:table-cell>
              <table:table-cell office:value-type="float" office:value="3711624">
                <text:p>3711624</text:p>
              </table:table-cell>
              <table:table-cell office:value-type="float" office:value="18402">
                <text:p>1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0">
                <text:p>9660</text:p>
              </table:table-cell>
              <table:table-cell office:value-type="float" office:value="3626324">
                <text:p>3626324</text:p>
              </table:table-cell>
              <table:table-cell office:value-type="float" office:value="322604">
                <text:p>322604</text:p>
              </table:table-cell>
              <table:table-cell office:value-type="float" office:value="2648">
                <text:p>2648</text:p>
              </table:table-cell>
              <table:table-cell office:value-type="float" office:value="324026">
                <text:p>324026</text:p>
              </table:table-cell>
              <table:table-cell office:value-type="float" office:value="3001004">
                <text:p>3001004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44">
                <text:p>6944</text:p>
              </table:table-cell>
              <table:table-cell office:value-type="float" office:value="2185346">
                <text:p>2185346</text:p>
              </table:table-cell>
              <table:table-cell office:value-type="float" office:value="250750">
                <text:p>250750</text:p>
              </table:table-cell>
              <table:table-cell office:value-type="float" office:value="2854">
                <text:p>2854</text:p>
              </table:table-cell>
              <table:table-cell office:value-type="float" office:value="213486">
                <text:p>213486</text:p>
              </table:table-cell>
              <table:table-cell office:value-type="float" office:value="2465054">
                <text:p>2465054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8">
                <text:p>5768</text:p>
              </table:table-cell>
              <table:table-cell office:value-type="float" office:value="1761014">
                <text:p>1761014</text:p>
              </table:table-cell>
              <table:table-cell office:value-type="float" office:value="400168">
                <text:p>400168</text:p>
              </table:table-cell>
              <table:table-cell office:value-type="float" office:value="2594">
                <text:p>2594</text:p>
              </table:table-cell>
              <table:table-cell office:value-type="float" office:value="173620">
                <text:p>173620</text:p>
              </table:table-cell>
              <table:table-cell office:value-type="float" office:value="2089836">
                <text:p>2089836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8">
                <text:p>5178</text:p>
              </table:table-cell>
              <table:table-cell office:value-type="float" office:value="1579486">
                <text:p>1579486</text:p>
              </table:table-cell>
              <table:table-cell office:value-type="float" office:value="225784">
                <text:p>225784</text:p>
              </table:table-cell>
              <table:table-cell office:value-type="float" office:value="3302">
                <text:p>3302</text:p>
              </table:table-cell>
              <table:table-cell office:value-type="float" office:value="106388">
                <text:p>106388</text:p>
              </table:table-cell>
              <table:table-cell office:value-type="float" office:value="5358">
                <text:p>5358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26">
                <text:p>4726</text:p>
              </table:table-cell>
              <table:table-cell office:value-type="float" office:value="1421904">
                <text:p>1421904</text:p>
              </table:table-cell>
              <table:table-cell office:value-type="float" office:value="757398">
                <text:p>757398</text:p>
              </table:table-cell>
              <table:table-cell office:value-type="float" office:value="3104">
                <text:p>3104</text:p>
              </table:table-cell>
              <table:table-cell office:value-type="float" office:value="88104">
                <text:p>88104</text:p>
              </table:table-cell>
              <table:table-cell office:value-type="float" office:value="2620">
                <text:p>262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2">
                <text:p>4452</text:p>
              </table:table-cell>
              <table:table-cell office:value-type="float" office:value="1234222">
                <text:p>1234222</text:p>
              </table:table-cell>
              <table:table-cell office:value-type="float" office:value="552422">
                <text:p>552422</text:p>
              </table:table-cell>
              <table:table-cell office:value-type="float" office:value="3910">
                <text:p>3910</text:p>
              </table:table-cell>
              <table:table-cell office:value-type="float" office:value="97350">
                <text:p>97350</text:p>
              </table:table-cell>
              <table:table-cell office:value-type="float" office:value="2630">
                <text:p>263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40">
                <text:p>3740</text:p>
              </table:table-cell>
              <table:table-cell office:value-type="float" office:value="1230428">
                <text:p>1230428</text:p>
              </table:table-cell>
              <table:table-cell office:value-type="float" office:value="152002">
                <text:p>152002</text:p>
              </table:table-cell>
              <table:table-cell office:value-type="float" office:value="2760">
                <text:p>2760</text:p>
              </table:table-cell>
              <table:table-cell office:value-type="float" office:value="87920">
                <text:p>87920</text:p>
              </table:table-cell>
              <table:table-cell office:value-type="float" office:value="2400">
                <text:p>2400</text:p>
              </table:table-cell>
              <table:table-cell office:value-type="float" office:value="6318">
                <text:p>6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08cm" svg:height="11.198cm" xlink:href=".." chart:class="chart:line" chart:style-name="ch1">
        <chart:title svg:x="7.373cm" svg:y="0.224cm" chart:style-name="ch2">
          <text:p>Total access/sec, #Writers=1</text:p>
        </chart:title>
        <chart:legend chart:legend-position="end" svg:x="15.408cm" svg:y="4.01cm" chart:style-name="ch3"/>
        <chart:plot-area chart:style-name="ch4" table:cell-range-address="Sheet6.T5:Sheet6.AA17" chart:data-source-has-labels="both" svg:x="0.615cm" svg:y="0.95cm" svg:width="14.386cm" svg:height="9.78cm">
          <chart:axis chart:dimension="x" chart:name="primary-x" chart:style-name="ch5">
            <chart:title svg:x="6.757cm" svg:y="10.355cm" chart:style-name="ch6">
              <text:p>number of readers</text:p>
            </chart:title>
            <chart:categories table:cell-range-address="Sheet6.T6:Sheet6.T17"/>
          </chart:axis>
          <chart:axis chart:dimension="y" chart:name="primary-y" chart:style-name="ch7">
            <chart:title svg:x="0.409cm" svg:y="7.379cm" chart:style-name="ch8">
              <text:p>reader+writer access/sec</text:p>
            </chart:title>
            <chart:grid chart:style-name="ch9" chart:class="major"/>
          </chart:axis>
          <chart:series chart:style-name="ch10" chart:values-cell-range-address="Sheet6.U6:Sheet6.U17" chart:label-cell-address="Sheet6.U5:Sheet6.U5" chart:class="chart:line">
            <chart:data-point chart:repeated="12"/>
          </chart:series>
          <chart:series chart:style-name="ch11" chart:values-cell-range-address="Sheet6.V6:Sheet6.V17" chart:label-cell-address="Sheet6.V5:Sheet6.V5" chart:class="chart:line">
            <chart:data-point chart:repeated="12"/>
          </chart:series>
          <chart:series chart:style-name="ch12" chart:values-cell-range-address="Sheet6.W6:Sheet6.W17" chart:label-cell-address="Sheet6.W5:Sheet6.W5" chart:class="chart:line">
            <chart:data-point chart:repeated="12"/>
          </chart:series>
          <chart:series chart:style-name="ch13" chart:values-cell-range-address="Sheet6.X6:Sheet6.X17" chart:label-cell-address="Sheet6.X5:Sheet6.X5" chart:class="chart:line">
            <chart:data-point chart:repeated="12"/>
          </chart:series>
          <chart:series chart:style-name="ch14" chart:values-cell-range-address="Sheet6.Y6:Sheet6.Y17" chart:label-cell-address="Sheet6.Y5:Sheet6.Y5" chart:class="chart:line">
            <chart:data-point chart:repeated="12"/>
          </chart:series>
          <chart:series chart:style-name="ch15" chart:values-cell-range-address="Sheet6.Z6:Sheet6.Z17" chart:label-cell-address="Sheet6.Z5:Sheet6.Z5" chart:class="chart:line">
            <chart:data-point chart:repeated="12"/>
          </chart:series>
          <chart:series chart:style-name="ch16" chart:values-cell-range-address="Sheet6.AA6:Sheet6.AA17" chart:label-cell-address="Sheet6.AA5:Sheet6.AA5" chart:class="chart:line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6.U5:Sheet6.U5">Mutex wps</text:p>
              </table:table-cell>
              <table:table-cell office:value-type="string">
                <text:p text:id="Sheet6.V5:Sheet6.V5">CriticalSection wps</text:p>
              </table:table-cell>
              <table:table-cell office:value-type="string">
                <text:p text:id="Sheet6.W5:Sheet6.W5">SlimReadWriteLock wps</text:p>
              </table:table-cell>
              <table:table-cell office:value-type="string">
                <text:p text:id="Sheet6.X5:Sheet6.X5">UltraSpinReadWriteMutex wps</text:p>
              </table:table-cell>
              <table:table-cell office:value-type="string">
                <text:p text:id="Sheet6.Y5:Sheet6.Y5">UltraFastReadWriteMutex wps</text:p>
              </table:table-cell>
              <table:table-cell office:value-type="string">
                <text:p text:id="Sheet6.Z5:Sheet6.Z5">UltraLightReadWriteMutex wps</text:p>
              </table:table-cell>
              <table:table-cell office:value-type="string">
                <text:p text:id="Sheet6.AA5:Sheet6.AA5">FairReadWriteMutex wps</text:p>
              </table:table-cell>
            </table:table-row>
          </table:table-header-rows>
          <table:table-rows>
            <table:table-row>
              <table:table-cell office:value-type="string">
                <text:p text:id="Sheet6.T6:Sheet6.T17">0</text:p>
              </table:table-cell>
              <table:table-cell office:value-type="float" office:value="2031726">
                <text:p text:id="Sheet6.U6:Sheet6.U17">2031726</text:p>
              </table:table-cell>
              <table:table-cell office:value-type="float" office:value="44848154">
                <text:p text:id="Sheet6.V6:Sheet6.V17">44848154</text:p>
              </table:table-cell>
              <table:table-cell office:value-type="float" office:value="50351944">
                <text:p text:id="Sheet6.W6:Sheet6.W17">50351944</text:p>
              </table:table-cell>
              <table:table-cell office:value-type="float" office:value="2686456">
                <text:p text:id="Sheet6.X6:Sheet6.X17">2686456</text:p>
              </table:table-cell>
              <table:table-cell office:value-type="float" office:value="2688032">
                <text:p text:id="Sheet6.Y6:Sheet6.Y17">2688032</text:p>
              </table:table-cell>
              <table:table-cell office:value-type="float" office:value="38005724">
                <text:p text:id="Sheet6.Z6:Sheet6.Z17">38005724</text:p>
              </table:table-cell>
              <table:table-cell office:value-type="float" office:value="1019358">
                <text:p text:id="Sheet6.AA6:Sheet6.AA17">101935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4630">
                <text:p>124630</text:p>
              </table:table-cell>
              <table:table-cell office:value-type="float" office:value="18011878">
                <text:p>18011878</text:p>
              </table:table-cell>
              <table:table-cell office:value-type="float" office:value="26326284">
                <text:p>26326284</text:p>
              </table:table-cell>
              <table:table-cell office:value-type="float" office:value="193792">
                <text:p>193792</text:p>
              </table:table-cell>
              <table:table-cell office:value-type="float" office:value="16752418">
                <text:p>16752418</text:p>
              </table:table-cell>
              <table:table-cell office:value-type="float" office:value="70158636">
                <text:p>70158636</text:p>
              </table:table-cell>
              <table:table-cell office:value-type="float" office:value="104078">
                <text:p>104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736">
                <text:p>102736</text:p>
              </table:table-cell>
              <table:table-cell office:value-type="float" office:value="14821490">
                <text:p>14821490</text:p>
              </table:table-cell>
              <table:table-cell office:value-type="float" office:value="24953770">
                <text:p>24953770</text:p>
              </table:table-cell>
              <table:table-cell office:value-type="float" office:value="331404">
                <text:p>331404</text:p>
              </table:table-cell>
              <table:table-cell office:value-type="float" office:value="20309900">
                <text:p>20309900</text:p>
              </table:table-cell>
              <table:table-cell office:value-type="float" office:value="66888232">
                <text:p>66888232</text:p>
              </table:table-cell>
              <table:table-cell office:value-type="float" office:value="103000">
                <text:p>10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128">
                <text:p>93128</text:p>
              </table:table-cell>
              <table:table-cell office:value-type="float" office:value="18591468">
                <text:p>18591468</text:p>
              </table:table-cell>
              <table:table-cell office:value-type="float" office:value="18873574">
                <text:p>18873574</text:p>
              </table:table-cell>
              <table:table-cell office:value-type="float" office:value="1343424">
                <text:p>1343424</text:p>
              </table:table-cell>
              <table:table-cell office:value-type="float" office:value="51210736">
                <text:p>51210736</text:p>
              </table:table-cell>
              <table:table-cell office:value-type="float" office:value="111766154">
                <text:p>111766154</text:p>
              </table:table-cell>
              <table:table-cell office:value-type="float" office:value="111890">
                <text:p>111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64">
                <text:p>46864</text:p>
              </table:table-cell>
              <table:table-cell office:value-type="float" office:value="14210656">
                <text:p>14210656</text:p>
              </table:table-cell>
              <table:table-cell office:value-type="float" office:value="14813630">
                <text:p>14813630</text:p>
              </table:table-cell>
              <table:table-cell office:value-type="float" office:value="34087814">
                <text:p>34087814</text:p>
              </table:table-cell>
              <table:table-cell office:value-type="float" office:value="58703328">
                <text:p>58703328</text:p>
              </table:table-cell>
              <table:table-cell office:value-type="float" office:value="150561544">
                <text:p>150561544</text:p>
              </table:table-cell>
              <table:table-cell office:value-type="float" office:value="92010">
                <text:p>9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830">
                <text:p>57830</text:p>
              </table:table-cell>
              <table:table-cell office:value-type="float" office:value="20516450">
                <text:p>20516450</text:p>
              </table:table-cell>
              <table:table-cell office:value-type="float" office:value="13406398">
                <text:p>13406398</text:p>
              </table:table-cell>
              <table:table-cell office:value-type="float" office:value="91121178">
                <text:p>91121178</text:p>
              </table:table-cell>
              <table:table-cell office:value-type="float" office:value="101683022">
                <text:p>101683022</text:p>
              </table:table-cell>
              <table:table-cell office:value-type="float" office:value="184855136">
                <text:p>184855136</text:p>
              </table:table-cell>
              <table:table-cell office:value-type="float" office:value="54140">
                <text:p>54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630">
                <text:p>48630</text:p>
              </table:table-cell>
              <table:table-cell office:value-type="float" office:value="14265886">
                <text:p>14265886</text:p>
              </table:table-cell>
              <table:table-cell office:value-type="float" office:value="12799004">
                <text:p>12799004</text:p>
              </table:table-cell>
              <table:table-cell office:value-type="float" office:value="125954324">
                <text:p>125954324</text:p>
              </table:table-cell>
              <table:table-cell office:value-type="float" office:value="120337860">
                <text:p>120337860</text:p>
              </table:table-cell>
              <table:table-cell office:value-type="float" office:value="213180538">
                <text:p>213180538</text:p>
              </table:table-cell>
              <table:table-cell office:value-type="float" office:value="60924">
                <text:p>60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12">
                <text:p>46112</text:p>
              </table:table-cell>
              <table:table-cell office:value-type="float" office:value="14680052">
                <text:p>14680052</text:p>
              </table:table-cell>
              <table:table-cell office:value-type="float" office:value="13883210">
                <text:p>13883210</text:p>
              </table:table-cell>
              <table:table-cell office:value-type="float" office:value="71964044">
                <text:p>71964044</text:p>
              </table:table-cell>
              <table:table-cell office:value-type="float" office:value="185936394">
                <text:p>185936394</text:p>
              </table:table-cell>
              <table:table-cell office:value-type="float" office:value="255942910">
                <text:p>255942910</text:p>
              </table:table-cell>
              <table:table-cell office:value-type="float" office:value="65542">
                <text:p>6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94">
                <text:p>46394</text:p>
              </table:table-cell>
              <table:table-cell office:value-type="float" office:value="14315128">
                <text:p>14315128</text:p>
              </table:table-cell>
              <table:table-cell office:value-type="float" office:value="12695482">
                <text:p>12695482</text:p>
              </table:table-cell>
              <table:table-cell office:value-type="float" office:value="24573964">
                <text:p>24573964</text:p>
              </table:table-cell>
              <table:table-cell office:value-type="float" office:value="363373882">
                <text:p>363373882</text:p>
              </table:table-cell>
              <table:table-cell office:value-type="float" office:value="763183536">
                <text:p>763183536</text:p>
              </table:table-cell>
              <table:table-cell office:value-type="float" office:value="75700">
                <text:p>75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70">
                <text:p>47170</text:p>
              </table:table-cell>
              <table:table-cell office:value-type="float" office:value="14778938">
                <text:p>14778938</text:p>
              </table:table-cell>
              <table:table-cell office:value-type="float" office:value="14463068">
                <text:p>14463068</text:p>
              </table:table-cell>
              <table:table-cell office:value-type="float" office:value="133282594">
                <text:p>133282594</text:p>
              </table:table-cell>
              <table:table-cell office:value-type="float" office:value="441546552">
                <text:p>441546552</text:p>
              </table:table-cell>
              <table:table-cell office:value-type="float" office:value="768782880">
                <text:p>768782880</text:p>
              </table:table-cell>
              <table:table-cell office:value-type="float" office:value="68474">
                <text:p>68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492">
                <text:p>48492</text:p>
              </table:table-cell>
              <table:table-cell office:value-type="float" office:value="14360634">
                <text:p>14360634</text:p>
              </table:table-cell>
              <table:table-cell office:value-type="float" office:value="14107580">
                <text:p>14107580</text:p>
              </table:table-cell>
              <table:table-cell office:value-type="float" office:value="61928612">
                <text:p>61928612</text:p>
              </table:table-cell>
              <table:table-cell office:value-type="float" office:value="394416868">
                <text:p>394416868</text:p>
              </table:table-cell>
              <table:table-cell office:value-type="float" office:value="763615144">
                <text:p>763615144</text:p>
              </table:table-cell>
              <table:table-cell office:value-type="float" office:value="66820">
                <text:p>66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78">
                <text:p>44878</text:p>
              </table:table-cell>
              <table:table-cell office:value-type="float" office:value="14766296">
                <text:p>14766296</text:p>
              </table:table-cell>
              <table:table-cell office:value-type="float" office:value="11225858">
                <text:p>11225858</text:p>
              </table:table-cell>
              <table:table-cell office:value-type="float" office:value="158807802">
                <text:p>158807802</text:p>
              </table:table-cell>
              <table:table-cell office:value-type="float" office:value="461099326">
                <text:p>461099326</text:p>
              </table:table-cell>
              <table:table-cell office:value-type="float" office:value="757995434">
                <text:p>757995434</text:p>
              </table:table-cell>
              <table:table-cell office:value-type="float" office:value="75800">
                <text:p>758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